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 Out of date -->
    <style:style style:name="s7" style:family="text" style:parent-style-name="Standard">
      <style:text-properties fo:color="#666600" style:text-line-through-style="solid" style:text-line-through-type="single" fo:font-weight="normal"/>
    </style:style>
    <!-- Comment -->
    <style:style style:name="s9" style:family="section">
      <style:section-properties fo:background-color="#f0f0f0"/>
    </style:style>
    <style:style style:family="text" style:name="s9">
      <style:text-properties fo:color="#353842" style:font-name="Times New Roman CYR" fo:font-size="12pt" fo:background-color="#f0f0f0"/>
    </style:style>
    <style:style style:family="paragraph" style:name="s9header" style:parent-style-name="s9">
      <style:text-properties fo:font-size="8pt"/>
    </style:style>
    <style:style style:name="s93" style:family="section">
      <style:section-properties fo:background-color="#FFF5AD"/>
    </style:style>
    <style:style style:name="s94" style:family="section">
      <style:section-properties fo:background-color="#f0f0f0"/>
    </style:style>
    <!-- Color selection -->
    <style:style style:family="text" style:name="s10">
      <style:text-properties fo:color="#26282f" fo:font-weight="bold"/>
    </style:style>
    <!-- Version info -->
    <style:style style:name="s22" style:family="section">
      <style:section-properties fo:background-color="#f0f0f0" fo:margin-left="0.3cm" fo:margin-right="0cm"/>
    </style:style>
    <style:style style:family="paragraph" style:name="s22header" style:parent-style-name="s22">
      <style:text-properties fo:font-size="8pt"/>
    </style:style>
    <!-- Necessary documents -->
    <style:style style:name="s45" style:family="section">
      <style:section-properties fo:background-color="#f0f0f0" fo:margin-left="0.74cm" fo:margin-right="0.74cm"/>
    </style:style>
    <!-- Who helps? -->
    <style:style style:name="s46" style:family="section">
      <style:section-properties fo:background-color="#f0f0f0" fo:margin-left="0.74cm" fo:margin-right="0.74cm"/>
    </style:style>
    <!-- Attention: dishonesty -->
    <style:style style:name="s47" style:family="section">
      <style:section-properties fo:background-color="#f0f0f0" fo:margin-left="0.74cm" fo:margin-right="0.74cm"/>
    </style:style>
    <!-- Attention: crime! -->
    <style:style style:name="s48" style:family="section">
      <style:section-properties fo:background-color="#f0f0f0" fo:margin-left="0.74cm" fo:margin-right="0.74cm"/>
    </style:style>
    <!-- Note -->
    <style:style style:name="s49" style:family="section">
      <style:section-properties fo:background-color="#f0f0f0" fo:margin-left="0.74cm" fo:margin-right="0.74cm"/>
    </style:style>
    <!-- Example -->
    <style:style style:name="s50" style:family="section">
      <style:section-properties fo:background-color="#f0f0f0" fo:margin-left="0.74cm" fo:margin-right="0.74cm"/>
    </style:style>
    <!-- Attention -->
    <style:style style:name="s68" style:family="section">
      <style:section-properties fo:background-color="#f0f0f0" fo:margin-left="0.74cm" fo:margin-right="0.74cm"/>
    </style:style>
    <!-- Special formula -->
    <style:style style:name="s74" style:family="section">
      <style:section-properties fo:background-color="#f0f0f0" fo:margin-left="0.74cm" fo:margin-right="0.74cm"/>
    </style:style>
    <!-- Changes info -->
    <style:style style:name="s52" style:family="section">
      <style:section-properties fo:background-color="#eaefed" fo:margin-left="0cm" fo:margin-right="0cm"/>
    </style:style>
    <style:style style:family="paragraph" style:name="s52header" style:parent-style-name="s52"/>
    <style:style style:name="s41" style:family="text">
      <style:text-properties fo:color="#000000" style:font-name="Arial" fo:background-color="#c1d7ff"/>
    </style:style>
    <style:style style:name="s42" style:family="text">
      <style:text-properties fo:color="#000000" style:font-name="Arial" fo:background-color="#c4c413"/>
    </style:style>
    <style:style style:name="lower" style:family="text">
      <style:text-properties style:text-position="sub 58%"/>
    </style:style>
    <style:style style:name="upper" style:family="text">
      <style:text-properties style:text-position="super 58%"/>
    </style:style>
    <style:style style:name="bold" style:family="text">
      <style:text-properties fo:font-weight="bold"/>
    </style:style>
    <style:style style:name="preformatted" style:family="text">
      <style:text-properties style:font-name="Courier New" fo:font-size="11pt"/>
    </style:style>
    <style:style style:name="fr1" style:family="graphic">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icon" style:family="graphic">
      <style:graphic-properties fo:border="none" style:mirror="none" fo:clip="rect(0cm, 0cm, 0cm, 0cm)" draw:luminance="0%" draw:contrast="0%" draw:red="0%" draw:green="0%" draw:blue="0%" draw:gamma="100%" draw:color-inversion="false" draw:image-opacity="100%" draw:color-mode="standard"/>
    </style:style>
    <style:style style:name="tiff" style:family="graphic">
      <style:graphic-properties style:vertical-pos="middle" style:vertical-rel="char" style:horizontal-pos="center" style:horizontal-rel="page" style:mirror="none" fo:clip="rect(0in, 0in, 0in, 0in)" draw:luminance="0%" draw:contrast="0%" draw:red="0%" draw:green="0%" draw:blue="0%" draw:gamma="100%" draw:color-inversion="false" draw:image-opacity="100%" draw:color-mode="standard"/>
    </style:style>
    <!-- prime -->
    <style:style style:family="paragraph" style:name="s777" style:parent-style-name="Heading">
      <style:paragraph-properties fo:text-align="left"/>
      <style:text-properties style:font-name="Times New Roman" fo:text-align="left" fo:font-size="20pt" fo:font-weight="normal" fo:language="ru" fo:country="RU"/>
    </style:style>
    <style:style style:family="paragraph" style:name="s778" style:parent-style-name="Heading">
      <style:paragraph-properties fo:text-align="left"/>
      <style:text-properties style:font-name="Times New Roman" fo:text-align="left" fo:background-color="#000000" fo:color="#ffffff" fo:font-size="12pt" fo:font-weight="normal" fo:language="ru" fo:country="RU"/>
    </style:style>
    <style:style style:family="paragraph" style:name="s779" style:parent-style-name="Heading">
      <style:paragraph-properties fo:text-align="left"/>
      <style:text-properties style:font-name="Times New Roman" fo:text-align="left" fo:font-size="14pt" fo:font-weight="bold" fo:language="ru" fo:country="RU"/>
    </style:style>
    <style:style style:family="paragraph" style:name="s780" style:parent-style-name="Heading">
      <style:paragraph-properties fo:text-align="left"/>
      <style:text-properties style:font-name="Times New Roman" fo:text-align="left" fo:font-size="12pt" fo:font-weight="normal" style:text-underline-type="single" fo:language="ru" fo:country="RU"/>
    </style:style>
    <!-- lists -->
    <style:style style:family="paragraph" style:name="s781" style:parent-style-name="Heading">
      <style:paragraph-properties fo:text-align="left"/>
      <style:text-properties fo:color="#ffffff" style:font-name="Times New Roman" fo:text-align="left" fo:font-size="16pt" fo:language="ru" fo:country="RU" fo:background-color="#2e2e2e"/>
    </style:style>
    <style:style style:family="paragraph" style:name="s782" style:parent-style-name="Heading">
      <style:paragraph-properties fo:text-align="left"/>
      <style:text-properties fo:color="#000000" style:text-underline-type="single" style:font-name="Times New Roman" fo:text-align="left" fo:font-size="20pt" fo:language="ru" fo:country="RU" fo:background-color="#ffffff"/>
    </style:style>
    <style:style style:family="paragraph" style:name="s84" style:parent-style-name="Standard">
      <style:paragraph-properties fo:text-align="left" fo:text-indent="0cm"/>
    </style:style>
    <style:style style:family="paragraph" style:name="s75" style:parent-style-name="Standard">
      <style:paragraph-properties fo:text-align="left" fo:text-indent="0cm"/>
      <style:text-properties fo:font-style="italic"/>
    </style:style>
    <!-- document changes style -->
    <style:style style:name="ChangesCell" style:family="table-cell">
      <style:table-cell-properties fo:padding-left="0.19cm" fo:padding-right="0.19cm"/>
    </style:style>
    <!-- Picture paragraph -->
    <style:style style:family="paragraph" style:name="image" style:parent-style-name="Heading">
      <style:paragraph-properties fo:text-indent="0cm"/>
    </style:style>
    <style:style style:name="TiffA4P" style:family="paragraph" style:parent-style-name="Standard" style:master-page-name="A4Portrait">
      <style:paragraph-properties fo:break-before="page" fo:text-indent="0cm" fo:margin-left="0cm" fo:margin-right="0cm" fo:margin-top="0cm" fo:margin-bottom="0cm"/>
    </style:style>
    <style:style style:name="TiffA4L" style:family="paragraph" style:parent-style-name="Standard" style:master-page-name="A4Landscape">
      <style:paragraph-properties fo:break-before="page" fo:text-indent="0cm" fo:margin-left="0cm" fo:margin-right="0cm" fo:margin-top="0cm" fo:margin-bottom="0cm"/>
    </style:style>
    <!-- Section break styles -->
    <!-- Page break style -->
    <style:style style:name="PB" style:family="paragraph" style:parent-style-name="Standard">
      <style:paragraph-properties fo:break-before="page"/>
    </style:style>
    <!-- Specific styles -->
    <style:style style:name="s16_fi0" style:family="paragraph" style:parent-style-name="s16">
      <style:paragraph-properties fo:text-indent="0mm"/>
    </style:style>
    <style:style style:name="s1_right_fi0" style:family="paragraph" style:parent-style-name="s1">
      <style:paragraph-properties fo:text-align="right" fo:text-indent="0mm"/>
    </style:style>
    <!-- Table cells styles -->
    <!-- Table columns styles -->
    <style:style style:name="3401" style:family="table-column">
      <style:table-column-properties style:column-width="60mm"/>
    </style:style>
    <style:style style:name="6803" style:family="table-column">
      <style:table-column-properties style:column-width="120mm"/>
    </style:style>
    <!-- Table styles -->
    <style:style style:name="rubber" style:family="table">
      <style:table-properties style:rel-width="100%" table:align="center"/>
    </style:style>
    <style:style style:name="10204" style:family="table">
      <style:table-properties style:width="180mm" table:align="left"/>
    </style:style>
    <!-- Colored text styles -->
  </office:automatic-styles>
  <office:body>
    <office:text text:use-soft-page-breaks="true">
      <text:h text:outline-level="1" text:style-name="s3"><text:bookmark text:name="anchor0"/><text:a xlink:type="simple" xlink:href="http://ivo.garant.ru/document/redirect/70353464/0">Федеральный закон от 5 апреля 2013 г. N 44-ФЗ
"О контрактной системе в сфере закупок товаров, работ, услуг для обеспечения государственных и муниципальных нужд"</text:a></text:h>
      <text:p text:style-name="s52header">С изменениями и дополнениями от:</text:p>
      <text:p text:style-name="s52">2 июля, 28 декабря 2013 г., 4 июня, 21 июля, 24 ноября, 1, 29, 31 декабря 2014 г., 8 марта, 6 апреля, 29 июня, 13 июля, 29, 30 декабря 2015 г., 9 марта, 5 апреля, 2, 23 июня, 3 июля, 28 декабря 2016 г., 22 февраля, 28 марта, 1 мая, 7 июня, 26, 29 июля, 29, 31 декабря 2017 г., 23 апреля, 29 июня, 29 июля, 3 августа, 30 октября, 27 декабря 2018 г., 1 апреля, 1 мая, 27 июня, 27 декабря 2019 г., 27 февраля, 1, 4, 24 апреля, 8 июня, 31 июля, 8, 22, 30 декабря 2020 г., 24 февраля, 30 апреля, 11 июня, 1, 2 июля, 30 декабря 2021 г., 8, 26 марта, 16 апреля, 11, 28 июня, 14 июля, 4 ноября, 5, 19, 28 декабря 2022 г., 28 апреля, 29 мая, 13 июня, 4 августа, 2, 14 ноября, 25 декабря 2023 г., 14 февраля, 22 апреля, 29 мая, 22 июня, 8 августа, 30 ноября, 26 декабря 2024 г., 7 июня, 31 июля, 28 декабря 2025 г.</text:p>
      <text:p text:style-name="s1"/>
      <text:p text:style-name="s1"><text:span text:style-name="s10">Принят Государственной Думой 22 марта 2013 года</text:span></text:p>
      <text:p text:style-name="s1"><text:span text:style-name="s10">Одобрен Советом Федерации 27 марта 2013 года</text:span></text:p>
      <text:p text:style-name="s9header">ГАРАНТ:</text:p>
      <text:p text:style-name="s9">См. <text:a xlink:type="simple" xlink:href="http://ivo.garant.ru/document/redirect/57742222/0">Нормативные правовые акты</text:a>, принятые в целях реализации настоящего Федерального закона</text:p>
      <text:p text:style-name="s9">См. <text:a xlink:type="simple" xlink:href="http://ivo.garant.ru/document/redirect/77848583/0">Обзоры изменений</text:a> законодательства для специалистов по госзакупкам</text:p>
      <text:h text:outline-level="1" text:style-name="s3"><text:bookmark text:name="anchor1000"/>Глава 1. Общие положения</text:h>
      <text:p text:style-name="s1"/>
      <text:p text:style-name="s15"><text:bookmark text:name="anchor1"/><text:span text:style-name="s10">Статья 1</text:span>. Сфера применения настоящего Федерального закона</text:p>
      <text:p text:style-name="s9header">ГАРАНТ:</text:p>
      <text:p text:style-name="s9">См. <text:span text:style-name="s8">Энциклопедии</text:span>, <text:a xlink:type="simple" xlink:href="http://ivo.garant.ru/document/redirect/77532321/0">позиции высших судов</text:a> и другие комментарии к статье 1 настоящего Федерального закона</text:p>
      <text:p text:style-name="s9">См. <text:a xlink:type="simple" xlink:href="http://ivo.garant.ru/document/redirect/5522553/0">схему</text:a> "Общие положения контрактной системы"</text:p>
      <text:p text:style-name="s1"><text:bookmark text:name="anchor1100"/>1. Настоящий Федеральный закон регулирует отношения, направленные на обеспечение государственных и муниципальных нужд в целях повышения эффективности, результативности осуществления закупок товаров, работ, услуг, обеспечения гласности и прозрачности осуществления таких закупок, предотвращения коррупции и других злоупотреблений в сфере таких закупок, в части, касающейся:</text:p>
      <text:p text:style-name="s1"><text:bookmark text:name="anchor1101"/>1) планирования закупок товаров, работ, услуг;</text:p>
      <text:p text:style-name="s1"><text:bookmark text:name="anchor1102"/>2) определения поставщиков (подрядчиков, исполнителей);</text:p>
      <text:p text:style-name="s22header">Информация об изменениях:</text:p>
      <text:p text:style-name="s22"><text:bookmark text:name="anchor1103"/>Пункт 3 изменен с 8 января 2020 г. - <text:a xlink:type="simple" xlink:href="http://ivo.garant.ru/document/redirect/73355373/101">Федеральный закон</text:a> от 27 декабря 2019 г. N 449-ФЗ</text:p>
      <text:p text:style-name="s22"><text:a xlink:type="simple" xlink:href="http://ivo.garant.ru/document/redirect/77691014/1103">См. предыдущую редакцию</text:a></text:p>
      <text:p text:style-name="s1">3) заключения предусмотренных настоящим Федеральным законом контрактов;</text:p>
      <text:p text:style-name="s1"><text:bookmark text:name="anchor1104"/>4) особенностей исполнения контрактов;</text:p>
      <text:p text:style-name="s1"><text:bookmark text:name="anchor1105"/>5) мониторинга закупок товаров, работ, услуг;</text:p>
      <text:p text:style-name="s1"><text:bookmark text:name="anchor1106"/>6) аудита в сфере закупок товаров, работ, услуг;</text:p>
      <text:p text:style-name="s1"><text:bookmark text:name="anchor1107"/>7) контроля за соблюдением законодательства Российской Федерации и иных нормативных правовых актов о контрактной системе в сфере закупок товаров, работ, услуг для обеспечения государственных и муниципальных нужд (далее - контроль в сфере закупок).</text:p>
      <text:p text:style-name="s1"><text:bookmark text:name="anchor120"/>2. Настоящий Федеральный закон не применяется к отношениям, связанным с:</text:p>
      <text:p text:style-name="s1"><text:bookmark text:name="anchor1201"/>1) оказанием услуг международными финансовыми организациями, созданными в соответствии с международными договорами, участником которых является Российская Федерация, а также международными финансовыми организациями, с которыми Российская Федерация заключила международные договоры;</text:p>
      <text:p text:style-name="s1"><text:bookmark text:name="anchor1202"/>2) закупкой товаров, работ, услуг для обеспечения безопасности лиц, подлежащих государственной защите, в соответствии с <text:a xlink:type="simple" xlink:href="http://ivo.garant.ru/document/redirect/12136633/0">Федеральным законом</text:a> от 20 августа 2004 года N 119-ФЗ "О государственной защите потерпевших, свидетелей и иных участников уголовного судопроизводства" и <text:a xlink:type="simple" xlink:href="http://ivo.garant.ru/document/redirect/10104593/0">Федеральным законом</text:a> от 20 апреля 1995 года N 45-ФЗ "О государственной защите судей, должностных лиц правоохранительных и контролирующих органов";</text:p>
      <text:p text:style-name="s22header">Информация об изменениях:</text:p>
      <text:p text:style-name="s22"><text:bookmark text:name="anchor12030"/><text:a xlink:type="simple" xlink:href="http://ivo.garant.ru/document/redirect/71428156/1">Федеральным законом</text:a> от 23 июня 2016 г. N 203-ФЗ в пункт 3 части 2 статьи 1 внесены изменения</text:p>
      <text:p text:style-name="s22"><text:a xlink:type="simple" xlink:href="http://ivo.garant.ru/document/redirect/57407992/12030">См. текст пункта в предыдущей редакции</text:a></text:p>
      <text:p text:style-name="s1">3) закупкой драгоценных металлов и драгоценных камней для пополнения Государственного фонда драгоценных металлов и драгоценных камней Российской Федерации и государственных фондов драгоценных металлов и драгоценных камней соответствующих субъектов Российской Федерации, на территориях которых были добыты драгоценные металлы и драгоценные камни;</text:p>
      <text:p text:style-name="s22header">Информация об изменениях:</text:p>
      <text:p text:style-name="s22"><text:bookmark text:name="anchor12040"/><text:a xlink:type="simple" xlink:href="http://ivo.garant.ru/document/redirect/70885164/23">Федеральным законом</text:a> от 8 марта 2015 г. N 23-ФЗ в пункт 4 части 2 статьи 1 внесены изменения, <text:a xlink:type="simple" xlink:href="http://ivo.garant.ru/document/redirect/70885164/251">вступающие в силу</text:a> с 15 сентября 2015 г.</text:p>
      <text:p text:style-name="s22"><text:a xlink:type="simple" xlink:href="http://ivo.garant.ru/document/redirect/57502172/12040">См. текст пункта в предыдущей редакции</text:a></text:p>
      <text:p text:style-name="s1">4) назначением адвоката органом дознания, органом предварительного следствия, судом для участия в качестве защитника в уголовном судопроизводстве в соответствии с <text:a xlink:type="simple" xlink:href="http://ivo.garant.ru/document/redirect/12125178/49">Уголовно-процессуальным кодексом</text:a> Российской Федерации либо судом для участия в качестве представителя в гражданском судопроизводстве в соответствии с <text:a xlink:type="simple" xlink:href="http://ivo.garant.ru/document/redirect/12128809/50">Гражданским процессуальным кодексом</text:a> Российской Федерации или в административном судопроизводстве в соответствии с <text:a xlink:type="simple" xlink:href="http://ivo.garant.ru/document/redirect/70885220/0">Кодексом</text:a> административного судопроизводства Российской Федерации;</text:p>
      <text:p text:style-name="s22header">Информация об изменениях:</text:p>
      <text:p text:style-name="s22"><text:bookmark text:name="anchor12050"/><text:a xlink:type="simple" xlink:href="http://ivo.garant.ru/document/redirect/70552632/46101">Федеральным законом</text:a> от 28 декабря 2013 г. N 396-ФЗ часть 2 статьи 1 дополнена пунктом 5, <text:a xlink:type="simple" xlink:href="http://ivo.garant.ru/document/redirect/70552632/48001">вступающим в силу</text:a> с 1 января 2014 г.</text:p>
      <text:p text:style-name="s1">5) привлечением адвоката к оказанию гражданам юридической помощи бесплатно в соответствии с <text:a xlink:type="simple" xlink:href="http://ivo.garant.ru/document/redirect/12191964/18">Федеральным законом</text:a> от 21 ноября 2011 года N 324-ФЗ "О бесплатной юридической помощи в Российской Федерации";</text:p>
      <text:p text:style-name="s22header">Информация об изменениях:</text:p>
      <text:p text:style-name="s22"><text:bookmark text:name="anchor12060"/>Пункт 6 изменен с 14 ноября 2023 г. - <text:a xlink:type="simple" xlink:href="http://ivo.garant.ru/document/redirect/407995273/21">Федеральный закон</text:a> от 14 ноября 2023 г. N 531-ФЗ</text:p>
      <text:p text:style-name="s22"><text:a xlink:type="simple" xlink:href="http://ivo.garant.ru/document/redirect/76830475/12060">См. предыдущую редакцию</text:a></text:p>
      <text:p text:style-name="s1">6) закупкой товаров, работ, услуг участковыми избирательными комиссиями, территориальными избирательными комиссиями, в том числе при возложении на них полномочий иной избирательной комиссии, окружными избирательными комиссиями во исполнение полномочий, предусмотренных законодательством Российской Федерации о выборах и референдумах;</text:p>
      <text:p text:style-name="s22header">Информация об изменениях:</text:p>
      <text:p text:style-name="s22"><text:bookmark text:name="anchor1207"/>Пункт 7 изменен с 1 января 2020 г. - <text:a xlink:type="simple" xlink:href="http://ivo.garant.ru/document/redirect/76839272/72">Федеральный закон</text:a> от 27 февраля 2020 г. N 27-ФЗ (в редакции <text:a xlink:type="simple" xlink:href="http://ivo.garant.ru/document/redirect/76839273/152">Федерального закон</text:a>а от 1 апреля 2020 г. N 98-ФЗ)</text:p>
      <text:p text:style-name="s22"><text:a xlink:type="simple" xlink:href="http://ivo.garant.ru/document/redirect/77696187/1207">См. предыдущую редакцию</text:a></text:p>
      <text:p text:style-name="s1">7) привлечением избирательными комиссиями, комиссиями референдума граждан к выполнению работ и оказанию услуг, связанных с обеспечением полномочий избирательных комиссий, комиссий референдума в период подготовки и проведения выборов, референдума, по гражданско-правовым договорам, заключаемым с физическими лицами, в соответствии с <text:a xlink:type="simple" xlink:href="http://ivo.garant.ru/document/redirect/184566/0">Федеральным законом</text:a> от 12 июня 2002 года N 67-ФЗ "Об основных гарантиях избирательных прав и права на участие в референдуме граждан Российской Федерации";</text:p>
      <text:p text:style-name="s1"><text:bookmark text:name="anchor1208"/>8) утратил силу с 19 августа 2024 г. - <text:a xlink:type="simple" xlink:href="http://ivo.garant.ru/document/redirect/409494237/2103">Федеральный закон</text:a> от 8 августа 2024 г. N 318-ФЗ</text:p>
      <text:p text:style-name="s22header">Информация об изменениях:</text:p>
      <text:p text:style-name="s22"><text:a xlink:type="simple" xlink:href="http://ivo.garant.ru/document/redirect/76839266/1208">См. предыдущую редакцию</text:a></text:p>
      <text:p text:style-name="s22header">Информация об изменениях:</text:p>
      <text:p text:style-name="s22"><text:bookmark text:name="anchor1209"/>Пункт 9 изменен с 29 мая 2023 г. - <text:a xlink:type="simple" xlink:href="http://ivo.garant.ru/document/redirect/406946276/6">Федеральный закон</text:a> от 29 мая 2023 г. N 184-ФЗ</text:p>
      <text:p text:style-name="s22"><text:a xlink:type="simple" xlink:href="http://ivo.garant.ru/document/redirect/76819551/1209">См. предыдущую редакцию</text:a></text:p>
      <text:p text:style-name="s1">9) закупкой товаров, работ, услуг Центральной избирательной комиссией Российской Федерации, избирательными комиссиями субъектов Российской Федерации, в том числе при возложении на них полномочий окружной избирательной комиссии, при подготовке и проведении выборов в органы государственной власти;</text:p>
      <text:p text:style-name="s22header">Информация об изменениях:</text:p>
      <text:p text:style-name="s22"><text:bookmark text:name="anchor12091"/>Часть 2 дополнена пунктом 9.1 с 14 ноября 2023 г. - <text:a xlink:type="simple" xlink:href="http://ivo.garant.ru/document/redirect/407995273/22">Федеральный закон</text:a> от 14 ноября 2023 г. N 531-ФЗ</text:p>
      <text:p text:style-name="s1">9.1) закупкой товаров, работ, услуг избирательными комиссиями субъектов Российской Федерации, территориальными избирательными комиссиями, осуществляемой за счет средств, выделенных из бюджетов субъектов Российской Федерации, бюджета федеральной территории на оказание содействия в подготовке и проведении выборов в федеральные органы государственной власти;</text:p>
      <text:p text:style-name="s22header">Информация об изменениях:</text:p>
      <text:p text:style-name="s22"><text:bookmark text:name="anchor12010"/>Часть 2 дополнена пунктом 10 с 1 июля 2018 г. - <text:a xlink:type="simple" xlink:href="http://ivo.garant.ru/document/redirect/71848834/11">Федеральный закон</text:a> от 31 декабря 2017 г. N 504-ФЗ</text:p>
      <text:p text:style-name="s1">10) взиманием оператором электронной площадки, оператором специализированной электронной площадки платы в соответствии с <text:a xlink:type="simple" xlink:href="#anchor2414">частью 4 статьи 24.1</text:a> настоящего Федерального закона;</text:p>
      <text:p text:style-name="s22header">Информация об изменениях:</text:p>
      <text:p text:style-name="s22"><text:bookmark text:name="anchor12011"/>Часть 2 дополнена пунктом 11 с 8 января 2020 г. - <text:a xlink:type="simple" xlink:href="http://ivo.garant.ru/document/redirect/73355373/102">Федеральный закон</text:a> от 27 декабря 2019 г. N 449-ФЗ</text:p>
      <text:p text:style-name="s1">11) заключением соглашения об установлении сервитута в <text:a xlink:type="simple" xlink:href="http://ivo.garant.ru/document/redirect/12124624/3923">случаях</text:a> и <text:a xlink:type="simple" xlink:href="http://ivo.garant.ru/document/redirect/12124624/3926">порядке</text:a>, которые предусмотрены земельным законодательством;</text:p>
      <text:p text:style-name="s22header">Информация об изменениях:</text:p>
      <text:p text:style-name="s22"><text:bookmark text:name="anchor12012"/>Часть 2 дополнена пунктом 12 с 1 января 2022 г. - <text:a xlink:type="simple" xlink:href="http://ivo.garant.ru/document/redirect/401423520/501">Федеральный закон</text:a> от 2 июля 2021 г. N 360-ФЗ</text:p>
      <text:p text:style-name="s1">12) оплатой судебных издержек (издержек) в случаях и в порядке, предусмотренных <text:a xlink:type="simple" xlink:href="http://ivo.garant.ru/document/redirect/12127526/9000">Арбитражным процессуальным кодексом</text:a> Российской Федерации, <text:a xlink:type="simple" xlink:href="http://ivo.garant.ru/document/redirect/12128809/1007">Гражданским процессуальным кодексом</text:a> Российской Федерации, <text:a xlink:type="simple" xlink:href="http://ivo.garant.ru/document/redirect/70885220/1010">Кодексом</text:a> административного судопроизводства Российской Федерации, <text:a xlink:type="simple" xlink:href="http://ivo.garant.ru/document/redirect/12125178/132">Уголовно-процессуальным кодексом</text:a> Российской Федерации.</text:p>
      <text:p text:style-name="s22header">Информация об изменениях:</text:p>
      <text:p text:style-name="s22"><text:bookmark text:name="anchor1203"/><text:a xlink:type="simple" xlink:href="http://ivo.garant.ru/document/redirect/70552632/46102">Федеральным законом</text:a> от 28 декабря 2013 г. N 396-ФЗ часть 3 статьи 1 изложена в новой редакции, <text:a xlink:type="simple" xlink:href="http://ivo.garant.ru/document/redirect/70552632/48001">вступающей в силу</text:a> с 1 января 2014 г.</text:p>
      <text:p text:style-name="s22"><text:a xlink:type="simple" xlink:href="http://ivo.garant.ru/document/redirect/58047689/1203">См. текст части в предыдущей редакции</text:a></text:p>
      <text:p text:style-name="s1">3. Особенности регулирования отношений, указанных в <text:a xlink:type="simple" xlink:href="#anchor1201">части 1</text:a> настоящей статьи, в случаях, предусмотренных настоящим Федеральным законом, могут быть установлены отдельными <text:span text:style-name="s8">федеральными законами</text:span>.</text:p>
      <text:p text:style-name="s1"/>
      <text:p text:style-name="s15"><text:bookmark text:name="anchor2"/><text:span text:style-name="s10">Статья 2</text:span>. Законодательство Российской Федерации и иные нормативные правовые акты о контрактной системе в сфере закупок товаров, работ, услуг для обеспечения государственных и муниципальных нужд</text:p>
      <text:p text:style-name="s9header">ГАРАНТ:</text:p>
      <text:p text:style-name="s9">См. <text:a xlink:type="simple" xlink:href="http://ivo.garant.ru/document/redirect/57592074/0">Энциклопедии</text:a>, <text:a xlink:type="simple" xlink:href="http://ivo.garant.ru/document/redirect/77531575/0">позиции высших судов</text:a> и другие комментарии к статье 2 настоящего Федерального закона</text:p>
      <text:p text:style-name="s1"><text:bookmark text:name="anchor201"/>1. Законодательство Российской Федерации о контрактной системе в сфере закупок товаров, работ, услуг для обеспечения государственных и муниципальных нужд (далее - законодательство Российской Федерации о контрактной системе в сфере закупок) основывается на положениях <text:a xlink:type="simple" xlink:href="http://ivo.garant.ru/document/redirect/10103000/0">Конституции</text:a> Российской Федерации, <text:a xlink:type="simple" xlink:href="http://ivo.garant.ru/document/redirect/10164072/525">Гражданского кодекса</text:a> Российской Федерации, <text:a xlink:type="simple" xlink:href="http://ivo.garant.ru/document/redirect/12112604/691">Бюджетного кодекса</text:a> Российской Федерации и состоит из настоящего Федерального закона и других федеральных законов, регулирующих отношения, указанные в <text:a xlink:type="simple" xlink:href="#anchor1100">части 1 статьи 1</text:a> настоящего Федерального закона. Нормы права, содержащиеся в других федеральных законах и регулирующие указанные отношения, должны соответствовать настоящему Федеральному закону.</text:p>
      <text:p text:style-name="s22header">Информация об изменениях:</text:p>
      <text:p text:style-name="s22"><text:bookmark text:name="anchor202"/><text:a xlink:type="simple" xlink:href="http://ivo.garant.ru/document/redirect/71127786/221">Федеральным законом</text:a> от 13 июля 2015 г. N 216-ФЗ в часть 2 статьи 2 внесены изменения</text:p>
      <text:p text:style-name="s22"><text:a xlink:type="simple" xlink:href="http://ivo.garant.ru/document/redirect/57509114/202">См. текст части в предыдущей редакции</text:a></text:p>
      <text:p text:style-name="s1">2. В случаях, предусмотренных законодательством Российской Федерации о контрактной системе в сфере закупок, Президент Российской Федерации, Правительство Российской Федерации, федеральные органы исполнительной власти, Государственная корпорация по атомной энергии "Росатом", Государственная корпорация по космической деятельности "Роскосмос" вправе принимать нормативные правовые акты, регулирующие отношения, указанные в <text:a xlink:type="simple" xlink:href="#anchor1100">части 1 статьи 1</text:a> настоящего Федерального закона (далее - нормативные правовые акты о контрактной системе в сфере закупок).</text:p>
      <text:p text:style-name="s22header">Информация об изменениях:</text:p>
      <text:p text:style-name="s22"><text:bookmark text:name="anchor203"/>Часть 3 изменена с 2 июля 2021 г. - <text:a xlink:type="simple" xlink:href="http://ivo.garant.ru/document/redirect/401422444/2001">Федеральный закон</text:a> от 2 июля 2021 г. N 351-ФЗ</text:p>
      <text:p text:style-name="s22"><text:a xlink:type="simple" xlink:href="http://ivo.garant.ru/document/redirect/77311772/203">См. предыдущую редакцию</text:a></text:p>
      <text:p text:style-name="s1">3. Органы государственной власти субъектов Российской Федерации, органы публичной власти федеральной территории, органы местного самоуправления в соответствии со своей компетенцией в случаях, предусмотренных законодательством Российской Федерации о контрактной системе в сфере закупок, принимают правовые акты, регулирующие отношения, указанные в <text:a xlink:type="simple" xlink:href="#anchor1100">части 1 статьи 1</text:a> настоящего Федерального закона. Данные правовые акты должны соответствовать нормативным правовым актам, указанным в <text:a xlink:type="simple" xlink:href="#anchor201">частях 1</text:a> и <text:a xlink:type="simple" xlink:href="#anchor202">2</text:a> настоящей статьи.</text:p>
      <text:p text:style-name="s1"><text:bookmark text:name="anchor204"/>4. Если международным договором Российской Федерации установлены иные правила, чем те, которые предусмотрены настоящим Федеральным законом, применяются правила международного договора.</text:p>
      <text:p text:style-name="s22header">Информация об изменениях:</text:p>
      <text:p text:style-name="s22"><text:bookmark text:name="anchor2004100"/>Статья 2 дополнена частью 4.1 с 8 декабря 2020 г. - <text:a xlink:type="simple" xlink:href="http://ivo.garant.ru/document/redirect/75016987/9102">Федеральный закон</text:a> от 8 декабря 2020 г. N 429-ФЗ</text:p>
      <text:p text:style-name="s1">4.1. Решения межгосударственных органов, принятые на основании положений международных договоров Российской Федерации в их истолковании, противоречащем <text:a xlink:type="simple" xlink:href="http://ivo.garant.ru/document/redirect/10103000/0">Конституции</text:a> Российской Федерации, не подлежат исполнению в Российской Федерации. Такое противоречие может быть установлено в <text:a xlink:type="simple" xlink:href="http://ivo.garant.ru/document/redirect/10101207/13100">порядке</text:a>, определенном федеральным конституционным законом.</text:p>
      <text:p text:style-name="s22header">Информация об изменениях:</text:p>
      <text:p text:style-name="s22"><text:bookmark text:name="anchor205"/>Часть 5 изменена с 19 августа 2024 г. - <text:a xlink:type="simple" xlink:href="http://ivo.garant.ru/document/redirect/409494237/22">Федеральный закон</text:a> от 8 августа 2024 г. N 318-ФЗ</text:p>
      <text:p text:style-name="s22"><text:a xlink:type="simple" xlink:href="http://ivo.garant.ru/document/redirect/76839266/205">См. предыдущую редакцию</text:a></text:p>
      <text:p text:style-name="s9header">ГАРАНТ:</text:p>
      <text:p text:style-name="s9"><text:a xlink:type="simple" xlink:href="http://ivo.garant.ru/document/redirect/405604009/4">Федеральным законом</text:a> от 4 ноября 2022 г. N 420-ФЗ действие части 5 статьи 2 было приостановлено до 1 января 2024 г.</text:p>
      <text:p text:style-name="s1">5. Федеральные законы, вносящие изменения в положения настоящего Федерального закона, касающиеся планирования закупок товаров, работ, услуг, определения поставщиков (подрядчиков, исполнителей), в том числе установления новых способов определения поставщиков (подрядчиков, исполнителей), контроля в сфере закупок, мониторинга закупок товаров, работ, услуг, аудита в сфере закупок товаров, работ, услуг, вступают в силу не ранее 1 января очередного календарного года, следующего за годом их принятия, за исключением случаев их принятия после 1 ноября текущего календарного года, при которых такие федеральные законы вступают в силу не ранее 1 января года, следующего за очередным календарным годом.</text:p>
      <text:p text:style-name="s22header">Информация об изменениях:</text:p>
      <text:p text:style-name="s22"><text:bookmark text:name="anchor2060"/>Часть 6 изменена с 19 августа 2024 г. - <text:a xlink:type="simple" xlink:href="http://ivo.garant.ru/document/redirect/409493579/5901">Федеральный закон</text:a> от 8 августа 2024 г. N 232-ФЗ</text:p>
      <text:p text:style-name="s22"><text:a xlink:type="simple" xlink:href="http://ivo.garant.ru/document/redirect/76839266/2060">См. предыдущую редакцию</text:a></text:p>
      <text:p text:style-name="s1">6. Положения настоящего Федерального закона, касающиеся субъектов Российской Федерации, исполнительных органов субъектов Российской Федерации по регулированию контрактной системы в сфере закупок, органов государственной власти субъектов Российской Федерации, уполномоченных на осуществление нормативно-правового регулирования и контроля в сфере закупок, применяются к федеральным территориям, органам публичной власти федеральных территорий, уполномоченным на осуществление нормативно-правового регулирования и контроля в сфере закупок, соответственно.</text:p>
      <text:p text:style-name="s1"/>
      <text:p text:style-name="s22header">Информация об изменениях:</text:p>
      <text:p text:style-name="s22"><text:bookmark text:name="anchor3"/>Статья 3 изменена с 1 июля 2019 г. - <text:a xlink:type="simple" xlink:href="http://ivo.garant.ru/document/redirect/72139644/11">Федеральный закон</text:a> от 27 декабря 2018 г. N 502-ФЗ</text:p>
      <text:p text:style-name="s22"><text:a xlink:type="simple" xlink:href="http://ivo.garant.ru/document/redirect/77673809/3">См. предыдущую редакцию</text:a></text:p>
      <text:p text:style-name="s15"><text:span text:style-name="s10">Статья 3</text:span>. Основные понятия, используемые в настоящем Федеральном законе</text:p>
      <text:p text:style-name="s9header">ГАРАНТ:</text:p>
      <text:p text:style-name="s9">См. <text:span text:style-name="s8">Энциклопедии</text:span>, <text:a xlink:type="simple" xlink:href="http://ivo.garant.ru/document/redirect/77532059/0">позиции высших судов</text:a> и другие комментарии к статье 3 настоящего Федерального закона</text:p>
      <text:p text:style-name="s9">См. <text:a xlink:type="simple" xlink:href="http://ivo.garant.ru/document/redirect/5522554/0">схему</text:a> "Участники контрактной системы в сфере закупок"</text:p>
      <text:p text:style-name="s1"><text:bookmark text:name="anchor11144103"/>1. Для целей настоящего Федерального закона используются следующие основные понятия:</text:p>
      <text:p text:style-name="s22header">Информация об изменениях:</text:p>
      <text:p text:style-name="s22"><text:bookmark text:name="anchor301"/>Пункт 1 изменен с 19 августа 2024 г. - <text:a xlink:type="simple" xlink:href="http://ivo.garant.ru/document/redirect/409493579/5921">Федеральный закон</text:a> от 8 августа 2024 г. N 232-ФЗ</text:p>
      <text:p text:style-name="s22"><text:a xlink:type="simple" xlink:href="http://ivo.garant.ru/document/redirect/76839266/301">См. предыдущую редакцию</text:a></text:p>
      <text:p text:style-name="s1">1) <text:span text:style-name="s10">контрактная система в сфере закупок товаров, работ, услуг для обеспечения государственных и муниципальных нужд (далее - контрактная система в сфере закупок)</text:span> - совокупность участников контрактной системы в сфере закупок (федеральный орган исполнительной власти по регулированию контрактной системы в сфере закупок, исполнительные органы субъектов Российской Федерации по регулированию контрактной системы в сфере закупок, иные федеральные органы исполнительной власти, органы государственной власти субъектов Российской Федерации, органы местного самоуправления, уполномоченные на осуществление нормативно-правового регулирования и контроля в сфере закупок, Государственная корпорация по атомной энергии "Росатом", Государственная корпорация по космической деятельности "Роскосмос", заказчики, участники закупок, в том числе признанные поставщиками (подрядчиками, исполнителями), уполномоченные органы, уполномоченные учреждения, специализированные организации, операторы электронных площадок, операторы специализированных электронных площадок) и осуществляемых ими, в том числе с использованием единой информационной системы в сфере закупок (за исключением случаев, если использование такой единой информационной системы не предусмотрено настоящим Федеральным законом), в соответствии с законодательством Российской Федерации и иными нормативными правовыми актами о контрактной системе в сфере закупок действий, направленных на обеспечение государственных и муниципальных нужд;</text:p>
      <text:p text:style-name="s1"><text:bookmark text:name="anchor302"/>2) <text:span text:style-name="s10">определение поставщика (подрядчика, исполнителя)</text:span> - совокупность действий, которые осуществляются заказчиками в порядке, установленном настоящим Федеральным законом, начиная с размещения извещения об осуществлении закупки товара, работы, услуги для обеспечения государственных нужд (федеральных нужд, нужд субъекта Российской Федерации) или муниципальных нужд либо в установленных настоящим Федеральным законом случаях с направления приглашения принять участие в определении поставщика (подрядчика, исполнителя) и завершаются заключением контракта;</text:p>
      <text:p text:style-name="s1"><text:bookmark text:name="anchor303"/>3) <text:span text:style-name="s10">закупка товара, работы, услуги для обеспечения государственных или муниципальных нужд (далее - закупка)</text:span> - совокупность действий, осуществляемых в установленном настоящим Федеральным законом порядке заказчиком и направленных на обеспечение государственных или муниципальных нужд. Закупка начинается с определения поставщика (подрядчика, исполнителя) и завершается исполнением обязательств сторонами контракта. В случае, если в соответствии с настоящим Федеральным законом не предусмотрено размещение извещения об осуществлении закупки или направление приглашения принять участие в определении поставщика (подрядчика, исполнителя), закупка начинается с заключения контракта и завершается исполнением обязательств сторонами контракта;</text:p>
      <text:p text:style-name="s22header">Информация об изменениях:</text:p>
      <text:p text:style-name="s22"><text:bookmark text:name="anchor304"/>Пункт 4 изменен с 1 января 2023 г. - <text:a xlink:type="simple" xlink:href="http://ivo.garant.ru/document/redirect/404488108/2101">Федеральный закон</text:a> от 16 апреля 2022 г. N 104-ФЗ</text:p>
      <text:p text:style-name="s22"><text:a xlink:type="simple" xlink:href="http://ivo.garant.ru/document/redirect/76817050/304">См. предыдущую редакцию</text:a></text:p>
      <text:p text:style-name="s1">4) <text:span text:style-name="s10">участник закупки</text:span> - любое юридическое лицо независимо от его организационно-правовой формы, формы собственности, места нахождения и места происхождения капитала, за исключением юридического лица, местом регистрации которого является государство или территория, включенные в утверждаемый в соответствии с <text:a xlink:type="simple" xlink:href="http://ivo.garant.ru/document/redirect/12112604/24115">пунктом 15 статьи 241</text:a> Бюджетного кодекса Российской Федерации <text:a xlink:type="simple" xlink:href="http://ivo.garant.ru/document/redirect/404896369/1000">перечень</text:a> государств и территорий, используемых для промежуточного (офшорного) владения активами в Российской Федерации (далее - офшорная компания), либо юридического лица, являющегося иностранным агентом в соответствии с <text:a xlink:type="simple" xlink:href="http://ivo.garant.ru/document/redirect/404991865/0">Федеральным законом</text:a> от 14 июля 2022 года N 255-ФЗ "О контроле за деятельностью лиц, находящихся под иностранным влиянием", или любое физическое лицо, в том числе зарегистрированное в качестве индивидуального предпринимателя, за исключением физического лица, являющегося иностранным агентом в соответствии с Федеральным законом от 14 июля 2022 года N 255-ФЗ "О контроле за деятельностью лиц, находящихся под иностранным влиянием";</text:p>
      <text:p text:style-name="s22header">Информация об изменениях:</text:p>
      <text:p text:style-name="s22"><text:bookmark text:name="anchor3141"/>Часть 1 дополнена пунктом 4.1 с 9 июля 2022 г. - <text:a xlink:type="simple" xlink:href="http://ivo.garant.ru/document/redirect/404902805/211">Федеральный закон</text:a> от 28 июня 2022 г. N 231-ФЗ</text:p>
      <text:p text:style-name="s1">4.1) <text:span text:style-name="s10">поставщик (подрядчик, исполнитель)</text:span> - участник закупки, с которым в соответствии с настоящим Федеральным законом заключен контракт;</text:p>
      <text:p text:style-name="s22header">Информация об изменениях:</text:p>
      <text:p text:style-name="s22"><text:bookmark text:name="anchor305"/>Пункт 5 изменен с 22 декабря 2020 г. - <text:a xlink:type="simple" xlink:href="http://ivo.garant.ru/document/redirect/75098893/191">Федеральный закон</text:a> от 22 декабря 2020 г. N 435-ФЗ</text:p>
      <text:p text:style-name="s22"><text:a xlink:type="simple" xlink:href="http://ivo.garant.ru/document/redirect/77701091/305">См. предыдущую редакцию</text:a></text:p>
      <text:p text:style-name="s1">5) <text:span text:style-name="s10">государственный заказчик</text:span> - государственный орган (в том числе орган государственной власти), Государственная корпорация по атомной энергии "Росатом", Государственная корпорация по космической деятельности "Роскосмос", публично-правовая компания "Единый заказчик в сфере строительства", орган управления государственным внебюджетным фондом либо государственное казенное учреждение, действующие от имени Российской Федерации или субъекта Российской Федерации, уполномоченные принимать бюджетные обязательства в соответствии с <text:a xlink:type="simple" xlink:href="http://ivo.garant.ru/document/redirect/12112604/2">бюджетным законодательством</text:a> Российской Федерации от имени Российской Федерации или субъекта Российской Федерации и осуществляющие закупки;</text:p>
      <text:p text:style-name="s1"><text:bookmark text:name="anchor306"/>6) <text:span text:style-name="s10">муниципальный заказчик</text:span> - муниципальный орган или муниципальное казенное учреждение, действующие от имени муниципального образования, уполномоченные принимать бюджетные обязательства в соответствии с <text:a xlink:type="simple" xlink:href="http://ivo.garant.ru/document/redirect/12112604/2">бюджетным законодательством</text:a> Российской Федерации от имени муниципального образования и осуществляющие закупки;</text:p>
      <text:p text:style-name="s22header">Информация об изменениях:</text:p>
      <text:p text:style-name="s22"><text:bookmark text:name="anchor307"/>Пункт 7 изменен с 1 января 2025 г. - <text:a xlink:type="simple" xlink:href="http://ivo.garant.ru/document/redirect/409097132/111">Федеральный закон</text:a> от 29 мая 2024 г. N 124-ФЗ</text:p>
      <text:p text:style-name="s22"><text:a xlink:type="simple" xlink:href="http://ivo.garant.ru/document/redirect/76831012/307">См. предыдущую редакцию</text:a></text:p>
      <text:p text:style-name="s1">7) <text:span text:style-name="s10">заказчик</text:span> - государственный или муниципальный заказчик либо осуществляющие в соответствии с <text:a xlink:type="simple" xlink:href="#anchor151">частями 1</text:a>, <text:a xlink:type="simple" xlink:href="#anchor15210">2.1</text:a>, <text:a xlink:type="simple" xlink:href="#anchor154">4</text:a>, <text:a xlink:type="simple" xlink:href="#anchor1543">4.3</text:a> и <text:a xlink:type="simple" xlink:href="#anchor1544">4.4 статьи 15</text:a> настоящего Федерального закона закупки бюджетное или автономное учреждение, государственное или муниципальное унитарное предприятие либо иное юридическое лицо;</text:p>
      <text:p text:style-name="s22header">Информация об изменениях:</text:p>
      <text:p text:style-name="s22"><text:bookmark text:name="anchor3071"/>Пункт 7.1 изменен с 16 апреля 2022 г. - <text:a xlink:type="simple" xlink:href="http://ivo.garant.ru/document/redirect/404488108/2102">Федеральный закон</text:a> от 16 апреля 2022 г. N 104-ФЗ</text:p>
      <text:p text:style-name="s22"><text:a xlink:type="simple" xlink:href="http://ivo.garant.ru/document/redirect/76800887/3071">См. предыдущую редакцию</text:a></text:p>
      <text:p text:style-name="s1">7.1) <text:span text:style-name="s10">заказчик, осуществляющий деятельность на территории иностранного государства,</text:span> - заказчик из числа дипломатических представительств, консульских учреждений Российской Федерации, торговых представительств Российской Федерации, представительств Российской Федерации при международных (межгосударственных, межправительственных) организациях, а также заказчик, осуществляющий деятельность на территории иностранного государства;</text:p>
      <text:p text:style-name="s22header">Информация об изменениях:</text:p>
      <text:p text:style-name="s22"><text:bookmark text:name="anchor308"/>Пункт 8 изменен с 1 января 2025 г. - <text:a xlink:type="simple" xlink:href="http://ivo.garant.ru/document/redirect/411208037/115">Федеральный закон</text:a> от 26 декабря 2024 г. № 484-ФЗ</text:p>
      <text:p text:style-name="s22"><text:a xlink:type="simple" xlink:href="http://ivo.garant.ru/document/redirect/76831012/308">См. предыдущую редакцию</text:a></text:p>
      <text:p text:style-name="s1">8) <text:span text:style-name="s10">государственный контракт, муниципальный контракт</text:span> - гражданско-правовой договор, который заключен в письменной форме и предметом которого являются поставка товара, выполнение работы, оказание услуги (в том числе приобретение недвижимого имущества или аренда имущества) и который заключен от имени Российской Федерации, субъекта Российской Федерации (государственный контракт), муниципального образования (муниципальный контракт) государственным или муниципальным заказчиком для обеспечения соответственно государственных нужд, муниципальных нужд;</text:p>
      <text:p text:style-name="s22header">Информация об изменениях:</text:p>
      <text:p text:style-name="s22"><text:bookmark text:name="anchor31081"/>Пункт 8.1 изменен с 1 января 2025 г. - Федеральные законы <text:a xlink:type="simple" xlink:href="http://ivo.garant.ru/document/redirect/409097132/112">от 29 мая 2024 г. N 124-ФЗ</text:a>, <text:a xlink:type="simple" xlink:href="http://ivo.garant.ru/document/redirect/411208037/116">от 26 декабря 2024 г. № 484-ФЗ</text:a></text:p>
      <text:p text:style-name="s22"><text:a xlink:type="simple" xlink:href="http://ivo.garant.ru/document/redirect/76831012/31081">См. предыдущую редакцию</text:a></text:p>
      <text:p text:style-name="s1">8.1) <text:span text:style-name="s10">контракт</text:span> - государственный или муниципальный контракт либо гражданско-правовой договор, который заключен в письменной форме и предметом которого являются поставка товара, выполнение работы, оказание услуги (в том числе приобретение недвижимого имущества или аренда имущества) и который заключен бюджетным учреждением, государственным или муниципальным унитарным предприятием либо иным юридическим лицом в соответствии с <text:a xlink:type="simple" xlink:href="#anchor151">частями 1</text:a>, <text:a xlink:type="simple" xlink:href="#anchor15210">2.1</text:a>, <text:a xlink:type="simple" xlink:href="#anchor154">4</text:a>, <text:a xlink:type="simple" xlink:href="#anchor1543">4.3</text:a> и <text:a xlink:type="simple" xlink:href="#anchor1544">4.4 статьи 15</text:a> настоящего Федерального закона;</text:p>
      <text:p text:style-name="s22header">Информация об изменениях:</text:p>
      <text:p text:style-name="s22"><text:bookmark text:name="anchor31082"/>Пункт 8.2 изменен с 1 января 2022 г. - <text:a xlink:type="simple" xlink:href="http://ivo.garant.ru/document/redirect/401423520/9606213">Федеральный закон</text:a> от 2 июля 2021 г. N 360-ФЗ</text:p>
      <text:p text:style-name="s22"><text:a xlink:type="simple" xlink:href="http://ivo.garant.ru/document/redirect/77312405/31082">См. предыдущую редакцию</text:a></text:p>
      <text:p text:style-name="s1">8.2) <text:span text:style-name="s10">контракт жизненного цикла</text:span> - контракт, предусматривающий поставку товара или выполнение работы (в том числе при необходимости проектирование объекта капитального строительства, создание товара в результате выполнения работы), последующие обслуживание, при необходимости эксплуатацию в течение срока службы, ремонт и (или) утилизацию поставленного товара или созданного в результате выполнения работы объекта капитального строительства или товара;</text:p>
      <text:p text:style-name="s22header">Информация об изменениях:</text:p>
      <text:p text:style-name="s22"><text:bookmark text:name="anchor31083"/>Пункт 8.3 изменен с 16 апреля 2022 г. - <text:a xlink:type="simple" xlink:href="http://ivo.garant.ru/document/redirect/404488108/2103">Федеральный закон</text:a> от 16 апреля 2022 г. N 104-ФЗ</text:p>
      <text:p text:style-name="s22"><text:a xlink:type="simple" xlink:href="http://ivo.garant.ru/document/redirect/76800887/31083">См. предыдущую редакцию</text:a></text:p>
      <text:p text:style-name="s1">8.3) <text:span text:style-name="s10">контракт на поставку товаров, необходимых для нормального жизнеобеспечения граждан,</text:span> - контракт, предусматривающий поставку продовольствия, средств, необходимых для оказания скорой, в том числе скорой специализированной, медицинской помощи в экстренной или неотложной форме, лекарственных средств, медицинских изделий, технических средств реабилитации, топлива, отсутствие которых приведет к нарушению нормального жизнеобеспечения граждан;</text:p>
      <text:p text:style-name="s22header">Информация об изменениях:</text:p>
      <text:p text:style-name="s22"><text:bookmark text:name="anchor31084"/>Часть 1 дополнена пунктом 8.4 с 1 января 2022 г. - <text:a xlink:type="simple" xlink:href="http://ivo.garant.ru/document/redirect/401423520/9606214">Федеральный закон</text:a> от 2 июля 2021 г. N 360-ФЗ</text:p>
      <text:p text:style-name="s1">8.4) <text:span text:style-name="s10">отдельный этап исполнения контракта</text:span> - часть обязательства поставщика (подрядчика, исполнителя), в отношении которого контрактом установлена обязанность заказчика обеспечить приемку (с оформлением в соответствии с настоящим Федеральным законом документа о приемке) и оплату поставленного товара, выполненной работы, оказанной услуги;</text:p>
      <text:p text:style-name="s22header">Информация об изменениях:</text:p>
      <text:p text:style-name="s22"><text:bookmark text:name="anchor31085"/>Часть 1 дополнена пунктом 8.5 с 9 июля 2022 г. - <text:a xlink:type="simple" xlink:href="http://ivo.garant.ru/document/redirect/404902805/212">Федеральный закон</text:a> от 28 июня 2022 г. N 231-ФЗ</text:p>
      <text:p text:style-name="s1">8.5) <text:span text:style-name="s10">контракт со встречными инвестиционными обязательствами</text:span> - контракт на поставку товара, оказание услуги, заключенный в соответствии со <text:a xlink:type="simple" xlink:href="#anchor11140">статьей 111.4</text:a> настоящего Федерального закона и предусматривающий встречные инвестиционные обязательства поставщика (исполнителя) по созданию, модернизации, освоению производства такого товара и (или) по созданию, реконструкции имущества (недвижимого имущества или недвижимого имущества и движимого имущества, технологически связанных между собой), предназначенного для оказания такой услуги;</text:p>
      <text:p text:style-name="s1"><text:bookmark text:name="anchor309"/>9) <text:span text:style-name="s10">единая информационная система в сфере закупок (далее - единая информационная система) </text:span>- совокупность информации, указанной в <text:a xlink:type="simple" xlink:href="#anchor4003">части 3 статьи 4</text:a> настоящего Федерального закона и содержащейся в базах данных, информационных технологий и технических средств, обеспечивающих формирование, обработку, хранение такой информации, а также ее предоставление с использованием <text:a xlink:type="simple" xlink:href="https://zakupki.gov.ru">официального сайта</text:a> единой информационной системы в информационно-телекоммуникационной сети "Интернет" (далее - официальный сайт);</text:p>
      <text:p text:style-name="s1"><text:bookmark text:name="anchor3100"/>10) <text:span text:style-name="s10">уполномоченный орган, уполномоченное учреждение</text:span> - государственный орган, муниципальный орган, казенное учреждение, на которые возложены полномочия, предусмотренные <text:a xlink:type="simple" xlink:href="#anchor26">статьей 26</text:a> настоящего Федерального закона;</text:p>
      <text:p text:style-name="s1"><text:bookmark text:name="anchor311"/>11) <text:span text:style-name="s10">специализированная организация</text:span> - юридическое лицо, привлекаемое заказчиком в соответствии со <text:a xlink:type="simple" xlink:href="#anchor40">статьей 40</text:a> настоящего Федерального закона;</text:p>
      <text:p text:style-name="s1"><text:bookmark text:name="anchor312"/>12) <text:span text:style-name="s10">федеральный орган исполнительной власти по регулированию контрактной системы в сфере закупок</text:span> - <text:a xlink:type="simple" xlink:href="http://ivo.garant.ru/document/redirect/70442112/1">федеральный орган исполнительной власти</text:a>, уполномоченный на осуществление функций по выработке государственной политики и нормативно-правовому регулированию в сфере закупок;</text:p>
      <text:p text:style-name="s22header">Информация об изменениях:</text:p>
      <text:p text:style-name="s22"><text:bookmark text:name="anchor313"/>Пункт 13 изменен с 19 августа 2024 г. - <text:a xlink:type="simple" xlink:href="http://ivo.garant.ru/document/redirect/409493579/5922">Федеральный закон</text:a> от 8 августа 2024 г. N 232-ФЗ</text:p>
      <text:p text:style-name="s22"><text:a xlink:type="simple" xlink:href="http://ivo.garant.ru/document/redirect/76839266/313">См. предыдущую редакцию</text:a></text:p>
      <text:p text:style-name="s1">13) <text:span text:style-name="s10">контрольный орган в сфере закупок</text:span> - <text:a xlink:type="simple" xlink:href="http://ivo.garant.ru/document/redirect/70442112/2">федеральный орган исполнительной власти</text:a>, исполнительный орган субъекта Российской Федерации, орган местного самоуправления муниципального района, орган местного самоуправления муниципального округа, орган местного самоуправления городского округа, уполномоченные на осуществление контроля в сфере закупок, а также федеральный орган исполнительной власти, уполномоченный на осуществление функций по контролю (надзору) в сфере государственного оборонного заказа и в сфере закупок товаров, работ, услуг для обеспечения федеральных нужд, которые не относятся к государственному оборонному заказу и сведения о которых составляют <text:a xlink:type="simple" xlink:href="http://ivo.garant.ru/document/redirect/57413333/1">государственную тайну</text:a> (далее - контрольный орган в сфере государственного оборонного заказа);</text:p>
      <text:p text:style-name="s22header">Информация об изменениях:</text:p>
      <text:p text:style-name="s22"><text:bookmark text:name="anchor314"/>Пункт 14 изменен с 19 августа 2024 г. - <text:a xlink:type="simple" xlink:href="http://ivo.garant.ru/document/redirect/409493579/5923">Федеральный закон</text:a> от 8 августа 2024 г. N 232-ФЗ</text:p>
      <text:p text:style-name="s22"><text:a xlink:type="simple" xlink:href="http://ivo.garant.ru/document/redirect/76839266/314">См. предыдущую редакцию</text:a></text:p>
      <text:p text:style-name="s1">14) <text:span text:style-name="s10">исполнительный орган субъекта Российской Федерации по регулированию контрактной системы в сфере закупок</text:span> - исполнительный орган субъекта Российской Федерации, уполномоченный на осуществление функций по обеспечению (во взаимодействии с федеральным органом исполнительной власти по регулированию контрактной системы в сфере закупок) реализации государственной политики в сфере закупок для обеспечения нужд субъекта Российской Федерации, организации мониторинга закупок для обеспечения нужд субъекта Российской Федерации, а также по методологическому сопровождению деятельности заказчиков, осуществляющих закупки для обеспечения нужд субъекта Российской Федерации;</text:p>
      <text:p text:style-name="s1"><text:bookmark text:name="anchor315"/>15) <text:span text:style-name="s10">эксперт, экспертная организация</text:span> - обладающее специальными познаниями, опытом, квалификацией в области науки, техники, искусства или ремесла физическое лицо, в том числе индивидуальный предприниматель, либо юридическое лицо (работники юридического лица должны обладать специальными познаниями, опытом, квалификацией в области науки, техники, искусства или ремесла), которые осуществляют на основе договора деятельность по изучению и оценке предмета экспертизы, а также по подготовке экспертных заключений по поставленным заказчиком, участником закупки вопросам в случаях, предусмотренных настоящим Федеральным законом;</text:p>
      <text:p text:style-name="s22header">Информация об изменениях:</text:p>
      <text:p text:style-name="s22"><text:bookmark text:name="anchor3166"/><text:a xlink:type="simple" xlink:href="http://ivo.garant.ru/document/redirect/70669660/12">Федеральным законом</text:a> от 4 июня 2014 г. N 140-ФЗ статья 3 дополнена пунктом 16</text:p>
      <text:p text:style-name="s1">16) <text:span text:style-name="s10">совокупный годовой объем закупок</text:span> - утвержденный на соответствующий финансовый год общий объем финансового обеспечения для осуществления заказчиком закупок в соответствии с настоящим Федеральным законом, в том числе для оплаты контрактов, заключенных до начала указанного финансового года и подлежащих оплате в указанном финансовом году;</text:p>
      <text:p text:style-name="s22header">Информация об изменениях:</text:p>
      <text:p text:style-name="s22"><text:bookmark text:name="anchor3017"/>Пункт 17 изменен с 25 марта 2024 г. - <text:a xlink:type="simple" xlink:href="http://ivo.garant.ru/document/redirect/408274115/21">Федеральный закон</text:a> от 25 декабря 2023 г. N 624-ФЗ</text:p>
      <text:p text:style-name="s22"><text:a xlink:type="simple" xlink:href="http://ivo.garant.ru/document/redirect/76831011/3017">См. предыдущую редакцию</text:a></text:p>
      <text:p text:style-name="s1">17) <text:span text:style-name="s10">электронная площадка</text:span> - сайт в информационно-телекоммуникационной сети "Интернет", соответствующий установленным в соответствии с <text:a xlink:type="simple" xlink:href="#anchor241201">пунктами 1</text:a> и <text:a xlink:type="simple" xlink:href="#anchor241202">2 части 2 статьи 24.1</text:a> настоящего Федерального закона требованиям, на котором проводятся конкурентные способы определения поставщиков (подрядчиков, исполнителей) в электронной форме (за исключением закрытых способов определения поставщиков (подрядчиков, исполнителей) в электронной форме), а также закупки, осуществляемые в соответствии с <text:a xlink:type="simple" xlink:href="#anchor93012">частью 12 статьи 93</text:a> настоящего Федерального закона;</text:p>
      <text:p text:style-name="s22header">Информация об изменениях:</text:p>
      <text:p text:style-name="s22"><text:bookmark text:name="anchor3018"/>Статья 3 дополнена пунктом 18 с 1 июля 2018 г. - <text:a xlink:type="simple" xlink:href="http://ivo.garant.ru/document/redirect/71848834/12">Федеральный закон</text:a> от 31 декабря 2017 г. N 504-ФЗ</text:p>
      <text:p text:style-name="s1">18) <text:span text:style-name="s10">оператор электронной площадки</text:span> - непубличное хозяйственное общество, в уставном капитале которого иностранным гражданам, лицам без гражданства, иностранным юридическим лицам принадлежит не более чем двадцать пять процентов долей (акций) такого общества и которое владеет электронной площадкой, в том числе необходимыми для ее функционирования программно-аппаратными средствами, обеспечивает ее функционирование, а также соответствует установленным в соответствии с <text:a xlink:type="simple" xlink:href="#anchor241201">пунктами 1</text:a> и <text:a xlink:type="simple" xlink:href="#anchor241202">2 части 2 статьи 24.1</text:a> настоящего Федерального закона требованиям и включено в утвержденный Правительством Российской Федерации <text:a xlink:type="simple" xlink:href="http://ivo.garant.ru/document/redirect/71990264/1000">перечень</text:a> операторов электронных площадок;</text:p>
      <text:p text:style-name="s22header">Информация об изменениях:</text:p>
      <text:p text:style-name="s22"><text:bookmark text:name="anchor3019"/>Статья 3 дополнена пунктом 19 с 1 июля 2018 г. - <text:a xlink:type="simple" xlink:href="http://ivo.garant.ru/document/redirect/71848834/12">Федеральный закон</text:a> от 31 декабря 2017 г. N 504-ФЗ</text:p>
      <text:p text:style-name="s1">19) <text:span text:style-name="s10">специализированная электронная площадка</text:span> - соответствующая установленным в соответствии с <text:a xlink:type="simple" xlink:href="#anchor241201">пунктами 1</text:a> и <text:a xlink:type="simple" xlink:href="#anchor241203">3 части 2 статьи 24.1</text:a> настоящего Федерального закона требованиям информационная система, доступ к которой осуществляется с использованием защищенных каналов связи и на которой проводятся закрытые конкурентные способы определения поставщиков (подрядчиков, исполнителей) в электронной форме;</text:p>
      <text:p text:style-name="s22header">Информация об изменениях:</text:p>
      <text:p text:style-name="s22"><text:bookmark text:name="anchor30020"/>Статья 3 дополнена пунктом 20 с 1 июля 2018 г. - <text:a xlink:type="simple" xlink:href="http://ivo.garant.ru/document/redirect/71848834/12">Федеральный закон</text:a> от 31 декабря 2017 г. N 504-ФЗ</text:p>
      <text:p text:style-name="s1">20) <text:span text:style-name="s10">оператор специализированной электронной площадки</text:span> - российское юридическое лицо, которое владеет специализированной электронной площадкой, в том числе необходимыми для ее функционирования программно-аппаратными средствами, обеспечивает ее функционирование, а также соответствует установленным в соответствии с <text:a xlink:type="simple" xlink:href="#anchor241201">пунктами 1</text:a> и <text:a xlink:type="simple" xlink:href="#anchor241203">3 части 2 статьи 24.1</text:a> настоящего Федерального закона требованиям и включено в утвержденный Правительством Российской Федерации <text:a xlink:type="simple" xlink:href="http://ivo.garant.ru/document/redirect/71990264/2000">перечень</text:a> операторов специализированных электронных площадок.</text:p>
      <text:p text:style-name="s1"><text:bookmark text:name="anchor3002"/>2. Утратила силу с 1 января 2022 г. - <text:a xlink:type="simple" xlink:href="http://ivo.garant.ru/document/redirect/401423520/5302">Федеральный закон</text:a> от 2 июля 2021 г. N 360-ФЗ</text:p>
      <text:p text:style-name="s22header">Информация об изменениях:</text:p>
      <text:p text:style-name="s22"><text:a xlink:type="simple" xlink:href="http://ivo.garant.ru/document/redirect/77312405/3002">См. предыдущую редакцию</text:a></text:p>
      <text:p text:style-name="s22"/>
      <text:p text:style-name="s15"><text:bookmark text:name="anchor4"/><text:span text:style-name="s10">Статья 4</text:span>. Информационное обеспечение контрактной системы в сфере закупок</text:p>
      <text:p text:style-name="s9header">ГАРАНТ:</text:p>
      <text:p text:style-name="s9">См. <text:a xlink:type="simple" xlink:href="http://ivo.garant.ru/document/redirect/57590515/0">Энциклопедии</text:a>, <text:a xlink:type="simple" xlink:href="http://ivo.garant.ru/document/redirect/77530717/0">позиции высших судов</text:a> и другие комментарии к статье 4 настоящего Федерального закона</text:p>
      <text:p text:style-name="s1"><text:bookmark text:name="anchor4001"/>1. В целях информационного обеспечения контрактной системы в сфере закупок создается и ведется единая информационная система, взаимодействие которой с иными информационными системами в соответствии с <text:a xlink:type="simple" xlink:href="#anchor4002">частью 2</text:a> настоящей статьи обеспечивает:</text:p>
      <text:p text:style-name="s1"><text:bookmark text:name="anchor401"/>1) формирование, обработку, хранение и предоставление данных (в том числе автоматизированные) участникам контрактной системы в сфере закупок в рамках отношений, указанных в <text:a xlink:type="simple" xlink:href="#anchor1100">части 1 статьи 1</text:a> настоящего Федерального закона;</text:p>
      <text:p text:style-name="s22header">Информация об изменениях:</text:p>
      <text:p text:style-name="s22"><text:bookmark text:name="anchor402"/>Пункт 2 изменен с 1 апреля 2020 г.- <text:a xlink:type="simple" xlink:href="http://ivo.garant.ru/document/redirect/72235286/1011">Федеральный закон</text:a> от 1 мая 2019 г. N 71-ФЗ</text:p>
      <text:p text:style-name="s22"><text:a xlink:type="simple" xlink:href="http://ivo.garant.ru/document/redirect/77676501/402">См. предыдущую редакцию</text:a></text:p>
      <text:p text:style-name="s1">2) контроль за соответствием информации об идентификационных кодах закупок и непревышением объема финансового обеспечения для осуществления данных закупок, содержащихся в планах-графиках закупок (далее также - планы-графики), извещениях об осуществлении закупок, протоколах определения поставщиков (подрядчиков, исполнителей), условиях проектов контрактов (направляемых в соответствии с настоящим Федеральным законом с использованием единой информационной системы участникам закупок, с которыми заключаются контракты);</text:p>
      <text:p text:style-name="s22header">Информация об изменениях:</text:p>
      <text:p text:style-name="s22"><text:bookmark text:name="anchor403"/>Пункт 3 изменен с 1 июля 2018 г. - <text:a xlink:type="simple" xlink:href="http://ivo.garant.ru/document/redirect/71848834/13011">Федеральный закон</text:a> от 31 декабря 2017 г. N 504-ФЗ</text:p>
      <text:p text:style-name="s22"><text:a xlink:type="simple" xlink:href="http://ivo.garant.ru/document/redirect/57431179/403">См. предыдущую редакцию</text:a></text:p>
      <text:p text:style-name="s1">3) использование усиленной квалифицированной электронной подписи (далее - усиленная электронная подпись) для подписания электронных документов, предусмотренных настоящим Федеральным законом;</text:p>
      <text:p text:style-name="s1"><text:bookmark text:name="anchor404"/>4) утратил силу с 1 июля 2018 г. - <text:a xlink:type="simple" xlink:href="http://ivo.garant.ru/document/redirect/71848834/13012">Федеральный закон</text:a> от 31 декабря 2017 г. N 504-ФЗ</text:p>
      <text:p text:style-name="s22header">Информация об изменениях:</text:p>
      <text:p text:style-name="s22"><text:a xlink:type="simple" xlink:href="http://ivo.garant.ru/document/redirect/57431179/404">См. предыдущую редакцию</text:a></text:p>
      <text:p text:style-name="s22header">Информация об изменениях:</text:p>
      <text:p text:style-name="s22"><text:bookmark text:name="anchor4002"/>Часть 2 изменена с 1 января 2022 г. - <text:a xlink:type="simple" xlink:href="http://ivo.garant.ru/document/redirect/401423520/5401">Федеральный закон</text:a> от 2 июля 2021 г. N 360-ФЗ</text:p>
      <text:p text:style-name="s22"><text:a xlink:type="simple" xlink:href="http://ivo.garant.ru/document/redirect/77312405/4002">См. предыдущую редакцию</text:a></text:p>
      <text:p text:style-name="s1">2. <text:a xlink:type="simple" xlink:href="http://ivo.garant.ru/document/redirect/403480268/1000">Порядок</text:a> функционирования единой информационной системы, предоставления информации и документов из единой информационной системы, требования к технологическим и лингвистическим средствам единой информационной системы, в том числе требования к обеспечению автоматизации процессов сбора, обработки информации в единой информационной системе, порядок информационного взаимодействия единой информационной системы с иными информационными системами, в том числе в сфере управления государственными и муниципальными финансами, устанавливаются Правительством Российской Федерации.</text:p>
      <text:p text:style-name="s1"><text:bookmark text:name="anchor4003"/>3. Единая информационная система содержит:</text:p>
      <text:p text:style-name="s1"><text:bookmark text:name="anchor4031"/>1) утратил силу с 1 октября 2019 г. - <text:a xlink:type="simple" xlink:href="http://ivo.garant.ru/document/redirect/72235286/1121">Федеральный закон</text:a> от 1 мая 2019 г. N 71-ФЗ</text:p>
      <text:p text:style-name="s22header">Информация об изменениях:</text:p>
      <text:p text:style-name="s22"><text:a xlink:type="simple" xlink:href="http://ivo.garant.ru/document/redirect/77676500/4031">См. предыдущую редакцию</text:a></text:p>
      <text:p text:style-name="s9header">ГАРАНТ:</text:p>
      <text:p text:style-name="s9"><text:bookmark text:name="anchor4032"/>Пункт 2 части 3 статьи 4 настоящего Федерального закона <text:a xlink:type="simple" xlink:href="#anchor11403">вступает в силу</text:a> с 1 января 2017 г.</text:p>
      <text:p text:style-name="s1">2) планы-графики;</text:p>
      <text:p text:style-name="s22header">Информация об изменениях:</text:p>
      <text:p text:style-name="s22"><text:bookmark text:name="anchor4033"/>Пункт 3 изменен с 1 октября 2019 г.- <text:a xlink:type="simple" xlink:href="http://ivo.garant.ru/document/redirect/72235286/1122">Федеральный закон</text:a> от 1 мая 2019 г. N 71-ФЗ</text:p>
      <text:p text:style-name="s22"><text:a xlink:type="simple" xlink:href="http://ivo.garant.ru/document/redirect/77676500/4033">См. предыдущую редакцию</text:a></text:p>
      <text:p text:style-name="s9header">ГАРАНТ:</text:p>
      <text:p text:style-name="s9">Пункт 3 части 3 статьи 4 настоящего Федерального закона <text:a xlink:type="simple" xlink:href="#anchor11403">вступает в силу</text:a> с 1 января 2017 г.</text:p>
      <text:p text:style-name="s1">3) информацию о реализации планов-графиков;</text:p>
      <text:p text:style-name="s1"><text:bookmark text:name="anchor4034"/>4) утратил силу с 1 января 2025 г. - <text:a xlink:type="simple" xlink:href="http://ivo.garant.ru/document/redirect/409494237/23">Федеральный закон</text:a> от 8 августа 2024 г. N 318-ФЗ</text:p>
      <text:p text:style-name="s22header">Информация об изменениях:</text:p>
      <text:p text:style-name="s22"><text:a xlink:type="simple" xlink:href="http://ivo.garant.ru/document/redirect/76831012/4034">См. предыдущую редакцию</text:a></text:p>
      <text:p text:style-name="s1"><text:bookmark text:name="anchor4035"/>5) информацию о закупках, предусмотренную настоящим Федеральным законом, об исполнении контрактов;</text:p>
      <text:p text:style-name="s1"><text:bookmark text:name="anchor4036"/>6) реестр контрактов, заключенных заказчиками;</text:p>
      <text:p text:style-name="s22header">Информация об изменениях:</text:p>
      <text:p text:style-name="s22"><text:bookmark text:name="anchor4361"/>Часть 3 дополнена пунктом 6.1 с 1 июля 2018 г. - <text:a xlink:type="simple" xlink:href="http://ivo.garant.ru/document/redirect/71848834/1302">Федеральный закон</text:a> от 31 декабря 2017 г. N 504-ФЗ</text:p>
      <text:p text:style-name="s1">6.1) единый реестр участников закупок;</text:p>
      <text:p text:style-name="s1"><text:bookmark text:name="anchor4037"/>7) реестр недобросовестных поставщиков (подрядчиков, исполнителей);</text:p>
      <text:p text:style-name="s22header">Информация об изменениях:</text:p>
      <text:p text:style-name="s22"><text:bookmark text:name="anchor4038"/>Пункт 8 изменен с 1 января 2022 г. - <text:a xlink:type="simple" xlink:href="http://ivo.garant.ru/document/redirect/401423520/9606215">Федеральный закон</text:a> от 2 июля 2021 г. N 360-ФЗ</text:p>
      <text:p text:style-name="s22"><text:a xlink:type="simple" xlink:href="http://ivo.garant.ru/document/redirect/77312405/4038">См. предыдущую редакцию</text:a></text:p>
      <text:p text:style-name="s1">8) библиотеку типовых условий контрактов;</text:p>
      <text:p text:style-name="s22header">Информация об изменениях:</text:p>
      <text:p text:style-name="s22"><text:bookmark text:name="anchor4039"/>Пункт 9 изменен с 1 января 2022 г. - <text:a xlink:type="simple" xlink:href="http://ivo.garant.ru/document/redirect/401423520/9606216">Федеральный закон</text:a> от 2 июля 2021 г. N 360-ФЗ</text:p>
      <text:p text:style-name="s22"><text:a xlink:type="simple" xlink:href="http://ivo.garant.ru/document/redirect/77312405/4039">См. предыдущую редакцию</text:a></text:p>
      <text:p text:style-name="s1">9) реестр независимых гарантий;</text:p>
      <text:p text:style-name="s1"><text:bookmark text:name="anchor40310"/>10) реестр жалоб, плановых и внеплановых проверок, их результатов и выданных предписаний;</text:p>
      <text:p text:style-name="s22header">Информация об изменениях:</text:p>
      <text:p text:style-name="s22"><text:bookmark text:name="anchor43101"/>Пункт 10.1 изменен с 9 июля 2022 г. - <text:a xlink:type="simple" xlink:href="http://ivo.garant.ru/document/redirect/404902805/22">Федеральный закон</text:a> от 28 июня 2022 г. N 231-ФЗ</text:p>
      <text:p text:style-name="s22"><text:a xlink:type="simple" xlink:href="http://ivo.garant.ru/document/redirect/76803627/43101">См. предыдущую редакцию</text:a></text:p>
      <text:p text:style-name="s1">10.1) реестр единственных поставщиков товара, производство которого создается, модернизируется, осваивается, единственных исполнителей услуги, оказываемой с использованием имущества (недвижимого имущества или недвижимого имущества и движимого имущества, технологически связанных между собой), которое создается, реконструируется;</text:p>
      <text:p text:style-name="s1"><text:bookmark text:name="anchor40311"/>11) перечень международных финансовых организаций, созданных в соответствии с международными договорами, участником которых является Российская Федерация, а также международных финансовых организаций, с которыми Российская Федерация заключила международные договоры;</text:p>
      <text:p text:style-name="s1"><text:bookmark text:name="anchor40312"/>12) результаты мониторинга закупок, аудита в сфере закупок, а также контроля в сфере закупок;</text:p>
      <text:p text:style-name="s1"><text:bookmark text:name="anchor40313"/>13) отчеты заказчиков, предусмотренные настоящим Федеральным законом;</text:p>
      <text:p text:style-name="s22header">Информация об изменениях:</text:p>
      <text:p text:style-name="s22"><text:bookmark text:name="anchor40314"/>Пункт 14 изменен с 1 июля 2018 г. - <text:a xlink:type="simple" xlink:href="http://ivo.garant.ru/document/redirect/71848834/5701214">Федеральный закон</text:a> от 31 декабря 2017 г. N 504-ФЗ</text:p>
      <text:p text:style-name="s22"><text:a xlink:type="simple" xlink:href="http://ivo.garant.ru/document/redirect/57431179/40314">См. предыдущую редакцию</text:a></text:p>
      <text:p text:style-name="s1">14) каталог товаров, работ, услуг для обеспечения государственных и муниципальных нужд;</text:p>
      <text:p text:style-name="s1"><text:bookmark text:name="anchor40315"/>15) нормативные правовые акты, регулирующие отношения, указанные в <text:a xlink:type="simple" xlink:href="#anchor1100">части 1 статьи 1</text:a> настоящего Федерального закона;</text:p>
      <text:p text:style-name="s9header">ГАРАНТ:</text:p>
      <text:p text:style-name="s9"><text:bookmark text:name="anchor40316"/>Пункт 16 части 3 статьи 4 настоящего Федерального закона <text:a xlink:type="simple" xlink:href="#anchor11402">вступает в силу</text:a> с 1 января 2016 г.</text:p>
      <text:p text:style-name="s1">16) информацию о складывающихся на товарных рынках ценах товаров, работ, услуг, закупаемых для обеспечения государственных и муниципальных нужд, а также о размещаемых заказчиками в соответствии с <text:a xlink:type="simple" xlink:href="#anchor225">частью 5 статьи 22</text:a> настоящего Федерального закона запросах цен товаров, работ, услуг;</text:p>
      <text:p text:style-name="s22header">Информация об изменениях:</text:p>
      <text:p text:style-name="s22"><text:bookmark text:name="anchor40317"/>Пункт 17 изменен с 1 января 2022 г. - <text:a xlink:type="simple" xlink:href="http://ivo.garant.ru/document/redirect/401423520/9606217">Федеральный закон</text:a> от 2 июля 2021 г. N 360-ФЗ</text:p>
      <text:p text:style-name="s22"><text:a xlink:type="simple" xlink:href="http://ivo.garant.ru/document/redirect/77312405/40317">См. предыдущую редакцию</text:a></text:p>
      <text:p text:style-name="s1">17) иные информацию и документы, формирование и размещение которых в единой информационной системе предусмотрено настоящим Федеральным законом, <text:a xlink:type="simple" xlink:href="http://ivo.garant.ru/document/redirect/12188083/0">Федеральным законом</text:a> от 18 июля 2011 года N 223-ФЗ "О закупках товаров, работ, услуг отдельными видами юридических лиц" и принятыми в соответствии с ними иными нормативными правовыми актами.</text:p>
      <text:p text:style-name="s22header">Информация об изменениях:</text:p>
      <text:p text:style-name="s22"><text:bookmark text:name="anchor4004"/>Часть 4 изменена с 1 января 2022 г. - <text:a xlink:type="simple" xlink:href="http://ivo.garant.ru/document/redirect/401423520/5403">Федеральный закон</text:a> от 2 июля 2021 г. N 360-ФЗ</text:p>
      <text:p text:style-name="s22"><text:a xlink:type="simple" xlink:href="http://ivo.garant.ru/document/redirect/77312405/4004">См. предыдущую редакцию</text:a></text:p>
      <text:p text:style-name="s1">4. Информация, указанная в <text:a xlink:type="simple" xlink:href="#anchor4003">части 3</text:a> настоящей статьи, размещается на официальном сайте, если иное не предусмотрено в соответствии с настоящим Федеральным законом. Информация, размещенная на официальном сайте, является общедоступной и предоставляется безвозмездно. Сведения, составляющие государственную тайну, не подлежат размещению в единой информационной системе.</text:p>
      <text:p text:style-name="s22header">Информация об изменениях:</text:p>
      <text:p text:style-name="s22"><text:bookmark text:name="anchor405"/>Часть 5 изменена с 1 января 2022 г. - <text:a xlink:type="simple" xlink:href="http://ivo.garant.ru/document/redirect/401423520/5404">Федеральный закон</text:a> от 2 июля 2021 г. N 360-ФЗ</text:p>
      <text:p text:style-name="s22"><text:a xlink:type="simple" xlink:href="http://ivo.garant.ru/document/redirect/77312405/405">См. предыдущую редакцию</text:a></text:p>
      <text:p text:style-name="s1">5. Согласие субъекта персональных данных на обработку персональных данных, содержащихся в информации и документах, предусмотренных настоящим Федеральным законом, не требуется при обработке персональных данных в целях, предусмотренных настоящим Федеральным законом.</text:p>
      <text:p text:style-name="s22header">Информация об изменениях:</text:p>
      <text:p text:style-name="s22"><text:bookmark text:name="anchor406"/>Часть 6 изменена с 1 июля 2018 г. - <text:a xlink:type="simple" xlink:href="http://ivo.garant.ru/document/redirect/71848834/1304">Федеральный закон</text:a> от 31 декабря 2017 г. N 504-ФЗ</text:p>
      <text:p text:style-name="s22"><text:a xlink:type="simple" xlink:href="http://ivo.garant.ru/document/redirect/57431179/406">См. предыдущую редакцию</text:a></text:p>
      <text:p text:style-name="s1">6. Правительством Российской Федерации определяются один или несколько <text:a xlink:type="simple" xlink:href="http://ivo.garant.ru/document/redirect/71657654/1">федеральных органов</text:a> исполнительной власти, осуществляющих функции по выработке <text:a xlink:type="simple" xlink:href="http://ivo.garant.ru/document/redirect/70995712/0">функциональных требований</text:a> к единой информационной системе, по созданию, развитию, ведению и обслуживанию единой информационной системы, по установлению <text:a xlink:type="simple" xlink:href="http://ivo.garant.ru/document/redirect/403271050/1000">порядка</text:a> регистрации участников контрактной системы в сфере закупок (за исключением участников закупок) в единой информационной системе и <text:a xlink:type="simple" xlink:href="http://ivo.garant.ru/document/redirect/403271050/2000">порядка</text:a> пользования единой информационной системой.</text:p>
      <text:p text:style-name="s1"><text:bookmark text:name="anchor407"/>7. Субъекты Российской Федерации и муниципальные образования вправе создавать региональные и муниципальные информационные системы в сфере закупок, интегрированные с единой информационной системой.</text:p>
      <text:p text:style-name="s1"><text:bookmark text:name="anchor408"/>8. <text:a xlink:type="simple" xlink:href="http://ivo.garant.ru/document/redirect/403480268/6000">Единые требования</text:a> к региональным и муниципальным информационным системам в сфере закупок устанавливаются Правительством Российской Федерации.</text:p>
      <text:p text:style-name="s22header">Информация об изменениях:</text:p>
      <text:p text:style-name="s22"><text:bookmark text:name="anchor409"/>Часть 9 изменена с 19 августа 2024 г. - <text:a xlink:type="simple" xlink:href="http://ivo.garant.ru/document/redirect/409493579/5903">Федеральный закон</text:a> от 8 августа 2024 г. N 232-ФЗ</text:p>
      <text:p text:style-name="s22"><text:a xlink:type="simple" xlink:href="http://ivo.garant.ru/document/redirect/76839266/409">См. предыдущую редакцию</text:a></text:p>
      <text:p text:style-name="s1">9. Порядок функционирования и использования региональных и муниципальных информационных систем в сфере закупок устанавливается актами соответственно высших исполнительных органов субъектов Российской Федерации, местных администраций.</text:p>
      <text:p text:style-name="s22header">Информация об изменениях:</text:p>
      <text:p text:style-name="s22"><text:bookmark text:name="anchor410"/>Часть 10 изменена с 1 января 2022 г. - <text:a xlink:type="simple" xlink:href="http://ivo.garant.ru/document/redirect/401423520/5405">Федеральный закон</text:a> от 2 июля 2021 г. N 360-ФЗ</text:p>
      <text:p text:style-name="s22"><text:a xlink:type="simple" xlink:href="http://ivo.garant.ru/document/redirect/77312405/410">См. предыдущую редакцию</text:a></text:p>
      <text:p text:style-name="s1">10. Интеграция информационных систем, указанных в <text:a xlink:type="simple" xlink:href="#anchor407">части 7</text:a> настоящей статьи, электронных площадок с единой информационной системой достигается посредством:</text:p>
      <text:p text:style-name="s22header">Информация об изменениях:</text:p>
      <text:p text:style-name="s22"><text:bookmark text:name="anchor4101"/>Пункт 1 изменен с 1 января 2022 г. - <text:a xlink:type="simple" xlink:href="http://ivo.garant.ru/document/redirect/401423520/9606219">Федеральный закон</text:a> от 2 июля 2021 г. N 360-ФЗ</text:p>
      <text:p text:style-name="s22"><text:a xlink:type="simple" xlink:href="http://ivo.garant.ru/document/redirect/77312405/4101">См. предыдущую редакцию</text:a></text:p>
      <text:p text:style-name="s1">1) обмена электронными документами и информацией при взаимодействии указанных систем, электронных площадок с единой информационной системой, обеспечивающего гарантированную передачу в единую информационную систему с подписанием и размещением в ней электронных документов и информации, предусмотренных настоящим Федеральным законом, в том числе с использованием региональных информационных систем, указанных в <text:a xlink:type="simple" xlink:href="#anchor407">части 7</text:a> настоящей статьи. Исчисление сроков, предусмотренных настоящим Федеральным законом для размещения в единой информационной системе электронных документов и информации, начинается с момента их размещения в единой информационной системе;</text:p>
      <text:p text:style-name="s22header">Информация об изменениях:</text:p>
      <text:p text:style-name="s22"><text:bookmark text:name="anchor4102"/>Пункт 2 изменен с 1 января 2022 г. - <text:a xlink:type="simple" xlink:href="http://ivo.garant.ru/document/redirect/401423520/9606220">Федеральный закон</text:a> от 2 июля 2021 г. N 360-ФЗ</text:p>
      <text:p text:style-name="s22"><text:a xlink:type="simple" xlink:href="http://ivo.garant.ru/document/redirect/77312405/4102">См. предыдущую редакцию</text:a></text:p>
      <text:p text:style-name="s1">2) пользования указанными информационными системами, электронными площадками базами данных единой информационной системы;</text:p>
      <text:p text:style-name="s22header">Информация об изменениях:</text:p>
      <text:p text:style-name="s22"><text:bookmark text:name="anchor4103"/>Пункт 3 изменен с 1 января 2022 г. - <text:a xlink:type="simple" xlink:href="http://ivo.garant.ru/document/redirect/401423520/9606221">Федеральный закон</text:a> от 2 июля 2021 г. N 360-ФЗ</text:p>
      <text:p text:style-name="s22"><text:a xlink:type="simple" xlink:href="http://ivo.garant.ru/document/redirect/77312405/4103">См. предыдущую редакцию</text:a></text:p>
      <text:p text:style-name="s1">3) установления единых технологических и лингвистических требований к информации, обработка которой осуществляется в указанных системах, на электронных площадках;</text:p>
      <text:p text:style-name="s1"><text:bookmark text:name="anchor4104"/>4) размещения информации о закупках на <text:a xlink:type="simple" xlink:href="https://zakupki.gov.ru">официальном сайте</text:a>.</text:p>
      <text:p text:style-name="s22header">Информация об изменениях:</text:p>
      <text:p text:style-name="s22"><text:bookmark text:name="anchor411"/>Часть 11 изменена с 1 января 2022 г. - <text:a xlink:type="simple" xlink:href="http://ivo.garant.ru/document/redirect/401423520/5406">Федеральный закон</text:a> от 2 июля 2021 г. N 360-ФЗ</text:p>
      <text:p text:style-name="s22"><text:a xlink:type="simple" xlink:href="http://ivo.garant.ru/document/redirect/77312405/411">См. предыдущую редакцию</text:a></text:p>
      <text:p text:style-name="s1">11. Создание информационных систем в сфере закупок, не интегрированных с единой информационной системой, не допускается.</text:p>
      <text:p text:style-name="s1"><text:bookmark text:name="anchor412"/>12. В случае, если информация, предусмотренная <text:a xlink:type="simple" xlink:href="#anchor4031">пунктами 1-15 части 3</text:a> настоящей статьи и размещенная в единой информационной системе, не соответствует информации, размещенной в иных информационных системах в сфере закупок, приоритет имеет информация, размещенная в единой информационной системе.</text:p>
      <text:p text:style-name="s22header">Информация об изменениях:</text:p>
      <text:p text:style-name="s22"><text:bookmark text:name="anchor4013"/>Часть 13 изменена с 1 января 2024 г. - <text:a xlink:type="simple" xlink:href="http://ivo.garant.ru/document/redirect/404488108/2201">Федеральный закон</text:a> от 16 апреля 2022 г. N 104-ФЗ</text:p>
      <text:p text:style-name="s22"><text:a xlink:type="simple" xlink:href="http://ivo.garant.ru/document/redirect/76830780/4013">См. предыдущую редакцию</text:a></text:p>
      <text:p text:style-name="s1">13. В целях мониторинга и фиксации действий, бездействия участников контрактной системы в сфере закупок в единой информационной системе, на электронной площадке, специализированной электронной площадке создается государственная информационная система, которая должна обеспечивать в том числе:</text:p>
      <text:p text:style-name="s22header">Информация об изменениях:</text:p>
      <text:p text:style-name="s22"><text:bookmark text:name="anchor4131"/>Пункт 1 изменен с 1 января 2024 г. - <text:a xlink:type="simple" xlink:href="http://ivo.garant.ru/document/redirect/404488108/22013">Федеральный закон</text:a> от 16 апреля 2022 г. N 104-ФЗ</text:p>
      <text:p text:style-name="s22"><text:a xlink:type="simple" xlink:href="http://ivo.garant.ru/document/redirect/76830780/4131">См. предыдущую редакцию</text:a></text:p>
      <text:p text:style-name="s1">1) мониторинг доступности (работоспособности) единой информационной системы, электронной площадки, специализированной электронной площадки и хранение информации о такой доступности (работоспособности);</text:p>
      <text:p text:style-name="s22header">Информация об изменениях:</text:p>
      <text:p text:style-name="s22"><text:bookmark text:name="anchor4132"/>Пункт 2 изменен с 1 января 2024 г. - <text:a xlink:type="simple" xlink:href="http://ivo.garant.ru/document/redirect/404488108/22014">Федеральный закон</text:a> от 16 апреля 2022 г. N 104-ФЗ</text:p>
      <text:p text:style-name="s22"><text:a xlink:type="simple" xlink:href="http://ivo.garant.ru/document/redirect/76830780/4132">См. предыдущую редакцию</text:a></text:p>
      <text:p text:style-name="s9header">ГАРАНТ:</text:p>
      <text:p text:style-name="s9">Государственная информационная система <text:a xlink:type="simple" xlink:href="#anchor11253">фиксирует</text:a> в соответствии с <text:a xlink:type="simple" xlink:href="#anchor4013">частями 13</text:a> и <text:a xlink:type="simple" xlink:href="#anchor4014">14 статьи 4</text:a> настоящего Федерального закона действия, бездействие участников контрактной системы в сфере закупок, осуществляемые в единой информационной системе, начиная с 1 января 2020 г.</text:p>
      <text:p text:style-name="s1">2) фиксацию, включая видеофиксацию, в режиме реального времени действий, бездействия участников контрактной системы в сфере закупок в единой информационной системе, на электронной площадке, специализированной электронной площадке;</text:p>
      <text:p text:style-name="s22header">Информация об изменениях:</text:p>
      <text:p text:style-name="s22"><text:bookmark text:name="anchor4133"/>Пункт 3 изменен с 1 января 2024 г. - <text:a xlink:type="simple" xlink:href="http://ivo.garant.ru/document/redirect/404488108/22015">Федеральный закон</text:a> от 16 апреля 2022 г. N 104-ФЗ</text:p>
      <text:p text:style-name="s22"><text:a xlink:type="simple" xlink:href="http://ivo.garant.ru/document/redirect/76830780/4133">См. предыдущую редакцию</text:a></text:p>
      <text:p text:style-name="s1">3) хранение информации о действиях, бездействии участников контрактной системы в сфере закупок в единой информационной системе, на электронной площадке, специализированной электронной площадке, в том числе информации об электронных документах, формируемых участниками контрактной системы в сфере закупок и подписанных <text:a xlink:type="simple" xlink:href="http://ivo.garant.ru/document/redirect/12184522/51">усиленной электронной подписью</text:a>, если иное не предусмотрено настоящим Федеральным законом.</text:p>
      <text:p text:style-name="s22header">Информация об изменениях:</text:p>
      <text:p text:style-name="s22"><text:bookmark text:name="anchor4014"/>Статья 4 дополнена частью 14 с 1 июля 2018 г. - <text:a xlink:type="simple" xlink:href="http://ivo.garant.ru/document/redirect/71848834/1305">Федеральный закон</text:a> от 31 декабря 2017 г. N 504-ФЗ</text:p>
      <text:p text:style-name="s1">14. Правительством Российской Федерации в целях эксплуатации указанной в <text:a xlink:type="simple" xlink:href="#anchor4013">части 13</text:a> настоящей статьи государственной информационной системы:</text:p>
      <text:p text:style-name="s22header">Информация об изменениях:</text:p>
      <text:p text:style-name="s22"><text:bookmark text:name="anchor4141"/>Пункт 1 изменен с 1 января 2022 г. - <text:a xlink:type="simple" xlink:href="http://ivo.garant.ru/document/redirect/401423520/5407">Федеральный закон</text:a> от 2 июля 2021 г. N 360-ФЗ</text:p>
      <text:p text:style-name="s22"><text:a xlink:type="simple" xlink:href="http://ivo.garant.ru/document/redirect/77312405/4141">См. предыдущую редакцию</text:a></text:p>
      <text:p text:style-name="s1">1) <text:a xlink:type="simple" xlink:href="http://ivo.garant.ru/document/redirect/72237204/1">определяется</text:a> федеральный орган исполнительной власти, уполномоченный на обеспечение ее эксплуатации и развития;</text:p>
      <text:p text:style-name="s22header">Информация об изменениях:</text:p>
      <text:p text:style-name="s22"><text:bookmark text:name="anchor4142"/>Пункт 2 изменен с 1 января 2024 г. - <text:a xlink:type="simple" xlink:href="http://ivo.garant.ru/document/redirect/404488108/22022">Федеральный закон</text:a> от 16 апреля 2022 г. N 104-ФЗ</text:p>
      <text:p text:style-name="s22"><text:a xlink:type="simple" xlink:href="http://ivo.garant.ru/document/redirect/76830780/4143">См. предыдущую редакцию</text:a></text:p>
      <text:p text:style-name="s1">2) устанавливается <text:a xlink:type="simple" xlink:href="http://ivo.garant.ru/document/redirect/403480268/7300">порядок</text:a> мониторинга доступности (работоспособности) единой информационной системы, электронной площадки, специализированной электронной площадки;</text:p>
      <text:p text:style-name="s22header">Информация об изменениях:</text:p>
      <text:p text:style-name="s22"><text:bookmark text:name="anchor4143"/>Пункт 3 изменен с 1 января 2024 г. - <text:a xlink:type="simple" xlink:href="http://ivo.garant.ru/document/redirect/404488108/22023">Федеральный закон</text:a> от 16 апреля 2022 г. N 104-ФЗ</text:p>
      <text:p text:style-name="s22"><text:a xlink:type="simple" xlink:href="http://ivo.garant.ru/document/redirect/76830780/4143">См. предыдущую редакцию</text:a></text:p>
      <text:p text:style-name="s1">3) устанавливается <text:a xlink:type="simple" xlink:href="http://ivo.garant.ru/document/redirect/403480268/7400">порядок</text:a> фиксации, включая видеофиксацию, в режиме реального времени действий, бездействия участников контрактной системы в сфере закупок в единой информационной системе, на электронной площадке, специализированной электронной площадке;</text:p>
      <text:p text:style-name="s1"><text:bookmark text:name="anchor4144"/>4) устанавливаются <text:a xlink:type="simple" xlink:href="http://ivo.garant.ru/document/redirect/403480268/7000">требования</text:a> к ее эксплуатации, порядку формирования, хранения и использования содержащейся в ней информации, включая:</text:p>
      <text:p text:style-name="s1"><text:bookmark text:name="anchor41441"/>а) требования к технологическим и лингвистическим средствам, обеспечивающим сбор, обработку, хранение и использование информации, содержащейся в указанной системе;</text:p>
      <text:p text:style-name="s22header">Информация об изменениях:</text:p>
      <text:p text:style-name="s22"><text:bookmark text:name="anchor41442"/>Подпункт "б" изменен с 1 января 2024 г. - <text:a xlink:type="simple" xlink:href="http://ivo.garant.ru/document/redirect/404488108/22024">Федеральный закон</text:a> от 16 апреля 2022 г. N 104-ФЗ</text:p>
      <text:p text:style-name="s22"><text:a xlink:type="simple" xlink:href="http://ivo.garant.ru/document/redirect/76830780/41442">См. предыдущую редакцию</text:a></text:p>
      <text:p text:style-name="s1">б) требования к информационно-технологическому взаимодействию указанной системы с иными информационными системами, в том числе с единой информационной системой, электронной площадкой, специализированной электронной площадкой;</text:p>
      <text:p text:style-name="s1"><text:bookmark text:name="anchor41443"/>в) требования к порядку и срокам хранения, а также порядку предоставления содержащейся в указанной системе информации;</text:p>
      <text:p text:style-name="s1"><text:bookmark text:name="anchor41444"/>г) права и обязанности лиц, являющихся получателями содержащейся в указанной системе информации;</text:p>
      <text:p text:style-name="s1"><text:bookmark text:name="anchor41445"/>д) порядок взаимодействия программно-аппаратных средств участников контрактной системы в сфере закупок с указанной системой;</text:p>
      <text:p text:style-name="s1"><text:bookmark text:name="anchor41446"/>е) требования к обеспечению конфиденциальности информации, содержащейся в указанной системе.</text:p>
      <text:p text:style-name="s22header">Информация об изменениях:</text:p>
      <text:p text:style-name="s22"><text:bookmark text:name="anchor4015"/>Статья 4 дополнена частью 15 с 1 января 2022 г. - <text:a xlink:type="simple" xlink:href="http://ivo.garant.ru/document/redirect/401423520/5408">Федеральный закон</text:a> от 2 июля 2021 г. N 360-ФЗ</text:p>
      <text:p text:style-name="s1">15. Информация и документы, предусмотренные настоящим Федеральным законом, формируемые и составляемые заказчиком (за исключением формируемых и размещаемых в единой информационной системе и (или) на электронной площадке, специализированной электронной площадке), а также полученные заказчиком при определении в соответствии с настоящим Федеральным законом начальной (максимальной) цены контракта, цены контракта, заключаемого с единственным поставщиком (подрядчиком, исполнителем), начальных цен единиц товара, работы, услуги, начальной суммы цен указанных единиц, максимального значения цены контракта, при обосновании (за исключением включаемых в контракт в качестве обоснования цены контракта, заключаемого с единственным поставщиком (подрядчиком, исполнителем), в соответствии с <text:a xlink:type="simple" xlink:href="#anchor934">частью 4 статьи 93</text:a> настоящего Федерального закона) таких начальной (максимальной) цены, цены контракта, заключаемого с единственным поставщиком (подрядчиком, исполнителем), начальных цен единиц товара, работы, услуги, хранятся заказчиком не менее шести лет с момента начала закупки.</text:p>
      <text:p text:style-name="s1"/>
      <text:p text:style-name="s22header">Информация об изменениях:</text:p>
      <text:p text:style-name="s22"><text:bookmark text:name="anchor5"/>Наименование изменено с 1 января 2022 г. - <text:a xlink:type="simple" xlink:href="http://ivo.garant.ru/document/redirect/401423520/5501">Федеральный закон</text:a> от 2 июля 2021 г. N 360-ФЗ</text:p>
      <text:p text:style-name="s22"><text:a xlink:type="simple" xlink:href="http://ivo.garant.ru/document/redirect/77312405/5">См. предыдущую редакцию</text:a></text:p>
      <text:p text:style-name="s15"><text:span text:style-name="s10">Статья 5</text:span>. Организация документооборота в контрактной системе в сфере закупок</text:p>
      <text:p text:style-name="s9header">ГАРАНТ:</text:p>
      <text:p text:style-name="s9">См. <text:a xlink:type="simple" xlink:href="http://ivo.garant.ru/document/redirect/57592117/0">Энциклопедии</text:a>, <text:a xlink:type="simple" xlink:href="http://ivo.garant.ru/document/redirect/77530667/0">позиции высших судов</text:a> и другие комментарии к статье 5 настоящего Федерального закона</text:p>
      <text:p text:style-name="s22header">Информация об изменениях:</text:p>
      <text:p text:style-name="s22"><text:bookmark text:name="anchor501"/>Часть 1 изменена с 1 января 2022 г. - <text:a xlink:type="simple" xlink:href="http://ivo.garant.ru/document/redirect/401423520/5502">Федеральный закон</text:a> от 2 июля 2021 г. N 360-ФЗ</text:p>
      <text:p text:style-name="s22"><text:a xlink:type="simple" xlink:href="http://ivo.garant.ru/document/redirect/77312405/501">См. предыдущую редакцию</text:a></text:p>
      <text:p text:style-name="s1">1. В рамках отношений, указанных в <text:a xlink:type="simple" xlink:href="#anchor1100">части 1 статьи 1</text:a> настоящего Федерального закона, допускается обмен электронными документами, предусмотренными законодательством Российской Федерации и иными нормативными правовыми актами о контрактной системе в сфере закупок, между участниками контрактной системы в сфере закупок, в том числе подача заявок на участие в определении поставщиков (подрядчиков, исполнителей). Указанные заявки и электронные документы, направленные при определении поставщиков (подрядчиков, исполнителей), при исполнении контрактов, должны быть подписаны <text:a xlink:type="simple" xlink:href="http://ivo.garant.ru/document/redirect/12184522/21">усиленной электронной подписью</text:a>. В случаях, предусмотренных законодательством Российской Федерации и иными нормативными правовыми актами о контрактной системе в сфере закупок, обмен электронными документами осуществляется с использованием единой информационной системы.</text:p>
      <text:p text:style-name="s22header">Информация об изменениях:</text:p>
      <text:p text:style-name="s22"><text:bookmark text:name="anchor502"/>Часть 2 изменена с 1 января 2023 г. - <text:a xlink:type="simple" xlink:href="http://ivo.garant.ru/document/redirect/401423520/5503">Федеральный закон</text:a> от 2 июля 2021 г. N 360-ФЗ</text:p>
      <text:p text:style-name="s22"><text:a xlink:type="simple" xlink:href="http://ivo.garant.ru/document/redirect/76817050/502">См. предыдущую редакцию</text:a></text:p>
      <text:p text:style-name="s1">2. Квалифицированные сертификаты ключей проверки электронных подписей, предназначенные для использования участниками контрактной системы в сфере закупок в целях настоящего Федерального закона, создаются и выдаются удостоверяющими центрами, получившими аккредитацию на соответствие требованиям <text:a xlink:type="simple" xlink:href="http://ivo.garant.ru/document/redirect/12184522/0">Федерального закона</text:a> от 6 апреля 2011 года N 63-ФЗ "Об электронной подписи". Участники закупок, являющиеся иностранными лицами, вправе использовать для подписания информации и электронных документов, предусмотренных настоящим Федеральным законом, <text:a xlink:type="simple" xlink:href="http://ivo.garant.ru/document/redirect/12184522/21">электронные подписи</text:a>, созданные в соответствии с нормами права иностранного государства, международными стандартами и признанные в Российской Федерации. Фамилия и инициалы владельца квалифицированного сертификата ключа проверки электронной подписи, подписавшего предусмотренные настоящим Федеральным законом информацию и документы, подлежащие размещению в единой информационной системе, размещаются в единой информационной системе.</text:p>
      <text:p text:style-name="s22header">Информация об изменениях:</text:p>
      <text:p text:style-name="s22"><text:bookmark text:name="anchor503"/>Часть 3 изменена с 1 января 2022 г. - <text:a xlink:type="simple" xlink:href="http://ivo.garant.ru/document/redirect/401423520/5504">Федеральный закон</text:a> от 2 июля 2021 г. N 360-ФЗ</text:p>
      <text:p text:style-name="s22"><text:a xlink:type="simple" xlink:href="http://ivo.garant.ru/document/redirect/77312405/503">См. предыдущую редакцию</text:a></text:p>
      <text:p text:style-name="s1">3. При формировании и размещении информации и документов в единой информационной системе, на электронной площадке, специализированной электронной площадке, а также при составлении документов в соответствии с настоящим Федеральным законом применяются единые формы документов. <text:a xlink:type="simple" xlink:href="http://ivo.garant.ru/document/redirect/403480268/2000">Требования</text:a> к указанным формам, порядок формирования и размещения информации и документов в единой информационной системе, на электронной площадке, специализированной электронной площадке устанавливаются Правительством Российской Федерации.</text:p>
      <text:p text:style-name="s22header">Информация об изменениях:</text:p>
      <text:p text:style-name="s22"><text:bookmark text:name="anchor5004"/>Статья 5 дополнена частью 4 с 1 января 2022 г. - <text:a xlink:type="simple" xlink:href="http://ivo.garant.ru/document/redirect/401423520/5505">Федеральный закон</text:a> от 2 июля 2021 г. N 360-ФЗ</text:p>
      <text:p text:style-name="s1">4. В случае наличия противоречий между данными, содержащимися в единой информационной системе, и данными, содержащимися в информации и документах, направляемых участниками контрактной системы, приоритет имеет информация, содержащаяся в единой информационной системе.</text:p>
      <text:p text:style-name="s22header">Информация об изменениях:</text:p>
      <text:p text:style-name="s22"><text:bookmark text:name="anchor5005"/>Статья 5 дополнена частью 5 с 1 января 2022 г. - <text:a xlink:type="simple" xlink:href="http://ivo.garant.ru/document/redirect/401423520/5505">Федеральный закон</text:a> от 2 июля 2021 г. N 360-ФЗ</text:p>
      <text:p text:style-name="s1">5. Не позднее одного часа с момента размещения в соответствии с настоящим Федеральным законом информации и документов на официальном сайте, на электронной площадке такие информация и документы должны быть доступны для ознакомления на официальном сайте, на электронной площадке, если иное не предусмотрено настоящим Федеральным законом. Взимание платы за предоставление доступа к таким информации и документам не допускается.</text:p>
      <text:p text:style-name="s22header">Информация об изменениях:</text:p>
      <text:p text:style-name="s22"><text:bookmark text:name="anchor5006"/>Статья 5 дополнена частью 6 с 1 января 2022 г. - <text:a xlink:type="simple" xlink:href="http://ivo.garant.ru/document/redirect/401423520/5505">Федеральный закон</text:a> от 2 июля 2021 г. N 360-ФЗ</text:p>
      <text:p text:style-name="s1">6. Не позднее одного часа с момента размещения в соответствии с настоящим Федеральным законом в единой информационной системе изменений, внесенных в извещение об осуществлении закупки, разъяснений положений извещения об осуществлении закупки, извещения об отмене закупки оператор электронной площадки размещает указанные информацию и документы на электронной площадке, а также направляет с использованием электронной площадки уведомление об указанных изменениях, разъяснениях, извещении всем участникам закупки, подавшим заявки на участие в такой закупке, лицу, направившему запрос о даче разъяснений положений извещения об осуществлении закупки.</text:p>
      <text:p text:style-name="s22header">Информация об изменениях:</text:p>
      <text:p text:style-name="s22"><text:bookmark text:name="anchor5007"/>Часть 7 изменена с 25 марта 2024 г. - <text:a xlink:type="simple" xlink:href="http://ivo.garant.ru/document/redirect/408274115/22">Федеральный закон</text:a> от 25 декабря 2023 г. N 624-ФЗ</text:p>
      <text:p text:style-name="s22"><text:a xlink:type="simple" xlink:href="http://ivo.garant.ru/document/redirect/76831011/5007">См. предыдущую редакцию</text:a></text:p>
      <text:p text:style-name="s1">7. Оператор электронной площадки, оператор специализированной электронной площадки обязаны обеспечить конфиденциальность информации об участнике закупки (за исключением закупки, осуществляемой в соответствии с <text:a xlink:type="simple" xlink:href="#anchor93012">частью 12 статьи 93</text:a> настоящего Федерального закона), направившем информацию и документы, и их содержания до направления в соответствии с настоящим Федеральным законом таких информации и документов заказчику, если иное не предусмотрено настоящим Федеральным законом.</text:p>
      <text:p text:style-name="s22header">Информация об изменениях:</text:p>
      <text:p text:style-name="s22"><text:bookmark text:name="anchor5008"/>Статья 5 дополнена частью 8 с 1 января 2022 г. - <text:a xlink:type="simple" xlink:href="http://ivo.garant.ru/document/redirect/401423520/5505">Федеральный закон</text:a> от 2 июля 2021 г. N 360-ФЗ</text:p>
      <text:p text:style-name="s1">8. Информация и документы, сформированные и размещенные в соответствии с настоящим Федеральным законом в единой информационной системе хранятся одним или несколькими федеральными органами исполнительной власти, определенными в соответствии с <text:a xlink:type="simple" xlink:href="#anchor406">частью 6 статьи 4</text:a> настоящего Федерального закона, не менее шести лет после завершения закупки в соответствии с настоящим Федеральным законом.</text:p>
      <text:p text:style-name="s1"/>
      <text:p text:style-name="s15"><text:bookmark text:name="anchor6"/><text:span text:style-name="s10">Статья 6</text:span>. Принципы контрактной системы в сфере закупок</text:p>
      <text:p text:style-name="s9header">ГАРАНТ:</text:p>
      <text:p text:style-name="s9">См. <text:a xlink:type="simple" xlink:href="http://ivo.garant.ru/document/redirect/57592096/0">Энциклопедии</text:a>, <text:a xlink:type="simple" xlink:href="http://ivo.garant.ru/document/redirect/77530681/0">позиции высших судов</text:a> и другие комментарии к статье 6 настоящего Федерального закона</text:p>
      <text:p text:style-name="s9">См. <text:a xlink:type="simple" xlink:href="http://ivo.garant.ru/document/redirect/5522555/0">схему</text:a> "Организация осуществления закупок в контрактной системе"</text:p>
      <text:p text:style-name="s1">Контрактная система в сфере закупок основывается на принципах открытости, прозрачности информации о контрактной системе в сфере закупок, обеспечения конкуренции, профессионализма заказчиков, стимулирования инноваций, единства контрактной системы в сфере закупок, ответственности за результативность обеспечения государственных и муниципальных нужд, эффективности осуществления закупок.</text:p>
      <text:p text:style-name="s1"/>
      <text:p text:style-name="s15"><text:bookmark text:name="anchor7"/><text:span text:style-name="s10">Статья 7</text:span>. Принципы открытости и прозрачности</text:p>
      <text:p text:style-name="s9header">ГАРАНТ:</text:p>
      <text:p text:style-name="s9">См. <text:a xlink:type="simple" xlink:href="http://ivo.garant.ru/document/redirect/57592166/0">Энциклопедии</text:a> и другие комментарии к статье 7 настоящего Федерального закона</text:p>
      <text:p text:style-name="s1"><text:bookmark text:name="anchor701"/>1. В Российской Федерации обеспечивается свободный и безвозмездный доступ к информации о контрактной системе в сфере закупок.</text:p>
      <text:p text:style-name="s1"><text:bookmark text:name="anchor702"/>2. Открытость и прозрачность информации, указанной в <text:a xlink:type="simple" xlink:href="#anchor701">части 1</text:a> настоящей статьи, обеспечиваются, в частности, путем ее размещения в единой информационной системе.</text:p>
      <text:p text:style-name="s1"><text:bookmark text:name="anchor703"/>3. Информация, предусмотренная настоящим Федеральным законом и размещенная в единой информационной системе, должна быть полной и достоверной.</text:p>
      <text:p text:style-name="s1"/>
      <text:p text:style-name="s15"><text:bookmark text:name="anchor8"/><text:span text:style-name="s10">Статья 8</text:span>. Принцип обеспечения конкуренции</text:p>
      <text:p text:style-name="s9header">ГАРАНТ:</text:p>
      <text:p text:style-name="s9">См. <text:span text:style-name="s8">Энциклопедии</text:span>, <text:a xlink:type="simple" xlink:href="http://ivo.garant.ru/document/redirect/77532067/0">позиции высших судов</text:a> и другие комментарии к статье 8 настоящего Федерального закона</text:p>
      <text:p text:style-name="s1"><text:bookmark text:name="anchor801"/>1. Контрактная система в сфере закупок направлена на создание равных условий для обеспечения конкуренции между участниками закупок. Любое заинтересованное лицо имеет возможность в соответствии с законодательством Российской Федерации и иными нормативными правовыми актами о контрактной системе в сфере закупок стать поставщиком (подрядчиком, исполнителем).</text:p>
      <text:p text:style-name="s22header">Информация об изменениях:</text:p>
      <text:p text:style-name="s22"><text:bookmark text:name="anchor802"/>Часть 2 изменена с 1 июля 2018 г. - <text:a xlink:type="simple" xlink:href="http://ivo.garant.ru/document/redirect/71848834/15">Федеральный закон</text:a> от 31 декабря 2017 г. N 504-ФЗ</text:p>
      <text:p text:style-name="s22"><text:a xlink:type="simple" xlink:href="http://ivo.garant.ru/document/redirect/57431179/802">См. предыдущую редакцию</text:a></text:p>
      <text:p text:style-name="s1">2. Конкуренция при осуществлении закупок должна быть основана на соблюдении принципа добросовестной ценовой и неценовой конкуренции между участниками закупок в целях выявления лучших условий поставок товаров, выполнения работ, оказания услуг. Запрещается совершение заказчиками, специализированными организациями, их должностными лицами, комиссиями по осуществлению закупок, членами таких комиссий, участниками закупок, операторами электронных площадок, операторами специализированных электронных площадок любых действий, которые противоречат требованиям настоящего Федерального закона, в том числе приводят к ограничению конкуренции, в частности к необоснованному ограничению числа участников закупок.</text:p>
      <text:p text:style-name="s1"/>
      <text:p text:style-name="s15"><text:bookmark text:name="anchor9"/><text:span text:style-name="s10">Статья 9</text:span>. Принцип профессионализма заказчика</text:p>
      <text:p text:style-name="s9header">ГАРАНТ:</text:p>
      <text:p text:style-name="s9">См. <text:span text:style-name="s8">Энциклопедии</text:span>, <text:a xlink:type="simple" xlink:href="http://ivo.garant.ru/document/redirect/77530666/0">позиции высших судов</text:a> и другие комментарии к статье 9 настоящего Федерального закона</text:p>
      <text:p text:style-name="s1"><text:bookmark text:name="anchor901"/>1. Контрактная система в сфере закупок предусматривает осуществление деятельности заказчика, специализированной организации и контрольного органа в сфере закупок на профессиональной основе с привлечением квалифицированных специалистов, обладающих теоретическими знаниями и навыками в сфере закупок.</text:p>
      <text:p text:style-name="s1"><text:bookmark text:name="anchor902"/>2. Заказчики, специализированные организации принимают меры по поддержанию и повышению уровня квалификации и профессионального образования должностных лиц, занятых в сфере закупок, в том числе путем повышения квалификации или профессиональной переподготовки в сфере закупок в соответствии с законодательством Российской Федерации.</text:p>
      <text:p text:style-name="s1"/>
      <text:p text:style-name="s15"><text:bookmark text:name="anchor10"/><text:span text:style-name="s10">Статья 10</text:span>. Принцип стимулирования инноваций</text:p>
      <text:p text:style-name="s9header">ГАРАНТ:</text:p>
      <text:p text:style-name="s9">См. <text:a xlink:type="simple" xlink:href="http://ivo.garant.ru/document/redirect/57592069/0">Энциклопедии</text:a> и другие комментарии к статье 10 настоящего Федерального закона</text:p>
      <text:p text:style-name="s1">Заказчики при планировании и осуществлении закупок должны исходить из приоритета обеспечения государственных и муниципальных нужд путем закупок инновационной и высокотехнологичной продукции.</text:p>
      <text:p text:style-name="s1"/>
      <text:p text:style-name="s15"><text:bookmark text:name="anchor11"/><text:span text:style-name="s10">Статья 11</text:span>. Принцип единства контрактной системы в сфере закупок</text:p>
      <text:p text:style-name="s1">Контрактная система в сфере закупок основывается на единых принципах и подходах, предусмотренных настоящим Федеральным законом и позволяющих обеспечивать государственные и муниципальные нужды посредством планирования и осуществления закупок, их мониторинга, аудита в сфере закупок, а также контроля в сфере закупок.</text:p>
      <text:p text:style-name="s1"/>
      <text:p text:style-name="s15"><text:bookmark text:name="anchor12"/><text:span text:style-name="s10">Статья 12</text:span>. Принцип ответственности за результативность обеспечения государственных и муниципальных нужд, эффективность осуществления закупок</text:p>
      <text:p text:style-name="s9header">ГАРАНТ:</text:p>
      <text:p text:style-name="s9">См. <text:a xlink:type="simple" xlink:href="http://ivo.garant.ru/document/redirect/57592323/0">Энциклопедии</text:a>, <text:a xlink:type="simple" xlink:href="http://ivo.garant.ru/document/redirect/77530884/0">позиции высших судов</text:a> и другие комментарии к статье 12 настоящего Федерального закона</text:p>
      <text:p text:style-name="s1"><text:bookmark text:name="anchor121"/>1. Государственные органы, органы управления государственными внебюджетными фондами, муниципальные органы, казенные учреждения, иные юридические лица в случаях, установленных настоящим Федеральным законом, при планировании и осуществлении закупок должны исходить из необходимости достижения заданных результатов обеспечения государственных и муниципальных нужд.</text:p>
      <text:p text:style-name="s1"><text:bookmark text:name="anchor122"/>2. Должностные лица заказчиков несут персональную ответственность за соблюдение требований, установленных законодательством Российской Федерации о контрактной системе в сфере закупок и нормативными правовыми актами, указанными в <text:a xlink:type="simple" xlink:href="#anchor202">частях 2</text:a> и <text:a xlink:type="simple" xlink:href="#anchor203">3 статьи 2</text:a> настоящего Федерального закона.</text:p>
      <text:p text:style-name="s1"/>
      <text:p text:style-name="s1"><text:bookmark text:name="anchor13"/><text:span text:style-name="s10">Статья 13</text:span>. Утратила силу с 1 октября 2019 г. - <text:a xlink:type="simple" xlink:href="http://ivo.garant.ru/document/redirect/72280928/11">Федеральный закон</text:a> от 27 июня 2019 г. N 152-ФЗ</text:p>
      <text:p text:style-name="s22header">Информация об изменениях:</text:p>
      <text:p text:style-name="s22"><text:a xlink:type="simple" xlink:href="http://ivo.garant.ru/document/redirect/77676500/13">См. предыдущую редакцию</text:a></text:p>
      <text:p text:style-name="s22"/>
      <text:p text:style-name="s22header">Информация об изменениях:</text:p>
      <text:p text:style-name="s22"><text:bookmark text:name="anchor14"/>Статья 14 изменена с 1 января 2025 г. - <text:a xlink:type="simple" xlink:href="http://ivo.garant.ru/document/redirect/409494237/24">Федеральный закон</text:a> от 8 августа 2024 г. N 318-ФЗ</text:p>
      <text:p text:style-name="s22"><text:a xlink:type="simple" xlink:href="http://ivo.garant.ru/document/redirect/76831012/14">См. предыдущую редакцию</text:a></text:p>
      <text:p text:style-name="s9header">ГАРАНТ:</text:p>
      <text:p text:style-name="s9">Положения статьи 14 (в редакции <text:a xlink:type="simple" xlink:href="http://ivo.garant.ru/document/redirect/409494237/24">Федерального закона</text:a> от 8 августа 2024 г. N 318-ФЗ) <text:a xlink:type="simple" xlink:href="http://ivo.garant.ru/document/redirect/409494237/55">применяются</text:a> к отношениям, связанным с осуществлением закупок товаров, работ, услуг, извещения об осуществлении которых размещены в ЕИС и приглашения принять участие в которых направлены либо контракты с единственными поставщиками при осуществлении которых заключены с 1 января 2025 г.</text:p>
      <text:p text:style-name="s15"><text:span text:style-name="s10">Статья 14. </text:span>Предоставление национального режима при осуществлении закупок</text:p>
      <text:p text:style-name="s9header">ГАРАНТ:</text:p>
      <text:p text:style-name="s9">См. <text:span text:style-name="s8">Энциклопедии</text:span>, <text:a xlink:type="simple" xlink:href="http://ivo.garant.ru/document/redirect/77531749/0">позиции высших судов</text:a> и другие комментарии к статье 14 настоящего Федерального закона</text:p>
      <text:p text:style-name="s1"><text:bookmark text:name="anchor141"/>1. При осуществлении закупок предоставляется национальный режим, обеспечивающий происходящему из иностранного государства или группы иностранных государств (далее - иностранное государство) товару, работе, услуге, соответственно выполняемой, оказываемой иностранным гражданином или иностранным юридическим лицом (далее - иностранное лицо), равные условия с товаром российского происхождения, работой, услугой, соответственно выполняемой, оказываемой российским гражданином или российским юридическим лицом (далее - российское лицо), за исключением случаев принятия Правительством Российской Федерации мер, предусмотренных <text:a xlink:type="simple" xlink:href="#anchor1421">пунктом 1 части 2</text:a> настоящей статьи. Если иное не предусмотрено мерами, принятыми Правительством Российской Федерации в соответствии с пунктом 1 части 2 настоящей статьи, положения настоящей статьи, касающиеся товара российского происхождения, работы, услуги, соответственно выполняемой, оказываемой российским лицом, применяются также в отношении товара, происходящего из иностранного государства, работы, услуги, соответственно выполняемой, оказываемой иностранным лицом, которым предоставляются равные условия с товаром российского происхождения, работой, услугой, соответственно выполняемой, оказываемой российским лицом.</text:p>
      <text:p text:style-name="s1"><text:bookmark text:name="anchor142"/>2. Правительство Российской Федерации:</text:p>
      <text:p text:style-name="s1"><text:bookmark text:name="anchor1421"/>1) вправе с учетом положений <text:a xlink:type="simple" xlink:href="#anchor143">части 3</text:a> настоящей статьи принимать меры, устанавливающие:</text:p>
      <text:p text:style-name="s1"><text:bookmark text:name="anchor14211"/>а) <text:a xlink:type="simple" xlink:href="http://ivo.garant.ru/document/redirect/411197447/112">запрет</text:a> закупок товаров (в том числе поставляемых при выполнении закупаемых работ, оказании закупаемых услуг), происходящих из иностранных государств, работ, услуг, соответственно выполняемых, оказываемых иностранными лицами;</text:p>
      <text:p text:style-name="s1"><text:bookmark text:name="anchor14212"/>б) <text:a xlink:type="simple" xlink:href="http://ivo.garant.ru/document/redirect/411197447/113">ограничение</text:a> закупок товаров (в том числе поставляемых при выполнении закупаемых работ, оказании закупаемых услуг), происходящих из иностранных государств, работ, услуг, соответственно выполняемых, оказываемых иностранными лицами;</text:p>
      <text:p text:style-name="s1"><text:bookmark text:name="anchor14213"/>в) <text:a xlink:type="simple" xlink:href="http://ivo.garant.ru/document/redirect/411197447/114">преимущество</text:a> в отношении товаров российского происхождения (в том числе поставляемых при выполнении закупаемых работ, оказании закупаемых услуг), работ, услуг, соответственно выполняемых, оказываемых российскими лицами;</text:p>
      <text:p text:style-name="s1"><text:bookmark text:name="anchor1422"/>2) <text:a xlink:type="simple" xlink:href="http://ivo.garant.ru/document/redirect/411197447/3">определяет</text:a> информацию и перечень документов, которые подтверждают <text:a xlink:type="simple" xlink:href="http://ivo.garant.ru/document/redirect/75009535/1000">страну происхождения</text:a> товара для целей настоящего Федерального закона, в случае принятия мер, предусмотренных <text:a xlink:type="simple" xlink:href="#anchor1421">пунктом 1</text:a> настоящей части.</text:p>
      <text:p text:style-name="s1"><text:bookmark text:name="anchor143"/>3. Принятие Правительством Российской Федерации мер, предусмотренных <text:a xlink:type="simple" xlink:href="#anchor1421">пунктом 1 части 2</text:a> настоящей статьи, допускается в случаях, при которых международным договором Российской Федерации предусматривается возможность непредоставления национального режима товару, происходящему из иностранного государства, работе, услуге, соответственно выполняемой, оказываемой зарегистрированным на территории иностранного государства лицом.</text:p>
      <text:p text:style-name="s1"><text:bookmark text:name="anchor144"/>4. При осуществлении закупки товара:</text:p>
      <text:p text:style-name="s1"><text:bookmark text:name="anchor1441"/>1) если Правительством Российской Федерации установлен предусмотренный <text:a xlink:type="simple" xlink:href="#anchor14211">подпунктом "а" пункта 1 части 2</text:a> настоящей статьи запрет закупок товара:</text:p>
      <text:p text:style-name="s1"><text:bookmark text:name="anchor14411"/>а) заявка на участие в закупке, содержащая предложение о поставке такого товара, происходящего из иностранного государства, подлежит отклонению в соответствии с настоящим Федеральным законом;</text:p>
      <text:p text:style-name="s1"><text:bookmark text:name="anchor14412"/>б) заключение контракта на поставку такого товара, происходящего из иностранного государства, с единственным поставщиком не допускается;</text:p>
      <text:p text:style-name="s1"><text:bookmark text:name="anchor14413"/>в) при исполнении контракта замена такого товара на происходящий из иностранного государства товар, в отношении которого установлен данный запрет, не допускается;</text:p>
      <text:p text:style-name="s1"><text:bookmark text:name="anchor1442"/>2) если Правительством Российской Федерации установлено предусмотренное <text:a xlink:type="simple" xlink:href="#anchor14212">подпунктом "б" пункта 1 части 2</text:a> настоящей статьи ограничение закупок товара:</text:p>
      <text:p text:style-name="s1"><text:bookmark text:name="anchor14421"/>а) все заявки на участие в закупке, содержащие предложения о поставке такого товара, происходящего из иностранного государства, подлежат отклонению в соответствии с настоящим Федеральным законом, если на участие в закупке подана и по результатам рассмотрения признана соответствующей требованиям извещения об осуществлении закупки, документации о закупке (если настоящим Федеральным законом предусмотрена документация о закупке) заявка, содержащая предложение о поставке такого товара российского происхождения;</text:p>
      <text:p text:style-name="s1"><text:bookmark text:name="anchor14422"/>б) при исполнении контракта замена товара на происходящий из иностранного государства товар, в отношении которого установлено данное ограничение, если контракт предусматривает поставку товара российского происхождения, не допускается;</text:p>
      <text:p text:style-name="s1"><text:bookmark text:name="anchor1443"/>3) если Правительством Российской Федерации установлено предусмотренное <text:a xlink:type="simple" xlink:href="#anchor14213">подпунктом "в" пункта 1 части 2</text:a> настоящей статьи преимущество в отношении товара российского происхождения:</text:p>
      <text:p text:style-name="s1"><text:bookmark text:name="anchor14431"/>а) при присвоении в соответствии с <text:a xlink:type="simple" xlink:href="#anchor481512">подпунктом "б" пункта 1 части 15 статьи 48</text:a>, <text:a xlink:type="simple" xlink:href="#anchor49512">подпунктом "б" пункта 1 части 5 статьи 49</text:a>, <text:a xlink:type="simple" xlink:href="#anchor50312">подпунктом "б" пункта 1 части 3 статьи 50</text:a>, <text:a xlink:type="simple" xlink:href="#anchor731013">подпунктом "в" пункта 1 части 10 статьи 73</text:a>, <text:a xlink:type="simple" xlink:href="#anchor7451">пунктом 1 части 5 статьи 74</text:a>, <text:a xlink:type="simple" xlink:href="#anchor75913">подпунктом "в" пункта 1 части 9 статьи 75</text:a>, <text:a xlink:type="simple" xlink:href="#anchor76512">подпунктом "б" пункта 1 части 5 статьи 76</text:a> настоящего Федерального закона порядкового номера заявке на участие в закупке, содержащей предложение о поставке товара только российского происхождения, осуществляется снижение на пятнадцать процентов ценового предложения этого участника закупки либо увеличение на пятнадцать процентов ценового предложения этого участника закупки в случае подачи им предложения о размере платы, подлежащей внесению за заключение контракта. При присвоении в соответствии с <text:a xlink:type="simple" xlink:href="#anchor9301262">подпунктом "б" пункта 6 части 12 статьи 93</text:a> настоящего Федерального закона порядкового номера заявке на участие в закупке, содержащей предложение о поставке товара только российского происхождения, осуществляется снижение на пятнадцать процентов цены за единицу товара, предложенной участником закупки, подавшим такую заявку;</text:p>
      <text:p text:style-name="s1"><text:bookmark text:name="anchor14432"/>б) в случае заключения контракта с участником закупки, указанным в <text:a xlink:type="simple" xlink:href="#anchor14431">подпункте "а"</text:a> настоящего пункта, контракт заключается без учета осуществленных в соответствии с подпунктом "а" настоящего пункта снижения ценового предложения, цены за единицу товара либо увеличения ценового предложения;</text:p>
      <text:p text:style-name="s1"><text:bookmark text:name="anchor14433"/>в) при исполнении контракта допускается замена товара (с учетом особенностей, предусмотренных <text:a xlink:type="simple" xlink:href="#anchor957">частью 7 статьи 95</text:a> настоящего Федерального закона) исключительно на товар российского происхождения, если контракт предусматривает поставку товара российского происхождения.</text:p>
      <text:p text:style-name="s1"><text:bookmark text:name="anchor145"/>5. При осуществлении закупки работы, услуги:</text:p>
      <text:p text:style-name="s1"><text:bookmark text:name="anchor1451"/>1) если Правительством Российской Федерации установлен предусмотренный <text:a xlink:type="simple" xlink:href="#anchor14211">подпунктом "а" пункта 1 части 2</text:a> настоящей статьи запрет закупки работы, услуги, соответственно выполняемой, оказываемой иностранным лицом:</text:p>
      <text:p text:style-name="s1"><text:bookmark text:name="anchor14511"/>а) заявка на участие в такой закупке, поданная иностранным лицом, подлежит отклонению в соответствии с настоящим Федеральным законом;</text:p>
      <text:p text:style-name="s1"><text:bookmark text:name="anchor14512"/>б) заключение контракта на выполнение такой работы, оказание такой услуги с единственным подрядчиком (исполнителем), являющимся иностранным лицом, не допускается;</text:p>
      <text:p text:style-name="s1"><text:bookmark text:name="anchor1452"/>2) если Правительством Российской Федерации установлено предусмотренное <text:a xlink:type="simple" xlink:href="#anchor14212">подпунктом "б" пункта 1 части 2</text:a> настоящей статьи ограничение закупки таких работы, услуги, соответственно выполняемой, оказываемой иностранным лицом, все заявки на участие в такой закупке, поданные иностранными лицами, подлежат отклонению в соответствии с настоящим Федеральным законом, если поданная российским лицом заявка на участие в такой закупке признана по результатам ее рассмотрения соответствующей требованиям извещения об осуществлении закупки, документации о закупке (если настоящим Федеральным законом предусмотрена документация о закупке);</text:p>
      <text:p text:style-name="s1"><text:bookmark text:name="anchor1453"/>3) если Правительством Российской Федерации установлено предусмотренное <text:a xlink:type="simple" xlink:href="#anchor14213">подпунктом "в" пункта 1 части 2</text:a> настоящей статьи преимущество в отношении работы, услуги, соответственно выполняемой, оказываемой российским лицом:</text:p>
      <text:p text:style-name="s1"><text:bookmark text:name="anchor14531"/>а) при присвоении в соответствии с <text:a xlink:type="simple" xlink:href="#anchor481512">подпунктом "б" пункта 1 части 15 статьи 48</text:a>, <text:a xlink:type="simple" xlink:href="#anchor49512">подпунктом "б" пункта 1 части 5 статьи 49</text:a>, <text:a xlink:type="simple" xlink:href="#anchor50312">подпунктом "б" пункта 1 части 3 статьи 50</text:a>, <text:a xlink:type="simple" xlink:href="#anchor731013">подпунктом "в" пункта 1 части 10 статьи 73</text:a>, <text:a xlink:type="simple" xlink:href="#anchor7451">пунктом 1 части 5 статьи 74</text:a>, <text:a xlink:type="simple" xlink:href="#anchor75913">подпунктом "в" пункта 1 части 9 статьи 75</text:a>, <text:a xlink:type="simple" xlink:href="#anchor76512">подпунктом "б" пункта 1 части 5 статьи 76</text:a> настоящего Федерального закона порядкового номера заявке на участие в закупке, поданной российским лицом, осуществляется снижение на пятнадцать процентов ценового предложения этого участника закупки либо увеличение на пятнадцать процентов ценового предложения этого участника закупки в случае подачи им предложения о размере платы, подлежащей внесению за заключение контракта. При присвоении в соответствии с <text:a xlink:type="simple" xlink:href="#anchor9301262">подпунктом "б" пункта 6 части 12 статьи 93</text:a> настоящего Федерального закона порядкового номера заявке на участие в закупке, поданной российским лицом, осуществляется снижение на пятнадцать процентов цены за предоставление права на использование программы для электронной вычислительной машины и (или) базы данных (включая обновления к ним и дополнительные функциональные возможности), в том числе путем предоставления удаленного доступа к ним через информационно-телекоммуникационные сети, в том числе через информационно-телекоммуникационную сеть "Интернет", предложенной участником закупки, подавшим такую заявку;</text:p>
      <text:p text:style-name="s1"><text:bookmark text:name="anchor14532"/>б) в случае заключения контракта с участником закупки, указанным в <text:a xlink:type="simple" xlink:href="#anchor14531">подпункте "а"</text:a> настоящего пункта, указанный контракт заключается без учета снижения либо увеличения ценового предложения, осуществленных в соответствии с подпунктом "а" настоящего пункта.</text:p>
      <text:p text:style-name="s1"><text:bookmark text:name="anchor146"/>6. По итогам года до 1 февраля года, следующего за отчетным годом, в единой информационной системе размещается <text:a xlink:type="simple" xlink:href="http://ivo.garant.ru/document/redirect/411197447/51000">отчет</text:a> об объеме закупок товаров российского происхождения, работ, услуг, соответственно выполняемых, оказываемых российскими лицами, который формируется путем обработки содержащейся в единой информационной системе информации, включенной в реестр контрактов, заключенных заказчиками, а также путем формирования заказчиком информации об объеме закупок, информация о которых не подлежит в соответствии с настоящим Федеральным законом размещению в единой информационной системе. В случаях, установленных в соответствии с <text:a xlink:type="simple" xlink:href="#anchor148">частью 8</text:a> настоящей статьи, при которых отчет об объеме закупок товаров российского происхождения, работ, услуг, соответственно выполняемых, оказываемых российскими лицами, не подлежит размещению в единой информационной системе, заказчик до 1 февраля года, следующего за отчетным годом, составляет и направляет такой отчет в указанный в <text:a xlink:type="simple" xlink:href="#anchor147">части 7</text:a> настоящей статьи федеральный орган исполнительной власти.</text:p>
      <text:p text:style-name="s1"><text:bookmark text:name="anchor147"/>7. Рассмотрение предусмотренных <text:a xlink:type="simple" xlink:href="#anchor146">частью 6</text:a> настоящей статьи отчетов об объеме закупок товаров российского происхождения, работ, услуг, соответственно выполняемых, оказываемых российскими лицами, и оценка результатов осуществления в отчетном году таких закупок осуществляются уполномоченным Правительством Российской Федерации федеральным органом исполнительной власти до 1 марта года, следующего за отчетным годом.</text:p>
      <text:p text:style-name="s1"><text:bookmark text:name="anchor148"/>8. Правительство Российской Федерации устанавливает <text:a xlink:type="simple" xlink:href="http://ivo.garant.ru/document/redirect/411197447/5000">требования</text:a> к форме и содержанию отчета об объеме закупок товаров российского происхождения, работ, услуг, соответственно выполняемых, оказываемых российскими лицами, порядок формирования и размещения такого отчета в единой информационной системе, на официальном сайте, порядок предоставления федеральному органу исполнительной власти, указанному в <text:a xlink:type="simple" xlink:href="#anchor147">части 7</text:a> настоящей статьи, доступа к информации, содержащейся в таких отчетах, размещенных в единой информационной системе, порядок рассмотрения таких отчетов и оценки результатов осуществления в отчетном году закупок товаров российского происхождения, работ, услуг, соответственно выполняемых, оказываемых российскими лицами, этим федеральным органом исполнительной власти. Правительство Российской Федерации в целях обеспечения обороны страны и безопасности государства вправе установить случаи, при которых отчет об объеме закупок товаров российского происхождения, работ, услуг, соответственно выполняемых, оказываемых российскими лицами, не подлежит размещению в единой информационной системе, а также порядок его направления в этих случаях в указанный в части 7 настоящей статьи федеральный орган исполнительной власти.</text:p>
      <text:p text:style-name="s1"><text:bookmark text:name="anchor149"/>9. Положения настоящей статьи не применяются при осуществлении закупок товаров, работ, услуг органами внешней разведки Российской Федерации и органами федеральной службы безопасности для обеспечения безопасности государства, при осуществлении закупок товаров, работ, услуг органами государственной охраны для реализации мер по осуществлению государственной охраны, при осуществлении закупок товаров, работ, услуг войсками национальной гвардии Российской Федерации для выполнения задач по участию войск национальной гвардии Российской Федерации в борьбе с терроризмом и экстремизмом, а также для выполнения по решению Президента Российской Федерации задач по обеспечению безопасности высших должностных лиц субъектов Российской Федерации (руководителей высших исполнительных органов субъектов Российской Федерации) и иных лиц.</text:p>
      <text:p text:style-name="s1"/>
      <text:p text:style-name="s15"><text:bookmark text:name="anchor15"/><text:span text:style-name="s10">Статья 15</text:span>. Особенности закупок, осуществляемых бюджетным, автономным учреждениями, государственным, муниципальным унитарными предприятиями и иными юридическими лицами</text:p>
      <text:p text:style-name="s9header">ГАРАНТ:</text:p>
      <text:p text:style-name="s9">См. <text:span text:style-name="s8">Энциклопедии</text:span>, <text:a xlink:type="simple" xlink:href="http://ivo.garant.ru/document/redirect/77531504/0">позиции высших судов</text:a> и другие комментарии к статье 15 настоящего Федерального закона</text:p>
      <text:p text:style-name="s1"><text:bookmark text:name="anchor151"/>1. Бюджетные учреждения осуществляют закупки за счет субсидий, предоставленных из бюджетов бюджетной системы Российской Федерации, и иных средств в соответствии с требованиями настоящего Федерального закона, за исключением случаев, предусмотренных <text:a xlink:type="simple" xlink:href="#anchor152">частями 2</text:a> и <text:a xlink:type="simple" xlink:href="#anchor153">3</text:a> настоящей статьи.</text:p>
      <text:p text:style-name="s1"><text:bookmark text:name="anchor152"/>2. При наличии правового акта, принятого бюджетным учреждением в соответствии с <text:a xlink:type="simple" xlink:href="http://ivo.garant.ru/document/redirect/12188083/23">частью 3 статьи 2</text:a> Федерального закона от 18 июля 2011 года N 223-ФЗ "О закупках товаров, работ, услуг отдельными видами юридических лиц" и размещенного до начала года в единой информационной системе, данное учреждение вправе осуществлять в соответствующем году с соблюдением требований указанных Федерального закона и правового акта закупки:</text:p>
      <text:p text:style-name="s22header">Информация об изменениях:</text:p>
      <text:p text:style-name="s22"><text:bookmark text:name="anchor1521"/>Пункт 1 изменен с 31 июля 2019 г.- <text:a xlink:type="simple" xlink:href="http://ivo.garant.ru/document/redirect/72235220/221">Федеральн</text:a><text:a xlink:type="simple" xlink:href="http://ivo.garant.ru/document/redirect/72235220/221">ый закон</text:a> от 1 мая 2019 г. N 70-ФЗ</text:p>
      <text:p text:style-name="s22"><text:a xlink:type="simple" xlink:href="http://ivo.garant.ru/document/redirect/77676499/1521">См. предыдущую редакцию</text:a></text:p>
      <text:p text:style-name="s1">1) за счет средств, полученных в качестве дара, в том числе пожертвования (благотворительного пожертвования), по завещанию, грантов, передаваемых безвозмездно и безвозвратно гражданами и юридическими лицами, в том числе иностранными гражданами и иностранными юридическими лицами, а также международными организациями, получившими право на предоставление грантов на территории Российской Федерации в <text:a xlink:type="simple" xlink:href="http://ivo.garant.ru/document/redirect/70367644/1000">порядке</text:a>, установленном законодательством Российской Федерации, субсидий (грантов), предоставляемых на конкурсной основе из соответствующих бюджетов бюджетной системы Российской Федерации, если условиями, определенными грантодателями, не установлено иное;</text:p>
      <text:p text:style-name="s1"><text:bookmark text:name="anchor1522"/>2) в качестве исполнителя по контракту в случае привлечения на основании договора в ходе исполнения данного контракта иных лиц для поставки товара, выполнения работы или оказания услуги, необходимых для исполнения предусмотренных контрактом обязательств данного учреждения;</text:p>
      <text:p text:style-name="s22header">Информация об изменениях:</text:p>
      <text:p text:style-name="s22"><text:bookmark text:name="anchor1523"/><text:a xlink:type="simple" xlink:href="http://ivo.garant.ru/document/redirect/70552632/46312">Федеральным законом</text:a> от 28 декабря 2013 г. N 396-ФЗ в пункт 3 части 2 статьи 15 внесены изменения, <text:a xlink:type="simple" xlink:href="http://ivo.garant.ru/document/redirect/70552632/48001">вступающие в силу</text:a> с 1 января 2014 г.</text:p>
      <text:p text:style-name="s22"><text:a xlink:type="simple" xlink:href="http://ivo.garant.ru/document/redirect/58047689/1521">См. текст пункта в предыдущей редакции</text:a></text:p>
      <text:p text:style-name="s1">3) за счет средств, полученных при осуществлении им иной приносящей доход деятельности от физических лиц, юридических лиц, в том числе в рамках предусмотренных его учредительным документом основных видов деятельности (за исключением средств, полученных на оказание и оплату медицинской помощи по обязательному медицинскому страхованию).</text:p>
      <text:p text:style-name="s22header">Информация об изменениях:</text:p>
      <text:p text:style-name="s22"><text:bookmark text:name="anchor15210"/>Часть 2.1 изменена с 29 июня 2018 г. - <text:a xlink:type="simple" xlink:href="http://ivo.garant.ru/document/redirect/71976424/221">Федеральный закон</text:a> от 29 июня 2018 г. N 174-ФЗ</text:p>
      <text:p text:style-name="s22"><text:a xlink:type="simple" xlink:href="http://ivo.garant.ru/document/redirect/77669005/15210">См. предыдущую редакцию</text:a></text:p>
      <text:p text:style-name="s1">2.1. Государственные, муниципальные унитарные предприятия осуществляют закупки в соответствии с требованиями настоящего Федерального закона, за исключением:</text:p>
      <text:p text:style-name="s1"><text:bookmark text:name="anchor152101"/>1) закупок федеральных государственных унитарных предприятий, имеющих существенное значение для обеспечения прав и законных интересов граждан Российской Федерации, обороноспособности и безопасности государства, <text:a xlink:type="simple" xlink:href="http://ivo.garant.ru/document/redirect/71583722/1000">перечень</text:a> которых утверждается Правительством Российской Федерации по согласованию с Администрацией Президента Российской Федерации, осуществляемых без использования субсидий, предоставленных из федерального бюджета на осуществление на территории Российской Федерации капитальных вложений в объекты капитального строительства государственной собственности Российской Федерации и (или) на приобретение на территории Российской Федерации объектов недвижимого имущества в государственную собственность Российской Федерации;</text:p>
      <text:p text:style-name="s1"><text:bookmark text:name="anchor152102"/>2) закупок, осуществляемых в соответствии с правовым актом, предусмотренным <text:a xlink:type="simple" xlink:href="http://ivo.garant.ru/document/redirect/12188083/23">частью 3 статьи 2</text:a> Федерального закона от 18 июля 2011 года N 223-ФЗ "О закупках товаров, работ, услуг отдельными видами юридических лиц", принятым государственным, муниципальным унитарными предприятиями и размещенным до начала года в единой информационной системе:</text:p>
      <text:p text:style-name="s22header">Информация об изменениях:</text:p>
      <text:p text:style-name="s22"><text:bookmark text:name="anchor152121"/>Подпункт "а" изменен с 31 июля 2019 г.- <text:a xlink:type="simple" xlink:href="http://ivo.garant.ru/document/redirect/72235220/222">Федеральный закон</text:a> от 1 мая 2019 г. N 70-ФЗ</text:p>
      <text:p text:style-name="s22"><text:a xlink:type="simple" xlink:href="http://ivo.garant.ru/document/redirect/77676499/152121">См. предыдущую редакцию</text:a></text:p>
      <text:p text:style-name="s1">а) за счет средств, полученных в качестве дара, в том числе пожертвования, по завещанию, грантов, передаваемых безвозмездно и безвозвратно гражданами и юридическими лицами, в том числе иностранными гражданами и иностранными юридическими лицами, а также международными организациями, получившими право на предоставление грантов на территории Российской Федерации в порядке, установленном законодательством Российской Федерации, субсидий (грантов), предоставляемых на конкурсной основе из соответствующих бюджетов бюджетной системы Российской Федерации, если условиями, определенными грантодателями, не установлено иное;</text:p>
      <text:p text:style-name="s22header">Информация об изменениях:</text:p>
      <text:p text:style-name="s22"><text:bookmark text:name="anchor152122"/>Подпункт "б" изменен с 1 июля 2024 г. - <text:a xlink:type="simple" xlink:href="http://ivo.garant.ru/document/redirect/407483645/211">Федеральный закон</text:a> от 4 августа 2023 г. N 444-ФЗ</text:p>
      <text:p text:style-name="s22"><text:a xlink:type="simple" xlink:href="http://ivo.garant.ru/document/redirect/76811094/152122">См. предыдущую редакцию</text:a></text:p>
      <text:p text:style-name="s1">б) в качестве исполнителя по контракту в случае привлечения на основании договора в ходе исполнения данного контракта иных лиц для поставки товара, выполнения работы или оказания услуги, необходимых для исполнения предусмотренных контрактом обязательств данного предприятия, за исключением случаев исполнения предприятием контракта, заключенного в соответствии с <text:a xlink:type="simple" xlink:href="#anchor9312">пунктами 2</text:a> и <text:a xlink:type="simple" xlink:href="#anchor930161">6.1</text:a> <text:a xlink:type="simple" xlink:href="#anchor9312">части 1 статьи 93</text:a> настоящего Федерального закона;</text:p>
      <text:p text:style-name="s1"><text:bookmark text:name="anchor152123"/>в) без привлечения средств соответствующих бюджетов бюджетной системы Российской Федерации.</text:p>
      <text:p text:style-name="s22header">Информация об изменениях:</text:p>
      <text:p text:style-name="s22"><text:bookmark text:name="anchor153"/>Часть 3 изменена с 29 июня 2018 г. - <text:a xlink:type="simple" xlink:href="http://ivo.garant.ru/document/redirect/71976424/222">Федеральный закон</text:a> от 29 июня 2018 г. N 174-ФЗ</text:p>
      <text:p text:style-name="s22"><text:a xlink:type="simple" xlink:href="http://ivo.garant.ru/document/redirect/77669005/153">См. предыдущую редакцию</text:a></text:p>
      <text:p text:style-name="s1">3. Принятое бюджетным учреждением или государственным, муниципальным унитарными предприятиями решение об осуществлении указанных соответственно в <text:a xlink:type="simple" xlink:href="#anchor1521">пунктах 1 - 3 части 2</text:a> и <text:a xlink:type="simple" xlink:href="#anchor152121">подпунктах "а" - "в" пункта 2 части 2.1</text:a> настоящей статьи закупок в порядке, установленном настоящим Федеральным законом, или в соответствии с <text:a xlink:type="simple" xlink:href="http://ivo.garant.ru/document/redirect/12188083/0">Федеральным законом</text:a> от 18 июля 2011 года N 223-ФЗ "О закупках товаров, работ, услуг отдельными видами юридических лиц" не может быть изменено в текущем году, если иное не установлено настоящим Федеральным законом.</text:p>
      <text:p text:style-name="s22header">Информация об изменениях:</text:p>
      <text:p text:style-name="s22"><text:bookmark text:name="anchor154"/>Часть 4 изменена с 1 января 2025 г. - <text:a xlink:type="simple" xlink:href="http://ivo.garant.ru/document/redirect/409097132/121">Федеральный закон</text:a> от 29 мая 2024 г. N 124-ФЗ</text:p>
      <text:p text:style-name="s22"><text:a xlink:type="simple" xlink:href="http://ivo.garant.ru/document/redirect/76831012/154">См. предыдущую редакцию</text:a></text:p>
      <text:p text:style-name="s1">4. При осуществлении юридическими лицами закупок за счет средств, предоставленных из бюджетов бюджетной системы Российской Федерации, условия предоставления которых в соответствии с <text:a xlink:type="simple" xlink:href="http://ivo.garant.ru/document/redirect/12112604/3">бюджетным законодательством</text:a> Российской Федерации предусматривают соблюдение положений настоящего Федерального закона, применяются положения настоящего Федерального закона, регулирующие отношения, указанные в <text:a xlink:type="simple" xlink:href="#anchor1102">пунктах 2</text:a>, <text:a xlink:type="simple" xlink:href="#anchor1103">3</text:a>, <text:a xlink:type="simple" xlink:href="#anchor1105">5</text:a>, <text:a xlink:type="simple" xlink:href="#anchor1106">6</text:a> и <text:a xlink:type="simple" xlink:href="#anchor1107">пункте 7</text:a> (в части контроля в сфере закупок, предусмотренного <text:a xlink:type="simple" xlink:href="#anchor993">частью 3 статьи 99</text:a> настоящего Федерального закона) части 1 статьи 1 настоящего Федерального закона. При планировании и осуществлении автономными учреждениями закупок за счет средств, предоставленных из бюджетов бюджетной системы Российской Федерации на осуществление капитальных вложений в объекты государственной, муниципальной собственности, применяются положения настоящего Федерального закона, регулирующие отношения, указанные в <text:a xlink:type="simple" xlink:href="#anchor1101">пунктах 1 - 3</text:a> и <text:a xlink:type="simple" xlink:href="#anchor1105">5 - 7 части 1 статьи 1</text:a> настоящего Федерального закона.</text:p>
      <text:p text:style-name="s1"><text:bookmark text:name="anchor1541"/>4.1. Утратила силу с 1 января 2025 г. - <text:a xlink:type="simple" xlink:href="http://ivo.garant.ru/document/redirect/409097132/122">Федеральный закон</text:a> от 29 мая 2024 г. N 124-ФЗ</text:p>
      <text:p text:style-name="s22header">Информация об изменениях:</text:p>
      <text:p text:style-name="s22"><text:a xlink:type="simple" xlink:href="http://ivo.garant.ru/document/redirect/76831012/1541">См. предыдущую редакцию</text:a></text:p>
      <text:p text:style-name="s22header">Информация об изменениях:</text:p>
      <text:p text:style-name="s22"><text:bookmark text:name="anchor1542"/>Статья 15 дополнена частью 4.2 с 22 декабря 2020 г. - <text:a xlink:type="simple" xlink:href="http://ivo.garant.ru/document/redirect/75098893/192">Федеральный закон</text:a> от 22 декабря 2020 г. N 435-ФЗ</text:p>
      <text:p text:style-name="s1">4.2. <text:a xlink:type="simple" xlink:href="http://ivo.garant.ru/document/redirect/75098893/0">Публично-правовая компания</text:a> "Единый заказчик в сфере строительства" осуществляет закупки в целях выполнения инженерных изысканий, архитектурно-строительного проектирования, строительства, реконструкции, капитального ремонта, сноса объектов капитального строительства в соответствии с программой деятельности указанной публично-правовой компании на текущий год и плановый период за счет средств федерального бюджета в соответствии с требованиями настоящего Федерального закона.</text:p>
      <text:p text:style-name="s22header">Информация об изменениях:</text:p>
      <text:p text:style-name="s22"><text:bookmark text:name="anchor1543"/>Статья 15 дополнена частью 4.3 с 1 января 2022 г. - <text:a xlink:type="simple" xlink:href="http://ivo.garant.ru/document/redirect/401415062/23">Федеральный закон</text:a> от 1 июля 2021 г. N 277-ФЗ</text:p>
      <text:p text:style-name="s1">4.3. При предоставлении в соответствии с бюджетным законодательством Российской Федерации Фонду по сохранению и развитию Соловецкого архипелага субсидий, предусмотренных <text:a xlink:type="simple" xlink:href="http://ivo.garant.ru/document/redirect/12112604/7812">пунктом 2 статьи 78.1</text:a> Бюджетного кодекса Российской Федерации, на этот Фонд при осуществлении им закупок за счет указанных субсидий распространяются положения настоящего Федерального закона, регулирующие отношения, указанные в <text:a xlink:type="simple" xlink:href="#anchor1102">пунктах 2</text:a> и <text:a xlink:type="simple" xlink:href="#anchor1103">3 части 1 статьи 1</text:a> настоящего Федерального закона.</text:p>
      <text:p text:style-name="s22header">Информация об изменениях:</text:p>
      <text:p text:style-name="s22"><text:bookmark text:name="anchor1544"/>Статья 15 дополнена частью 4.4 с 1 января 2025 г. - <text:a xlink:type="simple" xlink:href="http://ivo.garant.ru/document/redirect/409097132/123">Федеральный закон</text:a> от 29 мая 2024 г. N 124-ФЗ</text:p>
      <text:p text:style-name="s1">4.4. При осуществлении акционерными обществами, сто процентов акций которых принадлежит субъекту Российской Федерации, закупок для целей исполнения обязательств по контрактам, заключенным на основании <text:a xlink:type="simple" xlink:href="#anchor930161">пункта 6.1 части 1 статьи 93</text:a> настоящего Федерального закона, на такие акционерные общества распространяются положения настоящего Федерального закона, регулирующие отношения, указанные в <text:a xlink:type="simple" xlink:href="#anchor1102">пунктах 2 - 6</text:a> и <text:a xlink:type="simple" xlink:href="#anchor1107">пункте 7</text:a> (в части контроля в сфере закупок, предусмотренного <text:a xlink:type="simple" xlink:href="#anchor993">частью 3 статьи 99</text:a> настоящего Федерального закона) части 1 статьи 1 настоящего Федерального закона.</text:p>
      <text:p text:style-name="s1"><text:bookmark text:name="anchor155"/>5. Утратила силу с 1 января 2025 г. - <text:a xlink:type="simple" xlink:href="http://ivo.garant.ru/document/redirect/409097132/123">Федеральный закон</text:a> от 29 мая 2024 г. N 124-ФЗ</text:p>
      <text:p text:style-name="s22header">Информация об изменениях:</text:p>
      <text:p text:style-name="s22"><text:a xlink:type="simple" xlink:href="http://ivo.garant.ru/document/redirect/76831012/155">См. предыдущую редакцию</text:a></text:p>
      <text:p text:style-name="s22header">Информация об изменениях:</text:p>
      <text:p text:style-name="s22"><text:bookmark text:name="anchor156"/>Часть 6 изменена с 29 июня 2018 г. - <text:a xlink:type="simple" xlink:href="http://ivo.garant.ru/document/redirect/71976424/225">Федеральный закон</text:a> от 29 июня 2018 г. N 174-ФЗ</text:p>
      <text:p text:style-name="s22"><text:a xlink:type="simple" xlink:href="http://ivo.garant.ru/document/redirect/77669005/156">См. предыдущую редакцию</text:a></text:p>
      <text:p text:style-name="s1">6. В случае, если в соответствии с <text:a xlink:type="simple" xlink:href="http://ivo.garant.ru/document/redirect/12112604/0">Бюджетным кодексом</text:a> Российской Федерации государственные органы, органы управления государственными внебюджетными фондами, органы местного самоуправления, Государственная корпорация по атомной энергии "Росатом" или Государственная корпорация по космической деятельности "Роскосмос", являющиеся государственными или муниципальными заказчиками, при осуществлении бюджетных инвестиций в объекты капитального строительства государственной, муниципальной собственности и (или) на приобретение объектов недвижимого имущества в государственную, муниципальную собственность передали на безвозмездной основе на основании соглашений свои полномочия государственного или муниципального заказчика бюджетным учреждениям, автономным учреждениям, государственным, муниципальным унитарным предприятиям либо иным юридическим лицам, такие учреждения, унитарные предприятия либо юридические лица в пределах переданных полномочий осуществляют от лица указанных органов или государственных корпораций закупки товаров, работ, услуг в соответствии с положениями настоящего Федерального закона, которые регулируют деятельность государственного и муниципального заказчиков.</text:p>
      <text:p text:style-name="s22header">Информация об изменениях:</text:p>
      <text:p text:style-name="s22"><text:bookmark text:name="anchor157"/>Статья 15 дополнена частью 7 с 1 июля 2019 г.- <text:a xlink:type="simple" xlink:href="http://ivo.garant.ru/document/redirect/72235286/103">Федеральный закон</text:a> от 1 мая 2019 г. N 71-ФЗ</text:p>
      <text:p text:style-name="s1">7. В случае, если законодательством Российской Федерации с целью заключения гражданско-правового договора (контракта) в рамках отношений, не указанных в <text:a xlink:type="simple" xlink:href="#anchor1100">части 1 статьи 1</text:a> настоящего Федерального закона, предусмотрена обязанность проведения конкурсов и аукционов или использования иных способов определения поставщика (подрядчика, исполнителя) в соответствии с настоящим Федеральным законом, то при их проведении положения <text:a xlink:type="simple" xlink:href="#anchor14">статей 14</text:a>, <text:a xlink:type="simple" xlink:href="#anchor23">23</text:a>, <text:a xlink:type="simple" xlink:href="#anchor28">28 - 30</text:a>, <text:a xlink:type="simple" xlink:href="#anchor34">34</text:a>, <text:a xlink:type="simple" xlink:href="#anchor35">35</text:a> настоящего Федерального закона не применяются, если иное не предусмотрено законодательством Российской Федерации.</text:p>
      <text:p text:style-name="s1"/>
      <text:h text:outline-level="1" text:style-name="s3"><text:bookmark text:name="anchor200"/>Глава 2. Планирование</text:h>
      <text:p text:style-name="s1"/>
      <text:p text:style-name="s22header">Информация об изменениях:</text:p>
      <text:p text:style-name="s22"><text:bookmark text:name="anchor16"/>Статья 16 изменена с 1 октября 2019 г.- <text:a xlink:type="simple" xlink:href="http://ivo.garant.ru/document/redirect/72235286/104">Федеральный закон</text:a> от 1 мая 2019 г. N 71-ФЗ</text:p>
      <text:p text:style-name="s22"><text:a xlink:type="simple" xlink:href="http://ivo.garant.ru/document/redirect/77676500/16">См. предыдущую редакцию</text:a></text:p>
      <text:p text:style-name="s15"><text:span text:style-name="s10">Статья 16.</text:span> Планирование закупок</text:p>
      <text:p text:style-name="s9header">ГАРАНТ:</text:p>
      <text:p text:style-name="s9">См. <text:span text:style-name="s8">Энциклопедии</text:span> и другие комментарии к статье 16 настоящего Федерального закона</text:p>
      <text:p text:style-name="s1"><text:bookmark text:name="anchor161"/>1. Планирование закупок осуществляется посредством формирования, утверждения и ведения планов-графиков. Закупки, не предусмотренные планами-графиками, не могут быть осуществлены.</text:p>
      <text:p text:style-name="s1"><text:bookmark text:name="anchor40355"/>2. В планы-графики включаются:</text:p>
      <text:p text:style-name="s1"><text:bookmark text:name="anchor1621"/>1) идентификационные коды закупок, определенные в соответствии со <text:a xlink:type="simple" xlink:href="#anchor23">статьей 23</text:a> настоящего Федерального закона;</text:p>
      <text:p text:style-name="s1"><text:bookmark text:name="anchor1622"/>2) наименование объекта и (или) наименования объектов закупок;</text:p>
      <text:p text:style-name="s1"><text:bookmark text:name="anchor1623"/>3) объем финансового обеспечения для осуществления закупок;</text:p>
      <text:p text:style-name="s1"><text:bookmark text:name="anchor1624"/>4) сроки (периодичность) осуществления планируемых закупок;</text:p>
      <text:p text:style-name="s22header">Информация об изменениях:</text:p>
      <text:p text:style-name="s22"><text:bookmark text:name="anchor1625"/>Пункт 5 изменен с 1 января 2022 г. - <text:a xlink:type="simple" xlink:href="http://ivo.garant.ru/document/redirect/401423520/5601">Федеральный закон</text:a> от 2 июля 2021 г. N 360-ФЗ</text:p>
      <text:p text:style-name="s22"><text:a xlink:type="simple" xlink:href="http://ivo.garant.ru/document/redirect/77312405/1625">См. предыдущую редакцию</text:a></text:p>
      <text:p text:style-name="s1">5) информация об общественном обсуждении закупок в соответствии со <text:a xlink:type="simple" xlink:href="#anchor20">статьей 20</text:a> настоящего Федерального закона;</text:p>
      <text:p text:style-name="s1"><text:bookmark text:name="anchor1626"/>6) иная информация, определенная порядком, предусмотренным <text:a xlink:type="simple" xlink:href="#anchor1632">пунктом 2 части 3</text:a> настоящей статьи.</text:p>
      <text:p text:style-name="s1"><text:bookmark text:name="anchor163"/>3. Правительством Российской Федерации устанавливаются:</text:p>
      <text:p text:style-name="s1"><text:bookmark text:name="anchor1631"/>1) <text:a xlink:type="simple" xlink:href="http://ivo.garant.ru/document/redirect/72826254/1000">требования</text:a> к форме планов-графиков;</text:p>
      <text:p text:style-name="s1"><text:bookmark text:name="anchor1632"/>2) <text:a xlink:type="simple" xlink:href="http://ivo.garant.ru/document/redirect/72826254/1000">порядок</text:a> формирования, утверждения планов-графиков, внесения изменений в такие планы-графики;</text:p>
      <text:p text:style-name="s22header">Информация об изменениях:</text:p>
      <text:p text:style-name="s22"><text:bookmark text:name="anchor1633"/>Пункт 3 изменен с 1 января 2022 г. - <text:a xlink:type="simple" xlink:href="http://ivo.garant.ru/document/redirect/401423520/5602">Федеральный закон</text:a> от 2 июля 2021 г. N 360-ФЗ</text:p>
      <text:p text:style-name="s22"><text:a xlink:type="simple" xlink:href="http://ivo.garant.ru/document/redirect/77312405/1633">См. предыдущую редакцию</text:a></text:p>
      <text:p text:style-name="s1">3) <text:a xlink:type="simple" xlink:href="http://ivo.garant.ru/document/redirect/72826254/1000">порядок</text:a> размещения планов-графиков в единой информационной системе, на официальном сайте.</text:p>
      <text:p text:style-name="s22header">Информация об изменениях:</text:p>
      <text:p text:style-name="s22"><text:bookmark text:name="anchor164"/>Часть 4 изменена с 9 июля 2022 г. - <text:a xlink:type="simple" xlink:href="http://ivo.garant.ru/document/redirect/404902805/23">Федеральный закон</text:a> от 28 июня 2022 г. N 231-ФЗ</text:p>
      <text:p text:style-name="s22"><text:a xlink:type="simple" xlink:href="http://ivo.garant.ru/document/redirect/76803627/164">См. предыдущую редакцию</text:a></text:p>
      <text:p text:style-name="s1">4. Правительство Российской Федерации вправе установить <text:a xlink:type="simple" xlink:href="http://ivo.garant.ru/document/redirect/72826254/5">особенности</text:a> включения в план-график информации о централизованных закупках, совместных конкурсах и аукционах, закупках, при осуществлении которых применяются закрытые способы определения поставщиков (подрядчиков, исполнителей), а также об отдельных закупках, предусмотренных <text:a xlink:type="simple" xlink:href="#anchor241024">подпунктом "г" пункта 2 части 10 статьи 24</text:a>, <text:a xlink:type="simple" xlink:href="#anchor931">частью 1 статьи 93</text:a>, <text:a xlink:type="simple" xlink:href="#anchor111">статьями 111</text:a> и <text:a xlink:type="simple" xlink:href="#anchor11140">111.4</text:a> настоящего Федерального закона.</text:p>
      <text:p text:style-name="s1"><text:bookmark text:name="anchor165"/>5. Планы-графики формируются на срок, соответствующий сроку действия федерального закона о федеральном бюджете на очередной финансовый год и плановый период, федеральных законов о бюджетах государственных внебюджетных фондов Российской Федерации на очередной финансовый год и плановый период, закона субъекта Российской Федерации о бюджете субъекта Российской Федерации, законов субъекта Российской Федерации о бюджетах территориальных государственных внебюджетных фондов, муниципального правового акта представительного органа муниципального образования о местном бюджете. В планы-графики включается с учетом положений <text:a xlink:type="simple" xlink:href="http://ivo.garant.ru/document/redirect/12112604/2">бюджетного законодательства</text:a> Российской Федерации информация о закупках, осуществление которых планируется по истечении планового периода. В этом случае указанная в <text:a xlink:type="simple" xlink:href="#anchor40355">части 2</text:a> настоящей статьи информация вносится в планы-графики закупок на весь срок планируемых закупок.</text:p>
      <text:p text:style-name="s1"><text:bookmark text:name="anchor166"/>6. План-график формируется государственным или муниципальным заказчиком в соответствии с требованиями настоящей статьи в процессе составления и рассмотрения проектов бюджетов бюджетной системы Российской Федерации с учетом положений <text:a xlink:type="simple" xlink:href="http://ivo.garant.ru/document/redirect/12112604/2">бюджетного законодательства</text:a> Российской Федерации и утверждается в течение десяти рабочих дней после доведения до государственного или муниципального заказчика объема прав в денежном выражении на принятие и (или) исполнение обязательств в соответствии с бюджетным законодательством Российской Федерации.</text:p>
      <text:p text:style-name="s1"><text:bookmark text:name="anchor167"/>7. План-график формируется государственным, муниципальным учреждениями, государственным, муниципальным унитарными предприятиями в соответствии с требованиями настоящей статьи при планировании финансово-хозяйственной деятельности государственного, муниципального учреждений, государственного, муниципального унитарных предприятий и утверждается в течение десяти рабочих дней после утверждения соответственно плана финансово-хозяйственной деятельности государственного, муниципального учреждений, плана (программы) финансово-хозяйственной деятельности государственного, муниципального унитарных предприятий.</text:p>
      <text:p text:style-name="s1"><text:bookmark text:name="anchor168"/>8. Планы-графики подлежат изменению при необходимости:</text:p>
      <text:p text:style-name="s1"><text:bookmark text:name="anchor1681"/>1) приведения их в соответствие в связи с изменением установленных в соответствии со <text:a xlink:type="simple" xlink:href="#anchor19">статьей 19</text:a> настоящего Федерального закона требований к закупаемым заказчиками товарам, работам, услугам (в том числе предельной цены товаров, работ, услуг) и (или) нормативных затрат на обеспечение функций государственных органов, органов управления государственными внебюджетными фондами, муниципальных органов;</text:p>
      <text:p text:style-name="s1"><text:bookmark text:name="anchor1682"/>2) приведения их в соответствие в связи с изменением доведенного до заказчика объема прав в денежном выражении на принятие и (или) исполнение обязательств в соответствии с <text:a xlink:type="simple" xlink:href="http://ivo.garant.ru/document/redirect/12112604/2">бюджетным законодательством</text:a> Российской Федерации, изменением показателей планов (программ) финансово-хозяйственной деятельности государственных, муниципальных учреждений, государственных, муниципальных унитарных предприятий, изменением соответствующих решений и (или) соглашений о предоставлении субсидий;</text:p>
      <text:p text:style-name="s22header">Информация об изменениях:</text:p>
      <text:p text:style-name="s22"><text:bookmark text:name="anchor1683"/>Пункт 3 изменен с 1 января 2022 г. - <text:a xlink:type="simple" xlink:href="http://ivo.garant.ru/document/redirect/401423520/5604">Федеральный закон</text:a> от 2 июля 2021 г. N 360-ФЗ</text:p>
      <text:p text:style-name="s22"><text:a xlink:type="simple" xlink:href="http://ivo.garant.ru/document/redirect/77312405/1683">См. предыдущую редакцию</text:a></text:p>
      <text:p text:style-name="s1">3) реализации решения, принятого заказчиком по итогам общественного обсуждения закупки в соответствии со <text:a xlink:type="simple" xlink:href="#anchor20">статьей 20</text:a> настоящего Федерального закона;</text:p>
      <text:p text:style-name="s1"><text:bookmark text:name="anchor1684"/>4) использования в соответствии с законодательством Российской Федерации экономии, полученной при осуществлении закупки;</text:p>
      <text:p text:style-name="s1"><text:bookmark text:name="anchor1685"/>5) в иных случаях, установленных порядком, предусмотренным <text:a xlink:type="simple" xlink:href="#anchor1632">пунктом 2 части 3</text:a> настоящей статьи.</text:p>
      <text:p text:style-name="s1"><text:bookmark text:name="anchor169"/>9. Внесение в соответствии с <text:a xlink:type="simple" xlink:href="#anchor168">частью 8</text:a> настоящей статьи изменений в план-график может осуществляться не позднее чем за один день до дня размещения в единой информационной системе извещения об осуществлении соответствующей закупки или направления приглашения принять участие в определении поставщика (подрядчика, исполнителя) закрытым способом либо в случае заключения контракта с единственным поставщиком (подрядчиком, исполнителем) в соответствии с <text:a xlink:type="simple" xlink:href="#anchor931">частью 1 статьи 93</text:a> настоящего Федерального закона - не позднее чем за один день до дня заключения контракта.</text:p>
      <text:p text:style-name="s1"><text:bookmark text:name="anchor1610"/>10. Утратила силу с 1 января 2022 г. - <text:a xlink:type="simple" xlink:href="http://ivo.garant.ru/document/redirect/401423520/5605">Федеральный закон</text:a> от 2 июля 2021 г. N 360-ФЗ</text:p>
      <text:p text:style-name="s22header">Информация об изменениях:</text:p>
      <text:p text:style-name="s22"><text:a xlink:type="simple" xlink:href="http://ivo.garant.ru/document/redirect/77312405/1610">См. предыдущую редакцию</text:a></text:p>
      <text:p text:style-name="s1"><text:bookmark text:name="anchor16011"/>11. Особенности планирования закупок в рамках государственного оборонного заказа устанавливаются <text:a xlink:type="simple" xlink:href="http://ivo.garant.ru/document/redirect/70291366/0">Федеральным законом</text:a> от 29 декабря 2012 года N 275-ФЗ "О государственном оборонном заказе".</text:p>
      <text:p text:style-name="s1"/>
      <text:p text:style-name="s1"><text:bookmark text:name="anchor17"/><text:span text:style-name="s10">Статья 17.</text:span> Утратила силу с 1 октября 2019 г. - <text:a xlink:type="simple" xlink:href="http://ivo.garant.ru/document/redirect/72235286/105">Федеральный закон</text:a> от 1 мая 2019 г. N 71-ФЗ</text:p>
      <text:p text:style-name="s22header">Информация об изменениях:</text:p>
      <text:p text:style-name="s22"><text:a xlink:type="simple" xlink:href="http://ivo.garant.ru/document/redirect/77676500/17">См. предыдущую редакцию</text:a></text:p>
      <text:p text:style-name="s22"/>
      <text:p text:style-name="s9header">ГАРАНТ:</text:p>
      <text:p text:style-name="s9"><text:bookmark text:name="anchor18"/>Статья 18 настоящего Федерального закона <text:a xlink:type="simple" xlink:href="#anchor11402">вступает в силу</text:a> с 1 января 2016 г.</text:p>
      <text:p text:style-name="s15"><text:span text:style-name="s10">Статья 18.</text:span> Обоснование закупок</text:p>
      <text:p text:style-name="s9header">ГАРАНТ:</text:p>
      <text:p text:style-name="s9">См. <text:a xlink:type="simple" xlink:href="http://ivo.garant.ru/document/redirect/57593372/0">Энциклопедии</text:a> и другие комментарии к статье 18 настоящего Федерального закона</text:p>
      <text:p text:style-name="s22header">Информация об изменениях:</text:p>
      <text:p text:style-name="s22"><text:bookmark text:name="anchor40380"/>Часть 1 изменена с 1 октября 2019 г.- <text:a xlink:type="simple" xlink:href="http://ivo.garant.ru/document/redirect/72235286/1061">Федеральный закон</text:a> от 1 мая 2019 г. N 71-ФЗ</text:p>
      <text:p text:style-name="s22"><text:a xlink:type="simple" xlink:href="http://ivo.garant.ru/document/redirect/77676500/40380">См. предыдущую редакцию</text:a></text:p>
      <text:p text:style-name="s1">1. В целях настоящего Федерального закона обоснованной признается закупка, осуществляемая в соответствии с положениями <text:a xlink:type="simple" xlink:href="#anchor19">статей 19</text:a> и <text:a xlink:type="simple" xlink:href="#anchor22">22</text:a> настоящего Федерального закона.</text:p>
      <text:p text:style-name="s1"><text:bookmark text:name="anchor40381"/>2. Утратила силу с 1 октября 2019 г. - <text:a xlink:type="simple" xlink:href="http://ivo.garant.ru/document/redirect/72235286/1062">Федеральный закон</text:a> от 1 мая 2019 г. N 71-ФЗ</text:p>
      <text:p text:style-name="s22header">Информация об изменениях:</text:p>
      <text:p text:style-name="s22"><text:a xlink:type="simple" xlink:href="http://ivo.garant.ru/document/redirect/77676500/40381">См. предыдущую редакцию</text:a></text:p>
      <text:p text:style-name="s1"><text:bookmark text:name="anchor40384"/>3. Утратила силу с 1 октября 2019 г. - <text:a xlink:type="simple" xlink:href="http://ivo.garant.ru/document/redirect/72235286/1062">Федеральный закон</text:a> от 1 мая 2019 г. N 71-ФЗ</text:p>
      <text:p text:style-name="s22header">Информация об изменениях:</text:p>
      <text:p text:style-name="s22"><text:a xlink:type="simple" xlink:href="http://ivo.garant.ru/document/redirect/77676500/40384">См. предыдущую редакцию</text:a></text:p>
      <text:p text:style-name="s22header">Информация об изменениях:</text:p>
      <text:p text:style-name="s22"><text:bookmark text:name="anchor40385"/>Часть 4 изменена с 1 октября 2019 г.- <text:a xlink:type="simple" xlink:href="http://ivo.garant.ru/document/redirect/72235286/1063">Федеральный закон</text:a> от 1 мая 2019 г. N 71-ФЗ</text:p>
      <text:p text:style-name="s22"><text:a xlink:type="simple" xlink:href="http://ivo.garant.ru/document/redirect/77676500/40385">См. предыдущую редакцию</text:a></text:p>
      <text:p text:style-name="s1">4. Оценка обоснованности осуществления закупок проводится в ходе аудита в сфере закупок и контроля в сфере закупок в соответствии с настоящим Федеральным законом.</text:p>
      <text:p text:style-name="s22header">Информация об изменениях:</text:p>
      <text:p text:style-name="s22"><text:bookmark text:name="anchor40386"/><text:a xlink:type="simple" xlink:href="http://ivo.garant.ru/document/redirect/70833158/12">Федеральным законом</text:a> от 31 декабря 2014 г. N 498-ФЗ в часть 5 статьи 18 внесены изменения</text:p>
      <text:p text:style-name="s22"><text:a xlink:type="simple" xlink:href="http://ivo.garant.ru/document/redirect/57501138/40386">См. текст части в предыдущей редакции</text:a></text:p>
      <text:p text:style-name="s1">5. По результатам аудита в сфере закупок и контроля в сфере закупок конкретная закупка может быть признана необоснованной.</text:p>
      <text:p text:style-name="s1"><text:bookmark text:name="anchor40387"/>6. В случае признания планируемой закупки необоснованной органы контроля, указанные в <text:a xlink:type="simple" xlink:href="#anchor9913">пункте 3 части 1 статьи 99</text:a> настоящего Федерального закона, выдают предписания об устранении выявленных нарушений законодательства Российской Федерации и иных нормативных правовых актов о контрактной системе в сфере закупок и привлекают к административной ответственности лиц, виновных в нарушениях требований настоящего Федерального закона, в порядке, установленном <text:a xlink:type="simple" xlink:href="http://ivo.garant.ru/document/redirect/12125267/7310">Кодексом</text:a> Российской Федерации об административных правонарушениях.</text:p>
      <text:p text:style-name="s1"><text:bookmark text:name="anchor40388"/>7. Утратила силу с 1 октября 2019 г. - <text:a xlink:type="simple" xlink:href="http://ivo.garant.ru/document/redirect/72235286/1064">Федеральный закон</text:a> от 1 мая 2019 г. N 71-ФЗ</text:p>
      <text:p text:style-name="s22header">Информация об изменениях:</text:p>
      <text:p text:style-name="s22"><text:a xlink:type="simple" xlink:href="http://ivo.garant.ru/document/redirect/77676500/40388">См. предыдущую редакцию</text:a></text:p>
      <text:p text:style-name="s22"/>
      <text:p text:style-name="s9header">ГАРАНТ:</text:p>
      <text:p text:style-name="s9"><text:bookmark text:name="anchor19"/>Статья 19 настоящего Федерального закона <text:a xlink:type="simple" xlink:href="#anchor11402">вступает в силу</text:a> с 1 января 2016 г.</text:p>
      <text:p text:style-name="s15"><text:span text:style-name="s10">Статья 19.</text:span> Нормирование в сфере закупок</text:p>
      <text:p text:style-name="s9header">ГАРАНТ:</text:p>
      <text:p text:style-name="s9">См. <text:span text:style-name="s8">Энциклопедии</text:span> и другие комментарии к статье 19 настоящего Федерального закона</text:p>
      <text:p text:style-name="s22header">Информация об изменениях:</text:p>
      <text:p text:style-name="s22"><text:bookmark text:name="anchor191"/><text:a xlink:type="simple" xlink:href="http://ivo.garant.ru/document/redirect/71435340/251">Федеральным законом</text:a> от 3 июля 2016 г. N 321-ФЗ в часть 1 статьи 19 внесены изменения, <text:a xlink:type="simple" xlink:href="http://ivo.garant.ru/document/redirect/71435340/4">вступающие в силу</text:a> с 1 января 2017 г.</text:p>
      <text:p text:style-name="s22"><text:a xlink:type="simple" xlink:href="http://ivo.garant.ru/document/redirect/57410806/191">См. текст части в предыдущей редакции</text:a></text:p>
      <text:p text:style-name="s1">1. Под нормированием в сфере закупок понимается установление требований к закупаемым заказчиком товарам, работам, услугам (в том числе предельной цены товаров, работ, услуг) и (или) нормативных затрат на обеспечение функций государственных органов, органов управления государственными внебюджетными фондами, муниципальных органов (включая соответственно территориальные органы и подведомственные казенные учреждения, за исключением казенных учреждений, которым в установленном порядке формируется государственное (муниципальное) задание на оказание государственных (муниципальных) услуг, выполнение работ).</text:p>
      <text:p text:style-name="s22header">Информация об изменениях:</text:p>
      <text:p text:style-name="s22"><text:bookmark text:name="anchor192"/><text:a xlink:type="simple" xlink:href="http://ivo.garant.ru/document/redirect/70833158/132">Федеральным законом</text:a> от 31 декабря 2014 г. N 498-ФЗ в часть 2 статьи 19 внесены изменения</text:p>
      <text:p text:style-name="s22"><text:a xlink:type="simple" xlink:href="http://ivo.garant.ru/document/redirect/57501138/192">См. текст части в предыдущей редакции</text:a></text:p>
      <text:p text:style-name="s1">2. Для целей настоящей статьи под требованиями к закупаемым заказчиком товарам, работам, услугам понимаются требования к количеству, потребительским свойствам (в том числе характеристикам качества) и иным характеристикам товаров, работ, услуг, позволяющие обеспечить государственные и муниципальные нужды, но не приводящие к закупкам товаров, работ, услуг, которые имеют избыточные потребительские свойства или являются предметами роскоши в соответствии с законодательством Российской Федерации.</text:p>
      <text:p text:style-name="s1"><text:bookmark text:name="anchor193"/>3. Правительство Российской Федерации устанавливает общие правила нормирования в сфере закупок для обеспечения государственных и муниципальных нужд, в том числе:</text:p>
      <text:p text:style-name="s1"><text:bookmark text:name="anchor1931"/>1) <text:a xlink:type="simple" xlink:href="http://ivo.garant.ru/document/redirect/71033498/1000">общие требования</text:a> к порядку разработки и принятия правовых актов о нормировании в сфере закупок, содержанию указанных актов и обеспечению их исполнения;</text:p>
      <text:p text:style-name="s22header">Информация об изменениях:</text:p>
      <text:p text:style-name="s22"><text:bookmark text:name="anchor1932"/><text:a xlink:type="simple" xlink:href="http://ivo.garant.ru/document/redirect/70833158/133">Федеральным законом</text:a> от 31 декабря 2014 г. N 498-ФЗ пункт 2 части 3 статьи 19 изложен в новой редакции</text:p>
      <text:p text:style-name="s22"><text:a xlink:type="simple" xlink:href="http://ivo.garant.ru/document/redirect/57501138/1932">См. текст пункта в предыдущей редакции</text:a></text:p>
      <text:p text:style-name="s1">2) <text:span text:style-name="s8">общие правила</text:span> определения требований к закупаемым заказчиками отдельным видам товаров, работ, услуг (в том числе предельные цены товаров, работ, услуг) и нормативных затрат на обеспечение функций государственных органов, органов управления государственными внебюджетными фондами, муниципальных органов (включая соответственно территориальные органы и подведомственные казенные учреждения).</text:p>
      <text:p text:style-name="s22header">Информация об изменениях:</text:p>
      <text:p text:style-name="s22"><text:bookmark text:name="anchor194"/>Часть 4 изменена с 19 августа 2024 г. - <text:a xlink:type="simple" xlink:href="http://ivo.garant.ru/document/redirect/409493579/5904">Федеральный закон</text:a> от 8 августа 2024 г. N 232-ФЗ</text:p>
      <text:p text:style-name="s22"><text:a xlink:type="simple" xlink:href="http://ivo.garant.ru/document/redirect/76839266/194">См. предыдущую редакцию</text:a></text:p>
      <text:p text:style-name="s1">4. Правительство Российской Федерации, высшие исполнительные органы субъектов Российской Федерации, местные администрации в соответствии с общими правилами нормирования, предусмотренными <text:a xlink:type="simple" xlink:href="#anchor193">частью 3</text:a> настоящей статьи, устанавливают правила нормирования в сфере закупок товаров, работ, услуг для обеспечения соответственно федеральных нужд, нужд субъектов Российской Федерации и муниципальных нужд (далее - правила нормирования), в том числе:</text:p>
      <text:p text:style-name="s1"><text:bookmark text:name="anchor1941"/>1) <text:a xlink:type="simple" xlink:href="http://ivo.garant.ru/document/redirect/71032820/1000">требования</text:a> к порядку разработки и принятия правовых актов о нормировании в сфере закупок, содержанию указанных актов и обеспечению их исполнения;</text:p>
      <text:p text:style-name="s22header">Информация об изменениях:</text:p>
      <text:p text:style-name="s22"><text:bookmark text:name="anchor1942"/><text:a xlink:type="simple" xlink:href="http://ivo.garant.ru/document/redirect/71435340/252">Федеральным законом</text:a> от 3 июля 2016 г. N 321-ФЗ в пункт 2 части 4 статьи 19 внесены изменения, <text:a xlink:type="simple" xlink:href="http://ivo.garant.ru/document/redirect/71435340/4">вступающие в силу</text:a> с 1 января 2017 г.</text:p>
      <text:p text:style-name="s22"><text:a xlink:type="simple" xlink:href="http://ivo.garant.ru/document/redirect/57410806/1942">См. текст пункта в предыдущей редакции</text:a></text:p>
      <text:p text:style-name="s1">2) <text:span text:style-name="s8">правила</text:span> определения требований к закупаемым государственными органами, органами управления государственными внебюджетными фондами, муниципальными органами, соответственно их территориальными органами и подведомственными указанным органам казенными учреждениями, бюджетными учреждениями и государственными, муниципальными унитарными предприятиями отдельным видам товаров, работ, услуг (в том числе предельные цены товаров, работ, услуг) и нормативных затрат на обеспечение функций государственных органов, органов управления государственными внебюджетными фондами, муниципальных органов (включая соответственно территориальные органы и подведомственные казенные учреждения).</text:p>
      <text:p text:style-name="s22header">Информация об изменениях:</text:p>
      <text:p text:style-name="s22"><text:bookmark text:name="anchor19041"/>Статья 19 дополнена частью 4.1 с 1 июля 2018 г. - <text:a xlink:type="simple" xlink:href="http://ivo.garant.ru/document/redirect/71848834/1701">Федеральный закон</text:a> от 31 декабря 2017 г. N 504-ФЗ</text:p>
      <text:p text:style-name="s1">4.1. Установленные Правительством Российской Федерации общие правила нормирования, предусмотренные <text:a xlink:type="simple" xlink:href="#anchor193">частью 3</text:a> настоящей статьи, и правила нормирования, предусмотренные <text:a xlink:type="simple" xlink:href="#anchor194">частью 4</text:a> настоящей статьи, распространяются на Государственную корпорацию по атомной энергии "Росатом", Государственную корпорацию по космической деятельности "Роскосмос", на определенные в соответствии с <text:a xlink:type="simple" xlink:href="http://ivo.garant.ru/document/redirect/12112604/0">Бюджетным кодексом</text:a> Российской Федерации наиболее значимые учреждения науки, образования, культуры и здравоохранения.</text:p>
      <text:p text:style-name="s22header">Информация об изменениях:</text:p>
      <text:p text:style-name="s22"><text:bookmark text:name="anchor195"/>Часть 5 изменена с 1 июля 2018 г. - <text:a xlink:type="simple" xlink:href="http://ivo.garant.ru/document/redirect/71848834/1702">Федеральный закон</text:a> от 31 декабря 2017 г. N 504-ФЗ</text:p>
      <text:p text:style-name="s22"><text:a xlink:type="simple" xlink:href="http://ivo.garant.ru/document/redirect/57431179/195">См. предыдущую редакцию</text:a></text:p>
      <text:p text:style-name="s1">5. Государственные органы, органы управления государственными внебюджетными фондами, муниципальные органы, определенные в соответствии с <text:a xlink:type="simple" xlink:href="http://ivo.garant.ru/document/redirect/12112604/0">Бюджетным кодексом</text:a> Российской Федерации наиболее значимые учреждения науки, образования, культуры и здравоохранения на основании <text:span text:style-name="s8">правил</text:span> нормирования, установленных в соответствии с <text:a xlink:type="simple" xlink:href="#anchor194">частью 4</text:a> настоящей статьи, утверждают <text:span text:style-name="s8">требования</text:span> к закупаемым ими, их территориальными органами (подразделениями) и подведомственными им казенными учреждениями, бюджетными учреждениями и государственными, муниципальными унитарными предприятиями отдельным видам товаров, работ, услуг (в том числе предельные цены товаров, работ, услуг) и (или) <text:span text:style-name="s8">нормативные затраты</text:span> на обеспечение функций указанных органов и подведомственных им казенных учреждений.</text:p>
      <text:p text:style-name="s22header">Информация об изменениях:</text:p>
      <text:p text:style-name="s22"><text:bookmark text:name="anchor196"/><text:a xlink:type="simple" xlink:href="http://ivo.garant.ru/document/redirect/70833158/136">Федеральным законом</text:a> от 31 декабря 2014 г. N 498-ФЗ в часть 6 статьи 19 внесены изменения</text:p>
      <text:p text:style-name="s22"><text:a xlink:type="simple" xlink:href="http://ivo.garant.ru/document/redirect/57501138/196">См. текст части в предыдущей редакции</text:a></text:p>
      <text:p text:style-name="s1">6. Правила нормирования, требования к отдельным видам товаров, работ, услуг (в том числе предельные цены товаров, работ, услуг) и (или) нормативные затраты на обеспечение функций государственных органов, органов управления государственными внебюджетными фондами, муниципальных органов (включая соответственно территориальные органы и подведомственные казенные учреждения) подлежат размещению в единой информационной системе.</text:p>
      <text:p text:style-name="s22header">Информация об изменениях:</text:p>
      <text:p text:style-name="s22"><text:bookmark text:name="anchor197"/>Статья 19 дополнена частью 7 с 1 июля 2018 г. - <text:a xlink:type="simple" xlink:href="http://ivo.garant.ru/document/redirect/71848834/1703">Федеральный закон</text:a> от 31 декабря 2017 г. N 504-ФЗ</text:p>
      <text:p text:style-name="s1">7. Государственная корпорация по атомной энергии "Росатом", Государственная корпорация по космической деятельности "Роскосмос" утверждают в соответствии с правилами нормирования, предусмотренными <text:a xlink:type="simple" xlink:href="#anchor194">частью 4</text:a> настоящей статьи, <text:a xlink:type="simple" xlink:href="http://ivo.garant.ru/document/redirect/412188820/1000">требования</text:a> к закупаемым ими и подведомственными им организациями отдельным видам товаров, работ, услуг (в том числе предельные цены товаров, работ, услуг) и (или) <text:a xlink:type="simple" xlink:href="http://ivo.garant.ru/document/redirect/407671432/1000">нормативные затраты</text:a> на обеспечение их функций.</text:p>
      <text:p text:style-name="s1"/>
      <text:p text:style-name="s22header">Информация об изменениях:</text:p>
      <text:p text:style-name="s22"><text:bookmark text:name="anchor20"/>Статья 20 изменена с 1 января 2022 г. - <text:a xlink:type="simple" xlink:href="http://ivo.garant.ru/document/redirect/401423520/57">Федеральный закон</text:a> от 2 июля 2021 г. N 360-ФЗ</text:p>
      <text:p text:style-name="s22"><text:a xlink:type="simple" xlink:href="http://ivo.garant.ru/document/redirect/77312405/20">См. предыдущую редакцию</text:a></text:p>
      <text:p text:style-name="s9header">ГАРАНТ:</text:p>
      <text:p text:style-name="s9">Обязательное общественное обсуждение закупок, включенных в план-график закупок на 2022 год и плановый период 2023 и 2024 годов в 2021 году, <text:a xlink:type="simple" xlink:href="http://ivo.garant.ru/document/redirect/401423520/82">проводится</text:a> по <text:a xlink:type="simple" xlink:href="http://ivo.garant.ru/document/redirect/77312405/20">правилам</text:a>, действовавшим до 1 января 2022 г.</text:p>
      <text:p text:style-name="s15"><text:span text:style-name="s10">Статья 20.</text:span> Общественное обсуждение закупок</text:p>
      <text:p text:style-name="s9header">ГАРАНТ:</text:p>
      <text:p text:style-name="s9">См. <text:a xlink:type="simple" xlink:href="http://ivo.garant.ru/document/redirect/77182156/0">Энциклопедии</text:a> и другие комментарии к статье 20 настоящего Федерального закона</text:p>
      <text:p text:style-name="s1"><text:bookmark text:name="anchor2001"/>1. Общественное обсуждение закупок проводится заказчиком в целях публичного обсуждения соответствия планируемой закупки требованиям законодательства Российской Федерации и иных нормативных правовых актов о контрактной системе в сфере закупок.</text:p>
      <text:p text:style-name="s1"><text:bookmark text:name="anchor2002"/>2. Общественное обсуждение закупок проводится в случае проведения конкурсов и аукционов при начальной (максимальной) цене контракта, составляющей два миллиарда рублей и более, за исключением случаев:</text:p>
      <text:p text:style-name="s1"><text:bookmark text:name="anchor20021"/>1) осуществления закупок путем проведения закрытых способов определения поставщиков (подрядчиков, исполнителей);</text:p>
      <text:p text:style-name="s1"><text:bookmark text:name="anchor20022"/>2) осуществления закупок для обеспечения федеральных нужд в рамках государственного оборонного заказа.</text:p>
      <text:p text:style-name="s22header">Информация об изменениях:</text:p>
      <text:p text:style-name="s22"><text:bookmark text:name="anchor2003"/>Часть 3 изменена с 19 августа 2024 г. - <text:a xlink:type="simple" xlink:href="http://ivo.garant.ru/document/redirect/409493579/5905">Федеральный закон</text:a> от 8 августа 2024 г. N 232-ФЗ</text:p>
      <text:p text:style-name="s22"><text:a xlink:type="simple" xlink:href="http://ivo.garant.ru/document/redirect/76839266/2003">См. предыдущую редакцию</text:a></text:p>
      <text:p text:style-name="s1">3. Правительство Российской Федерации, высший исполнительный орган субъекта Российской Федерации, местная администрация вправе снизить размер начальной (максимальной) цены контракта, при которой в соответствии с <text:a xlink:type="simple" xlink:href="#anchor2002">частью 2</text:a> настоящей статьи проводится общественное обсуждение закупок для обеспечения соответственно федеральных нужд, нужд субъектов Российской Федерации, муниципальных нужд.</text:p>
      <text:p text:style-name="s1"><text:bookmark text:name="anchor2004"/>4. Закупки, подлежащие общественному обсуждению в соответствии с <text:a xlink:type="simple" xlink:href="#anchor2002">частями 2</text:a> и <text:a xlink:type="simple" xlink:href="#anchor2003">3</text:a> настоящей статьи, не могут быть осуществлены без проведения такого обсуждения.</text:p>
      <text:p text:style-name="s1"><text:bookmark text:name="anchor2005"/>5. Общественное обсуждение закупки начинается с момента размещения в единой информационной системе плана-графика, содержащего информацию о закупке, подлежащей общественному обсуждению, и заканчивается в последний день срока, предусмотренного в соответствии с <text:a xlink:type="simple" xlink:href="#anchor361">частью 1 статьи 36</text:a> настоящего Федерального закона для отмены закупки. В случае отмены закупки в соответствии с настоящим Федеральным законом общественное обсуждение такой закупки заканчивается с момента размещения в соответствии с <text:a xlink:type="simple" xlink:href="#anchor362">частью 2 статьи 36</text:a> настоящего Федерального закона в единой информационной системе извещения об отмене закупки. При этом, если настоящим Федеральным законом не предусмотрено формирование плана-графика, общественное обсуждение закупки начинается с момента размещения извещения об осуществлении закупки в единой информационной системе.</text:p>
      <text:p text:style-name="s1"><text:bookmark text:name="anchor2006"/>6. В общественном обсуждении закупки могут на равных условиях принимать участие любые юридические и физические лица, в том числе зарегистрированные в качестве индивидуальных предпринимателей, государственные органы и органы местного самоуправления путем размещения в период проведения общественного обсуждения замечаний и (или) предложений на официальном сайте после регистрации в единой информационной системе, осуществляемой для целей участия в общественном обсуждении закупок в соответствии с порядком функционирования такой информационной системы, установленным в соответствии с <text:a xlink:type="simple" xlink:href="#anchor4002">частью 2 статьи 4</text:a> настоящего Федерального закона. Такие замечания и (или) предложения размещаются на официальном сайте после прохождения предварительной проверки на предмет исключения замечаний и (или) предложений, содержащих нецензурную брань, осуществляемой одним или несколькими федеральными органами исполнительной власти, определенными в соответствии с <text:a xlink:type="simple" xlink:href="#anchor406">частью 6 статьи 4</text:a> настоящего Федерального закона, не позднее одного дня, следующего за днем их поступления.</text:p>
      <text:p text:style-name="s1"><text:bookmark text:name="anchor2007"/>7. Заказчик в течение двух рабочих дней со дня, следующего за днем размещения на официальном сайте замечаний и (или) предложений, предусмотренных <text:a xlink:type="simple" xlink:href="#anchor2006">частью 6</text:a> настоящей статьи, размещает на официальном сайте мотивированные ответы по существу таких замечаний и (или) предложений.</text:p>
      <text:p text:style-name="s1"><text:bookmark text:name="anchor2008"/>8. По результатам рассмотрения замечаний и (или) предложений участников общественного обсуждения заказчик вправе в соответствии с настоящим Федеральным законом внести изменения в план-график, извещение об осуществлении закупки, проект контракта или отменить закупку.</text:p>
      <text:p text:style-name="s1"/>
      <text:p text:style-name="s1"><text:bookmark text:name="anchor21"/><text:span text:style-name="s10">Статья 21</text:span>. Утратила силу с 1 октября 2019 г. - <text:a xlink:type="simple" xlink:href="http://ivo.garant.ru/document/redirect/72235286/108">Федеральный закон</text:a> от 1 мая 2019 г. N 71-ФЗ</text:p>
      <text:p text:style-name="s22header">Информация об изменениях:</text:p>
      <text:p text:style-name="s22"><text:a xlink:type="simple" xlink:href="http://ivo.garant.ru/document/redirect/77676500/21">См. предыдущую редакцию</text:a></text:p>
      <text:p text:style-name="s22"/>
      <text:p text:style-name="s22header">Информация об изменениях:</text:p>
      <text:p text:style-name="s22"><text:bookmark text:name="anchor22"/>Наименование изменено с 1 июля 2019 г.- <text:a xlink:type="simple" xlink:href="http://ivo.garant.ru/document/redirect/72235286/1091">Федеральный закон</text:a> от 1 мая 2019 г. N 71-ФЗ</text:p>
      <text:p text:style-name="s22"><text:a xlink:type="simple" xlink:href="http://ivo.garant.ru/document/redirect/77673809/22">См. предыдущую редакцию</text:a></text:p>
      <text:p text:style-name="s15"><text:span text:style-name="s10">Статья 22</text:span>. Начальная (максимальная) цена контракта, цена контракта, заключаемого с единственным поставщиком (подрядчиком, исполнителем), начальная сумма цен единиц товара, работы, услуги</text:p>
      <text:p text:style-name="s9header">ГАРАНТ:</text:p>
      <text:p text:style-name="s9">См. <text:span text:style-name="s8">Энциклопедии</text:span>, <text:a xlink:type="simple" xlink:href="http://ivo.garant.ru/document/redirect/77531070/0">позиции высших судов</text:a> и другие комментарии к статье 22 настоящего Федерального закона</text:p>
      <text:p text:style-name="s9">См. <text:a xlink:type="simple" xlink:href="http://ivo.garant.ru/document/redirect/5522556/0">схему</text:a> "Методы определения начальной цены контракта"</text:p>
      <text:p text:style-name="s1"><text:bookmark text:name="anchor221"/>1. Начальная (максимальная) цена контракта и в предусмотренных настоящим Федеральным законом <text:a xlink:type="simple" xlink:href="#anchor934">случаях</text:a> цена контракта, заключаемого с единственным поставщиком (подрядчиком, исполнителем), определяются и обосновываются заказчиком посредством применения следующего метода или нескольких следующих методов:</text:p>
      <text:p text:style-name="s1"><text:bookmark text:name="anchor2211"/>1) метод сопоставимых рыночных цен (анализа рынка);</text:p>
      <text:p text:style-name="s1"><text:bookmark text:name="anchor2212"/>2) нормативный метод;</text:p>
      <text:p text:style-name="s1"><text:bookmark text:name="anchor2213"/>3) тарифный метод;</text:p>
      <text:p text:style-name="s1"><text:bookmark text:name="anchor2214"/>4) проектно-сметный метод;</text:p>
      <text:p text:style-name="s1"><text:bookmark text:name="anchor2215"/>5) затратный метод.</text:p>
      <text:p text:style-name="s1"><text:bookmark text:name="anchor222"/>2. <text:a xlink:type="simple" xlink:href="http://ivo.garant.ru/document/redirect/70473958/1300">Метод</text:a> сопоставимых рыночных цен (анализа рынка) заключается в установлении начальной (максимальной) цены контракта, цены контракта, заключаемого с единственным поставщиком (подрядчиком, исполнителем), на основании информации о рыночных ценах идентичных товаров, работ, услуг, планируемых к закупкам, или при их отсутствии однородных товаров, работ, услуг.</text:p>
      <text:p text:style-name="s1"><text:bookmark text:name="anchor223"/>3. При применении метода сопоставимых рыночных цен (анализа рынка) информация о ценах товаров, работ, услуг должна быть получена с учетом сопоставимых с условиями планируемой закупки коммерческих и (или) финансовых условий поставок товаров, выполнения работ, оказания услуг.</text:p>
      <text:p text:style-name="s1"><text:bookmark text:name="anchor224"/>4. При применении метода сопоставимых рыночных цен (анализа рынка) заказчик может использовать обоснованные им коэффициенты или индексы для пересчета цен товаров, работ, услуг с учетом различий в характеристиках товаров, коммерческих и (или) финансовых условий поставок товаров, выполнения работ, оказания услуг.</text:p>
      <text:p text:style-name="s22header">Информация об изменениях:</text:p>
      <text:p text:style-name="s22"><text:bookmark text:name="anchor225"/>Часть 5 изменена с 16 апреля 2022 г. - <text:a xlink:type="simple" xlink:href="http://ivo.garant.ru/document/redirect/404488108/2301">Федеральный закон</text:a> от 16 апреля 2022 г. N 104-ФЗ</text:p>
      <text:p text:style-name="s22"><text:a xlink:type="simple" xlink:href="http://ivo.garant.ru/document/redirect/76800887/225">См. предыдущую редакцию</text:a></text:p>
      <text:p text:style-name="s1">5. В целях применения метода сопоставимых рыночных цен (анализа рынка) могут использоваться общедоступная информация о рыночных ценах товаров, работ, услуг в соответствии с <text:a xlink:type="simple" xlink:href="#anchor2218">частью 18</text:a> настоящей статьи, информация о ценах товаров, работ, услуг, полученная по запросу заказчика у поставщиков (подрядчиков, исполнителей), осуществляющих поставки идентичных товаров, работ, услуг, планируемых к закупкам, или при их отсутствии однородных товаров, работ, услуг (в случае получения такой информации заказчиком), а также информация, полученная в результате размещения запросов цен товаров, работ, услуг в единой информационной системе (в случае получения такой информации заказчиком).</text:p>
      <text:p text:style-name="s1"><text:bookmark text:name="anchor226"/>6. Метод сопоставимых рыночных цен (анализа рынка) является приоритетным для определения и обоснования начальной (максимальной) цены контракта, цены контракта, заключаемого с единственным поставщиком (подрядчиком, исполнителем). Использование иных методов допускается в случаях, предусмотренных <text:a xlink:type="simple" xlink:href="#anchor227">частями 7-11</text:a> настоящей статьи.</text:p>
      <text:p text:style-name="s1"><text:bookmark text:name="anchor227"/>7. <text:a xlink:type="simple" xlink:href="http://ivo.garant.ru/document/redirect/70473958/1400">Нормативный метод</text:a> заключается в расчете начальной (максимальной) цены контракта, цены контракта, заключаемого с единственным поставщиком (подрядчиком, исполнителем), на основе требований к закупаемым товарам, работам, услугам, установленных в соответствии со <text:a xlink:type="simple" xlink:href="#anchor19">статьей 19</text:a> настоящего Федерального закона в случае, если такие требования предусматривают установление предельных цен товаров, работ, услуг.</text:p>
      <text:p text:style-name="s22header">Информация об изменениях:</text:p>
      <text:p text:style-name="s22"><text:bookmark text:name="anchor228"/><text:a xlink:type="simple" xlink:href="http://ivo.garant.ru/document/redirect/70552632/46501">Федеральным законом</text:a> от 28 декабря 2013 г. N 396-ФЗ в часть 8 статьи 22 внесены изменения, <text:a xlink:type="simple" xlink:href="http://ivo.garant.ru/document/redirect/70552632/48001">вступающие в силу</text:a> с 1 января 2014 г.</text:p>
      <text:p text:style-name="s22"><text:a xlink:type="simple" xlink:href="http://ivo.garant.ru/document/redirect/58047689/228">См. текст части в предыдущей редакции</text:a></text:p>
      <text:p text:style-name="s1">8. <text:a xlink:type="simple" xlink:href="http://ivo.garant.ru/document/redirect/70473958/1500">Тарифный метод</text:a> применяется заказчиком, если в соответствии с законодательством Российской Федерации цены закупаемых товаров, работ, услуг для обеспечения государственных и муниципальных нужд подлежат государственному регулированию или установлены муниципальными правовыми актами. В этом случае начальная (максимальная) цена контракта, цена контракта, заключаемого с единственным поставщиком (подрядчиком, исполнителем), определяются по регулируемым ценам (тарифам) на товары, работы, услуги.</text:p>
      <text:p text:style-name="s1"><text:bookmark text:name="anchor229"/>9. <text:a xlink:type="simple" xlink:href="http://ivo.garant.ru/document/redirect/70473958/1600">Проектно-сметный метод</text:a> заключается в определении начальной (максимальной) цены контракта, цены контракта, заключаемого с единственным поставщиком (подрядчиком, исполнителем), на:</text:p>
      <text:p text:style-name="s22header">Информация об изменениях:</text:p>
      <text:p text:style-name="s22"><text:bookmark text:name="anchor2291"/>Пункт 1 изменен с 19 августа 2024 г. - <text:a xlink:type="simple" xlink:href="http://ivo.garant.ru/document/redirect/409493579/5924">Федеральный закон</text:a> от 8 августа 2024 г. N 232-ФЗ</text:p>
      <text:p text:style-name="s22"><text:a xlink:type="simple" xlink:href="http://ivo.garant.ru/document/redirect/76839266/2291">См. предыдущую редакцию</text:a></text:p>
      <text:p text:style-name="s1">1) строительство, реконструкцию, капитальный ремонт, снос объекта капитального строительства на основании проектной документации в соответствии с методиками и нормативами (государственными элементными сметными нормами) строительных работ и специальных строительных работ, утвержденными в соответствии с компетенцией федеральным органом исполнительной власти, осуществляющим функции по выработке государственной политики и нормативно-правовому регулированию в сфере строительства, или исполнительным органом субъекта Российской Федерации;</text:p>
      <text:p text:style-name="s1"><text:bookmark text:name="anchor2292"/>2) проведение работ по сохранению объектов культурного наследия (памятников истории и культуры) народов Российской Федерации, за исключением научно-методического руководства, технического и авторского надзора, на основании согласованной в <text:a xlink:type="simple" xlink:href="http://ivo.garant.ru/document/redirect/412708029/1000">порядке</text:a>, установленном законодательством Российской Федерации, проектной документации на проведение работ по сохранению объектов культурного наследия и в соответствии с реставрационными нормами и правилами, утвержденными федеральным органом исполнительной власти, уполномоченным Правительством Российской Федерации в области государственной охраны объектов культурного наследия.</text:p>
      <text:p text:style-name="s22header">Информация об изменениях:</text:p>
      <text:p text:style-name="s22"><text:bookmark text:name="anchor22911"/><text:a xlink:type="simple" xlink:href="http://ivo.garant.ru/document/redirect/70669660/16">Федеральным законом</text:a> от 4 июня 2014 г. N 140-ФЗ статья 22 дополнена частью 9.1</text:p>
      <text:p text:style-name="s1">9.1. Проектно-сметный метод может применяться при определении и обосновании начальной (максимальной) цены контракта, цены контракта, заключаемого с единственным поставщиком (подрядчиком, исполнителем), на текущий ремонт зданий, строений, сооружений, помещений.</text:p>
      <text:p text:style-name="s22header">Информация об изменениях:</text:p>
      <text:p text:style-name="s22"><text:bookmark text:name="anchor22912"/>Статья 22 дополнена частью 9.2 с 27 июня 2019 г. - <text:a xlink:type="simple" xlink:href="http://ivo.garant.ru/document/redirect/72280940/9001">Федеральный закон</text:a> от 27 июня 2019 г. N 151-ФЗ</text:p>
      <text:p text:style-name="s1">9.2. Определение начальной (максимальной) цены контракта, цены контракта, заключаемого с единственным поставщиком (подрядчиком, исполнителем), предметом которых являются строительство, реконструкция, капитальный ремонт, снос объектов капитального строительства, выполнение работ по сохранению объектов культурного наследия, с использованием проектно-сметного метода осуществляется в порядке, установленном настоящим Федеральным законом, исходя из сметной стоимости строительства, реконструкции, капитального ремонта объектов капитального строительства, определенной в соответствии со <text:a xlink:type="simple" xlink:href="http://ivo.garant.ru/document/redirect/12138258/83">статьей 8.3</text:a> Градостроительного кодекса Российской Федерации.</text:p>
      <text:p text:style-name="s1"><text:bookmark text:name="anchor2210"/>10. <text:a xlink:type="simple" xlink:href="http://ivo.garant.ru/document/redirect/70473958/1700">Затратный метод</text:a> применяется в случае невозможности применения иных методов, предусмотренных <text:a xlink:type="simple" xlink:href="#anchor2211">пунктами 1 - 4 части 1</text:a> настоящей статьи, или в дополнение к иным методам. Данный метод заключается в определении начальной (максимальной) цены контракта, цены контракта, заключаемого с единственным поставщиком (подрядчиком, исполнителем), как суммы произведенных затрат и обычной для определенной сферы деятельности прибыли. При этом учитываются обычные в подобных случаях прямые и косвенные затраты на производство или приобретение и (или) реализацию товаров, работ, услуг, затраты на транспортировку, хранение, страхование и иные затраты.</text:p>
      <text:p text:style-name="s22header">Информация об изменениях:</text:p>
      <text:p text:style-name="s22"><text:bookmark text:name="anchor22110"/>Часть 11 изменена с 1 января 2022 г. - <text:a xlink:type="simple" xlink:href="http://ivo.garant.ru/document/redirect/401423520/58">Федеральный закон</text:a> от 2 июля 2021 г. N 360-ФЗ</text:p>
      <text:p text:style-name="s22"><text:a xlink:type="simple" xlink:href="http://ivo.garant.ru/document/redirect/77312405/22110">См. предыдущую редакцию</text:a></text:p>
      <text:p text:style-name="s1">11. Информация об обычной прибыли, о прямых и косвенных затратах для определенной сферы деятельности может быть получена заказчиком исходя из анализа контрактов, размещенных в единой информационной системе, других общедоступных источников информации, в том числе информации информационно-ценовых агентств, общедоступных результатов изучения рынка, а также результатов изучения рынка, проведенного по инициативе заказчика.</text:p>
      <text:p text:style-name="s1"><text:bookmark text:name="anchor22120"/>12. В случае невозможности применения для определения начальной (максимальной) цены контракта, цены контракта, заключаемого с единственным поставщиком (подрядчиком, исполнителем), методов, указанных в <text:a xlink:type="simple" xlink:href="#anchor221">части 1</text:a> настоящей статьи, заказчик вправе применить иные методы. В этом случае в обоснование начальной (максимальной) цены контракта, цены контракта, заключаемого с единственным поставщиком (подрядчиком, исполнителем), заказчик обязан включить обоснование невозможности применения указанных методов.</text:p>
      <text:p text:style-name="s1"><text:bookmark text:name="anchor22130"/>13. Идентичными товарами, работами, услугами признаются товары, работы, услуги, имеющие одинаковые характерные для них основные признаки. При определении идентичности товаров незначительные различия во внешнем виде таких товаров могут не учитываться. При определении идентичности работ, услуг учитываются характеристики подрядчика, исполнителя, их деловая репутация на рынке.</text:p>
      <text:p text:style-name="s1"><text:bookmark text:name="anchor22140"/>14. Однородными товарами признаются товары, которые, не являясь идентичными, имеют сходные характеристики и состоят из схожих компонентов, что позволяет им выполнять одни и те же функции и (или) быть коммерчески взаимозаменяемыми. При определении однородности товаров учитываются их качество, репутация на рынке, страна происхождения.</text:p>
      <text:p text:style-name="s1"><text:bookmark text:name="anchor22150"/>15. Однородными работами, услугами признаются работы, услуги, которые, не являясь идентичными, имеют сходные характеристики, что позволяет им быть коммерчески и (или) функционально взаимозаменяемыми. При определении однородности работ, услуг учитываются их качество, репутация на рынке, а также вид работ, услуг, их объем, уникальность и коммерческая взаимозаменяемость.</text:p>
      <text:p text:style-name="s1"><text:bookmark text:name="anchor2216"/>16. Коммерческие и (или) финансовые условия поставок товаров, выполнения работ, оказания услуг признаются сопоставимыми, если различия между такими условиями не оказывают существенного влияния на соответствующие результаты или эти различия могут быть учтены с применением соответствующих корректировок таких условий.</text:p>
      <text:p text:style-name="s22header">Информация об изменениях:</text:p>
      <text:p text:style-name="s22"><text:bookmark text:name="anchor2217"/>Часть 17 изменена с 9 мая 2023 г. - <text:a xlink:type="simple" xlink:href="http://ivo.garant.ru/document/redirect/406812035/1">Федеральный закон</text:a> от 28 апреля 2023 г. N 154-ФЗ</text:p>
      <text:p text:style-name="s22"><text:a xlink:type="simple" xlink:href="http://ivo.garant.ru/document/redirect/76819422/2217">См. предыдущую редакцию</text:a></text:p>
      <text:p text:style-name="s1">17. Определение идентичности и однородности товаров, работ, услуг для обеспечения государственных и муниципальных нужд, сопоставимости коммерческих и (или) финансовых условий поставок товаров, выполнения работ, оказания услуг может осуществляться в соответствии с методическими рекомендациями, предусмотренными <text:a xlink:type="simple" xlink:href="#anchor2220">частью 20</text:a> настоящей статьи.</text:p>
      <text:p text:style-name="s1"><text:bookmark text:name="anchor2218"/>18. К общедоступной информации о ценах товаров, работ, услуг для обеспечения государственных и муниципальных нужд, которая может быть использована для целей определения начальной (максимальной) цены контракта, цены контракта, заключаемого с единственным поставщиком (подрядчиком, исполнителем), относятся:</text:p>
      <text:p text:style-name="s1"><text:bookmark text:name="anchor22181"/>1) информация о ценах товаров, работ, услуг, содержащаяся в контрактах, которые исполнены и по которым не взыскивались неустойки (штрафы, пени) в связи с неисполнением или ненадлежащим исполнением обязательств, предусмотренных этими контрактами;</text:p>
      <text:p text:style-name="s1"><text:bookmark text:name="anchor22182"/>2) информация о ценах товаров, работ, услуг, содержащаяся в рекламе, каталогах, описаниях товаров и в других предложениях, обращенных к неопределенному кругу лиц и признаваемых в соответствии с <text:a xlink:type="simple" xlink:href="http://ivo.garant.ru/document/redirect/10164072/494">гражданским законодательством</text:a> публичными офертами;</text:p>
      <text:p text:style-name="s22header">Информация об изменениях:</text:p>
      <text:p text:style-name="s22"><text:bookmark text:name="anchor22183"/>Пункт 3 изменен с 16 апреля 2022 г. - <text:a xlink:type="simple" xlink:href="http://ivo.garant.ru/document/redirect/404488108/2302">Федеральный закон</text:a> от 16 апреля 2022 г. N 104-ФЗ</text:p>
      <text:p text:style-name="s22"><text:a xlink:type="simple" xlink:href="http://ivo.garant.ru/document/redirect/76800887/22183">См. предыдущую редакцию</text:a></text:p>
      <text:p text:style-name="s1">3) информация о котировках на российских биржах;</text:p>
      <text:p text:style-name="s1"><text:bookmark text:name="anchor22184"/>4) информация о котировках на электронных площадках;</text:p>
      <text:p text:style-name="s1"><text:bookmark text:name="anchor22185"/>5) данные государственной статистической отчетности о ценах товаров, работ, услуг;</text:p>
      <text:p text:style-name="s1"><text:bookmark text:name="anchor22186"/>6) информация о ценах товаров, работ, услуг, содержащаяся в официальных источниках информации уполномоченных государственных органов и муниципальных органов в соответствии с законодательством Российской Федерации, законодательством субъектов Российской Федерации, муниципальными нормативными правовыми актами, в официальных источниках информации иностранных государств, международных организаций или иных общедоступных изданиях;</text:p>
      <text:p text:style-name="s1"><text:bookmark text:name="anchor22187"/>7) информация о рыночной стоимости объектов оценки, определенной в соответствии с законодательством, регулирующим оценочную деятельность в Российской Федерации, или законодательством иностранных государств;</text:p>
      <text:p text:style-name="s1"><text:bookmark text:name="anchor22188"/>8) информация информационно-ценовых агентств, общедоступные результаты изучения рынка, а также результаты изучения рынка, проведенного по инициативе заказчика, в том числе на основании контракта, при условии раскрытия методологии расчета цен, иные источники информации.</text:p>
      <text:p text:style-name="s22header">Информация об изменениях:</text:p>
      <text:p text:style-name="s22"><text:bookmark text:name="anchor220181"/>Статья 22 дополнена частью 18.1 с 16 апреля 2022 г. - <text:a xlink:type="simple" xlink:href="http://ivo.garant.ru/document/redirect/404488108/2303">Федеральный закон</text:a> от 16 апреля 2022 г. N 104-ФЗ</text:p>
      <text:p text:style-name="s1">18.1. Определение и обоснование начальной (максимальной) цены контракта, цены контракта, заключаемого с единственным поставщиком (подрядчиком, исполнителем), с использованием иностранной валюты не допускается, за исключением случая обоснования и определения таких цен заказчиком, осуществляющим деятельность на территории иностранного государства.</text:p>
      <text:p text:style-name="s1"><text:bookmark text:name="anchor2219"/>19. Правительство Российской Федерации вправе установить для отдельных видов, групп товаров, работ, услуг для обеспечения государственных и муниципальных нужд исчерпывающий <text:a xlink:type="simple" xlink:href="http://ivo.garant.ru/document/redirect/412492214/1000">перечень</text:a> источников информации, которые могут быть использованы для целей определения начальной (максимальной) цены контракта, цены контракта, заключаемого с единственным поставщиком (подрядчиком, исполнителем).</text:p>
      <text:p text:style-name="s22header">Информация об изменениях:</text:p>
      <text:p text:style-name="s22"><text:bookmark text:name="anchor2220"/>Часть 20 изменена с 1 июля 2019 г.- <text:a xlink:type="simple" xlink:href="http://ivo.garant.ru/document/redirect/72235286/1093">Федеральный закон</text:a> от 1 мая 2019 г. N 71-ФЗ</text:p>
      <text:p text:style-name="s22"><text:a xlink:type="simple" xlink:href="http://ivo.garant.ru/document/redirect/77673809/2220">См. предыдущую редакцию</text:a></text:p>
      <text:p text:style-name="s1">20. <text:a xlink:type="simple" xlink:href="http://ivo.garant.ru/document/redirect/70473958/1000">Методические рекомендации</text:a> по применению методов определения начальной (максимальной) цены контракта, цены контракта, заключаемого с единственным поставщиком (подрядчиком, исполнителем), начальной цены единицы товара, работы, услуги устанавливаются федеральным органом исполнительной власти по регулированию контрактной системы в сфере закупок.</text:p>
      <text:p text:style-name="s22header">Информация об изменениях:</text:p>
      <text:p text:style-name="s22"><text:bookmark text:name="anchor222201"/>Часть 20.1 изменена с 19 августа 2024 г. - <text:a xlink:type="simple" xlink:href="http://ivo.garant.ru/document/redirect/409493579/5925">Федеральный закон</text:a> от 8 августа 2024 г. N 232-ФЗ</text:p>
      <text:p text:style-name="s22"><text:a xlink:type="simple" xlink:href="http://ivo.garant.ru/document/redirect/76839266/222201">См. предыдущую редакцию</text:a></text:p>
      <text:p text:style-name="s1">20.1. Высшим исполнительным органом субъекта Российской Федерации в дополнение к методическим рекомендациям, предусмотренным <text:a xlink:type="simple" xlink:href="#anchor2220">частью 20</text:a> настоящей статьи, могут быть установлены методические рекомендации по применению методов определения начальной (максимальной) цены контракта, цены контракта, заключаемого с единственным поставщиком (подрядчиком, исполнителем), начальной цены единицы товара, работы, услуги для обеспечения нужд субъектов Российской Федерации, в том числе предусматривающие рекомендации по обоснованию и применению иных методов определения начальной (максимальной) цены контракта, цены контракта, заключаемого с единственным поставщиком (подрядчиком, исполнителем), начальной цены единицы товара, работы, услуги в соответствии с <text:a xlink:type="simple" xlink:href="#anchor22120">частью 12</text:a> настоящей статьи.</text:p>
      <text:p text:style-name="s22header">Информация об изменениях:</text:p>
      <text:p text:style-name="s22"><text:bookmark text:name="anchor2221"/>Часть 21 изменена с 1 июля 2019 г.- <text:a xlink:type="simple" xlink:href="http://ivo.garant.ru/document/redirect/72235286/1095">Федеральный закон</text:a> от 1 мая 2019 г. N 71-ФЗ</text:p>
      <text:p text:style-name="s22"><text:a xlink:type="simple" xlink:href="http://ivo.garant.ru/document/redirect/77673809/2221">См. предыдущую редакцию</text:a></text:p>
      <text:p text:style-name="s1">21. Особенности определения начальной (максимальной) цены контракта, цены контракта, заключаемого с единственным поставщиком (подрядчиком, исполнителем), начальной цены единицы товара, работы, услуги при осуществлении включаемых в состав государственного оборонного заказа закупок товаров, работ, услуг для обеспечения федеральных нужд устанавливаются в соответствии с <text:a xlink:type="simple" xlink:href="http://ivo.garant.ru/document/redirect/70291366/604">Федеральным законом</text:a> от 29 декабря 2012 года N 275-ФЗ "О государственном оборонном заказе".</text:p>
      <text:p text:style-name="s9header">ГАРАНТ:</text:p>
      <text:p text:style-name="s9">См. <text:a xlink:type="simple" xlink:href="http://ivo.garant.ru/document/redirect/71825654/1000">Положение</text:a> о государственном регулировании цен на продукцию, поставляемую по государственному оборонному заказу, утвержденное <text:a xlink:type="simple" xlink:href="http://ivo.garant.ru/document/redirect/71825654/0">постановлением</text:a> Правительства РФ от 2 декабря 2017 г. N 1465</text:p>
      <text:p text:style-name="s22header">Информация об изменениях:</text:p>
      <text:p text:style-name="s22"><text:bookmark text:name="anchor22211"/>Часть 21.1 изменена с 14 февраля 2024 г. - <text:a xlink:type="simple" xlink:href="http://ivo.garant.ru/document/redirect/408538931/1101">Федеральный закон</text:a> от 14 февраля 2024 г. N 17-ФЗ</text:p>
      <text:p text:style-name="s22"><text:a xlink:type="simple" xlink:href="http://ivo.garant.ru/document/redirect/76828557/22211">См. предыдущую редакцию</text:a></text:p>
      <text:p text:style-name="s1">21.1. Особенности определения цены контракта, заключаемого с единственным поставщиком, подрядчиком, исполнителем, при приобретении жилых помещений, которые соответствуют <text:a xlink:type="simple" xlink:href="http://ivo.garant.ru/document/redirect/74173279/1000">условиям</text:a> отнесения к стандартному жилью, установленным уполномоченным федеральным органом исполнительной власти, и построены на земельных участках, переданных единым институтом развития в жилищной сфере в безвозмездное пользование или аренду для строительства стандартного жилья, для комплексного развития территории, в рамках которого предусматривается в том числе строительство стандартного жилья, либо для строительства в минимально требуемом объеме стандартного жилья, для комплексного развития территории, в рамках которого предусматриваются в том числе строительство в минимально требуемом объеме стандартного жилья и иное жилищное строительство, в соответствии с <text:a xlink:type="simple" xlink:href="http://ivo.garant.ru/document/redirect/12161615/0">Федеральным законом</text:a> от 24 июля 2008 года N 161-ФЗ "О содействии развитию жилищного строительства, созданию объектов туристской инфраструктуры и иному развитию территорий", устанавливаются указанным Федеральным законом.</text:p>
      <text:p text:style-name="s22header">Информация об изменениях:</text:p>
      <text:p text:style-name="s22"><text:bookmark text:name="anchor22212"/><text:a xlink:type="simple" xlink:href="http://ivo.garant.ru/document/redirect/71129200/4101">Федеральным законом</text:a> от 13 июля 2015 г. N 220-ФЗ статья 22 настоящего Федерального закона дополнена частью 21.2</text:p>
      <text:p text:style-name="s1">21.2. Особенности определения начальной (максимальной) цены контракта, цены контракта, заключаемого с единственным подрядчиком, на выполнение работ, связанных с осуществлением регулярных перевозок пассажиров и багажа автомобильным транспортом и городским наземным электрическим транспортом, устанавливаются <text:a xlink:type="simple" xlink:href="http://ivo.garant.ru/document/redirect/71129200/14">федеральным законом</text:a>, регулирующим отношения по организации регулярных перевозок пассажиров и багажа автомобильным транспортом и городским наземным электрическим транспортом.</text:p>
      <text:p text:style-name="s22header">Информация об изменениях:</text:p>
      <text:p text:style-name="s22"><text:bookmark text:name="anchor2222"/>Часть 22 изменена с 1 июля 2019 г.- <text:a xlink:type="simple" xlink:href="http://ivo.garant.ru/document/redirect/72235286/1096">Федеральный закон</text:a> от 1 мая 2019 г. N 71-ФЗ</text:p>
      <text:p text:style-name="s22"><text:a xlink:type="simple" xlink:href="http://ivo.garant.ru/document/redirect/77673809/2222">См. предыдущую редакцию</text:a></text:p>
      <text:p text:style-name="s1">22. Правительство Российской Федерации вправе определить <text:span text:style-name="s8">сферы деятельности</text:span>, в которых при осуществлении закупок устанавливается <text:span text:style-name="s8">порядок</text:span> определения начальной (максимальной) цены контракта, цены контракта, заключаемого с единственным поставщиком (подрядчиком, исполнителем), начальной цены единицы товара, работы, услуги и <text:span text:style-name="s8">федеральные органы исполнительной власти</text:span>, Государственную корпорацию по атомной энергии "Росатом", Государственную корпорацию по космической деятельности "Роскосмос", уполномоченные устанавливать такой порядок с учетом положений настоящего Федерального закона.</text:p>
      <text:p text:style-name="s22header">Информация об изменениях:</text:p>
      <text:p text:style-name="s22"><text:bookmark text:name="anchor2223"/>Статья 22 дополнена частью 23 с 1 июля 2019 г.- <text:a xlink:type="simple" xlink:href="http://ivo.garant.ru/document/redirect/72235286/1097">Федеральный закон</text:a> от 1 мая 2019 г. N 71-ФЗ</text:p>
      <text:p text:style-name="s1">23. В информации и документах, подлежащих в соответствии с настоящим Федеральным законом размещению в единой информационной системе, начальная (максимальная) цена контракта, цена контракта, заключаемого с единственным поставщиком (подрядчиком, исполнителем), начальная цена единицы товара, работы, услуги, начальная сумма цен единиц товара, работы, услуги, максимальное значение цены контракта (в случае, если количество поставляемых товаров, объем подлежащих выполнению работ, оказанию услуг невозможно определить) указываются с использованием единой информационной системы.</text:p>
      <text:p text:style-name="s22header">Информация об изменениях:</text:p>
      <text:p text:style-name="s22"><text:bookmark text:name="anchor2224"/>Статья 22 дополнена частью 24 с 1 июля 2019 г.- <text:a xlink:type="simple" xlink:href="http://ivo.garant.ru/document/redirect/72235286/1097">Федеральный закон</text:a> от 1 мая 2019 г. N 71-ФЗ</text:p>
      <text:p text:style-name="s1">24. В случае, если количество поставляемых товаров, объем подлежащих выполнению работ, оказанию услуг невозможно определить, заказчик с учетом установленных в соответствии со <text:a xlink:type="simple" xlink:href="#anchor19">статьей 19</text:a> настоящего Федерального закона требований к закупаемым заказчиком товару, работе, услуге (в том числе предельной цены товара, работы, услуги) и (или) нормативных затрат на обеспечение функций государственных органов, органов управления государственными внебюджетными фондами, муниципальных органов определяет начальную цену единицы товара, работы, услуги, начальную сумму цен указанных единиц, максимальное значение цены контракта, а также обосновывает в соответствии с настоящей статьей цену единицы товара, работы, услуги. При этом положения настоящего Федерального закона, касающиеся применения начальной (максимальной) цены контракта, в том числе для расчета размера обеспечения заявки или обеспечения исполнения контракта, применяются к максимальному значению цены контракта, если настоящим Федеральным законом не установлено иное.</text:p>
      <text:p text:style-name="s22header">Информация об изменениях:</text:p>
      <text:p text:style-name="s22"><text:bookmark text:name="anchor2225"/>Часть 25 изменена с 1 января 2025 г. - <text:a xlink:type="simple" xlink:href="http://ivo.garant.ru/document/redirect/409494237/25">Федеральный закон</text:a> от 8 августа 2024 г. N 318-ФЗ</text:p>
      <text:p text:style-name="s22"><text:a xlink:type="simple" xlink:href="http://ivo.garant.ru/document/redirect/76831012/2225">См. предыдущую редакцию</text:a></text:p>
      <text:p text:style-name="s9header">ГАРАНТ:</text:p>
      <text:p text:style-name="s9">Положения части 25 (в редакции <text:a xlink:type="simple" xlink:href="http://ivo.garant.ru/document/redirect/409494237/25">Федерального закона</text:a> от 8 августа 2024 г. N 318-ФЗ) <text:a xlink:type="simple" xlink:href="http://ivo.garant.ru/document/redirect/409494237/55">применяются</text:a> к отношениям, связанным с осуществлением закупок товаров, работ, услуг, извещения об осуществлении которых размещены в ЕИС и приглашения принять участие в которых направлены либо контракты с единственными поставщиками при осуществлении которых заключены с 1 января 2025 г.</text:p>
      <text:p text:style-name="s1">25. Для целей осуществления закупок товаров, работ, услуг, в отношении которых установлены предусмотренные <text:a xlink:type="simple" xlink:href="#anchor1421">пунктом 1 части 2 статьи 14</text:a> настоящего Федерального закона запрет, ограничение или преимущество, Правительство Российской Федерации устанавливает особенности определения начальной (максимальной) цены контракта, цены контракта, заключаемого с единственным поставщиком (подрядчиком, исполнителем), начальной цены единицы товара, в том числе товаров, поставляемых при выполнении закупаемых работ, оказании закупаемых услуг, начальной цены единицы работы, услуги на основе функциональных, технических и качественных характеристик, эксплуатационных характеристик товаров российского происхождения, работ, услуг, соответственно выполняемых, оказываемых российскими лицами.</text:p>
      <text:p text:style-name="s1"/>
      <text:p text:style-name="s15"><text:bookmark text:name="anchor23"/><text:span text:style-name="s10">Статья 23</text:span>. Идентификационный код закупки, каталог товаров, работ, услуг для обеспечения государственных и муниципальных нужд</text:p>
      <text:p text:style-name="s9header">ГАРАНТ:</text:p>
      <text:p text:style-name="s9">См. <text:span text:style-name="s8">Энциклопедии</text:span>, <text:a xlink:type="simple" xlink:href="http://ivo.garant.ru/document/redirect/77533001/0">позиции высших судов</text:a> и другие комментарии к статье 23 настоящего Федерального закона</text:p>
      <text:p text:style-name="s22header">Информация об изменениях:</text:p>
      <text:p text:style-name="s22"><text:bookmark text:name="anchor231"/>Часть 1 изменена с 1 июля 2019 г.- <text:a xlink:type="simple" xlink:href="http://ivo.garant.ru/document/redirect/72235286/1001">Федеральный закон</text:a> от 1 мая 2019 г. N 71-ФЗ</text:p>
      <text:p text:style-name="s22"><text:a xlink:type="simple" xlink:href="http://ivo.garant.ru/document/redirect/77673809/231">См. предыдущую редакцию</text:a></text:p>
      <text:p text:style-name="s9header">ГАРАНТ:</text:p>
      <text:p text:style-name="s9">Часть 1 статьи 23 настоящего Федерального закона <text:a xlink:type="simple" xlink:href="#anchor11402">вступает в силу</text:a> с 1 января 2016 г.</text:p>
      <text:p text:style-name="s1">1. Идентификационный код закупки указывается в плане-графике, извещении об осуществлении закупки, приглашении принять участие в определении поставщика (подрядчика, исполнителя), осуществляемом закрытым способом, документации о закупке, в контракте, а также в иных документах, предусмотренных настоящим Федеральным законом. При этом в информации и документах, подлежащих в соответствии с настоящим Федеральным законом размещению в единой информационной системе, идентификационный код закупки указывается с использованием единой информационной системы.</text:p>
      <text:p text:style-name="s22header">Информация об изменениях:</text:p>
      <text:p text:style-name="s22"><text:bookmark text:name="anchor232"/>Часть 2 изменена с 1 июля 2019 г.- <text:a xlink:type="simple" xlink:href="http://ivo.garant.ru/document/redirect/72235286/1002">Федеральный закон</text:a> от 1 мая 2019 г. N 71-ФЗ</text:p>
      <text:p text:style-name="s22"><text:a xlink:type="simple" xlink:href="http://ivo.garant.ru/document/redirect/77673809/232">См. предыдущую редакцию</text:a></text:p>
      <text:p text:style-name="s9header">ГАРАНТ:</text:p>
      <text:p text:style-name="s9">Часть 2 статьи 23 настоящего Федерального закона <text:a xlink:type="simple" xlink:href="#anchor11402">вступает в силу</text:a> с 1 января 2016 г.</text:p>
      <text:p text:style-name="s1">2. Идентификационный код закупки обеспечивает взаимосвязь документов, указанных в <text:a xlink:type="simple" xlink:href="#anchor231">части 1</text:a> настоящей статьи.</text:p>
      <text:p text:style-name="s22header">Информация об изменениях:</text:p>
      <text:p text:style-name="s22"><text:bookmark text:name="anchor233"/>Часть 3 изменена с 1 июля 2019 г.- <text:a xlink:type="simple" xlink:href="http://ivo.garant.ru/document/redirect/72235286/1003">Федеральный закон</text:a> от 1 мая 2019 г. N 71-ФЗ</text:p>
      <text:p text:style-name="s22"><text:a xlink:type="simple" xlink:href="http://ivo.garant.ru/document/redirect/77673809/233">См. предыдущую редакцию</text:a></text:p>
      <text:p text:style-name="s1">3. <text:a xlink:type="simple" xlink:href="http://ivo.garant.ru/document/redirect/72348522/1000">Порядок</text:a> формирования идентификационного кода закупки, в том числе его состав и структура в зависимости от целей применения, устанавливается федеральным органом исполнительной власти по регулированию контрактной системы в сфере закупок.</text:p>
      <text:p text:style-name="s1"><text:bookmark text:name="anchor234"/>4. Утратила силу с 1 июля 2019 г. - <text:a xlink:type="simple" xlink:href="http://ivo.garant.ru/document/redirect/72235286/1004">Федеральный закон</text:a> от 1 мая 2019 г. N 71-ФЗ</text:p>
      <text:p text:style-name="s22header">Информация об изменениях:</text:p>
      <text:p text:style-name="s22"><text:a xlink:type="simple" xlink:href="http://ivo.garant.ru/document/redirect/77673809/234">См. предыдущую редакцию</text:a></text:p>
      <text:p text:style-name="s1"><text:bookmark text:name="anchor235"/><text:a xlink:type="simple" xlink:href="http://ivo.garant.ru/document/redirect/73558646/0">5.</text:a> Формирование и ведение в единой информационной системе каталога товаров, работ, услуг для обеспечения государственных и муниципальных нужд обеспечиваются <text:a xlink:type="simple" xlink:href="http://ivo.garant.ru/document/redirect/70442112/1">федеральным органом</text:a> исполнительной власти по регулированию контрактной системы в сфере закупок.</text:p>
      <text:p text:style-name="s1"><text:bookmark text:name="anchor236"/>6. <text:a xlink:type="simple" xlink:href="http://ivo.garant.ru/document/redirect/71606930/1000">Порядок</text:a> формирования и ведения в единой информационной системе каталога товаров, работ, услуг для обеспечения государственных и муниципальных нужд, а также <text:a xlink:type="simple" xlink:href="http://ivo.garant.ru/document/redirect/71606930/2000">правила</text:a> использования указанного каталога устанавливаются Правительством Российской Федерации.</text:p>
      <text:p text:style-name="s1"/>
      <text:h text:outline-level="1" text:style-name="s3"><text:bookmark text:name="anchor300"/>Глава 3. Осуществление закупок</text:h>
      <text:p text:style-name="s1"/>
      <text:h text:outline-level="1" text:style-name="s3"><text:bookmark text:name="anchor310"/>§ 1. Общие положения</text:h>
      <text:p text:style-name="s1"/>
      <text:p text:style-name="s22header">Информация об изменениях:</text:p>
      <text:p text:style-name="s22"><text:bookmark text:name="anchor24"/>Статья 24 изменена с 1 января 2022 г. - <text:a xlink:type="simple" xlink:href="http://ivo.garant.ru/document/redirect/401423520/59">Федеральный закон</text:a> от 2 июля 2021 г. N 360-ФЗ</text:p>
      <text:p text:style-name="s22"><text:a xlink:type="simple" xlink:href="http://ivo.garant.ru/document/redirect/77312405/24">См. предыдущую редакцию</text:a></text:p>
      <text:p text:style-name="s15"><text:span text:style-name="s10">Статья 24</text:span>. Способы определения поставщиков (подрядчиков, исполнителей)</text:p>
      <text:p text:style-name="s9header">ГАРАНТ:</text:p>
      <text:p text:style-name="s9">См. <text:span text:style-name="s8">Энциклопедии</text:span>, <text:a xlink:type="simple" xlink:href="http://ivo.garant.ru/document/redirect/77531080/0">позиции высших судов</text:a> и другие <text:a xlink:type="simple" xlink:href="http://ivo.garant.ru/document/redirect/76898051/24">комментарии</text:a> к статье 24 настоящего Федерального закона</text:p>
      <text:p text:style-name="s9">См. <text:a xlink:type="simple" xlink:href="http://ivo.garant.ru/document/redirect/5522557/0">схему</text:a> "Возможные способы определения поставщиков"</text:p>
      <text:p text:style-name="s1"><text:bookmark text:name="anchor241"/>1. Заказчики при осуществлении закупок применяют конкурентные способы определения поставщиков (подрядчиков, исполнителей) (далее - конкурентные способы) или осуществляют закупки у единственного поставщика (подрядчика, исполнителя). Конкурентные способы могут быть открытыми и закрытыми. При открытом конкурентном способе информация о закупке сообщается заказчиком неограниченному кругу лиц путем размещения в единой информационной системе извещения об осуществлении закупки. При закрытом конкурентном способе информация о закупке сообщается путем направления приглашений принять участие в определении поставщика (подрядчика, исполнителя) (далее - приглашение) ограниченному кругу лиц, которые способны осуществить поставки товаров, выполнение работ, оказание услуг, являющихся объектами закупок.</text:p>
      <text:p text:style-name="s1"><text:bookmark text:name="anchor242"/>2. Конкурентными способами являются:</text:p>
      <text:p text:style-name="s1"><text:bookmark text:name="anchor242001"/>1) конкурсы (открытый конкурс в электронной форме (далее - электронный конкурс), закрытый конкурс, закрытый конкурс в электронной форме (далее - закрытый электронный конкурс);</text:p>
      <text:p text:style-name="s1"><text:bookmark text:name="anchor242002"/>2) аукционы (открытый аукцион в электронной форме (далее - электронный аукцион), закрытый аукцион, закрытый аукцион в электронной форме (далее - закрытый электронный аукцион);</text:p>
      <text:p text:style-name="s1"><text:bookmark text:name="anchor242003"/>3) запрос котировок в электронной форме (далее - электронный запрос котировок).</text:p>
      <text:p text:style-name="s22header">Информация об изменениях:</text:p>
      <text:p text:style-name="s22"><text:bookmark text:name="anchor243"/>Часть 3 изменена с 25 марта 2024 г. - <text:a xlink:type="simple" xlink:href="http://ivo.garant.ru/document/redirect/408274115/23">Федеральный закон</text:a> от 25 декабря 2023 г. N 624-ФЗ</text:p>
      <text:p text:style-name="s22"><text:a xlink:type="simple" xlink:href="http://ivo.garant.ru/document/redirect/76831011/243">См. предыдущую редакцию</text:a></text:p>
      <text:p text:style-name="s1">3. Для целей настоящего Федерального закона, электронный конкурс, электронный аукцион, электронный запрос котировок, закупка, осуществляемая в соответствии с <text:a xlink:type="simple" xlink:href="#anchor93012">частью 12 статьи 93</text:a> настоящего Федерального закона, считаются также электронными процедурами, а закрытый электронный конкурс, закрытый электронный аукцион - закрытыми электронными процедурами.</text:p>
      <text:p text:style-name="s1"><text:bookmark text:name="anchor244"/>4. Победителем конкурса признается участник закупки, который предложил лучшие условия исполнения контракта и заявка на участие в закупке которого соответствует требованиям, установленным в извещении об осуществлении закупки, документации о закупке (в случае, если настоящим Федеральным законом предусмотрена документация о закупке).</text:p>
      <text:p text:style-name="s1"><text:bookmark text:name="anchor245"/>5. Победителем аукциона признается участник закупки, заявка на участие в закупке которого соответствует требованиям, установленным в извещении об осуществлении закупки, документации о закупке (в случае, если настоящим Федеральным законом предусмотрена документация о закупке), и который предложил по результатам проведения процедуры подачи предложений о цене контракта или о сумме цен единиц товара, работы, услуги (в случае, предусмотренном <text:a xlink:type="simple" xlink:href="#anchor2224">частью 24 статьи 22</text:a> настоящего Федерального закона) наиболее низкую цену контракта, наименьшую сумму цен таких единиц либо в случае, предусмотренном <text:a xlink:type="simple" xlink:href="#anchor4939">пунктом 9 части 3 статьи 49</text:a> настоящего Федерального закона, - наиболее высокий размер платы, подлежащей внесению участником закупки за заключение контракта.</text:p>
      <text:p text:style-name="s22header">Информация об изменениях:</text:p>
      <text:p text:style-name="s22"><text:bookmark text:name="anchor246"/>Часть 6 изменена с 19 августа 2024 г. - <text:a xlink:type="simple" xlink:href="http://ivo.garant.ru/document/redirect/409493579/5907">Федеральный закон</text:a> от 8 августа 2024 г. N 232-ФЗ</text:p>
      <text:p text:style-name="s22"><text:a xlink:type="simple" xlink:href="http://ivo.garant.ru/document/redirect/76839266/246">См. предыдущую редакцию</text:a></text:p>
      <text:p text:style-name="s1">6. Заказчик, за исключением случаев осуществления закупки товаров, работ, услуг путем проведения электронного запроса котировок либо закупки у единственного поставщика (подрядчика, исполнителя), обязан осуществлять закупки товаров, работ, услуг, включенных в <text:a xlink:type="simple" xlink:href="http://ivo.garant.ru/document/redirect/71357490/1000">перечень</text:a>, установленный Правительством Российской Федерации, либо в дополнительный перечень, установленный высшим исполнительным органом субъекта Российской Федерации при осуществлении закупок товаров, работ, услуг для обеспечения нужд субъекта Российской Федерации путем проведения аукционов.</text:p>
      <text:p text:style-name="s1"><text:bookmark text:name="anchor247"/>7. Заказчик вправе осуществлять закупки товаров, работ, услуг, не включенных в перечни, предусмотренные <text:a xlink:type="simple" xlink:href="#anchor246">частью 6</text:a> настоящей статьи, путем проведения аукционов.</text:p>
      <text:p text:style-name="s1"><text:bookmark text:name="anchor248"/>8. Закупки услуг по организации отдыха детей и их оздоровления не осуществляются путем проведения аукционов.</text:p>
      <text:p text:style-name="s1"><text:bookmark text:name="anchor249"/>9. Победителем запроса котировок признается участник закупки, заявка на участие в закупке которого соответствует требованиям, установленным в извещении об осуществлении закупки, и который предложил наиболее низкую цену контракта, наименьшую сумму цен единиц товаров, работ, услуг (в случае, предусмотренном <text:a xlink:type="simple" xlink:href="#anchor2224">частью 24 статьи 22</text:a> настоящего Федерального закона).</text:p>
      <text:p text:style-name="s1"><text:bookmark text:name="anchor2410"/>10. Заказчик вправе проводить в соответствии с настоящим Федеральным законом электронный запрос котировок:</text:p>
      <text:p text:style-name="s22header">Информация об изменениях:</text:p>
      <text:p text:style-name="s22"><text:bookmark text:name="anchor24101"/>Пункт 1 изменен с 1 января 2026 г. - <text:a xlink:type="simple" xlink:href="http://ivo.garant.ru/document/redirect/411209145/11011">Федеральный закон</text:a> от 26 декабря 2024 г. № 494-ФЗ</text:p>
      <text:p text:style-name="s22"><text:a xlink:type="simple" xlink:href="http://ivo.garant.ru/document/redirect/76848254/24101">См. предыдущую редакцию</text:a></text:p>
      <text:p text:style-name="s1">1) в случае, если при осуществлении закупки начальная (максимальная) цена контракта не превышает десять миллионов рублей. Правительство Российской Федерации вправе принять решение об увеличении начальной (максимальной) цены контракта в целях закупки отдельных наименований медицинских изделий;</text:p>
      <text:p text:style-name="s22header">Информация об изменениях:</text:p>
      <text:p text:style-name="s22"><text:bookmark text:name="anchor24102"/>Пункт 2 изменен с 1 января 2026 г. - <text:a xlink:type="simple" xlink:href="http://ivo.garant.ru/document/redirect/411209145/11012">Федеральный закон</text:a> от 26 декабря 2024 г. № 494-ФЗ</text:p>
      <text:p text:style-name="s22"><text:a xlink:type="simple" xlink:href="http://ivo.garant.ru/document/redirect/76848254/24102">См. предыдущую редакцию</text:a></text:p>
      <text:p text:style-name="s1">2) независимо от начальной (максимальной) цены контракта, предусмотренной <text:a xlink:type="simple" xlink:href="#anchor24101">пунктом 1</text:a> настоящей части, в случае осуществления:</text:p>
      <text:p text:style-name="s22header">Информация об изменениях:</text:p>
      <text:p text:style-name="s22"><text:bookmark text:name="anchor241021"/>Подпункт "а" изменен с 16 апреля 2022 г. - <text:a xlink:type="simple" xlink:href="http://ivo.garant.ru/document/redirect/404488108/2401">Федеральный закон</text:a> от 16 апреля 2022 г. N 104-ФЗ</text:p>
      <text:p text:style-name="s22"><text:a xlink:type="simple" xlink:href="http://ivo.garant.ru/document/redirect/76800887/241021">См. предыдущую редакцию</text:a></text:p>
      <text:p text:style-name="s1">а) закупки, по результатам которой заключается контракт на поставку товаров, необходимых для нормального жизнеобеспечения граждан;</text:p>
      <text:p text:style-name="s1"><text:bookmark text:name="anchor241022"/>б) закупки товаров, работ или услуг, являющихся предметом контракта, расторжение которого осуществлено заказчиком на основании <text:a xlink:type="simple" xlink:href="#anchor959">части 9</text:a> или <text:a xlink:type="simple" xlink:href="#anchor95150">15 статьи 95</text:a> настоящего Федерального закона. При этом такая закупка осуществляется с учетом положений <text:a xlink:type="simple" xlink:href="#anchor9518">части 18 статьи 95</text:a> настоящего Федерального закона;</text:p>
      <text:p text:style-name="s1"><text:bookmark text:name="anchor241023"/>в) закупок заказчиком, осуществляющим деятельность на территории иностранного государства;</text:p>
      <text:p text:style-name="s1"><text:bookmark text:name="anchor241024"/>г) закупок лекарственных препаратов, необходимых для назначения пациенту по медицинским показаниям (индивидуальная непереносимость, по жизненным показаниям) по решению врачебной комиссии, которое фиксируется в медицинской документации пациента и журнале принятых на заседании врачебной комиссии решений. Количество закупаемых лекарственных препаратов не должно превышать количество лекарственных препаратов, необходимых пациенту в течение срока лечения;</text:p>
      <text:p text:style-name="s1"><text:bookmark text:name="anchor241025"/>д) закупок спортивного инвентаря, оборудования, спортивной экипировки, необходимых для олимпийской команды России, паралимпийской команды России, а также для подготовки спортивных сборных команд Российской Федерации, субъектов Российской Федерации к спортивным соревнованиям и для участия в них;</text:p>
      <text:p text:style-name="s1"><text:bookmark text:name="anchor241026"/>е) закупок услуг по защите интересов Российской Федерации в случае подачи физическими лицами и (или) юридическими лицами в судебные органы иностранных государств, международные суды и арбитражи исков к Российской Федерации при необходимости привлечения российских и (или) иностранных специалистов, экспертов и адвокатов к оказанию таких услуг;</text:p>
      <text:p text:style-name="s1"><text:bookmark text:name="anchor241027"/>ж) закупок изделий народных художественных промыслов признанного художественного достоинства, образцы которых зарегистрированы в <text:a xlink:type="simple" xlink:href="http://ivo.garant.ru/document/redirect/72302738/1000">порядке</text:a>, установленном уполномоченным Правительством Российской Федерации федеральным органом исполнительной власти;</text:p>
      <text:p text:style-name="s1"><text:bookmark text:name="anchor241028"/>з) закупок жилых помещений для детей-сирот и детей, оставшихся без попечения родителей, лиц из числа детей-сирот и детей, оставшихся без попечения родителей.</text:p>
      <text:p text:style-name="s1"><text:bookmark text:name="anchor24011"/>11. Закрытые конкурентные способы применяются в случаях:</text:p>
      <text:p text:style-name="s9header">ГАРАНТ:</text:p>
      <text:p text:style-name="s9">О дополнительных случаях закрытых конкурентных способов определения поставщиков см. <text:a xlink:type="simple" xlink:href="http://ivo.garant.ru/document/redirect/410578750/11">постановление </text:a>Правительства России от 19 октября 2024 г. N 1404</text:p>
      <text:p text:style-name="s1"><text:bookmark text:name="anchor240111"/>1) закупок товаров, работ, услуг, необходимых для обеспечения федеральных нужд, если сведения о таких нуждах составляют государственную тайну;</text:p>
      <text:p text:style-name="s1"><text:bookmark text:name="anchor240112"/>2) закупок товаров, работ, услуг, сведения о которых составляют государственную тайну, при условии, что такие сведения содержатся в документации о закупке или в проекте контракта;</text:p>
      <text:p text:style-name="s1"><text:bookmark text:name="anchor240113"/>3) закупок услуг по страхованию, транспортировке, охране:</text:p>
      <text:p text:style-name="s1"><text:bookmark text:name="anchor2401131"/>а) ценностей Государственного фонда драгоценных металлов и драгоценных камней Российской Федерации;</text:p>
      <text:p text:style-name="s1"><text:bookmark text:name="anchor2401132"/>б) музейных предметов и музейных коллекций, редких и ценных изданий, рукописей, архивных документов (включая их копии), имеющих историческое, художественное или иное культурное значение, в том числе в случае их передачи и (или) получения заказчиками во временное владение и пользование либо во временное пользование, в том числе в связи с проведением выставок на территории Российской Федерации и (или) территориях иностранных государств;</text:p>
      <text:p text:style-name="s1"><text:bookmark text:name="anchor240114"/>4) закупок услуг для обеспечения деятельности органов принудительного исполнения Российской Федерации по техническому обслуживанию, эксплуатационному контролю, текущему ремонту зданий и сооружений, по уборке таких зданий и сооружений, прилегающих к ним территорий, по перевозкам грузов, пассажиров и багажа;</text:p>
      <text:p text:style-name="s22header">Информация об изменениях:</text:p>
      <text:p text:style-name="s22"><text:bookmark text:name="anchor240115"/>Пункт 5 изменен с 1 января 2025 г. - <text:a xlink:type="simple" xlink:href="http://ivo.garant.ru/document/redirect/409097132/13">Федеральный закон</text:a> от 29 мая 2024 г. N 124-ФЗ</text:p>
      <text:p text:style-name="s22"><text:a xlink:type="simple" xlink:href="http://ivo.garant.ru/document/redirect/76831012/240115">См. предыдущую редакцию</text:a></text:p>
      <text:p text:style-name="s1">5) закупок товаров, работ, услуг, осуществляемых:</text:p>
      <text:p text:style-name="s22header">Информация об изменениях:</text:p>
      <text:p text:style-name="s22"><text:bookmark text:name="anchor2401151"/>Подпункт "а" изменен с 1 января 2025 г. - <text:a xlink:type="simple" xlink:href="http://ivo.garant.ru/document/redirect/409494237/261">Федеральный закон</text:a> от 8 августа 2024 г. N 318-ФЗ</text:p>
      <text:p text:style-name="s1">а) заказчиками, являющимися федеральными органами исполнительной власти, осуществляющими функции по выработке и реализации государственной политики в области обороны, в области государственной охраны, государственного управления в области обеспечения безопасности Российской Федерации, в сфере деятельности войск национальной гвардии Российской Федерации, в сфере внутренних дел, в сфере управления государственным материальным резервом, подведомственными им государственными учреждениями, государственными унитарными предприятиями, а также Государственной корпорацией по космической деятельности "Роскосмос", подведомственными ей государственными учреждениями, государственными унитарными предприятиями. <text:a xlink:type="simple" xlink:href="http://ivo.garant.ru/document/redirect/403004744/1000">Перечень</text:a> указанных заказчиков, включая подведомственные Государственной корпорации по космической деятельности "Роскосмос" государственные учреждения и государственные унитарные предприятия, утверждается Правительством Российской Федерации;</text:p>
      <text:p text:style-name="s22header">Информация об изменениях:</text:p>
      <text:p text:style-name="s22"><text:bookmark text:name="anchor2401152"/>Подпункт "б" изменен с 1 января 2025 г. - <text:a xlink:type="simple" xlink:href="http://ivo.garant.ru/document/redirect/409494237/262">Федеральный закон</text:a> от 8 августа 2024 г. N 318-ФЗ</text:p>
      <text:p text:style-name="s1">б) заказчиками, в отношении которых иностранными государствами, совершающими недружественные действия в отношении Российской Федерации, граждан Российской Федерации или российских юридических лиц, введены политические или экономические санкции и (или) в отношении которых иностранными государствами, государственными объединениями и (или) союзами и (или) государственными (межгосударственными) учреждениями иностранных государств, государственных объединений и (или) союзов введены меры ограничительного характера. Перечень указанных заказчиков утверждается Правительством Российской Федерации. Правительство Российской Федерации вправе определить политические или экономические санкции и (или) меры ограничительного характера, введение или отмена которых в отношении указанного заказчика является основанием для включения указанного заказчика в этот перечень или исключения из него;</text:p>
      <text:p text:style-name="s1"><text:bookmark text:name="anchor2401153"/>в) заказчиками за счет средств, предоставленных из федерального бюджета в рамках договоров (соглашений) о предоставлении субсидий или бюджетных инвестиций, заключенных в соответствии с <text:a xlink:type="simple" xlink:href="http://ivo.garant.ru/document/redirect/12112604/3">бюджетным законодательством</text:a> Российской Федерации и содержащих условие о применении закрытых конкурентных способов при осуществлении закупок за счет указанных средств;</text:p>
      <text:p text:style-name="s1"><text:bookmark text:name="anchor2401154"/>г) заказчиками за счет средств, предоставленных из бюджетов бюджетной системы Российской Федерации в рамках договоров (соглашений) о предоставлении субсидий или бюджетных инвестиций, заключенных в соответствии с <text:a xlink:type="simple" xlink:href="http://ivo.garant.ru/document/redirect/12112604/3">бюджетным законодательством</text:a> Российской Федерации с заказчиками, указанными в <text:a xlink:type="simple" xlink:href="#anchor2401151">подпунктах "а"</text:a> и <text:a xlink:type="simple" xlink:href="#anchor2401152">"б"</text:a> настоящего пункта;</text:p>
      <text:p text:style-name="s1"><text:bookmark text:name="anchor2401155"/>д) государственными, муниципальными бюджетными учреждениями, государственными, муниципальными автономными учреждениями, государственными, муниципальными унитарными предприятиями или иными юридическими лицами от лица заказчиков, указанных в <text:a xlink:type="simple" xlink:href="#anchor2401151">подпунктах "а"</text:a> и <text:a xlink:type="simple" xlink:href="#anchor2401152">"б"</text:a> настоящего пункта, в пределах переданных полномочий в случае, предусмотренном <text:a xlink:type="simple" xlink:href="#anchor156">частью 6 статьи 15</text:a> настоящего Федерального закона;</text:p>
      <text:p text:style-name="s1"><text:bookmark text:name="anchor240116"/>6) закупок на создание, модернизацию, поставку, ремонт, сервисное обслуживание, утилизацию вооружения, военной и <text:a xlink:type="simple" xlink:href="http://ivo.garant.ru/document/redirect/412454272/1000">специальной техники</text:a>;</text:p>
      <text:p text:style-name="s1"><text:bookmark text:name="anchor240117"/>7) закупок на проведение работ по исследованию и использованию космического пространства, по созданию (в том числе разработке, изготовлению и испытанию) космических материалов и космических технологий, по созданию (в том числе разработке, изготовлению и испытанию), модернизации, поставке, ремонту, сервисному обслуживанию, использованию (эксплуатации), утилизации космической техники, по разработке, производству и поставке объектов космической инфраструктуры.</text:p>
      <text:p text:style-name="s1"><text:bookmark text:name="anchor24012"/>12. В случае осуществления закупок заказчиками из числа судов, закупок для обеспечения деятельности судей могут применяться закрытые конкурентные способы.</text:p>
      <text:p text:style-name="s1"><text:bookmark text:name="anchor24013"/>13. В случаях, указанных в <text:a xlink:type="simple" xlink:href="#anchor240113">пунктах 3 - 7 части 11</text:a>, <text:a xlink:type="simple" xlink:href="#anchor24012">части 12</text:a> настоящей статьи, проводятся закрытые электронные процедуры в соответствии со <text:a xlink:type="simple" xlink:href="#anchor75">статьями 75</text:a> и <text:a xlink:type="simple" xlink:href="#anchor76">76</text:a> настоящего Федерального закона. Правительство Российской Федерации вправе установить:</text:p>
      <text:p text:style-name="s1"><text:bookmark text:name="anchor240131"/>1) случаи проведения закрытых электронных процедур при осуществлении закупок, предусмотренных <text:a xlink:type="simple" xlink:href="#anchor240111">пунктами 1</text:a> и <text:a xlink:type="simple" xlink:href="#anchor240112">2 части 11</text:a> настоящей статьи;</text:p>
      <text:p text:style-name="s1"><text:bookmark text:name="anchor240132"/>2) особенности проведения закрытых электронных процедур, аккредитации на специализированных электронных площадках;</text:p>
      <text:p text:style-name="s1"><text:bookmark text:name="anchor240133"/>3) случаи заключения контракта по результатам проведения закрытых электронных процедур без использования единой информационной системы.</text:p>
      <text:p text:style-name="s1"><text:bookmark text:name="anchor24014"/>14. При проведении закрытого конкурса, закрытого аукциона могут выделяться лоты, в отношении которых в приглашении, в документации о закупке отдельно указываются объект закупки, начальная (максимальная) цена контракта и ее обоснование в соответствии со <text:a xlink:type="simple" xlink:href="#anchor22">статьей 22</text:a> настоящего Федерального закона, размер обеспечения заявки на участие в закупке (если требование об обеспечении заявки на участие в закупке установлено заказчиком в соответствии со <text:a xlink:type="simple" xlink:href="#anchor44">статьей 44</text:a> настоящего Федерального закона), сроки и иные условия поставки товара, выполнения работы или оказания услуги, размер обеспечения исполнения контракта (если требование об обеспечении исполнения контракта установлено заказчиком в соответствии со <text:a xlink:type="simple" xlink:href="#anchor96">статьей 96</text:a> настоящего Федерального закона), размер обеспечения гарантийных обязательств (если требование об обеспечении гарантийных обязательств установлено заказчиком в соответствии со статьей 96 настоящего Федерального закона). В этих случаях участник закупки подает одну заявку в отношении определенного лота. Заказчик вправе в соответствии со <text:a xlink:type="simple" xlink:href="#anchor36">статьей 36</text:a> настоящего Федерального закона отменить закупку в отношении определенного лота. Закупка признается несостоявшейся в предусмотренных настоящим Федеральным законом случаях в части определенного лота. В отношении каждого лота заключается отдельный контракт.</text:p>
      <text:p text:style-name="s1"/>
      <text:p text:style-name="s22header">Информация об изменениях:</text:p>
      <text:p text:style-name="s22"><text:bookmark text:name="anchor2401"/>Федеральный закон дополнен статьей 24.1 с 1 июля 2018 г. - <text:a xlink:type="simple" xlink:href="http://ivo.garant.ru/document/redirect/71848834/110">Федеральный закон</text:a> от 31 декабря 2017 г. N 504-ФЗ</text:p>
      <text:p text:style-name="s15"><text:span text:style-name="s10">Статья 24.1.</text:span> Особенности проведения электронных процедур, закрытых электронных процедур</text:p>
      <text:p text:style-name="s9header">ГАРАНТ:</text:p>
      <text:p text:style-name="s9">См. <text:a xlink:type="simple" xlink:href="http://ivo.garant.ru/document/redirect/405311411/0">Энциклопедии</text:a>, <text:a xlink:type="simple" xlink:href="http://ivo.garant.ru/document/redirect/77532891/0">позиции высших судов</text:a> и другие <text:a xlink:type="simple" xlink:href="http://ivo.garant.ru/document/redirect/76898051/2401">комментарии</text:a> к статье 24.1 настоящего Федерального закона</text:p>
      <text:p text:style-name="s22header">Информация об изменениях:</text:p>
      <text:p text:style-name="s22"><text:bookmark text:name="anchor2411"/>Часть 1 изменена с 1 января 2022 г. - <text:a xlink:type="simple" xlink:href="http://ivo.garant.ru/document/redirect/401423520/51001">Федеральный закон</text:a> от 2 июля 2021 г. N 360-ФЗ</text:p>
      <text:p text:style-name="s22"><text:a xlink:type="simple" xlink:href="http://ivo.garant.ru/document/redirect/77312405/2411">См. предыдущую редакцию</text:a></text:p>
      <text:p text:style-name="s1">1. Проведение электронных процедур, закрытых электронных процедур, в том числе направление участниками закупок запросов о даче разъяснений положений извещения об осуществлении закупки и (или) документации о закупке, подача участниками закупок заявок на участие в закупке, предложений о цене контракта, предоставление комиссии по осуществлению закупок доступа к указанным заявкам, сопоставление предложений о цене контракта участников закупки, формирование протоколов, заключение контракта с победителем закупки, обеспечивается на электронной площадке оператором электронной площадки, а при проведении закрытых электронных процедур на специализированной электронной площадке оператором специализированной электронной площадки, если иное не предусмотрено настоящим Федеральным законом. При этом оператор электронной площадки, оператор специализированной электронной площадки не вправе отказаться от проведения электронной процедуры, закрытой электронной процедуры на такой электронной площадке, специализированной электронной площадке соответственно.</text:p>
      <text:p text:style-name="s1"><text:bookmark text:name="anchor2412"/>2. Правительством Российской Федерации устанавливаются:</text:p>
      <text:p text:style-name="s1"><text:bookmark text:name="anchor241201"/>1) <text:a xlink:type="simple" xlink:href="http://ivo.garant.ru/document/redirect/71968598/3000">единые требования</text:a> к операторам электронных площадок, операторам специализированных электронных площадок, электронным площадкам, специализированным электронным площадкам и функционированию электронных площадок, специализированных электронных площадок. Такие единые требования предусматривают в том числе:</text:p>
      <text:p text:style-name="s1"><text:bookmark text:name="anchor241211"/>а) требования к уставному капиталу оператора электронной площадки, оператора специализированной электронной площадки, в том числе к его размеру;</text:p>
      <text:p text:style-name="s1"><text:bookmark text:name="anchor241212"/>б) требования к раскрытию операторами электронных площадок, операторами специализированных электронных площадок информации о юридических и физических лицах, которые прямо или косвенно (через юридическое лицо или через несколько юридических лиц) владеют более чем одним процентом голосующих акций (долей) оператора электронной площадки, оператора специализированной электронной площадки;</text:p>
      <text:p text:style-name="s1"><text:bookmark text:name="anchor241213"/>в) требования к раскрытию бухгалтерской (финансовой) отчетности оператора электронной площадки, оператора специализированной электронной площадки;</text:p>
      <text:p text:style-name="s1"><text:bookmark text:name="anchor241214"/>г) требования к взаимодействию электронной площадки, специализированной электронной площадки с единой информационной системой, иными государственными информационными системами, осуществляемому с использованием инфраструктуры, обеспечивающей информационно-технологическое взаимодействие информационных систем, используемых для предоставления государственных и муниципальных услуг, исполнения государственных и муниципальных функций в электронной форме;</text:p>
      <text:p text:style-name="s1"><text:bookmark text:name="anchor241215"/>д) технические требования к программно-аппаратным средствам электронной площадки, специализированной электронной площадки, включая требования к обеспечению защиты информации. При этом программно-аппаратные средства электронной площадки, специализированной электронной площадки должны находиться на территории Российской Федерации;</text:p>
      <text:p text:style-name="s1"><text:bookmark text:name="anchor241216"/>е) требования к сохранности информации, в том числе электронных документов;</text:p>
      <text:p text:style-name="s22header">Информация об изменениях:</text:p>
      <text:p text:style-name="s22"><text:bookmark text:name="anchor241217"/>Подпункт "ж" изменен с 1 января 2022 г. - <text:a xlink:type="simple" xlink:href="http://ivo.garant.ru/document/redirect/401423520/51002">Федеральный закон</text:a> от 2 июля 2021 г. N 360-ФЗ</text:p>
      <text:p text:style-name="s22"><text:a xlink:type="simple" xlink:href="http://ivo.garant.ru/document/redirect/77312405/241217">См. предыдущую редакцию</text:a></text:p>
      <text:p text:style-name="s1">ж) требования к соглашению о функционировании электронной площадки, специализированной электронной площадки, заключаемому федеральным органом исполнительной власти по регулированию контрактной системы в сфере закупок, федеральным органом исполнительной власти, уполномоченным на осуществление контроля в сфере закупок, и оператором электронной площадки, оператором специализированной электронной площадки (далее в настоящей статье - соглашение), а также требования к обеспечению исполнения обязательств по соглашению;</text:p>
      <text:p text:style-name="s1"><text:bookmark text:name="anchor241202"/>2) <text:a xlink:type="simple" xlink:href="http://ivo.garant.ru/document/redirect/71968598/4000">дополнительные требования</text:a> к оператору электронной площадки и функционированию электронной площадки в рамках отношений, указанных в <text:a xlink:type="simple" xlink:href="#anchor1100">части 1 статьи 1</text:a> настоящего Федерального закона. Такие дополнительные требования предусматривают в том числе:</text:p>
      <text:p text:style-name="s1"><text:bookmark text:name="anchor241221"/>а) порядок взаимодействия оператора электронной площадки и федерального органа исполнительной власти, уполномоченного на осуществление контроля в сфере закупок;</text:p>
      <text:p text:style-name="s1"><text:bookmark text:name="anchor241222"/>б) требования к проведению на электронной площадке электронных процедур в соответствии с настоящим Федеральным законом;</text:p>
      <text:p text:style-name="s1"><text:bookmark text:name="anchor241223"/>в) порядок прекращения блокирования денежных средств на специальном счете участника закупок, внесенных в качестве обеспечения заявок на участие в электронных процедурах;</text:p>
      <text:p text:style-name="s1"><text:bookmark text:name="anchor241203"/>3) <text:a xlink:type="simple" xlink:href="http://ivo.garant.ru/document/redirect/71968598/4000">дополнительные требования</text:a> к оператору специализированной электронной площадки и функционированию специализированной электронной площадки в рамках отношений, указанных в <text:a xlink:type="simple" xlink:href="#anchor1100">части 1 статьи 1</text:a> настоящего Федерального закона. Такие дополнительные требования предусматривают в том числе:</text:p>
      <text:p text:style-name="s1"><text:bookmark text:name="anchor241231"/>а) порядок взаимодействия оператора специализированной электронной площадки и федерального органа исполнительной власти, уполномоченного на осуществление контроля в сфере закупок, и (или) контрольного органа в сфере государственного оборонного заказа;</text:p>
      <text:p text:style-name="s1"><text:bookmark text:name="anchor241232"/>б) требования к проведению на специализированной электронной площадке закрытых электронных процедур в соответствии с настоящим Федеральным законом;</text:p>
      <text:p text:style-name="s1"><text:bookmark text:name="anchor241233"/>в) порядок прекращения блокирования денежных средств на специальном счете участника закупок, внесенных в качестве обеспечения заявок на участие в закрытых электронных процедурах;</text:p>
      <text:p text:style-name="s1"><text:bookmark text:name="anchor241204"/>4) <text:a xlink:type="simple" xlink:href="http://ivo.garant.ru/document/redirect/71968598/1000">порядок</text:a> подтверждения соответствия электронной площадки, специализированной электронной площадки, оператора электронной площадки, оператора специализированной электронной площадки единым требованиям к операторам электронных площадок, специализированных электронных площадок, электронным площадкам, специализированным электронным площадкам и функционированию электронных площадок, специализированных электронных площадок, а также дополнительным требованиям к операторам электронных площадок, операторам специализированных электронных площадок и функционированию электронных площадок, специализированных электронных площадок, установленным в соответствии с настоящим Федеральным законом и (или) другими федеральными законами;</text:p>
      <text:p text:style-name="s1"><text:bookmark text:name="anchor241205"/>5) <text:a xlink:type="simple" xlink:href="http://ivo.garant.ru/document/redirect/71968598/2000">порядок</text:a> утраты юридическим лицом статуса оператора электронной площадки, оператора специализированной электронной площадки для целей настоящего Федерального закона.</text:p>
      <text:p text:style-name="s1"><text:bookmark text:name="anchor2413"/>3. Правительство Российской Федерации утверждает <text:a xlink:type="simple" xlink:href="http://ivo.garant.ru/document/redirect/71990264/1000">перечень</text:a> операторов электронных площадок, которые соответствуют требованиям, установленным <text:a xlink:type="simple" xlink:href="#anchor241201">пунктами 1</text:a> и <text:a xlink:type="simple" xlink:href="#anchor241202">2 части 2</text:a> настоящей статьи, а также <text:a xlink:type="simple" xlink:href="http://ivo.garant.ru/document/redirect/71990264/2000">перечень</text:a> операторов специализированных электронных площадок, которые соответствуют требованиям, установленным пунктам 1 и <text:a xlink:type="simple" xlink:href="#anchor241203">3 части 2</text:a> настоящей статьи. Оператор электронной площадки, оператор специализированной электронной площадки в случае несоответствия одному или нескольким требованиям, предусмотренным соответственно пунктами 1 и 2 или пунктами 1 и 3 части 2 настоящей статьи, а также в случае обращения оператора электронной площадки, оператора специализированной электронной площадки об исключении его из соответствующего перечня исключаются в <text:a xlink:type="simple" xlink:href="http://ivo.garant.ru/document/redirect/71968598/2000">порядке</text:a>, предусмотренном <text:a xlink:type="simple" xlink:href="#anchor241205">пунктом 5 части 2</text:a> настоящей статьи из соответствующего перечня. На электронной площадке, специализированной электронной площадке, оператор которой исключен из перечня операторов электронных площадок, операторов специализированных электронных площадок, допускается проведение электронных процедур, закрытых электронных процедур, извещения об осуществлении которых размещены в единой информационной системе либо приглашения принять участие в которых направлены не позднее десяти рабочих дней со дня принятия Правительством Российской Федерации решения об исключении оператора из перечня операторов электронных площадок, операторов специализированных электронных площадок.</text:p>
      <text:p text:style-name="s1"><text:bookmark text:name="anchor2414"/>4. Допускается взимание платы за участие в электронной процедуре, закрытой электронной процедуре с участника соответствующей процедуры, и (или) лица, с которым заключается контракт, и (или) за проведение электронной процедуры, закрытой электронной процедуры с заказчика, если Правительством Российской Федерации установлено право операторов электронных площадок, операторов специализированных электронных площадок взимать такую плату, в том числе <text:a xlink:type="simple" xlink:href="http://ivo.garant.ru/document/redirect/71941528/1000">порядок</text:a> ее взимания, а также определены <text:a xlink:type="simple" xlink:href="http://ivo.garant.ru/document/redirect/71941528/2">предельные размеры</text:a> такой платы.</text:p>
      <text:p text:style-name="s1"><text:bookmark text:name="anchor2415"/>5. Утратила силу с 1 января 2022 г. - <text:a xlink:type="simple" xlink:href="http://ivo.garant.ru/document/redirect/401423520/51003">Федеральный закон</text:a> от 2 июля 2021 г. N 360-ФЗ</text:p>
      <text:p text:style-name="s22header">Информация об изменениях:</text:p>
      <text:p text:style-name="s22"><text:a xlink:type="simple" xlink:href="http://ivo.garant.ru/document/redirect/77312405/2415">См. предыдущую редакцию</text:a></text:p>
      <text:p text:style-name="s1"><text:bookmark text:name="anchor2416"/>6. Утратила силу с 1 января 2022 г. - <text:a xlink:type="simple" xlink:href="http://ivo.garant.ru/document/redirect/401423520/51003">Федеральный закон</text:a> от 2 июля 2021 г. N 360-ФЗ</text:p>
      <text:p text:style-name="s22header">Информация об изменениях:</text:p>
      <text:p text:style-name="s22"><text:a xlink:type="simple" xlink:href="http://ivo.garant.ru/document/redirect/77312405/2416">См. предыдущую редакцию</text:a></text:p>
      <text:p text:style-name="s1"><text:bookmark text:name="anchor2417"/>7. Утратила силу с 1 января 2022 г. - <text:a xlink:type="simple" xlink:href="http://ivo.garant.ru/document/redirect/401423520/51003">Федеральный закон</text:a> от 2 июля 2021 г. N 360-ФЗ</text:p>
      <text:p text:style-name="s22header">Информация об изменениях:</text:p>
      <text:p text:style-name="s22"><text:a xlink:type="simple" xlink:href="http://ivo.garant.ru/document/redirect/77312405/2417">См. предыдущую редакцию</text:a></text:p>
      <text:p text:style-name="s1"><text:bookmark text:name="anchor2418"/>8. Утратила силу с 1 января 2022 г. - <text:a xlink:type="simple" xlink:href="http://ivo.garant.ru/document/redirect/401423520/51003">Федеральный закон</text:a> от 2 июля 2021 г. N 360-ФЗ</text:p>
      <text:p text:style-name="s22header">Информация об изменениях:</text:p>
      <text:p text:style-name="s22"><text:a xlink:type="simple" xlink:href="http://ivo.garant.ru/document/redirect/77312405/2418">См. предыдущую редакцию</text:a></text:p>
      <text:p text:style-name="s1"><text:bookmark text:name="anchor2419"/>9. Утратила силу с 1 января 2022 г. - <text:a xlink:type="simple" xlink:href="http://ivo.garant.ru/document/redirect/401423520/51003">Федеральный закон</text:a> от 2 июля 2021 г. N 360-ФЗ</text:p>
      <text:p text:style-name="s22header">Информация об изменениях:</text:p>
      <text:p text:style-name="s22"><text:a xlink:type="simple" xlink:href="http://ivo.garant.ru/document/redirect/77312405/2419">См. предыдущую редакцию</text:a></text:p>
      <text:p text:style-name="s1"><text:bookmark text:name="anchor24110"/>10. Утратила силу с 1 января 2022 г. - <text:a xlink:type="simple" xlink:href="http://ivo.garant.ru/document/redirect/401423520/51003">Федеральный закон</text:a> от 2 июля 2021 г. N 360-ФЗ</text:p>
      <text:p text:style-name="s22header">Информация об изменениях:</text:p>
      <text:p text:style-name="s22"><text:a xlink:type="simple" xlink:href="http://ivo.garant.ru/document/redirect/77312405/24110">См. предыдущую редакцию</text:a></text:p>
      <text:p text:style-name="s1"><text:bookmark text:name="anchor24111"/>11. Утратила силу с 1 января 2022 г. - <text:a xlink:type="simple" xlink:href="http://ivo.garant.ru/document/redirect/401423520/51003">Федеральный закон</text:a> от 2 июля 2021 г. N 360-ФЗ</text:p>
      <text:p text:style-name="s22header">Информация об изменениях:</text:p>
      <text:p text:style-name="s22"><text:a xlink:type="simple" xlink:href="http://ivo.garant.ru/document/redirect/77312405/24111">См. предыдущую редакцию</text:a></text:p>
      <text:p text:style-name="s1"><text:bookmark text:name="anchor24112"/>12. Утратила силу с 1 января 2022 г. - <text:a xlink:type="simple" xlink:href="http://ivo.garant.ru/document/redirect/401423520/51003">Федеральный закон</text:a> от 2 июля 2021 г. N 360-ФЗ</text:p>
      <text:p text:style-name="s22header">Информация об изменениях:</text:p>
      <text:p text:style-name="s22"><text:a xlink:type="simple" xlink:href="http://ivo.garant.ru/document/redirect/77312405/24112">См. предыдущую редакцию</text:a></text:p>
      <text:p text:style-name="s1"><text:bookmark text:name="anchor24113"/>13. Оператор электронной площадки, оператор специализированной электронной площадки обязаны обеспечить непрерывность проведения электронных процедур, закрытых электронных процедур, надежность функционирования программно-аппаратных средств, используемых для их проведения, равный доступ участников закупок к участию в электронных процедурах, закрытых электронных процедурах, неизменность подписанных <text:a xlink:type="simple" xlink:href="http://ivo.garant.ru/document/redirect/12184522/51">усиленной электронной подписью</text:a> документов.</text:p>
      <text:p text:style-name="s1"/>
      <text:p text:style-name="s22header">Информация об изменениях:</text:p>
      <text:p text:style-name="s22"><text:bookmark text:name="anchor2402"/>Наименование изменено с 1 января 2022 г. - <text:a xlink:type="simple" xlink:href="http://ivo.garant.ru/document/redirect/401423520/50111">Федеральный закон</text:a> от 2 июля 2021 г. N 360-ФЗ</text:p>
      <text:p text:style-name="s22"><text:a xlink:type="simple" xlink:href="http://ivo.garant.ru/document/redirect/77312405/2402">См. предыдущую редакцию</text:a></text:p>
      <text:p text:style-name="s15"><text:span text:style-name="s10">Статья 24.2.</text:span> Регистрация участников закупок в единой информационной системе и их аккредитация на электронных площадках, специализированных электронных площадках. Единый реестр участников закупок</text:p>
      <text:p text:style-name="s9header">ГАРАНТ:</text:p>
      <text:p text:style-name="s9">См. <text:a xlink:type="simple" xlink:href="http://ivo.garant.ru/document/redirect/76898051/2402">комментарии</text:a> к статье 24.2 настоящего Федерального закона</text:p>
      <text:p text:style-name="s1"><text:bookmark text:name="anchor24201"/>1. Регистрация участников закупок в единой информационной системе осуществляется в электронной форме на основании информации и документов в <text:a xlink:type="simple" xlink:href="http://ivo.garant.ru/document/redirect/403480268/3000">порядке и сроки</text:a>, которые определяются Правительством Российской Федерации. Информация и документы об участниках закупок, зарегистрированных в единой информационной системе, вносятся в единый реестр участников закупок.</text:p>
      <text:p text:style-name="s22header">Информация об изменениях:</text:p>
      <text:p text:style-name="s22"><text:bookmark text:name="anchor24202"/>Часть 2 изменена с 1 января 2022 г. - <text:a xlink:type="simple" xlink:href="http://ivo.garant.ru/document/redirect/401423520/50112">Федеральный закон</text:a> от 2 июля 2021 г. N 360-ФЗ</text:p>
      <text:p text:style-name="s22"><text:a xlink:type="simple" xlink:href="http://ivo.garant.ru/document/redirect/77312405/24202">См. предыдущую редакцию</text:a></text:p>
      <text:p text:style-name="s1">2. Требовать для регистрации участников закупок в единой информационной системе предоставления иных информации и документов, не предусмотренных Правительством Российской Федерации в соответствии с <text:a xlink:type="simple" xlink:href="#anchor24201">частью 1</text:a> настоящей статьи, не допускается. Не допускается взимание с участников закупки платы за регистрацию в единой информационной системе.</text:p>
      <text:p text:style-name="s1"><text:bookmark text:name="anchor24203"/>3. Не допускается регистрация офшорных компаний в единой информационной системе в качестве участников закупок.</text:p>
      <text:p text:style-name="s1"><text:bookmark text:name="anchor24204"/>4. Операторы электронных площадок не позднее рабочего дня, следующего после дня регистрации участника закупки в единой информационной системе, осуществляют аккредитацию такого участника на электронной площадке. Данная аккредитация осуществляется путем информационного взаимодействия электронной площадки с единой информационной системой и иными государственными информационными системами в соответствии с требованиями, установленными в соответствии с <text:a xlink:type="simple" xlink:href="#anchor2412">частью 2 статьи 24.1</text:a> настоящего Федерального закона. При аккредитации оператор электронной площадки не вправе требовать от участника закупки какие-либо документы и (или) информацию.</text:p>
      <text:p text:style-name="s22header">Информация об изменениях:</text:p>
      <text:p text:style-name="s22"><text:bookmark text:name="anchor24241"/>Статья 24.2 дополнена частью 4.1 с 1 июля 2019 г.- <text:a xlink:type="simple" xlink:href="http://ivo.garant.ru/document/redirect/72235286/121">Федеральный закон</text:a> от 1 мая 2019 г. N 71-ФЗ</text:p>
      <text:p text:style-name="s1">4.1. Оператор электронной площадки осуществляет ведение реестра участников закупок, аккредитованных на электронной площадке, в котором должны содержаться:</text:p>
      <text:p text:style-name="s1"><text:bookmark text:name="anchor242411"/>1) наименование, фирменное наименование (при наличии), если участником закупки является юридическое лицо;</text:p>
      <text:p text:style-name="s1"><text:bookmark text:name="anchor242412"/>2) фамилия, имя, отчество (при наличии), если участником закупки является физическое лицо, в том числе зарегистрированное в качестве индивидуального предпринимателя;</text:p>
      <text:p text:style-name="s1"><text:bookmark text:name="anchor242413"/>3) идентификационный номер налогоплательщика участника закупки;</text:p>
      <text:p text:style-name="s22header">Информация об изменениях:</text:p>
      <text:p text:style-name="s22"><text:bookmark text:name="anchor242414"/>Пункт 4 изменен с 1 января 2022 г. - <text:a xlink:type="simple" xlink:href="http://ivo.garant.ru/document/redirect/401423520/50113">Федеральный закон</text:a> от 2 июля 2021 г. N 360-ФЗ</text:p>
      <text:p text:style-name="s22"><text:a xlink:type="simple" xlink:href="http://ivo.garant.ru/document/redirect/77312405/242414">См. предыдущую редакцию</text:a></text:p>
      <text:p text:style-name="s1">4) дата осуществления аккредитации в соответствии с настоящей статьей;</text:p>
      <text:p text:style-name="s1"><text:bookmark text:name="anchor242415"/>5) иные информация и документы в случаях, предусмотренных настоящим Федеральным законом.</text:p>
      <text:p text:style-name="s22header">Информация об изменениях:</text:p>
      <text:p text:style-name="s22"><text:bookmark text:name="anchor24242"/>Статья 24.2 дополнена частью 4.2 с 1 июля 2019 г.- <text:a xlink:type="simple" xlink:href="http://ivo.garant.ru/document/redirect/72235286/121">Федеральный закон</text:a> от 1 мая 2019 г. N 71-ФЗ</text:p>
      <text:p text:style-name="s1">4.2. Реестр участников закупок, аккредитованных на электронной площадке, размещается на электронной площадке ее оператором в соответствии с требованиями, установленными в соответствии с <text:a xlink:type="simple" xlink:href="#anchor241202">пунктом 2 части 2 статьи 24.1</text:a> настоящего Федерального закона.</text:p>
      <text:p text:style-name="s22header">Информация об изменениях:</text:p>
      <text:p text:style-name="s22"><text:bookmark text:name="anchor24243"/>Статья 24.2 дополнена частью 4.3 12 с 1 января 2022 г. - <text:a xlink:type="simple" xlink:href="http://ivo.garant.ru/document/redirect/401423520/50114">Федеральный закон</text:a> от 2 июля 2021 г. N 360-ФЗ</text:p>
      <text:p text:style-name="s1">4.3. В целях обеспечения доступа к участию в проводимых на специализированной электронной площадке закрытых электронных процедурах участник закупки, зарегистрированный в единой информационной системе, вправе направить оператору специализированной электронной площадки заявление об аккредитации на специализированной электронной площадке. Оператор специализированной электронной площадки осуществляет аккредитацию такого участника на специализированной электронной площадке не позднее рабочего дня, следующего после дня получения такого заявления, если иное не установлено Правительством Российской Федерации в соответствии с <text:a xlink:type="simple" xlink:href="#anchor240132">пунктом 2 части 13 статьи 24</text:a> настоящего Федерального закона.</text:p>
      <text:p text:style-name="s22header">Информация об изменениях:</text:p>
      <text:p text:style-name="s22"><text:bookmark text:name="anchor24244"/>Статья 24.2 дополнена частью 4.4 12 с 1 января 2022 г. - <text:a xlink:type="simple" xlink:href="http://ivo.garant.ru/document/redirect/401423520/50114">Федеральный закон</text:a> от 2 июля 2021 г. N 360-ФЗ</text:p>
      <text:p text:style-name="s1">4.4. Оператор специализированной электронной площадки осуществляет ведение реестра участников закупок, аккредитованных на специализированной электронной площадке, в который включаются информация и документы, предусмотренные <text:a xlink:type="simple" xlink:href="#anchor24241">частью 4.1</text:a> настоящей статьи, путем информационного взаимодействия специализированной электронной площадки с единой информационной системой в соответствии с требованиями, установленными в соответствии с <text:a xlink:type="simple" xlink:href="#anchor2412">частью 2 статьи 24.1</text:a> настоящего Федерального закона.</text:p>
      <text:p text:style-name="s22header">Информация об изменениях:</text:p>
      <text:p text:style-name="s22"><text:bookmark text:name="anchor24245"/>Статья 24.2 дополнена частью 4.5 12 с 1 января 2022 г. - <text:a xlink:type="simple" xlink:href="http://ivo.garant.ru/document/redirect/401423520/50114">Федеральный закон</text:a> от 2 июля 2021 г. N 360-ФЗ</text:p>
      <text:p text:style-name="s1">4.5. Реестр участников закупок, аккредитованных на специализированной электронной площадке, не должен быть доступен для ознакомления на специализированной электронной площадке. Информация и документы, предусмотренные <text:a xlink:type="simple" xlink:href="#anchor24241">частью 4.1</text:a> настоящей статьи и включенные в такой реестр, не должны быть доступны для ознакомления на специализированной электронной площадке до их направления заказчику в соответствии с настоящим Федеральным законом.</text:p>
      <text:p text:style-name="s22header">Информация об изменениях:</text:p>
      <text:p text:style-name="s22"><text:bookmark text:name="anchor24205"/>Часть 5 изменена с 1 января 2022 г. - <text:a xlink:type="simple" xlink:href="http://ivo.garant.ru/document/redirect/401423520/50115">Федеральный закон</text:a> от 2 июля 2021 г. N 360-ФЗ</text:p>
      <text:p text:style-name="s22"><text:a xlink:type="simple" xlink:href="http://ivo.garant.ru/document/redirect/77312405/24205">См. предыдущую редакцию</text:a></text:p>
      <text:p text:style-name="s1">5. Участие участника закупки в электронных процедурах, закрытых электронных процедурах, подписание участником закупки, поставщиком (подрядчиком, исполнителем) с использованием единой информационной системы, электронной площадки, специализированной электронной площадки предусмотренных настоящим Федеральным законом информации и документов допускаются после регистрации в единой информационной системе и аккредитации соответственно на электронной площадке, специализированной электронной площадке в соответствии с настоящей статьей.</text:p>
      <text:p text:style-name="s1"><text:bookmark text:name="anchor24206"/>6. Утратила силу с 1 января 2022 г. - <text:a xlink:type="simple" xlink:href="http://ivo.garant.ru/document/redirect/401423520/50116">Федеральный закон</text:a> от 2 июля 2021 г. N 360-ФЗ</text:p>
      <text:p text:style-name="s22header">Информация об изменениях:</text:p>
      <text:p text:style-name="s22"><text:a xlink:type="simple" xlink:href="http://ivo.garant.ru/document/redirect/77312405/24206">См. предыдущую редакцию</text:a></text:p>
      <text:p text:style-name="s1"><text:bookmark text:name="anchor24207"/>7. Утратила силу с 1 января 2022 г. - <text:a xlink:type="simple" xlink:href="http://ivo.garant.ru/document/redirect/401423520/50116">Федеральный закон</text:a> от 2 июля 2021 г. N 360-ФЗ</text:p>
      <text:p text:style-name="s22header">Информация об изменениях:</text:p>
      <text:p text:style-name="s22"><text:a xlink:type="simple" xlink:href="http://ivo.garant.ru/document/redirect/77312405/24207">См. предыдущую редакцию</text:a></text:p>
      <text:p text:style-name="s1"><text:bookmark text:name="anchor24208"/>8. Утратила силу с 1 января 2022 г. - <text:a xlink:type="simple" xlink:href="http://ivo.garant.ru/document/redirect/401423520/50116">Федеральный закон</text:a> от 2 июля 2021 г. N 360-ФЗ</text:p>
      <text:p text:style-name="s22header">Информация об изменениях:</text:p>
      <text:p text:style-name="s22"><text:a xlink:type="simple" xlink:href="http://ivo.garant.ru/document/redirect/77312405/24208">См. предыдущую редакцию</text:a></text:p>
      <text:p text:style-name="s1"><text:bookmark text:name="anchor24209"/>9. Утратила силу с 1 января 2022 г. - <text:a xlink:type="simple" xlink:href="http://ivo.garant.ru/document/redirect/401423520/50116">Федеральный закон</text:a> от 2 июля 2021 г. N 360-ФЗ</text:p>
      <text:p text:style-name="s22header">Информация об изменениях:</text:p>
      <text:p text:style-name="s22"><text:a xlink:type="simple" xlink:href="http://ivo.garant.ru/document/redirect/77312405/24209">См. предыдущую редакцию</text:a></text:p>
      <text:p text:style-name="s22header">Информация об изменениях:</text:p>
      <text:p text:style-name="s22"><text:bookmark text:name="anchor24210"/>Часть 10 изменена с 1 января 2022 г. - <text:a xlink:type="simple" xlink:href="http://ivo.garant.ru/document/redirect/401423520/50117">Федеральный закон</text:a> от 2 июля 2021 г. N 360-ФЗ</text:p>
      <text:p text:style-name="s22"><text:a xlink:type="simple" xlink:href="http://ivo.garant.ru/document/redirect/77312405/24210">См. предыдущую редакцию</text:a></text:p>
      <text:p text:style-name="s1">10. Ведение единого реестра участников закупок осуществляется <text:a xlink:type="simple" xlink:href="http://ivo.garant.ru/document/redirect/71657654/11">федеральным органом исполнительной власти</text:a>, уполномоченным Правительством Российской Федерации, путем формирования реестровых записей, включающих информацию и документы, перечень которых утвержден Правительством Российской Федерации в соответствии с <text:a xlink:type="simple" xlink:href="#anchor24211">частью 11</text:a> настоящей статьи, и присвоения номеров таким реестровым записям.</text:p>
      <text:p text:style-name="s1"><text:bookmark text:name="anchor24211"/>11. <text:a xlink:type="simple" xlink:href="http://ivo.garant.ru/document/redirect/403480268/3000">Порядок</text:a> ведения единого реестра участников закупок, в том числе внесения в него изменений, перечень информации и документов, включаемых в данный реестр, сроки размещения таких информации и документов в данном реестре утверждаются Правительством Российской Федерации.</text:p>
      <text:p text:style-name="s22header">Информация об изменениях:</text:p>
      <text:p text:style-name="s22"><text:bookmark text:name="anchor24212"/>Часть 12 изменена с 1 января 2022 г. - <text:a xlink:type="simple" xlink:href="http://ivo.garant.ru/document/redirect/401423520/50118">Федеральный закон</text:a> от 2 июля 2021 г. N 360-ФЗ</text:p>
      <text:p text:style-name="s22"><text:a xlink:type="simple" xlink:href="http://ivo.garant.ru/document/redirect/77312405/24212">См. предыдущую редакцию</text:a></text:p>
      <text:p text:style-name="s1">12. В целях обеспечения доступа к участию в проводимых на электронной площадке закупках отдельных видов товаров, работ, услуг, в отношении участников которых установлены дополнительные требования в соответствии с <text:a xlink:type="simple" xlink:href="#anchor3120">частями 2</text:a> и <text:a xlink:type="simple" xlink:href="#anchor990272">2.1 статьи 31</text:a> настоящего Федерального закона, участник закупки, аккредитованный на электронной площадке, направляет оператору этой электронной площадки в отношении каждого такого вида информацию и документы, предусмотренные перечнем, установленным Правительством Российской Федерации в соответствии с <text:a xlink:type="simple" xlink:href="#anchor3130">частью 3 статьи 31</text:a> настоящего Федерального закона.</text:p>
      <text:p text:style-name="s22header">Информация об изменениях:</text:p>
      <text:p text:style-name="s22"><text:bookmark text:name="anchor242121"/>Часть 12.1 изменена с 1 января 2026 г. - <text:a xlink:type="simple" xlink:href="http://ivo.garant.ru/document/redirect/411208037/12">Федеральный закон</text:a> от 26 декабря 2024 г. № 484-ФЗ</text:p>
      <text:p text:style-name="s22"><text:a xlink:type="simple" xlink:href="http://ivo.garant.ru/document/redirect/76848254/242121">См. предыдущую редакцию</text:a></text:p>
      <text:p text:style-name="s1">12.1. В целях обеспечения доступа к участию в закрытых электронных процедурах участник закупки, аккредитованный на специализированной электронной площадке, направляет оператору этой специализированной электронной площадки информацию и документы, подтверждающие соответствие участника закупки требованиям, предусмотренным <text:a xlink:type="simple" xlink:href="#anchor3111">пунктом 1 части 1 статьи 31</text:a> настоящего Федерального закона (при наличии таких информации и документов). Если информация и документы, которые подтверждают соответствие участника закупки указанным требованиям, содержатся в открытых и общедоступных государственных реестрах, размещенных в информационно-телекоммуникационной сети "Интернет", участник закупки вместо направления таких информации и документов вправе направить оператору специализированной электронной площадки адрес сайта или страницы сайта в информационно-телекоммуникационной сети "Интернет", на которых размещены такие информация и документы. Помимо таких информации и документов участник закупки вправе направить оператору специализированной электронной площадки информацию и документы, предусмотренные перечнем, установленным Правительством Российской Федерации в соответствии с <text:a xlink:type="simple" xlink:href="#anchor3130">частью 3 статьи 31</text:a> настоящего Федерального закона, в целях обеспечения доступа к участию в проводимых на этой специализированной электронной площадке закупках, в отношении участников которых установлены дополнительные требования в соответствии с <text:a xlink:type="simple" xlink:href="#anchor3120">частями 2</text:a> и <text:a xlink:type="simple" xlink:href="#anchor990272">2.1 статьи 31</text:a> настоящего Федерального закона.</text:p>
      <text:p text:style-name="s22header">Информация об изменениях:</text:p>
      <text:p text:style-name="s22"><text:bookmark text:name="anchor24213"/>Часть 13 изменена с 1 января 2022 г. - <text:a xlink:type="simple" xlink:href="http://ivo.garant.ru/document/redirect/401423520/501110">Федеральный закон</text:a> от 2 июля 2021 г. N 360-ФЗ</text:p>
      <text:p text:style-name="s22"><text:a xlink:type="simple" xlink:href="http://ivo.garant.ru/document/redirect/77312405/24213">См. предыдущую редакцию</text:a></text:p>
      <text:p text:style-name="s1">13. В течение пяти рабочих дней со дня, следующего за днем получения в соответствии с <text:a xlink:type="simple" xlink:href="#anchor24212">частями 12</text:a> и <text:a xlink:type="simple" xlink:href="#anchor242121">12.1</text:a> настоящей статьи информации и документов, оператор электронной площадки, оператор специализированной электронной площадки по каждому виду товаров, работ, услуг, в отношении которых участником закупки предоставлены такие информация и документы, принимает решение:</text:p>
      <text:p text:style-name="s22header">Информация об изменениях:</text:p>
      <text:p text:style-name="s22"><text:bookmark text:name="anchor242131"/>Пункт 1 изменен с 1 января 2022 г. - <text:a xlink:type="simple" xlink:href="http://ivo.garant.ru/document/redirect/401423520/9606223">Федеральный закон</text:a> от 2 июля 2021 г. N 360-ФЗ</text:p>
      <text:p text:style-name="s22"><text:a xlink:type="simple" xlink:href="http://ivo.garant.ru/document/redirect/77312405/242131">См. предыдущую редакцию</text:a></text:p>
      <text:p text:style-name="s1">1) о размещении таких информации и документов в реестре участников закупок, аккредитованных на электронной площадке, реестре участников закупок, аккредитованных на специализированной электронной площадке;</text:p>
      <text:p text:style-name="s22header">Информация об изменениях:</text:p>
      <text:p text:style-name="s22"><text:bookmark text:name="anchor242132"/>Пункт 2 изменен с 1 января 2022 г. - <text:a xlink:type="simple" xlink:href="http://ivo.garant.ru/document/redirect/401423520/9606224">Федеральный закон</text:a> от 2 июля 2021 г. N 360-ФЗ</text:p>
      <text:p text:style-name="s22"><text:a xlink:type="simple" xlink:href="http://ivo.garant.ru/document/redirect/77312405/242132">См. предыдущую редакцию</text:a></text:p>
      <text:p text:style-name="s1">2) об отказе в размещении таких информации и документов в реестре участников закупок, аккредитованных на электронной площадке, реестре участников закупок, аккредитованных на специализированной электронной площадке, в случае:</text:p>
      <text:p text:style-name="s22header">Информация об изменениях:</text:p>
      <text:p text:style-name="s22"><text:bookmark text:name="anchor242133"/>Подпункт "а" изменен с 1 января 2022 г. - <text:a xlink:type="simple" xlink:href="http://ivo.garant.ru/document/redirect/401423520/9606226">Федеральный закон</text:a> от 2 июля 2021 г. N 360-ФЗ</text:p>
      <text:p text:style-name="s22"><text:a xlink:type="simple" xlink:href="http://ivo.garant.ru/document/redirect/77312405/242133">См. предыдущую редакцию</text:a></text:p>
      <text:p text:style-name="s1">а) несоответствия перечня представленных информации и документов <text:a xlink:type="simple" xlink:href="http://ivo.garant.ru/document/redirect/403335623/1000">перечню</text:a>, который установлен Правительством Российской Федерации в соответствии с <text:a xlink:type="simple" xlink:href="#anchor3130">частью 3 статьи 31</text:a> настоящего Федерального закона;</text:p>
      <text:p text:style-name="s22header">Информация об изменениях:</text:p>
      <text:p text:style-name="s22"><text:bookmark text:name="anchor242134"/>Подпункт "б" изменен с 1 января 2022 г. - <text:a xlink:type="simple" xlink:href="http://ivo.garant.ru/document/redirect/401423520/9606227">Федеральный закон</text:a> от 2 июля 2021 г. N 360-ФЗ</text:p>
      <text:p text:style-name="s22"><text:a xlink:type="simple" xlink:href="http://ivo.garant.ru/document/redirect/77312405/242134">См. предыдущую редакцию</text:a></text:p>
      <text:p text:style-name="s1">б) нарушения порядка, установленного Правительством Российской Федерации в соответствии с <text:a xlink:type="simple" xlink:href="#anchor24215">частью 15</text:a> настоящей статьи, при направлении таких информации и документов.</text:p>
      <text:p text:style-name="s22header">Информация об изменениях:</text:p>
      <text:p text:style-name="s22"><text:bookmark text:name="anchor24214"/>Часть 14 изменена с 1 января 2022 г. - <text:a xlink:type="simple" xlink:href="http://ivo.garant.ru/document/redirect/401423520/501111">Федеральный закон</text:a> от 2 июля 2021 г. N 360-ФЗ</text:p>
      <text:p text:style-name="s22"><text:a xlink:type="simple" xlink:href="http://ivo.garant.ru/document/redirect/77312405/24214">См. предыдущую редакцию</text:a></text:p>
      <text:p text:style-name="s1">14. Оператор электронной площадки, оператор специализированной электронной площадки направляет участнику закупки уведомление о размещении или об отказе в размещении информации и документов в реестре участников закупок, аккредитованных на электронной площадке, реестре участников закупок, аккредитованных на специализированной электронной площадке, в течение одного часа с момента принятия решения, предусмотренного <text:a xlink:type="simple" xlink:href="#anchor24213">частью 13</text:a> настоящей статьи. В случае, если принято решение об отказе в размещении, такое уведомление должно содержать обоснование принятого решения.</text:p>
      <text:p text:style-name="s22header">Информация об изменениях:</text:p>
      <text:p text:style-name="s22"><text:bookmark text:name="anchor24215"/>Часть 15 изменена с 1 января 2022 г. - <text:a xlink:type="simple" xlink:href="http://ivo.garant.ru/document/redirect/401423520/501112">Федеральный закон</text:a> от 2 июля 2021 г. N 360-ФЗ</text:p>
      <text:p text:style-name="s22"><text:a xlink:type="simple" xlink:href="http://ivo.garant.ru/document/redirect/77312405/24215">См. предыдущую редакцию</text:a></text:p>
      <text:p text:style-name="s1">15. <text:a xlink:type="simple" xlink:href="http://ivo.garant.ru/document/redirect/72731102/0">Порядок</text:a> взаимодействия участника закупки и оператора электронной площадки, оператора специализированной электронной площадки, в том числе при направлении информации и документов и их рассмотрении в соответствии с <text:a xlink:type="simple" xlink:href="#anchor24212">частями 12</text:a>, <text:a xlink:type="simple" xlink:href="#anchor242121">12.1</text:a> и <text:a xlink:type="simple" xlink:href="#anchor24213">13</text:a> настоящей статьи, устанавливается Правительством Российской Федерации.</text:p>
      <text:p text:style-name="s22header">Информация об изменениях:</text:p>
      <text:p text:style-name="s22"><text:bookmark text:name="anchor24216"/>Статья 24 .2 дополнена частью 16 с 1 января 2022 г. - <text:a xlink:type="simple" xlink:href="http://ivo.garant.ru/document/redirect/401423520/501113">Федеральный закон</text:a> от 2 июля 2021 г. N 360-ФЗ</text:p>
      <text:p text:style-name="s1">16. Участник закупки в случае внесения изменений в информацию и (или) документы, размещенные в соответствии с <text:a xlink:type="simple" xlink:href="#anchor242131">пунктом 1 части 13</text:a> настоящей статьи в реестре участников закупки, аккредитованных на электронной площадке, реестре участников закупки, аккредитованных на специализированной электронной площадке, направляет оператору электронной площадки, оператору специализированной электронной площадки новые информацию и (или) документы. Оператор электронной площадки, оператор специализированной электронной площадки размещают такие информацию и (или) документы в реестре участников закупки, аккредитованных на электронной площадке, реестре участников закупки, аккредитованных на специализированной электронной площадке, направляют уведомления о размещении или об отказе в размещении информации и документов в таких реестрах в соответствии с <text:a xlink:type="simple" xlink:href="#anchor24213">частями 13</text:a> и <text:a xlink:type="simple" xlink:href="#anchor24214">14</text:a> настоящей статьи.</text:p>
      <text:p text:style-name="s22header">Информация об изменениях:</text:p>
      <text:p text:style-name="s22"><text:bookmark text:name="anchor24217"/>Статья 24 .2 дополнена частью 17 с 1 января 2022 г. - <text:a xlink:type="simple" xlink:href="http://ivo.garant.ru/document/redirect/401423520/501113">Федеральный закон</text:a> от 2 июля 2021 г. N 360-ФЗ</text:p>
      <text:p text:style-name="s1">17. Ответственность за недостоверность информации и (или) документов, направленных оператору электронной площадки, оператору специализированной электронной площадки в соответствии с настоящей статьей, за несоответствие указанных информации и (или) документов требованиям, установленным законодательством Российской Федерации, за действия, совершенные на основании указанных информации и (или) документов, несет участник закупки.</text:p>
      <text:p text:style-name="s1"/>
      <text:p text:style-name="s22header">Информация об изменениях:</text:p>
      <text:p text:style-name="s22"><text:bookmark text:name="anchor25"/>Статья 25 изменена с 1 января 2022 г. - <text:a xlink:type="simple" xlink:href="http://ivo.garant.ru/document/redirect/401423520/5012">Федеральный закон</text:a> от 2 июля 2021 г. N 360-ФЗ</text:p>
      <text:p text:style-name="s22"><text:a xlink:type="simple" xlink:href="http://ivo.garant.ru/document/redirect/77312405/25">См. предыдущую редакцию</text:a></text:p>
      <text:p text:style-name="s15"><text:span text:style-name="s10">Статья 25.</text:span> Совместные конкурсы и аукционы</text:p>
      <text:p text:style-name="s9header">ГАРАНТ:</text:p>
      <text:p text:style-name="s9">См. <text:span text:style-name="s8">Энциклопедии</text:span>, <text:a xlink:type="simple" xlink:href="http://ivo.garant.ru/document/redirect/77530909/0">позиции высших судов</text:a> и другие <text:a xlink:type="simple" xlink:href="http://ivo.garant.ru/document/redirect/76898051/25">комментарии</text:a> к статье 25 настоящего Федерального закона</text:p>
      <text:p text:style-name="s1"><text:bookmark text:name="anchor251"/>1. При осуществлении закупки одних и тех же товаров, работ, услуг допускается проведение совместного конкурса или аукциона на основании заключенного в соответствии с настоящей статьей соглашения о проведении совместного конкурса или аукциона (далее в настоящей статье - соглашение). При проведении совместного конкурса или аукциона применяются положения настоящего Федерального закона о проведении конкурсов, аукционов с учетом следующих особенностей:</text:p>
      <text:p text:style-name="s1"><text:bookmark text:name="anchor2511"/>1) проведение совместного конкурса или аукциона осуществляется его организатором, являющимся одним из заказчиков, одним из уполномоченных органов или уполномоченных учреждений, которому другие заказчики, уполномоченные органы или уполномоченные учреждения передали полномочия по проведению такого конкурса или аукциона на основании соглашения. Информация о таком организаторе подлежит включению такими заказчиками, уполномоченными органами или уполномоченными учреждениями в планы-графики после заключения соглашения и до начала осуществления закупки;</text:p>
      <text:p text:style-name="s1"><text:bookmark text:name="anchor2512"/>2) извещение об осуществлении закупки, приглашение должны содержать начальную (максимальную) цену каждого контракта, заключаемого по результатам проведения совместного конкурса или аукциона, и сумму таких начальных (максимальных) цен, а в случае, предусмотренном <text:a xlink:type="simple" xlink:href="#anchor2224">частью 24 статьи 22</text:a> настоящего Федерального закона, - начальную цену единицы товара, работы, услуги, а также начальную сумму цен указанных единиц и максимальное значение цены каждого контракта, заключаемого по результатам проведения совместного конкурса или аукциона;</text:p>
      <text:p text:style-name="s1"><text:bookmark text:name="anchor2513"/>3) участник закупки в порядке, установленном настоящим Федеральным законом для подачи предложения о цене контракта, подает предложение о сумме цен всех контрактов, заключаемых по результатам проведения совместного конкурса или аукциона, предусматривающее снижение определенной в соответствии с <text:a xlink:type="simple" xlink:href="#anchor2512">пунктом 2</text:a> настоящей части суммы начальных (максимальных) цен всех таких контрактов. В случае, предусмотренном <text:a xlink:type="simple" xlink:href="#anchor2224">частью 24 статьи 22</text:a> настоящего Федерального закона, участник закупки подает предложение о сумме цен единиц товара, работы, услуги;</text:p>
      <text:p text:style-name="s22header">Информация об изменениях:</text:p>
      <text:p text:style-name="s22"><text:bookmark text:name="anchor2514"/>Пункт 4 изменен с 1 января 2023 г. - <text:a xlink:type="simple" xlink:href="http://ivo.garant.ru/document/redirect/404488108/25">Федеральный закон</text:a> от 16 апреля 2022 г. N 104-ФЗ</text:p>
      <text:p text:style-name="s22"><text:a xlink:type="simple" xlink:href="http://ivo.garant.ru/document/redirect/76817050/2514">См. предыдущую редакцию</text:a></text:p>
      <text:p text:style-name="s1">4) контракт по результатам проведения совместного конкурса или аукциона заключается каждой стороной соглашения в порядке, предусмотренном настоящим Федеральным законом. Если стороной соглашения является уполномоченный орган, осуществляющий исключительно полномочия на определение поставщиков (подрядчиков, исполнителей) для заказчика, контракт по результатам проведения совместного конкурса или аукциона заключается таким заказчиком. Цена контракта определяется путем уменьшения начальной (максимальной) цены соответствующего контракта пропорционально предложенному участником закупки снижению суммы начальных (максимальных) цен всех контрактов. В случае, предусмотренном <text:a xlink:type="simple" xlink:href="#anchor2224">частью 24 статьи 22</text:a> настоящего Федерального закона, в проект каждого контракта включается максимальное значение цены соответствующего контракта, а также цена единицы товара, работы, услуги, которая определяется путем уменьшения начальной цены такой единицы пропорционально снижению начальной суммы цен указанных единиц, предложенному участником закупки, с которым заключается контракт;</text:p>
      <text:p text:style-name="s1"><text:bookmark text:name="anchor2515"/>5) обращение о согласовании заключения контракта с единственным поставщиком (подрядчиком, исполнителем) в соответствии с настоящим Федеральным законом направляется в контрольный орган в сфере закупок каждой стороной соглашения.</text:p>
      <text:p text:style-name="s1"><text:bookmark text:name="anchor252"/>2. Соглашение заключается в соответствии с <text:a xlink:type="simple" xlink:href="http://ivo.garant.ru/document/redirect/10164072/0">Гражданским кодексом</text:a> Российской Федерации и настоящим Федеральным законом до начала осуществления закупки и должно содержать:</text:p>
      <text:p text:style-name="s1"><text:bookmark text:name="anchor25201"/>1) информацию о сторонах соглашения, в том числе об организаторе совместного конкурса или аукциона;</text:p>
      <text:p text:style-name="s1"><text:bookmark text:name="anchor25202"/>2) информацию об объекте закупки, а также о месте, сроках (периодах) и иных условиях поставок товаров, выполнения работ, оказания услуг в отношении каждого заказчика;</text:p>
      <text:p text:style-name="s1"><text:bookmark text:name="anchor25203"/>3) начальные (максимальные) цены (начальные цены единиц товара, работы, услуги в случае, предусмотренном <text:a xlink:type="simple" xlink:href="#anchor2224">частью 24 статьи 22</text:a> настоящего Федерального закона) каждого контракта, заключаемого по результатам проведения совместного конкурса или аукциона;</text:p>
      <text:p text:style-name="s1"><text:bookmark text:name="anchor25204"/>4) права, обязанности и ответственность сторон соглашения, порядок рассмотрения споров;</text:p>
      <text:p text:style-name="s1"><text:bookmark text:name="anchor25205"/>5) порядок формирования комиссии по осуществлению закупок;</text:p>
      <text:p text:style-name="s1"><text:bookmark text:name="anchor25206"/>6) информацию о сроке размещения извещения об осуществлении закупки, направления приглашения;</text:p>
      <text:p text:style-name="s1"><text:bookmark text:name="anchor25207"/>7) иную информацию, определяющую взаимоотношения сторон соглашения.</text:p>
      <text:p text:style-name="s1"><text:bookmark text:name="anchor253"/>3. К деятельности организатора совместного конкурса или аукциона в пределах полномочий, переданных в соответствии с соглашением, применяются положения настоящего Федерального закона, которые регламентируют права и обязанности заказчика, а также контроль в сфере закупок, мониторинг закупок и аудит в сфере закупок. Организатор совместного конкурса или аукциона:</text:p>
      <text:p text:style-name="s1"><text:bookmark text:name="anchor2531"/>1) создает комиссию по осуществлению закупок;</text:p>
      <text:p text:style-name="s1"><text:bookmark text:name="anchor2532"/>2) размещает в единой информационной системе необходимые при определении поставщика (подрядчика, исполнителя) информацию и документы;</text:p>
      <text:p text:style-name="s1"><text:bookmark text:name="anchor2533"/>3) направляет в соответствии с настоящим Федеральным законом обращение о согласовании проведения закрытого конкурса, закрытого аукциона, предусмотренное <text:a xlink:type="simple" xlink:href="#anchor722">частью 2 статьи 72</text:a> настоящего Федерального закона;</text:p>
      <text:p text:style-name="s1"><text:bookmark text:name="anchor2534"/>4) направляет приглашение принять участие в совместном закрытом конкурсе или закрытом аукционе, составляет предусмотренные настоящим Федеральным законом при проведении закрытого конкурса, закрытого аукциона документы;</text:p>
      <text:p text:style-name="s1"><text:bookmark text:name="anchor2535"/>5) утверждает и предоставляет документацию о закупке (в случае, если настоящим Федеральным законом предусмотрена документация о закупке), разъясняет положения извещения об осуществлении закупки, документации о закупке (в случае, если настоящим Федеральным законом предусмотрена документация о закупке);</text:p>
      <text:p text:style-name="s1"><text:bookmark text:name="anchor2536"/>6) осуществляет иные полномочия, предусмотренные соглашением.</text:p>
      <text:p text:style-name="s1"/>
      <text:p text:style-name="s15"><text:bookmark text:name="anchor26"/><text:span text:style-name="s10">Статья 26</text:span>. Централизованные закупки</text:p>
      <text:p text:style-name="s9header">ГАРАНТ:</text:p>
      <text:p text:style-name="s9">См. <text:span text:style-name="s8">Энциклопедии</text:span>, <text:a xlink:type="simple" xlink:href="http://ivo.garant.ru/document/redirect/77532043/0">позиции высших судов</text:a> и другие <text:a xlink:type="simple" xlink:href="http://ivo.garant.ru/document/redirect/76898051/26">комментарии</text:a> к статье 26 настоящего Федерального закона</text:p>
      <text:p text:style-name="s1"><text:bookmark text:name="anchor261"/>1. В целях централизации закупок в соответствии с законодательством Российской Федерации, законодательством субъектов Российской Федерации, муниципальными правовыми актами, за исключением случаев, предусмотренных <text:a xlink:type="simple" xlink:href="#anchor262">частями 2</text:a> и <text:a xlink:type="simple" xlink:href="#anchor263">3</text:a> настоящей статьи, могут быть созданы государственный орган, муниципальный орган, казенное учреждение, уполномоченные на определение поставщиков (подрядчиков, исполнителей) для заказчиков, или несколько таких органов, казенных учреждений либо полномочия на определение поставщиков (подрядчиков, исполнителей) для соответствующих заказчиков могут быть возложены на один такой государственный орган, муниципальный орган, одно такое казенное учреждение или несколько государственных органов, муниципальных органов, казенных учреждений из числа существующих. Такие уполномоченные органы, уполномоченные учреждения осуществляют полномочия на определение поставщиков (подрядчиков, исполнителей) для заказчиков, установленные решениями о создании таких уполномоченных органов, уполномоченных учреждений или о наделении их указанными полномочиями. Не допускается возлагать на такие уполномоченные органы, уполномоченные учреждения полномочия на обоснование закупок, определение условий контракта, в том числе на определение начальной (максимальной) цены контракта, и подписание контракта. Контракты подписываются заказчиками, для которых были определены поставщики (подрядчики, исполнители).</text:p>
      <text:p text:style-name="s22header">Информация об изменениях:</text:p>
      <text:p text:style-name="s22"><text:bookmark text:name="anchor262"/>Часть 2 изменена с 1 января 2022 г. - <text:a xlink:type="simple" xlink:href="http://ivo.garant.ru/document/redirect/401423520/50131">Федеральный закон</text:a> от 2 июля 2021 г. N 360-ФЗ</text:p>
      <text:p text:style-name="s22"><text:a xlink:type="simple" xlink:href="http://ivo.garant.ru/document/redirect/77312405/262">См. предыдущую редакцию</text:a></text:p>
      <text:p text:style-name="s1">2. Президентом Российской Федерации, Правительством Российской Федерации полномочия на определение поставщиков (подрядчиков, исполнителей) для нескольких федеральных органов исполнительной власти, федеральных казенных и бюджетных учреждений, федеральных государственных унитарных предприятий, а также полномочия на планирование закупок, определение поставщиков (подрядчиков, исполнителей), заключение контрактов, их исполнение, в том числе на приемку поставленных товаров, выполненных работ (их результатов), оказанных услуг, обеспечение их оплаты, для нескольких федеральных органов исполнительной власти, федеральных казенных учреждений и бюджетных учреждений, федеральных государственных унитарных предприятий могут быть <text:a xlink:type="simple" xlink:href="http://ivo.garant.ru/document/redirect/71964174/1">возложены</text:a> на федеральный орган исполнительной власти или федеральное казенное учреждение либо несколько федеральных органов исполнительной власти или федеральных казенных учреждений.</text:p>
      <text:p text:style-name="s22header">Информация об изменениях:</text:p>
      <text:p text:style-name="s22"><text:bookmark text:name="anchor263"/>Часть 3 изменена с 19 августа 2024 г. - <text:a xlink:type="simple" xlink:href="http://ivo.garant.ru/document/redirect/409493579/5926">Федеральный закон</text:a> от 8 августа 2024 г. N 232-ФЗ</text:p>
      <text:p text:style-name="s22"><text:a xlink:type="simple" xlink:href="http://ivo.garant.ru/document/redirect/76839266/263">См. предыдущую редакцию</text:a></text:p>
      <text:p text:style-name="s1">3. Высшим исполнительным органом субъекта Российской Федерации, местной администрацией полномочия на определение поставщиков (подрядчиков, исполнителей) для нескольких исполнительных органов субъекта Российской Федерации, казенных, бюджетных учреждений и государственных унитарных предприятий субъекта Российской Федерации, муниципальных органов, муниципальных казенных, бюджетных учреждений и муниципальных унитарных предприятий, а также полномочия на планирование закупок, определение поставщиков (подрядчиков, исполнителей), заключение контрактов, их исполнение, в том числе на приемку поставленных товаров, выполненных работ (их результатов), оказанных услуг, обеспечение их оплаты для нескольких исполнительных органов субъекта Российской Федерации, казенных, бюджетных учреждений и государственных унитарных предприятий субъекта Российской Федерации, органов местного самоуправления, муниципальных казенных, бюджетных учреждений и муниципальных унитарных предприятий могут быть возложены соответственно на исполнительный орган субъекта Российской Федерации, казенное учреждение субъекта Российской Федерации, муниципальный орган, муниципальное казенное учреждение или несколько указанных органов, учреждений.</text:p>
      <text:p text:style-name="s1"><text:bookmark text:name="anchor264"/>4. Уполномоченные органы, уполномоченные учреждения, на которые возложены полномочия на определение поставщиков (подрядчиков, исполнителей) для обеспечения нужд субъектов Российской Федерации, вправе осуществлять полномочия уполномоченных органов, уполномоченных учреждений муниципальных образований на определение поставщиков (подрядчиков, исполнителей) на основании соглашений между субъектами Российской Федерации и находящимися на их территориях муниципальными образованиями.</text:p>
      <text:p text:style-name="s22header">Информация об изменениях:</text:p>
      <text:p text:style-name="s22"><text:bookmark text:name="anchor265"/>Часть 5 изменена с 19 августа 2024 г. - <text:a xlink:type="simple" xlink:href="http://ivo.garant.ru/document/redirect/409493579/5927">Федеральный закон</text:a> от 8 августа 2024 г. N 232-ФЗ</text:p>
      <text:p text:style-name="s22"><text:a xlink:type="simple" xlink:href="http://ivo.garant.ru/document/redirect/76839266/265">См. предыдущую редакцию</text:a></text:p>
      <text:p text:style-name="s1">5. Федеральный орган исполнительной власти, исполнительный орган субъекта Российской Федерации, орган местного самоуправления обязаны принять <text:span text:style-name="s8">решение</text:span> об осуществлении полномочий заказчика данными органами, их территориальными органами или учреждениями (при осуществлении данными органами функций и полномочий учредителя учреждений) следующими способами:</text:p>
      <text:p text:style-name="s1"><text:bookmark text:name="anchor2651"/>1) осуществление данными органами полномочий на:</text:p>
      <text:p text:style-name="s1"><text:bookmark text:name="anchor26511"/>а) определение поставщиков (подрядчиков, исполнителей) для соответствующих заказчиков;</text:p>
      <text:p text:style-name="s1"><text:bookmark text:name="anchor26512"/>б) планирование и осуществление закупок, включая определение поставщиков (подрядчиков, исполнителей), заключение государственных и муниципальных контрактов, их исполнение, в том числе с возможностью приемки поставленных товаров, выполненных работ (их результатов), оказанных услуг, для соответствующих государственных и муниципальных заказчиков;</text:p>
      <text:p text:style-name="s1"><text:bookmark text:name="anchor2652"/>2) наделение уполномоченного органа, уполномоченного учреждения или несколько уполномоченных органов, уполномоченных учреждений полномочиями на определение поставщиков (подрядчиков, исполнителей) для соответствующих заказчиков;</text:p>
      <text:p text:style-name="s22header">Информация об изменениях:</text:p>
      <text:p text:style-name="s22"><text:bookmark text:name="anchor2653"/><text:a xlink:type="simple" xlink:href="http://ivo.garant.ru/document/redirect/70552632/46702">Федеральным законом</text:a> от 28 декабря 2013 г. N 396-ФЗ в пункт 3 части 5 статьи 26 внесены изменения</text:p>
      <text:p text:style-name="s22"><text:a xlink:type="simple" xlink:href="http://ivo.garant.ru/document/redirect/58047689/2653">См. текст пункта в предыдущей редакции</text:a></text:p>
      <text:p text:style-name="s1">3) наделение уполномоченного органа, уполномоченного учреждения или несколько уполномоченных органов, уполномоченных учреждений полномочиями на планирование и осуществление закупок, включая определение поставщиков (подрядчиков, исполнителей), заключение государственных и муниципальных контрактов, их исполнение, в том числе с возможностью приемки поставленных товаров, выполненных работ (их результатов), оказанных услуг, для соответствующих государственных и соответствующих муниципальных заказчиков;</text:p>
      <text:p text:style-name="s1"><text:bookmark text:name="anchor2654"/>4) осуществление каждым заказчиком своих полномочий самостоятельно.</text:p>
      <text:p text:style-name="s22header">Информация об изменениях:</text:p>
      <text:p text:style-name="s22"><text:bookmark text:name="anchor266"/><text:a xlink:type="simple" xlink:href="http://ivo.garant.ru/document/redirect/71435340/2603">Федеральным законом</text:a> от 3 июля 2016 г. N 321-ФЗ в часть 6 статьи 26 внесены изменения, <text:a xlink:type="simple" xlink:href="http://ivo.garant.ru/document/redirect/71435340/4">вступающие в силу</text:a> с 1 января 2017 г.</text:p>
      <text:p text:style-name="s22"><text:a xlink:type="simple" xlink:href="http://ivo.garant.ru/document/redirect/57410806/266">См. текст части в предыдущей редакции</text:a></text:p>
      <text:p text:style-name="s1">6. Если условием предоставления из федерального бюджета или бюджетов государственных внебюджетных фондов Российской Федерации межбюджетных трансфертов, имеющих целевое назначение, является централизация закупок, финансовое обеспечение которых частично или полностью осуществляется за счет указанных межбюджетных трансфертов, Правительство Российской Федерации вправе наделить уполномоченный орган, уполномоченное учреждение полномочиями на определение поставщиков (подрядчиков, исполнителей) для государственных заказчиков, действующих от имени субъекта Российской Федерации, муниципальных заказчиков, соответствующих бюджетных учреждений, государственных, муниципальных унитарных предприятий и (или) уполномоченных органов, уполномоченных учреждений, полномочия которых определены решениями органов государственной власти субъекта Российской Федерации, органов местного самоуправления.</text:p>
      <text:p text:style-name="s22header">Информация об изменениях:</text:p>
      <text:p text:style-name="s22"><text:bookmark text:name="anchor267"/>Часть 7 изменена с 19 августа 2024 г. - <text:a xlink:type="simple" xlink:href="http://ivo.garant.ru/document/redirect/409493579/5928">Федеральный закон</text:a> от 8 августа 2024 г. N 232-ФЗ</text:p>
      <text:p text:style-name="s22"><text:a xlink:type="simple" xlink:href="http://ivo.garant.ru/document/redirect/76839266/267">См. предыдущую редакцию</text:a></text:p>
      <text:p text:style-name="s1">7. Если условием предоставления из бюджета субъекта Российской Федерации межбюджетных трансфертов, имеющих целевое назначение, является централизация закупок, финансовое обеспечение которых частично или полностью осуществляется за счет указанных межбюджетных трансфертов, высший исполнительный орган субъекта Российской Федерации вправе наделить уполномоченный орган, уполномоченное учреждение полномочиями на определение поставщиков (подрядчиков, исполнителей) для муниципальных заказчиков, муниципальных бюджетных учреждений, государственных, муниципальных унитарных предприятий и (или) уполномоченных органов, уполномоченных учреждений, действующих от имени субъекта Российской Федерации, муниципальных заказчиков, соответствующих бюджетных учреждений, государственных, муниципальных унитарных предприятий и (или) уполномоченных органов, уполномоченных учреждений, полномочия которых определены решениями органов местного самоуправления.</text:p>
      <text:p text:style-name="s22header">Информация об изменениях:</text:p>
      <text:p text:style-name="s22"><text:bookmark text:name="anchor268"/><text:a xlink:type="simple" xlink:href="http://ivo.garant.ru/document/redirect/71435340/265">Федеральным законом</text:a> от 3 июля 2016 г. N 321-ФЗ часть 8 статьи 26 изложена в новой редакции, <text:a xlink:type="simple" xlink:href="http://ivo.garant.ru/document/redirect/71435340/4">вступающей в силу</text:a> с 1 января 2017 г.</text:p>
      <text:p text:style-name="s22"><text:a xlink:type="simple" xlink:href="http://ivo.garant.ru/document/redirect/57410806/268">См. текст части в предыдущей редакции</text:a></text:p>
      <text:p text:style-name="s1">8. Уполномоченный орган, уполномоченное учреждение субъекта Российской Федерации, уполномоченное муниципальное учреждение муниципального образования, осуществляющие полномочия на определение поставщиков (подрядчиков, исполнителей) на основании соглашения между субъектом Российской Федерации и муниципальным образованием, вправе осуществлять полномочия уполномоченных органов, уполномоченных учреждений соответствующих субъекта Российской Федерации, муниципального образования на определение поставщиков (подрядчиков, исполнителей) для государственных заказчиков, действующих от имени субъекта Российской Федерации, бюджетных учреждений, государственных унитарных предприятий субъекта Российской Федерации, муниципальных заказчиков, муниципальных бюджетных учреждений, муниципальных унитарных предприятий.</text:p>
      <text:p text:style-name="s22header">Информация об изменениях:</text:p>
      <text:p text:style-name="s22"><text:bookmark text:name="anchor269"/>Часть 9 изменена с 24 июня 2023 г. - <text:a xlink:type="simple" xlink:href="http://ivo.garant.ru/document/redirect/407030940/142">Федеральный закон</text:a> от 13 июня 2023 г. N 228-ФЗ</text:p>
      <text:p text:style-name="s22"><text:a xlink:type="simple" xlink:href="http://ivo.garant.ru/document/redirect/76820589/269">См. предыдущую редакцию</text:a></text:p>
      <text:p text:style-name="s1">9. Уполномоченные органы, уполномоченные учреждения, полномочия которых определены решениями органов местного самоуправления муниципального района, муниципального округа, городского округа, вправе осуществлять полномочия на определение поставщиков (подрядчиков, исполнителей) для отдельных муниципальных заказчиков, действующих от имени поселений, бюджетных учреждений, муниципальных унитарных предприятий поселений и (или) уполномоченных органов, уполномоченных учреждений, полномочия которых определены указанными в <text:a xlink:type="simple" xlink:href="#anchor263">частях 3</text:a> и <text:a xlink:type="simple" xlink:href="#anchor265">5</text:a> настоящей статьи решениями органов местного самоуправления поселений, на основании соглашений между муниципальным районом, муниципальным округом, городским округом и входящими в их состав поселениями.</text:p>
      <text:p text:style-name="s1"><text:bookmark text:name="anchor2610"/>10. <text:span text:style-name="s8">Порядок</text:span> взаимодействия заказчиков с уполномоченными органами, уполномоченными учреждениями определяется решениями о создании таких органов, учреждений либо решениями о наделении их полномочиями в соответствии с настоящей статьей.</text:p>
      <text:p text:style-name="s1"><text:bookmark text:name="anchor2611"/>11. К деятельности уполномоченных органов, уполномоченных учреждений в пределах полномочий, установленных решениями о создании таких органов, учреждений либо решениями о наделении их полномочиями в соответствии с настоящей статьей, применяются положения настоящего Федерального закона, которые регламентируют права и обязанности заказчика, а также контроль в сфере закупок, мониторинг закупок и аудит в сфере закупок.</text:p>
      <text:p text:style-name="s1"/>
      <text:p text:style-name="s15"><text:bookmark text:name="anchor27"/><text:span text:style-name="s10">Статья 27</text:span>. Участие в определении поставщиков (подрядчиков, исполнителей)</text:p>
      <text:p text:style-name="s9header">ГАРАНТ:</text:p>
      <text:p text:style-name="s9">См. <text:span text:style-name="s8">Энциклопедии</text:span>, <text:a xlink:type="simple" xlink:href="http://ivo.garant.ru/document/redirect/77530908/0">позиции высших судов</text:a> и другие <text:a xlink:type="simple" xlink:href="http://ivo.garant.ru/document/redirect/76898051/27">комментарии</text:a> к статье 27 настоящего Федерального закона</text:p>
      <text:p text:style-name="s22header">Информация об изменениях:</text:p>
      <text:p text:style-name="s22"><text:bookmark text:name="anchor271"/>Часть 1 изменена с 1 января 2022 г. - <text:a xlink:type="simple" xlink:href="http://ivo.garant.ru/document/redirect/401423520/50141">Федеральный закон</text:a> от 2 июля 2021 г. N 360-ФЗ</text:p>
      <text:p text:style-name="s22"><text:a xlink:type="simple" xlink:href="http://ivo.garant.ru/document/redirect/77312405/271">См. предыдущую редакцию</text:a></text:p>
      <text:p text:style-name="s1">1. Участие в определении поставщиков (подрядчиков, исполнителей) может быть ограничено только в случаях, предусмотренных настоящим Федеральным законом. Отклонение заявки на участие в закупке по основаниям, не предусмотренным настоящим Федеральным законом, не допускается.</text:p>
      <text:p text:style-name="s1"><text:bookmark text:name="anchor272"/>2. В случае, если заказчиком принято решение об ограничении участия в определении поставщика (подрядчика, исполнителя), информация о таком ограничении с обоснованием его причин должна быть указана в извещении об осуществлении закупки.</text:p>
      <text:p text:style-name="s1"><text:bookmark text:name="anchor273"/>3. Участники закупки имеют право выступать в отношениях, связанных с осуществлением закупки, как непосредственно, так и через своих представителей. Полномочия представителей участников закупки подтверждаются доверенностью, выданной и оформленной в соответствии с <text:a xlink:type="simple" xlink:href="http://ivo.garant.ru/document/redirect/10164072/185">гражданским законодательством</text:a>.</text:p>
      <text:p text:style-name="s1"><text:bookmark text:name="anchor274"/>4. Преимущества в соответствии со <text:a xlink:type="simple" xlink:href="#anchor28">статьями 28 - 30</text:a> настоящего Федерального закона предоставляются при осуществлении закупок:</text:p>
      <text:p text:style-name="s1"><text:bookmark text:name="anchor2741"/>1) учреждениям и предприятиям уголовно-исполнительной системы;</text:p>
      <text:p text:style-name="s1"><text:bookmark text:name="anchor2742"/>2) организациям инвалидов;</text:p>
      <text:p text:style-name="s1"><text:bookmark text:name="anchor2743"/>3) субъектам малого предпринимательства;</text:p>
      <text:p text:style-name="s1"><text:bookmark text:name="anchor2744"/>4) социально ориентированным некоммерческим организациям.</text:p>
      <text:p text:style-name="s22header">Информация об изменениях:</text:p>
      <text:p text:style-name="s22"><text:bookmark text:name="anchor275"/>Статья 27 дополнена частью 5 с 1 января 2022 г. - <text:a xlink:type="simple" xlink:href="http://ivo.garant.ru/document/redirect/401423520/50142">Федеральный закон</text:a> от 2 июля 2021 г. N 360-ФЗ</text:p>
      <text:p text:style-name="s1">5. Взимание платы за аккредитацию на электронной площадке, специализированной электронной площадке, за участие в определении поставщиков (подрядчиков, исполнителей) не допускается, за исключением случаев, предусмотренных настоящим Федеральным законом.</text:p>
      <text:p text:style-name="s22header">Информация об изменениях:</text:p>
      <text:p text:style-name="s22"><text:bookmark text:name="anchor276"/>Статья 27 дополнена частью 6 с 1 января 2025 г. - <text:a xlink:type="simple" xlink:href="http://ivo.garant.ru/document/redirect/409494237/27">Федеральный закон</text:a> от 8 августа 2024 г. N 318-ФЗ</text:p>
      <text:p text:style-name="s1">6. Правительство Российской Федерации вправе установить случаи, при которых при осуществлении закупок промышленной продукции, в отношении которых Правительством Российской Федерации приняты меры, предусмотренные <text:a xlink:type="simple" xlink:href="#anchor1421">пунктом 1 части 2 статьи 14</text:a> настоящего Федерального закона, заявка на участие в закупке, в которой содержится предложение о поставке товара российского происхождения, приравнивается к заявке на участие в закупке, в которой содержится предложение о поставке товара, происходящего из иностранного государства, если на участие в такой закупке подана заявка на участие в закупке, признанная по результатам ее рассмотрения соответствующей требованиям извещения об осуществлении закупки, документации о закупке (если настоящим Федеральным законом предусмотрена документация о закупке) и содержащая предложение о поставке товара российского происхождения, в наибольшей степени удовлетворяющего требованиям к промышленной продукции, предъявляемым в соответствии с <text:a xlink:type="simple" xlink:href="http://ivo.garant.ru/document/redirect/70833138/2">законодательством</text:a> в сфере промышленной политики в целях отнесения этой продукции к российской промышленной продукции.</text:p>
      <text:p text:style-name="s1"/>
      <text:p text:style-name="s22header">Информация об изменениях:</text:p>
      <text:p text:style-name="s22"><text:bookmark text:name="anchor28"/>Статья 28 изменена с 1 января 2022 г. - <text:a xlink:type="simple" xlink:href="http://ivo.garant.ru/document/redirect/401423520/5015">Федеральный закон</text:a> от 2 июля 2021 г. N 360-ФЗ</text:p>
      <text:p text:style-name="s22"><text:a xlink:type="simple" xlink:href="http://ivo.garant.ru/document/redirect/77312405/28">См. предыдущую редакцию</text:a></text:p>
      <text:p text:style-name="s15"><text:span text:style-name="s10">Статья 28</text:span>. Участие учреждений и предприятий уголовно-исполнительной системы в закупках</text:p>
      <text:p text:style-name="s9header">ГАРАНТ:</text:p>
      <text:p text:style-name="s9">См. <text:span text:style-name="s8">Энциклопедии</text:span>, <text:a xlink:type="simple" xlink:href="http://ivo.garant.ru/document/redirect/77529845/0">позиции высших судов</text:a> и другие <text:a xlink:type="simple" xlink:href="http://ivo.garant.ru/document/redirect/76898051/28">комментарии</text:a> к статье 28 настоящего Федерального закона</text:p>
      <text:p text:style-name="s1"><text:bookmark text:name="anchor281"/>1. В случае заключения по результатам применения конкурентных способов контракта с участником закупки, являющимся учреждением или предприятием уголовно-исполнительной системы, цена контракта, цена каждой единицы товара, работы, услуги (в случае, предусмотренном <text:a xlink:type="simple" xlink:href="#anchor2224">частью 24 статьи 22</text:a> настоящего Федерального закона) увеличивается на пятнадцать процентов соответственно от цены контракта, предложенной таким участником закупки, от цены единицы товара, работы, услуги, определенной в соответствии с настоящим Федеральным законом на основании предложения такого участника о сумме цен единиц товара, работы, услуги. Предусмотренное настоящей частью увеличение не может превышать начальную (максимальную) цену контракта, начальные цены единиц товара, работы, услуги.</text:p>
      <text:p text:style-name="s1"><text:bookmark text:name="anchor282"/>2. <text:a xlink:type="simple" xlink:href="http://ivo.garant.ru/document/redirect/403201366/1000">Перечень</text:a> товаров, работ, услуг, при осуществлении закупок которых предоставляются преимущества в соответствии с настоящей статьей, утверждается Правительством Российской Федерации.</text:p>
      <text:p text:style-name="s1"><text:bookmark text:name="anchor283"/>3. Объектом закупки не могут быть товары, работы, услуги помимо товаров, работ, услуг, включенных в перечень, предусмотренный <text:a xlink:type="simple" xlink:href="#anchor282">частью 2</text:a> настоящей статьи.</text:p>
      <text:p text:style-name="s1"/>
      <text:p text:style-name="s22header">Информация об изменениях:</text:p>
      <text:p text:style-name="s22"><text:bookmark text:name="anchor29"/>Статья 29 изменена с 1 января 2022 г. - <text:a xlink:type="simple" xlink:href="http://ivo.garant.ru/document/redirect/401423520/5015">Федеральный закон</text:a> от 2 июля 2021 г. N 360-ФЗ</text:p>
      <text:p text:style-name="s22"><text:a xlink:type="simple" xlink:href="http://ivo.garant.ru/document/redirect/77312405/29">См. предыдущую редакцию</text:a></text:p>
      <text:p text:style-name="s15"><text:span text:style-name="s10">Статья 29</text:span>. Участие организаций инвалидов в закупках</text:p>
      <text:p text:style-name="s9header">ГАРАНТ:</text:p>
      <text:p text:style-name="s9">См. <text:span text:style-name="s8">Энциклопедии</text:span>, <text:a xlink:type="simple" xlink:href="http://ivo.garant.ru/document/redirect/77529844/0">позиции высших судов</text:a> и другие <text:a xlink:type="simple" xlink:href="http://ivo.garant.ru/document/redirect/76898051/29">комментарии</text:a> к статье 29 настоящего Федерального закона</text:p>
      <text:p text:style-name="s1"><text:bookmark text:name="anchor291"/>1. В случае заключения по результатам применения конкурентных способов контракта с участником закупки, являющимся организацией инвалидов, цена контракта, цена каждой единицы товара, работы, услуги (в случае, предусмотренном <text:a xlink:type="simple" xlink:href="#anchor2224">частью 24 статьи 22</text:a> настоящего Федерального закона) увеличивается на пятнадцать процентов соответственно от цены контракта, предложенной таким участником закупки, от цены единицы товара, работы, услуги, определенной в соответствии с настоящим Федеральным законом на основании предложения такого участника о сумме цен единиц товара, работы, услуги. Предусмотренное настоящей частью увеличение не может превышать начальную (максимальную) цену контракта, начальные цены единиц товара, работы, услуги.</text:p>
      <text:p text:style-name="s1"><text:bookmark text:name="anchor292"/>2. Действие настоящей статьи распространяется на общероссийские общественные организации инвалидов (в том числе созданные как союзы общественных организаций инвалидов), среди членов которых инвалиды и их законные представители составляют не менее чем восемьдесят процентов, и на организации, уставный (складочный) капитал которых полностью состоит из вкладов общероссийских общественных организаций инвалидов и среднесписочная численность инвалидов в которых по отношению к другим работникам составляет не менее чем пятьдесят процентов, а доля оплаты труда инвалидов в фонде оплаты труда - не менее чем двадцать пять процентов.</text:p>
      <text:p text:style-name="s1"><text:bookmark text:name="anchor293"/>3. <text:a xlink:type="simple" xlink:href="http://ivo.garant.ru/document/redirect/403201366/2000">Перечень</text:a> товаров, работ, услуг, при осуществлении закупок которых предоставляются преимущества в соответствии с настоящей статьей, утверждается Правительством Российской Федерации.</text:p>
      <text:p text:style-name="s1"><text:bookmark text:name="anchor294"/>4. Объектом закупки не могут быть товары, работы, услуги помимо товаров, работ, услуг, включенных в перечень, предусмотренный <text:a xlink:type="simple" xlink:href="#anchor293">частью 3</text:a> настоящей статьи.</text:p>
      <text:p text:style-name="s1"/>
      <text:p text:style-name="s15"><text:bookmark text:name="anchor30"/><text:span text:style-name="s10">Статья 30</text:span>. Участие субъектов малого предпринимательства, социально ориентированных некоммерческих организаций в закупках</text:p>
      <text:p text:style-name="s9header">ГАРАНТ:</text:p>
      <text:p text:style-name="s9">См. <text:span text:style-name="s8">Энциклопедии</text:span>, <text:a xlink:type="simple" xlink:href="http://ivo.garant.ru/document/redirect/77531276/0">позиции высших судов</text:a> и другие <text:a xlink:type="simple" xlink:href="http://ivo.garant.ru/document/redirect/76898051/30">комментарии</text:a> к статье 30 настоящего Федерального закона</text:p>
      <text:p text:style-name="s22header">Информация об изменениях:</text:p>
      <text:p text:style-name="s22"><text:bookmark text:name="anchor3010"/>Часть 1 изменена с 1 января 2022 г. - Федеральные законы <text:a xlink:type="simple" xlink:href="http://ivo.garant.ru/document/redirect/401415062/241">от 1 июля 2021 г. N 277-ФЗ</text:a> и <text:a xlink:type="simple" xlink:href="http://ivo.garant.ru/document/redirect/401423520/50161">от 2 июля 2021 г. N 360-ФЗ</text:a></text:p>
      <text:p text:style-name="s22"><text:a xlink:type="simple" xlink:href="http://ivo.garant.ru/document/redirect/77312405/3010">См. предыдущую редакцию</text:a></text:p>
      <text:p text:style-name="s1">1. Заказчики обязаны осуществлять закупки у субъектов малого предпринимательства, социально ориентированных некоммерческих организаций в объеме не менее чем двадцать пять процентов <text:a xlink:type="simple" xlink:href="#anchor3166">совокупного годового объема закупок</text:a>, рассчитанного с учетом <text:a xlink:type="simple" xlink:href="#anchor30111">части 1.1</text:a> настоящей статьи, при:</text:p>
      <text:p text:style-name="s22header">Информация об изменениях:</text:p>
      <text:p text:style-name="s22"><text:bookmark text:name="anchor30101"/>Пункт 1 изменен с 1 января 2022 г. - <text:a xlink:type="simple" xlink:href="http://ivo.garant.ru/document/redirect/401423520/9606229">Федеральный закон</text:a> от 2 июля 2021 г. N 360-ФЗ</text:p>
      <text:p text:style-name="s22"><text:a xlink:type="simple" xlink:href="http://ivo.garant.ru/document/redirect/77312405/30101">См. предыдущую редакцию</text:a></text:p>
      <text:p text:style-name="s1">1) проведении открытых конкурентных способов определения поставщиков (подрядчиков, исполнителей), в которых участниками закупок являются только субъекты малого предпринимательства, социально ориентированные некоммерческие организации. При этом начальная (максимальная) цена контракта не должна превышать двадцать миллионов рублей;</text:p>
      <text:p text:style-name="s22header">Информация об изменениях:</text:p>
      <text:p text:style-name="s22"><text:bookmark text:name="anchor30102"/>Пункт 2 изменен с 1 января 2022 г. - <text:a xlink:type="simple" xlink:href="http://ivo.garant.ru/document/redirect/401423520/9606230">Федеральный закон</text:a> от 2 июля 2021 г. N 360-ФЗ</text:p>
      <text:p text:style-name="s22"><text:a xlink:type="simple" xlink:href="http://ivo.garant.ru/document/redirect/77312405/30102">См. предыдущую редакцию</text:a></text:p>
      <text:p text:style-name="s1">2) осуществлении закупок с учетом положений <text:a xlink:type="simple" xlink:href="#anchor3050">части 5</text:a> настоящей статьи.</text:p>
      <text:p text:style-name="s22header">Информация об изменениях:</text:p>
      <text:p text:style-name="s22"><text:bookmark text:name="anchor30111"/><text:a xlink:type="simple" xlink:href="http://ivo.garant.ru/document/redirect/70669660/152">Федеральным законом</text:a> от 4 июня 2014 г. N 140-ФЗ статья 30 дополнена частью 1.1, <text:a xlink:type="simple" xlink:href="http://ivo.garant.ru/document/redirect/70669660/22">распространяющейся</text:a> на правоотношения, возникшие с 1 января 2014 г.</text:p>
      <text:p text:style-name="s1">1.1. При определении объема закупок, предусмотренного <text:a xlink:type="simple" xlink:href="#anchor3010">частью 1</text:a> настоящей статьи, в расчет совокупного годового объема закупок не включаются закупки:</text:p>
      <text:p text:style-name="s1"><text:bookmark text:name="anchor31111"/>1) для обеспечения обороны страны и безопасности государства;</text:p>
      <text:p text:style-name="s1"><text:bookmark text:name="anchor31112"/>2) услуг по предоставлению кредитов;</text:p>
      <text:p text:style-name="s22header">Информация об изменениях:</text:p>
      <text:p text:style-name="s22"><text:bookmark text:name="anchor31113"/>Пункт 3 изменен с 25 декабря 2023 г. - <text:a xlink:type="simple" xlink:href="http://ivo.garant.ru/document/redirect/408274225/801">Федеральный закон</text:a> от 25 декабря 2023 г. N 625-ФЗ</text:p>
      <text:p text:style-name="s22"><text:a xlink:type="simple" xlink:href="http://ivo.garant.ru/document/redirect/76800889/31113">См. предыдущую редакцию</text:a></text:p>
      <text:p text:style-name="s1">3) у единственного поставщика (подрядчика, исполнителя), осуществляемые в соответствии с <text:a xlink:type="simple" xlink:href="#anchor931">частью 1 статьи 93</text:a> настоящего Федерального закона, законодательством Российской Федерации и иными нормативными правовыми актами о контрактной системе в сфере закупок, за исключением закупок, которые осуществлены в соответствии с <text:a xlink:type="simple" xlink:href="#anchor93125">пунктом 25 части 1 статьи 93</text:a> настоящего Федерального закона по результатам несостоявшегося определения поставщиков (подрядчиков, исполнителей), проведенного в соответствии с требованиями <text:a xlink:type="simple" xlink:href="#anchor30101">пункта 1 части 1</text:a> настоящей статьи;</text:p>
      <text:p text:style-name="s1"><text:bookmark text:name="anchor31114"/>4) работ в области использования атомной энергии;</text:p>
      <text:p text:style-name="s1"><text:bookmark text:name="anchor31115"/>5) при осуществлении которых применяются закрытые способы определения поставщиков (подрядчиков, исполнителей);</text:p>
      <text:p text:style-name="s22header">Информация об изменениях:</text:p>
      <text:p text:style-name="s22"><text:bookmark text:name="anchor31116"/>Часть 1.1 дополнена пунктом 6 с 1 января 2025 г. - <text:a xlink:type="simple" xlink:href="http://ivo.garant.ru/document/redirect/411209145/1102">Федеральный закон</text:a> от 26 декабря 2024 г. № 494-ФЗ</text:p>
      <text:p text:style-name="s1">6) осуществляемые в случаях, <text:a xlink:type="simple" xlink:href="http://ivo.garant.ru/document/redirect/412060694/0">установленных</text:a> Правительством Российской Федерации.</text:p>
      <text:p text:style-name="s22header">Информация об изменениях:</text:p>
      <text:p text:style-name="s22"><text:bookmark text:name="anchor30112"/><text:a xlink:type="simple" xlink:href="http://ivo.garant.ru/document/redirect/70669660/153">Федеральным законом</text:a> от 4 июня 2014 г. N 140-ФЗ статья 30 дополнена частью 1.2, <text:a xlink:type="simple" xlink:href="http://ivo.garant.ru/document/redirect/70669660/22">распространяющейся</text:a> на правоотношения, возникшие с 1 января 2014 г.</text:p>
      <text:p text:style-name="s1">1.2. Заказчики вправе осуществлять закупки, указанные в <text:a xlink:type="simple" xlink:href="#anchor31111">пунктах 1</text:a>, <text:a xlink:type="simple" xlink:href="#anchor31114">4</text:a> и <text:a xlink:type="simple" xlink:href="#anchor31115">5 части 1.1</text:a> настоящей статьи, у субъектов малого предпринимательства, социально ориентированных некоммерческих организаций в соответствии с <text:a xlink:type="simple" xlink:href="#anchor3010">частью 1</text:a> настоящей статьи. При этом объем таких закупок учитывается в объеме закупок, осуществленных заказчиками у субъектов малого предпринимательства, социально ориентированных некоммерческих организаций в соответствии с частью 1 настоящей статьи, и включается в отчет, указанный в <text:a xlink:type="simple" xlink:href="#anchor3040">части 4</text:a> настоящей статьи.</text:p>
      <text:p text:style-name="s1"><text:bookmark text:name="anchor3020"/>2. Действие настоящей статьи распространяется на социально ориентированные некоммерческие организации (за исключением социально ориентированных некоммерческих организаций, учредителями которых являются Российская Федерация, субъекты Российской Федерации или муниципальные образования), осуществляющие в соответствии с учредительными документами виды деятельности, предусмотренные <text:a xlink:type="simple" xlink:href="http://ivo.garant.ru/document/redirect/10105879/3111">пунктом 1 статьи 31.1</text:a> Федерального закона от 12 января 1996 года N 7-ФЗ "О некоммерческих организациях".</text:p>
      <text:p text:style-name="s22header">Информация об изменениях:</text:p>
      <text:p text:style-name="s22"><text:bookmark text:name="anchor3030"/>Часть 3 изменена с 1 января 2022 г. - <text:a xlink:type="simple" xlink:href="http://ivo.garant.ru/document/redirect/401423520/50162">Федеральный закон</text:a> от 2 июля 2021 г. N 360-ФЗ</text:p>
      <text:p text:style-name="s22"><text:a xlink:type="simple" xlink:href="http://ivo.garant.ru/document/redirect/77312405/3030">См. предыдущую редакцию</text:a></text:p>
      <text:p text:style-name="s1">3. При определении поставщиков (подрядчиков, исполнителей) способами, указанными в <text:a xlink:type="simple" xlink:href="#anchor30101">пункте 1 части 1</text:a> настоящей статьи, в извещениях об осуществлении закупок устанавливается преимущество участникам закупок, которыми могут быть только субъекты малого предпринимательства, социально ориентированные некоммерческие организации.</text:p>
      <text:p text:style-name="s22header">Информация об изменениях:</text:p>
      <text:p text:style-name="s22"><text:bookmark text:name="anchor3040"/>Часть 4 изменена с 16 апреля 2022 г. - <text:a xlink:type="simple" xlink:href="http://ivo.garant.ru/document/redirect/404488108/2601">Федеральный закон</text:a> от 16 апреля 2022 г. N 104-ФЗ</text:p>
      <text:p text:style-name="s22"><text:a xlink:type="simple" xlink:href="http://ivo.garant.ru/document/redirect/76800887/3040">См. предыдущую редакцию</text:a></text:p>
      <text:p text:style-name="s1">4. В случае признания не состоявшимся определения поставщиков (подрядчиков, исполнителей) в связи с тем, что по окончании срока подачи заявок не подано ни одной заявки или все заявки были отклонены в порядке, установленном настоящим Федеральным законом, заказчик вправе отменить указанное в <text:a xlink:type="simple" xlink:href="#anchor3030">части 3</text:a> настоящей статьи преимущество и осуществить закупки на общих основаниях. При этом такие закупки, осуществленные на общих основаниях, не учитываются в объеме закупок, осуществленных заказчиками у субъектов малого предпринимательства, социально ориентированных некоммерческих организаций в соответствии с частью 1 настоящей статьи. Закупки, которые осуществлены на основании <text:a xlink:type="simple" xlink:href="#anchor93125">пункта 25 части 1 статьи 93</text:a> настоящего Федерального закона по результатам несостоявшегося определения поставщиков (подрядчиков, исполнителей), проведенного в соответствии с требованиями <text:a xlink:type="simple" xlink:href="#anchor30101">пункта 1 части 1</text:a> настоящей статьи, учитываются в объеме закупок, которые заказчики осуществили у субъектов малого предпринимательства, социально ориентированных некоммерческих организаций. По итогам года заказчик (за исключением заказчика, включенного в перечень, предусмотренный <text:a xlink:type="simple" xlink:href="#anchor240115">пунктом 5 части 11 статьи 24</text:a> настоящего Федерального закона) обязан <text:a xlink:type="simple" xlink:href="http://ivo.garant.ru/document/redirect/72208388/0">составить</text:a> отчет об объеме закупок у субъектов малого предпринимательства, социально ориентированных некоммерческих организаций, предусмотренных <text:a xlink:type="simple" xlink:href="#anchor3020">частью 2</text:a> настоящей статьи, и до 1 апреля года, следующего за отчетным годом, разместить такой отчет в единой информационной системе. В такой отчет заказчик включает информацию о заключенных контрактах с субъектами малого предпринимательства, социально ориентированными некоммерческими организациями.</text:p>
      <text:p text:style-name="s22header">Информация об изменениях:</text:p>
      <text:p text:style-name="s22"><text:bookmark text:name="anchor30401"/><text:a xlink:type="simple" xlink:href="http://ivo.garant.ru/document/redirect/70669660/155">Федеральным законом</text:a> от 4 июня 2014 г. N 140-ФЗ статья 30 дополнена частью 4.1, <text:a xlink:type="simple" xlink:href="http://ivo.garant.ru/document/redirect/70669660/22">распространяющейся</text:a> на правоотношения, возникшие с 1 января 2014 г.</text:p>
      <text:p text:style-name="s1">4.1. <text:a xlink:type="simple" xlink:href="http://ivo.garant.ru/document/redirect/70898286/1000">Порядок</text:a> подготовки отчета, указанного в <text:a xlink:type="simple" xlink:href="#anchor3040">части 4</text:a> настоящей статьи, его размещения в единой информационной системе, <text:a xlink:type="simple" xlink:href="http://ivo.garant.ru/document/redirect/70898286/2000">форма</text:a> указанного отчета определяются Правительством Российской Федерации.</text:p>
      <text:p text:style-name="s22header">Информация об изменениях:</text:p>
      <text:p text:style-name="s22"><text:bookmark text:name="anchor3050"/><text:a xlink:type="simple" xlink:href="http://ivo.garant.ru/document/redirect/70669660/156">Федеральным законом</text:a> от 4 июня 2014 г. N 140-ФЗ в часть 5 статьи 30 внесены изменения, <text:a xlink:type="simple" xlink:href="http://ivo.garant.ru/document/redirect/70669660/22">распространяющиеся</text:a> на правоотношения, возникшие с 1 января 2014 г.</text:p>
      <text:p text:style-name="s22"><text:a xlink:type="simple" xlink:href="http://ivo.garant.ru/document/redirect/58047689/3050">См. текст части в предыдущей редакции</text:a></text:p>
      <text:p text:style-name="s1">5. Заказчик при определении поставщика (подрядчика, исполнителя) вправе установить в извещении об осуществлении закупки требование к поставщику (подрядчику, исполнителю), не являющемуся субъектом малого предпринимательства или социально ориентированной некоммерческой организацией, о привлечении к исполнению контракта субподрядчиков, соисполнителей из числа субъектов малого предпринимательства, социально ориентированных некоммерческих организаций.</text:p>
      <text:p text:style-name="s22header">Информация об изменениях:</text:p>
      <text:p text:style-name="s22"><text:bookmark text:name="anchor3060"/><text:a xlink:type="simple" xlink:href="http://ivo.garant.ru/document/redirect/70669660/157">Федеральным законом</text:a> от 4 июня 2014 г. N 140-ФЗ часть 6 статьи 30 изложена в новой редакции, <text:a xlink:type="simple" xlink:href="http://ivo.garant.ru/document/redirect/70669660/22">распространяющейся</text:a> на правоотношения, возникшие с 1 января 2014 г.</text:p>
      <text:p text:style-name="s22"><text:a xlink:type="simple" xlink:href="http://ivo.garant.ru/document/redirect/58047689/3060">См. текст части в предыдущей редакции</text:a></text:p>
      <text:p text:style-name="s1">6. Условие о привлечении к исполнению контрактов субподрядчиков, соисполнителей из числа субъектов малого предпринимательства, социально ориентированных некоммерческих организаций в случае, предусмотренном <text:a xlink:type="simple" xlink:href="#anchor3050">частью 5</text:a> настоящей статьи, включается в контракты с указанием объема такого привлечения, установленного в виде процента от цены контракта. Указанный объем учитывается в объеме закупок, осуществленных заказчиками у субъектов малого предпринимательства, социально ориентированных некоммерческих организаций в соответствии с <text:a xlink:type="simple" xlink:href="#anchor3010">частью 1</text:a> настоящей статьи, и включается в отчет, указанный в <text:a xlink:type="simple" xlink:href="#anchor3040">части 4</text:a> настоящей статьи. В контракты также должно быть включено обязательное условие о гражданско-правовой ответственности поставщиков (подрядчиков, исполнителей) за неисполнение условия о привлечении к исполнению контрактов субподрядчиков, соисполнителей из числа субъектов малого предпринимательства, социально ориентированных некоммерческих организаций.</text:p>
      <text:p text:style-name="s1"><text:bookmark text:name="anchor3070"/>7. <text:a xlink:type="simple" xlink:href="http://ivo.garant.ru/document/redirect/71576966/1000">Типовые условия</text:a> контрактов, предусматривающих привлечение к исполнению контрактов субподрядчиков, соисполнителей из числа субъектов малого предпринимательства, социально ориентированных некоммерческих организаций могут устанавливаться Правительством Российской Федерации.</text:p>
      <text:p text:style-name="s1"><text:bookmark text:name="anchor3080"/>8. Утратила силу с 1 мая 2022 г. - <text:a xlink:type="simple" xlink:href="http://ivo.garant.ru/document/redirect/404488108/2602">Федеральный закон</text:a> от 16 апреля 2022 г. N 104-ФЗ</text:p>
      <text:p text:style-name="s22header">Информация об изменениях:</text:p>
      <text:p text:style-name="s22"><text:a xlink:type="simple" xlink:href="http://ivo.garant.ru/document/redirect/76800893/3080">См. предыдущую редакцию</text:a></text:p>
      <text:p text:style-name="s22"/>
      <text:p text:style-name="s1"><text:bookmark text:name="anchor3001"/><text:span text:style-name="s10">Статья 30.1.</text:span> Утратила силу с 1 января 2025 г. - <text:a xlink:type="simple" xlink:href="http://ivo.garant.ru/document/redirect/409494237/28">Федеральный закон</text:a> от 8 августа 2024 г. N 318-ФЗ</text:p>
      <text:p text:style-name="s22header">Информация об изменениях:</text:p>
      <text:p text:style-name="s22"><text:a xlink:type="simple" xlink:href="http://ivo.garant.ru/document/redirect/76831012/3001">См. предыдущую редакцию</text:a></text:p>
      <text:p text:style-name="s22"/>
      <text:p text:style-name="s15"><text:bookmark text:name="anchor31"/><text:span text:style-name="s10">Статья 31</text:span>. Требования к участникам закупки</text:p>
      <text:p text:style-name="s9header">ГАРАНТ:</text:p>
      <text:p text:style-name="s9">См. <text:span text:style-name="s8">Энциклопедии</text:span>, <text:a xlink:type="simple" xlink:href="http://ivo.garant.ru/document/redirect/77531466/0">позиции высших судов</text:a> и другие <text:a xlink:type="simple" xlink:href="http://ivo.garant.ru/document/redirect/76898051/31">комментарии</text:a> к статье 31 настоящего Федерального закона</text:p>
      <text:p text:style-name="s22header">Информация об изменениях:</text:p>
      <text:p text:style-name="s22"><text:bookmark text:name="anchor3110"/>Часть 1 изменена с 1 января 2022 г. - <text:a xlink:type="simple" xlink:href="http://ivo.garant.ru/document/redirect/401423520/50171">Федеральный закон</text:a> от 2 июля 2021 г. N 360-ФЗ</text:p>
      <text:p text:style-name="s22"><text:a xlink:type="simple" xlink:href="http://ivo.garant.ru/document/redirect/77312405/3110">См. предыдущую редакцию</text:a></text:p>
      <text:p text:style-name="s1">1. При применении конкурентных способов, при осуществлении закупки у единственного поставщика (подрядчика, исполнителя) в случаях, предусмотренных <text:a xlink:type="simple" xlink:href="#anchor9314">пунктами 4</text:a>, <text:a xlink:type="simple" xlink:href="#anchor9315">5</text:a>, <text:a xlink:type="simple" xlink:href="#anchor93118">18</text:a>, <text:a xlink:type="simple" xlink:href="#anchor93130">30</text:a>, <text:a xlink:type="simple" xlink:href="#anchor93142">42</text:a>, <text:a xlink:type="simple" xlink:href="#anchor93149">49</text:a>, <text:a xlink:type="simple" xlink:href="#anchor93154">54</text:a> и <text:a xlink:type="simple" xlink:href="#anchor93159">59 части 1 статьи 93</text:a> настоящего Федерального закона, заказчик устанавливает следующие единые требования к участникам закупки:</text:p>
      <text:p text:style-name="s1"><text:bookmark text:name="anchor3111"/>1) соответствие <text:a xlink:type="simple" xlink:href="http://ivo.garant.ru/document/redirect/10164072/49013">требованиям</text:a>, установленным в соответствии с законодательством Российской Федерации к лицам, осуществляющим поставку товара, выполнение работы, оказание услуги, являющихся объектом закупки;</text:p>
      <text:p text:style-name="s1"><text:bookmark text:name="anchor3112"/>2) <text:a xlink:type="simple" xlink:href="http://ivo.garant.ru/document/redirect/70669660/159">утратил силу</text:a>;</text:p>
      <text:p text:style-name="s22header">Информация об изменениях:</text:p>
      <text:p text:style-name="s22">См. текст <text:a xlink:type="simple" xlink:href="http://ivo.garant.ru/document/redirect/57745842/3112">пункта 2 части 1 статьи 31</text:a></text:p>
      <text:p text:style-name="s1"><text:bookmark text:name="anchor3113"/>3) непроведение ликвидации участника закупки - юридического лица и отсутствие решения арбитражного суда о признании участника закупки - юридического лица или индивидуального предпринимателя несостоятельным (банкротом) и об открытии конкурсного производства;</text:p>
      <text:p text:style-name="s22header">Информация об изменениях:</text:p>
      <text:p text:style-name="s22"><text:bookmark text:name="anchor3114"/>Пункт 4 изменен с 1 января 2022 г. - <text:a xlink:type="simple" xlink:href="http://ivo.garant.ru/document/redirect/401423520/9606232">Федеральный закон</text:a> от 2 июля 2021 г. N 360-ФЗ</text:p>
      <text:p text:style-name="s22"><text:a xlink:type="simple" xlink:href="http://ivo.garant.ru/document/redirect/77312405/3114">См. предыдущую редакцию</text:a></text:p>
      <text:p text:style-name="s1">4) неприостановление деятельности участника закупки в порядке, установленном <text:a xlink:type="simple" xlink:href="http://ivo.garant.ru/document/redirect/12125267/3012">Кодексом</text:a> Российской Федерации об административных правонарушениях;</text:p>
      <text:p text:style-name="s1"><text:bookmark text:name="anchor3115"/>5) отсутствие у участника закупки недоимки по налогам, сборам, задолженности по иным обязательным платежам в бюджеты бюджетной системы Российской Федерации (за исключением сумм, на которые предоставлены отсрочка, рассрочка, инвестиционный налоговый кредит в соответствии с <text:a xlink:type="simple" xlink:href="http://ivo.garant.ru/document/redirect/10900200/1">законодательством</text:a> Российской Федерации о налогах и сборах, которые реструктурированы в соответствии с законодательством Российской Федерации, по которым имеется вступившее в законную силу решение суда о признании обязанности заявителя по уплате этих сумм исполненной или которые признаны безнадежными к взысканию в соответствии с законодательством Российской Федерации о налогах и сборах) за прошедший календарный год, размер которых превышает двадцать пять процентов балансовой стоимости активов участника закупки, по данным бухгалтерской отчетности за последний отчетный период. Участник закупки считается соответствующим установленному требованию в случае, если им в установленном порядке подано заявление об обжаловании указанных недоимки, задолженности и решение по такому заявлению на дату рассмотрения заявки на участие в определении поставщика (подрядчика, исполнителя) не принято;</text:p>
      <text:p text:style-name="s1"><text:bookmark text:name="anchor3116"/>6) <text:a xlink:type="simple" xlink:href="http://ivo.garant.ru/document/redirect/70552632/46911">утратил силу</text:a> с 1 января 2014 г.;</text:p>
      <text:p text:style-name="s22header">Информация об изменениях:</text:p>
      <text:p text:style-name="s22">См. текст <text:a xlink:type="simple" xlink:href="http://ivo.garant.ru/document/redirect/58047689/3116">пункта 6 части 1 статьи 31</text:a></text:p>
      <text:p text:style-name="s22header">Информация об изменениях:</text:p>
      <text:p text:style-name="s22"><text:bookmark text:name="anchor3117"/><text:a xlink:type="simple" xlink:href="http://ivo.garant.ru/document/redirect/71578914/1">Федеральным законом</text:a> от 28 декабря 2016 г. N 489-ФЗ пункт 7 части 1 статьи 31 изложен в новой редакции</text:p>
      <text:p text:style-name="s22"><text:a xlink:type="simple" xlink:href="http://ivo.garant.ru/document/redirect/57421614/3117">См. текст пункта в предыдущей редакции</text:a></text:p>
      <text:p text:style-name="s1">7) отсутствие у участника закупки - физического лица либо у руководителя, членов коллегиального исполнительного органа, лица, исполняющего функции единоличного исполнительного органа, или главного бухгалтера юридического лица - участника закупки судимости за преступления в сфере экономики и (или) преступления, предусмотренные <text:a xlink:type="simple" xlink:href="http://ivo.garant.ru/document/redirect/10108000/289">статьями 289</text:a>, <text:a xlink:type="simple" xlink:href="http://ivo.garant.ru/document/redirect/10108000/290">290</text:a>, <text:a xlink:type="simple" xlink:href="http://ivo.garant.ru/document/redirect/10108000/291">291</text:a>, <text:a xlink:type="simple" xlink:href="http://ivo.garant.ru/document/redirect/10108000/2911">291.1</text:a> Уголовного кодекса Российской Федерации (за исключением лиц, у которых такая судимость погашена или снята), а также неприменение в отношении указанных физических лиц наказания в виде лишения права занимать определенные должности или заниматься определенной деятельностью, которые связаны с поставкой товара, выполнением работы, оказанием услуги, являющихся объектом осуществляемой закупки, и административного наказания в виде дисквалификации;</text:p>
      <text:p text:style-name="s22header">Информация об изменениях:</text:p>
      <text:p text:style-name="s22"><text:bookmark text:name="anchor31171"/><text:a xlink:type="simple" xlink:href="http://ivo.garant.ru/document/redirect/71578914/2">Федеральным законом</text:a> от 28 декабря 2016 г. N 489-ФЗ часть 1 статьи 31 дополнена пунктом 7.1</text:p>
      <text:p text:style-name="s1">7.1) участник закупки - юридическое лицо, которое в течение двух лет до момента подачи заявки на участие в закупке не было привлечено к административной ответственности за совершение административного правонарушения, предусмотренного <text:a xlink:type="simple" xlink:href="http://ivo.garant.ru/document/redirect/12125267/1928">статьей 19.28</text:a> Кодекса Российской Федерации об административных правонарушениях;</text:p>
      <text:p text:style-name="s1"><text:bookmark text:name="anchor3118"/>8) обладание участником закупки исключительными правами на результаты интеллектуальной деятельности, если в связи с исполнением контракта заказчик приобретает права на такие результаты, за исключением случаев заключения контрактов на создание произведений литературы или искусства, исполнения, на финансирование проката или показа национального фильма;</text:p>
      <text:p text:style-name="s22header">Информация об изменениях:</text:p>
      <text:p text:style-name="s22"><text:bookmark text:name="anchor3119"/>Пункт 9 изменен с 1 января 2023 г. - <text:a xlink:type="simple" xlink:href="http://ivo.garant.ru/document/redirect/404820305/22">Федеральный закон</text:a> от 11 июня 2022 г. N 160-ФЗ</text:p>
      <text:p text:style-name="s22"><text:a xlink:type="simple" xlink:href="http://ivo.garant.ru/document/redirect/76817050/3119">См. предыдущую редакцию</text:a></text:p>
      <text:p text:style-name="s1">9) отсутствие обстоятельств, при которых должностное лицо заказчика (руководитель заказчика, член комиссии по осуществлению закупок, руководитель контрактной службы заказчика, контрактный управляющий), его супруг (супруга), близкий родственник по прямой восходящей или нисходящей линии (отец, мать, дедушка, бабушка, сын, дочь, внук, внучка), полнородный или неполнородный (имеющий общих с должностным лицом заказчика отца или мать) брат (сестра), лицо, усыновленное должностным лицом заказчика, либо усыновитель этого должностного лица заказчика является:</text:p>
      <text:p text:style-name="s1"><text:bookmark text:name="anchor31191"/>а) физическим лицом (в том числе зарегистрированным в качестве индивидуального предпринимателя), являющимся участником закупки;</text:p>
      <text:p text:style-name="s1"><text:bookmark text:name="anchor31192"/>б) руководителем, единоличным исполнительным органом, членом коллегиального исполнительного органа, учредителем, членом коллегиального органа унитарной организации, являющейся участником закупки;</text:p>
      <text:p text:style-name="s1"><text:bookmark text:name="anchor31193"/>в) единоличным исполнительным органом, членом коллегиального исполнительного органа, членом коллегиального органа управления, выгодоприобретателем корпоративного юридического лица, являющегося участником закупки. Выгодоприобретателем для целей настоящей статьи является физическое лицо, которое владеет напрямую или косвенно (через юридическое лицо или через несколько юридических лиц) более чем десятью процентами голосующих акций хозяйственного общества либо владеет напрямую или косвенно (через юридическое лицо или через несколько юридических лиц) долей, превышающей десять процентов в уставном (складочном) капитале хозяйственного товарищества или общества;</text:p>
      <text:p text:style-name="s22header">Информация об изменениях:</text:p>
      <text:p text:style-name="s22"><text:bookmark text:name="anchor311010"/>Пункт 10 изменен с 1 января 2022 г. - <text:a xlink:type="simple" xlink:href="http://ivo.garant.ru/document/redirect/401423520/9606233">Федеральный закон</text:a> от 2 июля 2021 г. N 360-ФЗ</text:p>
      <text:p text:style-name="s22"><text:a xlink:type="simple" xlink:href="http://ivo.garant.ru/document/redirect/77312405/311010">См. предыдущую редакцию</text:a></text:p>
      <text:p text:style-name="s1">10) участник закупки не является офшорной компанией, не имеет в составе участников (членов) корпоративного юридического лица или в составе учредителей унитарного юридического лица офшорной компании, а также не имеет офшорных компаний в числе лиц, владеющих напрямую или косвенно (через юридическое лицо или через несколько юридических лиц) более чем десятью процентами голосующих акций хозяйственного общества либо долей, превышающей десять процентов в уставном (складочном) капитале хозяйственного товарищества или общества;</text:p>
      <text:p text:style-name="s22header">Информация об изменениях:</text:p>
      <text:p text:style-name="s22"><text:bookmark text:name="anchor3100101"/>Часть 1 дополнена пунктом 10.1 с 5 декабря 2022 г. - <text:a xlink:type="simple" xlink:href="http://ivo.garant.ru/document/redirect/405873983/320201">Федеральный закон</text:a> от 5 декабря 2022 г. N 498-ФЗ</text:p>
      <text:p text:style-name="s1">10.1) участник закупки не является иностранным агентом;</text:p>
      <text:p text:style-name="s22header">Информация об изменениях:</text:p>
      <text:p text:style-name="s22"><text:bookmark text:name="anchor311011"/>Часть 1 дополнена пунктом 11 с 1 июля 2018 г. - <text:a xlink:type="simple" xlink:href="http://ivo.garant.ru/document/redirect/71848834/11301">Федеральный закон</text:a> от 31 декабря 2017 г. N 504-ФЗ</text:p>
      <text:p text:style-name="s1">11) отсутствие у участника закупки ограничений для участия в закупках, установленных законодательством Российской Федерации.</text:p>
      <text:p text:style-name="s22header">Информация об изменениях:</text:p>
      <text:p text:style-name="s22"><text:bookmark text:name="anchor310011"/>Часть 1.1 изменена с 16 апреля 2022 г. - <text:a xlink:type="simple" xlink:href="http://ivo.garant.ru/document/redirect/404488108/27">Федеральный закон</text:a> от 16 апреля 2022 г. N 104-ФЗ</text:p>
      <text:p text:style-name="s22"><text:a xlink:type="simple" xlink:href="http://ivo.garant.ru/document/redirect/76800887/310011">См. предыдущую редакцию</text:a></text:p>
      <text:p text:style-name="s1">1.1. Заказчик вправе установить требование об отсутствии в предусмотренном настоящим <text:a xlink:type="simple" xlink:href="#anchor104">Федеральным законом</text:a> реестре недобросовестных поставщиков (подрядчиков, исполнителей) информации об участнике закупки, в том числе о лицах, информация о которых содержится в заявке на участие в закупке в соответствии с <text:a xlink:type="simple" xlink:href="#anchor431103">подпунктом "в" пункта 1 части 1 статьи 43</text:a> настоящего Федерального закона, если Правительством Российской Федерации не установлено <text:a xlink:type="simple" xlink:href="http://ivo.garant.ru/document/redirect/403335623/12">иное</text:a>.</text:p>
      <text:p text:style-name="s22header">Информация об изменениях:</text:p>
      <text:p text:style-name="s22"><text:bookmark text:name="anchor3120"/>Часть 2 изменена с 9 июля 2022 г. - <text:a xlink:type="simple" xlink:href="http://ivo.garant.ru/document/redirect/404902805/241">Федеральный закон</text:a> от 28 июня 2022 г. N 231-ФЗ</text:p>
      <text:p text:style-name="s22"><text:a xlink:type="simple" xlink:href="http://ivo.garant.ru/document/redirect/76803627/3120">См. предыдущую редакцию</text:a></text:p>
      <text:p text:style-name="s1">2. Правительство Российской Федерации вправе устанавливать к участникам закупок отдельных видов товаров, работ, услуг, участникам отдельных видов закупок <text:a xlink:type="simple" xlink:href="http://ivo.garant.ru/document/redirect/403335623/1000">дополнительные требования</text:a>, в том числе к наличию:</text:p>
      <text:p text:style-name="s1"><text:bookmark text:name="anchor3121"/>1) финансовых ресурсов для исполнения контракта;</text:p>
      <text:p text:style-name="s1"><text:bookmark text:name="anchor3122"/>2) на праве собственности или ином законном основании оборудования и других материальных ресурсов для исполнения контракта;</text:p>
      <text:p text:style-name="s1"><text:bookmark text:name="anchor3123"/>3) опыта работы, связанного с предметом контракта, и деловой репутации;</text:p>
      <text:p text:style-name="s1"><text:bookmark text:name="anchor40546"/>4) необходимого количества специалистов и иных работников определенного уровня квалификации для исполнения контракта.</text:p>
      <text:p text:style-name="s22header">Информация об изменениях:</text:p>
      <text:p text:style-name="s22"><text:bookmark text:name="anchor990272"/>Часть 2.1 изменена с 9 июля 2022 г. - <text:a xlink:type="simple" xlink:href="http://ivo.garant.ru/document/redirect/404902805/242">Федеральный закон</text:a> от 28 июня 2022 г. N 231-ФЗ</text:p>
      <text:p text:style-name="s22"><text:a xlink:type="simple" xlink:href="http://ivo.garant.ru/document/redirect/76803627/990272">См. предыдущую редакцию</text:a></text:p>
      <text:p text:style-name="s1">2.1. Если при применении конкурентных способов начальная (максимальная) цена контракта, сумма начальных (максимальных) цен контрактов (в случае проведения совместного конкурса или аукциона) составляет двадцать миллионов рублей и более, заказчик (за исключением случая осуществления закупок, в отношении участников которых Правительством Российской Федерации установлены дополнительные требования в соответствии с <text:a xlink:type="simple" xlink:href="#anchor3120">частью 2</text:a> настоящей статьи) устанавливает дополнительное требование об исполнении участником закупки (с учетом правопреемства) в течение трех лет до даты подачи заявки на участие в закупке контракта или договора, заключенного в соответствии с <text:a xlink:type="simple" xlink:href="http://ivo.garant.ru/document/redirect/12188083/0">Федеральным законом</text:a> от 18 июля 2011 года N 223-ФЗ "О закупках товаров, работ, услуг отдельными видами юридических лиц" при условии исполнения таким участником закупки требований об уплате неустоек (штрафов, пеней), предъявленных при исполнении таких контракта, договора. Стоимость исполненных обязательств по таким контракту, договору должна составлять не менее двадцати процентов начальной (максимальной) цены контракта.</text:p>
      <text:p text:style-name="s22header">Информация об изменениях:</text:p>
      <text:p text:style-name="s22"><text:bookmark text:name="anchor3130"/>Часть 3 изменена с 1 января 2022 г. - <text:a xlink:type="simple" xlink:href="http://ivo.garant.ru/document/redirect/401423520/50174">Федеральный закон</text:a> от 2 июля 2021 г. N 360-ФЗ</text:p>
      <text:p text:style-name="s22"><text:a xlink:type="simple" xlink:href="http://ivo.garant.ru/document/redirect/77312405/3130">См. предыдущую редакцию</text:a></text:p>
      <text:p text:style-name="s1">3. <text:span text:style-name="s8">Перечень</text:span> информации и документов, которые подтверждают соответствие участников закупок дополнительным требованиям, указанным в <text:a xlink:type="simple" xlink:href="#anchor3120">частях 2</text:a> и <text:a xlink:type="simple" xlink:href="#anchor990272">2.1</text:a> настоящей статьи, устанавливается Правительством Российской Федерации.</text:p>
      <text:p text:style-name="s22header">Информация об изменениях:</text:p>
      <text:p text:style-name="s22"><text:bookmark text:name="anchor3140"/>Часть 4 изменена с 1 января 2022 г. - <text:a xlink:type="simple" xlink:href="http://ivo.garant.ru/document/redirect/401423520/50175">Федеральный закон</text:a> от 2 июля 2021 г. N 360-ФЗ</text:p>
      <text:p text:style-name="s22"><text:a xlink:type="simple" xlink:href="http://ivo.garant.ru/document/redirect/77312405/3140">См. предыдущую редакцию</text:a></text:p>
      <text:p text:style-name="s1">4. В случае установления Правительством Российской Федерации в соответствии с <text:a xlink:type="simple" xlink:href="#anchor3120">частью 2</text:a> настоящей статьи дополнительных требований к участникам закупок заказчики при определении поставщиков (подрядчиков, исполнителей) обязаны устанавливать такие дополнительные требования.</text:p>
      <text:p text:style-name="s22header">Информация об изменениях:</text:p>
      <text:p text:style-name="s22"><text:bookmark text:name="anchor3150"/>Часть 5 изменена с 1 января 2022 г. - <text:a xlink:type="simple" xlink:href="http://ivo.garant.ru/document/redirect/401423520/50176">Федеральный закон</text:a> от 2 июля 2021 г. N 360-ФЗ</text:p>
      <text:p text:style-name="s22"><text:a xlink:type="simple" xlink:href="http://ivo.garant.ru/document/redirect/77312405/3150">См. предыдущую редакцию</text:a></text:p>
      <text:p text:style-name="s1">5. Информация об установленных требованиях в соответствии с <text:a xlink:type="simple" xlink:href="#anchor3110">частями 1</text:a>, <text:a xlink:type="simple" xlink:href="#anchor310011">1.1</text:a>, <text:a xlink:type="simple" xlink:href="#anchor3120">2</text:a> и <text:a xlink:type="simple" xlink:href="#anchor990272">2.1</text:a> настоящей статьи указывается заказчиком в извещении об осуществлении закупки и документации о закупке (в случае, если настоящим Федеральным законом предусмотрена документация о закупке).</text:p>
      <text:p text:style-name="s1"><text:bookmark text:name="anchor316"/>6. Заказчики не вправе устанавливать требования к участникам закупок в нарушение требований настоящего Федерального закона.</text:p>
      <text:p text:style-name="s1"><text:bookmark text:name="anchor317"/>7. Указанные в настоящей статье требования предъявляются в равной мере ко всем участникам закупок.</text:p>
      <text:p text:style-name="s22header">Информация об изменениях:</text:p>
      <text:p text:style-name="s22"><text:bookmark text:name="anchor318"/>Часть 8 изменена с 19 августа 2024 г. - <text:a xlink:type="simple" xlink:href="http://ivo.garant.ru/document/redirect/409494237/29">Федеральный закон</text:a> от 8 августа 2024 г. N 318-ФЗ</text:p>
      <text:p text:style-name="s22"><text:a xlink:type="simple" xlink:href="http://ivo.garant.ru/document/redirect/76839266/318">См. предыдущую редакцию</text:a></text:p>
      <text:p text:style-name="s1">8. Комиссия по осуществлению закупок или заказчик (при осуществлении закупки у единственного поставщика (подрядчика, исполнителя) в случаях, предусмотренных <text:a xlink:type="simple" xlink:href="#anchor3110">частью 1</text:a> настоящей статьи) проверяет соответствие участников закупок требованиям, указанным в <text:a xlink:type="simple" xlink:href="#anchor3111">пунктах 1</text:a> и <text:a xlink:type="simple" xlink:href="#anchor31171">7.1</text:a>, <text:a xlink:type="simple" xlink:href="#anchor311010">пункте 10</text:a> (за исключением случаев проведения электронных процедур), <text:a xlink:type="simple" xlink:href="#anchor3100101">пункте 10.1 части 1</text:a> и <text:a xlink:type="simple" xlink:href="#anchor310011">части 1.1</text:a> (при наличии такого требования) настоящей статьи, требованиям, предусмотренным <text:a xlink:type="simple" xlink:href="#anchor3120">частями 2</text:a> и <text:a xlink:type="simple" xlink:href="#anchor990272">2.1</text:a> настоящей статьи (при осуществлении закупок, в отношении участников которых в соответствии с частями 2 и 2.1 настоящей статьи установлены дополнительные требования). Комиссия по осуществлению закупок или заказчик (при осуществлении закупки у единственного поставщика (подрядчика, исполнителя) в случаях, предусмотренных частью 1 настоящей статьи) вправе проверять соответствие участников закупок требованиям, указанным в <text:a xlink:type="simple" xlink:href="#anchor3113">пунктах 3 - 5</text:a>, <text:a xlink:type="simple" xlink:href="#anchor3117">7</text:a>, <text:a xlink:type="simple" xlink:href="#anchor3118">8</text:a>, <text:a xlink:type="simple" xlink:href="#anchor3119">9</text:a>, <text:a xlink:type="simple" xlink:href="#anchor311011">11 части 1</text:a> настоящей статьи, а также при проведении электронных процедур требованию, указанному в пункте 10 части 1 настоящей статьи. Комиссия по осуществлению закупок или заказчик не вправе возлагать на участников закупок обязанность подтверждать соответствие указанным требованиям, за исключением случаев, если указанные требования установлены Правительством Российской Федерации в соответствии с частями 2 и 2.1 настоящей статьи.</text:p>
      <text:p text:style-name="s1"><text:bookmark text:name="anchor3181"/>8.1. Утратила силу с 1 июля 2018 г. - <text:a xlink:type="simple" xlink:href="http://ivo.garant.ru/document/redirect/71848834/11303">Федеральный закон</text:a> от 31 декабря 2017 г. N 504-ФЗ</text:p>
      <text:p text:style-name="s22header">Информация об изменениях:</text:p>
      <text:p text:style-name="s22"><text:a xlink:type="simple" xlink:href="http://ivo.garant.ru/document/redirect/57431179/3181">См. предыдущую редакцию</text:a></text:p>
      <text:p text:style-name="s1"><text:bookmark text:name="anchor3182"/>8.2. Утратила силу с 1 января 2022 г. - <text:a xlink:type="simple" xlink:href="http://ivo.garant.ru/document/redirect/401423520/50178">Федеральный закон</text:a> от 2 июля 2021 г. N 360-ФЗ</text:p>
      <text:p text:style-name="s22header">Информация об изменениях:</text:p>
      <text:p text:style-name="s22"><text:a xlink:type="simple" xlink:href="http://ivo.garant.ru/document/redirect/77312405/3182">См. предыдущую редакцию</text:a></text:p>
      <text:p text:style-name="s22header">Информация об изменениях:</text:p>
      <text:p text:style-name="s22"><text:bookmark text:name="anchor319"/>Часть 9 изменена с 1 января 2026 г. - <text:a xlink:type="simple" xlink:href="http://ivo.garant.ru/document/redirect/412133580/11">Федеральный закон</text:a> от 7 июня 2025 г. № 138-ФЗ</text:p>
      <text:p text:style-name="s22"><text:a xlink:type="simple" xlink:href="http://ivo.garant.ru/document/redirect/76848254/319">См. предыдущую редакцию</text:a></text:p>
      <text:p text:style-name="s1">9. Комиссия по осуществлению закупок обязана отстранить участника закупки от участия в определении поставщика (подрядчика, исполнителя) в любой момент не позднее даты подведения итогов определения поставщика (подрядчика, исполнителя), если обнаружит, что участник закупки не соответствует требованиям, установленным в соответствии с <text:a xlink:type="simple" xlink:href="#anchor3110">частью 1</text:a>, а также <text:a xlink:type="simple" xlink:href="#anchor310011">частями 1.1</text:a>, <text:a xlink:type="simple" xlink:href="#anchor3120">2</text:a> и <text:a xlink:type="simple" xlink:href="#anchor990272">2.1</text:a> (в случае установления таких требований) настоящей статьи, и (или) предоставил недостоверную информацию о своем соответствии таким требованиям. Заказчик обязан отказаться от заключения контракта с участником закупки, если после подведения итогов определения поставщика (подрядчика, исполнителя) и до заключения в соответствии с настоящим Федеральным законом контракта обнаружит, что участник закупки не соответствует требованиям, установленным в соответствии с частью 1, а также частями 1.1, 2 и 2.1 (в случае установления таких требований) настоящей статьи, и (или) предоставил недостоверную информацию о своем соответствии таким требованиям либо недостоверную информацию и (или) документы, содержащиеся в заявке на участие в закупке.</text:p>
      <text:p text:style-name="s1"><text:bookmark text:name="anchor31100"/>10. При осуществлении закупок лекарственных препаратов, которые включены в <text:a xlink:type="simple" xlink:href="http://ivo.garant.ru/document/redirect/5756200/1111">перечень</text:a> жизненно необходимых и важнейших лекарственных препаратов, в дополнение к основанию, предусмотренному <text:a xlink:type="simple" xlink:href="#anchor319">частью 9</text:a> настоящей статьи, отстранение участника закупки от участия в определении поставщика (подрядчика, исполнителя) или отказ от заключения контракта с победителем определения поставщика (подрядчика, исполнителя) осуществляется в любой момент до заключения контракта, если заказчик или комиссия по осуществлению закупок обнаружит, что:</text:p>
      <text:p text:style-name="s1"><text:bookmark text:name="anchor31101"/>1) предельная отпускная цена лекарственных препаратов, предлагаемых таким участником закупки, не зарегистрирована;</text:p>
      <text:p text:style-name="s22header">Информация об изменениях:</text:p>
      <text:p text:style-name="s22"><text:bookmark text:name="anchor31102"/>Пункт 2 изменен с 19 августа 2024 г. - <text:a xlink:type="simple" xlink:href="http://ivo.garant.ru/document/redirect/409493579/5909">Федеральный закон</text:a> от 8 августа 2024 г. N 232-ФЗ</text:p>
      <text:p text:style-name="s22"><text:a xlink:type="simple" xlink:href="http://ivo.garant.ru/document/redirect/76839266/31102">См. предыдущую редакцию</text:a></text:p>
      <text:p text:style-name="s1">2) предлагаемая таким участником закупки цена закупаемых лекарственных препаратов (в случае, если участник закупки является производителем таких лекарственных препаратов или если при осуществлении закупок для обеспечения федеральных нужд начальная (максимальная) цена контракта превышает десять миллионов рублей, а при осуществлении закупок для обеспечения нужд субъекта Российской Федерации, муниципальных нужд начальная (максимальная) цена контракта превышает <text:a xlink:type="simple" xlink:href="http://ivo.garant.ru/document/redirect/77681681/0">размер</text:a>, который установлен высшим исполнительным органом субъекта Российской Федерации и составляет не более десяти миллионов рублей) превышает их предельную отпускную цену, указанную в <text:a xlink:type="simple" xlink:href="http://ivo.garant.ru/document/redirect/52490025/0">государственном реестре</text:a> предельных отпускных цен производителей на лекарственные препараты, включенные в <text:a xlink:type="simple" xlink:href="http://ivo.garant.ru/document/redirect/5756200/1111">перечень</text:a> жизненно необходимых и важнейших лекарственных препаратов, и от снижения предлагаемой цены при заключении контракта участник закупки отказывается.</text:p>
      <text:p text:style-name="s22header">Информация об изменениях:</text:p>
      <text:p text:style-name="s22"><text:bookmark text:name="anchor310101"/>Часть 10.1 изменена с 9 июля 2022 г. - <text:a xlink:type="simple" xlink:href="http://ivo.garant.ru/document/redirect/404902805/243">Федеральный закон</text:a> от 28 июня 2022 г. N 231-ФЗ</text:p>
      <text:p text:style-name="s22"><text:a xlink:type="simple" xlink:href="http://ivo.garant.ru/document/redirect/76803627/310101">См. предыдущую редакцию</text:a></text:p>
      <text:p text:style-name="s1">10.1. Положения <text:a xlink:type="simple" xlink:href="#anchor31100">части 10</text:a> настоящей статьи не применяются при определении поставщика лекарственных препаратов, с которым заключается контракт со встречными инвестиционными обязательствами в соответствии со <text:a xlink:type="simple" xlink:href="#anchor11140">статьей 111.4</text:a> настоящего Федерального закона.</text:p>
      <text:p text:style-name="s22header">Информация об изменениях:</text:p>
      <text:p text:style-name="s22"><text:bookmark text:name="anchor31110"/>Часть 11 изменена с 1 января 2022 г. - <text:a xlink:type="simple" xlink:href="http://ivo.garant.ru/document/redirect/401423520/50179">Федеральный закон</text:a> от 2 июля 2021 г. N 360-ФЗ</text:p>
      <text:p text:style-name="s22"><text:a xlink:type="simple" xlink:href="http://ivo.garant.ru/document/redirect/77312405/31110">См. предыдущую редакцию</text:a></text:p>
      <text:p text:style-name="s1">11. В случае отказа заказчика от заключения контракта с победителем определения поставщика (подрядчика, исполнителя) по основаниям, предусмотренным <text:a xlink:type="simple" xlink:href="#anchor319">частями 9</text:a> и <text:a xlink:type="simple" xlink:href="#anchor31100">10</text:a> настоящей статьи, заказчик не позднее одного рабочего дня, следующего за днем установления факта, являющегося основанием для такого отказа, формирует с использованием единой информационной системы, подписывает усиленной электронной подписью лица, имеющего право действовать от имени заказчика, и размещает в единой информационной системе протокол об отказе от заключения контракта, содержащий информацию об идентификационном номере заявки на участие в закупке, поданной таким победителем, о факте, являющемся основанием для такого отказа, а также реквизиты документов, подтверждающих этот факт. Указанный протокол в течение двух рабочих дней с даты его подписания направляется заказчиком данному победителю. При этом заказчик вправе заключить контракт с иным участником закупки, который предложил такие же, как и победитель такой закупки, цену контракта, сумму цен единиц товара, работы, услуги или предложение о цене контракта, сумме цен единиц товара, работы, услуги которого содержит лучшие условия по цене контракта, сумме цен единиц товара, работы, услуги, следующие после условий, предложенных победителем в порядке, установленном для заключения контракта в случае уклонения победителя закупки от заключения контракта. В случае отказа заказчика от заключения контракта с победителем определения поставщика (подрядчика, исполнителя) по основаниям, предусмотренным <text:a xlink:type="simple" xlink:href="#anchor31102">пунктом 2 части 10</text:a> настоящей статьи, победитель признается уклонившимся от заключения контракта.</text:p>
      <text:p text:style-name="s1"><text:bookmark text:name="anchor31120"/>12. Решение об отстранении участника закупки от участия в определении поставщика (подрядчика, исполнителя) или отказ от заключения контракта с победителем определения поставщика (подрядчика, исполнителя) могут быть обжалованы таким участником или таким победителем в <text:a xlink:type="simple" xlink:href="#anchor600">установленном настоящим Федеральным законом порядке</text:a>.</text:p>
      <text:p text:style-name="s1"/>
      <text:p text:style-name="s22header">Информация об изменениях:</text:p>
      <text:p text:style-name="s22"><text:bookmark text:name="anchor32"/>Наименование изменено с 1 января 2022 г. - <text:a xlink:type="simple" xlink:href="http://ivo.garant.ru/document/redirect/401423520/50181">Федеральный закон</text:a> от 2 июля 2021 г. N 360-ФЗ</text:p>
      <text:p text:style-name="s22"><text:a xlink:type="simple" xlink:href="http://ivo.garant.ru/document/redirect/77312405/32">См. предыдущую редакцию</text:a></text:p>
      <text:p text:style-name="s15"><text:span text:style-name="s10">Статья 32</text:span>. Оценка заявок участников закупки и критерии этой оценки</text:p>
      <text:p text:style-name="s9header">ГАРАНТ:</text:p>
      <text:p text:style-name="s9">См. <text:span text:style-name="s8">Энциклопедии</text:span>, <text:a xlink:type="simple" xlink:href="http://ivo.garant.ru/document/redirect/77531266/0">позиции высших судов</text:a> и другие <text:a xlink:type="simple" xlink:href="http://ivo.garant.ru/document/redirect/76898051/32">комментарии</text:a> к статье 32 настоящего Федерального закона</text:p>
      <text:p text:style-name="s22header">Информация об изменениях:</text:p>
      <text:p text:style-name="s22"><text:bookmark text:name="anchor321"/>Часть 1 изменена с 1 января 2022 г. - <text:a xlink:type="simple" xlink:href="http://ivo.garant.ru/document/redirect/401423520/50182">Федеральный закон</text:a> от 2 июля 2021 г. N 360-ФЗ</text:p>
      <text:p text:style-name="s22"><text:a xlink:type="simple" xlink:href="http://ivo.garant.ru/document/redirect/77312405/321">См. предыдущую редакцию</text:a></text:p>
      <text:p text:style-name="s1">1. Для оценки заявок участников закупки заказчик использует следующие критерии:</text:p>
      <text:p text:style-name="s22header">Информация об изменениях:</text:p>
      <text:p text:style-name="s22"><text:bookmark text:name="anchor3211"/>Пункт 1 изменен с 1 июля 2019 г.- <text:a xlink:type="simple" xlink:href="http://ivo.garant.ru/document/redirect/72235286/171">Федеральный закон</text:a> от 1 мая 2019 г. N 71-ФЗ</text:p>
      <text:p text:style-name="s22"><text:a xlink:type="simple" xlink:href="http://ivo.garant.ru/document/redirect/77673809/3211">См. предыдущую редакцию</text:a></text:p>
      <text:p text:style-name="s1">1) цена контракта, сумма цен единиц товара, работы, услуги;</text:p>
      <text:p text:style-name="s1"><text:bookmark text:name="anchor3212"/>2) расходы на эксплуатацию и ремонт товаров, использование результатов работ;</text:p>
      <text:p text:style-name="s1"><text:bookmark text:name="anchor3213"/>3) качественные, функциональные и экологические характеристики объекта закупки;</text:p>
      <text:p text:style-name="s1"><text:bookmark text:name="anchor3214"/>4) квалификация участников закупки, в том числе наличие у них финансовых ресурсов, на праве собственности или ином законном основании оборудования и других материальных ресурсов, опыта работы, связанного с предметом контракта, и деловой репутации, специалистов и иных работников определенного уровня квалификации.</text:p>
      <text:p text:style-name="s1"><text:bookmark text:name="anchor322"/>2. Утратила силу с 14 августа 2018 г. - <text:a xlink:type="simple" xlink:href="http://ivo.garant.ru/document/redirect/72005656/1">Федеральный закон</text:a> от 3 августа 2018 г. N 311-ФЗ</text:p>
      <text:p text:style-name="s22header">Информация об изменениях:</text:p>
      <text:p text:style-name="s22"><text:a xlink:type="simple" xlink:href="http://ivo.garant.ru/document/redirect/77669927/322">См. предыдущую редакцию</text:a></text:p>
      <text:p text:style-name="s22header">Информация об изменениях:</text:p>
      <text:p text:style-name="s22"><text:bookmark text:name="anchor323"/>Часть 3 изменена с 1 января 2022 г. - <text:a xlink:type="simple" xlink:href="http://ivo.garant.ru/document/redirect/401423520/50183">Федеральный закон</text:a> от 2 июля 2021 г. N 360-ФЗ</text:p>
      <text:p text:style-name="s22"><text:a xlink:type="simple" xlink:href="http://ivo.garant.ru/document/redirect/77312405/323">См. предыдущую редакцию</text:a></text:p>
      <text:p text:style-name="s1">3. В случаях, предусмотренных <text:a xlink:type="simple" xlink:href="#anchor3416">частью 16 статьи 34</text:a> настоящего Федерального закона, а также в иных установленных Правительством Российской Федерации случаях для оценки заявок участников закупки заказчик вместо критериев, указанных в <text:a xlink:type="simple" xlink:href="#anchor3211">пунктах 1</text:a> и <text:a xlink:type="simple" xlink:href="#anchor3212">2 части 1 </text:a>настоящей статьи, вправе использовать в качестве критерия стоимость жизненного цикла товара или созданного в результате выполнения работы объекта. Расчет стоимости жизненного цикла товара или созданного в результате выполнения работы объекта производится с учетом методических рекомендаций, предусмотренных <text:a xlink:type="simple" xlink:href="#anchor2220">частью 20 статьи 22</text:a> настоящего Федерального закона.</text:p>
      <text:p text:style-name="s22header">Информация об изменениях:</text:p>
      <text:p text:style-name="s22"><text:bookmark text:name="anchor324"/>Часть 4 изменена с 1 января 2022 г. - <text:a xlink:type="simple" xlink:href="http://ivo.garant.ru/document/redirect/401423520/50184">Федеральный закон</text:a> от 2 июля 2021 г. N 360-ФЗ</text:p>
      <text:p text:style-name="s22"><text:a xlink:type="simple" xlink:href="http://ivo.garant.ru/document/redirect/77312405/324">См. предыдущую редакцию</text:a></text:p>
      <text:p text:style-name="s1">4. В извещении об осуществлении закупки, документации о закупке (в случае, если настоящим Федеральным законом предусмотрена документация о закупке) заказчик обязан указать используемые при определении поставщика (подрядчика, исполнителя) критерии и их величины значимости. При этом количество используемых при определении поставщика (подрядчика, исполнителя) критериев, за исключением случаев проведения аукциона, должно быть не менее чем два, одним из которых является цена контракта или сумма цен единиц товара, работы, услуги. Не указанные в извещении об осуществлении закупки, документации о закупке (в случае, если настоящим Федеральным законом предусмотрена документация о закупке) критерии и их величины значимости не могут применяться для целей оценки заявок.</text:p>
      <text:p text:style-name="s22header">Информация об изменениях:</text:p>
      <text:p text:style-name="s22"><text:bookmark text:name="anchor325"/>Часть 5 изменена с 1 января 2022 г. - <text:a xlink:type="simple" xlink:href="http://ivo.garant.ru/document/redirect/401423520/50185">Федеральный закон</text:a> от 2 июля 2021 г. N 360-ФЗ</text:p>
      <text:p text:style-name="s22"><text:a xlink:type="simple" xlink:href="http://ivo.garant.ru/document/redirect/77312405/325">См. предыдущую редакцию</text:a></text:p>
      <text:p text:style-name="s1">5. Сумма величин значимости всех используемых критериев составляет сто процентов. Величина значимости критерия, указанного в <text:a xlink:type="simple" xlink:href="#anchor3212">пункте 2 части 1</text:a> настоящей статьи, не должна превышать величину значимости критерия, указанного в <text:a xlink:type="simple" xlink:href="#anchor3211">пункте 1 части 1</text:a> настоящей статьи.</text:p>
      <text:p text:style-name="s22header">Информация об изменениях:</text:p>
      <text:p text:style-name="s22"><text:bookmark text:name="anchor326"/><text:a xlink:type="simple" xlink:href="http://ivo.garant.ru/document/redirect/70552632/461001">Федеральным законом</text:a> от 28 декабря 2013 г. N 396-ФЗ в часть 6 статьи 32 внесены изменения, <text:a xlink:type="simple" xlink:href="http://ivo.garant.ru/document/redirect/70552632/48001">вступающие в силу</text:a> с 1 января 2014 г.</text:p>
      <text:p text:style-name="s22"><text:a xlink:type="simple" xlink:href="http://ivo.garant.ru/document/redirect/58047689/326">См. текст части в предыдущей редакции</text:a></text:p>
      <text:p text:style-name="s1">6. Сумма величин значимости критериев, указанных в <text:a xlink:type="simple" xlink:href="#anchor3211">пунктах 1</text:a> и <text:a xlink:type="simple" xlink:href="#anchor3212">2 части 1 </text:a>настоящей статьи, при определении поставщиков (подрядчиков, исполнителей) в целях заключения контрактов на исполнения (как результат интеллектуальной деятельности), а также на финансирование проката или показа национального фильма, на выполнение научно-исследовательских, опытно-конструкторских или технологических работ должна составлять не менее чем двадцать процентов суммы величин значимости всех критериев (за исключением случая, предусмотренного <text:a xlink:type="simple" xlink:href="#anchor378">частью 8 статьи 37</text:a> настоящего Федерального закона). В случае, если при заключении таких контрактов критерий, указанный в пункте 2 части 1 настоящей статьи, не используется, величина значимости критерия, указанного в пункте 1 части 1 настоящей статьи, должна составлять не менее чем двадцать процентов суммы величин значимости всех критериев (за исключением случая, предусмотренного частью 8 статьи 37 настоящего Федерального закона). Величина значимости критерия, указанного в пункте 1 части 1 настоящей статьи, при определении исполнителей в целях заключения контракта на создание произведения литературы или искусства может быть снижена до нуля процентов суммы величин значимости всех критериев.</text:p>
      <text:p text:style-name="s1"><text:bookmark text:name="anchor327"/>7. Положения настоящего Федерального закона, касающиеся произведений литературы и искусства, применяются в отношении:</text:p>
      <text:p text:style-name="s1"><text:bookmark text:name="anchor3271"/>1) литературных произведений;</text:p>
      <text:p text:style-name="s1"><text:bookmark text:name="anchor3272"/>2) драматических и музыкально-драматических произведений, сценарных произведений;</text:p>
      <text:p text:style-name="s1"><text:bookmark text:name="anchor3273"/>3) хореографических произведений и пантомимы;</text:p>
      <text:p text:style-name="s1"><text:bookmark text:name="anchor3274"/>4) музыкальных произведений с текстом или без текста;</text:p>
      <text:p text:style-name="s1"><text:bookmark text:name="anchor3275"/>5) аудиовизуальных произведений;</text:p>
      <text:p text:style-name="s1"><text:bookmark text:name="anchor3276"/>6) произведений живописи, скульптуры, графики, дизайна, графических рассказов, комиксов и других произведений изобразительного искусства;</text:p>
      <text:p text:style-name="s1"><text:bookmark text:name="anchor3277"/>7) произведений декоративно-прикладного и сценографического искусства;</text:p>
      <text:p text:style-name="s1"><text:bookmark text:name="anchor3278"/>8) произведений архитектуры, градостроительства и садово-паркового искусства (внешний и внутренний облик объекта, его пространственная, планировочная и функциональная организация, зафиксированные в виде схем или макетов либо описанные иным способом, кроме проектной документации);</text:p>
      <text:p text:style-name="s1"><text:bookmark text:name="anchor3279"/>9) фотографических произведений и произведений, полученных способами, аналогичными фотографии;</text:p>
      <text:p text:style-name="s1"><text:bookmark text:name="anchor32710"/>10) производных произведений;</text:p>
      <text:p text:style-name="s1"><text:bookmark text:name="anchor32711"/>11) составных произведений (кроме баз данных), представляющих собой по подбору или расположению материалов результат творческого труда.</text:p>
      <text:p text:style-name="s22header">Информация об изменениях:</text:p>
      <text:p text:style-name="s22"><text:bookmark text:name="anchor328"/>Часть 8 изменена с 1 января 2022 г. - <text:a xlink:type="simple" xlink:href="http://ivo.garant.ru/document/redirect/401423520/50186">Федеральный закон</text:a> от 2 июля 2021 г. N 360-ФЗ</text:p>
      <text:p text:style-name="s22"><text:a xlink:type="simple" xlink:href="http://ivo.garant.ru/document/redirect/77312405/328">См. предыдущую редакцию</text:a></text:p>
      <text:p text:style-name="s1">8. <text:a xlink:type="simple" xlink:href="http://ivo.garant.ru/document/redirect/403337669/1000">Порядок</text:a> оценки заявок участников закупки, в том числе предельные величины значимости каждого критерия, устанавливается Правительством Российской Федерации. Заказчик для целей оценки заявок участников закупки в случае, если в соответствии с законодательством Российской Федерации установлены регулируемые цены (тарифы) на товары, работы, услуги, вправе не использовать критерии, указанные в <text:a xlink:type="simple" xlink:href="#anchor3211">пунктах 1</text:a> и <text:a xlink:type="simple" xlink:href="#anchor3212">2 части 1</text:a> настоящей статьи.</text:p>
      <text:p text:style-name="s22header">Информация об изменениях:</text:p>
      <text:p text:style-name="s22"><text:bookmark text:name="anchor329"/>Часть 9 изменена с 14 августа 2018 г. - <text:a xlink:type="simple" xlink:href="http://ivo.garant.ru/document/redirect/72005656/2">Федеральный закон</text:a> от 3 августа 2018 г. N 311-ФЗ</text:p>
      <text:p text:style-name="s22"><text:a xlink:type="simple" xlink:href="http://ivo.garant.ru/document/redirect/77669927/329">См. предыдущую редакцию</text:a></text:p>
      <text:p text:style-name="s1">9. Не допускается использование заказчиком не предусмотренных настоящей статьей критериев или их величин значимости, установленных <text:a xlink:type="simple" xlink:href="#anchor326">частью 6 </text:a>настоящей статьи и в соответствии с <text:a xlink:type="simple" xlink:href="#anchor328">частью 8</text:a> настоящей статьи. В случае невыполнения заказчиком требования настоящей части определение поставщика (подрядчика, исполнителя) может быть признано недействительным по иску участника или участников закупки.</text:p>
      <text:p text:style-name="s1"/>
      <text:p text:style-name="s15"><text:bookmark text:name="anchor33"/><text:span text:style-name="s10">Статья 33</text:span>. Правила описания объекта закупки</text:p>
      <text:p text:style-name="s9header">ГАРАНТ:</text:p>
      <text:p text:style-name="s9">См. <text:span text:style-name="s8">Энциклопедии</text:span>, <text:a xlink:type="simple" xlink:href="http://ivo.garant.ru/document/redirect/77531880/0">позиции высших судов</text:a> и другие <text:a xlink:type="simple" xlink:href="http://ivo.garant.ru/document/redirect/76898051/33">комментарии</text:a> к статье 33 настоящего Федерального закона</text:p>
      <text:p text:style-name="s22header">Информация об изменениях:</text:p>
      <text:p text:style-name="s22"><text:bookmark text:name="anchor331"/>Часть 1 изменена с 1 января 2022 г. - <text:a xlink:type="simple" xlink:href="http://ivo.garant.ru/document/redirect/401423520/50191">Федеральный закон</text:a> от 2 июля 2021 г. N 360-ФЗ</text:p>
      <text:p text:style-name="s22"><text:a xlink:type="simple" xlink:href="http://ivo.garant.ru/document/redirect/77312405/331">См. предыдущую редакцию</text:a></text:p>
      <text:p text:style-name="s1">1. Заказчик в случаях, предусмотренных настоящим Федеральным законом, при описании объекта закупки должен руководствоваться следующими правилами:</text:p>
      <text:p text:style-name="s22header">Информация об изменениях:</text:p>
      <text:p text:style-name="s22"><text:bookmark text:name="anchor3311"/>Пункт 1 изменен с 9 мая 2023 г. - <text:a xlink:type="simple" xlink:href="http://ivo.garant.ru/document/redirect/406812035/3">Федеральный закон</text:a> от 28 апреля 2023 г. N 154-ФЗ</text:p>
      <text:p text:style-name="s22"><text:a xlink:type="simple" xlink:href="http://ivo.garant.ru/document/redirect/76819422/3311">См. предыдущую редакцию</text:a></text:p>
      <text:p text:style-name="s1">1) в описании объекта закупки указываются функциональные, технические и качественные характеристики, эксплуатационные характеристики объекта закупки (при необходимости). В описание объекта закупки не должны включаться требования или указания в отношении товарных знаков, знаков обслуживания, фирменных наименований, патентов, полезных моделей, промышленных образцов, наименование страны происхождения товара, требования к товарам, информации, работам, услугам при условии, что такие требования или указания влекут за собой ограничение количества участников закупки. Допускается использование в описании объекта закупки указания на товарный знак в следующих случаях:</text:p>
      <text:p text:style-name="s1"><text:bookmark text:name="anchor33111"/>а) сопровождение такого указания словами "или эквивалент";</text:p>
      <text:p text:style-name="s1"><text:bookmark text:name="anchor33112"/>б) несовместимость товаров, на которых размещаются другие товарные знаки, и необходимость обеспечения взаимодействия таких товаров с товарами, используемыми заказчиком;</text:p>
      <text:p text:style-name="s1"><text:bookmark text:name="anchor33113"/>в) осуществление закупки запасных частей и расходных материалов к машинам и оборудованию, используемым заказчиком, в соответствии с технической документацией на указанные машины и оборудование;</text:p>
      <text:p text:style-name="s1"><text:bookmark text:name="anchor33114"/>г) осуществление закупки медицинских изделий, специализированных продуктов лечебного питания, необходимых для назначения пациенту по медицинским показаниям (индивидуальная непереносимость, по жизненным показаниям) по решению врачебной комиссии, которое фиксируется в медицинской документации пациента и журнале врачебной комиссии. <text:a xlink:type="simple" xlink:href="http://ivo.garant.ru/document/redirect/408401807/1000">Перечень</text:a> указанных медицинских изделий, специализированных продуктов лечебного питания и <text:a xlink:type="simple" xlink:href="http://ivo.garant.ru/document/redirect/407562325/1000">порядок</text:a> его формирования утверждаются Правительством Российской Федерации;</text:p>
      <text:p text:style-name="s22header">Информация об изменениях:</text:p>
      <text:p text:style-name="s22"><text:bookmark text:name="anchor3312"/>Пункт 2 изменен с 1 января 2022 г. - <text:a xlink:type="simple" xlink:href="http://ivo.garant.ru/document/redirect/401423520/9606235">Федеральный закон</text:a> от 2 июля 2021 г. N 360-ФЗ</text:p>
      <text:p text:style-name="s22"><text:a xlink:type="simple" xlink:href="http://ivo.garant.ru/document/redirect/77312405/3312">См. предыдущую редакцию</text:a></text:p>
      <text:p text:style-name="s1"><text:a xlink:type="simple" xlink:href="http://ivo.garant.ru/document/redirect/71595638/0">2</text:a>) использование при составлении описания объекта закупки показателей, требований, условных обозначений и терминологии, касающихся технических характеристик, функциональных характеристик (потребительских свойств) товара, работы, услуги и качественных характеристик объекта закупки, которые предусмотрены <text:a xlink:type="simple" xlink:href="http://ivo.garant.ru/document/redirect/5425755/0">техническими регламентами</text:a>, принятыми в соответствии с <text:a xlink:type="simple" xlink:href="http://ivo.garant.ru/document/redirect/12129354/4">законодательством</text:a> Российской Федерации о техническом регулировании, документами, разрабатываемыми и применяемыми в национальной системе стандартизации, принятыми в соответствии с <text:a xlink:type="simple" xlink:href="http://ivo.garant.ru/document/redirect/71108018/0">законодательством</text:a> Российской Федерации о стандартизации, иных требований, связанных с определением соответствия поставляемого товара, выполняемой работы, оказываемой услуги потребностям заказчика. Если заказчиком при составлении описания объекта закупки не используются установленные в соответствии с законодательством Российской Федерации о техническом регулировании, законодательством Российской Федерации о стандартизации показатели, требования, условные обозначения и терминология, в таком описании должно содержаться обоснование необходимости использования других показателей, требований, условных обозначений и терминологии;</text:p>
      <text:p text:style-name="s22header">Информация об изменениях:</text:p>
      <text:p text:style-name="s22"><text:bookmark text:name="anchor3313"/><text:a xlink:type="simple" xlink:href="http://ivo.garant.ru/document/redirect/71368650/262">Федеральным законом</text:a> от 5 апреля 2016 г. N 104-ФЗ в пункт 3 части 1 статьи 33 настоящего Федерального закона внесены изменения, <text:a xlink:type="simple" xlink:href="http://ivo.garant.ru/document/redirect/71368650/30">вступающие в силу</text:a> с 1 июля 2016 г.</text:p>
      <text:p text:style-name="s22"><text:a xlink:type="simple" xlink:href="http://ivo.garant.ru/document/redirect/57409214/3313">См. текст пункта в предыдущей редакции</text:a></text:p>
      <text:p text:style-name="s1"><text:a xlink:type="simple" xlink:href="http://ivo.garant.ru/document/redirect/71595638/0">3</text:a>) описание объекта закупки может включать в себя спецификации, планы, чертежи, эскизы, фотографии, результаты работы, тестирования, требования, в том числе в отношении проведения испытаний, методов испытаний, упаковки в соответствии с требованиями <text:a xlink:type="simple" xlink:href="http://ivo.garant.ru/document/redirect/10164072/481">Гражданского кодекса</text:a> Российской Федерации, маркировки, этикеток, подтверждения соответствия, процессов и методов производства в соответствии с требованиями технических регламентов, документов, разрабатываемых и применяемых в национальной системе стандартизации, технических условий, а также в отношении условных обозначений и терминологии;</text:p>
      <text:p text:style-name="s22header">Информация об изменениях:</text:p>
      <text:p text:style-name="s22"><text:bookmark text:name="anchor3314"/>Пункт 4 изменен с 1 января 2022 г. - <text:a xlink:type="simple" xlink:href="http://ivo.garant.ru/document/redirect/401423520/9606236">Федеральный закон</text:a> от 2 июля 2021 г. N 360-ФЗ</text:p>
      <text:p text:style-name="s22"><text:a xlink:type="simple" xlink:href="http://ivo.garant.ru/document/redirect/77312405/3314">См. предыдущую редакцию</text:a></text:p>
      <text:p text:style-name="s1">4) описание объекта закупки должно содержать изображение поставляемого товара, позволяющее его идентифицировать и подготовить заявку, если в таком описании содержится требование о соответствии поставляемого товара изображению товара, на поставку которого заключается контракт;</text:p>
      <text:p text:style-name="s22header">Информация об изменениях:</text:p>
      <text:p text:style-name="s22"><text:bookmark text:name="anchor3315"/>Пункт 5 изменен с 1 января 2022 г. - <text:a xlink:type="simple" xlink:href="http://ivo.garant.ru/document/redirect/401423520/9606237">Федеральный закон</text:a> от 2 июля 2021 г. N 360-ФЗ</text:p>
      <text:p text:style-name="s22"><text:a xlink:type="simple" xlink:href="http://ivo.garant.ru/document/redirect/77312405/3315">См. предыдущую редакцию</text:a></text:p>
      <text:p text:style-name="s1">5) описание объекта закупки должно содержать информацию о месте, датах начала и окончания, порядке и графике осмотра участниками закупки образца или макета товара, на поставку которого заключается контракт, если в таком описании содержится требование о соответствии поставляемого товара образцу или макету товара, на поставку которого заключается контракт;</text:p>
      <text:p text:style-name="s22header">Информация об изменениях:</text:p>
      <text:p text:style-name="s22"><text:bookmark text:name="anchor3316"/>Пункт 6 изменен с 9 июля 2022 г. - <text:a xlink:type="simple" xlink:href="http://ivo.garant.ru/document/redirect/404902805/25">Федеральный закон</text:a> от 28 июня 2022 г. N 231-ФЗ</text:p>
      <text:p text:style-name="s22"><text:a xlink:type="simple" xlink:href="http://ivo.garant.ru/document/redirect/76803627/3316">См. предыдущую редакцию</text:a></text:p>
      <text:p text:style-name="s1">6) описание объекта закупки должно содержать указание на международные непатентованные наименования лекарственных средств или при отсутствии таких наименований химические, группировочные наименования, если объектом закупки являются лекарственные средства. Заказчик при осуществлении закупки лекарственных средств, входящих в перечень лекарственных средств, закупка которых осуществляется в соответствии с их торговыми наименованиями, а также при осуществлении закупки лекарственных препаратов в соответствии с <text:a xlink:type="simple" xlink:href="#anchor241024">подпунктом "г" пункта 2 части 10 статьи 24</text:a> настоящего Федерального закона вправе указывать торговые наименования этих лекарственных средств. Указанный перечень и <text:a xlink:type="simple" xlink:href="http://ivo.garant.ru/document/redirect/70522140/1000">порядок</text:a> его формирования утверждаются Правительством Российской Федерации. В случае, если объектом закупки являются лекарственные средства, предметом одного контракта (одного лота) не могут быть лекарственные средства с различными международными непатентованными наименованиями или при отсутствии таких наименований с химическими, группировочными наименованиями при условии, что начальная (максимальная) цена контракта (цена лота) превышает <text:a xlink:type="simple" xlink:href="http://ivo.garant.ru/document/redirect/70479402/0">предельное значение</text:a>, установленное Правительством Российской Федерации, а также лекарственные средства с международными непатентованными наименованиями (при отсутствии таких наименований с химическими, группировочными наименованиями) и торговыми наименованиями. Положения настоящего пункта не применяются при определении поставщика лекарственных препаратов, с которым заключается контракт со встречными инвестиционными обязательствами в соответствии со <text:a xlink:type="simple" xlink:href="#anchor11140">статьей 111.4</text:a> настоящего Федерального закона;</text:p>
      <text:p text:style-name="s1"><text:bookmark text:name="anchor3317"/>7) поставляемый товар должен быть новым товаром (товаром, который не был в употреблении, в ремонте, в том числе который не был восстановлен, у которого не была осуществлена замена составных частей, не были восстановлены потребительские свойства) в случае, если иное не предусмотрено описанием объекта закупки;</text:p>
      <text:p text:style-name="s22header">Информация об изменениях:</text:p>
      <text:p text:style-name="s22"><text:bookmark text:name="anchor3318"/>Пункт 8 изменен с 1 января 2022 г. - <text:a xlink:type="simple" xlink:href="http://ivo.garant.ru/document/redirect/401423520/9606239">Федеральный закон</text:a> от 2 июля 2021 г. N 360-ФЗ</text:p>
      <text:p text:style-name="s22"><text:a xlink:type="simple" xlink:href="http://ivo.garant.ru/document/redirect/77312405/3318">См. предыдущую редакцию</text:a></text:p>
      <text:p text:style-name="s1">8) описание объекта закупки при осуществлении закупки работ по строительству, реконструкции, капитальному ремонту, сносу объекта капитального строительства должно содержать проектную документацию, утвержденную в порядке, установленном <text:a xlink:type="simple" xlink:href="http://ivo.garant.ru/document/redirect/12138258/3">законодательством</text:a> о градостроительной деятельности, или типовую проектную документацию, или смету на капитальный ремонт объекта капитального строительства, за исключением случая, если подготовка таких проектных документаций, сметы в соответствии с указанным законодательством не требуется, а также случаев осуществления закупки в соответствии с <text:a xlink:type="simple" xlink:href="#anchor3416">частями 16</text:a> и <text:a xlink:type="simple" xlink:href="#anchor34161">16.1 статьи 34</text:a> настоящего Федерального закона, при которых предметом контракта является в том числе проектирование объекта капитального строительства. Включение проектной документации в описание объекта закупки в соответствии с настоящим пунктом является надлежащим исполнением требований <text:a xlink:type="simple" xlink:href="#anchor3311">пунктов 1 - 3</text:a> настоящей части, <text:a xlink:type="simple" xlink:href="#anchor332">части 2</text:a> настоящей статьи.</text:p>
      <text:p text:style-name="s22header">Информация об изменениях:</text:p>
      <text:p text:style-name="s22"><text:bookmark text:name="anchor33011"/>Часть 1.1 изменена с 1 января 2025 г. - <text:a xlink:type="simple" xlink:href="http://ivo.garant.ru/document/redirect/409494237/210">Федеральный закон</text:a> от 8 августа 2024 г. N 318-ФЗ</text:p>
      <text:p text:style-name="s22"><text:a xlink:type="simple" xlink:href="http://ivo.garant.ru/document/redirect/76831012/33011">См. предыдущую редакцию</text:a></text:p>
      <text:p text:style-name="s9header">ГАРАНТ:</text:p>
      <text:p text:style-name="s9">Положения части 1.1 (в редакции <text:a xlink:type="simple" xlink:href="http://ivo.garant.ru/document/redirect/409494237/210">Федерального закона</text:a> от 8 августа 2024 г. N 318-ФЗ) <text:a xlink:type="simple" xlink:href="http://ivo.garant.ru/document/redirect/409494237/55">применяются</text:a> к отношениям, связанным с осуществлением закупок товаров, работ, услуг, извещения об осуществлении которых размещены в ЕИС и приглашения принять участие в которых направлены либо контракты с единственными поставщиками при осуществлении которых заключены с 1 января 2025 г.</text:p>
      <text:p text:style-name="s1">1.1. При описании являющегося объектом закупки товара (в том числе поставляемого при выполнении закупаемой работы, оказании закупаемой услуги), в отношении которого установлены предусмотренные <text:a xlink:type="simple" xlink:href="#anchor1421">пунктом 1 части 2 статьи 14</text:a> настоящего Федерального закона запрет, ограничение или преимущество, указываются характеристики товара российского происхождения.</text:p>
      <text:p text:style-name="s22header">Информация об изменениях:</text:p>
      <text:p text:style-name="s22"><text:bookmark text:name="anchor332"/>Часть 2 изменена с 1 января 2022 г. - <text:a xlink:type="simple" xlink:href="http://ivo.garant.ru/document/redirect/401423520/50192">Федеральный закон</text:a> от 2 июля 2021 г. N 360-ФЗ</text:p>
      <text:p text:style-name="s22"><text:a xlink:type="simple" xlink:href="http://ivo.garant.ru/document/redirect/77312405/332">См. предыдущую редакцию</text:a></text:p>
      <text:p text:style-name="s1">2. Описание объекта закупки в соответствии с требованиями, указанными в <text:a xlink:type="simple" xlink:href="#anchor331">части 1</text:a> настоящей статьи, должно содержать показатели, позволяющие определить соответствие закупаемых товара, работы, услуги установленным заказчиком требованиям. При этом указываются максимальные и (или) минимальные значения таких показателей и (или) значения показателей, которые не могут изменяться.</text:p>
      <text:p text:style-name="s22header">Информация об изменениях:</text:p>
      <text:p text:style-name="s22"><text:bookmark text:name="anchor333"/>Часть 3 изменена с 1 января 2022 г. - <text:a xlink:type="simple" xlink:href="http://ivo.garant.ru/document/redirect/401423520/50193">Федеральный закон</text:a> от 2 июля 2021 г. N 360-ФЗ</text:p>
      <text:p text:style-name="s22"><text:a xlink:type="simple" xlink:href="http://ivo.garant.ru/document/redirect/77312405/333">См. предыдущую редакцию</text:a></text:p>
      <text:p text:style-name="s1">3. Не допускается включение в описание объекта закупки (в том числе в форме требований к качеству, техническим характеристикам товара, работы или услуги, требований к функциональным характеристикам (потребительским свойствам) товара) требований к производителю товара, к участнику закупки (в том числе требования к квалификации участника закупки, включая наличие опыта работы), а также требования к деловой репутации участника закупки, требования к наличию у него производственных мощностей, технологического оборудования, трудовых, финансовых и других ресурсов, необходимых для производства товара, поставка которого является предметом контракта, для выполнения работы или оказания услуги, являющихся предметом контракта, за исключением случаев, если возможность установления таких требований к участнику закупки предусмотрена настоящим Федеральным законом.</text:p>
      <text:p text:style-name="s22header">Информация об изменениях:</text:p>
      <text:p text:style-name="s22"><text:bookmark text:name="anchor334"/>Часть 4 изменена с 1 января 2022 г. - <text:a xlink:type="simple" xlink:href="http://ivo.garant.ru/document/redirect/401423520/50194">Федеральный закон</text:a> от 2 июля 2021 г. N 360-ФЗ</text:p>
      <text:p text:style-name="s22"><text:a xlink:type="simple" xlink:href="http://ivo.garant.ru/document/redirect/77312405/334">См. предыдущую редакцию</text:a></text:p>
      <text:p text:style-name="s1">4. Требования к гарантии качества товара, работы, услуги, а также требования к гарантийному сроку и (или) объему предоставления гарантий их качества, к гарантийному обслуживанию товара (далее - гарантийные обязательства), к расходам на эксплуатацию товара, к обязательности осуществления монтажа и наладки товара, к обучению лиц, осуществляющих использование и обслуживание товара, устанавливаются заказчиком при необходимости. В случае определения поставщика машин и оборудования заказчик устанавливает требования к гарантийному сроку товара и (или) объему предоставления гарантий его качества, к гарантийному обслуживанию товара, к расходам на обслуживание товара в течение гарантийного срока, а также к осуществлению монтажа и наладки товара, если это предусмотрено технической документацией на товар. В случае определения поставщика новых машин и оборудования заказчик устанавливает требования к предоставлению гарантии производителя и (или) поставщика данного товара и к сроку действия такой гарантии. Предоставление такой гарантии осуществляется вместе с данным товаром.</text:p>
      <text:p text:style-name="s1"><text:bookmark text:name="anchor335"/>5. <text:span text:style-name="s8">Особенности</text:span> описания отдельных видов объектов закупок могут устанавливаться Правительством Российской Федерации.</text:p>
      <text:p text:style-name="s1"><text:bookmark text:name="anchor336"/>6. Особенности описания объектов закупок по государственному оборонному заказу могут устанавливаться <text:a xlink:type="simple" xlink:href="http://ivo.garant.ru/document/redirect/70291366/0">Федеральным законом</text:a> от 29 декабря 2012 года N 275-ФЗ "О государственном оборонном заказе".</text:p>
      <text:p text:style-name="s1"/>
      <text:p text:style-name="s15"><text:bookmark text:name="anchor34"/><text:span text:style-name="s10">Статья 34</text:span>. Контракт</text:p>
      <text:p text:style-name="s9header">ГАРАНТ:</text:p>
      <text:p text:style-name="s9">См. <text:span text:style-name="s8">Энциклопедии</text:span>, <text:a xlink:type="simple" xlink:href="http://ivo.garant.ru/document/redirect/77531641/0">позиции высших судов</text:a> и другие <text:a xlink:type="simple" xlink:href="http://ivo.garant.ru/document/redirect/76898051/34">комментарии</text:a> к статье 34 настоящего Федерального закона</text:p>
      <text:p text:style-name="s9">См. <text:a xlink:type="simple" xlink:href="http://ivo.garant.ru/document/redirect/5522558/0">схему</text:a> "Исполнение, изменение и расторжение контракта"</text:p>
      <text:p text:style-name="s22header">Информация об изменениях:</text:p>
      <text:p text:style-name="s22"><text:bookmark text:name="anchor341"/>Часть 1 изменена с 1 января 2026 г. - <text:a xlink:type="simple" xlink:href="http://ivo.garant.ru/document/redirect/411208037/131">Федеральный закон</text:a> от 26 декабря 2024 г. № 484-ФЗ</text:p>
      <text:p text:style-name="s22"><text:a xlink:type="simple" xlink:href="http://ivo.garant.ru/document/redirect/76848254/341">См. предыдущую редакцию</text:a></text:p>
      <text:p text:style-name="s1">1. Контракт заключается на условиях, предусмотренных извещением об осуществлении закупки или приглашением, документацией о закупке, заявкой участника закупки, с которым заключается контракт, за исключением случаев, в которых в соответствии с настоящим Федеральным законом извещение об осуществлении закупки или приглашение, документация о закупке, заявка не предусмотрены. В случае, предусмотренном <text:a xlink:type="simple" xlink:href="#anchor2224">частью 24 статьи 22</text:a> настоящего Федерального закона, контракт должен содержать порядок определения количества поставляемого товара, объема выполняемой работы, оказываемой услуги, срока (сроков) поставки товара, выполнения работы, оказания услуги на основании заявок заказчика.</text:p>
      <text:p text:style-name="s22header">Информация об изменениях:</text:p>
      <text:p text:style-name="s22"><text:bookmark text:name="anchor342"/>Часть 2 изменена с 16 апреля 2022 г. - <text:a xlink:type="simple" xlink:href="http://ivo.garant.ru/document/redirect/404488108/2801">Федеральный закон</text:a> от 16 апреля 2022 г. N 104-ФЗ</text:p>
      <text:p text:style-name="s22"><text:a xlink:type="simple" xlink:href="http://ivo.garant.ru/document/redirect/76800887/342">См. предыдущую редакцию</text:a></text:p>
      <text:p text:style-name="s1">2. При заключении контракта указывается, что цена контракта является твердой и определяется на весь срок исполнения контракта, а в случае, предусмотренном <text:a xlink:type="simple" xlink:href="#anchor2224">частью 24 статьи 22</text:a> настоящего Федерального закона, указываются цены единиц товара, работы, услуги и максимальное значение цены контракта, а также в <text:a xlink:type="simple" xlink:href="http://ivo.garant.ru/document/redirect/70561468/0">случаях</text:a>, установленных Правительством Российской Федерации, указываются ориентировочное значение цены контракта либо формула цены и максимальное значение цены контракта, установленные заказчиком в извещении об осуществлении закупки, документации о закупке (в случае, если настоящим Федеральным законом предусмотрена документация о закупке). При заключении и исполнении контракта изменение его существенных условий не допускается, за исключением случаев, предусмотренных настоящим Федеральным законом. В случае, если проектом контракта предусмотрены отдельные этапы его исполнения, цена каждого этапа устанавливается в размере, сниженном пропорционально снижению начальной (максимальной) цены контракта участником закупки, с которым заключается контракт.</text:p>
      <text:p text:style-name="s1"><text:bookmark text:name="anchor343"/>3. Особенности определения цены государственного контракта на поставку товара, выполнение работы, оказание услуги по государственному оборонному заказу с учетом требований, предусмотренных <text:a xlink:type="simple" xlink:href="#anchor342">частью 2</text:a> настоящей статьи, могут устанавливаться <text:a xlink:type="simple" xlink:href="http://ivo.garant.ru/document/redirect/70291366/0">Федеральным законом</text:a> от 29 декабря 2012 года N 275-ФЗ "О государственном оборонном заказе".</text:p>
      <text:p text:style-name="s1"><text:bookmark text:name="anchor344"/>4. В контракт включается обязательное условие об ответственности заказчика и поставщика (подрядчика, исполнителя) за неисполнение или ненадлежащее исполнение обязательств, предусмотренных контрактом.</text:p>
      <text:p text:style-name="s22header">Информация об изменениях:</text:p>
      <text:p text:style-name="s22"><text:bookmark text:name="anchor345"/>Часть 5 изменена с 12 мая 2019 г. - <text:a xlink:type="simple" xlink:href="http://ivo.garant.ru/document/redirect/72235286/193">Федеральный закон</text:a> от 1 мая 2019 г. N 71-ФЗ</text:p>
      <text:p text:style-name="s22"><text:a xlink:type="simple" xlink:href="http://ivo.garant.ru/document/redirect/77676502/345">См. предыдущую редакцию</text:a></text:p>
      <text:p text:style-name="s1">5. В случае просрочки исполнения заказчиком обязательств, предусмотренных контрактом, а также в иных случаях неисполнения или ненадлежащего исполнения заказчиком обязательств, предусмотренных контрактом, поставщик (подрядчик, исполнитель) вправе потребовать уплаты неустоек (штрафов, пеней). Пеня начисляется за каждый день просрочки исполнения обязательства, предусмотренного контрактом, начиная со дня, следующего после дня истечения установленного контрактом срока исполнения обязательства. Такая пеня устанавливается контрактом в размере одной трехсотой действующей на дату уплаты пеней <text:a xlink:type="simple" xlink:href="http://ivo.garant.ru/document/redirect/10180094/100">ключевой ставки</text:a> Центрального банка Российской Федерации от не уплаченной в срок суммы. Штрафы начисляются за ненадлежащее исполнение заказчиком обязательств, предусмотренных контрактом, за исключением просрочки исполнения обязательств, предусмотренных контрактом. Размер штрафа устанавливается контрактом в <text:a xlink:type="simple" xlink:href="http://ivo.garant.ru/document/redirect/71757358/1000">порядке</text:a>, установленном Правительством Российской Федерации.</text:p>
      <text:p text:style-name="s22header">Информация об изменениях:</text:p>
      <text:p text:style-name="s22"><text:bookmark text:name="anchor346"/><text:a xlink:type="simple" xlink:href="http://ivo.garant.ru/document/redirect/70552632/461202">Федеральным законом</text:a> от 28 декабря 2013 г. N 396-ФЗ в часть 6 статьи 34 внесены изменения, <text:a xlink:type="simple" xlink:href="http://ivo.garant.ru/document/redirect/70552632/48001">вступающие в силу</text:a> с 1 января 2014 г.</text:p>
      <text:p text:style-name="s22"><text:a xlink:type="simple" xlink:href="http://ivo.garant.ru/document/redirect/58047689/346">См. текст части в предыдущей редакции</text:a></text:p>
      <text:p text:style-name="s1">6. В случае просрочки исполнения поставщиком (подрядчиком, исполнителем) обязательств (в том числе гарантийного обязательства), предусмотренных контрактом, а также в иных случаях неисполнения или ненадлежащего исполнения поставщиком (подрядчиком, исполнителем) обязательств, предусмотренных контрактом, заказчик направляет поставщику (подрядчику, исполнителю) требование об уплате неустоек (штрафов, пеней).</text:p>
      <text:p text:style-name="s1"><text:bookmark text:name="anchor3461"/>6.1. <text:a xlink:type="simple" xlink:href="http://ivo.garant.ru/document/redirect/71294658/33">Не действует</text:a> с 1 января 2017 г.</text:p>
      <text:p text:style-name="s22header">Информация об изменениях:</text:p>
      <text:p text:style-name="s22">См. текст <text:a xlink:type="simple" xlink:href="http://ivo.garant.ru/document/redirect/57410806/3461">части 6.1 статьи 34</text:a></text:p>
      <text:p text:style-name="s22header">Информация об изменениях:</text:p>
      <text:p text:style-name="s22"><text:bookmark text:name="anchor347"/>Часть 7 изменена с 1 апреля 2020 г. - <text:a xlink:type="simple" xlink:href="http://ivo.garant.ru/document/redirect/73828134/112">Федеральный закон</text:a> от 1 апреля 2020 г. N 98-ФЗ</text:p>
      <text:p text:style-name="s22"><text:a xlink:type="simple" xlink:href="http://ivo.garant.ru/document/redirect/77676501/347">См. предыдущую редакцию</text:a></text:p>
      <text:p text:style-name="s1">7. Пеня начисляется за каждый день просрочки исполнения поставщиком (подрядчиком, исполнителем) обязательства, предусмотренного контрактом, начиная со дня, следующего после дня истечения установленного контрактом срока исполнения обязательства, и устанавливается контрактом в размере одной трехсотой действующей на дату уплаты пени <text:a xlink:type="simple" xlink:href="http://ivo.garant.ru/document/redirect/10180094/100">ключевой ставки</text:a> Центрального банка Российской Федерации от цены контракта (отдельного этапа исполнения контракта), уменьшенной на сумму, пропорциональную объему обязательств, предусмотренных контрактом (соответствующим отдельным этапом исполнения контракта) и фактически исполненных поставщиком (подрядчиком, исполнителем), за исключением случаев, если законодательством Российской Федерации установлен иной порядок начисления пени.</text:p>
      <text:p text:style-name="s22header">Информация об изменениях:</text:p>
      <text:p text:style-name="s22"><text:bookmark text:name="anchor348"/>Часть 8 изменена с 12 мая 2019 г. - <text:a xlink:type="simple" xlink:href="http://ivo.garant.ru/document/redirect/72235286/195">Федеральный закон</text:a> от 1 мая 2019 г. N 71-ФЗ</text:p>
      <text:p text:style-name="s22"><text:a xlink:type="simple" xlink:href="http://ivo.garant.ru/document/redirect/77676502/348">См. предыдущую редакцию</text:a></text:p>
      <text:p text:style-name="s1">8. Штрафы начисляются за неисполнение или ненадлежащее исполнение поставщиком (подрядчиком, исполнителем) обязательств, предусмотренных контрактом, за исключением просрочки исполнения поставщиком (подрядчиком, исполнителем) обязательств (в том числе гарантийного обязательства), предусмотренных контрактом. Размер штрафа устанавливается контрактом в <text:a xlink:type="simple" xlink:href="http://ivo.garant.ru/document/redirect/71757358/1000">порядке</text:a>, установленном Правительством Российской Федерации, за исключением случаев, если законодательством Российской Федерации установлен иной порядок начисления штрафов.</text:p>
      <text:p text:style-name="s1"><text:bookmark text:name="anchor349"/>9. Сторона освобождается от уплаты неустойки (штрафа, пени), если докажет, что неисполнение или ненадлежащее исполнение обязательства, предусмотренного контрактом, произошло вследствие непреодолимой силы или по вине другой стороны.</text:p>
      <text:p text:style-name="s22header">Информация об изменениях:</text:p>
      <text:p text:style-name="s22"><text:bookmark text:name="anchor3491"/>Статья 34 дополнена частью 9.1 с 8 марта 2022 г. - <text:a xlink:type="simple" xlink:href="http://ivo.garant.ru/document/redirect/403620528/82">Федеральный закон</text:a> от 8 марта 2022 г. N 46-ФЗ</text:p>
      <text:p text:style-name="s1">9.1. Правительство Российской Федерации вправе установить случаи и <text:a xlink:type="simple" xlink:href="http://ivo.garant.ru/document/redirect/71981672/1000">порядок</text:a> списания начисленных поставщику (подрядчику, исполнителю), но не списанных заказчиком сумм неустоек (штрафов, пеней) в связи с неисполнением или ненадлежащим исполнением обязательств, предусмотренных контрактом.</text:p>
      <text:p text:style-name="s22header">Информация об изменениях:</text:p>
      <text:p text:style-name="s22"><text:bookmark text:name="anchor3410"/>Часть 10 изменена с 1 января 2022 г. - <text:a xlink:type="simple" xlink:href="http://ivo.garant.ru/document/redirect/401423520/50203">Федеральный закон</text:a> от 2 июля 2021 г. N 360-ФЗ</text:p>
      <text:p text:style-name="s22"><text:a xlink:type="simple" xlink:href="http://ivo.garant.ru/document/redirect/77312405/3410">См. предыдущую редакцию</text:a></text:p>
      <text:p text:style-name="s1">10. При проведении конкурсов допускается заключение контрактов на поставки технических средств реабилитации инвалидов, создание нескольких произведений литературы или искусства, выполнение научно-исследовательских работ, в том числе на выполнение составляющих один предмет контракта двух и более научно-исследовательских работ в отношении одного предмета и с одними и теми же условиями контракта, либо оказание услуг в сфере образования или услуг по санаторно-курортному лечению и оздоровлению, услуг по организации отдыха детей и их оздоровления, в том числе по предоставлению путевок, на выполнение работ (оказание услуг) по созданию, развитию, вводу в эксплуатацию, эксплуатации и выводу из эксплуатации информационных систем, на поставку программно-аппаратных средств и информационно-коммуникационного оборудования с несколькими участниками закупки. При этом право заключения контракта с несколькими участниками закупки устанавливается заказчиком в извещении об осуществлении закупки, документации о закупке (в случае, если настоящим Федеральным законом предусмотрена документация о закупке). При осуществлении закупки двух и более научно-исследовательских работ в отношении одного предмета и с одними и теми же условиями контракта в качестве начальной (максимальной) цены контракта указывается начальная (максимальная) цена одного контракта, начальная (максимальная) цена всех контрактов на выполнение таких работ является одинаковой и начальная (максимальная) цена лота равняется сумме начальных (максимальных) цен всех таких контрактов.</text:p>
      <text:p text:style-name="s22header">Информация об изменениях:</text:p>
      <text:p text:style-name="s22"><text:bookmark text:name="anchor3411"/>Часть 11 изменена с 1 января 2022 г. - <text:a xlink:type="simple" xlink:href="http://ivo.garant.ru/document/redirect/401423520/50204">Федеральный закон</text:a> от 2 июля 2021 г. N 360-ФЗ</text:p>
      <text:p text:style-name="s22"><text:a xlink:type="simple" xlink:href="http://ivo.garant.ru/document/redirect/77312405/3411">См. предыдущую редакцию</text:a></text:p>
      <text:p text:style-name="s9header">ГАРАНТ:</text:p>
      <text:p text:style-name="s9">В соответствии <text:a xlink:type="simple" xlink:href="http://ivo.garant.ru/document/redirect/401423520/812">Федеральным законом</text:a> от 2 июля 2021 г. N 360-ФЗ <text:span text:style-name="s8">условия типовых контрактов и типовые условия контрактов</text:span>, утвержденные до 1 января 2022 г., применяются в части, не противоречащей настоящему Федеральному закону (в редакции <text:a xlink:type="simple" xlink:href="http://ivo.garant.ru/document/redirect/401423520/5">Федерального закона</text:a> от 2 июля 2021 г. N 360-ФЗ), до утверждения Правительством РФ в соответствии с частью 11 статьи 34 настоящего Федерального закона типовых условий контрактов</text:p>
      <text:p text:style-name="s1">11. Правительство Российской Федерации вправе установить <text:span text:style-name="s8">типовые условия</text:span> контрактов, подлежащие применению заказчиками при осуществлении закупок.</text:p>
      <text:p text:style-name="s1"><text:bookmark text:name="anchor3412"/>12. Если контракт заключается на срок более чем три года и цена контракта составляет более чем сто миллионов рублей, контракт должен включать в себя график исполнения контракта.</text:p>
      <text:p text:style-name="s22header">Информация об изменениях:</text:p>
      <text:p text:style-name="s22"><text:bookmark text:name="anchor3413"/>Часть 13 изменена с 1 июля 2018 г. - <text:a xlink:type="simple" xlink:href="http://ivo.garant.ru/document/redirect/71848834/11503">Федеральный закон</text:a> от 31 декабря 2017 г. N 504-ФЗ</text:p>
      <text:p text:style-name="s22"><text:a xlink:type="simple" xlink:href="http://ivo.garant.ru/document/redirect/57431179/3413">См. предыдущую редакцию</text:a></text:p>
      <text:p text:style-name="s1">13. В контракт включаются обязательные условия:</text:p>
      <text:p text:style-name="s22header">Информация об изменениях:</text:p>
      <text:p text:style-name="s22"><text:bookmark text:name="anchor341301"/>Пункт 1 изменен с 1 января 2022 г. - <text:a xlink:type="simple" xlink:href="http://ivo.garant.ru/document/redirect/401423520/50205">Федеральный закон</text:a> от 2 июля 2021 г. N 360-ФЗ</text:p>
      <text:p text:style-name="s22"><text:a xlink:type="simple" xlink:href="http://ivo.garant.ru/document/redirect/77312405/341301">См. предыдущую редакцию</text:a></text:p>
      <text:p text:style-name="s9header">ГАРАНТ:</text:p>
      <text:p text:style-name="s9">Положения пункта 1 (в редакции <text:a xlink:type="simple" xlink:href="http://ivo.garant.ru/document/redirect/73946375/230">Федерального закона</text:a> от 24 апреля 2020 г. N 124-ФЗ) по соглашению сторон контракта <text:a xlink:type="simple" xlink:href="http://ivo.garant.ru/document/redirect/73946375/54">могут распространяться</text:a> на отношения, связанные с исполнением контракта, заключенного до 24 апреля 2020 г., либо контракта, заключенного по результатам определения поставщика (подрядчика, исполнителя), извещения об осуществлении закупок по которым размещены в единой информационной системе в сфере закупок либо приглашения принять участие в закупках по которым направлены до 24 апреля 2020 г.</text:p>
      <text:p text:style-name="s1">1) о порядке и сроках оплаты товара, работы или услуги, в том числе с учетом положений <text:a xlink:type="simple" xlink:href="#anchor3713">части 13 статьи 37</text:a> настоящего Федерального закона, о порядке и сроках осуществления заказчиком приемки поставленного товара, выполненной работы (ее результатов) или оказанной услуги в части соответствия их количества, комплектности, объема требованиям, установленным контрактом, о порядке и сроках оформления результатов такой приемки, а также о порядке и сроке предоставления поставщиком (подрядчиком, исполнителем) обеспечения гарантийных обязательств в случае установления в соответствии со <text:a xlink:type="simple" xlink:href="#anchor96">статьей 96</text:a> настоящего Федерального закона требования обеспечения гарантийных обязательств. В случае, предусмотренном <text:a xlink:type="simple" xlink:href="#anchor2224">частью 24 статьи 22</text:a> настоящего Федерального закона, контракт должен содержать условие о том, что оплата поставленного товара, выполненной работы, оказанной услуги осуществляется по цене единицы товара, работы, услуги исходя из количества поставленного товара, объема фактически выполненной работы или оказанной услуги, но в размере, не превышающем максимального значения цены контракта. В случае, если контрактом предусмотрены его поэтапное исполнение и выплата аванса, в контракт включается условие о размере аванса в отношении каждого этапа исполнения контракта в виде процента от размера цены соответствующего этапа;</text:p>
      <text:p text:style-name="s1"><text:bookmark text:name="anchor341302"/>2) об уменьшении суммы, подлежащей уплате заказчиком юридическому лицу или физическому лицу, в том числе зарегистрированному в качестве индивидуального предпринимателя, на размер налогов, сборов и иных обязательных платежей в бюджеты бюджетной системы Российской Федерации, связанных с оплатой контракта, если в соответствии с <text:a xlink:type="simple" xlink:href="http://ivo.garant.ru/document/redirect/10900200/1">законодательством</text:a> Российской Федерации о налогах и сборах такие налоги, сборы и иные обязательные платежи подлежат уплате в бюджеты бюджетной системы Российской Федерации заказчиком.</text:p>
      <text:p text:style-name="s22header">Информация об изменениях:</text:p>
      <text:p text:style-name="s22"><text:bookmark text:name="anchor34131"/>Часть 13.1 изменена с 16 апреля 2022 г. - <text:a xlink:type="simple" xlink:href="http://ivo.garant.ru/document/redirect/404488108/2802">Федеральный закон</text:a> от 16 апреля 2022 г. N 104-ФЗ</text:p>
      <text:p text:style-name="s22"><text:a xlink:type="simple" xlink:href="http://ivo.garant.ru/document/redirect/76800887/34131">См. предыдущую редакцию</text:a></text:p>
      <text:p text:style-name="s9header">ГАРАНТ:</text:p>
      <text:p text:style-name="s9">Положения части 13.1 (в редакции <text:a xlink:type="simple" xlink:href="http://ivo.garant.ru/document/redirect/404488108/2802">Федерального закона</text:a> от 16 апреля 2022 г. N 104-ФЗ), касающиеся срока оплаты поставленного товара, выполненной работы (ее результатов), оказанной услуги, составляющего не более семи рабочих дней с даты подписания заказчиком документа о приемке, предусмотренного <text:a xlink:type="simple" xlink:href="#anchor947">частью 7 статьи 94</text:a> настоящего Федерального закона, <text:a xlink:type="simple" xlink:href="http://ivo.garant.ru/document/redirect/404488108/611">применяются</text:a> в отношении заказчиков, не являющихся федеральными органами исполнительной власти, автономными и бюджетными учреждениями, созданными РФ, с 1 июля 2022 г. при определении такими заказчиками поставщиков (подрядчиков, исполнителей), если извещения об осуществлении закупок размещены в единой информационной системе либо приглашения принять участие в закупках направлены с 1 июля 2022 г., или при заключении такими заказчиками с 1 июля 2022 г. контрактов с единственными поставщиками (подрядчиками, исполнителями). Срок оплаты такими заказчиками по контракту, заключенному по результатам определения поставщика (подрядчика, исполнителя), извещение об осуществлении закупки по которому размещено в единой информационной системе либо приглашения принять участие в закупке по которому направлены с 1 мая по 30 июня 2022 г. включительно, или заключенному с 1 мая по 30 июня 2022 г. включительно с единственным поставщиком (подрядчиком, исполнителем), должен составлять не более 15 рабочих дней с даты подписания заказчиком документа о приемке, предусмотренного частью 7, за исключением случаев, предусмотренных <text:a xlink:type="simple" xlink:href="http://ivo.garant.ru/document/redirect/404488108/612">частью 12 статьи 6</text:a> Федерального закона от 16 апреля 2022 г. N 104-ФЗ</text:p>
      <text:p text:style-name="s1">13.1. Срок оплаты заказчиком поставленного товара, выполненной работы (ее результатов), оказанной услуги, отдельных этапов исполнения контракта, предусмотренный контрактом, заключенным по результатам определения поставщика (подрядчика, исполнителя), если извещение об осуществлении закупки размещено в единой информационной системе либо приглашения принять участие в закупке направлены с 1 января по 30 апреля 2022 года включительно, должен составлять не более пятнадцати рабочих дней, а с 1 мая 2022 года не более семи рабочих дней с даты подписания заказчиком документа о приемке, предусмотренного <text:a xlink:type="simple" xlink:href="#anchor947">частью 7 статьи 94</text:a> настоящего Федерального закона, за исключением случаев, если:</text:p>
      <text:p text:style-name="s1"><text:bookmark text:name="anchor341311"/>1) иной срок оплаты установлен законодательством Российской Федерации;</text:p>
      <text:p text:style-name="s22header">Информация об изменениях:</text:p>
      <text:p text:style-name="s22"><text:bookmark text:name="anchor341312"/>Пункт 2 изменен с 9 июля 2022 г. - <text:a xlink:type="simple" xlink:href="http://ivo.garant.ru/document/redirect/404902805/26">Федеральный закон</text:a> от 28 июня 2022 г. N 231-ФЗ</text:p>
      <text:p text:style-name="s22"><text:a xlink:type="simple" xlink:href="http://ivo.garant.ru/document/redirect/76803627/341312">См. предыдущую редакцию</text:a></text:p>
      <text:p text:style-name="s1">2) оформление документа о приемке осуществляется без использования единой информационной системы, при этом срок оплаты должен составлять не более десяти рабочих дней с даты подписания документа о приемке, предусмотренного <text:a xlink:type="simple" xlink:href="#anchor947">частью 7 статьи 94</text:a> настоящего Федерального закона, а в случае, если контракт содержит сведения, составляющие государственную тайну, не более двадцати рабочих дней;</text:p>
      <text:p text:style-name="s1"><text:bookmark text:name="anchor341313"/>3) в соответствии с законодательством Российской Федерации расчеты по контракту или расчеты по контракту в части выплаты аванса подлежат казначейскому сопровождению, при этом срок оплаты должен составлять не более десяти рабочих дней с даты подписания документа о приемке, предусмотренного <text:a xlink:type="simple" xlink:href="#anchor947">частью 7 статьи 94</text:a> настоящего Федерального закона;</text:p>
      <text:p text:style-name="s1"><text:bookmark text:name="anchor341314"/>4) Правительством Российской Федерации в целях обеспечения обороноспособности и безопасности государства <text:a xlink:type="simple" xlink:href="http://ivo.garant.ru/document/redirect/405010535/1">установлен</text:a> иной срок оплаты.</text:p>
      <text:p text:style-name="s22header">Информация об изменениях:</text:p>
      <text:p text:style-name="s22"><text:bookmark text:name="anchor3414"/>Часть 14 изменена с 1 января 2022 г. - <text:a xlink:type="simple" xlink:href="http://ivo.garant.ru/document/redirect/401423520/50207">Федеральный закон</text:a> от 2 июля 2021 г. N 360-ФЗ</text:p>
      <text:p text:style-name="s22"><text:a xlink:type="simple" xlink:href="http://ivo.garant.ru/document/redirect/77312405/3414">См. предыдущую редакцию</text:a></text:p>
      <text:p text:style-name="s1">14. В контракт могут быть включены условия:</text:p>
      <text:p text:style-name="s1"><text:bookmark text:name="anchor34141"/>1) о возможности одностороннего отказа от исполнения контракта в соответствии с положениями <text:a xlink:type="simple" xlink:href="#anchor958">частей 8 - 11</text:a>, <text:a xlink:type="simple" xlink:href="#anchor95130">13 - 19</text:a>, <text:a xlink:type="simple" xlink:href="#anchor9521">21 - 23</text:a> и <text:a xlink:type="simple" xlink:href="#anchor9525">25 статьи 95</text:a> настоящего Федерального закона;</text:p>
      <text:p text:style-name="s1"><text:bookmark text:name="anchor34142"/>2) об удержании суммы неисполненных поставщиком (подрядчиком, исполнителем) требований об уплате неустоек (штрафов, пеней), предъявленных заказчиком в соответствии с настоящим Федеральным законом, из суммы, подлежащей оплате поставщику (подрядчику, исполнителю).</text:p>
      <text:p text:style-name="s22header">Информация об изменениях:</text:p>
      <text:p text:style-name="s22"><text:bookmark text:name="anchor3415"/>Часть 15 изменена с 1 января 2025 г. - <text:a xlink:type="simple" xlink:href="http://ivo.garant.ru/document/redirect/411208037/132">Федеральный закон</text:a> от 26 декабря 2024 г. № 484-ФЗ</text:p>
      <text:p text:style-name="s22"><text:a xlink:type="simple" xlink:href="http://ivo.garant.ru/document/redirect/76831012/3415">См. предыдущую редакцию</text:a></text:p>
      <text:p text:style-name="s1">15. При заключении контракта в случаях, предусмотренных <text:a xlink:type="simple" xlink:href="#anchor9311">пунктом 1</text:a>, <text:a xlink:type="simple" xlink:href="#anchor9314">пунктами 4</text:a> и <text:a xlink:type="simple" xlink:href="#anchor9315">5</text:a> (за исключением контрактов, заключенных в соответствии с <text:a xlink:type="simple" xlink:href="#anchor93012">частью 12 статьи 93</text:a> настоящего Федерального закона), <text:a xlink:type="simple" xlink:href="#anchor9318">пунктами 8</text:a>, <text:a xlink:type="simple" xlink:href="#anchor9319">9</text:a>, <text:a xlink:type="simple" xlink:href="#anchor93115">15</text:a>, <text:a xlink:type="simple" xlink:href="#anchor93120">20</text:a>, <text:a xlink:type="simple" xlink:href="#anchor93121">21</text:a>, <text:a xlink:type="simple" xlink:href="#anchor93122">22</text:a>, <text:a xlink:type="simple" xlink:href="#anchor93123">23</text:a>, <text:a xlink:type="simple" xlink:href="#anchor93126">26</text:a>, <text:a xlink:type="simple" xlink:href="#anchor93128">28</text:a>, <text:a xlink:type="simple" xlink:href="#anchor93129">29</text:a>, <text:a xlink:type="simple" xlink:href="#anchor93133">33</text:a>, <text:a xlink:type="simple" xlink:href="#anchor93137">37</text:a>, <text:a xlink:type="simple" xlink:href="#anchor93140">40</text:a>, <text:a xlink:type="simple" xlink:href="#anchor93141">41</text:a>, <text:a xlink:type="simple" xlink:href="#anchor93144">44</text:a>, <text:a xlink:type="simple" xlink:href="#anchor93145">45</text:a>, <text:a xlink:type="simple" xlink:href="#anchor93146">46</text:a>, <text:a xlink:type="simple" xlink:href="#anchor93150">50 - 53</text:a>, <text:a xlink:type="simple" xlink:href="#anchor93156">56</text:a>, <text:a xlink:type="simple" xlink:href="#anchor93163">63 части 1 статьи 93</text:a> настоящего Федерального закона, требования <text:a xlink:type="simple" xlink:href="#anchor344">частей 4 - 9</text:a>, <text:a xlink:type="simple" xlink:href="#anchor3411">11 - 13</text:a> настоящей статьи заказчиком могут не применяться к указанному контракту. В этих случаях контракт может быть заключен в простой письменной форме в соответствии с положениями <text:a xlink:type="simple" xlink:href="http://ivo.garant.ru/document/redirect/10164072/160">Гражданского кодекса</text:a> Российской Федерации для совершения сделок.</text:p>
      <text:p text:style-name="s22header">Информация об изменениях:</text:p>
      <text:p text:style-name="s22"><text:bookmark text:name="anchor3416"/>Часть 16 изменена с 1 января 2022 г. - <text:a xlink:type="simple" xlink:href="http://ivo.garant.ru/document/redirect/401423520/50208">Федеральный закон</text:a> от 2 июля 2021 г. N 360-ФЗ</text:p>
      <text:p text:style-name="s22"><text:a xlink:type="simple" xlink:href="http://ivo.garant.ru/document/redirect/77312405/3416">См. предыдущую редакцию</text:a></text:p>
      <text:p text:style-name="s1">16. Заказчик вправе заключить <text:span text:style-name="s8">контракт</text:span> жизненного цикла в случае, если предметом такого контракта являются новые машины и оборудование, а также в иных <text:a xlink:type="simple" xlink:href="http://ivo.garant.ru/document/redirect/70522166/0">случаях</text:a>, установленных Правительством Российской Федерации. В контракте должна содержаться стоимость жизненного цикла товара или созданного в результате выполнения работы объекта, включающая:</text:p>
      <text:p text:style-name="s1"><text:bookmark text:name="anchor341601"/>1) стоимость товара или работы (в том числе при необходимости стоимость работ по подготовке проектной документации, стоимость работ по созданию товара);</text:p>
      <text:p text:style-name="s1"><text:bookmark text:name="anchor341602"/>2) стоимость последующих обслуживания, при необходимости эксплуатации в течение срока службы, ремонта и (или) утилизации поставленного товара или созданного в результате выполнения работы объекта капитального строительства или товара.</text:p>
      <text:p text:style-name="s22header">Информация об изменениях:</text:p>
      <text:p text:style-name="s22"><text:bookmark text:name="anchor34161"/><text:a xlink:type="simple" xlink:href="http://ivo.garant.ru/document/redirect/71435348/14">Федеральным законом</text:a> от 3 июля 2016 г. N 365-ФЗ статья 34 дополнена частью 16.1, <text:a xlink:type="simple" xlink:href="http://ivo.garant.ru/document/redirect/71435348/4">вступающей в силу</text:a> с 1 сентября 2016 г.</text:p>
      <text:p text:style-name="s1">16.1. Предметом контракта может быть одновременно выполнение работ по проектированию, строительству и вводу в эксплуатацию объектов капитального строительства. <text:a xlink:type="simple" xlink:href="http://ivo.garant.ru/document/redirect/71674562/1000">Порядок</text:a> и <text:a xlink:type="simple" xlink:href="http://ivo.garant.ru/document/redirect/71674562/2000">основания</text:a> заключения таких контрактов устанавливаются Правительством Российской Федерации.</text:p>
      <text:p text:style-name="s22header">Информация об изменениях:</text:p>
      <text:p text:style-name="s22"><text:bookmark text:name="anchor34162"/>Статья 34 дополнена частью 16.2 с 1 января 2022 г. - <text:a xlink:type="simple" xlink:href="http://ivo.garant.ru/document/redirect/401423520/50209">Федеральный закон</text:a> от 2 июля 2021 г. N 360-ФЗ</text:p>
      <text:p text:style-name="s1">16.2. Предметом контракта могут быть одновременно консервация, ремонт, реставрация, приспособление объекта культурного наследия (памятника истории и культуры) народов Российской Федерации для современного использования, включая научно-исследовательские, изыскательские, проектные и производственные работы, научное руководство проведением работ по сохранению такого объекта, технический и авторский надзор за проведением этих работ.</text:p>
      <text:p text:style-name="s22header">Информация об изменениях:</text:p>
      <text:p text:style-name="s22"><text:bookmark text:name="anchor34163"/>Статья 34 дополнена частью 16.3 с 1 января 2022 г. - <text:a xlink:type="simple" xlink:href="http://ivo.garant.ru/document/redirect/401423520/50209">Федеральный закон</text:a> от 2 июля 2021 г. N 360-ФЗ</text:p>
      <text:p text:style-name="s1">16.3. В случае включения в соответствии с <text:a xlink:type="simple" xlink:href="#anchor3318">пунктом 8 части 1 статьи 33</text:a> настоящего Федерального закона в описание объекта закупки типовой проектной документации предметом контракта могут быть одновременно подготовка проектной документации и (или) выполнение инженерных изысканий и выполнение работ по строительству объекта капитального строительства.</text:p>
      <text:p text:style-name="s22header">Информация об изменениях:</text:p>
      <text:p text:style-name="s22"><text:bookmark text:name="anchor3417"/>Часть 17 изменена с 1 января 2022 г. - <text:a xlink:type="simple" xlink:href="http://ivo.garant.ru/document/redirect/401423520/502010">Федеральный закон</text:a> от 2 июля 2021 г. N 360-ФЗ</text:p>
      <text:p text:style-name="s22"><text:a xlink:type="simple" xlink:href="http://ivo.garant.ru/document/redirect/77312405/3417">См. предыдущую редакцию</text:a></text:p>
      <text:p text:style-name="s1">17. В случае, если Правительством Российской Федерации в соответствии с <text:a xlink:type="simple" xlink:href="#anchor1111">частью 1 статьи 111</text:a> настоящего Федерального закона в отношении конкретной закупки определены дополнительные условия его исполнения, в том числе не связанные с предметом контракта, такие условия подлежат включению в контракт.</text:p>
      <text:p text:style-name="s1"><text:bookmark text:name="anchor3418"/>18. Утратила силу с 1 января 2022 г. - <text:a xlink:type="simple" xlink:href="http://ivo.garant.ru/document/redirect/401423520/502011">Федеральный закон</text:a> от 2 июля 2021 г. N 360-ФЗ</text:p>
      <text:p text:style-name="s22header">Информация об изменениях:</text:p>
      <text:p text:style-name="s22"><text:a xlink:type="simple" xlink:href="http://ivo.garant.ru/document/redirect/77312405/3418">См. предыдущую редакцию</text:a></text:p>
      <text:p text:style-name="s1"><text:bookmark text:name="anchor3419"/>19. <text:a xlink:type="simple" xlink:href="http://ivo.garant.ru/document/redirect/70552632/461206">Утратила силу</text:a> с 1 января 2014 г.</text:p>
      <text:p text:style-name="s22header">Информация об изменениях:</text:p>
      <text:p text:style-name="s22">См. текст <text:a xlink:type="simple" xlink:href="http://ivo.garant.ru/document/redirect/58047689/3419">части 19 статьи 34</text:a></text:p>
      <text:p text:style-name="s1"><text:bookmark text:name="anchor3420"/>20. <text:a xlink:type="simple" xlink:href="http://ivo.garant.ru/document/redirect/70552632/461206">Утратила силу</text:a> с 1 января 2014 г.</text:p>
      <text:p text:style-name="s22header">Информация об изменениях:</text:p>
      <text:p text:style-name="s22">См. текст <text:a xlink:type="simple" xlink:href="http://ivo.garant.ru/document/redirect/58047689/3420">части 20 статьи 34</text:a></text:p>
      <text:p text:style-name="s1"><text:bookmark text:name="anchor3421"/>21. <text:a xlink:type="simple" xlink:href="http://ivo.garant.ru/document/redirect/70552632/461206">Утратила силу</text:a> с 1 января 2014 г.</text:p>
      <text:p text:style-name="s22header">Информация об изменениях:</text:p>
      <text:p text:style-name="s22">См. текст <text:a xlink:type="simple" xlink:href="http://ivo.garant.ru/document/redirect/58047689/3421">части 21 статьи 34</text:a></text:p>
      <text:p text:style-name="s22header">Информация об изменениях:</text:p>
      <text:p text:style-name="s22"><text:bookmark text:name="anchor3422"/><text:a xlink:type="simple" xlink:href="http://ivo.garant.ru/document/redirect/70552632/461207">Федеральным законом</text:a> от 28 декабря 2013 г. N 396-ФЗ часть 22 статьи 34 изложена в новой редакции, <text:a xlink:type="simple" xlink:href="http://ivo.garant.ru/document/redirect/70552632/48001">вступающей в силу</text:a> с 1 января 2014 г.</text:p>
      <text:p text:style-name="s22"><text:a xlink:type="simple" xlink:href="http://ivo.garant.ru/document/redirect/58047689/3422">См. текст части в предыдущей редакции</text:a></text:p>
      <text:p text:style-name="s1">22. Контракт может быть признан судом недействительным, в том числе по требованию контрольного органа в сфере закупок, если будет установлена личная заинтересованность руководителя заказчика, члена комиссии по осуществлению закупок, руководителя контрактной службы заказчика, контрактного управляющего в заключении и исполнении контракта. Такая заинтересованность заключается в возможности получения указанными должностными лицами заказчика доходов в виде денег, ценностей, иного имущества, в том числе имущественных прав, или услуг имущественного характера, а также иной выгоды для себя или третьих лиц.</text:p>
      <text:p text:style-name="s1"><text:bookmark text:name="anchor3423"/>23. В случае, если начальная (максимальная) цена контракта при осуществлении закупки товара, работы, услуги превышает <text:a xlink:type="simple" xlink:href="http://ivo.garant.ru/document/redirect/70447332/2">размер</text:a>, установленный Правительством Российской Федерации, в контракте должна быть указана обязанность поставщика (подрядчика, исполнителя) предоставлять информацию о всех соисполнителях, субподрядчиках, заключивших договор или договоры с поставщиком (подрядчиком, исполнителем), цена которого или общая цена которых составляет более чем десять процентов цены контракта.</text:p>
      <text:p text:style-name="s22header">Информация об изменениях:</text:p>
      <text:p text:style-name="s22"><text:bookmark text:name="anchor3424"/>Часть 24 изменена с 1 июля 2018 г. - <text:a xlink:type="simple" xlink:href="http://ivo.garant.ru/document/redirect/71848834/11507">Федеральный закон</text:a> от 31 декабря 2017 г. N 504-ФЗ</text:p>
      <text:p text:style-name="s22"><text:a xlink:type="simple" xlink:href="http://ivo.garant.ru/document/redirect/57431179/3424">См. предыдущую редакцию</text:a></text:p>
      <text:p text:style-name="s1">24. Указанная в <text:a xlink:type="simple" xlink:href="#anchor3423">части 23</text:a> настоящей статьи информация предоставляется заказчику поставщиком (подрядчиком, исполнителем) в течение десяти дней с момента заключения им договора с соисполнителем, субподрядчиком. При этом в контракте должна быть предусмотрена ответственность за непредоставление указанной информации путем взыскания с поставщика (подрядчика, исполнителя) пени в размере одной трехсотой действующей на дату уплаты пени <text:a xlink:type="simple" xlink:href="http://ivo.garant.ru/document/redirect/10180094/100">ключевой ставки</text:a> Центрального банка Российской Федерации от цены договора, заключенного поставщиком (подрядчиком, исполнителем) с соисполнителем, субподрядчиком в соответствии с настоящей частью. Пеня подлежит начислению за каждый день просрочки исполнения такого обязательства.</text:p>
      <text:p text:style-name="s1"><text:bookmark text:name="anchor3425"/>25. В случае непредоставления заказчику указанной в <text:a xlink:type="simple" xlink:href="#anchor3423">части 23</text:a> настоящей статьи информации поставщиком (подрядчиком, исполнителем) информация об этом размещается в единой информационной системе. Непредоставление указанной информации поставщиком (подрядчиком, исполнителем) не влечет за собой недействительность заключенного контракта по данному основанию.</text:p>
      <text:p text:style-name="s9header">ГАРАНТ:</text:p>
      <text:p text:style-name="s9"><text:bookmark text:name="anchor3426"/>Часть 26 статьи 34 настоящего Федерального закона <text:a xlink:type="simple" xlink:href="#anchor11412">вступает в силу</text:a> с 1 июля 2014 г.</text:p>
      <text:p text:style-name="s1">26. В контракт включается условие о банковском сопровождении контракта в случаях, установленных в соответствии со <text:a xlink:type="simple" xlink:href="#anchor35">статьей 35</text:a> настоящего Федерального закона.</text:p>
      <text:p text:style-name="s22header">Информация об изменениях:</text:p>
      <text:p text:style-name="s22"><text:bookmark text:name="anchor3427"/>Часть 27 изменена с 1 июля 2019 г.- Федеральный закон <text:a xlink:type="simple" xlink:href="http://ivo.garant.ru/document/redirect/72139644/121">от 27 декабря 2018 г. N 502-ФЗ</text:a> и <text:a xlink:type="simple" xlink:href="http://ivo.garant.ru/document/redirect/72235286/199">от 1 мая 2019 г. N 71-ФЗ</text:a></text:p>
      <text:p text:style-name="s22"><text:a xlink:type="simple" xlink:href="http://ivo.garant.ru/document/redirect/77673809/3427">См. предыдущую редакцию</text:a></text:p>
      <text:p text:style-name="s1">27. В контракт включается обязательное условие о сроках возврата заказчиком поставщику (подрядчику, исполнителю) денежных средств, внесенных в качестве обеспечения исполнения контракта (если такая форма обеспечения исполнения контракта применяется поставщиком (подрядчиком, исполнителем), в том числе части этих денежных средств в случае уменьшения размера обеспечения исполнения контракта в соответствии с <text:a xlink:type="simple" xlink:href="#anchor967">частями 7</text:a>, <text:a xlink:type="simple" xlink:href="#anchor9671">7.1</text:a> и <text:a xlink:type="simple" xlink:href="#anchor9672">7.2 статьи 96</text:a> настоящего Федерального закона. При этом срок возврата заказчиком поставщику (подрядчику, исполнителю) таких денежных средств не должен превышать тридцать дней с даты исполнения поставщиком (подрядчиком, исполнителем) обязательств, предусмотренных контрактом, а в случае установления заказчиком ограничения, предусмотренного <text:a xlink:type="simple" xlink:href="#anchor3030">частью 3 статьи 30</text:a> настоящего Федерального закона, такой срок не должен превышать пятнадцать дней с даты исполнения поставщиком (подрядчиком, исполнителем) обязательств, предусмотренных контрактом.</text:p>
      <text:p text:style-name="s22header">Информация об изменениях:</text:p>
      <text:p text:style-name="s22"><text:bookmark text:name="anchor3428"/><text:a xlink:type="simple" xlink:href="http://ivo.garant.ru/document/redirect/70552632/461208">Федеральным законом</text:a> от 28 декабря 2013 г. N 396-ФЗ статья 34 дополнена частью 28, <text:a xlink:type="simple" xlink:href="http://ivo.garant.ru/document/redirect/70552632/48001">вступающей в силу</text:a> с 1 января 2014 г.</text:p>
      <text:p text:style-name="s1">28. В контракт включается дополнительное условие о продаже лесных насаждений для заготовки древесины при заключении контракта на выполнение работ по охране, защите, воспроизводству лесов в соответствии с положениями <text:a xlink:type="simple" xlink:href="http://ivo.garant.ru/document/redirect/12150845/19">статьи 19</text:a> Лесного кодекса Российской Федерации.</text:p>
      <text:p text:style-name="s22header">Информация об изменениях:</text:p>
      <text:p text:style-name="s22"><text:bookmark text:name="anchor3429"/>Статья 34 дополнена частью 29 с 1 июля 2018 г. - <text:a xlink:type="simple" xlink:href="http://ivo.garant.ru/document/redirect/71848834/11508">Федеральный закон</text:a> от 31 декабря 2017 г. N 504-ФЗ</text:p>
      <text:p text:style-name="s1">29. Правительство Российской Федерации вправе определить:</text:p>
      <text:p text:style-name="s1"><text:bookmark text:name="anchor342901"/>1) порядок определения минимального срока исполнения поставщиком (подрядчиком, исполнителем) контракта;</text:p>
      <text:p text:style-name="s1"><text:bookmark text:name="anchor342902"/>2) <text:a xlink:type="simple" xlink:href="http://ivo.garant.ru/document/redirect/400666092/1">требования</text:a> к формированию лотов при осуществлении закупок отдельных видов товаров, работ, услуг.</text:p>
      <text:p text:style-name="s22header">Информация об изменениях:</text:p>
      <text:p text:style-name="s22"><text:bookmark text:name="anchor34291"/>Часть 29.1 изменена с 1 января 2022 г. - <text:a xlink:type="simple" xlink:href="http://ivo.garant.ru/document/redirect/401423520/502012">Федеральный закон</text:a> от 2 июля 2021 г. N 360-ФЗ</text:p>
      <text:p text:style-name="s22"><text:a xlink:type="simple" xlink:href="http://ivo.garant.ru/document/redirect/77312405/34291">См. предыдущую редакцию</text:a></text:p>
      <text:p text:style-name="s1">29.1. При осуществлении закупки работ, услуг, указанных в <text:a xlink:type="simple" xlink:href="#anchor4843">пунктах 3 - 5 части 4 статьи 48</text:a> настоящего Федерального закона в контракт может быть включено условие о выполнении подрядчиком работ, об оказании исполнителем услуг самостоятельно без привлечения других лиц к исполнению обязательств, предусмотренных контрактом.</text:p>
      <text:p text:style-name="s22header">Информация об изменениях:</text:p>
      <text:p text:style-name="s22"><text:bookmark text:name="anchor3430"/>Часть 30 изменена с 1 января 2022 г. - <text:a xlink:type="simple" xlink:href="http://ivo.garant.ru/document/redirect/401423520/502013">Федеральный закон</text:a> от 2 июля 2021 г. N 360-ФЗ</text:p>
      <text:p text:style-name="s22"><text:a xlink:type="simple" xlink:href="http://ivo.garant.ru/document/redirect/77312405/3430">См. предыдущую редакцию</text:a></text:p>
      <text:p text:style-name="s9header">ГАРАНТ:</text:p>
      <text:p text:style-name="s9">Положения части 30 (в редакции <text:a xlink:type="simple" xlink:href="http://ivo.garant.ru/document/redirect/72139644/122">Федерального закона</text:a> от 27 декабря 2018 г. N 502-ФЗ) <text:a xlink:type="simple" xlink:href="http://ivo.garant.ru/document/redirect/72139644/23">применяются</text:a> к отношениям, связанным с осуществлением закупок товаров, работ, услуг для обеспечения государственных или муниципальных нужд, извещения об осуществлении которых размещены в единой информационной системе в сфере закупок либо приглашения принять участие в которых направлены после 1 июля 2019 г.</text:p>
      <text:p text:style-name="s1">30. Если заказчиком в соответствии с <text:a xlink:type="simple" xlink:href="#anchor961">частью 1 статьи 96</text:a> настоящего Федерального закона установлено требование обеспечения исполнения контракта, в контракт включается обязательство поставщика (подрядчика, исполнителя) в случае отзыва в соответствии с законодательством Российской Федерации у банка, предоставившего независимую гарантию в качестве обеспечения исполнения контракта, лицензии на осуществление банковских операций предоставить новое обеспечение исполнения контракта не позднее одного месяца со дня надлежащего уведомления заказчиком поставщика (подрядчика, исполнителя) о необходимости предоставить соответствующее обеспечение. Размер такого обеспечения может быть уменьшен в порядке и случаях, которые предусмотрены <text:a xlink:type="simple" xlink:href="#anchor967">частями 7</text:a>, <text:a xlink:type="simple" xlink:href="#anchor9671">7.1</text:a>, <text:a xlink:type="simple" xlink:href="#anchor9672">7.2</text:a> и <text:a xlink:type="simple" xlink:href="#anchor9673">7.3 статьи 96</text:a> настоящего Федерального закона. За каждый день просрочки исполнения поставщиком (подрядчиком, исполнителем) обязательства, предусмотренного настоящей частью, начисляется пеня в размере, определенном в порядке, установленном в соответствии с <text:a xlink:type="simple" xlink:href="#anchor347">частью 7</text:a> настоящей статьи.</text:p>
      <text:p text:style-name="s1"/>
      <text:p text:style-name="s9header">ГАРАНТ:</text:p>
      <text:p text:style-name="s9"><text:bookmark text:name="anchor35"/>Статья 35 настоящего Федерального закона <text:a xlink:type="simple" xlink:href="#anchor11412">вступает в силу</text:a> с 1 июля 2014 г.</text:p>
      <text:p text:style-name="s15"><text:span text:style-name="s10">Статья 35.</text:span> Банковское сопровождение контрактов</text:p>
      <text:p text:style-name="s9header">ГАРАНТ:</text:p>
      <text:p text:style-name="s9">См. <text:a xlink:type="simple" xlink:href="http://ivo.garant.ru/document/redirect/58079664/0">Энциклопедии</text:a> и другие <text:a xlink:type="simple" xlink:href="http://ivo.garant.ru/document/redirect/76898051/35">комментарии</text:a> к статье 35 настоящего Федерального закона</text:p>
      <text:p text:style-name="s1"><text:bookmark text:name="anchor351"/>1. Правительство Российской Федерации устанавливает <text:a xlink:type="simple" xlink:href="http://ivo.garant.ru/document/redirect/70747820/1000">порядок</text:a> осуществления банковского сопровождения контрактов, включающий в себя в том числе <text:a xlink:type="simple" xlink:href="http://ivo.garant.ru/document/redirect/70747820/200">требования</text:a> к банкам и порядку их отбора, условия договоров, заключаемых с банком, а также <text:a xlink:type="simple" xlink:href="http://ivo.garant.ru/document/redirect/70747820/300">требования</text:a> к содержанию формируемых банками отчетов.</text:p>
      <text:p text:style-name="s22header">Информация об изменениях:</text:p>
      <text:p text:style-name="s22"><text:bookmark text:name="anchor352"/>Часть 2 изменена с 19 августа 2024 г. - <text:a xlink:type="simple" xlink:href="http://ivo.garant.ru/document/redirect/409493579/5910">Федеральный закон</text:a> от 8 августа 2024 г. N 232-ФЗ</text:p>
      <text:p text:style-name="s22"><text:a xlink:type="simple" xlink:href="http://ivo.garant.ru/document/redirect/76839266/352">См. предыдущую редакцию</text:a></text:p>
      <text:p text:style-name="s1">2. Правительство Российской Федерации, высший исполнительный орган субъекта Российской Федерации, местная администрация определяют <text:a xlink:type="simple" xlink:href="http://ivo.garant.ru/document/redirect/70747820/3">случаи</text:a> осуществления банковского сопровождения контрактов, предметом которых являются поставки товаров, выполнение работ, оказание услуг соответственно для федеральных нужд, нужд субъекта Российской Федерации, муниципальных нужд, в форме нормативных правовых актов Правительства Российской Федерации, нормативных правовых актов высшего исполнительного органа субъекта Российской Федерации, муниципальных правовых актов. При этом Правительство Российской Федерации вправе установить минимальный размер начальной (максимальной) цены контракта, цены контракта, заключаемого с единственным поставщиком (подрядчиком, исполнителем), с учетом значения которого в соответствии с настоящей частью определяются случаи осуществления банковского сопровождения контрактов, предметом которых являются поставки товаров, выполнение работ, оказание услуг для нужд субъекта Российской Федерации и муниципальных нужд.</text:p>
      <text:p text:style-name="s1"><text:bookmark text:name="anchor353"/>3. Осуществление расчетов в ходе исполнения контракта, сопровождаемого банком, отражается на счетах, которые открываются в указанном банке.</text:p>
      <text:p text:style-name="s1"/>
      <text:p text:style-name="s22header">Информация об изменениях:</text:p>
      <text:p text:style-name="s22"><text:bookmark text:name="anchor36"/>Статья 36 изменена с 1 января 2022 г. - <text:a xlink:type="simple" xlink:href="http://ivo.garant.ru/document/redirect/401423520/5021">Федеральный закон</text:a> от 2 июля 2021 г. N 360-ФЗ</text:p>
      <text:p text:style-name="s22"><text:a xlink:type="simple" xlink:href="http://ivo.garant.ru/document/redirect/77312405/36">См. предыдущую редакцию</text:a></text:p>
      <text:p text:style-name="s15"><text:span text:style-name="s10">Статья 36</text:span>. Отмена закупки</text:p>
      <text:p text:style-name="s9header">ГАРАНТ:</text:p>
      <text:p text:style-name="s9">См. <text:span text:style-name="s8">Энциклопедии</text:span>, <text:a xlink:type="simple" xlink:href="http://ivo.garant.ru/document/redirect/77531169/0">позиции высших судов</text:a> и другие <text:a xlink:type="simple" xlink:href="http://ivo.garant.ru/document/redirect/76898051/36">комментарии</text:a> к статье 36 настоящего Федерального закона</text:p>
      <text:p text:style-name="s1"><text:bookmark text:name="anchor361"/>1. Заказчик вправе отменить закупку с учетом требований, предусмотренных настоящей статьей. По истечении сроков, предусмотренных настоящей статьей, и до заключения контракта заказчик вправе отменить закупку только в случае возникновения обстоятельств непреодолимой силы.</text:p>
      <text:p text:style-name="s1"><text:bookmark text:name="anchor362"/>2. При проведении электронных процедур, закрытых электронных процедур:</text:p>
      <text:p text:style-name="s1"><text:bookmark text:name="anchor3621"/>1) заказчик не позднее чем за один рабочий день до даты окончания срока подачи заявок на участие в закупке формирует с использованием единой информационной системы извещение об отмене закупки, подписывает его усиленной <text:a xlink:type="simple" xlink:href="http://ivo.garant.ru/document/redirect/12184522/21">электронной подписью</text:a> лица, имеющего право действовать от имени заказчика, и размещает его в единой информационной системе. С момента размещения указанного извещения в единой информационной системе закупка считается отмененной. При проведении закрытых электронных процедур такое извещение не размещается на официальном сайте;</text:p>
      <text:p text:style-name="s1"><text:bookmark text:name="anchor3622"/>2) оператор электронной площадки, оператор специализированной электронной площадки не позднее одного часа с момента размещения в соответствии с <text:a xlink:type="simple" xlink:href="#anchor3621">пунктом 1</text:a> настоящей части в единой информационной системе извещения об отмене закупки возвращают участникам закупки поданные ими заявки на участие в закупке и направляют таким участникам уведомление о размещении в единой информационной системе извещения об отмене закупки.</text:p>
      <text:p text:style-name="s1"><text:bookmark text:name="anchor363"/>3. При проведении закрытого конкурса, закрытого аукциона заказчик не позднее чем за пять дней до даты окончания срока подачи заявок возвращает участникам закупки поданные ими заявки и направляет всем участникам закупки, которым направлено приглашение, уведомление об отмене закупки. С момента такого направления закупка считается отмененной.</text:p>
      <text:p text:style-name="s1"/>
      <text:p text:style-name="s15"><text:bookmark text:name="anchor37"/><text:span text:style-name="s10">Статья 37</text:span>. Антидемпинговые меры при проведении конкурса и аукциона</text:p>
      <text:p text:style-name="s9header">ГАРАНТ:</text:p>
      <text:p text:style-name="s9">См. <text:span text:style-name="s8">Энциклопедии</text:span>, <text:a xlink:type="simple" xlink:href="http://ivo.garant.ru/document/redirect/77531255/0">позиции высших судов</text:a> и другие <text:a xlink:type="simple" xlink:href="http://ivo.garant.ru/document/redirect/76898051/37">комментарии</text:a> к статье 37 настоящего Федерального закона</text:p>
      <text:p text:style-name="s9">См. <text:a xlink:type="simple" xlink:href="http://ivo.garant.ru/document/redirect/5522559/0">схему</text:a> "Антидемпинговые меры при проведении конкурсов и аукционов"</text:p>
      <text:p text:style-name="s22header">Информация об изменениях:</text:p>
      <text:p text:style-name="s22"><text:bookmark text:name="anchor371"/>Часть 1 изменена с 1 января 2026 г. - <text:a xlink:type="simple" xlink:href="http://ivo.garant.ru/document/redirect/411208037/141">Федеральный закон</text:a> от 26 декабря 2024 г. № 484-ФЗ</text:p>
      <text:p text:style-name="s22"><text:a xlink:type="simple" xlink:href="http://ivo.garant.ru/document/redirect/76848254/371">См. предыдущую редакцию</text:a></text:p>
      <text:p text:style-name="s1">1. Если при проведении конкурса или аукциона начальная (максимальная) цена контракта составляет более чем пятнадцать миллионов рублей и участником закупки, с которым заключается контракт, предложена цена контракта, которая на двадцать пять и более процентов ниже начальной (максимальной) цены контракта, либо предложена сумма цен единиц товара, работы, услуги, которая на двадцать пять и более процентов ниже начальной суммы цен указанных единиц, контракт заключается только после предоставления таким участником обеспечения исполнения контракта (если требование обеспечения исполнения контракта установлено в соответствии со <text:a xlink:type="simple" xlink:href="#anchor96">статьей 96</text:a> настоящего Федерального закона) в размере, превышающем в полтора раза размер обеспечения исполнения контракта, указанный в извещении об осуществлении закупки, документации о закупке (в случае, если настоящим Федеральным законом предусмотрена документация о закупке), но не менее чем десять процентов от начальной (максимальной) цены контракта или от цены заключаемого контракта (если контракт заключается по результатам определения поставщика (подрядчика, исполнителя) в соответствии с <text:a xlink:type="simple" xlink:href="#anchor30101">пунктом 1 части 1 статьи 30</text:a> настоящего Федерального закона) и не менее размера аванса (если контрактом предусмотрена выплата аванса).</text:p>
      <text:p text:style-name="s22header">Информация об изменениях:</text:p>
      <text:p text:style-name="s22"><text:bookmark text:name="anchor372"/>Часть 2 изменена с 1 января 2026 г. - <text:a xlink:type="simple" xlink:href="http://ivo.garant.ru/document/redirect/411208037/142">Федеральный закон</text:a> от 26 декабря 2024 г. № 484-ФЗ</text:p>
      <text:p text:style-name="s22"><text:a xlink:type="simple" xlink:href="http://ivo.garant.ru/document/redirect/76848254/372">См. предыдущую редакцию</text:a></text:p>
      <text:p text:style-name="s1">2. Если при проведении конкурса или аукциона начальная (максимальная) цена контракта составляет пятнадцать миллионов рублей и менее и участником закупки, с которым заключается контракт, предложена цена контракта, которая на двадцать пять и более процентов ниже начальной (максимальной) цены контракта, либо предложена сумма цен единиц товара, работы, услуги, которая на двадцать пять и более процентов ниже начальной суммы цен указанных единиц, контракт заключается только после предоставления таким участником обеспечения исполнения контракта (если требование обеспечения исполнения контракта установлено в соответствии со <text:a xlink:type="simple" xlink:href="#anchor96">статьей 96</text:a> настоящего Федерального закона) в размере, указанном в <text:a xlink:type="simple" xlink:href="#anchor371">части 1</text:a> настоящей статьи, или информации, подтверждающей добросовестность такого участника в соответствии с <text:a xlink:type="simple" xlink:href="#anchor373">частью 3</text:a> настоящей статьи, с одновременным предоставлением таким участником обеспечения исполнения контракта в размере обеспечения исполнения контракта, указанном в извещении об осуществлении закупки, приглашении, документации о закупке (в случае, если настоящим Федеральным законом предусмотрена документация о закупке).</text:p>
      <text:p text:style-name="s22header">Информация об изменениях:</text:p>
      <text:p text:style-name="s22"><text:bookmark text:name="anchor373"/>Часть 3 изменена с 1 января 2022 г. - <text:a xlink:type="simple" xlink:href="http://ivo.garant.ru/document/redirect/401423520/50223">Федеральный закон</text:a> от 2 июля 2021 г. N 360-ФЗ</text:p>
      <text:p text:style-name="s22"><text:a xlink:type="simple" xlink:href="http://ivo.garant.ru/document/redirect/77312405/373">См. предыдущую редакцию</text:a></text:p>
      <text:p text:style-name="s1">3. К информации, подтверждающей добросовестность участника закупки, относится информация, содержащаяся в реестре контрактов, заключенных заказчиками, и подтверждающая исполнение таким участником в течение трех лет до даты подачи заявки на участие в закупке трех контрактов (с учетом правопреемства), исполненных без применения к такому участнику неустоек (штрафов, пеней). При этом цена одного из таких контрактов должна составлять не менее чем двадцать процентов начальной (максимальной) цены контракта, указанной в извещении об осуществлении закупки, приглашении и документации о закупке (в случае, если настоящим Федеральным законом предусмотрена документация о закупке).</text:p>
      <text:p text:style-name="s22header">Информация об изменениях:</text:p>
      <text:p text:style-name="s22"><text:bookmark text:name="anchor374"/>Часть 4 изменена с 1 января 2026 г. - <text:a xlink:type="simple" xlink:href="http://ivo.garant.ru/document/redirect/411208037/143">Федеральный закон</text:a> от 26 декабря 2024 г. № 484-ФЗ</text:p>
      <text:p text:style-name="s22"><text:a xlink:type="simple" xlink:href="http://ivo.garant.ru/document/redirect/76848254/374">См. предыдущую редакцию</text:a></text:p>
      <text:p text:style-name="s1">4. В случае проведения закрытого конкурса информация, предусмотренная <text:a xlink:type="simple" xlink:href="#anchor373">частью 3</text:a> настоящей статьи, предоставляется участником закупки в составе заявки на участие в закрытом конкурсе. Комиссия по осуществлению закупок отклоняет такую заявку в случае признания этой информации недостоверной. Решение об отклонении такой заявки фиксируется в протоколе определения поставщика (подрядчика, исполнителя) с указанием причин отклонения такой заявки, доводится до сведения участника закупки, направившего заявку, не позднее рабочего дня, следующего за днем подписания указанного протокола. Если участником закупки в случае, предусмотренном <text:a xlink:type="simple" xlink:href="#anchor372">частью 2</text:a> настоящей статьи, в составе заявки на участие в закрытом конкурсе не предоставлена информация, подтверждающая его добросовестность в соответствии с частью 3 настоящей статьи, контракт с данным участником заключается после предоставления им обеспечения исполнения контракта (если требование обеспечения исполнения контракта установлено в соответствии со <text:a xlink:type="simple" xlink:href="#anchor96">статьей 96</text:a> настоящего Федерального закона) в размере, в полтора раза превышающем размер обеспечения исполнения контракта, указанный в извещении об осуществлении закупки, приглашении, документации о закупке (в случае, если настоящим Федеральным законом предусмотрена документация о закупке).</text:p>
      <text:p text:style-name="s22header">Информация об изменениях:</text:p>
      <text:p text:style-name="s22"><text:bookmark text:name="anchor375"/>Часть 5 изменена с 1 января 2023 г. - <text:a xlink:type="simple" xlink:href="http://ivo.garant.ru/document/redirect/404488108/29">Федеральный закон</text:a> от 16 апреля 2022 г. N 104-ФЗ</text:p>
      <text:p text:style-name="s22"><text:a xlink:type="simple" xlink:href="http://ivo.garant.ru/document/redirect/76817050/375">См. предыдущую редакцию</text:a></text:p>
      <text:p text:style-name="s1">5. В случае проведения электронного конкурса, аукциона информация, предусмотренная <text:a xlink:type="simple" xlink:href="#anchor373">частью 3</text:a> настоящей статьи, предоставляется участником закупки при направлении заказчику подписанного проекта контракта. При невыполнении таким участником, признанным победителем конкурса или аукциона, данного требования или признании заказчиком информации, предусмотренной указанной частью, недостоверной контракт с таким участником не заключается и он признается в соответствии с настоящим Федеральным законом уклонившимся от заключения контракта.</text:p>
      <text:p text:style-name="s22header">Информация об изменениях:</text:p>
      <text:p text:style-name="s22"><text:bookmark text:name="anchor376"/>Часть 6 изменена с 1 января 2026 г. - <text:a xlink:type="simple" xlink:href="http://ivo.garant.ru/document/redirect/411208037/144">Федеральный закон</text:a> от 26 декабря 2024 г. № 484-ФЗ</text:p>
      <text:p text:style-name="s22"><text:a xlink:type="simple" xlink:href="http://ivo.garant.ru/document/redirect/76848254/376">См. предыдущую редакцию</text:a></text:p>
      <text:p text:style-name="s1">6. Обеспечение, указанное в <text:a xlink:type="simple" xlink:href="#anchor371">частях 1</text:a> и <text:a xlink:type="simple" xlink:href="#anchor372">2</text:a> настоящей статьи, предоставляется (если требование обеспечения исполнения контракта установлено в соответствии со <text:a xlink:type="simple" xlink:href="#anchor96">статьей 96</text:a> настоящего Федерального закона) участником закупки, с которым заключается контракт, до его заключения. Участник закупки, не выполнивший данного требования, признается уклонившимся от заключения контракта. В этом случае уклонение участника закупки от заключения контракта оформляется протоколом, который размещается в единой информационной системе и доводится до сведения всех участников закупки не позднее рабочего дня, следующего за днем подписания указанного протокола.</text:p>
      <text:p text:style-name="s22header">Информация об изменениях:</text:p>
      <text:p text:style-name="s22"><text:bookmark text:name="anchor377"/>Часть 7 изменена с 1 января 2022 г. - <text:a xlink:type="simple" xlink:href="http://ivo.garant.ru/document/redirect/401423520/50226">Федеральный закон</text:a> от 2 июля 2021 г. N 360-ФЗ</text:p>
      <text:p text:style-name="s22"><text:a xlink:type="simple" xlink:href="http://ivo.garant.ru/document/redirect/77312405/377">См. предыдущую редакцию</text:a></text:p>
      <text:p text:style-name="s1">7. При проведении конкурсов в целях заключения контрактов на выполнение научно-исследовательских, опытно-конструкторских или технологических работ, оказание консультационных услуг заказчик вправе установить в извещении об осуществлении закупки, приглашении, документации о закупке (в случае, если настоящим Федеральным законом предусмотрена документация о закупке) различные величины значимости критериев оценки заявок для случаев подачи участником конкурса заявки, содержащей предложение о цене контракта, которая:</text:p>
      <text:p text:style-name="s1"><text:bookmark text:name="anchor3771"/>1) до двадцати пяти процентов ниже начальной (максимальной) цены контракта;</text:p>
      <text:p text:style-name="s1"><text:bookmark text:name="anchor3772"/>2) на двадцать пять и более процентов ниже начальной (максимальной) цены контракта.</text:p>
      <text:p text:style-name="s22header">Информация об изменениях:</text:p>
      <text:p text:style-name="s22"><text:bookmark text:name="anchor378"/><text:a xlink:type="simple" xlink:href="http://ivo.garant.ru/document/redirect/70552632/461302">Федеральным законом</text:a> от 28 декабря 2013 г. N 396-ФЗ в часть 8 статьи 37 внесены изменения, <text:a xlink:type="simple" xlink:href="http://ivo.garant.ru/document/redirect/70552632/48001">вступающие в силу</text:a> с 1 января 2014 г.</text:p>
      <text:p text:style-name="s22"><text:a xlink:type="simple" xlink:href="http://ivo.garant.ru/document/redirect/58047689/378">См. текст части в предыдущей редакции</text:a></text:p>
      <text:p text:style-name="s1">8. В случаях, предусмотренных <text:a xlink:type="simple" xlink:href="#anchor3772">пунктом 2 части 7</text:a> настоящей статьи, величина значимости такого критерия, как цена контракта, устанавливается равной десяти процентам суммы величин значимости всех критериев оценки заявок.</text:p>
      <text:p text:style-name="s22header">Информация об изменениях:</text:p>
      <text:p text:style-name="s22"><text:bookmark text:name="anchor379"/>Часть 9 изменена с 1 января 2022 г. - <text:a xlink:type="simple" xlink:href="http://ivo.garant.ru/document/redirect/401423520/50227">Федеральный закон</text:a> от 2 июля 2021 г. N 360-ФЗ</text:p>
      <text:p text:style-name="s22"><text:a xlink:type="simple" xlink:href="http://ivo.garant.ru/document/redirect/77312405/379">См. предыдущую редакцию</text:a></text:p>
      <text:p text:style-name="s1">9. Если конкурс или аукцион проводится для заключения контракта на поставку товаров, необходимых для нормального жизнеобеспечения граждан, участник закупки, предложивший цену контракта, сумму цен единиц товара на двадцать пять и более процентов ниже начальной (максимальной) цены контракта, начальной суммы цен единиц товара, наряду с требованиями, предусмотренными настоящей статьей, обязан представить заказчику обоснование предлагаемых цены контракта, суммы цен единиц товара, которое может включать в себя гарантийное письмо от производителя с указанием цены и количества поставляемого товара (за исключением случая, если количество поставляемых товаров невозможно определить), документы, подтверждающие наличие товара у участника закупки, иные документы и расчеты, подтверждающие возможность участника закупки осуществить поставку товара по предлагаемым цене, сумме цен единиц товара.</text:p>
      <text:p text:style-name="s22header">Информация об изменениях:</text:p>
      <text:p text:style-name="s22"><text:bookmark text:name="anchor3710"/>Часть 10 изменена с 1 июля 2018 г. - <text:a xlink:type="simple" xlink:href="http://ivo.garant.ru/document/redirect/71848834/11804">Федеральный закон</text:a> от 31 декабря 2017 г. N 504-ФЗ</text:p>
      <text:p text:style-name="s22"><text:a xlink:type="simple" xlink:href="http://ivo.garant.ru/document/redirect/57431179/3710">См. предыдущую редакцию</text:a></text:p>
      <text:p text:style-name="s1">10. Обоснование, указанное в <text:a xlink:type="simple" xlink:href="#anchor379">части 9</text:a> настоящей статьи, представляется:</text:p>
      <text:p text:style-name="s22header">Информация об изменениях:</text:p>
      <text:p text:style-name="s22"><text:bookmark text:name="anchor37101"/>Пункт 1 изменен с 1 января 2022 г. - <text:a xlink:type="simple" xlink:href="http://ivo.garant.ru/document/redirect/401423520/9606240">Федеральный закон</text:a> от 2 июля 2021 г. N 360-ФЗ</text:p>
      <text:p text:style-name="s22"><text:a xlink:type="simple" xlink:href="http://ivo.garant.ru/document/redirect/77312405/37101">См. предыдущую редакцию</text:a></text:p>
      <text:p text:style-name="s1">1) участником закупки, предложившим цену контракта, сумму цен единиц товара на двадцать пять и более процентов ниже начальной (максимальной) цены контракта, начальной суммы цен единиц товара, в составе заявки на участие в закрытом конкурсе. В случае невыполнения таким участником данного требования или признания комиссией по осуществлению закупок предложенных цены контракта, суммы цен единиц товара необоснованными заявка такого участника отклоняется. Указанное решение комиссии по осуществлению закупок фиксируется в протоколе рассмотрения и оценки заявок на участие в конкурсе или рассмотрения единственной заявки на участие в конкурсе;</text:p>
      <text:p text:style-name="s22header">Информация об изменениях:</text:p>
      <text:p text:style-name="s22"><text:bookmark text:name="anchor37102"/>Пункт 2 изменен с 1 января 2022 г. - <text:a xlink:type="simple" xlink:href="http://ivo.garant.ru/document/redirect/401423520/9606241">Федеральный закон</text:a> от 2 июля 2021 г. N 360-ФЗ</text:p>
      <text:p text:style-name="s22"><text:a xlink:type="simple" xlink:href="http://ivo.garant.ru/document/redirect/77312405/37102">См. предыдущую редакцию</text:a></text:p>
      <text:p text:style-name="s1">2) участником закупки, с которым заключается контракт, при направлении заказчику подписанного проекта контракта при проведении электронного конкурса, аукциона. В случае невыполнения таким участником данного требования он признается уклонившимся от заключения контракта. При признании комиссией по осуществлению закупок предложенных цены контракта, суммы цен единиц товара необоснованными контракт с таким участником не заключается и право заключения контракта переходит к участнику закупки, который предложил такие же, как и победитель этого конкурса или аукциона, цену контракта, сумму цен единиц товара или предложение о цене контракта которого содержит лучшие условия по цене контракта, следующие после условий, предложенных победителем этого конкурса или аукциона. В этих случаях решение комиссии по осуществлению закупок оформляется протоколом, который размещается в единой информационной системе и доводится до сведения всех участников закупки не позднее рабочего дня, следующего за днем подписания указанного протокола.</text:p>
      <text:p text:style-name="s1"><text:bookmark text:name="anchor3711"/>11. В случае признания победителя конкурса или аукциона уклонившимся от заключения контракта на участника закупки, с которым в соответствии с положениями настоящего Федерального закона заключается контракт, распространяются требования настоящей статьи в полном объеме.</text:p>
      <text:p text:style-name="s22header">Информация об изменениях:</text:p>
      <text:p text:style-name="s22"><text:bookmark text:name="anchor3712"/><text:a xlink:type="simple" xlink:href="http://ivo.garant.ru/document/redirect/70669660/111">Федеральным законом</text:a> от 4 июня 2014 г. N 140-ФЗ статья  37 дополнена частью 12</text:p>
      <text:p text:style-name="s1">12. Положения настоящей статьи не применяются в случае, если при осуществлении закупок лекарственных препаратов, которые включены в утвержденный Правительством Российской Федерации <text:a xlink:type="simple" xlink:href="http://ivo.garant.ru/document/redirect/5756200/1111">перечень</text:a> жизненно необходимых и важнейших лекарственных препаратов, участником закупки, с которым заключается контракт, предложена цена всех закупаемых лекарственных препаратов, сниженная не более чем на двадцать пять процентов относительно их зарегистрированной в соответствии с <text:a xlink:type="simple" xlink:href="http://ivo.garant.ru/document/redirect/12174909/61">законодательством</text:a> об обращении лекарственных средств предельной отпускной цены.</text:p>
      <text:p text:style-name="s22header">Информация об изменениях:</text:p>
      <text:p text:style-name="s22"><text:bookmark text:name="anchor3713"/>Статья 37 дополнена частью 13 с 1 июля 2019 г.- <text:a xlink:type="simple" xlink:href="http://ivo.garant.ru/document/redirect/72235286/217">Федеральный закон</text:a> от 1 мая 2019 г. N 71-ФЗ</text:p>
      <text:p text:style-name="s1">13. Выплата аванса при исполнении контракта, заключенного с участником закупки, указанным в <text:a xlink:type="simple" xlink:href="#anchor371">части 1</text:a> или <text:a xlink:type="simple" xlink:href="#anchor372">2</text:a> настоящей статьи, не допускается.</text:p>
      <text:p text:style-name="s1"/>
      <text:p text:style-name="s22header">Информация об изменениях:</text:p>
      <text:p text:style-name="s22"><text:bookmark text:name="anchor38"/>Наименование изменено с 1 июля 2022 г. - <text:a xlink:type="simple" xlink:href="http://ivo.garant.ru/document/redirect/404820305/231">Федеральный закон</text:a> от 11 июня 2022 г. N 160-ФЗ</text:p>
      <text:p text:style-name="s22"><text:a xlink:type="simple" xlink:href="http://ivo.garant.ru/document/redirect/77312407/38">См. предыдущую редакцию</text:a></text:p>
      <text:p text:style-name="s15"><text:span text:style-name="s10">Статья 38</text:span>. Должностные лица заказчика, контрактная служба, контрактный управляющий</text:p>
      <text:p text:style-name="s9header">ГАРАНТ:</text:p>
      <text:p text:style-name="s9">См. <text:span text:style-name="s8">Энциклопедии</text:span> и другие <text:a xlink:type="simple" xlink:href="http://ivo.garant.ru/document/redirect/76898051/38">комментарии</text:a> к статье 38 настоящего Федерального закона</text:p>
      <text:p text:style-name="s22header">Информация об изменениях:</text:p>
      <text:p text:style-name="s22"><text:bookmark text:name="anchor381"/><text:a xlink:type="simple" xlink:href="http://ivo.garant.ru/document/redirect/70669660/163">Федеральным законом</text:a> от 4 июня 2014 г. N 140-ФЗ в часть 1 статьи 38 внесены изменения</text:p>
      <text:p text:style-name="s22"><text:a xlink:type="simple" xlink:href="http://ivo.garant.ru/document/redirect/57745842/381">См. текст части в предыдущей редакции</text:a></text:p>
      <text:p text:style-name="s1">1. Заказчики, <text:a xlink:type="simple" xlink:href="#anchor3166">совокупный годовой объем закупок</text:a> которых превышает сто миллионов рублей, создают контрактные службы (при этом создание специального структурного подразделения не является обязательным).</text:p>
      <text:p text:style-name="s22header">Информация об изменениях:</text:p>
      <text:p text:style-name="s22"><text:bookmark text:name="anchor382"/><text:a xlink:type="simple" xlink:href="http://ivo.garant.ru/document/redirect/70669660/163">Федеральным законом</text:a> от 4 июня 2014 г. N 140-ФЗ в часть 2 статьи 38 внесены изменения</text:p>
      <text:p text:style-name="s22"><text:a xlink:type="simple" xlink:href="http://ivo.garant.ru/document/redirect/57745842/382">См. текст части в предыдущей редакции</text:a></text:p>
      <text:p text:style-name="s1">2. В случае, если совокупный годовой объем закупок заказчика не превышает сто миллионов рублей и у заказчика отсутствует контрактная служба, заказчик назначает должностное лицо, ответственное за осуществление закупки или нескольких закупок, включая исполнение каждого контракта (далее - контрактный управляющий).</text:p>
      <text:p text:style-name="s1"><text:bookmark text:name="anchor383"/>3. Контрактная служба действует в соответствии с <text:span text:style-name="s8">положением (регламентом)</text:span>, разработанным и утвержденным на основании <text:a xlink:type="simple" xlink:href="http://ivo.garant.ru/document/redirect/74778344/1000">типового положения (регламента)</text:a>, утвержденного федеральным органом исполнительной власти по регулированию контрактной системы в сфере закупок.</text:p>
      <text:p text:style-name="s1"><text:bookmark text:name="anchor384"/>4. Контрактная служба, контрактный управляющий осуществляют следующие функции и полномочия:</text:p>
      <text:p text:style-name="s1"><text:bookmark text:name="anchor3841"/>1) утратил силу с 1 октября 2019 г. - <text:a xlink:type="simple" xlink:href="http://ivo.garant.ru/document/redirect/72235286/220">Федеральный закон</text:a> от 1 мая 2019 г. N 71-ФЗ</text:p>
      <text:p text:style-name="s22header">Информация об изменениях:</text:p>
      <text:p text:style-name="s22"><text:a xlink:type="simple" xlink:href="http://ivo.garant.ru/document/redirect/77676500/3841">См. предыдущую редакцию</text:a></text:p>
      <text:p text:style-name="s9header">ГАРАНТ:</text:p>
      <text:p text:style-name="s9"><text:bookmark text:name="anchor3842"/>Пункт 2 части 4 статьи 38 настоящего Федерального закона <text:a xlink:type="simple" xlink:href="#anchor11402">вступает в силу</text:a> с 1 января 2016 г.</text:p>
      <text:p text:style-name="s1">2) разрабатывают план-график, осуществляют подготовку изменений для внесения в план-график, размещают в единой информационной системе план-график и внесенные в него изменения;</text:p>
      <text:p text:style-name="s22header">Информация об изменениях:</text:p>
      <text:p text:style-name="s22"><text:bookmark text:name="anchor3843"/>Пункт 3 изменен с 1 января 2022 г. - <text:a xlink:type="simple" xlink:href="http://ivo.garant.ru/document/redirect/401423520/5023">Федеральный закон</text:a> от 2 июля 2021 г. N 360-ФЗ</text:p>
      <text:p text:style-name="s22"><text:a xlink:type="simple" xlink:href="http://ivo.garant.ru/document/redirect/77312405/3843">См. предыдущую редакцию</text:a></text:p>
      <text:p text:style-name="s1">3) осуществляют подготовку и размещение в единой информационной системе извещений об осуществлении закупок, документации о закупках (в случае, если настоящим Федеральным законом предусмотрена документация о закупке) и проектов контрактов, подготовку и направление приглашений;</text:p>
      <text:p text:style-name="s1"><text:bookmark text:name="anchor3844"/>4) обеспечивают осуществление закупок, в том числе заключение контрактов;</text:p>
      <text:p text:style-name="s22header">Информация об изменениях:</text:p>
      <text:p text:style-name="s22"><text:bookmark text:name="anchor3845"/><text:a xlink:type="simple" xlink:href="http://ivo.garant.ru/document/redirect/70669660/164">Федеральным законом</text:a> от 4 июня 2014 г. N 140-ФЗ в пункт 5 части 4 статьи 38 внесены изменения</text:p>
      <text:p text:style-name="s22"><text:a xlink:type="simple" xlink:href="http://ivo.garant.ru/document/redirect/57745842/3845">См. текст пункта в предыдущей редакции</text:a></text:p>
      <text:p text:style-name="s1">5) участвуют в рассмотрении дел об обжаловании результатов определения поставщиков (подрядчиков, исполнителей) и осуществляют подготовку материалов для выполнения претензионно-исковой работы;</text:p>
      <text:p text:style-name="s1"><text:bookmark text:name="anchor3846"/>6) организуют в случае необходимости на стадии планирования закупок консультации с поставщиками (подрядчиками, исполнителями) и участвуют в таких консультациях в целях определения состояния конкурентной среды на соответствующих рынках товаров, работ, услуг, определения наилучших технологий и других решений для обеспечения государственных и муниципальных нужд;</text:p>
      <text:p text:style-name="s1"><text:bookmark text:name="anchor3847"/>7) осуществляют иные полномочия, предусмотренные настоящим Федеральным законом.</text:p>
      <text:p text:style-name="s1"><text:bookmark text:name="anchor385"/>5. При централизации закупок в соответствии с <text:a xlink:type="simple" xlink:href="#anchor261">частью 1 статьи 26</text:a> настоящего Федерального закона контрактная служба, контрактный управляющий осуществляют полномочия, предусмотренные настоящим Федеральным законом и не переданные соответствующим уполномоченному органу, уполномоченному учреждению, которые осуществляют полномочия на определение поставщиков (подрядчиков, исполнителей). При этом контрактная служба, контрактный управляющий несут ответственность в пределах осуществляемых ими полномочий.</text:p>
      <text:p text:style-name="s1"><text:bookmark text:name="anchor386"/>6. Работники контрактной службы, контрактный управляющий должны иметь высшее образование или дополнительное профессиональное образование в сфере закупок.</text:p>
      <text:p text:style-name="s22header">Информация об изменениях:</text:p>
      <text:p text:style-name="s22"><text:bookmark text:name="anchor387"/>Статья 38 дополнена частью 7 с 1 июля 2022 г. - <text:a xlink:type="simple" xlink:href="http://ivo.garant.ru/document/redirect/404820305/232">Федеральный закон</text:a> от 11 июня 2022 г. N 160-ФЗ</text:p>
      <text:p text:style-name="s1">7. Руководитель заказчика, руководитель контрактной службы, работники контрактной службы, контрактный управляющий обязаны при осуществлении закупок принимать меры по предотвращению и урегулированию конфликта интересов в соответствии с <text:a xlink:type="simple" xlink:href="http://ivo.garant.ru/document/redirect/12164203/11">Федеральным законом</text:a> от 25 декабря 2008 года N 273-ФЗ "О противодействии коррупции", в том числе с учетом информации, предоставленной заказчику в соответствии с <text:a xlink:type="simple" xlink:href="#anchor3423">частью 23 статьи 34</text:a> настоящего Федерального закона.</text:p>
      <text:p text:style-name="s1"/>
      <text:p text:style-name="s15"><text:bookmark text:name="anchor39"/><text:span text:style-name="s10">Статья 39</text:span>. Комиссия по осуществлению закупок</text:p>
      <text:p text:style-name="s9header">ГАРАНТ:</text:p>
      <text:p text:style-name="s9">См. <text:span text:style-name="s8">Энциклопедии,</text:span> <text:a xlink:type="simple" xlink:href="http://ivo.garant.ru/document/redirect/77532699/0">позиции высших судов</text:a> и другие <text:a xlink:type="simple" xlink:href="http://ivo.garant.ru/document/redirect/76898051/39">комментарии</text:a> к статье 39 настоящего Федерального закона</text:p>
      <text:p text:style-name="s1"><text:bookmark text:name="anchor391"/>1. Для определения поставщиков (подрядчиков, исполнителей), за исключением осуществления закупки у единственного поставщика (подрядчика, исполнителя), заказчик создает <text:span text:style-name="s8">комиссию</text:span> по осуществлению закупок (далее в настоящей статье - комиссия).</text:p>
      <text:p text:style-name="s1"><text:bookmark text:name="anchor392"/>2. Решение о создании комиссии принимается заказчиком до начала проведения закупки. При этом определяются <text:span text:style-name="s8">состав</text:span> комиссии и <text:span text:style-name="s8">порядок</text:span> ее работы, назначается председатель комиссии.</text:p>
      <text:p text:style-name="s22header">Информация об изменениях:</text:p>
      <text:p text:style-name="s22"><text:bookmark text:name="anchor3921"/>Часть 2.1 изменена с 1 января 2022 г. - <text:a xlink:type="simple" xlink:href="http://ivo.garant.ru/document/redirect/401423520/50241">Федеральный закон</text:a> от 2 июля 2021 г. N 360-ФЗ</text:p>
      <text:p text:style-name="s22"><text:a xlink:type="simple" xlink:href="http://ivo.garant.ru/document/redirect/77312405/3921">См. предыдущую редакцию</text:a></text:p>
      <text:p text:style-name="s1">2.1. Особенности создания комиссии при осуществлении закупок на оказание услуг специализированного депозитария и доверительного управления средствами пенсионных накоплений устанавливаются <text:a xlink:type="simple" xlink:href="http://ivo.garant.ru/document/redirect/184744/19">статьей 19</text:a> Федерального закона от 24 июля 2002 года N 111-ФЗ "Об инвестировании средств для финансирования накопительной части трудовой пенсии в Российской Федерации".</text:p>
      <text:p text:style-name="s22header">Информация об изменениях:</text:p>
      <text:p text:style-name="s22"><text:bookmark text:name="anchor393"/>Часть 3 изменена с 1 января 2022 г. - <text:a xlink:type="simple" xlink:href="http://ivo.garant.ru/document/redirect/401423520/50242">Федеральный закон</text:a> от 2 июля 2021 г. N 360-ФЗ</text:p>
      <text:p text:style-name="s22"><text:a xlink:type="simple" xlink:href="http://ivo.garant.ru/document/redirect/77312405/393">См. предыдущую редакцию</text:a></text:p>
      <text:p text:style-name="s1">3. Число членов комиссии должно быть не менее чем три человека.</text:p>
      <text:p text:style-name="s22header">Информация об изменениях:</text:p>
      <text:p text:style-name="s22"><text:bookmark text:name="anchor394"/>Часть 4 изменена с 1 января 2022 г. - <text:a xlink:type="simple" xlink:href="http://ivo.garant.ru/document/redirect/401423520/50243">Федеральный закон</text:a> от 2 июля 2021 г. N 360-ФЗ</text:p>
      <text:p text:style-name="s22"><text:a xlink:type="simple" xlink:href="http://ivo.garant.ru/document/redirect/77312405/394">См. предыдущую редакцию</text:a></text:p>
      <text:p text:style-name="s1">4. При проведении конкурсов для заключения контрактов на создание произведений литературы или искусства, исполнения (как результата интеллектуальной деятельности), на финансирование проката или показа национальных фильмов в состав комиссий должны включаться лица творческих профессий в соответствующей области литературы или искусства. Число таких лиц должно составлять не менее чем пятьдесят процентов общего числа членов комиссии.</text:p>
      <text:p text:style-name="s1"><text:bookmark text:name="anchor395"/>5. Заказчик включает в состав комиссии преимущественно лиц, прошедших профессиональную переподготовку или повышение квалификации в сфере закупок, а также лиц, обладающих специальными знаниями, относящимися к объекту закупки.</text:p>
      <text:p text:style-name="s22header">Информация об изменениях:</text:p>
      <text:p text:style-name="s22"><text:bookmark text:name="anchor396"/>Часть 6 изменена с 1 июля 2022 г. - <text:a xlink:type="simple" xlink:href="http://ivo.garant.ru/document/redirect/404820305/241">Федеральный закон</text:a> от 11 июня 2022 г. N 160-ФЗ</text:p>
      <text:p text:style-name="s22"><text:a xlink:type="simple" xlink:href="http://ivo.garant.ru/document/redirect/77312407/396">См. предыдущую редакцию</text:a></text:p>
      <text:p text:style-name="s1">6. Членами комиссии не могут быть:</text:p>
      <text:p text:style-name="s1"><text:bookmark text:name="anchor3961"/>1) физические лица, которые были привлечены в качестве экспертов к проведению экспертной оценки извещения об осуществлении закупки, документации о закупке (в случае, если настоящим Федеральным законом предусмотрена документация о закупке), заявок на участие в конкурсе;</text:p>
      <text:p text:style-name="s1"><text:bookmark text:name="anchor3962"/>2) физические лица, имеющие личную заинтересованность в результатах определения поставщика (подрядчика, исполнителя), в том числе физические лица, подавшие заявки на участие в определении поставщика (подрядчика, исполнителя), либо состоящие в трудовых отношениях с организациями или физическими лицами, подавшими данные заявки, либо являющиеся управляющими организаций, подавших заявки на участие в определении поставщика (подрядчика, исполнителя). Понятие "личная заинтересованность" используется в значении, указанном в <text:a xlink:type="simple" xlink:href="http://ivo.garant.ru/document/redirect/12164203/1002">Федеральном законе</text:a> от 25 декабря 2008 года N 273-ФЗ "О противодействии коррупции";</text:p>
      <text:p text:style-name="s1"><text:bookmark text:name="anchor3963"/>3) физические лица, являющиеся участниками (акционерами) организаций, подавших заявки на участие в закупке, членами их органов управления, кредиторами участников закупки;</text:p>
      <text:p text:style-name="s1"><text:bookmark text:name="anchor3964"/>4) должностные лица органов контроля, указанных в <text:a xlink:type="simple" xlink:href="#anchor991">части 1 статьи 99</text:a> настоящего Федерального закона, непосредственно осуществляющие контроль в сфере закупок.</text:p>
      <text:p text:style-name="s22header">Информация об изменениях:</text:p>
      <text:p text:style-name="s22"><text:bookmark text:name="anchor397"/>Часть 7 изменена с 1 июля 2022 г. - <text:a xlink:type="simple" xlink:href="http://ivo.garant.ru/document/redirect/404820305/242">Федеральный закон</text:a> от 11 июня 2022 г. N 160-ФЗ</text:p>
      <text:p text:style-name="s22"><text:a xlink:type="simple" xlink:href="http://ivo.garant.ru/document/redirect/77312407/397">См. предыдущую редакцию</text:a></text:p>
      <text:p text:style-name="s1">7. Замена члена комиссии допускается только по решению заказчика, принявшего решение о создании комиссии. Член комиссии обязан незамедлительно сообщить заказчику, принявшему решение о создании комиссии, о возникновении обстоятельств, предусмотренных <text:a xlink:type="simple" xlink:href="#anchor396">частью 6</text:a> настоящей статьи. В случае выявления в составе комиссии физических лиц, указанных в части 6 настоящей статьи, заказчик, принявший решение о создании комиссии, обязан незамедлительно заменить их другими физическими лицами, соответствующими требованиям, предусмотренным положениями части 6 настоящей статьи.</text:p>
      <text:p text:style-name="s22header">Информация об изменениях:</text:p>
      <text:p text:style-name="s22"><text:bookmark text:name="anchor398"/>Часть 8 изменена с 1 января 2022 г. - <text:a xlink:type="simple" xlink:href="http://ivo.garant.ru/document/redirect/401423520/50245">Федеральный закон</text:a> от 2 июля 2021 г. N 360-ФЗ</text:p>
      <text:p text:style-name="s22"><text:a xlink:type="simple" xlink:href="http://ivo.garant.ru/document/redirect/77312405/398">См. предыдущую редакцию</text:a></text:p>
      <text:p text:style-name="s1">8. Комиссия правомочна осуществлять свои функции, если в заседании комиссии участвует не менее чем пятьдесят процентов общего числа ее членов. Члены комиссии могут участвовать в таком заседании с использованием систем видео-конференц-связи с соблюдением требований <text:a xlink:type="simple" xlink:href="http://ivo.garant.ru/document/redirect/10102673/3">законодательства</text:a> Российской Федерации о защите государственной тайны. Члены комиссии должны быть своевременно уведомлены председателем комиссии о месте (при необходимости), дате и времени проведения заседания комиссии. Делегирование членами комиссии своих полномочий иным лицам не допускается.</text:p>
      <text:p text:style-name="s1"><text:bookmark text:name="anchor399"/>9. Решение комиссии, принятое в нарушение требований настоящего Федерального закона, может быть обжаловано любым участником закупки в порядке, установленном настоящим Федеральным законом, и признано недействительным по решению контрольного органа в сфере закупок.</text:p>
      <text:p text:style-name="s22header">Информация об изменениях:</text:p>
      <text:p text:style-name="s22"><text:bookmark text:name="anchor3910"/>Статья 39 дополнена частью 10 с 1 июля 2022 г. - <text:a xlink:type="simple" xlink:href="http://ivo.garant.ru/document/redirect/404820305/243">Федеральный закон</text:a> от 11 июня 2022 г. N 160-ФЗ</text:p>
      <text:p text:style-name="s1">10. Члены комиссии обязаны при осуществлении закупок принимать меры по предотвращению и урегулированию конфликта интересов в соответствии с <text:a xlink:type="simple" xlink:href="http://ivo.garant.ru/document/redirect/12164203/11">Федеральным законом</text:a> от 25 декабря 2008 года N 273-ФЗ "О противодействии коррупции", в том числе с учетом информации, предоставленной заказчику в соответствии с <text:a xlink:type="simple" xlink:href="#anchor3423">частью 23 статьи 34</text:a> настоящего Федерального закона.</text:p>
      <text:p text:style-name="s1"/>
      <text:p text:style-name="s15"><text:bookmark text:name="anchor40"/><text:span text:style-name="s10">Статья 40</text:span>. Специализированная организация</text:p>
      <text:p text:style-name="s9header">ГАРАНТ:</text:p>
      <text:p text:style-name="s9">См. <text:a xlink:type="simple" xlink:href="http://ivo.garant.ru/document/redirect/58079818/0">Энциклопедии</text:a> и другие <text:a xlink:type="simple" xlink:href="http://ivo.garant.ru/document/redirect/76898051/40">комментарии</text:a> к статье 40 настоящего Федерального закона</text:p>
      <text:p text:style-name="s22header">Информация об изменениях:</text:p>
      <text:p text:style-name="s22"><text:bookmark text:name="anchor4010"/>Часть 1 изменена с 1 января 2022 г. - <text:a xlink:type="simple" xlink:href="http://ivo.garant.ru/document/redirect/401423520/5025">Федеральный закон</text:a> от 2 июля 2021 г. N 360-ФЗ</text:p>
      <text:p text:style-name="s22"><text:a xlink:type="simple" xlink:href="http://ivo.garant.ru/document/redirect/77312405/4010">См. предыдущую редакцию</text:a></text:p>
      <text:p text:style-name="s1">1. Заказчик вправе привлечь на основе контракта специализированную организацию для выполнения отдельных функций по определению поставщика (подрядчика, исполнителя), в том числе для разработки документации о закупке (в случае, если настоящим Федеральным законом предусмотрена документация о закупке), размещения в единой информационной системе и на электронной площадке информации и электронных документов, предусмотренных настоящим Федеральным законом, направления приглашений, выполнения иных функций, связанных с обеспечением проведения определения поставщика (подрядчика, исполнителя). При этом создание комиссии по осуществлению закупок, определение начальной (максимальной) цены контракта, начальной цены единицы товара, работы, услуги, начальной суммы цен указанных единиц, предмета и иных существенных условий контракта, утверждение проекта контракта, документации о закупке (в случае, если настоящим Федеральным законом предусмотрена документация о закупке) и подписание контракта осуществляются заказчиком.</text:p>
      <text:p text:style-name="s1"><text:bookmark text:name="anchor4020"/>2. Выбор специализированной организации осуществляется заказчиком в соответствии с настоящим Федеральным законом.</text:p>
      <text:p text:style-name="s1"><text:bookmark text:name="anchor4030"/>3. Специализированная организация осуществляет указанные в <text:a xlink:type="simple" xlink:href="#anchor4010">части 1</text:a> настоящей статьи функции от имени заказчика. При этом права и обязанности в результате осуществления таких функций возникают у заказчика.</text:p>
      <text:p text:style-name="s1"><text:bookmark text:name="anchor4040"/>4. Заказчик несет солидарную ответственность за вред, причиненный физическому лицу или юридическому лицу в результате незаконных действий (бездействия) специализированной организации, совершенных в пределах полномочий, переданных ей заказчиком на основе контракта и связанных с определением поставщика (подрядчика, исполнителя), при осуществлении ею указанных в <text:a xlink:type="simple" xlink:href="#anchor4010">части 1</text:a> настоящей статьи функций от имени заказчика.</text:p>
      <text:p text:style-name="s1"><text:bookmark text:name="anchor4050"/>5. Специализированная организация не может быть участником закупки, в рамках которой эта организация осуществляет функции, указанные в <text:a xlink:type="simple" xlink:href="#anchor4010">части 1</text:a> настоящей статьи.</text:p>
      <text:p text:style-name="s1"/>
      <text:p text:style-name="s15"><text:bookmark text:name="anchor41"/><text:span text:style-name="s10">Статья 41</text:span>. Эксперты, экспертные организации</text:p>
      <text:p text:style-name="s9header">ГАРАНТ:</text:p>
      <text:p text:style-name="s9">См. <text:span text:style-name="s8">Энциклопедии</text:span> и другие <text:a xlink:type="simple" xlink:href="http://ivo.garant.ru/document/redirect/76898051/41">комментарии</text:a> к статье 41 настоящего Федерального закона</text:p>
      <text:p text:style-name="s22header">Информация об изменениях:</text:p>
      <text:p text:style-name="s22"><text:bookmark text:name="anchor4110"/>Часть 1 изменена с 1 января 2022 г. - <text:a xlink:type="simple" xlink:href="http://ivo.garant.ru/document/redirect/401423520/5026">Федеральный закон</text:a> от 2 июля 2021 г. N 360-ФЗ</text:p>
      <text:p text:style-name="s22"><text:a xlink:type="simple" xlink:href="http://ivo.garant.ru/document/redirect/77312405/4110">См. предыдущую редакцию</text:a></text:p>
      <text:p text:style-name="s1">1. Заказчики привлекают экспертов, экспертные организации в случае, предусмотренном <text:a xlink:type="simple" xlink:href="#anchor943">частью 3 статьи 94</text:a> настоящего Федерального закона. Заказчики вправе привлекать экспертов, экспертные организации в целях экспертной оценки извещения об осуществлении закупки, документации о закупке (в случае, если настоящим Федеральным законом предусмотрена документация о закупке), заявок на участие в закупке.</text:p>
      <text:p text:style-name="s1"><text:bookmark text:name="anchor4120"/>2. К проведению экспертизы в случаях, предусмотренных настоящим Федеральным законом, не могут быть допущены:</text:p>
      <text:p text:style-name="s1"><text:bookmark text:name="anchor4121"/>1) физические лица:</text:p>
      <text:p text:style-name="s1"><text:bookmark text:name="anchor412110"/>а) являющиеся либо в течение менее чем двух лет, предшествующих дате проведения экспертизы, являвшиеся должностными лицами или работниками заказчика, осуществляющего проведение экспертизы, либо поставщика (подрядчика, исполнителя);</text:p>
      <text:p text:style-name="s1"><text:bookmark text:name="anchor412120"/>б) имеющие имущественные интересы в заключении контракта, в отношении которого проводится экспертиза;</text:p>
      <text:p text:style-name="s1"><text:bookmark text:name="anchor40676"/>в) являющиеся близкими родственниками (родственниками по прямой восходящей и нисходящей линии (родителями и детьми, дедушкой, бабушкой и внуками), полнородными и неполнородными (имеющими общих отца или мать) братьями и сестрами), усыновителями или усыновленными с руководителем заказчика, членами комиссии по осуществлению закупок, руководителем контрактной службы, контрактным управляющим, должностными лицами или работниками поставщика (подрядчика, исполнителя) либо состоящие с ними в браке;</text:p>
      <text:p text:style-name="s1"><text:bookmark text:name="anchor4122"/>2) юридические лица, в которых заказчик или поставщик (подрядчик, исполнитель) имеет право распоряжаться более чем двадцатью процентами общего количества голосов, приходящихся на голосующие акции, либо более чем двадцатью процентами вкладов, долей, составляющих уставный или складочный капитал юридических лиц;</text:p>
      <text:p text:style-name="s1"><text:bookmark text:name="anchor4123"/>3) физические лица или юридические лица в случае, если заказчик или поставщик (подрядчик, исполнитель) прямо и (или) косвенно (через третье лицо) может оказывать влияние на результат проводимой такими лицом или лицами экспертизы.</text:p>
      <text:p text:style-name="s1"><text:bookmark text:name="anchor413"/>3. Эксперт, экспертная организация обязаны уведомить в письменной форме заказчика и поставщика (подрядчика, исполнителя) о допустимости своего участия в проведении экспертизы (в том числе об отсутствии оснований для недопуска к проведению экспертизы в соответствии с <text:a xlink:type="simple" xlink:href="#anchor4120">частью 2</text:a> настоящей статьи).</text:p>
      <text:p text:style-name="s1"><text:bookmark text:name="anchor414"/>4. В случае выявления в составе экспертов, экспертных организаций лиц, указанных в <text:a xlink:type="simple" xlink:href="#anchor4120">части 2</text:a> настоящей статьи, заказчик должен принять незамедлительные меры, направленные на привлечение для проведения экспертизы иного эксперта, иной экспертной организации.</text:p>
      <text:p text:style-name="s1"><text:bookmark text:name="anchor415"/>5. Дополнительные требования к экспертам, экспертным организациям, привлекаемым для проведения экспертизы поставленного товара, выполненной работы, оказанной услуги по государственному оборонному заказу, а также особенности проведения такой экспертизы могут быть установлены <text:a xlink:type="simple" xlink:href="http://ivo.garant.ru/document/redirect/70291366/0">Федеральным законом</text:a> от 29 декабря 2012 года N 275-ФЗ "О государственном оборонном заказе".</text:p>
      <text:p text:style-name="s1"><text:bookmark text:name="anchor416"/>6. Для проведения экспертизы в случаях, предусмотренных настоящим Федеральным законом, эксперты, экспертные организации имеют право запрашивать у заказчика, поставщика (подрядчика, исполнителя) дополнительные материалы, относящиеся к предмету экспертизы.</text:p>
      <text:p text:style-name="s22header">Информация об изменениях:</text:p>
      <text:p text:style-name="s22"><text:bookmark text:name="anchor417"/>Часть 7 изменена с 7 января 2019 г. - <text:a xlink:type="simple" xlink:href="http://ivo.garant.ru/document/redirect/72139422/1">Федеральный закон</text:a> от 27 декабря 2018 г. N 512-ФЗ</text:p>
      <text:p text:style-name="s22"><text:a xlink:type="simple" xlink:href="http://ivo.garant.ru/document/redirect/77675579/417">См. предыдущую редакцию</text:a></text:p>
      <text:p text:style-name="s1">7. Результаты экспертизы, проводимой экспертом или экспертной организацией в случаях, предусмотренных настоящим Федеральным законом, оформляются в виде заключения, которое подписывается экспертом или уполномоченным представителем экспертной организации и должно быть объективным, обоснованным и соответствовать законодательству Российской Федерации. За предоставление недостоверных результатов экспертизы, экспертного заключения или заведомо ложного экспертного заключения, за невыполнение экспертом, экспертной организацией требования <text:a xlink:type="simple" xlink:href="#anchor413">части 3</text:a> настоящей статьи эксперт, экспертная организация, уполномоченный представитель экспертной организации, должностные лица экспертной организации несут ответственность в соответствии с <text:span text:style-name="s8">законодательством</text:span> Российской Федерации.</text:p>
      <text:p text:style-name="s1"><text:bookmark text:name="anchor418"/>8. В случае, если для проведения экспертизы необходимы осуществление исследований, испытаний, выполнение работ, оказание услуг и в отношении лиц, их осуществляющих, в соответствии с законодательством Российской Федерации установлены обязательные требования (обязательная аккредитация, лицензирование, членство в саморегулируемых организациях), отбор экспертов, экспертных организаций для проведения такой экспертизы должен осуществляться из числа лиц, соответствующих указанным требованиям.</text:p>
      <text:p text:style-name="s1"/>
      <text:p text:style-name="s22header">Информация об изменениях:</text:p>
      <text:p text:style-name="s22"><text:bookmark text:name="anchor42"/>Статья 42 изменена с 1 января 2022 г. - <text:a xlink:type="simple" xlink:href="http://ivo.garant.ru/document/redirect/401423520/5027">Федеральный закон</text:a> от 2 июля 2021 г. N 360-ФЗ</text:p>
      <text:p text:style-name="s22"><text:a xlink:type="simple" xlink:href="http://ivo.garant.ru/document/redirect/77312405/42">См. предыдущую редакцию</text:a></text:p>
      <text:p text:style-name="s15"><text:span text:style-name="s10">Статья 42</text:span>. Извещение об осуществлении закупки</text:p>
      <text:p text:style-name="s9header">ГАРАНТ:</text:p>
      <text:p text:style-name="s9">См. <text:span text:style-name="s8">Энциклопедии</text:span>, <text:a xlink:type="simple" xlink:href="http://ivo.garant.ru/document/redirect/77531215/0">позиции высших судов</text:a> и другие <text:a xlink:type="simple" xlink:href="http://ivo.garant.ru/document/redirect/76898051/42">комментарии</text:a> к статье 42 настоящего Федерального закона</text:p>
      <text:p text:style-name="s1"><text:bookmark text:name="anchor421"/>1. При осуществлении закупки путем проведения открытых конкурентных способов заказчик формирует с использованием единой информационной системы, подписывает усиленной <text:a xlink:type="simple" xlink:href="http://ivo.garant.ru/document/redirect/12184522/21">электронной подписью</text:a> лица, имеющего право действовать от имени заказчика, и размещает в единой информационной системе извещение об осуществлении закупки, содержащее следующую информацию:</text:p>
      <text:p text:style-name="s1"><text:bookmark text:name="anchor42101"/>1) наименование, место нахождения, почтовый адрес, адрес электронной почты, номер контактного телефона, ответственное должностное лицо заказчика, специализированной организации (в случае ее привлечения заказчиком);</text:p>
      <text:p text:style-name="s1"><text:bookmark text:name="anchor42102"/>2) идентификационный код закупки, определенный в соответствии со <text:a xlink:type="simple" xlink:href="#anchor23">статьей 23</text:a> настоящего Федерального закона, указание на соответствующую часть статьи 15 настоящего Федерального закона, в соответствии с которой осуществляется закупка (при осуществлении закупки в соответствии с <text:a xlink:type="simple" xlink:href="#anchor154">частями 4 - 6 статьи 15</text:a> настоящего Федерального закона), а также указание на осуществление закупки в соответствии с <text:a xlink:type="simple" xlink:href="http://ivo.garant.ru/document/redirect/70291366/0">Федеральным законом</text:a> от 29 декабря 2012 года N 275-ФЗ "О государственном оборонном заказе", которое не размещается на официальном сайте;</text:p>
      <text:p text:style-name="s1"><text:bookmark text:name="anchor42103"/>3) способ определения поставщика (подрядчика, исполнителя);</text:p>
      <text:p text:style-name="s1"><text:bookmark text:name="anchor42104"/>4) адрес в информационно-телекоммуникационной сети "Интернет" электронной площадки (в случае проведения электронной процедуры), специализированной электронной площадки (в случае проведения закрытой электронной процедуры);</text:p>
      <text:p text:style-name="s1"><text:bookmark text:name="anchor42105"/>5) наименование объекта закупки, информация (при наличии), предусмотренная правилами использования каталога товаров, работ, услуг для обеспечения государственных и муниципальных нужд, установленными в соответствии с <text:a xlink:type="simple" xlink:href="#anchor236">частью 6 статьи 23</text:a> настоящего Федерального закона, указание (в случае осуществления закупки лекарственных средств) на международные непатентованные наименования лекарственных средств или при отсутствии таких наименований химические, группировочные наименования;</text:p>
      <text:p text:style-name="s1"><text:bookmark text:name="anchor42106"/>6) информация о количестве (за исключением случая, предусмотренного <text:a xlink:type="simple" xlink:href="#anchor2224">частью 24 статьи 22</text:a> настоящего Федерального закона), единице измерения и месте поставки товара (при осуществлении закупки товара, в том числе поставляемого заказчику при выполнении закупаемых работ, оказании закупаемых услуг);</text:p>
      <text:p text:style-name="s1"><text:bookmark text:name="anchor42107"/>7) информация об объеме (за исключением случая, предусмотренного <text:a xlink:type="simple" xlink:href="#anchor2224">частью 24 статьи 22</text:a> настоящего Федерального закона), о единице измерения (при наличии) и месте выполнения работы или оказания услуги;</text:p>
      <text:p text:style-name="s22header">Информация об изменениях:</text:p>
      <text:p text:style-name="s22"><text:bookmark text:name="anchor42108"/>Пункт 8 изменен с 1 января 2026 г. - <text:a xlink:type="simple" xlink:href="http://ivo.garant.ru/document/redirect/411208037/151">Федеральный закон</text:a> от 26 декабря 2024 г. № 484-ФЗ</text:p>
      <text:p text:style-name="s22"><text:a xlink:type="simple" xlink:href="http://ivo.garant.ru/document/redirect/76848254/42108">См. предыдущую редакцию</text:a></text:p>
      <text:p text:style-name="s1">8) срок исполнения контракта (отдельных этапов исполнения контракта, если проектом контракта предусмотрены такие этапы). В случае, предусмотренном <text:a xlink:type="simple" xlink:href="#anchor2224">частью 24 статьи 22</text:a> настоящего Федерального закона, указывается, что сроки исполнения отдельных этапов исполнения контракта определяются на основании заявок заказчика в порядке, предусмотренном контрактом;</text:p>
      <text:p text:style-name="s22header">Информация об изменениях:</text:p>
      <text:p text:style-name="s22"><text:bookmark text:name="anchor42109"/>Пункт 9 изменен с 1 января 2026 г. - <text:a xlink:type="simple" xlink:href="http://ivo.garant.ru/document/redirect/411208037/152">Федеральный закон</text:a> от 26 декабря 2024 г. № 484-ФЗ</text:p>
      <text:p text:style-name="s22"><text:a xlink:type="simple" xlink:href="http://ivo.garant.ru/document/redirect/76848254/42109">См. предыдущую редакцию</text:a></text:p>
      <text:p text:style-name="s1">9) начальная (максимальная) цена контракта (цена отдельных этапов исполнения контракта, если проектом контракта предусмотрены такие этапы), источник финансирования, наименование валюты в соответствии с <text:a xlink:type="simple" xlink:href="http://ivo.garant.ru/document/redirect/12122754/0">общероссийским классификатором валют</text:a>. В случае, предусмотренном <text:a xlink:type="simple" xlink:href="#anchor2224">частью 24 статьи 22</text:a> настоящего Федерального закона, указываются начальная цена единицы товара, работы, услуги, а также начальная сумма цен указанных единиц и максимальное значение цены контракта без указания цен отдельных этапов исполнения контракта. В случаях, установленных Правительством Российской Федерации в соответствии с <text:a xlink:type="simple" xlink:href="#anchor342">частью 2 статьи 34</text:a> настоящего Федерального закона, указываются ориентировочное значение цены контракта либо формула цены и максимальное значение цены контракта;</text:p>
      <text:p text:style-name="s1"><text:bookmark text:name="anchor42110"/>10) <text:span text:style-name="s8">размер аванса</text:span> (если предусмотрена выплата аванса);</text:p>
      <text:p text:style-name="s1"><text:bookmark text:name="anchor42111"/>11) критерии оценки заявок на участие в конкурсах, величины значимости этих критериев в соответствии с настоящим Федеральным законом;</text:p>
      <text:p text:style-name="s22header">Информация об изменениях:</text:p>
      <text:p text:style-name="s22"><text:bookmark text:name="anchor42112"/>Пункт 12 изменен с 1 января 2026 г. - <text:a xlink:type="simple" xlink:href="http://ivo.garant.ru/document/redirect/411208037/153">Федеральный закон</text:a> от 26 декабря 2024 г. № 484-ФЗ</text:p>
      <text:p text:style-name="s22"><text:a xlink:type="simple" xlink:href="http://ivo.garant.ru/document/redirect/76848254/42112">См. предыдущую редакцию</text:a></text:p>
      <text:p text:style-name="s1">12) требования, предъявляемые к участникам закупки в соответствии с <text:a xlink:type="simple" xlink:href="#anchor3110">частью 1 статьи 31</text:a> настоящего Федерального закона, требования, предъявляемые к участникам закупки в соответствии с <text:a xlink:type="simple" xlink:href="#anchor3120">частями 2</text:a> и <text:a xlink:type="simple" xlink:href="#anchor990272">2.1</text:a> (при наличии таких требований) статьи 31 настоящего Федерального закона, информация и исчерпывающий перечень документов, которые подтверждают соответствие участника закупки таким требованиям, а также требование, предъявляемое к участникам закупки в соответствии с <text:a xlink:type="simple" xlink:href="#anchor310011">частью 1.1 статьи 31</text:a> настоящего Федерального закона (при наличии такого требования);</text:p>
      <text:p text:style-name="s1"><text:bookmark text:name="anchor42113"/>13) информация о предоставлении преимущества в соответствии со <text:a xlink:type="simple" xlink:href="#anchor28">статьями 28</text:a> и <text:a xlink:type="simple" xlink:href="#anchor29">29</text:a> настоящего Федерального закона;</text:p>
      <text:p text:style-name="s1"><text:bookmark text:name="anchor42114"/>14) информация о преимуществах участия в определении поставщика (подрядчика, исполнителя) в соответствии с <text:a xlink:type="simple" xlink:href="#anchor3030">частью 3 статьи 30</text:a> настоящего Федерального закона или требование, установленное в соответствии с <text:a xlink:type="simple" xlink:href="#anchor3050">частью 5 статьи 30</text:a> настоящего Федерального закона, с указанием в соответствии с <text:a xlink:type="simple" xlink:href="#anchor3060">частью 6 статьи 30</text:a> настоящего Федерального закона объема привлечения к исполнению контрактов субподрядчиков, соисполнителей из числа субъектов малого предпринимательства, социально ориентированных некоммерческих организаций;</text:p>
      <text:p text:style-name="s22header">Информация об изменениях:</text:p>
      <text:p text:style-name="s22"><text:bookmark text:name="anchor42115"/>Пункт 15 изменен с 1 января 2025 г. - <text:a xlink:type="simple" xlink:href="http://ivo.garant.ru/document/redirect/409494237/211">Федеральный закон</text:a> от 8 августа 2024 г. N 318-ФЗ</text:p>
      <text:p text:style-name="s22"><text:a xlink:type="simple" xlink:href="http://ivo.garant.ru/document/redirect/76831012/42115">См. предыдущую редакцию</text:a></text:p>
      <text:p text:style-name="s9header">ГАРАНТ:</text:p>
      <text:p text:style-name="s9">Положения пункта 15 (в редакции <text:a xlink:type="simple" xlink:href="http://ivo.garant.ru/document/redirect/409494237/211">Федерального закона</text:a> от 8 августа 2024 г. N 318-ФЗ) <text:a xlink:type="simple" xlink:href="http://ivo.garant.ru/document/redirect/409494237/55">применяются</text:a> к отношениям, связанным с осуществлением закупок товаров, работ, услуг, извещения об осуществлении которых размещены в ЕИС и приглашения принять участие в которых направлены либо контракты с единственными поставщиками при осуществлении которых заключены с 1 января 2025 г.</text:p>
      <text:p text:style-name="s1">15) информация о запрете или об ограничении закупок товаров (в том числе поставляемых при выполнении закупаемых работ, оказании закупаемых услуг), происходящих из иностранных государств, работ, услуг, соответственно выполняемых, оказываемых иностранными лицами, о преимуществе в отношении товаров российского происхождения (в том числе поставляемых при выполнении закупаемых работ, оказании закупаемых услуг), работ, услуг, соответственно выполняемых, оказываемых российскими лицами, в случае, если такие запрет, ограничение, преимущество установлены в соответствии с <text:a xlink:type="simple" xlink:href="#anchor1421">пунктом 1 части 2 статьи 14</text:a> настоящего Федерального закона в отношении товара (в том числе поставляемого при выполнении закупаемой работы, оказании закупаемой услуги), работы, услуги, являющихся объектом закупки;</text:p>
      <text:p text:style-name="s1"><text:bookmark text:name="anchor42116"/>16) размер и порядок внесения денежных средств в качестве обеспечения заявки на участие в закупке, условия независимой гарантии (если требование обеспечения заявки установлено в соответствии со статьей 44 настоящего Федерального закона), реквизиты счета, на котором в соответствии с законодательством Российской Федерации учитываются операции со средствами, поступающими заказчику, реквизиты счета для перечисления денежных средств в случае, предусмотренном <text:a xlink:type="simple" xlink:href="#anchor4413">частью 13 статьи 44</text:a> настоящего Федерального закона;</text:p>
      <text:p text:style-name="s1"><text:bookmark text:name="anchor42117"/>17) размер обеспечения исполнения контракта, гарантийных обязательств, порядок предоставления такого обеспечения, требования к такому обеспечению (если требование обеспечения исполнения контракта, гарантийных обязательств установлено в соответствии со <text:a xlink:type="simple" xlink:href="#anchor96">статьей 96</text:a> настоящего Федерального закона);</text:p>
      <text:p text:style-name="s22header">Информация об изменениях:</text:p>
      <text:p text:style-name="s22"><text:bookmark text:name="anchor42118"/>Пункт 18 изменен с 16 апреля 2022 г. - <text:a xlink:type="simple" xlink:href="http://ivo.garant.ru/document/redirect/404488108/210013">Федеральный закон</text:a> от 16 апреля 2022 г. N 104-ФЗ</text:p>
      <text:p text:style-name="s22"><text:a xlink:type="simple" xlink:href="http://ivo.garant.ru/document/redirect/76800887/42118">См. предыдущую редакцию</text:a></text:p>
      <text:p text:style-name="s1">18) информация о банковском сопровождении контракта в соответствии со <text:a xlink:type="simple" xlink:href="#anchor35">статьей 35</text:a> настоящего Федерального закона, о казначейском сопровождении (если в соответствии с законодательством Российской Федерации расчеты по контракту или расчеты по контракту в части выплаты аванса подлежат казначейскому сопровождению);</text:p>
      <text:p text:style-name="s1"><text:bookmark text:name="anchor42119"/>19) информация о возможности заказчика заключить контракты, указанные в <text:a xlink:type="simple" xlink:href="#anchor3410">части 10 статьи 34</text:a> настоящего Федерального закона, с несколькими участниками закупки с указанием количества указанных контрактов;</text:p>
      <text:p text:style-name="s1"><text:bookmark text:name="anchor42120"/>20) информация о возможности одностороннего отказа от исполнения контракта в соответствии со <text:a xlink:type="simple" xlink:href="#anchor95">статьей 95</text:a> настоящего Федерального закона;</text:p>
      <text:p text:style-name="s1"><text:bookmark text:name="anchor42121"/>21) дата и время окончания срока подачи заявок на участие в закупке. Такая дата не может приходиться на нерабочий день;</text:p>
      <text:p text:style-name="s1"><text:bookmark text:name="anchor42122"/>22) дата окончания срока рассмотрения и оценки первых частей заявок на участие в закупке (в случае проведения электронного конкурса, за исключением случая, предусмотренного <text:a xlink:type="simple" xlink:href="#anchor4819">частью 19 статьи 48</text:a> настоящего Федерального закона), дата окончания срока рассмотрения и оценки вторых частей заявок на участие в закупке (в случае проведения электронного конкурса), дата окончания срока рассмотрения заявок (в случае проведения закрытого аукциона), дата подведения итогов определения поставщика (подрядчика, исполнителя) в соответствии с настоящим Федеральным законом;</text:p>
      <text:p text:style-name="s1"><text:bookmark text:name="anchor42123"/>23) дата проведения процедуры подачи предложений о цене контракта либо о сумме цен единиц товара, работы, услуги (в случае, предусмотренном <text:a xlink:type="simple" xlink:href="#anchor2224">частью 24 статьи 22</text:a> настоящего Федерального закона) в случае проведения электронного конкурса (за исключением случая, предусмотренного <text:a xlink:type="simple" xlink:href="#anchor4819">частью 19 статьи 48</text:a> настоящего Федерального закона), аукционов. При проведении электронного конкурса предусмотренная настоящим пунктом дата должна приходиться на рабочий день, следующий за датой окончания срока рассмотрения и оценки первых частей заявок на участие в закупке. При проведении электронного аукциона предусмотренная настоящим пунктом процедура начинается через два часа с момента окончания срока подачи заявок на участие в закупке;</text:p>
      <text:p text:style-name="s22header">Информация об изменениях:</text:p>
      <text:p text:style-name="s22"><text:bookmark text:name="anchor42124"/>Часть 1 дополнена пунктом 24 с 1 января 2024 г. - <text:a xlink:type="simple" xlink:href="http://ivo.garant.ru/document/redirect/405873973/21">Федеральный закон</text:a> от 5 декабря 2022 г. N 500-ФЗ</text:p>
      <text:p text:style-name="s1">24) предупреждение об административной и уголовной ответственности за нарушение требований <text:a xlink:type="simple" xlink:href="http://ivo.garant.ru/document/redirect/12148517/2">антимонопольного законодательства</text:a> Российской Федерации о запрете участия в ограничивающих конкуренцию соглашениях, осуществления ограничивающих конкуренцию согласованных действий.</text:p>
      <text:p text:style-name="s1"><text:bookmark text:name="anchor422"/>2. Извещение об осуществлении закупки, если иное не предусмотрено настоящим Федеральным законом, должно содержать следующие электронные документы:</text:p>
      <text:p text:style-name="s1"><text:bookmark text:name="anchor42201"/>1) описание объекта закупки в соответствии со <text:a xlink:type="simple" xlink:href="#anchor33">статьей 33</text:a> настоящего Федерального закона;</text:p>
      <text:p text:style-name="s22header">Информация об изменениях:</text:p>
      <text:p text:style-name="s22"><text:bookmark text:name="anchor42202"/>Пункт 2 изменен с 16 апреля 2022 г. - <text:a xlink:type="simple" xlink:href="http://ivo.garant.ru/document/redirect/404488108/21002">Федеральный закон</text:a> от 16 апреля 2022 г. N 104-ФЗ</text:p>
      <text:p text:style-name="s22"><text:a xlink:type="simple" xlink:href="http://ivo.garant.ru/document/redirect/76800887/42202">См. предыдущую редакцию</text:a></text:p>
      <text:p text:style-name="s1">2) обоснование начальной (максимальной) цены контракта. Заказчик, осуществляющий деятельность на территории иностранного государства, также указывает информацию о валюте, используемой для определения и обоснования начальной (максимальной) цены контракта, для оплаты поставленного товара, выполненной работы, оказанной услуги, и порядок применения <text:a xlink:type="simple" xlink:href="http://ivo.garant.ru/document/redirect/555501/0">официального курса</text:a> иностранной валюты к рублю Российской Федерации, установленного Центральным банком Российской Федерации и используемого при оплате поставленного товара, выполненной работы, оказанной услуги;</text:p>
      <text:p text:style-name="s1"><text:bookmark text:name="anchor42203"/>3) требования к содержанию, составу заявки на участие в закупке в соответствии с настоящим Федеральным законом и инструкция по ее заполнению. При этом не допускается установление требований, влекущих за собой ограничение количества участников закупки;</text:p>
      <text:p text:style-name="s1"><text:bookmark text:name="anchor42204"/>4) порядок рассмотрения и оценки заявок на участие в конкурсах в соответствии с настоящим Федеральным законом;</text:p>
      <text:p text:style-name="s1"><text:bookmark text:name="anchor42205"/>5) проект контракта;</text:p>
      <text:p text:style-name="s1"><text:bookmark text:name="anchor42206"/>6) перечень дополнительных требований к извещению об осуществлении закупки, участникам закупок, содержанию заявок на участие в закупках при осуществлении закупок:</text:p>
      <text:p text:style-name="s1"><text:bookmark text:name="anchor422061"/>а) на оказание услуг специализированного депозитария и доверительного управления средствами пенсионных накоплений, установленных в соответствии со <text:a xlink:type="simple" xlink:href="http://ivo.garant.ru/document/redirect/184744/19">статьей 19</text:a> Федерального закона от 24 июля 2002 года N 111-ФЗ "Об инвестировании средств для финансирования накопительной пенсии в Российской Федерации";</text:p>
      <text:p text:style-name="s1"><text:bookmark text:name="anchor422062"/>б) на оказание услуг специализированного депозитария, оказываемых уполномоченному федеральному органу, и доверительного управления, установленных в соответствии со <text:a xlink:type="simple" xlink:href="http://ivo.garant.ru/document/redirect/12136616/24">статьей 24</text:a> Федерального закона от 20 августа 2004 года N 117-ФЗ "О накопительно-ипотечной системе жилищного обеспечения военнослужащих";</text:p>
      <text:p text:style-name="s1"><text:bookmark text:name="anchor422063"/>в) на выполнение работ, связанных с осуществлением регулярных перевозок пассажиров и багажа автомобильным транспортом и городским наземным электрическим транспортом, установленных <text:a xlink:type="simple" xlink:href="http://ivo.garant.ru/document/redirect/71129200/0">федеральным законом</text:a>, регулирующим отношения по организации регулярных перевозок пассажиров и багажа автомобильным транспортом и городским наземным электрическим транспортом.</text:p>
      <text:p text:style-name="s1"><text:bookmark text:name="anchor423"/>3. Извещение об осуществлении закупки размещается при проведении:</text:p>
      <text:p text:style-name="s1"><text:bookmark text:name="anchor42301"/>1) электронного конкурса не менее чем за пятнадцать дней до даты окончания срока подачи заявок на участие в закупке;</text:p>
      <text:p text:style-name="s1"><text:bookmark text:name="anchor42302"/>2) электронного аукциона не менее чем за пятнадцать дней до даты окончания срока подачи заявок на участие в закупке, за исключением случаев, если начальная (максимальная) цена контракта не превышает триста миллионов рублей либо начальная (максимальная) цена контракта на выполнение работ по строительству, реконструкции, капитальному ремонту, сносу объекта капитального строительства не превышает два миллиарда рублей, при которых такое извещение размещается не менее чем за семь дней до даты окончания срока подачи заявок на участие в закупке;</text:p>
      <text:p text:style-name="s1"><text:bookmark text:name="anchor42303"/>3) электронного запроса котировок не менее чем за четыре рабочих дня до даты окончания срока подачи заявок на участие в закупке.</text:p>
      <text:p text:style-name="s1"><text:bookmark text:name="anchor424"/>4. Заказчик по собственной инициативе или в соответствии с запросом, предусмотренным <text:a xlink:type="simple" xlink:href="#anchor425">частью 5</text:a> настоящей статьи, вправе внести изменения в извещение об осуществлении закупки, которые формируются с использованием единой информационной системы, подписываются усиленной <text:a xlink:type="simple" xlink:href="http://ivo.garant.ru/document/redirect/12184522/21">электронной подписью</text:a> лица, имеющего право действовать от имени заказчика, и размещаются в единой информационной системе, не позднее чем за один рабочий день до даты окончания срока подачи заявок на участие в закупке. Изменение наименования объекта закупки и увеличение размера обеспечения заявок на участие в закупке не допускаются. При этом срок подачи заявок на участие в закупке должен быть продлен таким образом, чтобы со дня, следующего за днем размещения таких изменений, до даты окончания срока подачи заявок на участие в закупке данный срок составлял:</text:p>
      <text:p text:style-name="s1"><text:bookmark text:name="anchor42401"/>1) при проведении электронных конкурсов - не менее десяти дней;</text:p>
      <text:p text:style-name="s1"><text:bookmark text:name="anchor42402"/>2) при проведении электронных аукционов - не менее семи дней;</text:p>
      <text:p text:style-name="s1"><text:bookmark text:name="anchor42403"/>3) при проведении электронных аукционов, если начальная (максимальная) цена контракта не превышает триста миллионов рублей либо начальная (максимальная) цена контракта на выполнение работ по строительству, реконструкции, капитальному ремонту, сносу объекта капитального строительства не превышает два миллиарда рублей, - не менее трех дней;</text:p>
      <text:p text:style-name="s1"><text:bookmark text:name="anchor42405"/>4) при проведении электронных запросов котировок - не менее трех дней.</text:p>
      <text:p text:style-name="s1"><text:bookmark text:name="anchor425"/>5. Любой участник закупки, зарегистрированный в единой информационной системе, вправе направить с использованием электронной площадки заказчику не более чем три запроса о даче разъяснений положений извещения об осуществлении закупки при проведении электронного конкурса и электронного аукциона не позднее чем за три дня до окончания срока подачи заявок на участие в закупке. Не позднее одного часа с момента поступления такого запроса оператор электронной площадки направляет его с использованием электронной площадки заказчику. Не позднее двух дней со дня, следующего за днем поступления заказчику запроса о даче разъяснения положений извещения об осуществлении закупки, заказчик формирует с использованием единой информационной системы, подписывает усиленной <text:a xlink:type="simple" xlink:href="http://ivo.garant.ru/document/redirect/12184522/21">электронной подписью</text:a> лица, имеющего право действовать от имени заказчика, и размещает в единой информационной системе разъяснение положений извещения об осуществлении закупки с указанием предмета запроса, но без указания участника закупки, от которого поступил такой запрос. Такие разъяснения не должны изменять суть извещения об осуществлении закупки.</text:p>
      <text:p text:style-name="s1"/>
      <text:p text:style-name="s22header">Информация об изменениях:</text:p>
      <text:p text:style-name="s22"><text:bookmark text:name="anchor43"/>Статья 43 изменена с 1 января 2022 г. - <text:a xlink:type="simple" xlink:href="http://ivo.garant.ru/document/redirect/401423520/5027">Федеральный закон</text:a> от 2 июля 2021 г. N 360-ФЗ</text:p>
      <text:p text:style-name="s22"><text:a xlink:type="simple" xlink:href="http://ivo.garant.ru/document/redirect/77312405/43">См. предыдущую редакцию</text:a></text:p>
      <text:p text:style-name="s15"><text:span text:style-name="s10">Статья 43</text:span>. Заявка на участие в закупке</text:p>
      <text:p text:style-name="s9header">ГАРАНТ:</text:p>
      <text:p text:style-name="s9">См. <text:span text:style-name="s8">Энциклопедии</text:span>, <text:a xlink:type="simple" xlink:href="http://ivo.garant.ru/document/redirect/77531216/0">позиции высших судов</text:a> и другие <text:a xlink:type="simple" xlink:href="http://ivo.garant.ru/document/redirect/76898051/43">комментарии</text:a> к статье 43 настоящего Федерального закона</text:p>
      <text:p text:style-name="s1"><text:bookmark text:name="anchor431"/>1. Для участия в конкурентном способе заявка на участие в закупке, если иное не предусмотрено настоящим Федеральным законом, должна содержать:</text:p>
      <text:p text:style-name="s1"><text:bookmark text:name="anchor431001"/>1) информацию и документы об участнике закупки:</text:p>
      <text:p text:style-name="s1"><text:bookmark text:name="anchor431101"/>а) полное и сокращенное (при наличии) наименование юридического лица, в том числе иностранного юридического лица (если участником закупки является юридическое лицо), аккредитованного филиала или представительства иностранного юридического лица (если от имени иностранного юридического лица выступает аккредитованный филиал или представительство), наименование обособленного подразделения юридического лица (если от имени участника закупки выступает обособленное подразделение юридического лица), фамилия, имя, отчество (при наличии) (если участником закупки является физическое лицо, в том числе зарегистрированное в качестве индивидуального предпринимателя);</text:p>
      <text:p text:style-name="s1"><text:bookmark text:name="anchor431102"/>б) фамилия, имя, отчество (при наличии), идентификационный номер налогоплательщика (при наличии) и должность лица, имеющего право без доверенности действовать от имени юридического лица, либо действующего в качестве руководителя юридического лица, аккредитованного филиала или представительства иностранного юридического лица, либо исполняющего функции единоличного исполнительного органа юридического лица;</text:p>
      <text:p text:style-name="s22header">Информация об изменениях:</text:p>
      <text:p text:style-name="s22"><text:bookmark text:name="anchor431103"/>Подпункт "в" изменен с 16 апреля 2022 г. - <text:a xlink:type="simple" xlink:href="http://ivo.garant.ru/document/redirect/404488108/211">Федеральный закон</text:a> от 16 апреля 2022 г. N 104-ФЗ</text:p>
      <text:p text:style-name="s22"><text:a xlink:type="simple" xlink:href="http://ivo.garant.ru/document/redirect/76800887/431103">См. предыдущую редакцию</text:a></text:p>
      <text:p text:style-name="s1">в) идентификационный номер налогоплательщика (при наличии) членов коллегиального исполнительного органа, лица, исполняющего функции единоличного исполнительного органа, управляющего (при наличии), управляющей организации (при наличии), участников (членов) корпоративного юридического лица, владеющих более чем двадцатью пятью процентами акций (долей, паев) корпоративного юридического лица, учредителей унитарного юридического лица или в соответствии с законодательством соответствующего иностранного государства аналог идентификационного номера налогоплательщика таких лиц;</text:p>
      <text:p text:style-name="s1"><text:bookmark text:name="anchor431104"/>г) адрес юридического лица, в том числе иностранного юридического лица (если участником закупки является юридическое лицо) в пределах места нахождения юридического лица, адрес (место нахождения) аккредитованного филиала или представительства на территории Российской Федерации (если от имени иностранного юридического лица выступает аккредитованный филиал или представительство), адрес (место нахождения) обособленного подразделения юридического лица (если от имени участника закупки выступает обособленное подразделение юридического лица), место жительства физического лица, в том числе зарегистрированного в качестве индивидуального предпринимателя (если участник закупки является физическим лицом, в том числе зарегистрированным в качестве индивидуального предпринимателя), адрес электронной почты, номер контактного телефона;</text:p>
      <text:p text:style-name="s1"><text:bookmark text:name="anchor431105"/>д) копия документа, удостоверяющего личность участника закупки в соответствии с законодательством Российской Федерации (если участник закупки является физическим лицом, не являющимся индивидуальным предпринимателем);</text:p>
      <text:p text:style-name="s1"><text:bookmark text:name="anchor431106"/>е) идентификационный номер налогоплательщика юридического лица (если участником закупки является юридическое лицо), аккредитованного филиала или представительства иностранного юридического лица (если от имени иностранного юридического лица выступает аккредитованный филиал или представительство), физического лица, в том числе зарегистрированного в качестве индивидуального предпринимателя (если участником закупки является физическое лицо, в том числе зарегистрированное в качестве индивидуального предпринимателя), аналог идентификационного номера налогоплательщика в соответствии с законодательством соответствующего иностранного государства (если участником закупки является иностранное лицо), код причины постановки на учет юридического лица (если участником закупки является юридическое лицо), аккредитованного филиала или представительства иностранного юридического лица (если от имени иностранного юридического лица выступает аккредитованный филиал или представительство), обособленного подразделения юридического лица (если от имени участника закупки выступает обособленное подразделение юридического лица);</text:p>
      <text:p text:style-name="s1"><text:bookmark text:name="anchor431107"/>ж) выписка из единого государственного реестра юридических лиц (если участником закупки является юридическое лицо), выписка из единого государственного реестра индивидуальных предпринимателей (если участником закупки является индивидуальный предприниматель);</text:p>
      <text:p text:style-name="s1"><text:bookmark text:name="anchor431108"/>з) надлежащим образом заверенный перевод на русский язык документов о государственной регистрации юридического лица или физического лица в качестве индивидуального предпринимателя в соответствии с законодательством соответствующего государства (если участником закупки является иностранное лицо);</text:p>
      <text:p text:style-name="s1"><text:bookmark text:name="anchor431109"/>и) декларация о принадлежности участника закупки к учреждению или предприятию уголовно-исполнительной системы (если участник закупки является учреждением или предприятием уголовно-исполнительной системы);</text:p>
      <text:p text:style-name="s1"><text:bookmark text:name="anchor431110"/>к) декларация о принадлежности участника закупки к организации инвалидов, предусмотренной <text:a xlink:type="simple" xlink:href="#anchor292">частью 2 статьи 29</text:a> настоящего Федерального закона (если участник закупки является такой организацией);</text:p>
      <text:p text:style-name="s1"><text:bookmark text:name="anchor431111"/>л) декларация о принадлежности участника закупки к социально ориентированным некоммерческим организациям в случае установления преимущества, предусмотренного <text:a xlink:type="simple" xlink:href="#anchor3030">частью 3 статьи 30</text:a> настоящего Федерального закона;</text:p>
      <text:p text:style-name="s1"><text:bookmark text:name="anchor431112"/>м) решение о согласии на совершение или о последующем одобрении крупной сделки, если требование о наличии такого решения установлено законодательством Российской Федерации, учредительными документами юридического лица и для участника закупки заключение контракта на поставку товара, выполнение работы или оказание услуги, являющихся объектом закупки, либо внесение денежных средств в качестве обеспечения заявки на участие в закупке, обеспечения исполнения контракта является крупной сделкой;</text:p>
      <text:p text:style-name="s22header">Информация об изменениях:</text:p>
      <text:p text:style-name="s22"><text:bookmark text:name="anchor431113"/>Подпункт "н" изменен с 1 января 2026 г. - <text:a xlink:type="simple" xlink:href="http://ivo.garant.ru/document/redirect/411208037/1611">Федеральный закон</text:a> от 26 декабря 2024 г. № 484-ФЗ</text:p>
      <text:p text:style-name="s22"><text:a xlink:type="simple" xlink:href="http://ivo.garant.ru/document/redirect/76848254/431113">См. предыдущую редакцию</text:a></text:p>
      <text:p text:style-name="s1">н) информацию и документы, которые подтверждают соответствие участника закупки требованиям, установленным <text:a xlink:type="simple" xlink:href="#anchor3111">пунктом 1 части 1 статьи 31</text:a> настоящего Федерального закона (могут не включаться в заявку на участие в закупке в случае, если указанные информация и документы содержатся в открытых и общедоступных государственных реестрах, размещенных в информационно-телекоммуникационной сети "Интернет", и в такую заявку включена предусмотренная <text:a xlink:type="simple" xlink:href="#anchor431114">подпунктом "о"</text:a> настоящего пункта декларация о соответствии участника закупки требованиям, установленным <text:a xlink:type="simple" xlink:href="#anchor3111">пунктом 1 части 1 статьи 31</text:a> настоящего Федерального закона), информацию и документы, которые подтверждают соответствие участника закупки дополнительным требованиям, установленным в соответствии с <text:a xlink:type="simple" xlink:href="#anchor3120">частями 2</text:a> и <text:a xlink:type="simple" xlink:href="#anchor990272">2.1</text:a> (при наличии таких требований) статьи 31 настоящего Федерального закона, если иное не предусмотрено настоящим Федеральным законом;</text:p>
      <text:p text:style-name="s22header">Информация об изменениях:</text:p>
      <text:p text:style-name="s22"><text:bookmark text:name="anchor431114"/>Подпункт "о" изменен с 1 января 2026 г. - <text:a xlink:type="simple" xlink:href="http://ivo.garant.ru/document/redirect/411208037/1612">Федеральный закон</text:a> от 26 декабря 2024 г. № 484-ФЗ</text:p>
      <text:p text:style-name="s22"><text:a xlink:type="simple" xlink:href="http://ivo.garant.ru/document/redirect/76848254/431114">См. предыдущую редакцию</text:a></text:p>
      <text:p text:style-name="s1">о) декларация о соответствии участника закупки требованиям, установленным <text:a xlink:type="simple" xlink:href="#anchor3113">пунктами 3 - 5</text:a>, <text:a xlink:type="simple" xlink:href="#anchor3117">7 - 11 части 1 статьи 31</text:a> настоящего Федерального закона (если информация и документы, которые подтверждают соответствие участника закупки требованиям, установленным <text:a xlink:type="simple" xlink:href="#anchor3111">пунктом 1 части 1 статьи 31</text:a> настоящего Федерального закона, содержатся в открытых и общедоступных государственных реестрах, размещенных в информационно-телекоммуникационной сети "Интернет", в указанную декларацию может быть также включено положение о соответствии участника закупки требованиям, установленным пунктом 1 части 1 статьи 31 настоящего Федерального закона, с указанием адреса сайта или страницы сайта в информационно-телекоммуникационной сети "Интернет", на которых размещены такие информация и документы);</text:p>
      <text:p text:style-name="s1"><text:bookmark text:name="anchor431115"/>п) реквизиты счета участника закупки, на который в соответствии с законодательством Российской Федерации осуществляется перечисление денежных средств в качестве оплаты поставленного товара, выполненной работы (ее результатов), оказанной услуги, а также отдельных этапов исполнения контракта, за исключением случаев, если в соответствии с законодательством Российской Федерации такой счет открывается после заключения контракта;</text:p>
      <text:p text:style-name="s22header">Информация об изменениях:</text:p>
      <text:p text:style-name="s22"><text:bookmark text:name="anchor431116"/>Подпункт "р" изменен с 1 января 2026 г. - <text:a xlink:type="simple" xlink:href="http://ivo.garant.ru/document/redirect/411208037/1613">Федеральный закон</text:a> от 26 декабря 2024 г. № 484-ФЗ</text:p>
      <text:p text:style-name="s22"><text:a xlink:type="simple" xlink:href="http://ivo.garant.ru/document/redirect/76848254/431116">См. предыдущую редакцию</text:a></text:p>
      <text:p text:style-name="s1">р) в случае проведения электронного конкурса и установления критерия, предусмотренного <text:a xlink:type="simple" xlink:href="#anchor3214">пунктом 4 части 1 статьи 32</text:a> настоящего Федерального закона, заявка на участие в закупке может содержать информацию и документы, которые подтверждают квалификацию участника закупки. Отсутствие таких информации и документов не является основанием для признания заявки не соответствующей требованиям настоящего Федерального закона;</text:p>
      <text:p text:style-name="s1"><text:bookmark text:name="anchor431002"/>2) предложение участника закупки в отношении объекта закупки:</text:p>
      <text:p text:style-name="s1"><text:bookmark text:name="anchor431201"/>а) с учетом положений <text:a xlink:type="simple" xlink:href="#anchor432">части 2</text:a> настоящей статьи характеристики предлагаемого участником закупки товара, соответствующие показателям, установленным в описании объекта закупки в соответствии с <text:a xlink:type="simple" xlink:href="#anchor332">частью 2 статьи 33</text:a> настоящего Федерального закона, товарный знак (при наличии у товара товарного знака);</text:p>
      <text:p text:style-name="s1"><text:bookmark text:name="anchor431202"/>б) наименование страны происхождения товара в соответствии с <text:a xlink:type="simple" xlink:href="http://ivo.garant.ru/document/redirect/12127475/0">общероссийским классификатором</text:a>, используемым для идентификации стран мира, с учетом положений <text:a xlink:type="simple" xlink:href="#anchor432">части 2</text:a> настоящей статьи;</text:p>
      <text:p text:style-name="s1"><text:bookmark text:name="anchor431203"/>в) документы, подтверждающие соответствие товара, работы или услуги требованиям, установленным в соответствии с законодательством Российской Федерации (в случае, если в соответствии с законодательством Российской Федерации установлены требования к товару, работе или услуге и представление указанных документов предусмотрено извещением об осуществлении закупки, документацией о закупке, если настоящим Федеральным законом предусмотрена документация о закупке). Заказчик не вправе требовать представление указанных документов, если в соответствии с законодательством Российской Федерации они передаются вместе с товаром;</text:p>
      <text:p text:style-name="s1"><text:bookmark text:name="anchor431204"/>г) с учетом положений <text:a xlink:type="simple" xlink:href="#anchor432">части 2</text:a> настоящей статьи предложение по критериям, предусмотренным <text:a xlink:type="simple" xlink:href="#anchor3212">пунктами 2</text:a> и (или) <text:a xlink:type="simple" xlink:href="#anchor3213">3 части 1 статьи 32</text:a> настоящего Федерального закона (в случае проведения конкурсов и установления таких критериев). При этом отсутствие такого предложения не является основанием для отклонения заявки на участие в закупке;</text:p>
      <text:p text:style-name="s1"><text:bookmark text:name="anchor431205"/>д) иные информация и документы, в том числе эскиз, рисунок, чертеж, фотография, иное изображение предлагаемого участником закупки товара. При этом отсутствие таких информации и документов не является основанием для отклонения заявки на участие в закупке;</text:p>
      <text:p text:style-name="s1"><text:bookmark text:name="anchor431003"/>3) предложение участника закупки о цене контракта (за исключением случая, предусмотренного <text:a xlink:type="simple" xlink:href="#anchor431004">пунктом 4</text:a> настоящей части);</text:p>
      <text:p text:style-name="s1"><text:bookmark text:name="anchor431004"/>4) предложение участника закупки о сумме цен единиц товара, работы, услуги (в случае, предусмотренном <text:a xlink:type="simple" xlink:href="#anchor2224">частью 24 статьи 22</text:a> настоящего Федерального закона);</text:p>
      <text:p text:style-name="s22header">Информация об изменениях:</text:p>
      <text:p text:style-name="s22"><text:bookmark text:name="anchor431005"/>Пункт 5 изменен с 1 января 2025 г. - <text:a xlink:type="simple" xlink:href="http://ivo.garant.ru/document/redirect/409494237/2121">Федеральный закон</text:a> от 8 августа 2024 г. N 318-ФЗ</text:p>
      <text:p text:style-name="s22"><text:a xlink:type="simple" xlink:href="http://ivo.garant.ru/document/redirect/76831012/431005">См. предыдущую редакцию</text:a></text:p>
      <text:p text:style-name="s9header">ГАРАНТ:</text:p>
      <text:p text:style-name="s9">Положения пункта 5 (в редакции <text:a xlink:type="simple" xlink:href="http://ivo.garant.ru/document/redirect/409494237/2121">Федерального закона</text:a> от 8 августа 2024 г. N 318-ФЗ) <text:a xlink:type="simple" xlink:href="http://ivo.garant.ru/document/redirect/409494237/55">применяются</text:a> к отношениям, связанным с осуществлением закупок товаров, работ, услуг, извещения об осуществлении которых размещены в ЕИС и приглашения принять участие в которых направлены либо контракты с единственными поставщиками при осуществлении которых заключены с 1 января 2025 г.</text:p>
      <text:p text:style-name="s1">5) информация и документы, определенные в соответствии с <text:a xlink:type="simple" xlink:href="#anchor1422">пунктом 2 части 2 статьи 14</text:a> настоящего Федерального закона (в случае, если в извещении об осуществлении закупки, документации о закупке (если настоящим Федеральным законом предусмотрена документация о закупке) установлены предусмотренные указанной статьей запрет, ограничение, преимущество). В случае отсутствия таких информации и документов в заявке на участие в закупке такая заявка приравнивается к заявке, в которой содержится предложение о поставке товаров, происходящих из иностранного государства, работ, услуг, соответственно выполняемых, оказываемых иностранными лицами.</text:p>
      <text:p text:style-name="s1"><text:bookmark text:name="anchor432"/>2. При формировании предложения участника закупки в отношении объекта закупки:</text:p>
      <text:p text:style-name="s1"><text:bookmark text:name="anchor432001"/>1) информация о товаре, предусмотренная <text:a xlink:type="simple" xlink:href="#anchor431201">подпунктами "а"</text:a> и <text:a xlink:type="simple" xlink:href="#anchor431202">"б" пункта 2 части 1</text:a> настоящей статьи, включается в заявку на участие в закупке в случае осуществления закупки товара, в том числе поставляемого заказчику при выполнении закупаемых работ, оказании закупаемых услуг. Информация, предусмотренная подпунктом "а" пункта 2 части 1 настоящей статьи, может не включаться в заявку на участие в закупке в случае указания заказчиком в описании объекта закупки товарного знака и предложения участником закупки товара, в том числе поставляемого заказчику при выполнении закупаемых работ, оказании закупаемых услуг, обозначенного таким товарным знаком;</text:p>
      <text:p text:style-name="s1"><text:bookmark text:name="anchor432002"/>2) информация, предусмотренная <text:a xlink:type="simple" xlink:href="#anchor431201">подпунктами "а"</text:a> и <text:a xlink:type="simple" xlink:href="#anchor431204">"г" пункта 2 части 1</text:a> настоящей статьи, не включается в заявку на участие в закупке в случае включения заказчиком в соответствии с <text:a xlink:type="simple" xlink:href="#anchor3318">пунктом 8 части 1 статьи 33</text:a> настоящего Федерального закона в описание объекта закупки проектной документации, или типовой проектной документации, или сметы на капитальный ремонт объекта капитального строительства.</text:p>
      <text:p text:style-name="s1"><text:bookmark text:name="anchor433"/>3. Требовать от участника закупки представления иных информации и документов, за исключением предусмотренных <text:a xlink:type="simple" xlink:href="#anchor431">частями 1</text:a> и <text:a xlink:type="simple" xlink:href="#anchor432">2</text:a> настоящей статьи, не допускается.</text:p>
      <text:p text:style-name="s1"><text:bookmark text:name="anchor434"/>4. Участник закупки вправе подать только одну заявку на участие в закупке в любое время с момента размещения в единой информационной системе извещения об осуществлении закупки (при применении открытых конкурентных способов определения поставщика (подрядчика, исполнителя), получения приглашения, документации о закупке (при применении закрытых конкурентных способов определения поставщика (подрядчика, исполнителя) до окончания установленного в соответствии с настоящим Федеральным законом срока подачи заявок на участие в закупке.</text:p>
      <text:p text:style-name="s1"><text:bookmark text:name="anchor435"/>5. Подача заявки на участие в закупке означает согласие участника закупки, подавшего такую заявку, на поставку товара, выполнение работы, оказание услуги на условиях, предусмотренных извещением об осуществлении закупки, документацией о закупке (в случае, если настоящим Федеральным законом предусмотрена документация о закупке), и в соответствии с заявкой такого участника закупки на участие в закупке.</text:p>
      <text:p text:style-name="s1"><text:bookmark text:name="anchor436"/>6. При проведении электронных процедур, закрытых электронных процедур:</text:p>
      <text:p text:style-name="s1"><text:bookmark text:name="anchor436001"/>1) подать заявку на участие в закупке вправе только зарегистрированный в единой информационной системе и аккредитованный на электронной площадке, специализированной электронной площадке участник закупки путем направления такой заявки в соответствии с настоящим Федеральным законом оператору электронной площадки, оператору специализированной электронной площадки;</text:p>
      <text:p text:style-name="s9header">ГАРАНТ:</text:p>
      <text:p text:style-name="s9"><text:bookmark text:name="anchor436002"/>Положения пункта 2 (в редакции <text:a xlink:type="simple" xlink:href="http://ivo.garant.ru/document/redirect/401423520/5027">Федерального закона</text:a> от 2 июля 2021 г. N 360-ФЗ) <text:a xlink:type="simple" xlink:href="http://ivo.garant.ru/document/redirect/401423520/83">не применяются</text:a> по 31 марта 2022 г. включительно в отношении информации, предусмотренной <text:a xlink:type="simple" xlink:href="#anchor431103">подпунктом "в" пункта 1 части 1</text:a> настоящей статьи. Такая информация направляется участником закупки в составе заявки на участие в закупке одновременно с документом, предусмотренным <text:a xlink:type="simple" xlink:href="#anchor431114">подпунктом "о" пункта 1 части 1 статьи 43</text:a> настоящего Федерального закона</text:p>
      <text:p text:style-name="s1">2) информация и документы, предусмотренные <text:a xlink:type="simple" xlink:href="#anchor431101">подпунктами "а" - "л" пункта 1 части 1</text:a> настоящей статьи, не включаются участником закупки в заявку на участие в закупке. Такие информация и документы в случаях, предусмотренных настоящим Федеральным законом, направляются (по состоянию на дату и время их направления) заказчику оператором электронной площадки, оператором специализированной электронной площадки путем информационного взаимодействия с единой информационной системой;</text:p>
      <text:p text:style-name="s22header">Информация об изменениях:</text:p>
      <text:p text:style-name="s22"><text:bookmark text:name="anchor436003"/>Пункт 3 изменен с 1 января 2026 г. - <text:a xlink:type="simple" xlink:href="http://ivo.garant.ru/document/redirect/411208037/1621">Федеральный закон</text:a> от 26 декабря 2024 г. № 484-ФЗ</text:p>
      <text:p text:style-name="s22"><text:a xlink:type="simple" xlink:href="http://ivo.garant.ru/document/redirect/76848254/436003">См. предыдущую редакцию</text:a></text:p>
      <text:p text:style-name="s1">3) при проведении электронных процедур информация и документы, которые подтверждают соответствие участника закупки дополнительным требованиям, установленным в соответствии с <text:a xlink:type="simple" xlink:href="#anchor3120">частью 2</text:a> или <text:a xlink:type="simple" xlink:href="#anchor990272">2.1</text:a> (при наличии таких требований) статьи 31 настоящего Федерального закона, и предусмотренные <text:a xlink:type="simple" xlink:href="#anchor431113">подпунктом "н" пункта 1 части 1</text:a> настоящей статьи, не включаются участником закупки в заявку на участие в закупке. Такие информация и документы в случаях, предусмотренных настоящим Федеральным законом, направляются (по состоянию на дату и время их направления) заказчику оператором электронной площадки из реестра участников закупок, аккредитованных на электронной площадке;</text:p>
      <text:p text:style-name="s22header">Информация об изменениях:</text:p>
      <text:p text:style-name="s22"><text:bookmark text:name="anchor436004"/>Пункт 4 изменен с 1 января 2026 г. - <text:a xlink:type="simple" xlink:href="http://ivo.garant.ru/document/redirect/411208037/1622">Федеральный закон</text:a> от 26 декабря 2024 г. № 484-ФЗ</text:p>
      <text:p text:style-name="s22"><text:a xlink:type="simple" xlink:href="http://ivo.garant.ru/document/redirect/76848254/436004">См. предыдущую редакцию</text:a></text:p>
      <text:p text:style-name="s1">4) при проведении закрытых электронных процедур информация и документы, которые предусмотрены <text:a xlink:type="simple" xlink:href="#anchor431113">подпунктом "н" пункта 1 части 1</text:a> настоящей статьи, не включаются участником закупки в заявку на участие в закупке. Такие информация и документы в случаях, предусмотренных настоящим Федеральным законом, направляются (по состоянию на дату и время их направления) заказчику оператором специализированной электронной площадки из реестра участников закупок, аккредитованных на специализированной электронной площадке;</text:p>
      <text:p text:style-name="s1"><text:bookmark text:name="anchor436005"/>5) не позднее одного часа с момента получения заявки на участие в закупке оператор электронной площадки, оператор специализированной электронной площадки осуществляют возврат заявки подавшему ее участнику закупки в случаях:</text:p>
      <text:p text:style-name="s1"><text:bookmark text:name="anchor436501"/>а) подачи заявки на участие в закупке с нарушением требований, предусмотренных <text:a xlink:type="simple" xlink:href="#anchor501">частью 1 статьи 5</text:a> настоящего Федерального закона;</text:p>
      <text:p text:style-name="s1"><text:bookmark text:name="anchor436502"/>б) подачи одним участником закупки двух и более заявок на участие в закупке при условии, что поданные ранее таким участником заявки на участие в закупке не отозваны. При этом такому участнику закупки возвращаются все заявки на участие в закупке;</text:p>
      <text:p text:style-name="s1"><text:bookmark text:name="anchor436503"/>в) подачи заявки на участие в закупке после окончания срока подачи заявок на участие в закупке;</text:p>
      <text:p text:style-name="s1"><text:bookmark text:name="anchor436504"/>г) подачи участником закупки в соответствии с настоящим Федеральным законом заявки на участие в закупке, содержащей предложение о цене контракта, о сумме цен единиц товара, работы, услуги, размер которого превышает соответственно начальную (максимальную) цену контракта, начальную сумму цен единиц товара, работы, услуги либо равен нулю;</text:p>
      <text:p text:style-name="s22header">Информация об изменениях:</text:p>
      <text:p text:style-name="s22"><text:bookmark text:name="anchor436505"/>Подпункт "д" изменен с 1 января 2025 г. - <text:a xlink:type="simple" xlink:href="http://ivo.garant.ru/document/redirect/409494237/21222">Федеральный закон</text:a> от 8 августа 2024 г. N 318-ФЗ</text:p>
      <text:p text:style-name="s22"><text:a xlink:type="simple" xlink:href="http://ivo.garant.ru/document/redirect/76831012/436505">См. предыдущую редакцию</text:a></text:p>
      <text:p text:style-name="s9header">ГАРАНТ:</text:p>
      <text:p text:style-name="s9">Положения подпункта "д" (в редакции <text:a xlink:type="simple" xlink:href="http://ivo.garant.ru/document/redirect/409494237/21222">Федерального закона </text:a>от 8 августа 2024 г. N 318-ФЗ) <text:a xlink:type="simple" xlink:href="http://ivo.garant.ru/document/redirect/409494237/55">применяются</text:a> к отношениям, связанным с осуществлением закупок товаров, работ, услуг, извещения об осуществлении которых размещены в ЕИС и приглашения принять участие в которых направлены либо контракты с единственными поставщиками при осуществлении которых заключены с 1 января 2025 г.</text:p>
      <text:p text:style-name="s1">д) указания в соответствии с <text:a xlink:type="simple" xlink:href="#anchor431202">подпунктом "б" пункта 2 части 1</text:a> настоящей статьи иностранного государства в качестве страны происхождении товара в случае установления в соответствии с <text:a xlink:type="simple" xlink:href="#anchor14211">подпунктом "а" пункта 1 части 2 статьи 14</text:a> настоящего Федерального закона в извещении об осуществлении закупки запрета закупки товара, происходящего из иностранного государства;</text:p>
      <text:p text:style-name="s1"><text:bookmark text:name="anchor436506"/>е) получения оператором электронной площадки от банка информации, указанной в <text:a xlink:type="simple" xlink:href="#anchor445034">подпункте "г" пункта 3 части 5 статьи 44</text:a> настоящего Федерального закона;</text:p>
      <text:p text:style-name="s1"><text:bookmark text:name="anchor436507"/>ж) отсутствия номера реестровой записи в реестре независимых гарантий, размещенном в единой информационной системе, несоответствия идентификационного кода закупки, для обеспечения заявки на участие в которой выдана независимая гарантия, идентификационному коду закупки, указанному в извещении об осуществлении закупки, приглашении, а также если сумма независимой гарантии менее размера обеспечения заявок на участие в закупке, установленного заказчиком в соответствии с настоящим Федеральным законом;</text:p>
      <text:p text:style-name="s1"><text:bookmark text:name="anchor436508"/>з) наличия в предусмотренном настоящим Федеральным законом реестре недобросовестных поставщиков (подрядчиков, исполнителей) информации об участнике закупки, в том числе информации о членах коллегиального исполнительного органа, лице, исполняющем функции единоличного исполнительного органа участника закупки - юридического лица, при условии установления требования, предусмотренного <text:a xlink:type="simple" xlink:href="#anchor310011">частью 1.1 статьи 31</text:a> настоящего Федерального закона;</text:p>
      <text:p text:style-name="s1"><text:bookmark text:name="anchor436509"/>и) отсутствия в реестре участников закупок, аккредитованных на электронной площадке, информации и документов участника закупки, предусмотренных перечнем, установленным Правительством Российской Федерации в соответствии с <text:a xlink:type="simple" xlink:href="#anchor3130">частью 3 статьи 31</text:a> настоящего Федерального закона (при осуществлении закупки, в отношении участников которой в извещении об осуществлении закупки установлены дополнительные требования в соответствии с <text:a xlink:type="simple" xlink:href="#anchor3120">частью 2</text:a> или <text:a xlink:type="simple" xlink:href="#anchor990272">2.1 статьи 31</text:a> настоящего Федерального закона);</text:p>
      <text:p text:style-name="s1"><text:bookmark text:name="anchor436510"/>к) подачи заявки участником закупки, не являющимся субъектом малого предпринимательства, социально ориентированной некоммерческой организацией, в случае установления в извещении об осуществлении закупки преимущества, предусмотренного <text:a xlink:type="simple" xlink:href="#anchor3030">частью 3 статьи 30</text:a> настоящего Федерального закона;</text:p>
      <text:p text:style-name="s22header">Информация об изменениях:</text:p>
      <text:p text:style-name="s22"><text:bookmark text:name="anchor436511"/>Подпункт "л" изменен с 1 января 2025 г. - <text:a xlink:type="simple" xlink:href="http://ivo.garant.ru/document/redirect/409494237/21223">Федеральный закон</text:a> от 8 августа 2024 г. N 318-ФЗ</text:p>
      <text:p text:style-name="s22"><text:a xlink:type="simple" xlink:href="http://ivo.garant.ru/document/redirect/76831012/436511">См. предыдущую редакцию</text:a></text:p>
      <text:p text:style-name="s9header">ГАРАНТ:</text:p>
      <text:p text:style-name="s9">Положения подпункта "л" (в редакции <text:a xlink:type="simple" xlink:href="http://ivo.garant.ru/document/redirect/409494237/21223">Федерального закона</text:a> от 8 августа 2024 г. N 318-ФЗ) <text:a xlink:type="simple" xlink:href="http://ivo.garant.ru/document/redirect/409494237/55">применяются</text:a> к отношениям, связанным с осуществлением закупок товаров, работ, услуг, извещения об осуществлении которых размещены в ЕИС и приглашения принять участие в которых направлены либо контракты с единственными поставщиками при осуществлении которых заключены с 1 января 2025 г.</text:p>
      <text:p text:style-name="s1">л) подачи заявки участником закупки, являющимся иностранным лицом, в случае установления в соответствии с <text:a xlink:type="simple" xlink:href="#anchor14211">подпунктом "а" пункта 1 части 2 статьи 14</text:a> настоящего Федерального закона в извещении об осуществлении закупки запрета закупки работы, услуги, соответственно выполняемой, оказываемой иностранным лицом;</text:p>
      <text:p text:style-name="s1"><text:bookmark text:name="anchor436512"/>м) подачи заявки на участие в закупке участником закупки, которому не направлено приглашение, не представлена документация о закупке (при проведении закрытых электронных процедур);</text:p>
      <text:p text:style-name="s1"><text:bookmark text:name="anchor436006"/>6) одновременно с возвратом заявки на участие в закупке, предусмотренным <text:a xlink:type="simple" xlink:href="#anchor436005">пунктом 5</text:a> настоящей части, оператор электронной площадки, оператор специализированной электронной площадки направляют участнику закупки, подавшему такую заявку, уведомление о возврате заявки на участие в закупке с указанием оснований ее возврата. Возврат заявок на участие в закупке по основаниям, не предусмотренным пунктом 5 настоящей части, не допускается;</text:p>
      <text:p text:style-name="s1"><text:bookmark text:name="anchor436007"/>7) участник закупки после возврата ему заявки на участие в закупке по основаниям, предусмотренным <text:a xlink:type="simple" xlink:href="#anchor436005">пунктом 5</text:a> настоящей части, вправе подать новую заявку на участие в закупке в соответствии с требованиями настоящей статьи;</text:p>
      <text:p text:style-name="s1"><text:bookmark text:name="anchor436008"/>8) не позднее одного часа с момента получения заявки на участие в закупке, которая не подлежит возврату в соответствии с <text:a xlink:type="simple" xlink:href="#anchor436005">пунктом 5</text:a> настоящей части, оператор электронной площадки, оператор специализированной электронной площадки обязаны присвоить такой заявке идентификационный номер и направить уведомление такому участнику о получении его заявки на участие в закупке с указанием присвоенного ей идентификационного номера;</text:p>
      <text:p text:style-name="s1"><text:bookmark text:name="anchor436009"/>9) не позднее одного часа с момента окончания срока подачи заявок на участие в закупке оператор электронной площадки, оператор специализированной электронной площадки направляют заказчику в соответствии с настоящим Федеральным законом заявки на участие в закупке, которые не возвращены по основаниям, предусмотренным <text:a xlink:type="simple" xlink:href="#anchor436005">пунктом 5</text:a> настоящей части, а также информацию о дате и времени их подачи.</text:p>
      <text:p text:style-name="s1"><text:bookmark text:name="anchor437"/>7. При проведении закрытого конкурса, закрытого аукциона заявка на участие в закупке подается в письменной форме в запечатанном конверте по форме, в порядке, а также в месте, которые установлены в документации о закупке. В случае предоставления в заявке копий документов такие копии заверяются участником закупки. Все листы заявки, все листы тома заявки должны быть прошиты и пронумерованы. Заявка на участие в закупке и каждый том такой заявки должны содержать опись входящих в их состав документов, быть скреплены печатью участника закупки (при наличии печати) (для юридического лица) и подписаны лицом, имеющим право действовать от имени участника закупки. Соблюдение участником закупки указанных требований означает, что информация и документы, входящие в состав заявки на участие в закупке и тома заявки на участие в закупке, поданы от имени участника закупки и он несет ответственность за подлинность и достоверность этих информации и документов. На конверте указывается идентификационный код закупки, указанный в приглашении. Не допускается устанавливать иные требования к оформлению заявки на участие в закупке. При этом ненадлежащее исполнение участником закупки требования о том, что все листы таких заявки и тома должны быть пронумерованы, не является основанием для признания заявки не соответствующей требованиям настоящего Федерального закона.</text:p>
      <text:p text:style-name="s1"><text:bookmark text:name="anchor438"/>8. При проведении закрытого конкурса, закрытого аукциона участник закупки вправе изменить свою заявку до окончания срока подачи заявок на участие в закупке в порядке, установленном в соответствии с <text:a xlink:type="simple" xlink:href="#anchor72115">подпунктом "д" пункта 1 части 1 статьи 72</text:a> настоящего Федерального закона. Изменение регистрируется в порядке, установленном настоящим Федеральным законом для регистрации заявки на участие в закупке. Датой и временем подачи заявки признаются дата и время подачи такого изменения. Изменение заявки на участие в закупке не допускается при проведении электронной процедуры, закрытой электронной процедуры.</text:p>
      <text:p text:style-name="s1"><text:bookmark text:name="anchor439"/>9. Участник закупки, подавший заявку на участие в закупке, вправе в соответствии с <text:a xlink:type="simple" xlink:href="#anchor4310">частями 10</text:a> и <text:a xlink:type="simple" xlink:href="#anchor4311">11</text:a> настоящей статьи отозвать такую заявку:</text:p>
      <text:p text:style-name="s1"><text:bookmark text:name="anchor439001"/>1) до окончания срока подачи заявок на участие в закупке;</text:p>
      <text:p text:style-name="s1"><text:bookmark text:name="anchor439002"/>2) с момента размещения в соответствии с настоящим Федеральным законом в единой информационной системе протокола подведения итогов определения поставщика (подрядчика, исполнителя) до размещения в соответствии с <text:a xlink:type="simple" xlink:href="#anchor512">частью 2 статьи 51</text:a> настоящего Федерального закона проекта контракта, заключаемого с таким участником закупки, за исключением случаев, если такая заявка отклонена (при проведении электронных процедур, закрытых электронных процедур). Не допускается отзыв заявок, которым в соответствии с настоящим Федеральным законом присвоены первые три порядковых номера.</text:p>
      <text:p text:style-name="s1"><text:bookmark text:name="anchor4310"/>10. Если участник закупки отзывает заявку на участие в закупке при проведении электронных процедур, закрытых электронных процедур, такой участник закупки:</text:p>
      <text:p text:style-name="s1"><text:bookmark text:name="anchor4310001"/>1) формирует с использованием электронной площадки, специализированной электронной площадки отзыв заявки на участие в закупке и подписывает его усиленной <text:a xlink:type="simple" xlink:href="http://ivo.garant.ru/document/redirect/12184522/21">электронной подписью</text:a> лица, имеющего право действовать от имени участника закупки;</text:p>
      <text:p text:style-name="s1"><text:bookmark text:name="anchor4310002"/>2) в случае, предусмотренном <text:a xlink:type="simple" xlink:href="#anchor439001">пунктом 1 части 9</text:a> настоящей статьи, заявка на участие в закупке считается отозванной с момента подписания в соответствии с <text:a xlink:type="simple" xlink:href="#anchor4310001">пунктом 1</text:a> настоящей части отзыва заявки на участие в закупке;</text:p>
      <text:p text:style-name="s1"><text:bookmark text:name="anchor4310003"/>3) в случае, предусмотренном <text:a xlink:type="simple" xlink:href="#anchor439002">пунктом 2 части 9</text:a> настоящей статьи, оператор электронной площадки, оператор специализированной электронной площадки не позднее одного часа с момента подписания в соответствии с <text:a xlink:type="simple" xlink:href="#anchor4310001">пунктом 1</text:a> настоящей части отзыва заявки на участие в закупке направляют такой отзыв заказчику с указанием идентификационного номера такой заявки, а также номера реестровой записи в едином реестре участников закупок в отношении участника закупки, сформировавшего отзыв заявки на участие в закупке, в единую информационную систему. С момента направления отзыва заявки на участие в закупке в соответствии с настоящим пунктом заявка на участие в закупке считается отозванной.</text:p>
      <text:p text:style-name="s1"><text:bookmark text:name="anchor4311"/>11. При проведении закрытого конкурса, закрытого аукциона отзыв заявки на участие в закупке направляется участником закупки заказчику. С момента получения заказчиком такого отзыва заявка на участие в закупке считается отозванной.</text:p>
      <text:p text:style-name="s22header">Информация об изменениях:</text:p>
      <text:p text:style-name="s22"><text:bookmark text:name="anchor4312"/>Статья 43 дополнена частью 12 с 1 января 2026 г. - <text:a xlink:type="simple" xlink:href="http://ivo.garant.ru/document/redirect/412133580/12">Федеральный закон</text:a> от 7 июня 2025 г. № 138-ФЗ</text:p>
      <text:p text:style-name="s1">12. Ответственность за недостоверность информации и (или) документов, включенных в заявку на участие в закупке, за действия, совершенные на основании указанных информации и (или) документов, несет участник закупки.</text:p>
      <text:p text:style-name="s1"/>
      <text:p text:style-name="s22header">Информация об изменениях:</text:p>
      <text:p text:style-name="s22"><text:bookmark text:name="anchor44"/>Статья 44 изменена с 1 января 2022 г. - <text:a xlink:type="simple" xlink:href="http://ivo.garant.ru/document/redirect/401423520/5027">Федеральный закон</text:a> от 2 июля 2021 г. N 360-ФЗ</text:p>
      <text:p text:style-name="s22"><text:a xlink:type="simple" xlink:href="http://ivo.garant.ru/document/redirect/77312405/44">См. предыдущую редакцию</text:a></text:p>
      <text:p text:style-name="s15"><text:span text:style-name="s10">Статья 44</text:span>. Обеспечение заявки на участие в закупке</text:p>
      <text:p text:style-name="s9header">ГАРАНТ:</text:p>
      <text:p text:style-name="s9">См. <text:span text:style-name="s8">Энциклопедии</text:span>, <text:a xlink:type="simple" xlink:href="http://ivo.garant.ru/document/redirect/77531256/0">позиции высших судов</text:a> и другие <text:a xlink:type="simple" xlink:href="http://ivo.garant.ru/document/redirect/76898051/44">комментарии</text:a> к статье 44 настоящего Федерального закона</text:p>
      <text:p text:style-name="s1"><text:bookmark text:name="anchor441"/>1. При проведении конкурентных способов заказчик обязан установить требование обеспечения заявок на участие в закупке. Заказчик вправе не устанавливать такое требование в случае, если начальная (максимальная) цена контракта не превышает один миллион рублей.</text:p>
      <text:p text:style-name="s1"><text:bookmark text:name="anchor442"/>2. Обеспечение заявки на участие в закупке устанавливается в соответствии с настоящим Федеральным законом в следующих размерах:</text:p>
      <text:p text:style-name="s1"><text:bookmark text:name="anchor442001"/>1) если размер начальной (максимальной) цены контракта не превышает двадцать миллионов рублей, - от одной второй процента до одного процента начальной (максимальной) цены контракта;</text:p>
      <text:p text:style-name="s1"><text:bookmark text:name="anchor442002"/>2) если размер начальной (максимальной) цены контракта превышает двадцать миллионов рублей, - от одной второй процента до пяти процентов начальной (максимальной) цены контракта.</text:p>
      <text:p text:style-name="s1"><text:bookmark text:name="anchor443"/>3. Предприятия уголовно-исполнительной системы, организации инвалидов, предусмотренные <text:a xlink:type="simple" xlink:href="#anchor292">частью 2 статьи 29</text:a> настоящего Федерального закона, предоставляют обеспечение заявки на участие в закупке (в случае установления заказчиком требования обеспечения заявок на участие в закупке) в размере одной второй процента начальной (максимальной) цены контракта. Государственные, муниципальные учреждения не предоставляют обеспечение подаваемых ими заявок на участие в закупках.</text:p>
      <text:p text:style-name="s1"><text:bookmark text:name="anchor444"/>4. Обеспечение заявки на участие в закупке может предоставляться участником закупки в виде денежных средств или независимой гарантии, предусмотренной <text:a xlink:type="simple" xlink:href="#anchor45">статьей 45</text:a> настоящего Федерального закона. Выбор способа обеспечения осуществляется участником закупки самостоятельно. Срок действия независимой гарантии должен составлять не менее месяца с даты окончания срока подачи заявок.</text:p>
      <text:p text:style-name="s1"><text:bookmark text:name="anchor445"/>5. При проведении электронных процедур:</text:p>
      <text:p text:style-name="s1"><text:bookmark text:name="anchor44501"/>1) обеспечение заявки на участие в закупке предоставляется одним из следующих способов:</text:p>
      <text:p text:style-name="s22header">Информация об изменениях:</text:p>
      <text:p text:style-name="s22"><text:bookmark text:name="anchor445011"/>Подпункт "а" изменен с 1 января 2023 г. - <text:a xlink:type="simple" xlink:href="http://ivo.garant.ru/document/redirect/404488108/21201">Федеральный закон</text:a> от 16 апреля 2022 г. N 104-ФЗ</text:p>
      <text:p text:style-name="s22"><text:a xlink:type="simple" xlink:href="http://ivo.garant.ru/document/redirect/76817050/445011">См. предыдущую редакцию</text:a></text:p>
      <text:p text:style-name="s1">а) путем блокирования денежных средств на банковском счете, открытом таким участником в банке, включенном в <text:a xlink:type="simple" xlink:href="http://ivo.garant.ru/document/redirect/71990282/1000">перечень</text:a>, утвержденный Правительством Российской Федерации (далее - специальный счет), для их перевода в случаях, предусмотренных настоящей статьей, на счет, на котором в соответствии с законодательством Российской Федерации учитываются операции со средствами, поступающими заказчику, или в соответствующий бюджет бюджетной системы Российской Федерации. <text:span text:style-name="s8">Требования</text:span> к таким банкам, к договору специального счета, к порядку использования имеющегося у участника закупки банковского счета в качестве специального счета устанавливаются Правительством Российской Федерации;</text:p>
      <text:p text:style-name="s1"><text:bookmark text:name="anchor445012"/>б) путем предоставления независимой гарантии, соответствующей требованиям <text:a xlink:type="simple" xlink:href="#anchor45">статьи 45</text:a> настоящего Федерального закона;</text:p>
      <text:p text:style-name="s1"><text:bookmark text:name="anchor44502"/>2) участник закупки для подачи заявки на участие в закупке выбирает с использованием электронной площадки способ обеспечения такой заявки путем указания реквизитов специального счета или указания номера реестровой записи из реестра независимых гарантий, размещенного в единой информационной системе;</text:p>
      <text:p text:style-name="s1"><text:bookmark text:name="anchor44503"/>3) в случае предоставления обеспечения заявки на участие в закупке в виде денежных средств:</text:p>
      <text:p text:style-name="s1"><text:bookmark text:name="anchor445031"/>а) подача заявки на участие в закупке означает согласие участника закупки на блокирование денежных средств, находящихся на его специальном счете, в размере обеспечения заявки на участие в закупке;</text:p>
      <text:p text:style-name="s1"><text:bookmark text:name="anchor445032"/>б) оператор электронной площадки не позднее десяти минут с момента получения заявки на участие в закупке, поданной до окончания срока подачи заявок на участие в закупке, направляет в банк, в котором открыт специальный счет, информацию о реквизитах такого счета и размере денежных средств, необходимом для обеспечения заявки на участие в закупке;</text:p>
      <text:p text:style-name="s1"><text:bookmark text:name="anchor445033"/>в) банк не позднее сорока минут с момента получения информации, предусмотренной <text:a xlink:type="simple" xlink:href="#anchor445032">подпунктом "б"</text:a> настоящего пункта, осуществляет блокирование денежных средств на специальном счете в размере обеспечения заявки на участие в закупке и направляет информацию об осуществленном блокировании оператору электронной площадки. В случае отсутствия на специальном счете незаблокированных денежных средств в этом размере банк такое блокирование не осуществляет и в указанный срок направляет оператору электронной площадки информацию об отсутствии на специальном счете денежных средств в размере, необходимом для обеспечения заявки;</text:p>
      <text:p text:style-name="s1"><text:bookmark text:name="anchor445034"/>г) в случае получения от банка информации об отсутствии на специальном счете денежных средств в размере, необходимом для обеспечения заявки на участие в закупке, оператор электронной площадки осуществляет в соответствии с <text:a xlink:type="simple" xlink:href="#anchor436506">подпунктом "е" пункта 5 части 6 статьи 43</text:a> настоящего Федерального закона возврат заявки подавшему ее участнику закупки;</text:p>
      <text:p text:style-name="s1"><text:bookmark text:name="anchor44504"/>4) в случае предоставления обеспечения заявки на участие в закупке в виде независимой гарантии оператор электронной площадки посредством взаимодействия с реестром независимых гарантий, размещенным в единой информационной системе, не позднее одного часа с момента получения заявки на участие в закупке проверяет наличие номера реестровой записи в таком реестре, сумму независимой гарантии, а также соответствие идентификационного кода закупки, указанного в независимой гарантии, идентификационному коду закупки, указанному в извещении об осуществлении закупки. Оператор электронной площадки возвращает заявку подавшему ее участнику закупки в соответствии с <text:a xlink:type="simple" xlink:href="#anchor436507">подпунктом "ж" пункта 5 части 6 статьи 43</text:a> настоящего Федерального закона.</text:p>
      <text:p text:style-name="s1"><text:bookmark text:name="anchor446"/>6. В случае выявления обстоятельств, свидетельствующих о соответствии банка, не включенного в перечень, предусмотренный <text:a xlink:type="simple" xlink:href="#anchor445011">подпунктом "а" пункта 1 части 5</text:a> настоящей статьи, установленным требованиям либо о несоответствии банка, включенного в такой перечень, установленным требованиям, такие сведения направляются Центральным банком Российской Федерации в федеральный орган исполнительной власти по регулированию контрактной системы в сфере закупок в течение пяти дней со дня выявления указанных обстоятельств для внесения соответствующих изменений в перечень.</text:p>
      <text:p text:style-name="s1"><text:bookmark text:name="anchor447"/>7. Каждый оператор электронной площадки заключает соглашение о взаимодействии с каждым из банков, включенных в перечень, предусмотренный <text:a xlink:type="simple" xlink:href="#anchor445011">подпунктом "а" пункта 1 части 5</text:a> настоящей статьи. <text:a xlink:type="simple" xlink:href="http://ivo.garant.ru/document/redirect/71958250/2000">Требования</text:a> к условиям таких соглашений определяются Правительством Российской Федерации. Взаимодействие между оператором электронной площадки и банком в соответствии с требованиями настоящей статьи осуществляется в электронной форме.</text:p>
      <text:p text:style-name="s1"><text:bookmark text:name="anchor448"/>8. Банк вправе открывать специальные счета участникам закупок только после заключения соглашений о взаимодействии с каждым из операторов электронной площадки. Денежные средства, находящиеся на специальном счете участника закупки, могут использоваться для обеспечения заявок на участие в закупках исключительно такого участника закупки. Блокирование денежных средств в целях обеспечения заявки на участие в закупке на специальном счете осуществляется и прекращается банком на основании информации, полученной от оператора электронной площадки в соответствии с настоящей статьей. На денежные средства, заблокированные в соответствии с настоящей статьей, не может быть обращено взыскание по обязательствам участника закупки. Банком начисляются проценты за пользование денежными средствами, находящимися на специальном счете, в том числе в период их блокирования в целях обеспечения заявки на участие в закупке. Размер таких процентов определяется договором специального счета, заключаемым участником закупки.</text:p>
      <text:p text:style-name="s1"><text:bookmark text:name="anchor449"/>9. Режим использования специального счета должен предусматривать осуществление банком на основании информации, полученной от оператора электронной площадки, следующих операций:</text:p>
      <text:p text:style-name="s1"><text:bookmark text:name="anchor449001"/>1) блокирование и прекращение блокирования денежных средств в соответствии с требованиями настоящей статьи. Такое блокирование заключается в ограничении прав участника закупки по своему усмотрению распоряжаться денежными средствами, находящимися на его специальном счете в размере обеспечения соответствующей заявки, в течение срока, предусмотренного настоящим Федеральным законом;</text:p>
      <text:p text:style-name="s1"><text:bookmark text:name="anchor449002"/>2) перевод в случаях, предусмотренных настоящей статьей, заблокированных денежных средств в размере обеспечения соответствующей заявки:</text:p>
      <text:p text:style-name="s1"><text:bookmark text:name="anchor4490021"/>а) на счет, на котором в соответствии с законодательством Российской Федерации учитываются операции со средствами, поступающими заказчику;</text:p>
      <text:p text:style-name="s1"><text:bookmark text:name="anchor4490022"/>б) в соответствующий бюджет бюджетной системы Российской Федерации.</text:p>
      <text:p text:style-name="s1"><text:bookmark text:name="anchor4410"/>10. Оператор электронной площадки направляет в банк информацию о реквизитах специального счета для осуществления банком по такому счету операции, предусмотренной <text:a xlink:type="simple" xlink:href="#anchor449">частью 9</text:a> настоящей статьи, в течение одного часа с момента наступления следующих случаев:</text:p>
      <text:p text:style-name="s1"><text:bookmark text:name="anchor44101"/>1) отклонение заявки на участие в закупке (за исключением случая, предусмотренного <text:a xlink:type="simple" xlink:href="#anchor4413">частью 13</text:a> настоящей статьи), отстранение участника закупки от участия в определении поставщика (подрядчика, исполнителя) в соответствии с настоящим Федеральным законом;</text:p>
      <text:p text:style-name="s1"><text:bookmark text:name="anchor44102"/>2) отзыв заявки участником закупки в соответствии с настоящим Федеральным законом;</text:p>
      <text:p text:style-name="s1"><text:bookmark text:name="anchor44103"/>3) заключение контракта в соответствии с настоящим Федеральным законом с участником закупки. В этом случае оператор электронной площадки направляет также информацию о реквизитах специальных счетов всех участников закупки, заявки которых не были отклонены, отстранены, отозваны в соответствии с настоящим Федеральным законом, за исключением участников закупки, признанных в соответствии с настоящим Федеральным законом уклонившимися от заключения контракта;</text:p>
      <text:p text:style-name="s1"><text:bookmark text:name="anchor44104"/>4) отмена закупки в соответствии со <text:a xlink:type="simple" xlink:href="#anchor36">статьей 36</text:a> настоящего Федерального закона. В этом случае оператор электронной площадки направляет информацию о реквизитах специальных счетов всех участников закупки, подавших заявки на участие в закупке;</text:p>
      <text:p text:style-name="s1"><text:bookmark text:name="anchor44105"/>5) получение решения контрольного органа в сфере закупок об отказе в согласовании заключения контракта с единственным поставщиком (подрядчиком, исполнителем);</text:p>
      <text:p text:style-name="s1"><text:bookmark text:name="anchor44106"/>6) получение предусмотренного настоящим Федеральным законом решения об отказе во включении информации об участнике закупки в реестр недобросовестных поставщиков (подрядчиков, исполнителей) в связи с его уклонением от заключения контракта;</text:p>
      <text:p text:style-name="s1"><text:bookmark text:name="anchor44107"/>7) включение информации об участнике закупки в реестр недобросовестных поставщиков (подрядчиков, исполнителей) в соответствии со <text:a xlink:type="simple" xlink:href="#anchor104">статьей 104</text:a> настоящего Федерального закона в связи с его уклонением от заключения контракта.</text:p>
      <text:p text:style-name="s1"><text:bookmark text:name="anchor4411"/>11. Банк не позднее одного часа с момента получения информации, предусмотренной <text:a xlink:type="simple" xlink:href="#anchor44101">пунктами 1 - 6 части 10</text:a> настоящей статьи, прекращает осуществленное в соответствии с <text:a xlink:type="simple" xlink:href="#anchor445033">подпунктом "в" пункта 3 части 5</text:a> настоящей статьи блокирование денежных средств на специальном счете (специальных счетах), реквизиты которого (которых) направлены оператором электронной площадки, и направляет информацию о прекращении такого блокирования оператору электронной площадки. Не позднее одного часа с момента получения информации, предусмотренной <text:a xlink:type="simple" xlink:href="#anchor44107">пунктом 7 части 10</text:a> настоящей статьи, банк осуществляет перевод заблокированных в соответствии с подпунктом "в" пункта 3 части 5 настоящей статьи денежных средств на счет, на котором в соответствии с законодательством Российской Федерации учитываются операции со средствами, поступающими заказчику, и направляет информацию о таком переводе оператору электронной площадки.</text:p>
      <text:p text:style-name="s1"><text:bookmark text:name="anchor4412"/>12. Возврат независимой гарантии, предоставленной для обеспечения заявки на участие в закупке, в случаях, предусмотренных <text:a xlink:type="simple" xlink:href="#anchor44101">пунктами 1 - 6 части 10</text:a> настоящей статьи, заказчиком лицу или гаранту, предоставившим независимую гарантию, не осуществляется, взыскание по ней не производится. В случае, предусмотренном <text:a xlink:type="simple" xlink:href="#anchor44107">пунктом 7 части 10</text:a> настоящей статьи, заказчик предъявляет требование об уплате денежной суммы по независимой гарантии, предоставленной для обеспечения заявки на участие в закупке участником закупки, информация о котором включена в реестр недобросовестных поставщиков (подрядчиков, исполнителей) в связи с уклонением такого участника от заключения контракта.</text:p>
      <text:p text:style-name="s1"><text:bookmark text:name="anchor4413"/>13. В случае, если при проведении электронных процедур в течение одного квартала календарного года на одной электронной площадке в отношении трех и более заявок одного участника закупки комиссиями по осуществлению закупок приняты решения о несоответствии указанных заявок требованиям, предусмотренным извещением об осуществлении закупки, по основаниям, установленным <text:a xlink:type="simple" xlink:href="#anchor48121">пунктами 1 - 3</text:a>, <text:a xlink:type="simple" xlink:href="#anchor48125">5 - 9 части 12 статьи 48</text:a> настоящего Федерального закона, в порядке, предусмотренном <text:a xlink:type="simple" xlink:href="#anchor4414">частью 14</text:a> настоящей статьи, осуществляется перечисление в соответствующий бюджет бюджетной системы Российской Федерации заблокированных на специальном счете участника закупки денежных средств в размере обеспечения каждой третьей такой заявки или в порядке, предусмотренном <text:a xlink:type="simple" xlink:href="#anchor4415">частью 15</text:a> настоящей статьи, предъявляется требование об уплате денежной суммы по независимой гарантии, предоставленной для обеспечения каждой третьей такой заявки.</text:p>
      <text:p text:style-name="s1"><text:bookmark text:name="anchor4414"/>14. Если в случае, предусмотренном <text:a xlink:type="simple" xlink:href="#anchor4413">частью 13</text:a> настоящей статьи, обеспечение заявки на участие в закупке, являющейся третьей заявкой, предоставлено в виде денежных средств:</text:p>
      <text:p text:style-name="s22header">Информация об изменениях:</text:p>
      <text:p text:style-name="s22"><text:bookmark text:name="anchor441401"/>Пункт 1 изменен с 1 января 2023 г. - <text:a xlink:type="simple" xlink:href="http://ivo.garant.ru/document/redirect/404488108/21202">Федеральный закон</text:a> от 16 апреля 2022 г. N 104-ФЗ</text:p>
      <text:p text:style-name="s22"><text:a xlink:type="simple" xlink:href="http://ivo.garant.ru/document/redirect/76817050/441401">См. предыдущую редакцию</text:a></text:p>
      <text:p text:style-name="s1">1) оператор электронной площадки через пятнадцать рабочих дней со дня, следующего за днем размещения на электронной площадке в отношении такой заявки протокола, указанного в <text:a xlink:type="simple" xlink:href="#anchor4817">части 17 статьи 48</text:a>, <text:a xlink:type="simple" xlink:href="#anchor4952">пункте 2 части 5 статьи 49</text:a>, <text:a xlink:type="simple" xlink:href="#anchor5032">пункте 2 части 3 статьи 50</text:a> настоящего Федерального закона, направляет (за исключением случая получения оператором электронной площадки решения суда, контрольного органа в сфере закупок о признании решения, принятого в отношении такой заявки, не соответствующим требованиям настоящего Федерального закона) в банк информацию о реквизитах специального счета участника закупки, подавшего такую заявку;</text:p>
      <text:p text:style-name="s1"><text:bookmark text:name="anchor441402"/>2) банк не позднее одного часа с момента получения информации, предусмотренной <text:a xlink:type="simple" xlink:href="#anchor441401">пунктом 1</text:a> настоящей части, осуществляет перевод заблокированных на специальном счете участника закупки денежных средств в размере обеспечения такой заявки в соответствующий бюджет бюджетной системы Российской Федерации и направляет информацию о таком переводе оператору электронной площадки;</text:p>
      <text:p text:style-name="s1"><text:bookmark text:name="anchor441403"/>3) оператор электронной площадки не позднее одного часа с момента получения от банка информации о перечислении, предусмотренной <text:a xlink:type="simple" xlink:href="#anchor441402">пунктом 2</text:a> настоящей части, направляет участнику закупки информацию о таком перечислении.</text:p>
      <text:p text:style-name="s1"><text:bookmark text:name="anchor4415"/>15. Если в случае, предусмотренном <text:a xlink:type="simple" xlink:href="#anchor4413">частью 13</text:a> настоящей статьи, обеспечение заявки на участие в закупке, являющейся третьей заявкой, предоставлено в виде независимой гарантии:</text:p>
      <text:p text:style-name="s22header">Информация об изменениях:</text:p>
      <text:p text:style-name="s22"><text:bookmark text:name="anchor441501"/>Пункт 1 изменен с 1 января 2023 г. - <text:a xlink:type="simple" xlink:href="http://ivo.garant.ru/document/redirect/404488108/21203">Федеральный закон</text:a> от 16 апреля 2022 г. N 104-ФЗ</text:p>
      <text:p text:style-name="s22"><text:a xlink:type="simple" xlink:href="http://ivo.garant.ru/document/redirect/76817050/441501">См. предыдущую редакцию</text:a></text:p>
      <text:p text:style-name="s1">1) оператор электронной площадки через пятнадцать рабочих дней со дня, следующего за днем размещения на электронной площадке в отношении такой заявки протокола, указанного в <text:a xlink:type="simple" xlink:href="#anchor4817">части 17 статьи 48</text:a>, <text:a xlink:type="simple" xlink:href="#anchor4952">пункте 2 части 5 статьи 49</text:a>, <text:a xlink:type="simple" xlink:href="#anchor5032">пункте 2 части 3 статьи 50</text:a> настоящего Федерального закона, направляет (за исключением случая получения оператором электронной площадки решения суда, контрольного органа в сфере закупок о признании решения, принятого в отношении такой заявки, не соответствующим требованиям настоящего Федерального закона) заказчику, разместившему такой соответствующий протокол, информацию о наступлении случая, предусмотренного <text:a xlink:type="simple" xlink:href="#anchor4413">частью 13</text:a> настоящей статьи, и об участнике закупки, подавшем такую заявку;</text:p>
      <text:p text:style-name="s1"><text:bookmark text:name="anchor441502"/>2) заказчик не позднее трех рабочих дней со дня, следующего за днем получения информации, предусмотренной <text:a xlink:type="simple" xlink:href="#anchor441501">пунктом 1</text:a> настоящей части, предъявляет требование об уплате денежной суммы по независимой гарантии, предоставленной таким участником закупки.</text:p>
      <text:p text:style-name="s1"><text:bookmark text:name="anchor4416"/>16. При проведении закрытого конкурса и закрытого аукциона:</text:p>
      <text:p text:style-name="s1"><text:bookmark text:name="anchor441601"/>1) денежные средства, предназначенные для обеспечения заявок на участие в закупке, вносятся участниками закупок на счет, указанный заказчиком в документации о закупке, на котором в соответствии с законодательством Российской Федерации учитываются операции со средствами, поступающими заказчику;</text:p>
      <text:p text:style-name="s1"><text:bookmark text:name="anchor441602"/>2) участник закупки признается не предоставившим обеспечение заявки на участие в закупке в случае непоступления денежных средств, информация и документы (или их копии) о внесении которых в качестве обеспечения заявки представлены в заявке на участие в закупке, до даты рассмотрения заявок, даты рассмотрения и оценки заявок на счет, указанный заказчиком в документации о закупке, на котором в соответствии с законодательством Российской Федерации учитываются операции со средствами, поступающими заказчику;</text:p>
      <text:p text:style-name="s1"><text:bookmark text:name="anchor441603"/>3) заказчик возвращает денежные средства, внесенные в качестве обеспечения заявки на участие в закупке, не позднее пяти рабочих дней со дня, следующего за днем наступления случаев, предусмотренных <text:a xlink:type="simple" xlink:href="#anchor44101">пунктами 1 - 6 части 10</text:a> настоящей статьи. Возврат таких денежных средств участнику закупки не осуществляется в случае, предусмотренном <text:a xlink:type="simple" xlink:href="#anchor44107">пунктом 7 части 10</text:a> настоящей статьи;</text:p>
      <text:p text:style-name="s1"><text:bookmark text:name="anchor441604"/>4) в случае предоставления участником закупки обеспечения заявки на участие в закупке в виде независимой гарантии такая гарантия подлежит рассмотрению заказчиком в соответствии с настоящим Федеральным законом.</text:p>
      <text:p text:style-name="s1"><text:bookmark text:name="anchor4417"/>17. При проведении закрытых электронных процедур применяются положения настоящего Федерального закона, касающиеся обеспечения заявок на участие в закупках при проведении электронных процедур, если иное не установлено Правительством Российской Федерации в соответствии с <text:a xlink:type="simple" xlink:href="#anchor240132">пунктом 2 части 13 статьи 24</text:a> настоящего Федерального закона.</text:p>
      <text:p text:style-name="s1"><text:bookmark text:name="anchor4418"/>18. Правительство Российской Федерации вправе установить <text:a xlink:type="simple" xlink:href="http://ivo.garant.ru/document/redirect/406715749/0">особенности</text:a> порядка предоставления обеспечения заявок на участие в закупках участниками закупок, являющимися иностранными лицами.</text:p>
      <text:p text:style-name="s1"/>
      <text:p text:style-name="s22header">Информация об изменениях:</text:p>
      <text:p text:style-name="s22"><text:bookmark text:name="anchor45"/>Наименование изменено с 1 января 2022 г. - <text:a xlink:type="simple" xlink:href="http://ivo.garant.ru/document/redirect/401423520/50281">Федеральный закон</text:a> от 2 июля 2021 г. N 360-ФЗ</text:p>
      <text:p text:style-name="s22"><text:a xlink:type="simple" xlink:href="http://ivo.garant.ru/document/redirect/77312405/45">См. предыдущую редакцию</text:a></text:p>
      <text:p text:style-name="s15"><text:span text:style-name="s10">Статья 45</text:span>. Условия независимой гарантии. Реестры независимых гарантий</text:p>
      <text:p text:style-name="s9header">ГАРАНТ:</text:p>
      <text:p text:style-name="s9">См. <text:span text:style-name="s8">Энциклопедии</text:span>, <text:a xlink:type="simple" xlink:href="http://ivo.garant.ru/document/redirect/77532171/0">позиции высших судов</text:a> и другие <text:a xlink:type="simple" xlink:href="http://ivo.garant.ru/document/redirect/76898051/45">комментарии</text:a> к статье 45 настоящего Федерального закона</text:p>
      <text:p text:style-name="s22header">Информация об изменениях:</text:p>
      <text:p text:style-name="s22"><text:bookmark text:name="anchor451"/>Часть 1 изменена с 1 января 2022 г. - <text:a xlink:type="simple" xlink:href="http://ivo.garant.ru/document/redirect/401423520/50282">Федеральный закон</text:a> от 2 июля 2021 г. N 360-ФЗ</text:p>
      <text:p text:style-name="s22"><text:a xlink:type="simple" xlink:href="http://ivo.garant.ru/document/redirect/77312405/451">См. предыдущую редакцию</text:a></text:p>
      <text:p text:style-name="s1">1. Заказчики в качестве обеспечения заявок, исполнения контрактов, гарантийных обязательств принимают независимые гарантии, выданные:</text:p>
      <text:p text:style-name="s1"><text:bookmark text:name="anchor45101"/>1) банками, соответствующими <text:a xlink:type="simple" xlink:href="http://ivo.garant.ru/document/redirect/403293263/1">требованиям</text:a>, установленным Правительством Российской Федерации, и включенными в перечень, предусмотренный <text:a xlink:type="simple" xlink:href="#anchor45012">частью 1.2</text:a> настоящей статьи;</text:p>
      <text:p text:style-name="s1"><text:bookmark text:name="anchor45102"/>2) государственной корпорацией развития "ВЭБ.РФ";</text:p>
      <text:p text:style-name="s1"><text:bookmark text:name="anchor45103"/>3) фондами содействия кредитованию (гарантийными фондами, фондами поручительств), являющимися участниками национальной гарантийной системы поддержки малого и среднего предпринимательства, предусмотренной <text:a xlink:type="simple" xlink:href="http://ivo.garant.ru/document/redirect/12154854/0">Федеральным законом</text:a> от 24 июля 2007 года N 209-ФЗ "О развитии малого и среднего предпринимательства в Российской Федерации" (далее - региональные гарантийные организации), соответствующими <text:a xlink:type="simple" xlink:href="http://ivo.garant.ru/document/redirect/403293263/3">требованиям</text:a>, установленным Правительством Российской Федерации, и включенными в перечень, предусмотренный <text:a xlink:type="simple" xlink:href="#anchor45017">частью 1.7</text:a> настоящей статьи (при осуществлении закупок в соответствии с <text:a xlink:type="simple" xlink:href="#anchor30101">пунктом 1 части 1 статьи 30</text:a> настоящего Федерального закона);</text:p>
      <text:p text:style-name="s1"><text:bookmark text:name="anchor45104"/>4) Евразийским банком развития (если участник закупки является юридическим лицом, зарегистрированным на территории государства - члена Евразийского экономического союза, за исключением Российской Федерации, или физическим лицом, являющимся гражданином государства - члена Евразийского экономического союза, за исключением Российской Федерации).</text:p>
      <text:p text:style-name="s22header">Информация об изменениях:</text:p>
      <text:p text:style-name="s22"><text:bookmark text:name="anchor45011"/>Часть 1.1 изменена с 1 января 2022 г. - <text:a xlink:type="simple" xlink:href="http://ivo.garant.ru/document/redirect/401423520/50283">Федеральный закон</text:a> от 2 июля 2021 г. N 360-ФЗ</text:p>
      <text:p text:style-name="s22"><text:a xlink:type="simple" xlink:href="http://ivo.garant.ru/document/redirect/77312405/45011">См. предыдущую редакцию</text:a></text:p>
      <text:p text:style-name="s1">1.1. При установлении требований к банкам Правительство Российской Федерации устанавливает <text:a xlink:type="simple" xlink:href="http://ivo.garant.ru/document/redirect/403293263/2">требования</text:a> к уровню кредитного рейтинга, присвоенного банку одним или несколькими кредитными рейтинговыми агентствами, сведения о которых внесены Центральным банком Российской Федерации в реестр кредитных рейтинговых агентств, по национальной рейтинговой шкале для Российской Федерации в соответствии с методологией, соответствие которой требованиям <text:a xlink:type="simple" xlink:href="http://ivo.garant.ru/document/redirect/71127972/12">статьи 12</text:a> Федерального закона от 13 июля 2015 года N 222-ФЗ "О деятельности кредитных рейтинговых агентств в Российской Федерации, о внесении изменения в статью 76.1 Федерального закона "О Центральном банке Российской Федерации (Банке России)" и признании утратившими силу отдельных положений законодательных актов Российской Федерации" подтверждено Центральным банком Российской Федерации.</text:p>
      <text:p text:style-name="s22header">Информация об изменениях:</text:p>
      <text:p text:style-name="s22"><text:bookmark text:name="anchor45012"/>Статья 45 дополнена частью 1.2 с 1 июня 2018 г. - <text:a xlink:type="simple" xlink:href="http://ivo.garant.ru/document/redirect/71732882/122">Федеральный закон</text:a> от 29 июля 2017 г. N 267-ФЗ (в редакции <text:a xlink:type="simple" xlink:href="http://ivo.garant.ru/document/redirect/71848774/2">Федерального закона</text:a> от 29 декабря 2017 г. N 475-ФЗ)</text:p>
      <text:p text:style-name="s1">1.2. <text:a xlink:type="simple" xlink:href="http://ivo.garant.ru/document/redirect/77668132/0">Перечень</text:a> банков, соответствующих установленным требованиям, ведется федеральным органом исполнительной власти по регулированию контрактной системы в сфере закупок на основании сведений, полученных от Центрального банка Российской Федерации, и подлежит размещению на официальном сайте федерального органа исполнительной власти по регулированию контрактной системы в сфере закупок в информационно-телекоммуникационной сети "Интернет". В случае выявления обстоятельств, свидетельствующих о соответствии банка, не включенного в перечень, установленным требованиям либо о несоответствии банка, включенного в перечень, установленным требованиям, такие сведения направляются Центральным банком Российской Федерации в федеральный орган исполнительной власти по регулированию контрактной системы в сфере закупок в течение пяти дней со дня выявления указанных обстоятельств для внесения соответствующих изменений в перечень.</text:p>
      <text:p text:style-name="s22header">Информация об изменениях:</text:p>
      <text:p text:style-name="s22"><text:bookmark text:name="anchor45013"/>Часть 1.3 изменена с 1 января 2022 г. - <text:a xlink:type="simple" xlink:href="http://ivo.garant.ru/document/redirect/401423520/50284">Федеральный закон</text:a> от 2 июля 2021 г. N 360-ФЗ</text:p>
      <text:p text:style-name="s22"><text:a xlink:type="simple" xlink:href="http://ivo.garant.ru/document/redirect/77312405/45013">См. предыдущую редакцию</text:a></text:p>
      <text:p text:style-name="s9header">ГАРАНТ:</text:p>
      <text:p text:style-name="s9">Действие положений части 1.3 статьи 45 (в редакции <text:a xlink:type="simple" xlink:href="http://ivo.garant.ru/document/redirect/73355397/10">Федерального закона</text:a> от 27 декабря 2019 г. N 469-ФЗ) <text:a xlink:type="simple" xlink:href="http://ivo.garant.ru/document/redirect/73355397/1401">распространяется</text:a> также на банки, в отношении которых до 28 декабря 2019 г. Советом директоров Банка России в соответствии с <text:a xlink:type="simple" xlink:href="http://ivo.garant.ru/document/redirect/185181/0">Федеральным законом</text:a> от 26 октября 2002 г. N 127-ФЗ "О несостоятельности (банкротстве)" были утверждены планы участия Банка России в осуществлении мер по предупреждению банкротства и приняты решения Совета директоров Банка России о гарантировании непрерывности деятельности соответствующих банков в течение срока реализации указанных планов</text:p>
      <text:p text:style-name="s1">1.3. В течение срока реализации утвержденного Советом директоров Центрального банка Российской Федерации в соответствии с <text:a xlink:type="simple" xlink:href="http://ivo.garant.ru/document/redirect/185181/0">Федеральным законом</text:a> от 26 октября 2002 года N 127-ФЗ "О несостоятельности (банкротстве)" плана участия Банка России в осуществлении мер по предупреждению банкротства банка, включенного в <text:a xlink:type="simple" xlink:href="http://ivo.garant.ru/document/redirect/77668132/0">перечень</text:a> банков, предусмотренный <text:a xlink:type="simple" xlink:href="#anchor45012">частью 1.2</text:a> настоящей статьи, на дату утверждения указанного плана, независимыми гарантиями такого банка могут быть обеспечены заявки и исполнение контрактов вне зависимости от соответствия (несоответствия) такого банка установленным в соответствии с <text:a xlink:type="simple" xlink:href="#anchor45011">частью 1.1</text:a> настоящей статьи требованиям при условии принятия Советом директоров Центрального банка Российской Федерации решения о гарантировании непрерывности деятельности такого банка.</text:p>
      <text:p text:style-name="s22header">Информация об изменениях:</text:p>
      <text:p text:style-name="s22"><text:bookmark text:name="anchor45014"/>Статья 45 дополнена частью 1.4 с 28 декабря 2019 г. - <text:a xlink:type="simple" xlink:href="http://ivo.garant.ru/document/redirect/73355397/10">Федеральный закон</text:a> от 27 декабря 2019 г. N 469-ФЗ</text:p>
      <text:p text:style-name="s9header">ГАРАНТ:</text:p>
      <text:p text:style-name="s9">Действие положений части 1.4 статьи 45 (в редакции <text:a xlink:type="simple" xlink:href="http://ivo.garant.ru/document/redirect/73355397/10">Федерального закона</text:a> от 27 декабря 2019 г. N 469-ФЗ) <text:a xlink:type="simple" xlink:href="http://ivo.garant.ru/document/redirect/73355397/1401">распространяется</text:a> также на банки, в отношении которых до 28 декабря 2019 г. Советом директоров Банка России в соответствии с <text:a xlink:type="simple" xlink:href="http://ivo.garant.ru/document/redirect/185181/0">Федеральным законом</text:a> от 26 октября 2002 г. N 127-ФЗ "О несостоятельности (банкротстве)" были утверждены планы участия Банка России в осуществлении мер по предупреждению банкротства и приняты решения Совета директоров Банка России о гарантировании непрерывности деятельности соответствующих банков в течение срока реализации указанных планов</text:p>
      <text:p text:style-name="s1">1.4. В течение срока реализации плана участия Банка России в осуществлении мер по предупреждению банкротства банка, включенного в <text:a xlink:type="simple" xlink:href="http://ivo.garant.ru/document/redirect/77668132/0">перечень</text:a> банков, предусмотренный <text:a xlink:type="simple" xlink:href="#anchor45012">частью 1.2</text:a> настоящей статьи, на дату утверждения Советом директоров Центрального банка Российской Федерации указанного плана, такой банк не исключается из указанного перечня при условии принятия Советом директоров Центрального банка Российской Федерации решения о гарантировании непрерывности деятельности такого банка.</text:p>
      <text:p text:style-name="s22header">Информация об изменениях:</text:p>
      <text:p text:style-name="s22"><text:bookmark text:name="anchor45015"/>Статья 45 дополнена частью 1.5 с 28 декабря 2019 г. - <text:a xlink:type="simple" xlink:href="http://ivo.garant.ru/document/redirect/73355397/10">Федеральный закон</text:a> от 27 декабря 2019 г. N 469-ФЗ</text:p>
      <text:p text:style-name="s9header">ГАРАНТ:</text:p>
      <text:p text:style-name="s9">Действие положений части 1.5 статьи 45 (в редакции <text:a xlink:type="simple" xlink:href="http://ivo.garant.ru/document/redirect/73355397/10">Федерального закона</text:a> от 27 декабря 2019 г. N 469-ФЗ) <text:a xlink:type="simple" xlink:href="http://ivo.garant.ru/document/redirect/73355397/1401">распространяется</text:a> также на банки, в отношении которых до 28 декабря 2019 г. Советом директоров Банка России в соответствии с <text:a xlink:type="simple" xlink:href="http://ivo.garant.ru/document/redirect/185181/0">Федеральным законом</text:a> от 26 октября 2002 г. N 127-ФЗ "О несостоятельности (банкротстве)" были утверждены планы участия Банка России в осуществлении мер по предупреждению банкротства и приняты решения Совета директоров Банка России о гарантировании непрерывности деятельности соответствующих банков в течение срока реализации указанных планов</text:p>
      <text:p text:style-name="s1">1.5. Сведения о факте и дате утверждения плана участия Банка России в осуществлении мер по предупреждению банкротства банка, включенного в <text:a xlink:type="simple" xlink:href="http://ivo.garant.ru/document/redirect/77668132/0">перечень</text:a> банков, предусмотренный <text:a xlink:type="simple" xlink:href="#anchor45012">частью 1.2</text:a> настоящей статьи, и сведения о факте и дате принятия Советом директоров Центрального банка Российской Федерации решения о гарантировании непрерывности деятельности такого банка в течение срока реализации указанного плана направляются Центральным банком Российской Федерации в федеральный орган исполнительной власти по регулированию контрактной системы в сфере закупок не позднее чем в течение пяти рабочих дней, следующих за днем принятия указанного решения.</text:p>
      <text:p text:style-name="s22header">Информация об изменениях:</text:p>
      <text:p text:style-name="s22"><text:bookmark text:name="anchor45016"/>Статья 45 дополнена частью 1.6 с 28 декабря 2019 г. - <text:a xlink:type="simple" xlink:href="http://ivo.garant.ru/document/redirect/73355397/10">Федеральный закон</text:a> от 27 декабря 2019 г. N 469-ФЗ</text:p>
      <text:p text:style-name="s9header">ГАРАНТ:</text:p>
      <text:p text:style-name="s9">Действие положений части 1.6 статьи 45 (в редакции <text:a xlink:type="simple" xlink:href="http://ivo.garant.ru/document/redirect/73355397/10">Федерального закона</text:a> от 27 декабря 2019 г. N 469-ФЗ) <text:a xlink:type="simple" xlink:href="http://ivo.garant.ru/document/redirect/73355397/1401">распространяется</text:a> также на банки, в отношении которых до 28 декабря 2019 г. Советом директоров Банка России в соответствии с <text:a xlink:type="simple" xlink:href="http://ivo.garant.ru/document/redirect/185181/0">Федеральным законом</text:a> от 26 октября 2002 г. N 127-ФЗ "О несостоятельности (банкротстве)" были утверждены планы участия Банка России в осуществлении мер по предупреждению банкротства и приняты решения Совета директоров Банка России о гарантировании непрерывности деятельности соответствующих банков в течение срока реализации указанных планов</text:p>
      <text:p text:style-name="s1">1.6. В случае, если банк, включенный в <text:a xlink:type="simple" xlink:href="http://ivo.garant.ru/document/redirect/77668132/0">перечень</text:a> банков, предусмотренный <text:a xlink:type="simple" xlink:href="#anchor45012">частью 1.2</text:a> настоящей статьи, на дату утверждения в отношении такого банка плана участия Банка России в осуществлении мер по предупреждению банкротства, исключен из указанного перечня до дня принятия Советом директоров Центрального банка Российской Федерации решения о гарантировании непрерывности деятельности такого банка в течение срока реализации плана участия Банка России в осуществлении мер по предупреждению банкротства банка, такой банк включается федеральным органом исполнительной власти по регулированию контрактной системы в сфере закупок в указанный перечень не позднее чем в течение пяти рабочих дней, следующих за днем получения от Центрального банка Российской Федерации сведений, указанных в <text:a xlink:type="simple" xlink:href="#anchor45015">части 1.5</text:a> настоящей статьи.</text:p>
      <text:p text:style-name="s22header">Информация об изменениях:</text:p>
      <text:p text:style-name="s22"><text:bookmark text:name="anchor45017"/>Статья 45 дополнена частью 1.7 с 1 января 2022 г. - <text:a xlink:type="simple" xlink:href="http://ivo.garant.ru/document/redirect/401423520/50285">Федеральный закон</text:a> от 2 июля 2021 г. N 360-ФЗ</text:p>
      <text:p text:style-name="s1">1.7. <text:a xlink:type="simple" xlink:href="http://ivo.garant.ru/document/redirect/405081215/0">Перечень</text:a> региональных гарантийных организаций ведется федеральным органом исполнительной власти по регулированию контрактной системы в сфере закупок на основании сведений, полученных от федерального органа исполнительной власти, осуществляющего функции по выработке государственной политики и нормативно-правовому регулированию в сфере развития предпринимательской деятельности, и подлежит размещению на официальном сайте федерального органа исполнительной власти по регулированию контрактной системы в сфере закупок в информационно-телекоммуникационной сети "Интернет". В случае выявления обстоятельств, свидетельствующих о соответствии региональной гарантийной организации, не включенной в перечень, требованиям, установленным в соответствии с <text:a xlink:type="simple" xlink:href="#anchor45103">пунктом 3 части 1</text:a> настоящей статьи, либо о несоответствии региональной гарантийной организации, включенной в перечень, таким требованиям, сведения о таких обстоятельствах направляются федеральным органом исполнительной власти, осуществляющим функции по выработке государственной политики и нормативно-правовому регулированию в сфере развития предпринимательской деятельности, в федеральный орган исполнительной власти по регулированию контрактной системы в сфере закупок в течение пяти дней со дня выявления указанных обстоятельств для внесения соответствующих изменений в перечень региональных гарантийных организаций.</text:p>
      <text:p text:style-name="s22header">Информация об изменениях:</text:p>
      <text:p text:style-name="s22"><text:bookmark text:name="anchor452"/>Часть 2 изменена с 1 января 2022 г. - <text:a xlink:type="simple" xlink:href="http://ivo.garant.ru/document/redirect/401423520/50286">Федеральный закон</text:a> от 2 июля 2021 г. N 360-ФЗ</text:p>
      <text:p text:style-name="s22"><text:a xlink:type="simple" xlink:href="http://ivo.garant.ru/document/redirect/77312405/452">См. предыдущую редакцию</text:a></text:p>
      <text:p text:style-name="s1">2. Независимая гарантия должна быть безотзывной и должна содержать:</text:p>
      <text:p text:style-name="s22header">Информация об изменениях:</text:p>
      <text:p text:style-name="s22"><text:bookmark text:name="anchor4521"/>Пункт 1 изменен с 1 января 2023 г. - <text:a xlink:type="simple" xlink:href="http://ivo.garant.ru/document/redirect/404488108/213">Федеральный закон</text:a> от 16 апреля 2022 г. N 104-ФЗ</text:p>
      <text:p text:style-name="s22"><text:a xlink:type="simple" xlink:href="http://ivo.garant.ru/document/redirect/76817050/4521">См. предыдущую редакцию</text:a></text:p>
      <text:p text:style-name="s1">1) сумму независимой гарантии, подлежащую уплате гарантом заказчику в установленных <text:a xlink:type="simple" xlink:href="#anchor44">статьей 44</text:a> настоящего Федерального закона случаях для предъявления требования об уплате денежной суммы по независимой гарантии, предоставленной для обеспечения заявки на участие в закупке, или сумму независимой гарантии, подлежащую уплате гарантом заказчику в случае ненадлежащего исполнения обязательств принципалом в соответствии со <text:a xlink:type="simple" xlink:href="#anchor96">статьей 96</text:a> настоящего Федерального закона, а также идентификационный код закупки, при осуществлении которой предоставляется такая независимая гарантия;</text:p>
      <text:p text:style-name="s22header">Информация об изменениях:</text:p>
      <text:p text:style-name="s22"><text:bookmark text:name="anchor4522"/>Пункт 2 изменен с 1 января 2022 г. - <text:a xlink:type="simple" xlink:href="http://ivo.garant.ru/document/redirect/401423520/9606244">Федеральный закон</text:a> от 2 июля 2021 г. N 360-ФЗ</text:p>
      <text:p text:style-name="s22"><text:a xlink:type="simple" xlink:href="http://ivo.garant.ru/document/redirect/77312405/4522">См. предыдущую редакцию</text:a></text:p>
      <text:p text:style-name="s1">2) обязательства принципала, надлежащее исполнение которых обеспечивается независимой гарантией;</text:p>
      <text:p text:style-name="s22header">Информация об изменениях:</text:p>
      <text:p text:style-name="s22"><text:bookmark text:name="anchor4523"/>Пункт 3 изменен с 1 июля 2022 г. - <text:a xlink:type="simple" xlink:href="http://ivo.garant.ru/document/redirect/404488130/21">Федеральный закон</text:a> от 16 апреля 2022 г. N 109-ФЗ</text:p>
      <text:p text:style-name="s22"><text:a xlink:type="simple" xlink:href="http://ivo.garant.ru/document/redirect/77312407/4523">См. предыдущую редакцию</text:a></text:p>
      <text:p text:style-name="s1">3) обязанность гаранта в случае просрочки исполнения обязательств по независимой гарантии, требование об уплате денежной суммы по которой соответствует условиям такой независимой гарантии и предъявлено заказчиком до окончания срока ее действия, за каждый день просрочки уплатить заказчику неустойку в размере 0,1 процента денежной суммы, подлежащей уплате по такой независимой гарантии;</text:p>
      <text:p text:style-name="s22header">Информация об изменениях:</text:p>
      <text:p text:style-name="s22"><text:bookmark text:name="anchor4524"/>Пункт 4 изменен с 1 января 2022 г. - <text:a xlink:type="simple" xlink:href="http://ivo.garant.ru/document/redirect/401423520/9606245">Федеральный закон</text:a> от 2 июля 2021 г. N 360-ФЗ</text:p>
      <text:p text:style-name="s22"><text:a xlink:type="simple" xlink:href="http://ivo.garant.ru/document/redirect/77312405/4524">См. предыдущую редакцию</text:a></text:p>
      <text:p text:style-name="s1">4) условие, согласно которому исполнением обязательств гаранта по независимой гарантии является фактическое поступление денежных сумм на счет, на котором в соответствии с законодательством Российской Федерации учитываются операции со средствами, поступающими заказчику;</text:p>
      <text:p text:style-name="s22header">Информация об изменениях:</text:p>
      <text:p text:style-name="s22"><text:bookmark text:name="anchor4525"/>Пункт 5 изменен с 1 января 2022 г. - <text:a xlink:type="simple" xlink:href="http://ivo.garant.ru/document/redirect/401423520/9606246">Федеральный закон</text:a> от 2 июля 2021 г. N 360-ФЗ</text:p>
      <text:p text:style-name="s22"><text:a xlink:type="simple" xlink:href="http://ivo.garant.ru/document/redirect/77312405/4525">См. предыдущую редакцию</text:a></text:p>
      <text:p text:style-name="s1">5) срок действия независимой гарантии с учетом требований <text:a xlink:type="simple" xlink:href="#anchor44">статей 44</text:a> и <text:a xlink:type="simple" xlink:href="#anchor96">96</text:a> настоящего Федерального закона;</text:p>
      <text:p text:style-name="s22header">Информация об изменениях:</text:p>
      <text:p text:style-name="s22"><text:bookmark text:name="anchor4526"/>Пункт 6 изменен с 1 января 2022 г. - <text:a xlink:type="simple" xlink:href="http://ivo.garant.ru/document/redirect/401423520/9606247">Федеральный закон</text:a> от 2 июля 2021 г. N 360-ФЗ</text:p>
      <text:p text:style-name="s22"><text:a xlink:type="simple" xlink:href="http://ivo.garant.ru/document/redirect/77312405/4526">См. предыдущую редакцию</text:a></text:p>
      <text:p text:style-name="s1">6) отлагательное условие, предусматривающее заключение договора предоставления независимой гарантии по обязательствам принципала, возникшим из контракта при его заключении, в случае предоставления независимой гарантии в качестве обеспечения исполнения контракта;</text:p>
      <text:p text:style-name="s22header">Информация об изменениях:</text:p>
      <text:p text:style-name="s22"><text:bookmark text:name="anchor4527"/>Пункт 7 изменен с 1 января 2022 г. - <text:a xlink:type="simple" xlink:href="http://ivo.garant.ru/document/redirect/401423520/9606248">Федеральный закон</text:a> от 2 июля 2021 г. N 360-ФЗ</text:p>
      <text:p text:style-name="s22"><text:a xlink:type="simple" xlink:href="http://ivo.garant.ru/document/redirect/77312405/4527">См. предыдущую редакцию</text:a></text:p>
      <text:p text:style-name="s1">7) установленный Правительством Российской Федерации <text:a xlink:type="simple" xlink:href="http://ivo.garant.ru/document/redirect/70502258/2000">перечень</text:a> документов, предоставляемых заказчиком гаранту одновременно с требованием об осуществлении уплаты денежной суммы по независимой гарантии.</text:p>
      <text:p text:style-name="s22header">Информация об изменениях:</text:p>
      <text:p text:style-name="s22"><text:bookmark text:name="anchor453"/>Часть 3 изменена с 1 июля 2022 г. - <text:a xlink:type="simple" xlink:href="http://ivo.garant.ru/document/redirect/404488130/22">Федеральный закон</text:a> от 16 апреля 2022 г. N 109-ФЗ</text:p>
      <text:p text:style-name="s22"><text:a xlink:type="simple" xlink:href="http://ivo.garant.ru/document/redirect/77312407/453">См. предыдущую редакцию</text:a></text:p>
      <text:p text:style-name="s1">3. В независимую гарантию включается условие об обязанности гаранта уплатить заказчику (бенефициару) денежную сумму по независимой гарантии не позднее десяти рабочих дней со дня, следующего за днем получения гарантом требования заказчика (бенефициара), соответствующего условиям такой независимой гарантии, при отсутствии предусмотренных <text:a xlink:type="simple" xlink:href="http://ivo.garant.ru/document/redirect/10164072/0">Гражданским кодексом</text:a> Российской Федерации оснований для отказа в удовлетворении этого требования.</text:p>
      <text:p text:style-name="s22header">Информация об изменениях:</text:p>
      <text:p text:style-name="s22"><text:bookmark text:name="anchor4531"/>Часть 3.1 изменена с 1 января 2022 г. - <text:a xlink:type="simple" xlink:href="http://ivo.garant.ru/document/redirect/401423520/50288">Федеральный закон</text:a> от 2 июля 2021 г. N 360-ФЗ</text:p>
      <text:p text:style-name="s22"><text:a xlink:type="simple" xlink:href="http://ivo.garant.ru/document/redirect/77312405/4531">См. предыдущую редакцию</text:a></text:p>
      <text:p text:style-name="s9header">ГАРАНТ:</text:p>
      <text:p text:style-name="s9">Положения части 3.1 (в редакции <text:a xlink:type="simple" xlink:href="http://ivo.garant.ru/document/redirect/72139644/151">Федерального закона</text:a> от 27 декабря 2018 г. N 502-ФЗ):</text:p>
      <text:p text:style-name="s9">- <text:a xlink:type="simple" xlink:href="http://ivo.garant.ru/document/redirect/72139644/23">применяются</text:a> к отношениям, связанным с осуществлением закупок товаров, работ, услуг для обеспечения государственных или муниципальных нужд, извещения об осуществлении которых размещены в единой информационной системе в сфере закупок либо приглашения принять участие в которых направлены после 1 июля 2019 г.;</text:p>
      <text:p text:style-name="s9">- по соглашению сторон контракта <text:a xlink:type="simple" xlink:href="http://ivo.garant.ru/document/redirect/72139644/24">могут распространяться</text:a> на отношения, связанные с исполнением контракта, заключенного до 1 июля 2019 г., либо контракта, заключенного по результатам определения поставщика (подрядчика, исполнителя), извещения об осуществлении закупок по которым размещены в единой информационной системе в сфере закупок либо приглашения принять участие в закупках по которым направлены до 1 июля 2019 г.</text:p>
      <text:p text:style-name="s1">3.1. Уменьшение в соответствии с <text:a xlink:type="simple" xlink:href="#anchor967">частями 7</text:a> и <text:a xlink:type="simple" xlink:href="#anchor9671">7.1 статьи 96</text:a> настоящего Федерального закона размера обеспечения исполнения контракта, предоставленного в виде независимой гарантии, осуществляется заказчиком путем отказа от части своих прав по этой гарантии. При этом датой такого отказа признается дата включения предусмотренной <text:a xlink:type="simple" xlink:href="#anchor9672">частью 7.2 статьи 96</text:a> настоящего Федерального закона информации в соответствующий реестр контрактов, предусмотренный <text:a xlink:type="simple" xlink:href="#anchor103">статьей 103</text:a> настоящего Федерального закона.</text:p>
      <text:p text:style-name="s22header">Информация об изменениях:</text:p>
      <text:p text:style-name="s22"><text:bookmark text:name="anchor454"/>Часть 4 изменена с 1 января 2022 г. - <text:a xlink:type="simple" xlink:href="http://ivo.garant.ru/document/redirect/401423520/50289">Федеральный закон</text:a> от 2 июля 2021 г. N 360-ФЗ</text:p>
      <text:p text:style-name="s22"><text:a xlink:type="simple" xlink:href="http://ivo.garant.ru/document/redirect/77312405/454">См. предыдущую редакцию</text:a></text:p>
      <text:p text:style-name="s1">4. Запрещается включение в условия независимой гарантии требования о представлении заказчиком гаранту судебных актов, подтверждающих неисполнение принципалом обязательств, обеспечиваемых независимой гарантией.</text:p>
      <text:p text:style-name="s22header">Информация об изменениях:</text:p>
      <text:p text:style-name="s22"><text:bookmark text:name="anchor455"/>Часть 5 изменена с 1 января 2022 г. - <text:a xlink:type="simple" xlink:href="http://ivo.garant.ru/document/redirect/401423520/502810">Федеральный закон</text:a> от 2 июля 2021 г. N 360-ФЗ</text:p>
      <text:p text:style-name="s22"><text:a xlink:type="simple" xlink:href="http://ivo.garant.ru/document/redirect/77312405/455">См. предыдущую редакцию</text:a></text:p>
      <text:p text:style-name="s1">5. Заказчик рассматривает поступившую независимую гарантию в срок, не превышающий трех рабочих дней со дня ее поступления, если настоящим Федеральным законом не установлено иное.</text:p>
      <text:p text:style-name="s22header">Информация об изменениях:</text:p>
      <text:p text:style-name="s22"><text:bookmark text:name="anchor456"/>Часть 6 изменена с 1 января 2022 г. - <text:a xlink:type="simple" xlink:href="http://ivo.garant.ru/document/redirect/401423520/502811">Федеральный закон</text:a> от 2 июля 2021 г. N 360-ФЗ</text:p>
      <text:p text:style-name="s22"><text:a xlink:type="simple" xlink:href="http://ivo.garant.ru/document/redirect/77312405/456">См. предыдущую редакцию</text:a></text:p>
      <text:p text:style-name="s1">6. Основанием для отказа в принятии независимой гарантии заказчиком является:</text:p>
      <text:p text:style-name="s22header">Информация об изменениях:</text:p>
      <text:p text:style-name="s22"><text:bookmark text:name="anchor4561"/>Пункт 1 изменен с 1 января 2022 г. - <text:a xlink:type="simple" xlink:href="http://ivo.garant.ru/document/redirect/401423520/9606250">Федеральный закон</text:a> от 2 июля 2021 г. N 360-ФЗ</text:p>
      <text:p text:style-name="s22"><text:a xlink:type="simple" xlink:href="http://ivo.garant.ru/document/redirect/77312405/4561">См. предыдущую редакцию</text:a></text:p>
      <text:p text:style-name="s1">1) отсутствие информации о независимой гарантии в предусмотренных настоящей статьей реестрах независимых гарантий;</text:p>
      <text:p text:style-name="s22header">Информация об изменениях:</text:p>
      <text:p text:style-name="s22"><text:bookmark text:name="anchor4562"/>Пункт 2 изменен с 1 января 2022 г. - <text:a xlink:type="simple" xlink:href="http://ivo.garant.ru/document/redirect/401423520/9606251">Федеральный закон</text:a> от 2 июля 2021 г. N 360-ФЗ</text:p>
      <text:p text:style-name="s22"><text:a xlink:type="simple" xlink:href="http://ivo.garant.ru/document/redirect/77312405/4562">См. предыдущую редакцию</text:a></text:p>
      <text:p text:style-name="s1">2) несоответствие независимой гарантии требованиям, предусмотренным <text:a xlink:type="simple" xlink:href="#anchor452">частями 2</text:a>, <text:a xlink:type="simple" xlink:href="#anchor453">3</text:a> и <text:a xlink:type="simple" xlink:href="#anchor4582">8.2</text:a> настоящей статьи;</text:p>
      <text:p text:style-name="s22header">Информация об изменениях:</text:p>
      <text:p text:style-name="s22"><text:bookmark text:name="anchor4563"/>Пункт 3 изменен с 1 января 2022 г. - <text:a xlink:type="simple" xlink:href="http://ivo.garant.ru/document/redirect/401423520/9606252">Федеральный закон</text:a> от 2 июля 2021 г. N 360-ФЗ</text:p>
      <text:p text:style-name="s22"><text:a xlink:type="simple" xlink:href="http://ivo.garant.ru/document/redirect/77312405/4563">См. предыдущую редакцию</text:a></text:p>
      <text:p text:style-name="s1">3) несоответствие независимой гарантии требованиям, содержащимся в извещении об осуществлении закупки, приглашении, документации о закупке (в случае, если настоящим Федеральным законом предусмотрена документация о закупке), проекте контракта, который заключается с единственным поставщиком (подрядчиком, исполнителем).</text:p>
      <text:p text:style-name="s22header">Информация об изменениях:</text:p>
      <text:p text:style-name="s22"><text:bookmark text:name="anchor457"/>Часть 7 изменена с 1 января 2022 г. - <text:a xlink:type="simple" xlink:href="http://ivo.garant.ru/document/redirect/401423520/502812">Федеральный закон</text:a> от 2 июля 2021 г. N 360-ФЗ</text:p>
      <text:p text:style-name="s22"><text:a xlink:type="simple" xlink:href="http://ivo.garant.ru/document/redirect/77312405/457">См. предыдущую редакцию</text:a></text:p>
      <text:p text:style-name="s1">7. В случае отказа в принятии независимой гарантии заказчик в срок, установленный <text:a xlink:type="simple" xlink:href="#anchor455">частью 5</text:a> настоящей статьи, информирует в письменной форме или в форме электронного документа об этом лицо, предоставившее независимую гарантию, с указанием причин, послуживших основанием для отказа, за исключением случаев, предусмотренных настоящим Федеральным законом, при которых заказчик информирует лицо, предоставившее независимую гарантию, путем указания таких причин в протоколах определения поставщиков (подрядчиков, исполнителей).</text:p>
      <text:p text:style-name="s22header">Информация об изменениях:</text:p>
      <text:p text:style-name="s22"><text:bookmark text:name="anchor458"/>Часть 8 изменена с 1 января 2022 г. - <text:a xlink:type="simple" xlink:href="http://ivo.garant.ru/document/redirect/401423520/502813">Федеральный закон</text:a> от 2 июля 2021 г. N 360-ФЗ</text:p>
      <text:p text:style-name="s22"><text:a xlink:type="simple" xlink:href="http://ivo.garant.ru/document/redirect/77312405/458">См. предыдущую редакцию</text:a></text:p>
      <text:p text:style-name="s1">8. Независимая гарантия, используемая для целей настоящего Федерального закона, информация о ней и документы, предусмотренные <text:a xlink:type="simple" xlink:href="#anchor459">частью 9</text:a> настоящей статьи, должны быть включены в реестр независимых гарантий, размещенный в единой информационной системе, за исключением независимых гарантий, указанных в <text:a xlink:type="simple" xlink:href="#anchor4581">части 8.1</text:a> настоящей статьи. Ведение такого реестра осуществляется путем включения в соответствии с порядком, предусмотренным <text:a xlink:type="simple" xlink:href="#anchor4582">частью 8.2</text:a> настоящей статьи, таких информации и документов в реестр и присвоения номера реестровой записи. В течение одного рабочего дня после включения таких информации и документов в реестр независимых гарантий гарант направляет принципалу выписку из реестра независимых гарантий.</text:p>
      <text:p text:style-name="s22header">Информация об изменениях:</text:p>
      <text:p text:style-name="s22"><text:bookmark text:name="anchor4581"/>Часть 8.1 изменена с 1 января 2022 г. - <text:a xlink:type="simple" xlink:href="http://ivo.garant.ru/document/redirect/401423520/502814">Федеральный закон</text:a> от 2 июля 2021 г. N 360-ФЗ</text:p>
      <text:p text:style-name="s22"><text:a xlink:type="simple" xlink:href="http://ivo.garant.ru/document/redirect/77312405/4581">См. предыдущую редакцию</text:a></text:p>
      <text:p text:style-name="s1">8.1. Предусмотренная <text:a xlink:type="simple" xlink:href="#anchor459">частью 9</text:a> настоящей статьи информация о независимых гарантиях не размещается на официальном сайте, а при осуществлении закупок в случае, предусмотренном <text:a xlink:type="simple" xlink:href="#anchor240111">пунктом 1 части 11 статьи 24</text:a> настоящего Федерального закона, включается в закрытый реестр независимых гарантий, который не размещается в единой информационной системе и на официальном сайте.</text:p>
      <text:p text:style-name="s22header">Информация об изменениях:</text:p>
      <text:p text:style-name="s22"><text:bookmark text:name="anchor4582"/>Часть 8.2 изменена с 1 июля 2022 г. - <text:a xlink:type="simple" xlink:href="http://ivo.garant.ru/document/redirect/404488130/23">Федеральный закон</text:a> от 16 апреля 2022 г. N 109-ФЗ</text:p>
      <text:p text:style-name="s22"><text:a xlink:type="simple" xlink:href="http://ivo.garant.ru/document/redirect/77312407/4582">См. предыдущую редакцию</text:a></text:p>
      <text:p text:style-name="s1">8.2. <text:a xlink:type="simple" xlink:href="http://ivo.garant.ru/document/redirect/70502258/1000">Дополнительные требования</text:a> к независимой гарантии, используемой для целей настоящего Федерального закона, <text:a xlink:type="simple" xlink:href="http://ivo.garant.ru/document/redirect/70502258/3000">порядок</text:a> ведения и размещения в единой информационной системе реестра независимых гарантий, <text:a xlink:type="simple" xlink:href="http://ivo.garant.ru/document/redirect/70502258/5000">порядок</text:a> формирования и ведения закрытого реестра независимых гарантий, в том числе включения в него информации, порядок и сроки предоставления выписок из него, <text:span text:style-name="s8">типовая форма</text:span> независимой гарантии, используемой для целей настоящего Федерального закона, <text:a xlink:type="simple" xlink:href="http://ivo.garant.ru/document/redirect/70502258/4000">форма</text:a> требования об уплате денежной суммы по независимой гарантии устанавливаются Правительством Российской Федерации.</text:p>
      <text:p text:style-name="s9header">ГАРАНТ:</text:p>
      <text:p text:style-name="s9">См. <text:a xlink:type="simple" xlink:href="http://ivo.garant.ru/document/redirect/403333373/1000">Порядок</text:a> формирования и направления гарантом информации, подлежащей включению в закрытый реестр независимых гарантий, в том числе порядок удостоверения права подписи лиц, направляющих информацию, и направления Федеральным казначейством выписок из закрытого реестра независимых гарантий и протоколов о выявленных несоответствиях информации, подлежащей включению в закрытый реестр независимых гарантий, утвержденный <text:a xlink:type="simple" xlink:href="http://ivo.garant.ru/document/redirect/403333373/0">приказом</text:a> Минфина России от 24 декабря 2021 г. N 226н</text:p>
      <text:p text:style-name="s22header">Информация об изменениях:</text:p>
      <text:p text:style-name="s22"><text:bookmark text:name="anchor459"/>Часть 9 изменена с 1 января 2022 г. - <text:a xlink:type="simple" xlink:href="http://ivo.garant.ru/document/redirect/401423520/502816">Федеральный закон</text:a> от 2 июля 2021 г. N 360-ФЗ</text:p>
      <text:p text:style-name="s22"><text:a xlink:type="simple" xlink:href="http://ivo.garant.ru/document/redirect/77312405/459">См. предыдущую редакцию</text:a></text:p>
      <text:p text:style-name="s1">9. В реестр независимых гарантий и закрытый реестр независимых гарантий включаются следующие информация и документы:</text:p>
      <text:p text:style-name="s22header">Информация об изменениях:</text:p>
      <text:p text:style-name="s22"><text:bookmark text:name="anchor4591"/>Пункт 1 изменен с 1 января 2022 г. - <text:a xlink:type="simple" xlink:href="http://ivo.garant.ru/document/redirect/401423520/9606254">Федеральный закон</text:a> от 2 июля 2021 г. N 360-ФЗ</text:p>
      <text:p text:style-name="s22"><text:a xlink:type="simple" xlink:href="http://ivo.garant.ru/document/redirect/77312405/4591">См. предыдущую редакцию</text:a></text:p>
      <text:p text:style-name="s1">1) наименование, место нахождения гаранта, идентификационный номер налогоплательщика или в соответствии с законодательством иностранного государства аналог идентификационного номера налогоплательщика;</text:p>
      <text:p text:style-name="s1"><text:bookmark text:name="anchor4592"/>2) наименование, место нахождения поставщика (подрядчика, исполнителя), являющегося принципалом, идентификационный номер налогоплательщика или в соответствии с законодательством иностранного государства аналог идентификационного номера налогоплательщика;</text:p>
      <text:p text:style-name="s22header">Информация об изменениях:</text:p>
      <text:p text:style-name="s22"><text:bookmark text:name="anchor4593"/>Пункт 3 изменен с 1 января 2022 г. - <text:a xlink:type="simple" xlink:href="http://ivo.garant.ru/document/redirect/401423520/9606255">Федеральный закон</text:a> от 2 июля 2021 г. N 360-ФЗ</text:p>
      <text:p text:style-name="s22"><text:a xlink:type="simple" xlink:href="http://ivo.garant.ru/document/redirect/77312405/4593">См. предыдущую редакцию</text:a></text:p>
      <text:p text:style-name="s1">3) денежная сумма, указанная в независимой гарантии и подлежащая уплате гарантом в случае неисполнения участником закупки в установленных случаях требований настоящего Федерального закона;</text:p>
      <text:p text:style-name="s22header">Информация об изменениях:</text:p>
      <text:p text:style-name="s22"><text:bookmark text:name="anchor4594"/>Пункт 4 изменен с 1 января 2022 г. - <text:a xlink:type="simple" xlink:href="http://ivo.garant.ru/document/redirect/401423520/9606256">Федеральный закон</text:a> от 2 июля 2021 г. N 360-ФЗ</text:p>
      <text:p text:style-name="s22"><text:a xlink:type="simple" xlink:href="http://ivo.garant.ru/document/redirect/77312405/4594">См. предыдущую редакцию</text:a></text:p>
      <text:p text:style-name="s1">4) срок действия независимой гарантии;</text:p>
      <text:p text:style-name="s1"><text:bookmark text:name="anchor4595"/>5) утратил силу с 1 января 2022 г. - <text:a xlink:type="simple" xlink:href="http://ivo.garant.ru/document/redirect/401423520/9606257">Федеральный закон</text:a> от 2 июля 2021 г. N 360-ФЗ</text:p>
      <text:p text:style-name="s22header">Информация об изменениях:</text:p>
      <text:p text:style-name="s22"><text:a xlink:type="simple" xlink:href="http://ivo.garant.ru/document/redirect/77312405/4595">См. предыдущую редакцию</text:a></text:p>
      <text:p text:style-name="s22header">Информация об изменениях:</text:p>
      <text:p text:style-name="s22"><text:bookmark text:name="anchor4596"/><text:a xlink:type="simple" xlink:href="http://ivo.garant.ru/document/redirect/70552632/23010252">Федеральным законом</text:a> от 28 декабря 2013 г. N 396-ФЗ в пункт 6 части 9 статьи 45 внесены изменения, <text:a xlink:type="simple" xlink:href="http://ivo.garant.ru/document/redirect/70552632/48001">вступающие в силу</text:a> с 1 января 2014 г.</text:p>
      <text:p text:style-name="s22"><text:a xlink:type="simple" xlink:href="http://ivo.garant.ru/document/redirect/58047689/4596">См. текст пункта в предыдущей редакции</text:a></text:p>
      <text:p text:style-name="s1">6) иные информация и документы, перечень которых установлен Правительством Российской Федерации.</text:p>
      <text:p text:style-name="s1"><text:bookmark text:name="anchor4510"/>10. <text:a xlink:type="simple" xlink:href="http://ivo.garant.ru/document/redirect/70833158/157">Утратила силу</text:a> с 1 апреля 2015 г.</text:p>
      <text:p text:style-name="s22header">Информация об изменениях:</text:p>
      <text:p text:style-name="s22">См. текст <text:a xlink:type="simple" xlink:href="http://ivo.garant.ru/document/redirect/57500822/4510">части 10 статьи 45</text:a></text:p>
      <text:p text:style-name="s22header">Информация об изменениях:</text:p>
      <text:p text:style-name="s22"><text:bookmark text:name="anchor4511"/>Часть 11 изменена с 1 января 2022 г. - <text:a xlink:type="simple" xlink:href="http://ivo.garant.ru/document/redirect/401423520/502817">Федеральный закон</text:a> от 2 июля 2021 г. N 360-ФЗ</text:p>
      <text:p text:style-name="s22"><text:a xlink:type="simple" xlink:href="http://ivo.garant.ru/document/redirect/77312405/4511">См. предыдущую редакцию</text:a></text:p>
      <text:p text:style-name="s1">11. Гарант не позднее одного рабочего дня, следующего за датой выдачи независимой гарантии, или дня внесения изменений в условия независимой гарантии включает указанные в <text:a xlink:type="simple" xlink:href="#anchor459">части 9</text:a> настоящей статьи информацию и документы в реестр независимых гарантий либо в указанные сроки направляет в соответствии с <text:a xlink:type="simple" xlink:href="http://ivo.garant.ru/document/redirect/70502258/5009">порядком</text:a> формирования и ведения закрытого реестра независимых гарантий информацию для включения в закрытый реестр независимых гарантий.</text:p>
      <text:p text:style-name="s22header">Информация об изменениях:</text:p>
      <text:p text:style-name="s22"><text:bookmark text:name="anchor4512"/>Часть 12 изменена с 1 января 2022 г. - <text:a xlink:type="simple" xlink:href="http://ivo.garant.ru/document/redirect/401423520/502818">Федеральный закон</text:a> от 2 июля 2021 г. N 360-ФЗ</text:p>
      <text:p text:style-name="s22"><text:a xlink:type="simple" xlink:href="http://ivo.garant.ru/document/redirect/77312405/4512">См. предыдущую редакцию</text:a></text:p>
      <text:p text:style-name="s9header">ГАРАНТ:</text:p>
      <text:p text:style-name="s9">Положения части 12 (в редакции <text:a xlink:type="simple" xlink:href="http://ivo.garant.ru/document/redirect/72139644/152">Федерального закона</text:a> от 27 декабря 2018 г. N 502-ФЗ):</text:p>
      <text:p text:style-name="s9">- <text:a xlink:type="simple" xlink:href="http://ivo.garant.ru/document/redirect/72139644/23">применяются</text:a> к отношениям, связанным с осуществлением закупок товаров, работ, услуг для обеспечения государственных или муниципальных нужд, извещения об осуществлении которых размещены в единой информационной системе в сфере закупок либо приглашения принять участие в которых направлены после 1 июля 2019 г.;</text:p>
      <text:p text:style-name="s9">- по соглашению сторон контракта <text:a xlink:type="simple" xlink:href="http://ivo.garant.ru/document/redirect/72139644/24">могут распространяться</text:a> на отношения, связанные с исполнением контракта, заключенного до 1 июля 2019 г., либо контракта, заключенного по результатам определения поставщика (подрядчика, исполнителя), извещения об осуществлении закупок по которым размещены в единой информационной системе в сфере закупок либо приглашения принять участие в закупках по которым направлены до 1 июля 2019 г.</text:p>
      <text:p text:style-name="s1">12. В случае предоставления нового обеспечения исполнения контракта в соответствии с <text:a xlink:type="simple" xlink:href="#anchor3430">частью 30 статьи 34</text:a>, <text:a xlink:type="simple" xlink:href="#anchor95019">пунктом 9 части 1 статьи 95</text:a>, <text:a xlink:type="simple" xlink:href="#anchor967">частью 7 статьи 96</text:a> настоящего Федерального закона возврат независимой гарантии заказчиком гаранту, предоставившему указанную независимую гарантию, не осуществляется, взыскание по ней не производится.</text:p>
      <text:p text:style-name="s22header">Информация об изменениях:</text:p>
      <text:p text:style-name="s22"><text:bookmark text:name="anchor4513"/>Статья 45 дополнена частью 13 с 1 января 2022 г. - <text:a xlink:type="simple" xlink:href="http://ivo.garant.ru/document/redirect/401423520/502819">Федеральный закон</text:a> от 2 июля 2021 г. N 360-ФЗ</text:p>
      <text:p text:style-name="s1">13. Исключение банка из перечня, предусмотренного <text:a xlink:type="simple" xlink:href="#anchor45012">частью 1.2</text:a> настоящей статьи, региональной гарантийной организации из перечня, предусмотренного <text:a xlink:type="simple" xlink:href="#anchor45017">частью 1.7</text:a> настоящей статьи, не прекращает действия выданных гарантом и принятых заказчиками независимых гарантий и не освобождает гаранта от ответственности за неисполнение либо ненадлежащее исполнение условий таких независимых гарантий.</text:p>
      <text:p text:style-name="s1"/>
      <text:p text:style-name="s15"><text:bookmark text:name="anchor46"/><text:span text:style-name="s10">Статья 46</text:span>. Запрет на проведение переговоров с участником закупки</text:p>
      <text:p text:style-name="s9header">ГАРАНТ:</text:p>
      <text:p text:style-name="s9">См. <text:span text:style-name="s8">Энциклопедии</text:span>, <text:a xlink:type="simple" xlink:href="http://ivo.garant.ru/document/redirect/77531494/0">позиции высших судов</text:a> и другие <text:a xlink:type="simple" xlink:href="http://ivo.garant.ru/document/redirect/76898051/46">комментарии</text:a> к статье 46 настоящего Федерального закона</text:p>
      <text:p text:style-name="s22header">Информация об изменениях:</text:p>
      <text:p text:style-name="s22"><text:bookmark text:name="anchor461"/>Часть 1 изменена с 1 января 2022 г. - <text:a xlink:type="simple" xlink:href="http://ivo.garant.ru/document/redirect/401423520/5029">Федеральный закон</text:a> от 2 июля 2021 г. N 360-ФЗ</text:p>
      <text:p text:style-name="s22"><text:a xlink:type="simple" xlink:href="http://ivo.garant.ru/document/redirect/77312405/461">См. предыдущую редакцию</text:a></text:p>
      <text:p text:style-name="s1">1. При применении конкурентных способов проведение переговоров заказчиком, членами комиссий по осуществлению закупок с участником закупки в отношении заявок на участие в определении поставщика (подрядчика, исполнителя), в том числе в отношении заявки, поданных таким участником, не допускается до выявления победителя указанного определения, за исключением случаев, предусмотренных настоящим Федеральным законом.</text:p>
      <text:p text:style-name="s22header">Информация об изменениях:</text:p>
      <text:p text:style-name="s22"><text:bookmark text:name="anchor462"/>Часть 2 изменена с 1 июля 2018 г. - <text:a xlink:type="simple" xlink:href="http://ivo.garant.ru/document/redirect/71848834/124">Федеральный закон</text:a> от 31 декабря 2017 г. N 504-ФЗ</text:p>
      <text:p text:style-name="s22"><text:a xlink:type="simple" xlink:href="http://ivo.garant.ru/document/redirect/57431179/462">См. предыдущую редакцию</text:a></text:p>
      <text:p text:style-name="s1">2. При проведении электронных процедур проведение переговоров заказчика с оператором электронной площадки и оператора электронной площадки с участником закупки не допускается в случае, если в результате этих переговоров создаются преимущественные условия для участия в электронной процедуре и (или) условия для разглашения конфиденциальной информации.</text:p>
      <text:p text:style-name="s1"/>
      <text:p text:style-name="s15"><text:bookmark text:name="anchor47"/><text:span text:style-name="s10">Статья 47</text:span>. Последствия нарушения положений настоящей главы</text:p>
      <text:p text:style-name="s9header">ГАРАНТ:</text:p>
      <text:p text:style-name="s9"><text:bookmark text:name="anchor4701"/>См. <text:a xlink:type="simple" xlink:href="http://ivo.garant.ru/document/redirect/58079595/0">Энциклопедии</text:a> и другие <text:a xlink:type="simple" xlink:href="http://ivo.garant.ru/document/redirect/76898051/47">комментарии</text:a> к статье 47 настоящего Федерального закона</text:p>
      <text:p text:style-name="s1">В случае нарушения положений настоящей главы, регламентирующих определение поставщика (подрядчика, исполнителя), такое определение может быть признано недействительным по иску заинтересованного лица.</text:p>
      <text:p text:style-name="s1"/>
      <text:p text:style-name="s22header">Информация об изменениях:</text:p>
      <text:p text:style-name="s22"><text:bookmark text:name="anchor320"/>Наименование изменено с 1 января 2022 г. - <text:a xlink:type="simple" xlink:href="http://ivo.garant.ru/document/redirect/401423520/50301">Федеральный закон</text:a> от 2 июля 2021 г. N 360-ФЗ</text:p>
      <text:p text:style-name="s22"><text:a xlink:type="simple" xlink:href="http://ivo.garant.ru/document/redirect/77312405/320">См. предыдущую редакцию</text:a></text:p>
      <text:h text:outline-level="1" text:style-name="s3">§ 2. Определение поставщика (подрядчика, исполнителя) путем применения открытых конкурентных способов</text:h>
      <text:p text:style-name="s1"/>
      <text:p text:style-name="s22header">Информация об изменениях:</text:p>
      <text:p text:style-name="s22"><text:bookmark text:name="anchor48"/>Статья 48 изменена с 1 января 2022 г. - <text:a xlink:type="simple" xlink:href="http://ivo.garant.ru/document/redirect/401423520/50302">Федеральный закон</text:a> от 2 июля 2021 г. N 360-ФЗ</text:p>
      <text:p text:style-name="s22"><text:a xlink:type="simple" xlink:href="http://ivo.garant.ru/document/redirect/77312405/48">См. предыдущую редакцию</text:a></text:p>
      <text:p text:style-name="s15"><text:span text:style-name="s10">Статья 48</text:span>. Проведение электронного конкурса</text:p>
      <text:p text:style-name="s9header">ГАРАНТ:</text:p>
      <text:p text:style-name="s9">См. <text:span text:style-name="s8">Энциклопедии,</text:span> <text:span text:style-name="s8">позиции высших судов</text:span> и другие <text:a xlink:type="simple" xlink:href="http://ivo.garant.ru/document/redirect/76904476/48">комментарии</text:a> к статье 48 настоящего Федерального закона</text:p>
      <text:p text:style-name="s9">См. <text:a xlink:type="simple" xlink:href="http://ivo.garant.ru/document/redirect/5522557/4">схему</text:a> "Порядок проведения электронного конкурса"</text:p>
      <text:p text:style-name="s1"><text:bookmark text:name="anchor481"/>1. Электронный конкурс начинается с размещения в единой информационной системе извещения об осуществлении закупки.</text:p>
      <text:p text:style-name="s1"><text:bookmark text:name="anchor482"/>2. Заявка на участие в закупке состоит из трех частей. Первая часть должна содержать информацию и документы, предусмотренные <text:a xlink:type="simple" xlink:href="#anchor431201">подпунктами "а"</text:a>, <text:a xlink:type="simple" xlink:href="#anchor431202">"б"</text:a> и <text:a xlink:type="simple" xlink:href="#anchor431204">"г" пункта 2 части 1 статьи 43</text:a> настоящего Федерального закона. Первая часть также может содержать информацию и документы, предусмотренные <text:a xlink:type="simple" xlink:href="#anchor431205">подпунктом "д" пункта 2 части 1 статьи 43</text:a> настоящего Федерального закона. Вторая часть должна содержать информацию и документы, предусмотренные <text:a xlink:type="simple" xlink:href="#anchor431112">подпунктами "м" - "р" пункта 1</text:a>, <text:a xlink:type="simple" xlink:href="#anchor431203">подпунктом "в" пункта 2</text:a>, <text:a xlink:type="simple" xlink:href="#anchor431005">пунктом 5 части 1 статьи 43</text:a> настоящего Федерального закона. Третья часть должна содержать информацию, предусмотренную <text:a xlink:type="simple" xlink:href="#anchor431003">пунктом 3</text:a> или <text:a xlink:type="simple" xlink:href="#anchor431004">пунктом 4 части 1 статьи 43</text:a> настоящего Федерального закона.</text:p>
      <text:p text:style-name="s1"><text:bookmark text:name="anchor483"/>3. Не позднее двух рабочих дней (за исключением случая, предусмотренного <text:a xlink:type="simple" xlink:href="#anchor484">частью 4</text:a> настоящей статьи) со дня, следующего за датой окончания срока подачи заявок на участие в закупке, но не позднее даты окончания срока рассмотрения и оценки первых частей заявок на участие в закупке, установленной в извещении об осуществлении закупки:</text:p>
      <text:p text:style-name="s1"><text:bookmark text:name="anchor4831"/>1) члены комиссии по осуществлению закупок:</text:p>
      <text:p text:style-name="s1"><text:bookmark text:name="anchor48311"/>а) рассматривают первые части заявок на участие в закупке, направленные оператором электронной площадки, и принимают решение о признании первой части заявки на участие в закупке соответствующей извещению об осуществлении закупки или об отклонении заявки на участие в закупке;</text:p>
      <text:p text:style-name="s1"><text:bookmark text:name="anchor48312"/>б) осуществляют оценку первых частей заявок на участие в закупке, в отношении которых принято решение о признании соответствующими извещению об осуществлении закупки, по критериям, предусмотренным <text:a xlink:type="simple" xlink:href="#anchor3212">пунктами 2</text:a> и <text:a xlink:type="simple" xlink:href="#anchor3213">3 части 1 статьи 32</text:a> настоящего Федерального закона (если такие критерии установлены извещением об осуществлении закупки);</text:p>
      <text:p text:style-name="s1"><text:bookmark text:name="anchor4832"/>2) заказчик формирует с использованием электронной площадки протокол рассмотрения и оценки первых частей заявок на участие в закупке, после подписания членами комиссии по осуществлению закупок такого протокола усиленными <text:a xlink:type="simple" xlink:href="http://ivo.garant.ru/document/redirect/12184522/21">электронными подписями</text:a> подписывает его усиленной электронной подписью лица, имеющего право действовать от имени заказчика, и направляет оператору электронной площадки.</text:p>
      <text:p text:style-name="s1"><text:bookmark text:name="anchor484"/>4. Действия, предусмотренные <text:a xlink:type="simple" xlink:href="#anchor483">частью 3</text:a> настоящей статьи, могут осуществляться не позднее пяти рабочих дней со дня, следующего за датой окончания срока подачи заявок на участие в закупке, но не позднее даты окончания срока рассмотрения и оценки первых частей заявок на участие в закупке, установленной в извещении об осуществлении закупки:</text:p>
      <text:p text:style-name="s1"><text:bookmark text:name="anchor4841"/>1) научно-исследовательских, опытно-конструкторских и технологических работ;</text:p>
      <text:p text:style-name="s1"><text:bookmark text:name="anchor4842"/>2) на создание произведения литературы или искусства;</text:p>
      <text:p text:style-name="s1"><text:bookmark text:name="anchor4843"/>3) работ по сохранению объектов культурного наследия (памятников истории и культуры) народов Российской Федерации;</text:p>
      <text:p text:style-name="s1"><text:bookmark text:name="anchor4844"/>4) работ по реставрации музейных предметов и музейных коллекций, включенных в состав Музейного фонда Российской Федерации, документов Архивного фонда Российской Федерации, особо ценных и редких документов, входящих в состав библиотечных фондов;</text:p>
      <text:p text:style-name="s1"><text:bookmark text:name="anchor4845"/>5) работ, услуг, связанных с необходимостью допуска подрядчиков, исполнителей к учетным базам данных музеев, архивов, библиотек, к хранилищам (депозитариям) музея, библиотеки, к системам обеспечения безопасности и (или) сохранности музейных предметов и музейных коллекций, архивных документов, библиотечного фонда.</text:p>
      <text:p text:style-name="s1"><text:bookmark text:name="anchor485"/>5. При рассмотрении первых частей заявок на участие в закупке соответствующая заявка подлежит отклонению в случаях:</text:p>
      <text:p text:style-name="s1"><text:bookmark text:name="anchor4851"/>1) непредставления (за исключением случаев, предусмотренных настоящим Федеральным законом) информации и документов, предусмотренных <text:a xlink:type="simple" xlink:href="#anchor431201">подпунктами "а"</text:a>, <text:a xlink:type="simple" xlink:href="#anchor431202">"б"</text:a>, <text:a xlink:type="simple" xlink:href="#anchor431204">"г"</text:a> и <text:a xlink:type="simple" xlink:href="#anchor431205">"д" пункта 2 части 1 статьи 43</text:a> настоящего Федерального закона, несоответствия таких информации и документов извещению об осуществлении закупки;</text:p>
      <text:p text:style-name="s1"><text:bookmark text:name="anchor4852"/>2) если в первой части заявки на участие в закупке содержится информация, предусмотренная <text:a xlink:type="simple" xlink:href="#anchor431001">пунктами 1</text:a>, <text:a xlink:type="simple" xlink:href="#anchor431003">3</text:a> и <text:a xlink:type="simple" xlink:href="#anchor431004">4 части 1 статьи 43</text:a> настоящего Федерального закона;</text:p>
      <text:p text:style-name="s1"><text:bookmark text:name="anchor4853"/>3) выявления недостоверной информации, содержащейся в первой части заявки на участие в закупке.</text:p>
      <text:p text:style-name="s1"><text:bookmark text:name="anchor486"/>6. Протокол рассмотрения и оценки первых частей заявок на участие в закупке должен содержать:</text:p>
      <text:p text:style-name="s1"><text:bookmark text:name="anchor4861"/>1) дату рассмотрения и оценки первых частей заявок на участие в закупке, идентификационные номера таких заявок;</text:p>
      <text:p text:style-name="s1"><text:bookmark text:name="anchor4862"/>2) информацию о принятом решении о признании первой части заявки на участие в закупке соответствующей извещению об осуществлении закупки или об отклонении заявки на участие в закупке с обоснованием такого решения и с указанием положений настоящего Федерального закона, извещения об осуществлении закупки, которым не соответствует такая заявка, положений заявки на участие в закупке, которые не соответствуют настоящему Федеральному закону, извещению об осуществлении закупки;</text:p>
      <text:p text:style-name="s1"><text:bookmark text:name="anchor4863"/>3) присвоенные первым частям заявок на участие в закупке, признанным соответствующими извещению об осуществлении закупки, значения по каждому критерию оценки первых частей заявок на участие в закупке (в случае установления таких критериев в извещении об осуществлении закупки);</text:p>
      <text:p text:style-name="s1"><text:bookmark text:name="anchor4864"/>4) информацию о решении каждого члена комиссии по осуществлению закупок, принимавшего участие в рассмотрении и оценке первых частей заявок на участие в закупке, в отношении каждой первой части заявки на участие в закупке;</text:p>
      <text:p text:style-name="s1"><text:bookmark text:name="anchor4865"/>5) информацию о признании определения поставщика (подрядчика, исполнителя) несостоявшимся в случаях, предусмотренных <text:a xlink:type="simple" xlink:href="#anchor5212">пунктами 2</text:a> и <text:a xlink:type="simple" xlink:href="#anchor5214">4 части 1 статьи 52</text:a> настоящего Федерального закона.</text:p>
      <text:p text:style-name="s1"><text:bookmark text:name="anchor487"/>7. Не позднее одного часа с момента получения протокола рассмотрения и оценки первых частей заявок на участие в закупке оператор электронной площадки направляет уведомление каждому участнику закупки, подавшему заявку на участие в закупке, содержащее информацию:</text:p>
      <text:p text:style-name="s1"><text:bookmark text:name="anchor4871"/>1) предусмотренную <text:a xlink:type="simple" xlink:href="#anchor4862">пунктами 2</text:a> и <text:a xlink:type="simple" xlink:href="#anchor4863">3 части 6</text:a> настоящей статьи в отношении первой части заявки на участие в закупке такого участника закупки;</text:p>
      <text:p text:style-name="s1"><text:bookmark text:name="anchor4872"/>2) о наилучшем предложении, предусмотренном <text:a xlink:type="simple" xlink:href="#anchor431003">пунктом 3</text:a> или <text:a xlink:type="simple" xlink:href="#anchor431004">пунктом 4 части 1 статьи 43</text:a> настоящего Федерального закона, представленном в заявках на участие в закупке, признанных соответствующими извещению об осуществлении закупки, без указания участника закупки, подавшего такую заявку;</text:p>
      <text:p text:style-name="s22header">Информация об изменениях:</text:p>
      <text:p text:style-name="s22"><text:bookmark text:name="anchor4873"/>Пункт 3 изменен с 1 января 2025 г. - <text:a xlink:type="simple" xlink:href="http://ivo.garant.ru/document/redirect/409494237/2131">Федеральный закон</text:a> от 8 августа 2024 г. N 318-ФЗ</text:p>
      <text:p text:style-name="s22"><text:a xlink:type="simple" xlink:href="http://ivo.garant.ru/document/redirect/76831012/4873">См. предыдущую редакцию</text:a></text:p>
      <text:p text:style-name="s9header">ГАРАНТ:</text:p>
      <text:p text:style-name="s9">Положения пункта 3 (в редакции <text:a xlink:type="simple" xlink:href="http://ivo.garant.ru/document/redirect/409494237/2131">Федерального закона</text:a> от 8 августа 2024 г. N 318-ФЗ) <text:a xlink:type="simple" xlink:href="http://ivo.garant.ru/document/redirect/409494237/55">применяются</text:a> к отношениям, связанным с осуществлением закупок товаров, работ, услуг, извещения об осуществлении которых размещены в ЕИС и приглашения принять участие в которых направлены либо контракты с единственными поставщиками при осуществлении которых заключены с 1 января 2025 г.</text:p>
      <text:p text:style-name="s1">3) о наличии признанных соответствующими извещению об осуществлении закупки заявок на участие в закупке, содержащих информацию о товарах, происходящих из иностранного государства, а также заявок, содержащих информацию о товарах российского происхождения, без указания участников закупки, подавших такие заявки. Информация, предусмотренная настоящим пунктом, направляется в случае указания заказчиком в соответствии с <text:a xlink:type="simple" xlink:href="#anchor42115">пунктом 15 части 1 статьи 42</text:a> настоящего Федерального закона в извещении об осуществлении закупки информации об ограничении, о преимуществе, установленных в соответствии с <text:a xlink:type="simple" xlink:href="#anchor14212">подпунктами "б"</text:a>, <text:a xlink:type="simple" xlink:href="#anchor14213">"в" пункта 1 части 2 статьи 14</text:a> настоящего Федерального закона в отношении товара, работы, услуги, являющихся объектом закупки;</text:p>
      <text:p text:style-name="s1"><text:bookmark text:name="anchor4874"/>4) о дате проведения процедуры подачи предложений о цене контракта либо о сумме цен единиц товара, работы, услуги (в случае, предусмотренном <text:a xlink:type="simple" xlink:href="#anchor2224">частью 24 статьи 22</text:a> настоящего Федерального закона), установленной в извещении об осуществлении закупки, и времени начала и окончания такой процедуры, установленном оператором электронной площадки в соответствии со временем, действующим в часовой зоне по месту нахождения заказчика.</text:p>
      <text:p text:style-name="s22header">Информация об изменениях:</text:p>
      <text:p text:style-name="s22"><text:bookmark text:name="anchor488"/>Часть 8 изменена с 1 января 2023 г. - <text:a xlink:type="simple" xlink:href="http://ivo.garant.ru/document/redirect/404488108/21401">Федеральный закон</text:a> от 16 апреля 2022 г. N 104-ФЗ</text:p>
      <text:p text:style-name="s22"><text:a xlink:type="simple" xlink:href="http://ivo.garant.ru/document/redirect/76817050/488">См. предыдущую редакцию</text:a></text:p>
      <text:p text:style-name="s1">8. Участники закупки, первые части заявок которых признаны соответствующими извещению об осуществлении закупки, вправе в течение процедуры подачи предложений о цене контракта либо о сумме цен единиц товара, работы, услуги (в случае, предусмотренном <text:a xlink:type="simple" xlink:href="#anchor2224">частью 24 статьи 22</text:a> настоящего Федерального закона) подать с использованием электронной площадки одно предложение о цене контракта либо о сумме цен единиц товара, работы, услуги (в случае, предусмотренном частью 24 статьи 22 настоящего Федерального закона) (далее также - ценовое предложение). При подаче участником закупки ценового предложения не допускается подача предложения, равного или превышающего предложение, содержащееся в третьей части заявки на участие в закупке, а также не допускается подача предложения, равного нулю. Подача участником закупки ценового предложения, предусматривающего снижение цены контракта либо суммы цен единиц товара, работы, услуги (в случае, предусмотренном частью 24 статьи 22 настоящего Федерального закона) ниже нуля, означает подачу предложения о размере платы, подлежащей внесению участником закупки за заключение контракта и указываемой в качестве цены контракта. Продолжительность приема ценовых предложений составляет один час.</text:p>
      <text:p text:style-name="s1"><text:bookmark text:name="anchor489"/>9. В случае, если участником закупки не подано предложение, предусмотренное <text:a xlink:type="simple" xlink:href="#anchor488">частью 8</text:a> настоящей статьи, ценовым предложением участника закупки считается предложение, содержащееся в третьей части заявки на участие в закупке.</text:p>
      <text:p text:style-name="s1"><text:bookmark text:name="anchor4810"/>10. Не позднее одного часа с момента завершения процедуры подачи предложений о цене контракта либо о сумме цен единиц товара, работы, услуги (в случае, предусмотренном <text:a xlink:type="simple" xlink:href="#anchor2224">частью 24 статьи 22</text:a> настоящего Федерального закона) оператор электронной площадки:</text:p>
      <text:p text:style-name="s1"><text:bookmark text:name="anchor48101"/>1) формирует протокол подачи таких предложений, содержащий:</text:p>
      <text:p text:style-name="s1"><text:bookmark text:name="anchor481011"/>а) дату, время начала и окончания проведения процедуры подачи предложений о цене контракта либо о сумме цен единиц товара, работы, услуги (в случае, предусмотренном <text:a xlink:type="simple" xlink:href="#anchor2224">частью 24 статьи 22</text:a> настоящего Федерального закона);</text:p>
      <text:p text:style-name="s1"><text:bookmark text:name="anchor481012"/>б) ценовые предложения, поданные участниками закупки, с указанием идентификационных номеров заявок таких участников, времени подачи таких предложений;</text:p>
      <text:p text:style-name="s1"><text:bookmark text:name="anchor48102"/>2) направляет заказчику вторые части заявок на участие в закупке, первые части которых признаны соответствующими извещению об осуществлении закупки, а также предусмотренные <text:a xlink:type="simple" xlink:href="#anchor436002">пунктами 2</text:a> и <text:a xlink:type="simple" xlink:href="#anchor436003">3 части 6 статьи 43</text:a> настоящего Федерального закона информацию и документы участников закупок, подавших такие заявки.</text:p>
      <text:p text:style-name="s1"><text:bookmark text:name="anchor4811"/>11. Не позднее двух рабочих дней со дня, следующего за днем получения вторых частей заявок на участие в закупке, информации и документов в соответствии с <text:a xlink:type="simple" xlink:href="#anchor48102">пунктом 2 части 10</text:a> настоящей статьи, но не позднее даты окончания срока рассмотрения и оценки вторых частей заявок на участие в закупке, установленной в извещении об осуществлении закупки:</text:p>
      <text:p text:style-name="s1"><text:bookmark text:name="anchor48111"/>1) члены комиссии по осуществлению закупок:</text:p>
      <text:p text:style-name="s1"><text:bookmark text:name="anchor481111"/>а) рассматривают вторые части заявок на участие в закупке, а также информацию и документы, направленные оператором электронной площадки в соответствии с <text:a xlink:type="simple" xlink:href="#anchor48102">пунктом 2 части 10</text:a> настоящей статьи, и принимают решение о признании второй части заявки на участие в закупке соответствующей требованиям извещения об осуществлении закупки или об отклонении заявки на участие в закупке;</text:p>
      <text:p text:style-name="s1"><text:bookmark text:name="anchor481112"/>б) осуществляют оценку вторых частей заявок на участие в закупке, в отношении которых принято решение о признании соответствующими извещению об осуществлении закупки, по критерию, предусмотренному <text:a xlink:type="simple" xlink:href="#anchor3214">пунктом 4 части 1 статьи 32</text:a> настоящего Федерального закона (если такой критерий установлен извещением об осуществлении закупки);</text:p>
      <text:p text:style-name="s1"><text:bookmark text:name="anchor48112"/>2) заказчик формирует с использованием электронной площадки протокол рассмотрения и оценки вторых частей заявок на участие в закупке, после подписания членами комиссии по осуществлению закупок такого протокола усиленными <text:a xlink:type="simple" xlink:href="http://ivo.garant.ru/document/redirect/12184522/21">электронными подписями</text:a> подписывает его усиленной электронной подписью лица, имеющего право действовать от имени заказчика, и направляет оператору электронной площадки.</text:p>
      <text:p text:style-name="s1"><text:bookmark text:name="anchor4812"/>12. При рассмотрении вторых частей заявок на участие в закупке соответствующая заявка подлежит отклонению в случаях:</text:p>
      <text:p text:style-name="s22header">Информация об изменениях:</text:p>
      <text:p text:style-name="s22"><text:bookmark text:name="anchor48121"/>Пункт 1 изменен с 1 января 2023 г. - <text:a xlink:type="simple" xlink:href="http://ivo.garant.ru/document/redirect/404488108/21402">Федеральный закон</text:a> от 16 апреля 2022 г. N 104-ФЗ</text:p>
      <text:p text:style-name="s22"><text:a xlink:type="simple" xlink:href="http://ivo.garant.ru/document/redirect/76817050/48121">См. предыдущую редакцию</text:a></text:p>
      <text:p text:style-name="s1">1) непредставления (за исключением случаев, предусмотренных настоящим Федеральным законом) в заявке на участие в закупке информации и документов, предусмотренных извещением об осуществлении закупки в соответствии с настоящим Федеральным законом (за исключением информации и документов, предусмотренных <text:a xlink:type="simple" xlink:href="#anchor436002">пунктами 2</text:a> и <text:a xlink:type="simple" xlink:href="#anchor436003">3 части 6 статьи 43</text:a> настоящего Федерального закона), несоответствия таких информации и документов требованиям, установленным в извещении об осуществлении закупки;</text:p>
      <text:p text:style-name="s1"><text:bookmark text:name="anchor48122"/>2) непредставления информации и документов, предусмотренных <text:a xlink:type="simple" xlink:href="#anchor436002">пунктами 2</text:a> и <text:a xlink:type="simple" xlink:href="#anchor436003">3 части 6 статьи 43</text:a> настоящего Федерального закона, несоответствия таких информации и документов требованиям, установленным в извещении об осуществлении закупки;</text:p>
      <text:p text:style-name="s1"><text:bookmark text:name="anchor48123"/>3) несоответствия участника закупки требованиям, установленным в извещении об осуществлении закупки в соответствии с <text:a xlink:type="simple" xlink:href="#anchor3110">частью 1 статьи 31</text:a> настоящего Федерального закона, требованиям, установленным в извещении об осуществлении закупки в соответствии с <text:a xlink:type="simple" xlink:href="#anchor310011">частями 1.1</text:a>, <text:a xlink:type="simple" xlink:href="#anchor3120">2</text:a> и <text:a xlink:type="simple" xlink:href="#anchor990272">2.1</text:a> (при наличии таких требований) статьи 31 настоящего Федерального закона;</text:p>
      <text:p text:style-name="s22header">Информация об изменениях:</text:p>
      <text:p text:style-name="s22"><text:bookmark text:name="anchor48124"/>Пункт 4 изменен с 1 января 2025 г. - <text:a xlink:type="simple" xlink:href="http://ivo.garant.ru/document/redirect/409494237/2132">Федеральный закон</text:a> от 8 августа 2024 г. N 318-ФЗ</text:p>
      <text:p text:style-name="s22"><text:a xlink:type="simple" xlink:href="http://ivo.garant.ru/document/redirect/76831012/48124">См. предыдущую редакцию</text:a></text:p>
      <text:p text:style-name="s9header">ГАРАНТ:</text:p>
      <text:p text:style-name="s9">Положения пункта 4 (в редакции <text:a xlink:type="simple" xlink:href="http://ivo.garant.ru/document/redirect/409494237/2132">Федерального закона</text:a> от 8 августа 2024 г. N 318-ФЗ) <text:a xlink:type="simple" xlink:href="http://ivo.garant.ru/document/redirect/409494237/55">применяются</text:a> к отношениям, связанным с осуществлением закупок товаров, работ, услуг, извещения об осуществлении которых размещены в ЕИС и приглашения принять участие в которых направлены либо контракты с единственными поставщиками при осуществлении которых заключены с 1 января 2025 г.</text:p>
      <text:p text:style-name="s1">4) предусмотренных <text:a xlink:type="simple" xlink:href="#anchor14411">подпунктом "а" пункта 1</text:a> (за исключением случая, предусмотренного <text:a xlink:type="simple" xlink:href="#anchor48125">пунктом 5</text:a> настоящей части), <text:a xlink:type="simple" xlink:href="#anchor14421">подпунктом "а" пункта 2 части 4</text:a>, <text:a xlink:type="simple" xlink:href="#anchor14511">подпунктом "а" пункта 1</text:a> (за исключением случая, предусмотренного пунктом 5 настоящей части), <text:a xlink:type="simple" xlink:href="#anchor1452">пунктом 2 части 5 статьи 14</text:a> настоящего Федерального закона;</text:p>
      <text:p text:style-name="s22header">Информация об изменениях:</text:p>
      <text:p text:style-name="s22"><text:bookmark text:name="anchor48125"/>Пункт 5 изменен с 1 января 2025 г. - <text:a xlink:type="simple" xlink:href="http://ivo.garant.ru/document/redirect/409494237/2132">Федеральный закон</text:a> от 8 августа 2024 г. N 318-ФЗ</text:p>
      <text:p text:style-name="s22"><text:a xlink:type="simple" xlink:href="http://ivo.garant.ru/document/redirect/76831012/48125">См. предыдущую редакцию</text:a></text:p>
      <text:p text:style-name="s9header">ГАРАНТ:</text:p>
      <text:p text:style-name="s9">Положения пункта 5 (в редакции <text:a xlink:type="simple" xlink:href="http://ivo.garant.ru/document/redirect/409494237/2132">Федерального закона</text:a> от 8 августа 2024 г. N 318-ФЗ) <text:a xlink:type="simple" xlink:href="http://ivo.garant.ru/document/redirect/409494237/55">применяются</text:a> к отношениям, связанным с осуществлением закупок товаров, работ, услуг, извещения об осуществлении которых размещены в ЕИС и приглашения принять участие в которых направлены либо контракты с единственными поставщиками при осуществлении которых заключены с 1 января 2025 г.</text:p>
      <text:p text:style-name="s1">5) непредставления информации и документов, предусмотренных <text:a xlink:type="simple" xlink:href="#anchor431005">пунктом 5 части 1 статьи 43</text:a> настоящего Федерального закона, если такие информация и документы определены в соответствии с <text:a xlink:type="simple" xlink:href="#anchor1422">пунктом 2 части 2 статьи 14</text:a> настоящего Федерального закона (в случае установления в соответствии с <text:a xlink:type="simple" xlink:href="#anchor14211">подпунктом "а" пункта 1 части 2 статьи 14</text:a> настоящего Федерального закона в извещении об осуществлении закупки запрета закупок товара, происходящего из иностранного государства);</text:p>
      <text:p text:style-name="s1"><text:bookmark text:name="anchor48126"/>6) выявления отнесения участника закупки к организациям, предусмотренным <text:a xlink:type="simple" xlink:href="http://ivo.garant.ru/document/redirect/71958400/24">пунктом 4 статьи 2</text:a> Федерального закона от 4 июня 2018 года N 127-ФЗ "О мерах воздействия (противодействия) на недружественные действия Соединенных Штатов Америки и иных иностранных государств", в случае осуществления закупки работ, услуг, включенных в перечень, определенный Правительством Российской Федерации в соответствии с указанным пунктом;</text:p>
      <text:p text:style-name="s1"><text:bookmark text:name="anchor48127"/>7) предусмотренных <text:a xlink:type="simple" xlink:href="#anchor456">частью 6 статьи 45</text:a> настоящего Федерального закона;</text:p>
      <text:p text:style-name="s1"><text:bookmark text:name="anchor48128"/>8) выявления недостоверной информации, содержащейся в заявке на участие в закупке;</text:p>
      <text:p text:style-name="s1"><text:bookmark text:name="anchor48129"/>9) указания информации о предложении участника закупки, предусмотренном <text:a xlink:type="simple" xlink:href="#anchor431003">пунктом 3</text:a> или <text:a xlink:type="simple" xlink:href="#anchor431004">пунктом 4 части 1 статьи 43</text:a> настоящего Федерального закона.</text:p>
      <text:p text:style-name="s1"><text:bookmark text:name="anchor4813"/>13. Протокол рассмотрения и оценки вторых частей заявок на участие в закупке должен содержать:</text:p>
      <text:p text:style-name="s1"><text:bookmark text:name="anchor48131"/>1) дату рассмотрения и оценки вторых частей заявок на участие в закупке, идентификационные номера таких заявок;</text:p>
      <text:p text:style-name="s1"><text:bookmark text:name="anchor48132"/>2) информацию о принятом решении о признании второй части заявки на участие в закупке соответствующей извещению об осуществлении закупки или об отклонении заявки на участие в закупке с обоснованием такого решения и с указанием положений настоящего Федерального закона, извещения об осуществлении закупки, которым не соответствует такая заявка, положений заявки на участие в закупке, которые не соответствуют настоящему Федеральному закону, извещению об осуществлении закупки;</text:p>
      <text:p text:style-name="s1"><text:bookmark text:name="anchor48133"/>3) присвоенные вторым частям заявок на участие в закупке, признанным соответствующими извещению об осуществлении закупки, значения по критерию, предусмотренному <text:a xlink:type="simple" xlink:href="#anchor3214">пунктом 4 части 1 статьи 32</text:a> настоящего Федерального закона (в случае установления такого критерия в извещении об осуществлении закупки);</text:p>
      <text:p text:style-name="s1"><text:bookmark text:name="anchor48134"/>4) информацию о решении каждого члена комиссии по осуществлению закупок, принимавшего участие в рассмотрении и оценке вторых частей заявок на участие в закупке, в отношении каждой второй части заявки на участие в закупке;</text:p>
      <text:p text:style-name="s1"><text:bookmark text:name="anchor48135"/>5) информацию о признании определения поставщика (подрядчика, исполнителя) несостоявшимся в случаях, предусмотренных <text:a xlink:type="simple" xlink:href="#anchor5212">пунктами 2</text:a> и <text:a xlink:type="simple" xlink:href="#anchor5214">4 части 1 статьи 52</text:a> настоящего Федерального закона.</text:p>
      <text:p text:style-name="s1"><text:bookmark text:name="anchor4814"/>14. Не позднее одного часа с момента получения направленного в соответствии с <text:a xlink:type="simple" xlink:href="#anchor48112">пунктом 2 части 11</text:a> настоящей статьи протокола рассмотрения и оценки вторых частей заявок на участие в закупке оператор электронной площадки:</text:p>
      <text:p text:style-name="s1"><text:bookmark text:name="anchor48141"/>1) направляет заказчику ценовые предложения участников закупки, вторые части заявок которых признаны соответствующими извещению об осуществлении закупки, а также протокол, предусмотренный <text:a xlink:type="simple" xlink:href="#anchor48101">пунктом 1 части 10</text:a> настоящей статьи;</text:p>
      <text:p text:style-name="s1"><text:bookmark text:name="anchor48142"/>2) размещает протоколы, предусмотренные <text:a xlink:type="simple" xlink:href="#anchor486">частями 6</text:a> и <text:a xlink:type="simple" xlink:href="#anchor4813">13</text:a> настоящей статьи, в единой информационной системе и на электронной площадке.</text:p>
      <text:p text:style-name="s1"><text:bookmark text:name="anchor4815"/>15. Не позднее одного рабочего дня со дня, следующего за днем получения информации и документов в соответствии с <text:a xlink:type="simple" xlink:href="#anchor48141">пунктом 1 части 14</text:a> настоящей статьи:</text:p>
      <text:p text:style-name="s1"><text:bookmark text:name="anchor48151"/>1) члены комиссии по осуществлению закупок:</text:p>
      <text:p text:style-name="s1"><text:bookmark text:name="anchor481511"/>а) осуществляют оценку ценовых предложений по критерию, предусмотренному <text:a xlink:type="simple" xlink:href="#anchor3211">пунктом 1 части 1 статьи 32</text:a> настоящего Федерального закона;</text:p>
      <text:p text:style-name="s1"><text:bookmark text:name="anchor481512"/>б) на основании результатов оценки первых и вторых частей заявок на участие в закупке, содержащихся в протоколах, предусмотренных <text:a xlink:type="simple" xlink:href="#anchor486">частями 6</text:a> и <text:a xlink:type="simple" xlink:href="#anchor4813">13</text:a> настоящей статьи, а также оценки, предусмотренной <text:a xlink:type="simple" xlink:href="#anchor481511">подпунктом "а"</text:a> настоящего пункта, присваивают каждой заявке на участие в закупке, первая и вторая части которой признаны соответствующими извещению об осуществлении закупки, порядковый номер в порядке уменьшения степени выгодности содержащихся в таких заявках условий исполнения контракта и с учетом положений нормативных правовых актов, принятых в соответствии со <text:a xlink:type="simple" xlink:href="#anchor14">статьей 14</text:a> настоящего Федерального закона. Заявке на участие в закупке победителя определения поставщика (подрядчика, исполнителя) присваивается первый номер. В случае, если в нескольких заявках на участие в закупке содержатся одинаковые условия исполнения контракта, меньший порядковый номер присваивается заявке на участие в закупке, которая поступила ранее других заявок на участие в закупке, содержащих такие же условия;</text:p>
      <text:p text:style-name="s1"><text:bookmark text:name="anchor48152"/>2) заказчик формирует с использованием электронной площадки протокол подведения итогов определения поставщика (подрядчика, исполнителя), после подписания такого протокола усиленными <text:a xlink:type="simple" xlink:href="http://ivo.garant.ru/document/redirect/12184522/21">электронными подписями</text:a> членами комиссии по осуществлению закупок подписывает его усиленной электронной подписью лица, имеющего право действовать от имени заказчика, и направляет оператору электронной площадки.</text:p>
      <text:p text:style-name="s1"><text:bookmark text:name="anchor4816"/>16. Оператор электронной площадки не позднее одного часа с момента получения направленного в соответствии с <text:a xlink:type="simple" xlink:href="#anchor48152">пунктом 2 части 15</text:a> настоящей статьи протокола подведения итогов определения поставщика (подрядчика, исполнителя) размещает:</text:p>
      <text:p text:style-name="s1"><text:bookmark text:name="anchor48161"/>1) в единой информационной системе и на электронной площадке - протокол подведения итогов определения поставщика (подрядчика, исполнителя);</text:p>
      <text:p text:style-name="s1"><text:bookmark text:name="anchor48162"/>2) в единой информационной системе - информацию, указанную в <text:a xlink:type="simple" xlink:href="#anchor431101">подпунктах "а"</text:a> и <text:a xlink:type="simple" xlink:href="#anchor431106">"е" пункта 1 части 1 статьи 43</text:a> настоящего Федерального закона, номера реестровых записей в едином реестре участников закупок в отношении участников закупок, первые и вторые части заявок которых признаны соответствующими извещению об осуществлении закупки, идентификационные номера таких заявок. Информация, предусмотренная настоящим пунктом, не размещается на официальном сайте.</text:p>
      <text:p text:style-name="s1"><text:bookmark text:name="anchor4817"/>17. Протокол подведения итогов определения поставщика (подрядчика, исполнителя) должен содержать следующую информацию:</text:p>
      <text:p text:style-name="s1"><text:bookmark text:name="anchor48171"/>1) дату подведения итогов определения поставщика (подрядчика, исполнителя), идентификационные номера заявок на участие в закупке;</text:p>
      <text:p text:style-name="s1"><text:bookmark text:name="anchor48172"/>2) о принятом в отношении каждой заявки (каждой части заявки), поданной на участие в закупке, решении о соответствии извещению об осуществлении закупки или об отклонении заявки на участие в закупке по основаниям, предусмотренным настоящим Федеральным законом, с обоснованием такого решения и указанием положений настоящего Федерального закона, извещения об осуществлении закупки, которым не соответствует такая заявка, положений заявки на участие в закупке, которые не соответствуют извещению об осуществлении закупки;</text:p>
      <text:p text:style-name="s1"><text:bookmark text:name="anchor48173"/>3) присвоенные заявкам на участие в закупке, первые и вторые части которых признаны соответствующими извещению об осуществлении закупки, значения по критериям оценки, установленным в извещении об осуществлении закупки;</text:p>
      <text:p text:style-name="s1"><text:bookmark text:name="anchor48174"/>4) порядковые номера, присвоенные в соответствии с настоящим Федеральным законом заявкам на участие в закупке;</text:p>
      <text:p text:style-name="s1"><text:bookmark text:name="anchor48175"/>5) о заключении контракта по цене, увеличенной в соответствии со <text:a xlink:type="simple" xlink:href="#anchor28">статьями 28</text:a> и <text:a xlink:type="simple" xlink:href="#anchor29">29</text:a> настоящего Федерального закона;</text:p>
      <text:p text:style-name="s1"><text:bookmark text:name="anchor48176"/>6) о решении каждого члена комиссии по осуществлению закупок в отношении каждой заявки на участие в закупке;</text:p>
      <text:p text:style-name="s1"><text:bookmark text:name="anchor48177"/>7) о признании определения поставщика (подрядчика, исполнителя) несостоявшимся в случаях, предусмотренных <text:a xlink:type="simple" xlink:href="#anchor5211">пунктами 1 - 4 части 1 статьи 52</text:a> настоящего Федерального закона.</text:p>
      <text:p text:style-name="s1"><text:bookmark text:name="anchor4818"/>18. Участник закупки, принимавший участие в закупке, после размещения в единой информационной системе протокола подведения итогов определения поставщика (подрядчика, исполнителя), но не позднее даты заключения контракта вправе направить оператору электронной площадки с использованием электронной площадки запрос о даче разъяснений информации, содержащейся в таком протоколе в отношении заявки такого участника закупки. Не позднее одного часа с момента поступления такого запроса оператор электронной площадки направляет его с использованием электронной площадки заказчику. Не позднее двух рабочих дней, следующих за днем поступления заказчику запроса о даче разъяснений информации, содержащейся в протоколе подведения итогов определения поставщика (подрядчика, исполнителя), заказчик направляет соответствующие разъяснения оператору электронной площадки. Не позднее одного часа с момента поступления таких разъяснений они направляются оператором электронной площадки с использованием электронной площадки участнику закупки, направившему запрос о даче разъяснений информации, содержащейся в протоколе подведения итогов определения поставщика (подрядчика, исполнителя).</text:p>
      <text:p text:style-name="s1"><text:bookmark text:name="anchor4819"/>19. В случае, если в извещении об осуществлении закупки не установлены критерии, предусмотренные <text:a xlink:type="simple" xlink:href="#anchor3212">пунктами 2</text:a> и <text:a xlink:type="simple" xlink:href="#anchor3213">3 части 1 статьи 32</text:a> настоящего Федерального закона, а также в случае включения заказчиком в соответствии с <text:a xlink:type="simple" xlink:href="#anchor3318">пунктом 8 части 1 статьи 33</text:a> настоящего Федерального закона в описание объекта закупки проектной документации, или типовой проектной документации, или сметы на капитальный ремонт объекта капитального строительства электронный конкурс проводится в порядке, установленном настоящим Федеральным законом, с учетом следующих особенностей:</text:p>
      <text:p text:style-name="s22header">Информация об изменениях:</text:p>
      <text:p text:style-name="s22"><text:bookmark text:name="anchor48191"/>Пункт 1 изменен с 16 апреля 2022 г. - <text:a xlink:type="simple" xlink:href="http://ivo.garant.ru/document/redirect/404488108/21403">Федеральный закон</text:a> от 16 апреля 2022 г. N 104-ФЗ</text:p>
      <text:p text:style-name="s22"><text:a xlink:type="simple" xlink:href="http://ivo.garant.ru/document/redirect/76800887/48191">См. предыдущую редакцию</text:a></text:p>
      <text:p text:style-name="s1">1) заявка состоит из второй и третьей частей. Вторая часть должна также содержать информацию, предусмотренную <text:a xlink:type="simple" xlink:href="#anchor431201">подпунктом "а"</text:a> (за исключением случая включения заказчиком в соответствии с <text:a xlink:type="simple" xlink:href="#anchor3318">пунктом 8 части 1 статьи 33</text:a> настоящего Федерального закона в описание объекта закупки проектной документации, или типовой проектной документации, или сметы на капитальный ремонт объекта капитального строительства) и <text:a xlink:type="simple" xlink:href="#anchor431202">подпунктом "б" пункта 2 части 1 статьи 43</text:a> настоящего Федерального закона. Положения <text:a xlink:type="simple" xlink:href="#anchor483">частей 3 - 10</text:a> настоящей статьи не применяются;</text:p>
      <text:p text:style-name="s1"><text:bookmark text:name="anchor48192"/>2) не позднее одного часа с момента окончания срока подачи заявок на участие в закупке оператор электронной площадки направляет заказчику вторые части поданных заявок на участие в закупке, а также информацию и документы, предусмотренные <text:a xlink:type="simple" xlink:href="#anchor436002">пунктами 2</text:a> и <text:a xlink:type="simple" xlink:href="#anchor436003">3 части 6 статьи 43</text:a> настоящего Федерального закона;</text:p>
      <text:p text:style-name="s1"><text:bookmark text:name="anchor48193"/>3) действия, предусмотренные <text:a xlink:type="simple" xlink:href="#anchor4811">частью 11</text:a> настоящей статьи, осуществляются не позднее двух рабочих дней со дня, следующего за днем получения в соответствии с <text:a xlink:type="simple" xlink:href="#anchor48192">пунктом 2</text:a> настоящей части вторых частей заявок на участие в закупке, информации и документов, но не позднее даты окончания срока рассмотрения и оценки вторых частей заявок на участие в закупке, установленной в извещении об осуществлении закупки;</text:p>
      <text:p text:style-name="s1"><text:bookmark text:name="anchor48194"/>4) не позднее одного часа с момента получения протокола рассмотрения и оценки вторых частей заявок на участие в закупке в соответствии с <text:a xlink:type="simple" xlink:href="#anchor48112">пунктом 2 части 11</text:a> настоящей статьи оператор электронной площадки направляет заказчику третьи части заявок на участие в закупке, поданные участниками закупки, вторые части заявок которых признаны соответствующими извещению об осуществлении закупки, а также размещает протокол, предусмотренный <text:a xlink:type="simple" xlink:href="#anchor4813">частью 13</text:a> настоящей статьи, в единой информационной системе и на электронной площадке.</text:p>
      <text:p text:style-name="s1"><text:bookmark text:name="anchor4820"/>20. Если электронный конкурс признан несостоявшимся в случаях, предусмотренных <text:a xlink:type="simple" xlink:href="#anchor521">частью 1 статьи 52</text:a> настоящего Федерального закона, такой конкурс проводится с учетом особенностей, установленных <text:a xlink:type="simple" xlink:href="#anchor522">частями 2 - 4</text:a> и <text:a xlink:type="simple" xlink:href="#anchor527">7 статьи 52</text:a> настоящего Федерального закона.</text:p>
      <text:p text:style-name="s1"/>
      <text:p text:style-name="s22header">Информация об изменениях:</text:p>
      <text:p text:style-name="s22"><text:bookmark text:name="anchor49"/>Статья 49 изменена с 1 января 2022 г. - <text:a xlink:type="simple" xlink:href="http://ivo.garant.ru/document/redirect/401423520/50302">Федеральный закон</text:a> от 2 июля 2021 г. N 360-ФЗ</text:p>
      <text:p text:style-name="s22"><text:a xlink:type="simple" xlink:href="http://ivo.garant.ru/document/redirect/77312405/49">См. предыдущую редакцию</text:a></text:p>
      <text:p text:style-name="s15"><text:span text:style-name="s10">Статья 49</text:span>. Проведение электронного аукциона</text:p>
      <text:p text:style-name="s9header">ГАРАНТ:</text:p>
      <text:p text:style-name="s9">См. <text:span text:style-name="s8">Энциклопедии</text:span>, <text:a xlink:type="simple" xlink:href="http://ivo.garant.ru/document/redirect/77533074/0">позиции высших судов</text:a> и другие <text:a xlink:type="simple" xlink:href="http://ivo.garant.ru/document/redirect/76904476/49">комментарии</text:a> к статье 49 настоящего Федерального закона</text:p>
      <text:p text:style-name="s9">См. <text:a xlink:type="simple" xlink:href="http://ivo.garant.ru/document/redirect/5522557/8">схему</text:a> "Порядок проведения электронного аукциона"</text:p>
      <text:p text:style-name="s1"><text:bookmark text:name="anchor491"/>1. Электронный аукцион начинается с размещения в единой информационной системе извещения об осуществлении закупки. Заявка на участие в закупке должна содержать информацию и документы, предусмотренные <text:a xlink:type="simple" xlink:href="#anchor431112">подпунктами "м" - "п" пункта 1</text:a>, <text:a xlink:type="simple" xlink:href="#anchor431201">подпунктами "а" - "в" пункта 2</text:a>, <text:a xlink:type="simple" xlink:href="#anchor431005">пунктом 5 части 1 статьи 43</text:a> настоящего Федерального закона. Заявка также может содержать информацию и документы, предусмотренные <text:a xlink:type="simple" xlink:href="#anchor431205">подпунктом "д" пункта 2 части 1 статьи 43</text:a> настоящего Федерального закона.</text:p>
      <text:p text:style-name="s1"><text:bookmark text:name="anchor492"/>2. Участники закупки, подавшие в соответствии с настоящим Федеральным законом заявки на участие в закупке, вправе в течение процедуры подачи предложений о цене контракта либо о сумме цен единиц товара, работы, услуги (в случае, предусмотренном <text:a xlink:type="simple" xlink:href="#anchor2224">частью 24 статьи 22</text:a> настоящего Федерального закона) подать с использованием электронной площадки ценовые предложения, предусматривающие снижение (за исключением случая, предусмотренного <text:a xlink:type="simple" xlink:href="#anchor4939">пунктом 9 части 3</text:a> настоящей статьи) начальной (максимальной) цены контракта либо начальной суммы цен единиц товара, работы, услуги (в случае, предусмотренном <text:a xlink:type="simple" xlink:href="#anchor2224">частью 24 статьи 22</text:a> настоящего Федерального закона).</text:p>
      <text:p text:style-name="s1"><text:bookmark text:name="anchor493"/>3. Подача ценовых предложений проводится в следующем порядке:</text:p>
      <text:p text:style-name="s1"><text:bookmark text:name="anchor4931"/>1) подача ценовых предложений осуществляется путем снижения текущего минимального ценового предложения на величину, составляющую от 0,5 процента до 5 процентов начальной (максимальной) цены контракта либо начальной суммы цен единиц товара, работы, услуги (в случае, предусмотренном <text:a xlink:type="simple" xlink:href="#anchor2224">частью 24 статьи 22</text:a> настоящего Федерального закона) (далее - "шаг аукциона");</text:p>
      <text:p text:style-name="s1"><text:bookmark text:name="anchor4932"/>2) не допускается подача участником закупки ценового предложения:</text:p>
      <text:p text:style-name="s1"><text:bookmark text:name="anchor49321"/>а) равного нулю;</text:p>
      <text:p text:style-name="s1"><text:bookmark text:name="anchor49322"/>б) равного ранее поданному таким участником ценовому предложению или превышающего его;</text:p>
      <text:p text:style-name="s1"><text:bookmark text:name="anchor49323"/>в) которое ниже, чем текущее минимальное ценовое предложение, сниженное в пределах "шага аукциона";</text:p>
      <text:p text:style-name="s1"><text:bookmark text:name="anchor49324"/>г) которое ниже, чем текущее минимальное ценовое предложение, если оно подано таким участником закупки;</text:p>
      <text:p text:style-name="s1"><text:bookmark text:name="anchor4933"/>3) допускается подача ценового предложения независимо от "шага аукциона" при условии соблюдения требований, предусмотренных <text:a xlink:type="simple" xlink:href="#anchor4932">пунктом 2</text:a> настоящей части;</text:p>
      <text:p text:style-name="s1"><text:bookmark text:name="anchor4934"/>4) оператор электронной площадки с использованием электронной площадки автоматически отклоняет ценовые предложения, не соответствующие требованиям настоящей части. Отклонение ценовых предложений по иным основаниям не допускается;</text:p>
      <text:p text:style-name="s1"><text:bookmark text:name="anchor4935"/>5) время приема ценовых предложений составляет четыре минуты с момента начала процедуры подачи ценовых предложений. В случае поступления в такое время ценового предложения в соответствии с <text:a xlink:type="simple" xlink:href="#anchor4931">пунктами 1</text:a> и <text:a xlink:type="simple" xlink:href="#anchor4932">2</text:a> настоящей части время приема ценовых предложений на электронной площадке автоматически увеличивается на четыре минуты с момента поступления такого предложения. При этом общая продолжительность приема ценовых предложений не должна превышать пять часов с момента начала процедуры подачи ценовых предложений;</text:p>
      <text:p text:style-name="s1"><text:bookmark text:name="anchor4936"/>6) не позднее десяти минут с момента окончания времени приема ценовых предложений, предусмотренного <text:a xlink:type="simple" xlink:href="#anchor4935">пунктом 5</text:a> настоящей части, участник закупки вправе подать одно ценовое предложение не ниже чем минимальное ценовое предложение, поступившее во время приема ценовых предложений, предусмотренное пунктом 5 настоящей части. Ценовое предложение участника закупки должно соответствовать требованиям <text:a xlink:type="simple" xlink:href="#anchor49321">подпунктов "а"</text:a>, <text:a xlink:type="simple" xlink:href="#anchor49322">"б"</text:a> и <text:a xlink:type="simple" xlink:href="#anchor49324">"г" пункта 2</text:a> настоящей части и может быть подано независимо от "шага аукциона";</text:p>
      <text:p text:style-name="s1"><text:bookmark text:name="anchor4937"/>7) оператор электронной площадки указывает на электронной площадке все поданные ценовые предложения и время их поступления без указания информации о подавших их участниках закупки, а также оставшееся время приема ценовых предложений;</text:p>
      <text:p text:style-name="s1"><text:bookmark text:name="anchor4938"/>8) в случае, если участником закупки не подано ценовое предложение, минимальным ценовым предложением такого участника закупки признается начальная (максимальная) цена контракта либо начальная сумма цен единиц товара, работы, услуги (в случае, предусмотренном <text:a xlink:type="simple" xlink:href="#anchor2224">частью 24 статьи 22</text:a> настоящего Федерального закона);</text:p>
      <text:p text:style-name="s1"><text:bookmark text:name="anchor4939"/>9) в случае, если при проведении процедуры подачи ценовых предложений подано ценовое предложение, предусматривающее снижение цены контракта либо суммы цен единиц товара, работы, услуги (в случае, предусмотренном <text:a xlink:type="simple" xlink:href="#anchor2224">частью 24 статьи 22</text:a> настоящего Федерального закона) до половины процента начальной (максимальной) цены контракта либо начальной суммы цен единиц товара, работы, услуги (в случае, предусмотренном частью 24 статьи 22 настоящего Федерального закона) или ниже, такая процедура проводится на право заключения контракта в порядке, предусмотренном настоящей частью, с учетом следующих особенностей:</text:p>
      <text:p text:style-name="s1"><text:bookmark text:name="anchor49391"/>а) по результатам такой процедуры определяется размер платы, подлежащей внесению участником закупки за заключение контракта. При этом такой размер указывается в соответствии с настоящим Федеральным законом в качестве цены контракта;</text:p>
      <text:p text:style-name="s1"><text:bookmark text:name="anchor49392"/>б) участники закупки вправе подать ценовые предложения, предусматривающие увеличение ценового предложения, предусмотренного <text:a xlink:type="simple" xlink:href="#anchor4939">абзацем первым</text:a> настоящего пункта;</text:p>
      <text:p text:style-name="s1"><text:bookmark text:name="anchor49393"/>в) процедура подачи ценовых предложений проводится путем повышения текущего максимального ценового предложения на величину в пределах "шага аукциона", составляющего до пяти миллионов рублей;</text:p>
      <text:p text:style-name="s1"><text:bookmark text:name="anchor49394"/>г) утратил силу с 1 января 2023 г. - <text:a xlink:type="simple" xlink:href="http://ivo.garant.ru/document/redirect/404488108/215">Федеральный закон</text:a> от 16 апреля 2022 г. N 104-ФЗ</text:p>
      <text:p text:style-name="s22header">Информация об изменениях:</text:p>
      <text:p text:style-name="s22"><text:a xlink:type="simple" xlink:href="http://ivo.garant.ru/document/redirect/76817050/49394">См. предыдущую редакцию</text:a></text:p>
      <text:p text:style-name="s1"><text:bookmark text:name="anchor494"/>4. Не позднее одного часа с момента завершения процедуры подачи ценовых предложений оператор электронной площадки:</text:p>
      <text:p text:style-name="s1"><text:bookmark text:name="anchor4941"/>1) присваивает каждой заявке на участие в закупке порядковый номер в порядке возрастания цены контракта, суммы цен единиц товара, работы, услуги (в случае, предусмотренном <text:a xlink:type="simple" xlink:href="#anchor2224">частью 24 статьи 22</text:a> настоящего Федерального закона), предложенных участником закупки, подавшим такую заявку (за исключением случая, предусмотренного пунктом 9 части 3 настоящей статьи, при котором порядковые номера заявкам участников закупки, подавших ценовые предложения после подачи ценового предложения, предусмотренного <text:a xlink:type="simple" xlink:href="#anchor4939">абзацем первым пункта 9 части 3</text:a> настоящей части, присваиваются в порядке убывания цены контракта, суммы цен единиц товара, работы, услуги (в случае, предусмотренном частью 24 статьи 22 настоящего Федерального закона). В случае, если несколькими участниками закупки поданы одинаковые ценовые предложения, меньший порядковый номер присваивается заявке на участие в закупке, поданной участником закупки, подавшим ценовое предложение ранее других таких участников закупки. При присвоении порядкового номера заявкам на участие в закупке, поданным участниками закупки без ценовых предложений, меньший порядковый номер присваивается заявке на участие в закупке, которая поступила ранее других таких заявок на участие в закупке;</text:p>
      <text:p text:style-name="s1"><text:bookmark text:name="anchor4942"/>2) формирует протокол подачи ценовых предложений, содержащий:</text:p>
      <text:p text:style-name="s1"><text:bookmark text:name="anchor49421"/>а) дату, время начала и окончания проведения процедуры подачи ценовых предложений;</text:p>
      <text:p text:style-name="s1"><text:bookmark text:name="anchor49422"/>б) минимальное ценовое предложение либо максимальное ценовое предложение (в случае, предусмотренном <text:a xlink:type="simple" xlink:href="#anchor4939">пунктом 9 части 3</text:a> настоящей статьи), поданное каждым участником закупки, с указанием идентификационного номера заявки такого участника, времени подачи таких предложений, даты и времени подачи заявок на участие в закупке, поданных участниками закупки без ценовых предложений;</text:p>
      <text:p text:style-name="s1"><text:bookmark text:name="anchor49423"/>в) порядковые номера, присвоенные заявкам в соответствии с <text:a xlink:type="simple" xlink:href="#anchor4941">пунктом 1</text:a> настоящей части;</text:p>
      <text:p text:style-name="s1"><text:bookmark text:name="anchor4943"/>3) размещает протокол, предусмотренный <text:a xlink:type="simple" xlink:href="#anchor4942">пунктом 2</text:a> настоящей части, в единой информационной системе и на электронной площадке;</text:p>
      <text:p text:style-name="s1"><text:bookmark text:name="anchor4944"/>4) направляет заказчику протокол, предусмотренный <text:a xlink:type="simple" xlink:href="#anchor4942">пунктом 2</text:a> настоящей части, заявки на участие в закупке, а также предусмотренные <text:a xlink:type="simple" xlink:href="#anchor436002">пунктами 2</text:a> и <text:a xlink:type="simple" xlink:href="#anchor436003">3 части 6 статьи 43</text:a> настоящего Федерального закона информацию и документы участников закупки, подавших такие заявки.</text:p>
      <text:p text:style-name="s1"><text:bookmark text:name="anchor495"/>5. Не позднее двух рабочих дней со дня, следующего за датой окончания срока подачи заявок на участие в закупке, но не позднее даты подведения итогов определения поставщика (подрядчика, исполнителя), установленной в извещении об осуществлении закупки:</text:p>
      <text:p text:style-name="s1"><text:bookmark text:name="anchor4951"/>1) члены комиссии по осуществлению закупок:</text:p>
      <text:p text:style-name="s1"><text:bookmark text:name="anchor49511"/>а) рассматривают заявки на участие в закупке, информацию и документы, направленные оператором электронной площадки в соответствии с <text:a xlink:type="simple" xlink:href="#anchor4944">пунктом 4 части 4</text:a> настоящей статьи, и принимают решение о признании заявки на участие в закупке соответствующей извещению об осуществлении закупки или об отклонении заявки на участие в закупке по основаниям, предусмотренным <text:a xlink:type="simple" xlink:href="#anchor48121">пунктами 1 - 8 части 12 статьи 48</text:a> настоящего Федерального закона;</text:p>
      <text:p text:style-name="s1"><text:bookmark text:name="anchor49512"/>б) на основании информации, содержащейся в протоколе подачи ценовых предложений, а также результатов рассмотрения, предусмотренного <text:a xlink:type="simple" xlink:href="#anchor49511">подпунктом "а"</text:a> настоящего пункта, присваивают каждой заявке на участие в закупке, признанной соответствующей извещению об осуществлении закупки, порядковый номер в порядке возрастания минимального ценового предложения участника закупки, подавшего такую заявку (за исключением случая, предусмотренного пунктом 9 части 3 настоящей статьи, при котором порядковые номера заявкам участников закупки, подавших ценовые предложения после подачи ценового предложения, предусмотренного <text:a xlink:type="simple" xlink:href="#anchor4939">абзацем первым пункта 9 части 3</text:a> настоящей статьи, присваиваются в порядке убывания размера ценового предложения участника закупки), и с учетом положений нормативных правовых актов, принятых в соответствии со <text:a xlink:type="simple" xlink:href="#anchor14">статьей 14</text:a> настоящего Федерального закона. Заявке на участие в закупке победителя определения поставщика (подрядчика, исполнителя) присваивается первый номер;</text:p>
      <text:p text:style-name="s1"><text:bookmark text:name="anchor4952"/>2) заказчик формирует с использованием электронной площадки протокол подведения итогов определения поставщика (подрядчика, исполнителя), который должен содержать информацию, предусмотренную <text:a xlink:type="simple" xlink:href="#anchor48171">пунктами 1</text:a>, <text:a xlink:type="simple" xlink:href="#anchor48172">2</text:a>, <text:a xlink:type="simple" xlink:href="#anchor48174">4 - 7 части 17 статьи 48</text:a> настоящего Федерального закона. После подписания членами комиссии по осуществлению закупок такого протокола усиленными <text:a xlink:type="simple" xlink:href="http://ivo.garant.ru/document/redirect/12184522/21">электронными подписями</text:a> заказчик подписывает его усиленной электронной подписью лица, имеющего право действовать от имени заказчика, и направляет оператору электронной площадки.</text:p>
      <text:p text:style-name="s1"><text:bookmark text:name="anchor496"/>6. Оператор электронной площадки не позднее одного часа с момента получения направленного в соответствии с <text:a xlink:type="simple" xlink:href="#anchor4952">пунктом 2 части 5</text:a> настоящей статьи протокола подведения итогов определения поставщика (подрядчика, исполнителя) размещает:</text:p>
      <text:p text:style-name="s1"><text:bookmark text:name="anchor4961"/>1) в единой информационной системе и на электронной площадке - протокол подведения итогов определения поставщика (подрядчика, исполнителя);</text:p>
      <text:p text:style-name="s1"><text:bookmark text:name="anchor4962"/>2) в единой информационной системе - информацию, указанную в <text:a xlink:type="simple" xlink:href="#anchor431101">подпунктах "а"</text:a> и <text:a xlink:type="simple" xlink:href="#anchor431106">"е" пункта 1 части 1 статьи 43</text:a> настоящего Федерального закона, номера реестровых записей в едином реестре участников закупок в отношении участников закупок, заявки которых признаны соответствующими извещению об осуществлении закупки, идентификационные номера таких заявок. Информация, предусмотренная настоящим подпунктом, не размещается на официальном сайте.</text:p>
      <text:p text:style-name="s1"><text:bookmark text:name="anchor497"/>7. Участник закупки, принимавший участие в закупке, после размещения в единой информационной системе протокола подачи ценовых предложений в соответствии с <text:a xlink:type="simple" xlink:href="#anchor4943">пунктом 3 части 4</text:a> настоящей статьи, но не позднее даты заключения контракта вправе направить оператору электронной площадки с использованием электронной площадки запрос о даче разъяснений порядка проведения процедуры подачи ценовых предложений в части подачи ценового предложения таким участником закупки. Не позднее двух рабочих дней, следующих за днем поступления такого запроса, оператор электронной площадки направляет с использованием электронной площадки участнику закупки соответствующие разъяснения.</text:p>
      <text:p text:style-name="s1"><text:bookmark text:name="anchor498"/>8. Направление (при необходимости) участником закупки, принимавшим участие в закупке, запроса о даче разъяснений информации, содержащейся в протоколе подведения итогов определения поставщика (подрядчика, исполнителя) в отношении заявки такого участника закупки, и направление такому участнику соответствующих разъяснений осуществляются в порядке, предусмотренном <text:a xlink:type="simple" xlink:href="#anchor4818">частью 18 статьи 48</text:a> настоящего Федерального закона.</text:p>
      <text:p text:style-name="s1"><text:bookmark text:name="anchor499"/>9. Если электронный аукцион признан несостоявшимся в случаях, предусмотренных <text:a xlink:type="simple" xlink:href="#anchor521">частью 1 статьи 52</text:a> настоящего Федерального закона, такой аукцион проводится с учетом особенностей, установленных <text:a xlink:type="simple" xlink:href="#anchor522">частями 2</text:a>, <text:a xlink:type="simple" xlink:href="#anchor525">5</text:a> и <text:a xlink:type="simple" xlink:href="#anchor527">7 статьи 52</text:a> настоящего Федерального закона.</text:p>
      <text:p text:style-name="s1"/>
      <text:p text:style-name="s22header">Информация об изменениях:</text:p>
      <text:p text:style-name="s22"><text:bookmark text:name="anchor50"/>Статья 50 изменена с 1 января 2022 г. - <text:a xlink:type="simple" xlink:href="http://ivo.garant.ru/document/redirect/401423520/50302">Федеральный закон</text:a> от 2 июля 2021 г. N 360-ФЗ</text:p>
      <text:p text:style-name="s22"><text:a xlink:type="simple" xlink:href="http://ivo.garant.ru/document/redirect/77312405/50">См. предыдущую редакцию</text:a></text:p>
      <text:p text:style-name="s15"><text:span text:style-name="s10">Статья 50</text:span>. Проведение электронного запроса котировок</text:p>
      <text:p text:style-name="s9header">ГАРАНТ:</text:p>
      <text:p text:style-name="s9">См. <text:span text:style-name="s8">Энциклопедии</text:span> и другие <text:a xlink:type="simple" xlink:href="http://ivo.garant.ru/document/redirect/76904476/50">комментарии</text:a> к статье 50 настоящего Федерального закона</text:p>
      <text:p text:style-name="s9">См. <text:a xlink:type="simple" xlink:href="http://ivo.garant.ru/document/redirect/5522557/10">схему</text:a> "Порядок проведения запроса котировок"</text:p>
      <text:p text:style-name="s1"><text:bookmark text:name="anchor5010"/>1. Электронный запрос котировок начинается с размещения в единой информационной системе извещения об осуществлении закупки. Заявка на участие в закупке должна содержать информацию и документы, предусмотренные <text:a xlink:type="simple" xlink:href="#anchor431112">подпунктами "м" - "п" пункта 1</text:a>, <text:a xlink:type="simple" xlink:href="#anchor431201">подпунктами "а" - "в" пункта 2</text:a>, <text:a xlink:type="simple" xlink:href="#anchor431003">пунктом 3</text:a> или <text:a xlink:type="simple" xlink:href="#anchor431004">пунктом 4</text:a>, <text:a xlink:type="simple" xlink:href="#anchor431005">пунктом 5 части 1 статьи 43</text:a> настоящего Федерального закона. Заявка также может содержать информацию и документы, предусмотренные <text:a xlink:type="simple" xlink:href="#anchor431205">подпунктом "д" пункта 2 части 1 статьи 43</text:a> настоящего Федерального закона.</text:p>
      <text:p text:style-name="s1"><text:bookmark text:name="anchor5020"/>2. Не позднее одного часа с момента окончания срока подачи заявок на участие в закупке оператор электронной площадки в соответствии с <text:a xlink:type="simple" xlink:href="#anchor436009">пунктом 9 части 6 статьи 43</text:a> настоящего Федерального закона направляет заказчику заявки на участие в закупке, а также предусмотренные <text:a xlink:type="simple" xlink:href="#anchor436002">пунктами 2</text:a> и <text:a xlink:type="simple" xlink:href="#anchor436003">3 части 6 статьи 43</text:a> настоящего Федерального закона информацию и документы участников закупок, подавших такие заявки.</text:p>
      <text:p text:style-name="s1"><text:bookmark text:name="anchor5030"/>3. Не позднее двух рабочих дней со дня, следующего за датой окончания срока подачи заявок на участие в закупке, но не позднее даты подведения итогов определения поставщика (подрядчика, исполнителя), установленных в извещении об осуществлении закупки:</text:p>
      <text:p text:style-name="s1"><text:bookmark text:name="anchor5031"/>1) члены комиссии по осуществлению закупок:</text:p>
      <text:p text:style-name="s1"><text:bookmark text:name="anchor50311"/>а) рассматривают заявки на участие в закупке, информацию и документы, направленные оператором электронной площадки в соответствии с <text:a xlink:type="simple" xlink:href="#anchor5020">частью 2</text:a> настоящей статьи, и принимают решение о признании заявки на участие в закупке соответствующей извещению об осуществлении закупки или об отклонении заявки на участие в закупке по основаниям, предусмотренным <text:a xlink:type="simple" xlink:href="#anchor48121">пунктами 1 - 8 части 12 статьи 48</text:a> настоящего Федерального закона;</text:p>
      <text:p text:style-name="s1"><text:bookmark text:name="anchor50312"/>б) на основании решения, предусмотренного <text:a xlink:type="simple" xlink:href="#anchor50311">подпунктом "а"</text:a> настоящего пункта, присваивают каждой заявке на участие в закупке, признанной соответствующей извещению об осуществлении закупки, порядковый номер в порядке возрастания цены контракта, суммы цен единиц товара, работы, услуги (в случае, предусмотренном <text:a xlink:type="simple" xlink:href="#anchor2224">частью 24 статьи 22</text:a> настоящего Федерального закона), предложенных участником закупки, подавшим такую заявку, с учетом положений нормативных правовых актов, принятых в соответствии со <text:a xlink:type="simple" xlink:href="#anchor14">статьей 14</text:a> настоящего Федерального закона. Заявке на участие в закупке победителя определения поставщика (подрядчика, исполнителя) присваивается первый номер. В случае, если в нескольких заявках на участие в закупке содержатся одинаковые предложения, предусмотренные <text:a xlink:type="simple" xlink:href="#anchor431003">пунктом 3</text:a> или <text:a xlink:type="simple" xlink:href="#anchor431004">4 части 1 статьи 43</text:a> настоящего Федерального закона, меньший порядковый номер присваивается заявке на участие в закупке, которая поступила ранее других таких заявок;</text:p>
      <text:p text:style-name="s1"><text:bookmark text:name="anchor5032"/>2) заказчик формирует с использованием электронной площадки протокол подведения итогов определения поставщика (подрядчика, исполнителя), который должен содержать информацию, предусмотренную <text:a xlink:type="simple" xlink:href="#anchor48171">пунктами 1</text:a>, <text:a xlink:type="simple" xlink:href="#anchor48172">2</text:a>, <text:a xlink:type="simple" xlink:href="#anchor48174">4 - 7 части 17 статьи 48</text:a> настоящего Федерального закона. После подписания членами комиссии по осуществлению закупок такого протокола усиленными <text:a xlink:type="simple" xlink:href="http://ivo.garant.ru/document/redirect/12184522/21">электронными подписями</text:a> заказчик подписывает его усиленной электронной подписью лица, имеющего право действовать от имени заказчика, и направляет оператору электронной площадки.</text:p>
      <text:p text:style-name="s1"><text:bookmark text:name="anchor504"/>4. Оператор электронной площадки не позднее одного часа с момента получения направленного в соответствии с <text:a xlink:type="simple" xlink:href="#anchor5032">пунктом 2 части 3</text:a> настоящей статьи протокола подведения итогов определения поставщика (подрядчика, исполнителя) размещает:</text:p>
      <text:p text:style-name="s1"><text:bookmark text:name="anchor5041"/>1) в единой информационной системе и на электронной площадке - протокол подведения итогов определения поставщика (подрядчика, исполнителя);</text:p>
      <text:p text:style-name="s1"><text:bookmark text:name="anchor5042"/>2) в единой информационной системе - информацию, указанную в <text:a xlink:type="simple" xlink:href="#anchor431101">подпунктах "а"</text:a> и <text:a xlink:type="simple" xlink:href="#anchor431106">"е" пункта 1 части 1 статьи 43</text:a> настоящего Федерального закона, номера реестровых записей в едином реестре участников закупок в отношении участников закупки, заявки которых признаны соответствующими извещению об осуществлении закупки, идентификационные номера таких заявок. Информация, предусмотренная настоящим подпунктом, не размещается на официальном сайте.</text:p>
      <text:p text:style-name="s1"><text:bookmark text:name="anchor505"/>5. Направление (при необходимости) участником закупки, принимавшим участие в закупке, запроса о даче разъяснений информации, содержащейся в протоколе подведения итогов определения поставщика (подрядчика, исполнителя) в отношении заявки такого участника закупки, и направление такому участнику соответствующих разъяснений осуществляются в порядке, предусмотренном <text:a xlink:type="simple" xlink:href="#anchor4818">частью 18 статьи 48</text:a> настоящего Федерального закона.</text:p>
      <text:p text:style-name="s1"><text:bookmark text:name="anchor506"/>6. Заключение контракта по результатам проведения электронного запроса котировок осуществляется в порядке, установленном <text:a xlink:type="simple" xlink:href="#anchor51">статьей 51</text:a> настоящего Федерального закона, с учетом следующих особенностей:</text:p>
      <text:p text:style-name="s22header">Информация об изменениях:</text:p>
      <text:p text:style-name="s22"><text:bookmark text:name="anchor5061"/>Пункт 1 изменен с 16 апреля 2022 г. - <text:a xlink:type="simple" xlink:href="http://ivo.garant.ru/document/redirect/404488108/216">Федеральный закон</text:a> от 16 апреля 2022 г. N 104-ФЗ</text:p>
      <text:p text:style-name="s22"><text:a xlink:type="simple" xlink:href="http://ivo.garant.ru/document/redirect/76800887/5061">См. предыдущую редакцию</text:a></text:p>
      <text:p text:style-name="s1">1) заказчик формирует и размещает в единой информационной системе и на электронной площадке (с использованием единой информационной системы) без своей подписи проект контракта не позднее одного рабочего дня, следующего за днем размещения в единой информационной системе протокола подведения итогов определения поставщика (подрядчика, исполнителя);</text:p>
      <text:p text:style-name="s1"><text:bookmark text:name="anchor5062"/>2) участник закупки, с которым заключается контракт, осуществляет действия, предусмотренные <text:a xlink:type="simple" xlink:href="#anchor5131">пунктом 1 части 3 статьи 51</text:a> настоящего Федерального закона, не позднее одного рабочего дня, следующего за днем осуществления заказчиком действий в соответствии с <text:a xlink:type="simple" xlink:href="#anchor5061">пунктом 1</text:a> настоящей части;</text:p>
      <text:p text:style-name="s1"><text:bookmark text:name="anchor5063"/>3) заказчик осуществляет действия, предусмотренные <text:a xlink:type="simple" xlink:href="#anchor5141">пунктом 1 части 4 статьи 51</text:a> настоящего Федерального закона, не позднее одного рабочего дня, следующего за днем осуществления участником закупки, с которым заключается контракт, действий в соответствии с <text:a xlink:type="simple" xlink:href="#anchor5062">пунктом 2</text:a> настоящей части, но не ранее чем через два рабочих дня, следующих за днем размещения в единой информационной системе протокола подведения итогов определения поставщика (подрядчика, исполнителя);</text:p>
      <text:p text:style-name="s1"><text:bookmark text:name="anchor5064"/>4) осуществление действий, предусмотренных <text:a xlink:type="simple" xlink:href="#anchor5122">пунктом 2 части 2</text:a>, <text:a xlink:type="simple" xlink:href="#anchor5132">пунктом 2 части 3</text:a>, <text:a xlink:type="simple" xlink:href="#anchor5142">пунктами 2</text:a> и <text:a xlink:type="simple" xlink:href="#anchor5143">3 части 4 статьи 51</text:a> настоящего Федерального закона, не допускается.</text:p>
      <text:p text:style-name="s1"><text:bookmark text:name="anchor507"/>7. Если электронный запрос котировок признан несостоявшимся в случаях, предусмотренных <text:a xlink:type="simple" xlink:href="#anchor521">частью 1 статьи 52</text:a> настоящего Федерального закона, такой запрос котировок проводится с учетом особенностей, установленных <text:a xlink:type="simple" xlink:href="#anchor526">частями 6</text:a> и <text:a xlink:type="simple" xlink:href="#anchor527">7 статьи 52</text:a> настоящего Федерального закона.</text:p>
      <text:p text:style-name="s1"/>
      <text:p text:style-name="s22header">Информация об изменениях:</text:p>
      <text:p text:style-name="s22"><text:bookmark text:name="anchor51"/>Статья 51 изменена с 1 января 2022 г. - <text:a xlink:type="simple" xlink:href="http://ivo.garant.ru/document/redirect/401423520/50302">Федеральный закон</text:a> от 2 июля 2021 г. N 360-ФЗ</text:p>
      <text:p text:style-name="s22"><text:a xlink:type="simple" xlink:href="http://ivo.garant.ru/document/redirect/77312405/51">См. предыдущую редакцию</text:a></text:p>
      <text:p text:style-name="s15"><text:span text:style-name="s10">Статья 51</text:span>. Заключение контракта по результатам электронной процедуры</text:p>
      <text:p text:style-name="s9header">ГАРАНТ:</text:p>
      <text:p text:style-name="s9">См. <text:span text:style-name="s8">Энциклопедии</text:span> и другие <text:a xlink:type="simple" xlink:href="http://ivo.garant.ru/document/redirect/76904476/51">комментарии</text:a> к статье 51 настоящего Федерального закона</text:p>
      <text:p text:style-name="s1"><text:bookmark text:name="anchor511"/>1. По результатам электронной процедуры контракт заключается с победителем определения поставщика (подрядчика, исполнителя), а в случаях, предусмотренных настоящим Федеральным законом, с иным участником закупки (далее в настоящей статье - участник закупки, с которым заключается контракт) не ранее чем через десять дней (если настоящим Федеральным законом не установлено иное) с даты размещения в единой информационной системе протокола подведения итогов определения поставщика (подрядчика, исполнителя), протокола, предусмотренного <text:a xlink:type="simple" xlink:href="#anchor51621">подпунктом "а" пункта 2 части 6</text:a> настоящей статьи, после предоставления участником закупки, с которым заключается контракт, обеспечения исполнения контракта в соответствии с требованиями настоящего Федерального закона (если требование обеспечения исполнения контракта установлено в извещении об осуществлении закупки). Участники закупки, заявки которых не отозваны в соответствии с настоящим Федеральным законом, обязаны подписать контракт в порядке, установленном настоящей статьей.</text:p>
      <text:p text:style-name="s9header">ГАРАНТ:</text:p>
      <text:p text:style-name="s9"><text:bookmark text:name="anchor512"/>В отношении закупок, извещения об осуществлении которых размещены в единой информационной системе в сфере закупок, приглашения принять участие в которых направлены с 1 января 2022 г. до 1 апреля 2024 г., положения части 2 (в редакции <text:a xlink:type="simple" xlink:href="http://ivo.garant.ru/document/redirect/401423520/50302">Федерального закона</text:a> от 2 июля 2021 г. N 360-ФЗ), касающиеся неразмещения информации и документов на официальном сайте, <text:a xlink:type="simple" xlink:href="http://ivo.garant.ru/document/redirect/401423520/811">не применяются</text:a></text:p>
      <text:p text:style-name="s1">2. Не позднее двух рабочих дней, следующих за днем размещения в единой информационной системе протоколов, указанных в <text:a xlink:type="simple" xlink:href="#anchor511">части 1</text:a> настоящей статьи:</text:p>
      <text:p text:style-name="s9header">ГАРАНТ:</text:p>
      <text:p text:style-name="s9"><text:bookmark text:name="anchor5121"/>В отношении закупок, извещения об осуществлении которых размещены в единой информационной системе в сфере закупок, приглашения принять участие в которых направлены с 1 октября 2023 г. до 1 апреля 2024 г., заказчики вправе <text:a xlink:type="simple" xlink:href="http://ivo.garant.ru/document/redirect/401423520/88">осуществлять</text:a> предусмотренное пунктом 1 (в редакции <text:a xlink:type="simple" xlink:href="http://ivo.garant.ru/document/redirect/401423520/50302">Федерального закона</text:a> от 2 июля 2021 г. N 360-ФЗ) формирование проекта контракта без использования единой информационной системы в сфере закупок</text:p>
      <text:p text:style-name="s1">1) заказчик формирует с использованием единой информационной системы и размещает в единой информационной системе (без размещения на официальном сайте) и на электронной площадке (с использованием единой информационной системы) без своей подписи проект контракта, указанный в <text:a xlink:type="simple" xlink:href="#anchor42205">пункте 5 части 2 статьи 42</text:a> настоящего Федерального закона, который должен содержать:</text:p>
      <text:p text:style-name="s9header">ГАРАНТ:</text:p>
      <text:p text:style-name="s9"><text:bookmark text:name="anchor51211"/>С 1 января 2022 г. до 1 октября 2023 г. заказчик <text:a xlink:type="simple" xlink:href="http://ivo.garant.ru/document/redirect/401423520/87">включает</text:a> в проект контракта информацию, предусмотренную подпунктом "а" (в редакции <text:a xlink:type="simple" xlink:href="http://ivo.garant.ru/document/redirect/401423520/50302">Федерального закона</text:a> от 2 июля 2021 г. N 360-ФЗ) без использования единой информационной системы в сфере закупок</text:p>
      <text:p text:style-name="s1">а) информацию, предусмотренную <text:a xlink:type="simple" xlink:href="#anchor3060">частью 6 статьи 30</text:a>, <text:a xlink:type="simple" xlink:href="#anchor42101">пунктами 1</text:a>, <text:a xlink:type="simple" xlink:href="#anchor42102">2</text:a>, <text:a xlink:type="simple" xlink:href="#anchor42105">5 - 8</text:a>, <text:a xlink:type="simple" xlink:href="#anchor42110">10</text:a>, <text:a xlink:type="simple" xlink:href="#anchor42117">17</text:a>, <text:a xlink:type="simple" xlink:href="#anchor42118">18</text:a> и <text:a xlink:type="simple" xlink:href="#anchor42120">20 части 1 статьи 42</text:a> настоящего Федерального закона;</text:p>
      <text:p text:style-name="s9header">ГАРАНТ:</text:p>
      <text:p text:style-name="s9"><text:bookmark text:name="anchor51212"/>С 1 января 2022 г. до 1 октября 2023 г. заказчик <text:a xlink:type="simple" xlink:href="http://ivo.garant.ru/document/redirect/401423520/87">включает</text:a> в проект контракта информацию, предусмотренную подпунктом "б" (в части, касающейся цены каждого отдельного этапа исполнения контракта) (в редакции <text:a xlink:type="simple" xlink:href="http://ivo.garant.ru/document/redirect/401423520/50302">Федерального закона</text:a> от 2 июля 2021 г. N 360-ФЗ) без использования единой информационной системы в сфере закупок</text:p>
      <text:p text:style-name="s1">б) цену контракта, соответствующую цене контракта, предложенной в соответствии с настоящим Федеральным законом участником закупки, с которым заключается контракт, с учетом положений нормативных правовых актов, принятых в соответствии со <text:a xlink:type="simple" xlink:href="#anchor14">статьей 14</text:a> настоящего Федерального закона, положений <text:a xlink:type="simple" xlink:href="#anchor28">статей 28</text:a> и <text:a xlink:type="simple" xlink:href="#anchor29">29</text:a> настоящего Федерального закона, цену каждого отдельного этапа исполнения контракта, определенную в соответствии с <text:a xlink:type="simple" xlink:href="#anchor342">частью 2 статьи 34</text:a> настоящего Федерального закона (если проектом контракта предусмотрены отдельные этапы его исполнения). Предусмотренная настоящим подпунктом информация включается в проект контракта, за исключением случаев включения в него информации, предусмотренной <text:a xlink:type="simple" xlink:href="#anchor51213">подпунктами "в"</text:a> или <text:a xlink:type="simple" xlink:href="#anchor51214">"г"</text:a> настоящего пункта;</text:p>
      <text:p text:style-name="s9header">ГАРАНТ:</text:p>
      <text:p text:style-name="s9"><text:bookmark text:name="anchor51213"/>С 1 января 2022 г. до 1 октября 2023 г. заказчик <text:a xlink:type="simple" xlink:href="http://ivo.garant.ru/document/redirect/401423520/87">включает</text:a> в проект контракта информацию, предусмотренную подпунктом "в" (в части, касающейся цены единицы товара, работы, услуги) (в редакции <text:a xlink:type="simple" xlink:href="http://ivo.garant.ru/document/redirect/401423520/50302">Федерального закона</text:a> от 2 июля 2021 г. N 360-ФЗ) без использования единой информационной системы в сфере закупок</text:p>
      <text:p text:style-name="s1">в) максимальное значение цены контракта и цену единицы товара, работы, услуги, соответствующие максимальному значению цены контракта, указанному в извещении об осуществлении закупки, с учетом положений нормативных правовых актов, принятых в соответствии со <text:a xlink:type="simple" xlink:href="#anchor14">статьей 14</text:a> настоящего Федерального закона, положений <text:a xlink:type="simple" xlink:href="#anchor28">статей 28</text:a> и <text:a xlink:type="simple" xlink:href="#anchor29">29</text:a> настоящего Федерального закона (в случае, предусмотренном <text:a xlink:type="simple" xlink:href="#anchor2224">частью 24 статьи 22</text:a> настоящего Федерального закона). При этом цена единицы товара, работы, услуги определяется путем уменьшения начальной цены такой единицы, указанной в извещении об осуществлении закупки, пропорционально снижению начальной суммы цен единиц товаров, работ, услуг, предложенному участником закупки, с которым заключается контракт;</text:p>
      <text:p text:style-name="s1"><text:bookmark text:name="anchor51214"/>г) размер платы, подлежащей внесению в соответствии с настоящим Федеральным законом участником закупки, с которым заключается контракт, за заключение контракта на счет, на котором в соответствии с законодательством Российской Федерации учитываются операции со средствами, поступающими заказчику (в случаях, предусмотренных настоящим Федеральным законом);</text:p>
      <text:p text:style-name="s9header">ГАРАНТ:</text:p>
      <text:p text:style-name="s9"><text:bookmark text:name="anchor51215"/>С 1 января 2022 г. до 1 октября 2023 г. заказчик <text:a xlink:type="simple" xlink:href="http://ivo.garant.ru/document/redirect/401423520/87">включает</text:a> в проект контракта информацию, предусмотренную подпунктом "д" (в редакции <text:a xlink:type="simple" xlink:href="http://ivo.garant.ru/document/redirect/401423520/50302">Федерального закона</text:a> от 2 июля 2021 г. N 360-ФЗ) без использования единой информационной системы в сфере закупок</text:p>
      <text:p text:style-name="s1">д) информацию, предусмотренную <text:a xlink:type="simple" xlink:href="#anchor431101">подпунктами "а"</text:a>, <text:a xlink:type="simple" xlink:href="#anchor431102">"б"</text:a>, <text:a xlink:type="simple" xlink:href="#anchor431104">"г"</text:a>, <text:a xlink:type="simple" xlink:href="#anchor431106">"е"</text:a> и <text:a xlink:type="simple" xlink:href="#anchor431115">"п" пункта 1</text:a>, <text:a xlink:type="simple" xlink:href="#anchor431201">подпунктами "а"</text:a> и <text:a xlink:type="simple" xlink:href="#anchor431202">"б" пункта 2 части 1 статьи 43</text:a> настоящего Федерального закона, а также информацию, предусмотренную <text:a xlink:type="simple" xlink:href="#anchor431204">подпунктом "г" пункта 2</text:a> указанной части, в случае проведения электронного конкурса. При этом информация, предусмотренная подпунктами "а", "б", "г" и "е" пункта 1 части 1 статьи 43 настоящего Федерального закона, указывается с использованием единой информационной системы по состоянию на дату и время формирования проекта контракта;</text:p>
      <text:p text:style-name="s1"><text:bookmark text:name="anchor51216"/>е) иные документы (при наличии);</text:p>
      <text:p text:style-name="s1"><text:bookmark text:name="anchor5122"/>2) при формировании и размещении проекта контракта, предусмотренного пунктом 1 настоящей части, заказчик вправе (за исключением случая, предусмотренного <text:a xlink:type="simple" xlink:href="#anchor2224">частью 24 статьи 22</text:a> настоящего Федерального закона) увеличить количество поставляемого товара на сумму, не превышающую разницы между ценой контракта, предусмотренной <text:a xlink:type="simple" xlink:href="#anchor51212">подпунктом "б" пункта 1</text:a> настоящей части, и начальной (максимальной) ценой контракта. При этом цена единицы товара не должна превышать цену такой единицы, определяемую как частное от деления цены контракта, предусмотренной подпунктом "б" пункта 1 настоящей части, на количество товара, предусмотренное в извещении об осуществлении закупки. Участник закупки вправе отказаться от заключения контракта на условиях, предусмотренных настоящим пунктом, путем формирования протокола разногласий в случае, предусмотренном <text:a xlink:type="simple" xlink:href="#anchor51322">подпунктом "б" пункта 2 части 3</text:a> настоящей статьи.</text:p>
      <text:p text:style-name="s1"><text:bookmark text:name="anchor513"/>3. Не позднее пяти рабочих дней, следующих за днем размещения заказчиком в соответствии с <text:a xlink:type="simple" xlink:href="#anchor512">частью 2</text:a> настоящей статьи проекта контракта, участник закупки, с которым заключается контракт, осуществляет одно из следующих действий:</text:p>
      <text:p text:style-name="s22header">Информация об изменениях:</text:p>
      <text:p text:style-name="s22"><text:bookmark text:name="anchor5131"/>Пункт 1 изменен с 4 ноября 2022 г. - <text:a xlink:type="simple" xlink:href="http://ivo.garant.ru/document/redirect/405604009/111">Федеральный закон</text:a> от 4 ноября 2022 г. N 420-ФЗ</text:p>
      <text:p text:style-name="s22"><text:a xlink:type="simple" xlink:href="http://ivo.garant.ru/document/redirect/76811092/5131">См. предыдущую редакцию</text:a></text:p>
      <text:p text:style-name="s1">1) подписывает усиленной <text:a xlink:type="simple" xlink:href="http://ivo.garant.ru/document/redirect/12184522/21">электронной подписью</text:a> лица, имеющего право действовать от имени участника закупки, проект контракта и одновременно размещает на электронной площадке и в единой информационной системе (с использованием электронной площадки, без размещения на официальном сайте) подписанный проект контракта, а также документ, подтверждающий предоставление обеспечения исполнения контракта в соответствии с настоящим Федеральным законом (за исключением случаев, предусмотренных настоящим Федеральным законом). При этом такой участник закупки:</text:p>
      <text:p text:style-name="s1"><text:bookmark text:name="anchor51311"/>а) в случаях, предусмотренных <text:a xlink:type="simple" xlink:href="#anchor37">статьей 37</text:a> настоящего Федерального закона, одновременно представляет заказчику информацию и документы, предусмотренные указанной статьей;</text:p>
      <text:p text:style-name="s1"><text:bookmark text:name="anchor51312"/>б) вносит на счет, на котором в соответствии с законодательством Российской Федерации учитываются операции со средствами, поступающими заказчику, денежные средства в размере платы, подлежащей внесению за заключение контракта, предложенной таким участником закупки (если по результатам определения поставщика (подрядчика, исполнителя) в соответствии с настоящим Федеральным законом определен размер платы, подлежащей внесению участником закупки за заключение контракта);</text:p>
      <text:p text:style-name="s9header">ГАРАНТ:</text:p>
      <text:p text:style-name="s9"><text:bookmark text:name="anchor5132"/>При заключении в 2025 г. с единственным поставщиком (подрядчиком, исполнителем) контракта в порядке, установленном <text:a xlink:type="simple" xlink:href="#anchor9353">пунктом 3 части 5 статьи 93</text:a>, количество протоколов разногласий, которые могут быть сформированы, подписаны и размещены в соответствии с пунктом 2, <text:a xlink:type="simple" xlink:href="http://ivo.garant.ru/document/redirect/411208037/382">не ограничивается</text:a></text:p>
      <text:p text:style-name="s1">2) формирует, подписывает усиленной <text:a xlink:type="simple" xlink:href="http://ivo.garant.ru/document/redirect/12184522/21">электронной подписью</text:a> лица, имеющего право действовать от имени участника закупки, и размещает на электронной площадке и в единой информационной системе (с использованием электронной площадки, без размещения на официальном сайте) протокол разногласий в одном или нескольких из следующих случаев:</text:p>
      <text:p text:style-name="s9header">ГАРАНТ:</text:p>
      <text:p text:style-name="s9"><text:bookmark text:name="anchor51321"/>При заключении в 2025 г. с единственным поставщиком (подрядчиком, исполнителем) контракта в порядке, установленном <text:a xlink:type="simple" xlink:href="#anchor9353">пунктом 3 части 5 статьи 93</text:a>, в случае, предусмотренном подпунктом "а", в протоколе разногласий вместо информации, включенной в проект контракта и не соответствующей требованиям, установленным в извещении об осуществлении закупки, и положениям заявки на участие в закупке, <text:a xlink:type="simple" xlink:href="http://ivo.garant.ru/document/redirect/411208037/383">указываются</text:a> положения проекта контракта, в отношении которых возникли разногласия</text:p>
      <text:p text:style-name="s1">а) наличие разногласий в отношении информации, включенной в проект контракта в соответствии с <text:a xlink:type="simple" xlink:href="#anchor5121">пунктом 1 части 2</text:a> настоящей статьи, с указанием информации, не соответствующей требованиям, установленным в извещении об осуществлении закупки, и положениям заявки такого участника закупки;</text:p>
      <text:p text:style-name="s1"><text:bookmark text:name="anchor51322"/>б) несогласие заключить контракт, содержащий условия, предусмотренные <text:a xlink:type="simple" xlink:href="#anchor5122">пунктом 2 части 2</text:a> настоящей статьи;</text:p>
      <text:p text:style-name="s1"><text:bookmark text:name="anchor5133"/>3) формирует, подписывает усиленной <text:a xlink:type="simple" xlink:href="http://ivo.garant.ru/document/redirect/12184522/21">электронной подписью</text:a> лица, имеющего право действовать от имени участника закупки, и размещает на электронной площадке отказ от заключения контракта в случае, предусмотренном <text:a xlink:type="simple" xlink:href="#anchor951721">пунктом 1 части 17.2 статьи 95</text:a> настоящего Федерального закона.</text:p>
      <text:p text:style-name="s9header">ГАРАНТ:</text:p>
      <text:p text:style-name="s9"><text:bookmark text:name="anchor514"/>В отношении закупок, извещения об осуществлении которых размещены в единой информационной системе в сфере закупок, приглашения принять участие в которых направлены с 1 января 2022 г. до 1 апреля 2024 г., положения части 4 (в редакции <text:a xlink:type="simple" xlink:href="http://ivo.garant.ru/document/redirect/401423520/50302">Федерального закона</text:a> от 2 июля 2021 г. N 360-ФЗ), касающиеся неразмещения информации и документов на официальном сайте, <text:a xlink:type="simple" xlink:href="http://ivo.garant.ru/document/redirect/401423520/811">не применяются</text:a></text:p>
      <text:p text:style-name="s1">4. Не позднее двух рабочих дней, следующих за днем размещения участником закупки, с которым заключается контракт, информации и документов в соответствии с <text:a xlink:type="simple" xlink:href="#anchor513">частью 3</text:a> настоящей статьи, заказчик осуществляет одно из следующих действий:</text:p>
      <text:p text:style-name="s22header">Информация об изменениях:</text:p>
      <text:p text:style-name="s22"><text:bookmark text:name="anchor5141"/>Пункт 1 изменен с 4 ноября 2022 г. - <text:a xlink:type="simple" xlink:href="http://ivo.garant.ru/document/redirect/405604009/112">Федеральный закон</text:a> от 4 ноября 2022 г. N 420-ФЗ</text:p>
      <text:p text:style-name="s22"><text:a xlink:type="simple" xlink:href="http://ivo.garant.ru/document/redirect/76811092/5141">См. предыдущую редакцию</text:a></text:p>
      <text:p text:style-name="s1">1) подписывает усиленной <text:a xlink:type="simple" xlink:href="http://ivo.garant.ru/document/redirect/12184522/21">электронной подписью</text:a> лица, имеющего право действовать от имени заказчика, и размещает в единой информационной системе и на электронной площадке (с использованием единой информационной системы) контракт (за исключением случаев, установленных настоящим Федеральным законом, и не ранее срока, предусмотренного <text:a xlink:type="simple" xlink:href="#anchor511">частью 1</text:a> настоящей статьи) в случае, если участник закупки, с которым заключается контракт, разместил информацию и документы в соответствии с <text:a xlink:type="simple" xlink:href="#anchor5131">пунктом 1 части 3</text:a> настоящей статьи. Если по результатам определения поставщика (подрядчика, исполнителя) в соответствии с настоящим Федеральным законом определен размер платы, подлежащей внесению участником закупки за заключение контракта, действия, предусмотренные настоящим пунктом, осуществляются заказчиком при условии поступления на счет, на котором в соответствии с законодательством Российской Федерации учитываются операции со средствами, поступающими заказчику, денежных средств в размере платы, подлежащей внесению за заключение контракта, предложенной участником закупки, с которым заключается контракт;</text:p>
      <text:p text:style-name="s1"><text:bookmark text:name="anchor5142"/>2) формирует с использованием единой информационной системы и размещает в единой информационной системе (без размещения на официальном сайте) и на электронной площадке (с использованием единой информационной системы) без своей подписи проект контракта с учетом информации, содержащейся в протоколе разногласий, размещенном участником закупки, с которым заключается контракт, в соответствии с <text:a xlink:type="simple" xlink:href="#anchor5132">пунктом 2 части 3</text:a> настоящей статьи;</text:p>
      <text:p text:style-name="s1"><text:bookmark text:name="anchor5143"/>3) формирует с использованием единой информационной системы и размещает в единой информационной системе (без размещения на официальном сайте) и на электронной площадке (с использованием единой информационной системы) без своей подписи проект контракта без учета либо с частичным учетом информации, содержащейся в протоколе разногласий, размещенном участником закупки, с которым заключается контракт, в соответствии с пунктом 2 части 3 настоящей статьи. При таком размещении заказчик также формирует с использованием единой информационной системы, подписывает усиленной <text:a xlink:type="simple" xlink:href="http://ivo.garant.ru/document/redirect/12184522/21">электронной подписью</text:a> лица, имеющего право действовать от имени заказчика, и размещает в единой информационной системе (без размещения на официальном сайте) информацию о причинах отказа учесть полностью или частично информацию, содержащуюся в протоколе разногласий. При этом информация, предусмотренная <text:a xlink:type="simple" xlink:href="#anchor51322">подпунктом "б" пункта 2 части 3</text:a> настоящей статьи, подлежит обязательному учету.</text:p>
      <text:p text:style-name="s1"><text:bookmark text:name="anchor515"/>5. Не позднее одного рабочего дня, следующего за датой размещения заказчиком информации и документов в соответствии с <text:a xlink:type="simple" xlink:href="#anchor5142">пунктом 2</text:a> или <text:a xlink:type="simple" xlink:href="#anchor5143">3 части 4</text:a> настоящей статьи, участник закупки, с которым заключается контракт, осуществляет действия, предусмотренные <text:a xlink:type="simple" xlink:href="#anchor5131">пунктом 1 части 3</text:a> настоящей статьи. Заказчик не позднее двух рабочих дней, следующих за днем осуществления таких действий участником закупки, размещает в единой информационной системе и на электронной площадке (с использованием единой информационной системы) подписанный усиленной <text:a xlink:type="simple" xlink:href="http://ivo.garant.ru/document/redirect/12184522/21">электронной подписью</text:a> лица, имеющего право действовать от имени заказчика, контракт (за исключением случаев, установленных настоящим Федеральным законом, и не ранее срока, предусмотренного <text:a xlink:type="simple" xlink:href="#anchor511">частью 1</text:a> настоящей статьи). Контракт считается заключенным в день размещения контракта, подписанного усиленной электронной подписью лица, имеющего право действовать от имени заказчика, в единой информационной системе. В случаях, предусмотренных <text:a xlink:type="simple" xlink:href="#anchor1035">частью 5 статьи 103</text:a> настоящего Федерального закона, такой подписанный контракт не размещается на официальном сайте.</text:p>
      <text:p text:style-name="s9header">ГАРАНТ:</text:p>
      <text:p text:style-name="s9"><text:bookmark text:name="anchor516"/>При заключении в 2025 г. с единственным поставщиком (подрядчиком, исполнителем) контракта в порядке, установленном <text:a xlink:type="simple" xlink:href="#anchor9353">пунктом 3 части 5 статьи 93</text:a>, положения части 6 <text:a xlink:type="simple" xlink:href="http://ivo.garant.ru/document/redirect/411208037/381">не применяются</text:a></text:p>
      <text:p text:style-name="s1">6. В случае, если участником закупки, с которым заключается контракт, не выполнены требования, предусмотренные частью 3 (за исключением случая, предусмотренного <text:a xlink:type="simple" xlink:href="#anchor5133">пунктом 3 части 3</text:a> настоящей статьи, а также случая, если таким участником закупки в срок, установленный частью 3 настоящей статьи, не выполнены требования пункта 3 части 3 настоящей статьи) и <text:a xlink:type="simple" xlink:href="#anchor515">частью 5</text:a> настоящей статьи:</text:p>
      <text:p text:style-name="s1"><text:bookmark text:name="anchor5161"/>1) такой участник закупки считается уклонившимся от заключения контракта;</text:p>
      <text:p text:style-name="s1"><text:bookmark text:name="anchor5162"/>2) заказчик не позднее одного рабочего дня, следующего за днем истечения срока выполнения участником закупки требований, предусмотренных <text:a xlink:type="simple" xlink:href="#anchor513">частями 3</text:a> и <text:a xlink:type="simple" xlink:href="#anchor515">5</text:a> настоящей статьи:</text:p>
      <text:p text:style-name="s1"><text:bookmark text:name="anchor51621"/>а) формирует с использованием единой информационной системы и подписывает усиленной <text:a xlink:type="simple" xlink:href="http://ivo.garant.ru/document/redirect/12184522/21">электронной подписью</text:a> лица, имеющего право действовать от имени заказчика, и размещает в единой информационной системе и на электронной площадке (с использованием единой информационной системы) протокол об уклонении участника закупки от заключения контракта, содержащий дату подписания такого протокола, идентификационный номер заявки участника закупки, уклонившегося от заключения контракта, указание на требования, не выполненные участником закупки;</text:p>
      <text:p text:style-name="s1"><text:bookmark text:name="anchor51622"/>б) формирует и направляет в соответствии с порядком, предусмотренным <text:a xlink:type="simple" xlink:href="#anchor10410">частью 10 статьи 104</text:a> настоящего Федерального закона, в день размещения в единой информационной системе протокола, предусмотренного <text:a xlink:type="simple" xlink:href="#anchor51621">подпунктом "а"</text:a> настоящего пункта, обращение о включении информации об участнике закупки в реестр недобросовестных поставщиков (подрядчиков, исполнителей);</text:p>
      <text:p text:style-name="s1"><text:bookmark text:name="anchor5163"/>3) оператор электронной площадки не позднее одного часа с момента размещения в соответствии с <text:a xlink:type="simple" xlink:href="#anchor51621">подпунктом "а" пункта 2</text:a> настоящей части протокола об уклонении участника закупки от заключения контракта направляет такому участнику закупки уведомление о таком размещении.</text:p>
      <text:p text:style-name="s1"><text:bookmark text:name="anchor517"/>7. Заказчик в порядке, установленном настоящей статьей, заключает контракт с участником закупки, заявке которого в соответствии с настоящим Федеральным законом присвоен следующий порядковый номер и который не отозвал такую заявку в соответствии с настоящим Федеральным законом, в случае:</text:p>
      <text:p text:style-name="s1"><text:bookmark text:name="anchor5171"/>1) если участник закупки в соответствии с <text:a xlink:type="simple" xlink:href="#anchor516">частью 6</text:a> настоящей статьи признан уклонившимся от заключения контракта;</text:p>
      <text:p text:style-name="s1"><text:bookmark text:name="anchor5172"/>2) отказа заказчика от заключения контракта в соответствии с <text:a xlink:type="simple" xlink:href="#anchor319">частями 9</text:a> и <text:a xlink:type="simple" xlink:href="#anchor31100">10 статьи 31</text:a> настоящего Федерального закона.</text:p>
      <text:p text:style-name="s1"><text:bookmark text:name="anchor518"/>8. Заказчик вправе обратиться в суд с иском о возмещении убытков, причиненных уклонением участника закупки от заключения контракта, в части, не покрытой суммой обеспечения заявки на участие в закупке.</text:p>
      <text:p text:style-name="s1"/>
      <text:p text:style-name="s22header">Информация об изменениях:</text:p>
      <text:p text:style-name="s22"><text:bookmark text:name="anchor52"/>Статья 52 изменена с 1 января 2022 г. - <text:a xlink:type="simple" xlink:href="http://ivo.garant.ru/document/redirect/401423520/50302">Федеральный закон</text:a> от 2 июля 2021 г. N 360-ФЗ</text:p>
      <text:p text:style-name="s22"><text:a xlink:type="simple" xlink:href="http://ivo.garant.ru/document/redirect/77312405/52">См. предыдущую редакцию</text:a></text:p>
      <text:p text:style-name="s15"><text:span text:style-name="s10">Статья 52</text:span>. Признание открытого конкурентного способа несостоявшимся. Последствия такого признания</text:p>
      <text:p text:style-name="s9header">ГАРАНТ:</text:p>
      <text:p text:style-name="s9">См. <text:span text:style-name="s8">Энциклопедии</text:span> и другие <text:a xlink:type="simple" xlink:href="http://ivo.garant.ru/document/redirect/76904476/52">комментарии</text:a> к статье 52 настоящего Федерального закона</text:p>
      <text:p text:style-name="s1"><text:bookmark text:name="anchor521"/>1. Открытый конкурентный способ признается несостоявшимся в следующих случаях:</text:p>
      <text:p text:style-name="s1"><text:bookmark text:name="anchor5211"/>1) по окончании срока подачи заявок на участие в закупке подана только одна заявка на участие в закупке;</text:p>
      <text:p text:style-name="s1"><text:bookmark text:name="anchor5212"/>2) по результатам рассмотрения заявок на участие в закупке только одна заявка на участие в закупке соответствует требованиям, установленным в извещении об осуществлении закупки;</text:p>
      <text:p text:style-name="s1"><text:bookmark text:name="anchor5213"/>3) по окончании срока подачи заявок на участие в закупке не подано ни одной заявки на участие в закупке;</text:p>
      <text:p text:style-name="s1"><text:bookmark text:name="anchor5214"/>4) по результатам рассмотрения заявок на участие в закупке комиссия по осуществлению закупок отклонила все такие заявки;</text:p>
      <text:p text:style-name="s1"><text:bookmark text:name="anchor5215"/>5) все участники закупки, не отозвавшие в соответствии с настоящим Федеральным законом заявку на участие в закупке, признаны уклонившимися от заключения контракта в соответствии с настоящим Федеральным законом;</text:p>
      <text:p text:style-name="s1"><text:bookmark text:name="anchor5216"/>6) заказчик в соответствии с <text:a xlink:type="simple" xlink:href="#anchor319">частями 9</text:a> и <text:a xlink:type="simple" xlink:href="#anchor31100">10 статьи 31</text:a> настоящего Федерального закона отказался от заключения контракта с участником закупки, подавшим заявку на участие в закупке, которая является единственной, либо с участником закупки, подавшим заявку на участие в закупке, признанную в соответствии с настоящим Федеральным законом единственной соответствующей требованиям, установленным в извещении об осуществлении закупки.</text:p>
      <text:p text:style-name="s1"><text:bookmark text:name="anchor522"/>2. В случае, предусмотренном <text:a xlink:type="simple" xlink:href="#anchor5211">пунктом 1 части 1</text:a> настоящей статьи, электронный конкурс, электронный аукцион проводятся в порядке, установленном настоящим Федеральным законом, с учетом следующих особенностей:</text:p>
      <text:p text:style-name="s1"><text:bookmark text:name="anchor5221"/>1) не позднее одного часа с момента окончания срока подачи заявок на участие в закупке оператор электронной площадки в соответствии с <text:a xlink:type="simple" xlink:href="#anchor436009">пунктом 9 части 6 статьи 43</text:a> настоящего Федерального закона направляет заказчику заявку (все части заявки) на участие в закупке, а также информацию и документы, предусмотренные <text:a xlink:type="simple" xlink:href="#anchor436002">пунктами 2</text:a> и <text:a xlink:type="simple" xlink:href="#anchor436003">3 части 6 статьи 43</text:a> настоящего Федерального закона;</text:p>
      <text:p text:style-name="s1"><text:bookmark text:name="anchor5222"/>2) не позднее двух рабочих дней со дня, следующего за датой окончания срока подачи заявок на участие в закупке, но не позднее даты подведения итогов определения поставщика (подрядчика, исполнителя), установленных в извещении об осуществлении закупки:</text:p>
      <text:p text:style-name="s1"><text:bookmark text:name="anchor52221"/>а) члены комиссии по осуществлению закупок рассматривают информацию и документы, направленные оператором электронной площадки в соответствии с <text:a xlink:type="simple" xlink:href="#anchor5221">пунктом 1</text:a> настоящей части, и принимают решение о соответствии заявки на участие в закупке требованиям, установленным в извещении об осуществлении закупки, или об отклонении заявки на участие в закупке по основаниям, предусмотренным <text:a xlink:type="simple" xlink:href="#anchor485">частями 5</text:a> и <text:a xlink:type="simple" xlink:href="#anchor4812">12 статьи 48</text:a> (в случае проведения электронного конкурса), <text:a xlink:type="simple" xlink:href="#anchor48121">пунктами 1 - 8 части 12 статьи 48</text:a> (в случае проведения электронного аукциона) настоящего Федерального закона, а также подписывают усиленными <text:a xlink:type="simple" xlink:href="http://ivo.garant.ru/document/redirect/12184522/21">электронными подписями</text:a> сформированный заказчиком с использованием электронной площадки протокол подведения итогов определения поставщика (подрядчика, исполнителя);</text:p>
      <text:p text:style-name="s1"><text:bookmark text:name="anchor52222"/>б) заказчик формирует с использованием электронной площадки протокол подведения итогов определения поставщика (подрядчика, исполнителя), после подписания такого протокола членами комиссии по осуществлению закупок в соответствии с <text:a xlink:type="simple" xlink:href="#anchor52221">подпунктом "а"</text:a> настоящего пункта подписывает его усиленной <text:a xlink:type="simple" xlink:href="http://ivo.garant.ru/document/redirect/12184522/21">электронной подписью</text:a> лица, имеющего право действовать от имени заказчика, и направляет оператору электронной площадки, который не позднее одного часа с момента получения такого протокола осуществляет действия, предусмотренные <text:a xlink:type="simple" xlink:href="#anchor4816">частью 16 статьи 48</text:a> настоящего Федерального закона;</text:p>
      <text:p text:style-name="s1"><text:bookmark text:name="anchor5223"/>3) в случае проведения электронного конкурса оценка по критериям оценки заявок на участие в закупке, установленным в извещении об осуществлении закупки, не осуществляется;</text:p>
      <text:p text:style-name="s1"><text:bookmark text:name="anchor5224"/>4) протокол подведения итогов определения поставщика (подрядчика, исполнителя) должен содержать информацию, предусмотренную <text:a xlink:type="simple" xlink:href="#anchor48171">пунктами 1</text:a>, <text:a xlink:type="simple" xlink:href="#anchor48172">2</text:a>, <text:a xlink:type="simple" xlink:href="#anchor48174">4 - 7 части 17 статьи 48</text:a> настоящего Федерального закона;</text:p>
      <text:p text:style-name="s1"><text:bookmark text:name="anchor5225"/>5) участник закупки вправе направить запрос, предусмотренный <text:a xlink:type="simple" xlink:href="#anchor4818">частью 18 статьи 48</text:a> настоящего Федерального закона, после размещения в единой информационной системе протокола подведения итогов определения поставщика (подрядчика, исполнителя);</text:p>
      <text:p text:style-name="s1"><text:bookmark text:name="anchor5226"/>6) контракт с участником закупки, подавшим заявку на участие в закупке, в случае принятия в соответствии с <text:a xlink:type="simple" xlink:href="#anchor52221">подпунктом "а" пункта 2</text:a> настоящей части решения о соответствии такой заявки требованиям, установленным в извещении об осуществлении закупки, заключается в соответствии с <text:a xlink:type="simple" xlink:href="#anchor93125">пунктом 25 части 1 статьи 93</text:a> настоящего Федерального закона в порядке, установленном настоящим Федеральным законом.</text:p>
      <text:p text:style-name="s1"><text:bookmark text:name="anchor523"/>3. Если в случае, предусмотренном <text:a xlink:type="simple" xlink:href="#anchor5212">пунктом 2 части 1</text:a> настоящей статьи, электронный конкурс признан несостоявшимся по результатам рассмотрения первых частей заявок на участие в закупке (за исключением случая, предусмотренного <text:a xlink:type="simple" xlink:href="#anchor4819">частью 19 статьи 48</text:a> настоящего Федерального закона), такой конкурс проводится в порядке, установленном настоящим Федеральным законом, с учетом следующих особенностей:</text:p>
      <text:p text:style-name="s1"><text:bookmark text:name="anchor5231"/>1) не позднее одного часа с момента получения протокола рассмотрения и оценки первых частей заявок на участие в закупке оператор электронной площадки направляет заказчику вторую и третью части заявки на участие в закупке, в отношении которой принято решение о соответствии требованиям, установленным в извещении об осуществлении закупки, а также предусмотренные <text:a xlink:type="simple" xlink:href="#anchor436002">пунктами 2</text:a> и <text:a xlink:type="simple" xlink:href="#anchor436003">3 части 6 статьи 43</text:a> настоящего Федерального закона информацию и документы участника закупки, подавшего такую заявку;</text:p>
      <text:p text:style-name="s1"><text:bookmark text:name="anchor5232"/>2) не позднее двух рабочих дней со дня, следующего за днем получения информации и документов в соответствии с <text:a xlink:type="simple" xlink:href="#anchor5231">пунктом 1</text:a> настоящей части, но не позднее даты подведения итогов определения поставщика (подрядчика, исполнителя), установленной в извещении об осуществлении закупки:</text:p>
      <text:p text:style-name="s1"><text:bookmark text:name="anchor52321"/>а) члены комиссии по осуществлению закупок рассматривают информацию и документы, направленные оператором электронной площадки в соответствии с <text:a xlink:type="simple" xlink:href="#anchor5231">пунктом 1</text:a> настоящей части, и принимают решение о соответствии заявки на участие в закупке требованиям, установленным в извещении об осуществлении закупки, или об отклонении заявки на участие в закупке по основаниям, предусмотренным <text:a xlink:type="simple" xlink:href="#anchor4812">частью 12 статьи 48</text:a> настоящего Федерального закона, а также подписывают усиленными <text:a xlink:type="simple" xlink:href="http://ivo.garant.ru/document/redirect/12184522/21">электронными подписями</text:a> сформированный заказчиком с использованием электронной площадки протокол подведения итогов определения поставщиков (подрядчиков, исполнителей);</text:p>
      <text:p text:style-name="s1"><text:bookmark text:name="anchor52322"/>б) заказчик формирует с использованием электронной площадки протокол подведения итогов определения поставщика (подрядчика, исполнителя), после подписания такого протокола членами комиссии по осуществлению закупок в соответствии с <text:a xlink:type="simple" xlink:href="#anchor52321">подпунктом "а"</text:a> настоящего пункта подписывает его усиленной <text:a xlink:type="simple" xlink:href="http://ivo.garant.ru/document/redirect/12184522/21">электронной подписью</text:a> лица, имеющего право действовать от имени заказчика, и направляет оператору электронной площадки, который не позднее одного часа с момента получения такого протокола размещает его в единой информационной системе и на электронной площадке;</text:p>
      <text:p text:style-name="s1"><text:bookmark text:name="anchor5233"/>3) процедуры подачи предложений о цене контракта либо о сумме цен единиц товара, работы, услуги (в случае, предусмотренном <text:a xlink:type="simple" xlink:href="#anchor2224">частью 24 статьи 22</text:a> настоящего Федерального закона), оценка по критериям оценки заявок на участие в закупке, установленным в извещении об осуществлении закупки, не осуществляются;</text:p>
      <text:p text:style-name="s1"><text:bookmark text:name="anchor5234"/>4) протокол подведения итогов определения поставщика (подрядчика, исполнителя) должен содержать информацию, предусмотренную <text:a xlink:type="simple" xlink:href="#anchor48171">пунктами 1</text:a>, <text:a xlink:type="simple" xlink:href="#anchor48172">2</text:a>, <text:a xlink:type="simple" xlink:href="#anchor48174">4 - 7 части 17 статьи 48</text:a> настоящего Федерального закона;</text:p>
      <text:p text:style-name="s1"><text:bookmark text:name="anchor5235"/>5) участник закупки вправе направить запрос, предусмотренный <text:a xlink:type="simple" xlink:href="#anchor4818">частью 18 статьи 48</text:a> настоящего Федерального закона, после размещения в единой информационной системе протокола подведения итогов определения поставщика (подрядчика, исполнителя);</text:p>
      <text:p text:style-name="s1"><text:bookmark text:name="anchor5236"/>6) контракт с участником закупки, подавшим заявку на участие в закупке, в случае принятия в соответствии с <text:a xlink:type="simple" xlink:href="#anchor52321">подпунктом "а" пункта 2</text:a> настоящей части решения о соответствии такой заявки требованиям, установленным в извещении об осуществлении закупки, заключается в соответствии с <text:a xlink:type="simple" xlink:href="#anchor93125">пунктом 25 части 1 статьи 93</text:a> настоящего Федерального закона в порядке, установленном настоящим Федеральным законом.</text:p>
      <text:p text:style-name="s1"><text:bookmark text:name="anchor524"/>4. Если в случае, предусмотренном <text:a xlink:type="simple" xlink:href="#anchor5212">пунктом 2 части 1</text:a> настоящей статьи, электронный конкурс признан несостоявшимся по результатам рассмотрения вторых частей заявок на участие в закупке, такой конкурс проводится в порядке, установленном настоящим Федеральным законом, с учетом следующих особенностей:</text:p>
      <text:p text:style-name="s1"><text:bookmark text:name="anchor5241"/>1) оценка, предусмотренная <text:a xlink:type="simple" xlink:href="#anchor481112">подпунктом "б" пункта 1 части 11</text:a>, <text:a xlink:type="simple" xlink:href="#anchor481511">подпунктом "а" пункта 1 части 15 статьи 48</text:a> настоящего Федерального закона, не осуществляется;</text:p>
      <text:p text:style-name="s1"><text:bookmark text:name="anchor5242"/>2) контракт с участником закупки, подавшим заявку на участие в закупке, соответствующую требованиям, установленным в извещении об осуществлении закупки, заключается в соответствии с <text:a xlink:type="simple" xlink:href="#anchor93125">пунктом 25 части 1 статьи 93</text:a> настоящего Федерального закона в порядке, установленном настоящим Федеральным законом.</text:p>
      <text:p text:style-name="s1"><text:bookmark text:name="anchor525"/>5. Если в случае, предусмотренном <text:a xlink:type="simple" xlink:href="#anchor5212">пунктом 2 части 1</text:a> настоящей статьи, электронный аукцион признан несостоявшимся по результатам рассмотрения заявок на участие в закупке, контракт с участником закупки, подавшим заявку на участие в закупке, соответствующую требованиям, установленным в извещении об осуществлении закупки, заключается в соответствии с <text:a xlink:type="simple" xlink:href="#anchor93125">пунктом 25 части 1 статьи 93</text:a> настоящего Федерального закона в порядке, установленном настоящим Федеральным законом.</text:p>
      <text:p text:style-name="s1"><text:bookmark text:name="anchor526"/>6. Если электронный запрос котировок признан несостоявшимся в случаях, предусмотренных <text:a xlink:type="simple" xlink:href="#anchor5211">пунктами 1</text:a> и <text:a xlink:type="simple" xlink:href="#anchor5212">2 части 1</text:a> настоящей статьи, контракт с участником закупки, подавшим заявку на участие в закупке, соответствующую требованиям, установленным в извещении об осуществлении закупки, заключается в соответствии с <text:a xlink:type="simple" xlink:href="#anchor93125">пунктом 25 части 1 статьи 93</text:a> настоящего Федерального закона в порядке, установленном настоящим Федеральным законом.</text:p>
      <text:p text:style-name="s1"><text:bookmark text:name="anchor527"/>7. В случае, предусмотренном <text:a xlink:type="simple" xlink:href="#anchor5213">пунктом 3 части 1</text:a> настоящей статьи, заказчик формирует с использованием электронной площадки протокол подведения итогов определения поставщика (подрядчика, исполнителя), который должен содержать информацию, предусмотренную <text:a xlink:type="simple" xlink:href="#anchor48171">пунктами 1</text:a> (за исключением идентификационных номеров заявок на участие в закупке) и <text:a xlink:type="simple" xlink:href="#anchor48177">7 части 17 статьи 48</text:a> настоящего Федерального закона, подписывает такой протокол усиленной <text:a xlink:type="simple" xlink:href="http://ivo.garant.ru/document/redirect/12184522/21">электронной подписью</text:a> лица, имеющего право действовать от имени заказчика, и направляет оператору электронной площадки, который не позднее одного часа с момента получения такого протокола размещает его в единой информационной системе и на электронной площадке.</text:p>
      <text:p text:style-name="s9header">ГАРАНТ:</text:p>
      <text:p text:style-name="s9"><text:bookmark text:name="anchor528"/>О заключении контракта с участником закупки в случаях, предусмотренных частью 8, см. <text:a xlink:type="simple" xlink:href="http://ivo.garant.ru/document/redirect/401423520/84">часть 4 статьи 8</text:a> Федерального закона от 2 июля 2021 г. N 360-ФЗ</text:p>
      <text:p text:style-name="s1">8. В случаях, предусмотренных <text:a xlink:type="simple" xlink:href="#anchor5213">пунктами 3 - 6 части 1</text:a> настоящей статьи, заказчик вправе осуществить новую закупку в соответствии с настоящим Федеральным законом либо осуществить закупку у единственного поставщика (подрядчика, исполнителя) в соответствии с <text:a xlink:type="simple" xlink:href="#anchor93125">пунктом 25 части 1 статьи 93</text:a> настоящего Федерального закона.</text:p>
      <text:p text:style-name="s1"/>
      <text:p text:style-name="s15"><text:bookmark text:name="anchor53"/><text:span text:style-name="s10">Статья 53</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53">См. предыдущую редакцию</text:a></text:p>
      <text:p text:style-name="s15"><text:bookmark text:name="anchor54"/><text:span text:style-name="s10">Статья 54</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54">См. предыдущую редакцию</text:a></text:p>
      <text:p text:style-name="s15"><text:bookmark text:name="anchor5401"/><text:span text:style-name="s10">Статья 54.1.</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5401">См. предыдущую редакцию</text:a></text:p>
      <text:p text:style-name="s15"><text:bookmark text:name="anchor5402"/><text:span text:style-name="s10">Статья 54.2.</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5402">См. предыдущую редакцию</text:a></text:p>
      <text:p text:style-name="s15"><text:bookmark text:name="anchor5403"/><text:span text:style-name="s10">Статья 54.3.</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5403">См. предыдущую редакцию</text:a></text:p>
      <text:p text:style-name="s15"><text:bookmark text:name="anchor5404"/><text:span text:style-name="s10">Статья 54.4.</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5404">См. предыдущую редакцию</text:a></text:p>
      <text:p text:style-name="s15"><text:bookmark text:name="anchor5405"/><text:span text:style-name="s10">Статья 54.5.</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5405">См. предыдущую редакцию</text:a></text:p>
      <text:p text:style-name="s15"><text:bookmark text:name="anchor5406"/><text:span text:style-name="s10">Статья 54.6.</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5406">См. предыдущую редакцию</text:a></text:p>
      <text:p text:style-name="s15"><text:bookmark text:name="anchor5407"/><text:span text:style-name="s10">Статья 54.7.</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5407">См. предыдущую редакцию</text:a></text:p>
      <text:p text:style-name="s15"><text:bookmark text:name="anchor55"/><text:span text:style-name="s10">Статья 55</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55">См. предыдущую редакцию</text:a></text:p>
      <text:p text:style-name="s15"><text:bookmark text:name="anchor5501"/><text:span text:style-name="s10">Статья 55.1.</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5501">См. предыдущую редакцию</text:a></text:p>
      <text:p text:style-name="s15"><text:bookmark text:name="anchor56"/><text:span text:style-name="s10">Статья 56</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56">См. предыдущую редакцию</text:a></text:p>
      <text:p text:style-name="s15"><text:bookmark text:name="anchor5601"/><text:span text:style-name="s10">Статья 56.1.</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5601">См. предыдущую редакцию</text:a></text:p>
      <text:p text:style-name="s15"><text:bookmark text:name="anchor57"/><text:span text:style-name="s10">Статья 57</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57">См. предыдущую редакцию</text:a></text:p>
      <text:p text:style-name="s15"><text:bookmark text:name="anchor5701"/><text:span text:style-name="s10">Статья 57.1.</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5701">См. предыдущую редакцию</text:a></text:p>
      <text:p text:style-name="s15"><text:bookmark text:name="anchor58"/><text:span text:style-name="s10">Статья 58</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58">См. предыдущую редакцию</text:a></text:p>
      <text:p text:style-name="s15"><text:bookmark text:name="anchor59"/><text:span text:style-name="s10">Статья 59</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59">См. предыдущую редакцию</text:a></text:p>
      <text:p text:style-name="s1"><text:bookmark text:name="anchor60"/><text:span text:style-name="s10">Статья 60</text:span>. Утратила силу с 1 июля 2018 г. - <text:a xlink:type="simple" xlink:href="http://ivo.garant.ru/document/redirect/71848834/140">Федеральный закон</text:a> от 31 декабря 2017 г. N 504-ФЗ</text:p>
      <text:p text:style-name="s22header">Информация об изменениях:</text:p>
      <text:p text:style-name="s22"><text:a xlink:type="simple" xlink:href="http://ivo.garant.ru/document/redirect/57431179/60">См. предыдущую редакцию</text:a></text:p>
      <text:p text:style-name="s1"><text:bookmark text:name="anchor61"/><text:span text:style-name="s10">Статья 61</text:span>. Утратила силу с 1 января 2019 г. - <text:a xlink:type="simple" xlink:href="http://ivo.garant.ru/document/redirect/71848834/141">Федеральный закон</text:a> от 31 декабря 2017 г. N 504-ФЗ</text:p>
      <text:p text:style-name="s22header">Информация об изменениях:</text:p>
      <text:p text:style-name="s22"><text:a xlink:type="simple" xlink:href="http://ivo.garant.ru/document/redirect/77673808/61">См. предыдущую редакцию</text:a></text:p>
      <text:p text:style-name="s1"><text:bookmark text:name="anchor62"/><text:span text:style-name="s10">Статья 62</text:span>. Утратила силу с 1 января 2020 г. - <text:a xlink:type="simple" xlink:href="http://ivo.garant.ru/document/redirect/71848834/142">Федеральный закон</text:a> от 31 декабря 2017 г. N 504-ФЗ</text:p>
      <text:p text:style-name="s22header">Информация об изменениях:</text:p>
      <text:p text:style-name="s22"><text:a xlink:type="simple" xlink:href="http://ivo.garant.ru/document/redirect/57431178/62">См. предыдущую редакцию</text:a></text:p>
      <text:p text:style-name="s15"><text:bookmark text:name="anchor63"/><text:span text:style-name="s10">Статья 63</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63">См. предыдущую редакцию</text:a></text:p>
      <text:p text:style-name="s15"><text:bookmark text:name="anchor64"/><text:span text:style-name="s10">Статья 64</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64">См. предыдущую редакцию</text:a></text:p>
      <text:p text:style-name="s9header">ГАРАНТ:</text:p>
      <text:p text:style-name="s9">См. <text:a xlink:type="simple" xlink:href="http://ivo.garant.ru/document/redirect/57593561/0">Энциклопедии</text:a>, <text:a xlink:type="simple" xlink:href="http://ivo.garant.ru/document/redirect/77532771/0">позиции высших судов</text:a> к статье 64 настоящего Федерального закона</text:p>
      <text:p text:style-name="s9"/>
      <text:p text:style-name="s15"><text:bookmark text:name="anchor65"/><text:span text:style-name="s10">Статья 65</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65">См. предыдущую редакцию</text:a></text:p>
      <text:p text:style-name="s15"><text:bookmark text:name="anchor66"/><text:span text:style-name="s10">Статья 66</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66">См. предыдущую редакцию</text:a></text:p>
      <text:p text:style-name="s15"><text:bookmark text:name="anchor67"/><text:span text:style-name="s10">Статья 67</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67">См. предыдущую редакцию</text:a></text:p>
      <text:p text:style-name="s15"><text:bookmark text:name="anchor68"/><text:span text:style-name="s10">Статья 68</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68">См. предыдущую редакцию</text:a></text:p>
      <text:p text:style-name="s15"><text:bookmark text:name="anchor69"/><text:span text:style-name="s10">Статья 69</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69">См. предыдущую редакцию</text:a></text:p>
      <text:p text:style-name="s1"><text:bookmark text:name="anchor70"/><text:span text:style-name="s10">Статья 70</text:span>. Утратила силу с 1 июля 2018 г. - <text:a xlink:type="simple" xlink:href="http://ivo.garant.ru/document/redirect/71848834/150">Федеральный закон</text:a> от 31 декабря 2017 г. N 504-ФЗ</text:p>
      <text:p text:style-name="s22header">Информация об изменениях:</text:p>
      <text:p text:style-name="s22"><text:a xlink:type="simple" xlink:href="http://ivo.garant.ru/document/redirect/57431179/70">См. предыдущую редакцию</text:a></text:p>
      <text:p text:style-name="s9header">ГАРАНТ:</text:p>
      <text:p text:style-name="s9">См. <text:a xlink:type="simple" xlink:href="http://ivo.garant.ru/document/redirect/57592148/0">Энциклопедии</text:a>, <text:a xlink:type="simple" xlink:href="http://ivo.garant.ru/document/redirect/77531669/0">позиции высших судов</text:a> к статье 70 настоящего Федерального закона</text:p>
      <text:p text:style-name="s9"/>
      <text:p text:style-name="s15"><text:bookmark text:name="anchor71"/><text:span text:style-name="s10">Статья 71</text:span>. Утратила силу с 1 января 2022 г. - <text:a xlink:type="simple" xlink:href="http://ivo.garant.ru/document/redirect/401423520/50303">Федеральный закон</text:a> от 2 июля 2021 г. N 360-ФЗ</text:p>
      <text:p text:style-name="s22header">Информация об изменениях:</text:p>
      <text:p text:style-name="s22"><text:a xlink:type="simple" xlink:href="http://ivo.garant.ru/document/redirect/77312405/71">См. предыдущую редакцию</text:a></text:p>
      <text:p text:style-name="s22"/>
      <text:p text:style-name="s22header">Информация об изменениях:</text:p>
      <text:p text:style-name="s22"><text:bookmark text:name="anchor330"/>Наименование изменено с 1 января 2022 г. - <text:a xlink:type="simple" xlink:href="http://ivo.garant.ru/document/redirect/401423520/50304">Федеральный закон</text:a> от 2 июля 2021 г. N 360-ФЗ</text:p>
      <text:p text:style-name="s22"><text:a xlink:type="simple" xlink:href="http://ivo.garant.ru/document/redirect/77312405/330">См. предыдущую редакцию</text:a></text:p>
      <text:h text:outline-level="1" text:style-name="s3">§ 3. Определение поставщика (подрядчика, исполнителя) путем применения закрытых конкурентных способов</text:h>
      <text:p text:style-name="s1"/>
      <text:p text:style-name="s22header">Информация об изменениях:</text:p>
      <text:p text:style-name="s22"><text:bookmark text:name="anchor72"/>Статья 72 изменена с 1 января 2022 г. - <text:a xlink:type="simple" xlink:href="http://ivo.garant.ru/document/redirect/401423520/50305">Федеральный закон</text:a> от 2 июля 2021 г. N 360-ФЗ</text:p>
      <text:p text:style-name="s22"><text:a xlink:type="simple" xlink:href="http://ivo.garant.ru/document/redirect/77312405/72">См. предыдущую редакцию</text:a></text:p>
      <text:p text:style-name="s15"><text:span text:style-name="s10">Статья 72</text:span>. Применение закрытых конкурентных способов</text:p>
      <text:p text:style-name="s9header">ГАРАНТ:</text:p>
      <text:p text:style-name="s9">См. <text:span text:style-name="s8">Энциклопедии</text:span> и другие <text:a xlink:type="simple" xlink:href="http://ivo.garant.ru/document/redirect/76904476/72">комментарии</text:a> к статье 72 настоящего Федерального закона</text:p>
      <text:p text:style-name="s1"><text:bookmark text:name="anchor721"/>1. При применении закрытых конкурентных способов:</text:p>
      <text:p text:style-name="s1"><text:bookmark text:name="anchor7211"/>1) заказчиком разрабатывается и утверждается документация о закупке, которая должна содержать:</text:p>
      <text:p text:style-name="s22header">Информация об изменениях:</text:p>
      <text:p text:style-name="s22"><text:bookmark text:name="anchor72111"/>Подпункт "а" изменен с 1 января 2025 г. - <text:a xlink:type="simple" xlink:href="http://ivo.garant.ru/document/redirect/411208037/17">Федеральный закон</text:a> от 26 декабря 2024 г. № 484-ФЗ</text:p>
      <text:p text:style-name="s22"><text:a xlink:type="simple" xlink:href="http://ivo.garant.ru/document/redirect/76831012/72111">См. предыдущую редакцию</text:a></text:p>
      <text:p text:style-name="s1">а) информацию и документы, предусмотренные <text:a xlink:type="simple" xlink:href="#anchor42101">пунктами 1 - 13</text:a> и <text:a xlink:type="simple" xlink:href="#anchor42115">15 - 24 части 1</text:a> и <text:a xlink:type="simple" xlink:href="#anchor42201">пунктами 1 - 6 части 2 статьи 42</text:a> настоящего Федерального закона;</text:p>
      <text:p text:style-name="s1"><text:bookmark text:name="anchor72112"/>б) информацию о месте и порядке подачи заявки на участие в закупке, форму такой заявки (в случае проведения закрытого конкурса, закрытого аукциона);</text:p>
      <text:p text:style-name="s1"><text:bookmark text:name="anchor72113"/>в) информацию о времени проведения процедуры подачи предложений о цене контракта либо о сумме цен единиц товара, работы, услуги (в случае, предусмотренном <text:a xlink:type="simple" xlink:href="#anchor2224">частью 24 статьи 22</text:a> настоящего Федерального закона) в случае проведения закрытого аукциона;</text:p>
      <text:p text:style-name="s1"><text:bookmark text:name="anchor72114"/>г) информацию о сроке, в течение которого победитель определения поставщика (подрядчика, исполнителя) или в случаях, предусмотренных настоящим Федеральным законом, иной участник закупки должен подписать контракт (в случае проведения закрытого конкурса, закрытого аукциона);</text:p>
      <text:p text:style-name="s1"><text:bookmark text:name="anchor72115"/>д) порядок направления участником закупки отзыва поданной им заявки на участие в закупке, изменения поданной им заявки на участие в закупке, а также порядок возврата заявки на участие в закупке в соответствии с настоящим Федеральным законом. Информация, предусмотренная настоящим подпунктом, включается в документацию о закупке в случае проведения закрытого конкурса, закрытого аукциона;</text:p>
      <text:p text:style-name="s22header">Информация об изменениях:</text:p>
      <text:p text:style-name="s22"><text:bookmark text:name="anchor7212"/>Пункт 2 изменен с 1 апреля 2023 г. - <text:a xlink:type="simple" xlink:href="http://ivo.garant.ru/document/redirect/404488108/217">Федеральный закон</text:a> от 16 апреля 2022 г. N 104-ФЗ</text:p>
      <text:p text:style-name="s22"><text:a xlink:type="simple" xlink:href="http://ivo.garant.ru/document/redirect/77312408/7212">См. предыдущую редакцию</text:a></text:p>
      <text:p text:style-name="s1">2) приглашение, документация о закупке, изменения, внесенные в документацию о закупке, разъяснения положений документации о закупке, проект контракта, протоколы, составленные (сформированные) при осуществлении закупки, информация и документы, размещаемые в соответствии с настоящим Федеральным законом в реестре, предусмотренном <text:a xlink:type="simple" xlink:href="#anchor9921">частью 21 статьи 99</text:a> настоящего Федерального закона, не подлежат размещению на официальном сайте, опубликованию в средствах массовой информации;</text:p>
      <text:p text:style-name="s1"><text:bookmark text:name="anchor7213"/>3) не допускается предоставлять документацию о закупке, изменения, внесенные в документацию о закупке, направлять запросы об ознакомлении с документацией о закупке, запросы о предоставлении документации о закупке, запросы о даче разъяснений положений документации о закупке, предоставлять такие разъяснения в форме электронных документов (за исключением проведения закрытых электронных процедур);</text:p>
      <text:p text:style-name="s1"><text:bookmark text:name="anchor7214"/>4) не допускается осуществлять аудио- и видеозапись, если иное не предусмотрено настоящим Федеральным законом;</text:p>
      <text:p text:style-name="s1"><text:bookmark text:name="anchor7215"/>5) при заключении контракта в порядке, установленном <text:a xlink:type="simple" xlink:href="#anchor73014">частью 14 статьи 73</text:a> настоящего Федерального закона, использование единой информационной системы, размещение информации и документов в единой информационной системе и на специализированной электронной площадке не осуществляются.</text:p>
      <text:p text:style-name="s1"><text:bookmark text:name="anchor722"/>2. Закрытый конкурс, закрытый аукцион проводятся по согласованию с федеральным органом исполнительной власти, уполномоченным Правительством Российской Федерации. Для получения такого согласования заказчик либо уполномоченный орган или уполномоченное учреждение в случае наделения их полномочиями в соответствии со <text:a xlink:type="simple" xlink:href="#anchor26">статьей 26</text:a> настоящего Федерального закона направляет в такой федеральный орган исполнительной власти обращение о согласовании проведения закрытого конкурса, закрытого аукциона, которое должно содержать:</text:p>
      <text:p text:style-name="s1"><text:bookmark text:name="anchor7221"/>1) обоснование отнесения закрытого конкурса, закрытого аукциона к случаям, предусмотренным <text:a xlink:type="simple" xlink:href="#anchor240111">пунктами 1</text:a> и <text:a xlink:type="simple" xlink:href="#anchor240112">2 части 11 статьи 24</text:a> настоящего Федерального закона;</text:p>
      <text:p text:style-name="s1"><text:bookmark text:name="anchor7222"/>2) информацию и документы, предусмотренные <text:a xlink:type="simple" xlink:href="#anchor42101">пунктами 1</text:a>, <text:a xlink:type="simple" xlink:href="#anchor42103">3</text:a>, <text:a xlink:type="simple" xlink:href="#anchor42105">5 - 9</text:a>, <text:a xlink:type="simple" xlink:href="#anchor42112">12</text:a>, <text:a xlink:type="simple" xlink:href="#anchor42113">13</text:a>, <text:a xlink:type="simple" xlink:href="#anchor42115">15</text:a> и <text:a xlink:type="simple" xlink:href="#anchor42119">19 части 1</text:a>, <text:a xlink:type="simple" xlink:href="#anchor42201">пунктом 1 части 2 статьи 42</text:a> настоящего Федерального закона;</text:p>
      <text:p text:style-name="s1"><text:bookmark text:name="anchor7223"/>3) информацию об участниках закупки, которые способны осуществить поставку товара, выполнение работы, оказание услуги, являющихся объектом закупки.</text:p>
      <text:p text:style-name="s1"><text:bookmark text:name="anchor723"/>3. Федеральный орган исполнительной власти, указанный в <text:a xlink:type="simple" xlink:href="#anchor722">части 2</text:a> настоящей статьи, обязан рассмотреть обращение о согласовании проведения закрытого конкурса, закрытого аукциона в течение десяти рабочих дней со дня, следующего за днем его поступления. По результатам рассмотрения такого обращения принимается решение о согласовании проведения закрытого конкурса, закрытого аукциона либо об отказе в таком согласовании. Правительством Российской Федерации устанавливается <text:a xlink:type="simple" xlink:href="http://ivo.garant.ru/document/redirect/403337667/1000">порядок</text:a> согласования проведения закрытого конкурса, закрытого аукциона. Такой порядок предусматривает, в частности:</text:p>
      <text:p text:style-name="s1"><text:bookmark text:name="anchor7231"/>1) порядок направления обращения о согласовании проведения закрытого конкурса, закрытого аукциона, форму такого обращения;</text:p>
      <text:p text:style-name="s1"><text:bookmark text:name="anchor7232"/>2) порядок рассмотрения обращения о согласовании проведения закрытого конкурса, закрытого аукциона, основания для принятия решения о согласовании проведения закрытого конкурса, закрытого аукциона либо об отказе в таком согласовании;</text:p>
      <text:p text:style-name="s1"><text:bookmark text:name="anchor7233"/>3) порядок направления решения о согласовании проведения закрытого конкурса, закрытого аукциона либо об отказе в таком согласовании.</text:p>
      <text:p text:style-name="s1"/>
      <text:p text:style-name="s22header">Информация об изменениях:</text:p>
      <text:p text:style-name="s22"><text:bookmark text:name="anchor73"/>Статья 73 изменена с 1 января 2022 г. - <text:a xlink:type="simple" xlink:href="http://ivo.garant.ru/document/redirect/401423520/50305">Федеральный закон</text:a> от 2 июля 2021 г. N 360-ФЗ</text:p>
      <text:p text:style-name="s22"><text:a xlink:type="simple" xlink:href="http://ivo.garant.ru/document/redirect/77312405/73">См. предыдущую редакцию</text:a></text:p>
      <text:p text:style-name="s15"><text:span text:style-name="s10">Статья 73</text:span>. Проведение закрытого конкурса</text:p>
      <text:p text:style-name="s9header">ГАРАНТ:</text:p>
      <text:p text:style-name="s9">См. <text:span text:style-name="s8">Энциклопедии</text:span> и другие <text:a xlink:type="simple" xlink:href="http://ivo.garant.ru/document/redirect/76904476/73">комментарии</text:a> к статье 73 настоящего Федерального закона</text:p>
      <text:p text:style-name="s1"><text:bookmark text:name="anchor731"/>1. При проведении закрытого конкурса заказчик одновременно направляет приглашения всем участникам закупки, указанным в <text:a xlink:type="simple" xlink:href="#anchor7223">пункте 3 части 2 статьи 72</text:a> настоящего Федерального закона, не позднее ста восьмидесяти дней со дня принятия решения о согласовании проведения закрытого конкурса, но не позднее чем за пятнадцать рабочих дней до даты окончания срока подачи заявок на участие в закупке. Не позднее одного рабочего дня, следующего за днем направления, заказчик направляет копии таких приглашений в федеральный орган исполнительной власти, указанный в части 2 статьи 72 настоящего Федерального закона.</text:p>
      <text:p text:style-name="s1"><text:bookmark text:name="anchor732"/>2. Приглашение должно содержать следующую информацию:</text:p>
      <text:p text:style-name="s1"><text:bookmark text:name="anchor7321"/>1) информация, предусмотренная <text:a xlink:type="simple" xlink:href="#anchor42101">пунктами 1 - 3</text:a>, <text:a xlink:type="simple" xlink:href="#anchor42105">5 - 10</text:a>, <text:a xlink:type="simple" xlink:href="#anchor42112">12</text:a>, <text:a xlink:type="simple" xlink:href="#anchor42113">13</text:a>, <text:a xlink:type="simple" xlink:href="#anchor42115">15 - 19</text:a> и <text:a xlink:type="simple" xlink:href="#anchor42121">21 части 1 статьи 42</text:a> настоящего Федерального закона;</text:p>
      <text:p text:style-name="s1"><text:bookmark text:name="anchor7322"/>2) порядок направления запросов, предусмотренных <text:a xlink:type="simple" xlink:href="#anchor733">частью 3</text:a> настоящей статьи, порядок ознакомления с документацией о закупке и предоставления документации о закупке, размер и порядок внесения платы за предоставление документации о закупке в случае ее установления в соответствии с настоящим Федеральным законом.</text:p>
      <text:p text:style-name="s1"><text:bookmark text:name="anchor733"/>3. Участник закупки, получивший приглашение, вправе направить заказчику в письменной форме запрос об ознакомлении с документацией о закупке или запрос о предоставлении документации о закупке. Ознакомление с документацией о закупке или предоставление такой документации осуществляется в следующем порядке:</text:p>
      <text:p text:style-name="s1"><text:bookmark text:name="anchor7331"/>1) не позднее двух рабочих дней с даты поступления запроса об ознакомлении с документацией о закупке, если такой запрос поступил заказчику не позднее чем за четыре рабочих дня до даты окончания срока подачи заявок на участие в закупке, заказчик обязан обеспечить возможность ознакомления с документацией о закупке;</text:p>
      <text:p text:style-name="s1"><text:bookmark text:name="anchor7332"/>2) не позднее двух рабочих дней с даты поступления запроса о предоставлении документации о закупке, если такой запрос поступил заказчику не позднее чем за четыре рабочих дня до даты окончания срока подачи заявок на участие в закупке, заказчик обязан предоставить документацию о закупке в письменной форме при условии внесения участником закупки платы за ее предоставление (в случае установления заказчиком такой платы). При этом размер платы не должен превышать расходы заказчика на изготовление копии документации о закупке.</text:p>
      <text:p text:style-name="s1"><text:bookmark text:name="anchor734"/>4. Участник закупки, получивший приглашение, вправе направить заказчику в письменной форме запрос о даче разъяснений положений документации о закупке. Не позднее двух рабочих дней со дня, следующего за датой поступления от такого участника закупки запроса о даче разъяснений положений документации о закупке, заказчик направляет этому участнику разъяснения таких положений при условии, что запрос поступил заказчику не позднее чем за три дня до даты окончания срока подачи заявок на участие в закупке. Разъяснения положений документации о закупке не должны изменять ее суть.</text:p>
      <text:p text:style-name="s22header">Информация об изменениях:</text:p>
      <text:p text:style-name="s22"><text:bookmark text:name="anchor735"/>Часть 5 изменена с 1 января 2026 г. - <text:a xlink:type="simple" xlink:href="http://ivo.garant.ru/document/redirect/411208037/18">Федеральный закон</text:a> от 26 декабря 2024 г. № 484-ФЗ</text:p>
      <text:p text:style-name="s22"><text:a xlink:type="simple" xlink:href="http://ivo.garant.ru/document/redirect/76848254/735">См. предыдущую редакцию</text:a></text:p>
      <text:p text:style-name="s1">5. Заказчик по собственной инициативе или в соответствии с запросом, предусмотренным <text:a xlink:type="simple" xlink:href="#anchor734">частью 4</text:a> настоящей статьи, вправе внести изменения в документацию о закупке не позднее чем за один рабочий день до даты окончания срока подачи заявок на участие в закупке. Изменение наименования объекта закупки и увеличение размера обеспечения заявок на участие в закупке не допускаются. Не позднее двух рабочих дней, следующих за днем внесения изменений в документацию о закупке, но не позднее чем за один рабочий день до даты окончания срока подачи заявок на участие в закупке такие изменения направляются всем участникам закупки, которым была предоставлена документация о закупке, а в случае, если изменения в документацию о закупке внесены в части информации, включаемой в приглашение в соответствии с <text:a xlink:type="simple" xlink:href="#anchor7321">пунктом 1 части 2</text:a> настоящей статьи, - всем участникам закупки, которым было направлено приглашение. Срок подачи заявок на участие в закупке должен быть продлен таким образом, чтобы со дня, следующего за днем направления таких изменений, до даты окончания срока подачи заявок на участие в закупке данный срок составлял не менее чем десять дней. Если изменения вносятся в отношении выделенного в соответствии с настоящим Федеральным законом лота, срок подачи заявок на участие в закупке должен быть продлен в отношении такого лота.</text:p>
      <text:p text:style-name="s1"><text:bookmark text:name="anchor736"/>6. Подать заявку на участие в закупке вправе только участник закупки, получивший приглашение. При этом участник закупки вправе подать заявку на участие в закупке в любое время с момента получения приглашения до окончания срока подачи заявок на участие в закупке.</text:p>
      <text:p text:style-name="s1"><text:bookmark text:name="anchor737"/>7. При проведении закрытого конкурса заявка на участие в закупке должна содержать:</text:p>
      <text:p text:style-name="s1"><text:bookmark text:name="anchor7371"/>1) информацию и документы, предусмотренные <text:a xlink:type="simple" xlink:href="#anchor431101">подпунктами "а"</text:a>, <text:a xlink:type="simple" xlink:href="#anchor431103">"в" - "е"</text:a>, <text:a xlink:type="simple" xlink:href="#anchor431108">"з" - "к"</text:a>, <text:a xlink:type="simple" xlink:href="#anchor431112">"м" - "р" пункта 1</text:a>, <text:a xlink:type="simple" xlink:href="#anchor431002">пунктами 2 - 5 части 1 статьи 43</text:a> настоящего Федерального закона;</text:p>
      <text:p text:style-name="s1"><text:bookmark text:name="anchor7372"/>2) выписку (или ее копию) из единого государственного реестра юридических лиц (если участником закупки является юридическое лицо), выписку (или ее копию) из единого государственного реестра индивидуальных предпринимателей (если участником закупки является индивидуальный предприниматель);</text:p>
      <text:p text:style-name="s1"><text:bookmark text:name="anchor7373"/>3) информацию и документы (или их копии), подтверждающие предоставление обеспечения заявки на участие в закупке (если в соответствии с настоящим Федеральным законом предусмотрено предоставление обеспечения заявки на участие в закупке), информацию и документы в соответствии с <text:a xlink:type="simple" xlink:href="#anchor374">частью 4 статьи 37</text:a> настоящего Федерального закона;</text:p>
      <text:p text:style-name="s1"><text:bookmark text:name="anchor7374"/>4) документ (или его копию), подтверждающий полномочия лица действовать от имени участника закупки, за исключением случаев подписания заявки физическим лицом, в том числе индивидуальным предпринимателем (если участником закупки является физическое лицо, в том числе индивидуальный предприниматель), либо лицом, указанным в едином государственном реестре юридических лиц в качестве лица, имеющего право без доверенности действовать от имени юридического лица (если участником закупки является юридическое лицо).</text:p>
      <text:p text:style-name="s1"><text:bookmark text:name="anchor738"/>8. Каждая заявка на участие в закупке, поступившая до окончания срока подачи заявок на участие в закупке, предусмотренного документацией о закупке, регистрируется заказчиком с указанием даты и времени ее поступления. По требованию участника закупки, подавшего заявку на участие в закупке, заказчик выдает расписку в получении такой заявки с указанием даты и времени ее получения. Заказчик обеспечивает сохранность конвертов с заявками на участие в закупке, не допуская повреждение таких конвертов, и рассмотрение содержания заявок на участие в закупке только после вскрытия таких конвертов. Заявка на участие в закупке, поступившая заказчику после окончания срока подачи заявок на участие в закупке, не рассматривается и в день ее поступления возвращается заказчиком участнику закупки. В случае отсутствия в такой заявке информации о почтовом адресе участника закупки такая заявка подлежит хранению в соответствии с <text:a xlink:type="simple" xlink:href="#anchor4015">частью 15 статьи 4</text:a> настоящего Федерального закона.</text:p>
      <text:p text:style-name="s1"><text:bookmark text:name="anchor739"/>9. Комиссия по осуществлению закупок не ранее окончания срока подачи заявок на участие в закупке вскрывает поступившие заказчику до окончания такого срока конверты с заявками на участие в закупке.</text:p>
      <text:p text:style-name="s1"><text:bookmark text:name="anchor7310"/>10. Не позднее десяти рабочих дней со дня, следующего за датой окончания срока подачи заявок на участие в закупке, но не позднее даты подведения итогов определения поставщика (подрядчика, исполнителя), установленной в документации о закупке:</text:p>
      <text:p text:style-name="s1"><text:bookmark text:name="anchor73101"/>1) члены комиссии по осуществлению закупок:</text:p>
      <text:p text:style-name="s1"><text:bookmark text:name="anchor731011"/>а) рассматривают поступившие заявки на участие в закупке и в отношении каждой такой заявки принимают решение о признании заявки на участие в закупке соответствующей документации о закупке или об отклонении заявки на участие в закупке;</text:p>
      <text:p text:style-name="s1"><text:bookmark text:name="anchor731012"/>б) осуществляют оценку заявок на участие в закупке, в отношении которых принято решение о признании соответствующими документации о закупке, по критериям оценки, предусмотренным <text:a xlink:type="simple" xlink:href="#anchor321">частью 1 статьи 32</text:a> настоящего Федерального закона (в случае установления таких критериев в документации о закупке);</text:p>
      <text:p text:style-name="s1"><text:bookmark text:name="anchor731013"/>в) на основании результатов оценки, предусмотренной <text:a xlink:type="simple" xlink:href="#anchor731012">подпунктом "б"</text:a> настоящего пункта, присваивают каждой заявке на участие в закупке, которая признана соответствующей документации о закупке, порядковый номер в порядке уменьшения степени выгодности содержащихся в таких заявках условий исполнения контракта и с учетом положений нормативных правовых актов, принятых в соответствии со <text:a xlink:type="simple" xlink:href="#anchor14">статьей 14</text:a> настоящего Федерального закона. Заявке на участие в закупке победителя определения поставщика (подрядчика, исполнителя) присваивается первый номер. В случае, если в нескольких заявках на участие в закупке содержатся одинаковые условия исполнения контракта, меньший порядковый номер присваивается заявке на участие в закупке, которая поступила ранее других заявок на участие в закупке, содержащих такие же условия;</text:p>
      <text:p text:style-name="s1"><text:bookmark text:name="anchor73102"/>2) заказчик составляет протокол подведения итогов определения поставщика (подрядчика, исполнителя) и после подписания такого протокола членами комиссии по осуществлению закупок подписывает его и направляет:</text:p>
      <text:p text:style-name="s1"><text:bookmark text:name="anchor731021"/>а) один экземпляр протокола подведения итогов определения поставщика (подрядчика, исполнителя) - в федеральный орган исполнительной власти, указанный в <text:a xlink:type="simple" xlink:href="#anchor722">части 2 статьи 72</text:a> настоящего Федерального закона;</text:p>
      <text:p text:style-name="s1"><text:bookmark text:name="anchor731022"/>б) уведомление, содержащее информацию, предусмотренную <text:a xlink:type="simple" xlink:href="#anchor730122">пунктами 2 - 4 части 12</text:a> настоящей статьи, в отношении заявки на участие в закупке участника закупки, - каждому участнику закупки, подавшему заявку.</text:p>
      <text:p text:style-name="s1"><text:bookmark text:name="anchor73011"/>11. Заявка на участие в закупке подлежит отклонению в случаях:</text:p>
      <text:p text:style-name="s1"><text:bookmark text:name="anchor730111"/>1) подачи заявки участником закупки, которому не направлено приглашение;</text:p>
      <text:p text:style-name="s1"><text:bookmark text:name="anchor730112"/>2) подачи одним участником закупки двух и более заявок на участие в закупке в отношении одного и того же лота закупки при условии, что поданные ранее таким участником заявки на участие в закупке не отозваны. При этом все заявки на участие в закупке такого участника признаются не соответствующими требованиям, установленным документацией о закупке;</text:p>
      <text:p text:style-name="s1"><text:bookmark text:name="anchor730113"/>3) подачи в соответствии с настоящим Федеральным законом участником закупки заявки на участие в закупке, содержащей предложение о цене контракта, о цене единицы товара, работы, услуги, о сумме цен единиц товара, работы, услуги, размер которых превышает соответственно начальную (максимальную) цену контракта, начальную цену единицы товара, работы, услуги, начальную сумму цен единиц товара, работы, услуги либо равен нулю;</text:p>
      <text:p text:style-name="s1"><text:bookmark text:name="anchor730114"/>4) непредставления (за исключением случаев, предусмотренных настоящим Федеральным законом) информации и документов, предусмотренных <text:a xlink:type="simple" xlink:href="#anchor737">частью 7</text:a> настоящей статьи, несоответствия таких информации и документов требованиям, установленным в документации о закупке;</text:p>
      <text:p text:style-name="s1"><text:bookmark text:name="anchor730115"/>5) несоответствия участника закупки требованиям, установленным в документации о закупке в соответствии с <text:a xlink:type="simple" xlink:href="#anchor731">частью 1</text:a>, требованиям, установленным в документации о закупке в соответствии с <text:a xlink:type="simple" xlink:href="#anchor310011">частями 1.1</text:a>, <text:a xlink:type="simple" xlink:href="#anchor3120">2</text:a> и <text:a xlink:type="simple" xlink:href="#anchor990272">2.1</text:a> (при наличии таких требований) статьи 31 настоящего Федерального закона;</text:p>
      <text:p text:style-name="s22header">Информация об изменениях:</text:p>
      <text:p text:style-name="s22"><text:bookmark text:name="anchor730116"/>Пункт 6 изменен с 1 января 2025 г. - <text:a xlink:type="simple" xlink:href="http://ivo.garant.ru/document/redirect/409494237/214">Федеральный закон</text:a> от 8 августа 2024 г. N 318-ФЗ</text:p>
      <text:p text:style-name="s22"><text:a xlink:type="simple" xlink:href="http://ivo.garant.ru/document/redirect/76831012/730116">См. предыдущую редакцию</text:a></text:p>
      <text:p text:style-name="s9header">ГАРАНТ:</text:p>
      <text:p text:style-name="s9">Положения пункта 6 (в редакции <text:a xlink:type="simple" xlink:href="http://ivo.garant.ru/document/redirect/409494237/214">Федерального закона</text:a> от 8 августа 2024 г. N 318-ФЗ) <text:a xlink:type="simple" xlink:href="http://ivo.garant.ru/document/redirect/409494237/55">применяются</text:a> к отношениям, связанным с осуществлением закупок товаров, работ, услуг, извещения об осуществлении которых размещены в ЕИС и приглашения принять участие в которых направлены либо контракты с единственными поставщиками при осуществлении которых заключены с 1 января 2025 г.</text:p>
      <text:p text:style-name="s1">6) предусмотренных <text:a xlink:type="simple" xlink:href="#anchor14411">подпунктом "а" пункта 1</text:a> (за исключением случая, предусмотренного <text:a xlink:type="simple" xlink:href="#anchor730117">пунктом 7</text:a> настоящей части), <text:a xlink:type="simple" xlink:href="#anchor14421">подпунктом "а" пункта 2 части 4</text:a>, <text:a xlink:type="simple" xlink:href="#anchor14511">подпунктом "а" пункта 1</text:a> (за исключением случая, предусмотренного пунктом 7 настоящей части) и <text:a xlink:type="simple" xlink:href="#anchor1452">пунктом 2 части 5 статьи 14</text:a> настоящего Федерального закона;</text:p>
      <text:p text:style-name="s22header">Информация об изменениях:</text:p>
      <text:p text:style-name="s22"><text:bookmark text:name="anchor730117"/>Пункт 7 изменен с 1 января 2025 г. - <text:a xlink:type="simple" xlink:href="http://ivo.garant.ru/document/redirect/409494237/214">Федеральный закон</text:a> от 8 августа 2024 г. N 318-ФЗ</text:p>
      <text:p text:style-name="s22"><text:a xlink:type="simple" xlink:href="http://ivo.garant.ru/document/redirect/76831012/730117">См. предыдущую редакцию</text:a></text:p>
      <text:p text:style-name="s9header">ГАРАНТ:</text:p>
      <text:p text:style-name="s9">Положения пункта 7 (в редакции <text:a xlink:type="simple" xlink:href="http://ivo.garant.ru/document/redirect/409494237/214">Федерального закона</text:a> от 8 августа 2024 г. N 318-ФЗ) <text:a xlink:type="simple" xlink:href="http://ivo.garant.ru/document/redirect/409494237/55">применяются</text:a> к отношениям, связанным с осуществлением закупок товаров, работ, услуг, извещения об осуществлении которых размещены в ЕИС и приглашения принять участие в которых направлены либо контракты с единственными поставщиками при осуществлении которых заключены с 1 января 2025 г.</text:p>
      <text:p text:style-name="s1">7) непредставления информации и документов, предусмотренных <text:a xlink:type="simple" xlink:href="#anchor431005">пунктом 5 части 1 статьи 43</text:a> настоящего Федерального закона, если такие информация и документы определены в соответствии с <text:a xlink:type="simple" xlink:href="#anchor1422">пунктом 2 части 2 статьи 14</text:a> настоящего Федерального закона (в случае установления в соответствии с <text:a xlink:type="simple" xlink:href="#anchor14211">подпунктом "а" пункта 1 части 2 статьи 14</text:a> настоящего Федерального закона в документации о закупке запрета закупок товара, происходящего из иностранного государства);</text:p>
      <text:p text:style-name="s1"><text:bookmark text:name="anchor730118"/>8) выявления отнесения участника закупки к организациям, предусмотренным <text:a xlink:type="simple" xlink:href="http://ivo.garant.ru/document/redirect/71958400/24">пунктом 4 статьи 2</text:a> Федерального закона от 4 июня 2018 года N 127-ФЗ "О мерах воздействия (противодействия) на недружественные действия Соединенных Штатов Америки и иных иностранных государств", в случае осуществления закупки работ, услуг, включенных в перечень, определенный Правительством Российской Федерации в соответствии с указанным пунктом;</text:p>
      <text:p text:style-name="s1"><text:bookmark text:name="anchor730119"/>9) предусмотренных <text:a xlink:type="simple" xlink:href="#anchor456">частью 6 статьи 45</text:a> настоящего Федерального закона;</text:p>
      <text:p text:style-name="s1"><text:bookmark text:name="anchor7301110"/>10) выявления недостоверной информации, содержащейся в заявке на участие в закупке.</text:p>
      <text:p text:style-name="s1"><text:bookmark text:name="anchor73012"/>12. Протокол подведения итогов определения поставщика (подрядчика, исполнителя) должен содержать:</text:p>
      <text:p text:style-name="s1"><text:bookmark text:name="anchor730121"/>1) дату и место подведения итогов определения поставщика (подрядчика, исполнителя);</text:p>
      <text:p text:style-name="s1"><text:bookmark text:name="anchor730122"/>2) информацию о принятом решении о признании заявки на участие в закупке соответствующей документации о закупке или об отклонении заявки на участие в закупке с обоснованием такого решения и с указанием положений настоящего Федерального закона, документации о закупке, которым не соответствует такая заявка, положений заявки на участие в закупке, которые не соответствуют документации о закупке;</text:p>
      <text:p text:style-name="s1"><text:bookmark text:name="anchor730123"/>3) присвоенные заявкам на участие в закупке, которые признаны соответствующими документации о закупке, значения по критериям оценки, предусмотренным <text:a xlink:type="simple" xlink:href="#anchor321">частью 1 статьи 32</text:a> настоящего Федерального закона (в случае установления таких критериев в документации о закупке);</text:p>
      <text:p text:style-name="s1"><text:bookmark text:name="anchor730124"/>4) порядковые номера, присвоенные в соответствии с <text:a xlink:type="simple" xlink:href="#anchor731013">подпунктом "в" пункта 1 части 10</text:a> настоящей статьи;</text:p>
      <text:p text:style-name="s1"><text:bookmark text:name="anchor730125"/>5) информацию о заключении контракта по цене, увеличенной в соответствии со <text:a xlink:type="simple" xlink:href="#anchor28">статьями 28</text:a> и <text:a xlink:type="simple" xlink:href="#anchor29">29</text:a> настоящего Федерального закона;</text:p>
      <text:p text:style-name="s1"><text:bookmark text:name="anchor730126"/>6) информацию о решении каждого члена комиссии по осуществлению закупок, принимавшего участие в рассмотрении заявок на участие в закупке, в отношении каждой заявки на участие в закупке;</text:p>
      <text:p text:style-name="s1"><text:bookmark text:name="anchor730127"/>7) информацию о признании определения поставщика (подрядчика, исполнителя) несостоявшимся в случаях, предусмотренных <text:a xlink:type="simple" xlink:href="#anchor771">частью 1 статьи 77</text:a> настоящего Федерального закона.</text:p>
      <text:p text:style-name="s1"><text:bookmark text:name="anchor73013"/>13. Участник закупки, подавший заявку на участие в закупке, после подписания протокола подведения итогов определения поставщика (подрядчика, исполнителя), но не позднее даты заключения контракта вправе направить заказчику в письменной форме запрос о даче разъяснений результатов рассмотрения и оценки заявки такого участника закупки. В течение двух рабочих дней с даты поступления такого запроса заказчик направляет такому участнику соответствующие разъяснения.</text:p>
      <text:p text:style-name="s1"><text:bookmark text:name="anchor73014"/>14. Заключение контракта по результатам проведения закрытого конкурса осуществляется в следующем порядке:</text:p>
      <text:p text:style-name="s1"><text:bookmark text:name="anchor730141"/>1) не позднее трех рабочих дней со дня, следующего за днем подписания заказчиком протокола подведения итогов определения поставщика (подрядчика, исполнителя), заказчик составляет и направляет победителю определения поставщика (подрядчика, исполнителя), а в случаях, предусмотренных настоящей статьей, иному участнику закупки (далее в настоящей статье - участник закупки, с которым заключается контракт) без своей подписи не менее двух экземпляров проекта контракта, в который включается информация, предусмотренная <text:a xlink:type="simple" xlink:href="#anchor51211">подпунктами "а" - "е" пункта 1 части 2 статьи 51</text:a> настоящего Федерального закона;</text:p>
      <text:p text:style-name="s1"><text:bookmark text:name="anchor730142"/>2) участник закупки, с которым заключается контракт, в срок, установленный в документации о закупке, подписывает и направляет заказчику одновременно все экземпляры контракта, а также документ, подтверждающий предоставление обеспечения исполнения контракта (за исключением случаев, предусмотренных настоящим Федеральным законом). При этом в случаях, предусмотренных <text:a xlink:type="simple" xlink:href="#anchor37">статьей 37</text:a> настоящего Федерального закона, такой участник одновременно направляет заказчику информацию и документы, предусмотренные указанной статьей;</text:p>
      <text:p text:style-name="s1"><text:bookmark text:name="anchor730143"/>3) не позднее трех рабочих дней, следующих за датой получения экземпляров контракта, информации и документов, направленных в соответствии с <text:a xlink:type="simple" xlink:href="#anchor730142">пунктом 2</text:a> настоящей части, но не ранее десяти дней со дня подписания заказчиком протокола подведения итогов определения поставщика (подрядчика, исполнителя), протокола, предусмотренного <text:a xlink:type="simple" xlink:href="#anchor730144">пунктом 4</text:a> настоящей части, заказчик обязан подписать контракт, за исключением случаев, установленных настоящим Федеральным законом;</text:p>
      <text:p text:style-name="s1"><text:bookmark text:name="anchor730144"/>4) в случае, если участником закупки, с которым заключается контракт, не выполнены требования, предусмотренные <text:a xlink:type="simple" xlink:href="#anchor730142">пунктом 2</text:a> настоящей части, такой участник закупки считается уклонившимся от заключения контракта. Заказчик не позднее двух рабочих дней, следующих за днем истечения срока выполнения участником закупки требований, предусмотренных пунктом 2 настоящей части:</text:p>
      <text:p text:style-name="s1"><text:bookmark text:name="anchor7301441"/>а) составляет протокол об уклонении участника закупки от заключения контракта, содержащий дату подписания такого протокола, идентификационный номер заявки участника закупки, уклонившегося от заключения контракта, указание на требования, не выполненные участником закупки;</text:p>
      <text:p text:style-name="s1"><text:bookmark text:name="anchor7301442"/>б) составляет и направляет участнику закупки, уклонившемуся от заключения контракта, уведомление о составлении протокола об уклонении участника закупки от заключения контракта;</text:p>
      <text:p text:style-name="s1"><text:bookmark text:name="anchor7301443"/>в) направляет в соответствии с порядком, предусмотренным <text:a xlink:type="simple" xlink:href="#anchor10410">частью 10 статьи 104</text:a> настоящего Федерального закона, обращение о включении информации об участнике закупки в реестр недобросовестных поставщиков (подрядчиков, исполнителей);</text:p>
      <text:p text:style-name="s1"><text:bookmark text:name="anchor730145"/>5) заказчик в порядке, установленном настоящей частью, заключает контракт с участником закупки, заявке которого в соответствии с протоколом подведения итогов определения поставщика (подрядчика, исполнителя) присвоен второй порядковый номер, в случае, если участник закупки, с которым заключается контракт, признан уклонившимся от заключения контракта либо если заказчик отказался от заключения контракта в соответствии с <text:a xlink:type="simple" xlink:href="#anchor319">частями 9</text:a> и <text:a xlink:type="simple" xlink:href="#anchor31100">10 статьи 31</text:a> настоящего Федерального закона. В случае признания такого участника закупки уклонившимся от заключения контракта заказчик вправе заключить в порядке, установленном настоящей частью, контракт с участником закупки, заявке которого присвоен третий порядковый номер или последующие порядковые номера. При этом участники закупки, заявки которых получили второй и третий порядковые номера, обязаны подписать контракт в порядке, установленном настоящей частью.</text:p>
      <text:p text:style-name="s1"><text:bookmark text:name="anchor73015"/>15. Если закрытый конкурс признан несостоявшимся в случаях, предусмотренных <text:a xlink:type="simple" xlink:href="#anchor771">частью 1 статьи 77</text:a> настоящего Федерального закона, такой конкурс проводится с учетом особенностей, установленных <text:a xlink:type="simple" xlink:href="#anchor772">частями 2</text:a> и <text:a xlink:type="simple" xlink:href="#anchor774">4 статьи 77</text:a> настоящего Федерального закона.</text:p>
      <text:p text:style-name="s1"/>
      <text:p text:style-name="s22header">Информация об изменениях:</text:p>
      <text:p text:style-name="s22"><text:bookmark text:name="anchor74"/>Статья 74 изменена с 1 января 2022 г. - <text:a xlink:type="simple" xlink:href="http://ivo.garant.ru/document/redirect/401423520/50305">Федеральный закон</text:a> от 2 июля 2021 г. N 360-ФЗ</text:p>
      <text:p text:style-name="s22"><text:a xlink:type="simple" xlink:href="http://ivo.garant.ru/document/redirect/77312405/74">См. предыдущую редакцию</text:a></text:p>
      <text:p text:style-name="s15"><text:span text:style-name="s10">Статья 74</text:span>. Проведение закрытого аукциона</text:p>
      <text:p text:style-name="s9header">ГАРАНТ:</text:p>
      <text:p text:style-name="s9">См. <text:span text:style-name="s8">Энциклопедии</text:span> и другие <text:a xlink:type="simple" xlink:href="http://ivo.garant.ru/document/redirect/76904476/74">комментарии</text:a> к статье 74 настоящего Федерального закона</text:p>
      <text:p text:style-name="s1"><text:bookmark text:name="anchor741"/>1. Закрытый аукцион проводится в порядке, установленном <text:a xlink:type="simple" xlink:href="#anchor731">частями 1 - 9 статьи 73</text:a> настоящего Федерального закона для проведения закрытого конкурса и настоящей статьей. При этом:</text:p>
      <text:p text:style-name="s1"><text:bookmark text:name="anchor7411"/>1) приглашение направляется не позднее ста восьмидесяти дней со дня принятия решения о согласовании проведения закрытого аукциона, но не позднее чем за семь рабочих дней до даты окончания срока подачи заявок на участие в закупке;</text:p>
      <text:p text:style-name="s1"><text:bookmark text:name="anchor7412"/>2) срок подачи заявок на участие в закупке в случае, предусмотренном <text:a xlink:type="simple" xlink:href="#anchor735">частью 5 статьи 73</text:a> настоящего Федерального закона, должен быть продлен таким образом, чтобы со дня, следующего за днем направления изменений в документацию о закупке, до даты окончания срока подачи заявок на участие в закупке данный срок составлял не менее чем семь дней;</text:p>
      <text:p text:style-name="s1"><text:bookmark text:name="anchor7413"/>3) заявка на участие в закупке должна содержать:</text:p>
      <text:p text:style-name="s1"><text:bookmark text:name="anchor74131"/>а) информацию и документы, предусмотренные <text:a xlink:type="simple" xlink:href="#anchor431101">подпунктами "а"</text:a>, <text:a xlink:type="simple" xlink:href="#anchor431103">"в"</text:a>, <text:a xlink:type="simple" xlink:href="#anchor431105">"д"</text:a>, <text:a xlink:type="simple" xlink:href="#anchor431106">"е"</text:a>, <text:a xlink:type="simple" xlink:href="#anchor431108">"з" - "к"</text:a>, <text:a xlink:type="simple" xlink:href="#anchor431112">"м" - "п" пункта 1</text:a>, <text:a xlink:type="simple" xlink:href="#anchor431002">пунктами 2</text:a> и <text:a xlink:type="simple" xlink:href="#anchor431005">5 части 1 статьи 43</text:a> настоящего Федерального закона;</text:p>
      <text:p text:style-name="s1"><text:bookmark text:name="anchor74132"/>б) выписку (или ее копию) из единого государственного реестра юридических лиц (если участником закупки является юридическое лицо), выписку (или ее копию) из единого государственного реестра индивидуальных предпринимателей (если участником закупки является индивидуальный предприниматель);</text:p>
      <text:p text:style-name="s1"><text:bookmark text:name="anchor74133"/>в) информацию и документы (или их копии), подтверждающие предоставление обеспечения заявки на участие в закупке (если в соответствии с настоящим Федеральным законом предусмотрено предоставление обеспечения заявки на участие в закупке);</text:p>
      <text:p text:style-name="s1"><text:bookmark text:name="anchor74134"/>г) документ (или его копию), подтверждающий полномочия лица действовать от имени участника закупки, за исключением случаев подписания заявки физическим лицом, в том числе индивидуальным предпринимателем (если участником закупки является физическое лицо, в том числе индивидуальный предприниматель), либо лицом, указанным в едином государственном реестре юридических лиц в качестве лица, имеющего право без доверенности действовать от имени юридического лица (если участником закупки является юридическое лицо).</text:p>
      <text:p text:style-name="s1"><text:bookmark text:name="anchor742"/>2. Не позднее десяти рабочих дней со дня, следующего за датой окончания срока подачи заявок на участие в закупке, но не позднее даты окончания срока рассмотрения заявок на участие в закупке, установленной в документации о закупке:</text:p>
      <text:p text:style-name="s1"><text:bookmark text:name="anchor7421"/>1) члены комиссии по осуществлению закупок рассматривают поступившие заявки на участие в закупке и в отношении каждой такой заявки принимают решение о признании заявки на участие в закупке соответствующей документации о закупке или об отклонении заявки на участие в закупке в случаях, предусмотренных <text:a xlink:type="simple" xlink:href="#anchor730111">пунктами 1</text:a>, <text:a xlink:type="simple" xlink:href="#anchor730112">2</text:a>, <text:a xlink:type="simple" xlink:href="#anchor730115">5 - 10 части 11 статьи 73</text:a> настоящего Федерального закона, а также в случае непредставления информации и документов, предусмотренных <text:a xlink:type="simple" xlink:href="#anchor7413">пунктом 3 части 1</text:a> настоящей статьи, несоответствия таких информации и документов документации о закупке;</text:p>
      <text:p text:style-name="s1"><text:bookmark text:name="anchor7422"/>2) заказчик составляет протокол рассмотрения заявок на участие в закупке и после подписания такого протокола членами комиссии по осуществлению закупок подписывает его и направляет:</text:p>
      <text:p text:style-name="s1"><text:bookmark text:name="anchor74221"/>а) один экземпляр протокола рассмотрения заявок на участие в закупке - в федеральный орган исполнительной власти, указанный в <text:a xlink:type="simple" xlink:href="#anchor722">части 2 статьи 72</text:a> настоящего Федерального закона;</text:p>
      <text:p text:style-name="s1"><text:bookmark text:name="anchor74222"/>б) уведомление, содержащее информацию, предусмотренную <text:a xlink:type="simple" xlink:href="#anchor7432">пунктом 2 части 3</text:a> настоящей статьи, в отношении заявки на участие в закупке участника закупки, - каждому участнику закупки, подавшему заявку на участие в закупке.</text:p>
      <text:p text:style-name="s1"><text:bookmark text:name="anchor743"/>3. Протокол рассмотрения заявок на участие в закупке должен содержать:</text:p>
      <text:p text:style-name="s1"><text:bookmark text:name="anchor7431"/>1) дату и место рассмотрения заявок на участие в закупке;</text:p>
      <text:p text:style-name="s1"><text:bookmark text:name="anchor7432"/>2) информацию о принятом решении о признании заявки на участие в закупке соответствующей документации о закупке или об отклонении заявки на участие в закупке с обоснованием такого решения и с указанием положений настоящего Федерального закона, документации о закупке, которым не соответствует такая заявка, положений заявки на участие в закупке, которые не соответствуют документации о закупке;</text:p>
      <text:p text:style-name="s1"><text:bookmark text:name="anchor7433"/>3) информацию о решении каждого члена комиссии по осуществлению закупок, принимавшего участие в рассмотрении заявок на участие в закупке, в отношении каждой заявки на участие в закупке;</text:p>
      <text:p text:style-name="s1"><text:bookmark text:name="anchor7434"/>4) информацию о признании определения поставщика (подрядчика, исполнителя) несостоявшимся в случаях, предусмотренных <text:a xlink:type="simple" xlink:href="#anchor771">частью 1 статьи 77</text:a> настоящего Федерального закона.</text:p>
      <text:p text:style-name="s1"><text:bookmark text:name="anchor744"/>4. Участники закупки, заявки которых признаны соответствующими документации о закупке, вправе во время проведения процедуры подачи предложений о цене контракта либо сумме цен единиц товара, работы, услуги (в случае, предусмотренном <text:a xlink:type="simple" xlink:href="#anchor2224">частью 24 статьи 22</text:a> настоящего Федерального закона) принять участие в такой процедуре путем подачи ценового предложения, предусматривающего снижение начальной (максимальной) цены контракта либо начальной суммы цен единиц товара, работы, услуги (в случае, предусмотренном частью 24 статьи 22 настоящего Федерального закона), проводимой в присутствии членов комиссии по осуществлению закупок в следующем порядке:</text:p>
      <text:p text:style-name="s1"><text:bookmark text:name="anchor7441"/>1) комиссия по осуществлению закупок непосредственно перед началом процедуры подачи ценовых предложений регистрирует присутствующих участников закупки. При этом в случае проведения такой процедуры по нескольким лотам комиссия по осуществлению закупок регистрирует присутствующих участников закупки в отношении соответствующего лота. При регистрации участникам закупки или их представителям выдаются пронумерованные карточки (далее - карточки);</text:p>
      <text:p text:style-name="s1"><text:bookmark text:name="anchor7442"/>2) аукционист выбирается из числа членов комиссии по осуществлению закупок путем открытого голосования членов указанной комиссии большинством голосов;</text:p>
      <text:p text:style-name="s1"><text:bookmark text:name="anchor7443"/>3) аукционист начинает процедуру подачи ценовых предложений с объявления начала ее проведения, номера лота (в случае проведения такой процедуры по нескольким лотам), наименования объекта закупки, начальной (максимальной) цены контракта либо начальной суммы цен единиц товара, работы, услуги (в случае, предусмотренном <text:a xlink:type="simple" xlink:href="#anchor2224">частью 24 статьи 22</text:a> настоящего Федерального закона), а также обращается с предложением к участникам закупки подавать свои ценовые предложения;</text:p>
      <text:p text:style-name="s1"><text:bookmark text:name="anchor7444"/>4) подача ценовых предложений осуществляется путем снижения текущего минимального ценового предложения на величину, составляющую 5 процентов начальной (максимальной) цены контракта либо начальной суммы цен единиц товара, работы, услуги (в случае, предусмотренном <text:a xlink:type="simple" xlink:href="#anchor2224">частью 24 статьи 22</text:a> настоящего Федерального закона) (далее - "шаг аукциона"). В случае, если после троекратного объявления последнего ценового предложения ни один из участников закупки не заявил о своем намерении предложить более низкое ценовое предложение, аукционист обязан снизить "шаг аукциона" на 0,5 процента начальной (максимальной) цены контракта либо начальной суммы цен единиц товара, работы, услуги, при этом "шаг аукциона" не может быть ниже 0,5 процента начальной (максимальной) цены контракта либо начальной суммы цен единиц товара, работы, услуги;</text:p>
      <text:p text:style-name="s1"><text:bookmark text:name="anchor7445"/>5) участник закупки после предложения аукциониста, предусмотренного <text:a xlink:type="simple" xlink:href="#anchor7443">пунктом 3</text:a> настоящей части, поднимает карточку в случае, если он согласен подать ценовое предложение, соответствующее объявленным цене либо сумме цен;</text:p>
      <text:p text:style-name="s1"><text:bookmark text:name="anchor7446"/>6) аукционист объявляет номер карточки участника закупки, который первым поднял карточку в соответствии с <text:a xlink:type="simple" xlink:href="#anchor7445">пунктом 5</text:a> настоящей части, а также новые цену контракта либо сумму цен единиц товара, работы, услуги (в случае, предусмотренном <text:a xlink:type="simple" xlink:href="#anchor2224">частью 24 статьи 22</text:a> настоящего Федерального закона), сниженные на "шаг аукциона";</text:p>
      <text:p text:style-name="s1"><text:bookmark text:name="anchor7447"/>7) в случае, если при проведении процедуры подачи ценовых предложений подано ценовое предложение, предусматривающее снижение цены контракта либо суммы цен единиц товара, работы, услуги (в случае, предусмотренном <text:a xlink:type="simple" xlink:href="#anchor2224">частью 24 статьи 22</text:a> настоящего Федерального закона) до 0,5 процента начальной (максимальной) цены контракта либо начальной суммы цен единиц товара, работы, услуги (в случае, предусмотренном частью 24 статьи 22 настоящего Федерального закона) или ниже, такая процедура проводится на право заключения контракта с учетом положений <text:a xlink:type="simple" xlink:href="#anchor4939">пункта 9 части 3 статьи 49</text:a> настоящего Федерального закона;</text:p>
      <text:p text:style-name="s1"><text:bookmark text:name="anchor7448"/>8) проведение процедуры подачи ценовых предложений завершается, если после троекратного объявления аукционистом цены контракта либо суммы цен единиц товара, работы, услуги (в случае, предусмотренном <text:a xlink:type="simple" xlink:href="#anchor2224">частью 24 статьи 22</text:a> настоящего Федерального закона) ни один из участников закупки не поднял карточку. В этом случае аукционист объявляет завершение проведения такой процедуры, номер карточки участника закупки, подавшего такое ценовое предложение;</text:p>
      <text:p text:style-name="s1"><text:bookmark text:name="anchor7449"/>9) в случае, если участником закупки не подано ценовое предложение либо участник закупки не явился на процедуру подачи ценовых предложений, ценовым предложением такого участника закупки признается начальная (максимальная) цена контракта либо начальная сумма цен единиц товара, работы, услуги (в случае, предусмотренном <text:a xlink:type="simple" xlink:href="#anchor2224">частью 24 статьи 22</text:a> настоящего Федерального закона).</text:p>
      <text:p text:style-name="s1"><text:bookmark text:name="anchor745"/>5. Не позднее одного рабочего дня со дня, следующего за датой проведения процедуры подачи ценовых предложений, но не позднее даты подведения итогов определения поставщика (подрядчика, исполнителя), установленной в приглашении:</text:p>
      <text:p text:style-name="s1"><text:bookmark text:name="anchor7451"/>1) члены комиссии по осуществлению закупок на основании результатов рассмотрения заявок на участие в закупке, содержащихся в протоколе, предусмотренном <text:a xlink:type="simple" xlink:href="#anchor7422">пунктом 2 части 2</text:a> настоящей статьи, ценовых предложений, поданных участниками закупок, присваивают каждой заявке на участие в закупке, признанной соответствующей документации о закупке, порядковый номер в порядке возрастания минимального ценового предложения участника закупки, подавшего такую заявку (за исключением случая, предусмотренного <text:a xlink:type="simple" xlink:href="#anchor7447">пунктом 7 части 4</text:a> настоящей статьи, при котором порядковые номера заявкам участников закупки, подавших ценовые предложения после подачи ценового предложения, предусмотренного пунктом 7 части 4 настоящей статьи, присваиваются в порядке убывания размера ценового предложения участника закупки), и с учетом положений нормативных правовых актов, принятых в соответствии со <text:a xlink:type="simple" xlink:href="#anchor14">статьей 14</text:a> настоящего Федерального закона. При присвоении порядкового номера заявкам на участие в закупке, поданным участниками закупки без ценовых предложений, меньший порядковый номер присваивается заявке на участие в закупке, которая поступила ранее других заявок на участие в закупке. Заявке на участие в закупке победителя определения поставщика (подрядчика, исполнителя) присваивается первый номер;</text:p>
      <text:p text:style-name="s1"><text:bookmark text:name="anchor7452"/>2) заказчик составляет протокол подведения итогов определения поставщика (подрядчика, исполнителя) и после подписания такого протокола членами комиссии по осуществлению закупок подписывает его и направляет:</text:p>
      <text:p text:style-name="s1"><text:bookmark text:name="anchor74521"/>а) один экземпляр протокола подведения итогов определения поставщика (подрядчика, исполнителя) - в федеральный орган исполнительной власти, указанный в <text:a xlink:type="simple" xlink:href="#anchor722">части 2 статьи 72</text:a> настоящего Федерального закона;</text:p>
      <text:p text:style-name="s1"><text:bookmark text:name="anchor74522"/>б) уведомление, содержащее информацию, предусмотренную <text:a xlink:type="simple" xlink:href="#anchor7463">пунктом 3 части 6</text:a> настоящей статьи, в отношении заявки на участие в закупке участника закупки, - каждому участнику закупки, подавшему заявку на участие в закупке.</text:p>
      <text:p text:style-name="s1"><text:bookmark text:name="anchor746"/>6. Протокол подведения итогов определения поставщика (подрядчика, исполнителя) должен содержать:</text:p>
      <text:p text:style-name="s1"><text:bookmark text:name="anchor7461"/>1) дату, время начала и окончания процедуры подачи ценовых предложений, место проведения такой процедуры;</text:p>
      <text:p text:style-name="s1"><text:bookmark text:name="anchor7462"/>2) минимальное ценовое предложение либо максимальное ценовое предложение (в случае, предусмотренном <text:a xlink:type="simple" xlink:href="#anchor7447">пунктом 7 части 4</text:a> настоящей статьи), поданные каждым участником закупки, с указанием времени подачи таких предложений, даты и времени подачи заявок на участие в закупке, поданных участниками закупки без ценовых предложений;</text:p>
      <text:p text:style-name="s1"><text:bookmark text:name="anchor7463"/>3) порядковые номера, присвоенные в соответствии с <text:a xlink:type="simple" xlink:href="#anchor7451">пунктом 1 части 5</text:a> настоящей статьи;</text:p>
      <text:p text:style-name="s1"><text:bookmark text:name="anchor7464"/>4) информацию о заключении контракта по цене, увеличенной в соответствии со <text:a xlink:type="simple" xlink:href="#anchor28">статьями 28</text:a> и <text:a xlink:type="simple" xlink:href="#anchor29">29</text:a> настоящего Федерального закона;</text:p>
      <text:p text:style-name="s1"><text:bookmark text:name="anchor7465"/>5) информацию о решении каждого члена комиссии по осуществлению закупок, принимавшего участие в рассмотрении заявок на участие в закупке, ценовых предложений, поданных участниками закупок, в отношении каждой заявки на участие в закупке;</text:p>
      <text:p text:style-name="s1"><text:bookmark text:name="anchor7466"/>6) информацию о признании определения поставщика (подрядчика, исполнителя) несостоявшимся в случаях, предусмотренных <text:a xlink:type="simple" xlink:href="#anchor771">частью 1 статьи 77</text:a> настоящего Федерального закона.</text:p>
      <text:p text:style-name="s1"><text:bookmark text:name="anchor747"/>7. Участник закупки вправе направить заказчику запрос о даче разъяснений результатов рассмотрения заявки этого участника закупки в порядке, предусмотренном <text:a xlink:type="simple" xlink:href="#anchor73013">частью 13 статьи 73</text:a> настоящего Федерального закона.</text:p>
      <text:p text:style-name="s1"><text:bookmark text:name="anchor748"/>8. Заключение контракта по результатам проведения закрытого аукциона осуществляется в порядке, установленном <text:a xlink:type="simple" xlink:href="#anchor73014">частью 14 статьи 73</text:a> настоящего Федерального закона.</text:p>
      <text:p text:style-name="s1"><text:bookmark text:name="anchor749"/>9. Если закрытый аукцион признан несостоявшимся в случаях, предусмотренных <text:a xlink:type="simple" xlink:href="#anchor771">частью 1 статьи 77</text:a> настоящего Федерального закона, такой аукцион проводится с учетом особенностей, установленных <text:a xlink:type="simple" xlink:href="#anchor773">частями 3</text:a> и <text:a xlink:type="simple" xlink:href="#anchor774">4 статьи 77</text:a> настоящего Федерального закона.</text:p>
      <text:p text:style-name="s1"/>
      <text:p text:style-name="s22header">Информация об изменениях:</text:p>
      <text:p text:style-name="s22"><text:bookmark text:name="anchor75"/>Статья 75 изменена с 1 января 2022 г. - <text:a xlink:type="simple" xlink:href="http://ivo.garant.ru/document/redirect/401423520/50305">Федеральный закон</text:a> от 2 июля 2021 г. N 360-ФЗ</text:p>
      <text:p text:style-name="s22"><text:a xlink:type="simple" xlink:href="http://ivo.garant.ru/document/redirect/77312405/75">См. предыдущую редакцию</text:a></text:p>
      <text:p text:style-name="s15"><text:span text:style-name="s10">Статья 75</text:span>. Проведение закрытого электронного конкурса</text:p>
      <text:p text:style-name="s9header">ГАРАНТ:</text:p>
      <text:p text:style-name="s9">См. <text:span text:style-name="s8">Энциклопедии</text:span> и другие <text:a xlink:type="simple" xlink:href="http://ivo.garant.ru/document/redirect/76904476/75">комментарии</text:a> к статье 75 настоящего Федерального закона</text:p>
      <text:p text:style-name="s1"><text:bookmark text:name="anchor751"/>1. При проведении закрытого электронного конкурса приглашение направляется, документация о закупке предоставляется в следующем порядке:</text:p>
      <text:p text:style-name="s1"><text:bookmark text:name="anchor7511"/>1) заказчик формирует с использованием единой информационной системы, подписывает усиленной <text:a xlink:type="simple" xlink:href="http://ivo.garant.ru/document/redirect/12184522/21">электронной подписью</text:a> лица, имеющего право действовать от имени заказчика, и размещает в единой информационной системе приглашение, которое должно содержать информацию, предусмотренную <text:a xlink:type="simple" xlink:href="#anchor42101">пунктами 1 - 10</text:a>, <text:a xlink:type="simple" xlink:href="#anchor42112">12</text:a>, <text:a xlink:type="simple" xlink:href="#anchor42113">13</text:a>, <text:a xlink:type="simple" xlink:href="#anchor42115">15 - 19</text:a> и <text:a xlink:type="simple" xlink:href="#anchor42121">21 части 1 статьи 42</text:a> настоящего Федерального закона, с приложением документации о закупке;</text:p>
      <text:p text:style-name="s1"><text:bookmark text:name="anchor7512"/>2) приглашение и документация о закупке, предусмотренные <text:a xlink:type="simple" xlink:href="#anchor7511">пунктом 1</text:a> настоящей части, не позднее одного рабочего дня, следующего за днем их размещения, направляются оператору специализированной электронной площадки путем информационного взаимодействия специализированной электронной площадки с единой информационной системой с учетом требований, установленных в соответствии с <text:a xlink:type="simple" xlink:href="#anchor2412">частью 2 статьи 24.1</text:a> настоящего Федерального закона;</text:p>
      <text:p text:style-name="s1"><text:bookmark text:name="anchor7513"/>3) не позднее одного рабочего дня, следующего за днем получения приглашения и документации о закупке, предусмотренных <text:a xlink:type="simple" xlink:href="#anchor7511">пунктом 1</text:a> настоящей части, оператор специализированной электронной площадки направляет приглашения аккредитованным на специализированной электронной площадке участникам закупки, в отношении которых в реестр участников закупки, аккредитованных на специализированной электронной площадке, включены информация и документы, указанные в приглашении и предусмотренные <text:a xlink:type="simple" xlink:href="#anchor42112">пунктом 12 части 1 статьи 42</text:a> настоящего Федерального закона;</text:p>
      <text:p text:style-name="s1"><text:bookmark text:name="anchor7514"/>4) не позднее трех рабочих дней, следующих за датой направления в соответствии с <text:a xlink:type="simple" xlink:href="#anchor7513">пунктом 3</text:a> настоящей части приглашения, участник закупки, получивший такое приглашение, вправе направить такому оператору запрос о предоставлении документации о закупке;</text:p>
      <text:p text:style-name="s1"><text:bookmark text:name="anchor7515"/>5) в течение одного часа, следующего за днем окончания срока, предусмотренного <text:a xlink:type="simple" xlink:href="#anchor7514">пунктом 4</text:a> настоящей части, оператор специализированной электронной площадки направляет заказчику поступившие от участников закупки запросы о предоставлении документации о закупке, а также следующие информацию и документы таких участников:</text:p>
      <text:p text:style-name="s1"><text:bookmark text:name="anchor75151"/>а) предусмотренные <text:a xlink:type="simple" xlink:href="#anchor436002">пунктом 2 части 6 статьи 43</text:a> настоящего Федерального закона, путем информационного взаимодействия специализированной электронной площадки с единой информационной системой с учетом требований, установленных в соответствии с <text:a xlink:type="simple" xlink:href="#anchor2412">частью 2 статьи 24.1</text:a> настоящего Федерального закона;</text:p>
      <text:p text:style-name="s1"><text:bookmark text:name="anchor75152"/>б) указанные в приглашении в соответствии с <text:a xlink:type="simple" xlink:href="#anchor7321">пунктом 1 части 2 статьи 73</text:a> настоящего Федерального закона, предусмотренные <text:a xlink:type="simple" xlink:href="#anchor42112">пунктом 12 части 1 статьи 42</text:a> настоящего Федерального закона и включенные в реестр участников закупки, аккредитованных на специализированной электронной площадке в соответствии с <text:a xlink:type="simple" xlink:href="#anchor436004">пунктом 4 части 6 статьи 43</text:a> настоящего Федерального закона;</text:p>
      <text:p text:style-name="s1"><text:bookmark text:name="anchor7516"/>6) в течение двух рабочих дней, следующих за днем получения заказчиком информации и документов, предусмотренных <text:a xlink:type="simple" xlink:href="#anchor7515">пунктом 5</text:a> настоящей части:</text:p>
      <text:p text:style-name="s1"><text:bookmark text:name="anchor75161"/>а) комиссия по осуществлению закупок рассматривает такие информацию и документы в части соответствия их требованиям, указанным в приглашении и предусмотренным <text:a xlink:type="simple" xlink:href="#anchor42112">пунктом 12 части 1 статьи 42</text:a> настоящего Федерального закона, и принимает решение о предоставлении участнику закупки документации о закупке либо об отказе участнику закупки в предоставлении документации о закупке по основаниям, предусмотренным <text:a xlink:type="simple" xlink:href="#anchor752">частью 2</text:a> настоящей статьи;</text:p>
      <text:p text:style-name="s1"><text:bookmark text:name="anchor75162"/>б) заказчик формирует с использованием специализированной электронной площадки протокол рассмотрения запросов о предоставлении документации о закупке и после подписания членами комиссии по осуществлению закупок такого протокола подписывает его усиленной <text:a xlink:type="simple" xlink:href="http://ivo.garant.ru/document/redirect/12184522/21">электронной подписью</text:a> лица, имеющего право действовать от имени заказчика, и направляет оператору специализированной электронной площадки;</text:p>
      <text:p text:style-name="s1"><text:bookmark text:name="anchor7517"/>7) в течение одного часа с момента получения протокола, предусмотренного <text:a xlink:type="simple" xlink:href="#anchor75162">подпунктом "б" пункта 6</text:a> настоящей части, оператор специализированной электронной площадки:</text:p>
      <text:p text:style-name="s1"><text:bookmark text:name="anchor75171"/>а) направляет уведомление каждому участнику закупки, подавшему запрос о предоставлении документации о закупке, о принятом комиссией по осуществлению закупок решении по результатам рассмотрения информации и документов, предусмотренных <text:a xlink:type="simple" xlink:href="#anchor7515">пунктом 5</text:a> настоящей части. В случае, если комиссией по осуществлению закупок принято решение об отказе участнику закупки в предоставлении документации о закупке, такое уведомление должно содержать обоснование принятия такого решения;</text:p>
      <text:p text:style-name="s1"><text:bookmark text:name="anchor75172"/>б) направляет документацию о закупке, предусмотренную <text:a xlink:type="simple" xlink:href="#anchor7511">пунктом 1</text:a> настоящей части, участнику закупки, в отношении которого комиссией по осуществлению закупок принято решение о предоставлении документации о закупке;</text:p>
      <text:p text:style-name="s1"><text:bookmark text:name="anchor75173"/>в) направляет протокол рассмотрения запросов о предоставлении документации о закупке в федеральный орган исполнительной власти, указанный в <text:a xlink:type="simple" xlink:href="#anchor722">части 2 статьи 72</text:a> настоящего Федерального закона;</text:p>
      <text:p text:style-name="s1"><text:bookmark text:name="anchor75174"/>г) размещает протокол рассмотрения запросов о предоставлении документации о закупке в единой информационной системе без размещения на официальном сайте.</text:p>
      <text:p text:style-name="s1"><text:bookmark text:name="anchor752"/>2. Комиссия по осуществлению закупок принимает решение об отказе участнику закупки в предоставлении документации о закупке в случае:</text:p>
      <text:p text:style-name="s1"><text:bookmark text:name="anchor7521"/>1) непредставления информации и документов, предусмотренных <text:a xlink:type="simple" xlink:href="#anchor7515">пунктом 5 части 1</text:a> настоящей статьи, несоответствия таких информации и документов требованиям, установленным в приглашении;</text:p>
      <text:p text:style-name="s1"><text:bookmark text:name="anchor7522"/>2) несоответствия участника закупки требованиям, указанным в приглашении и предусмотренным <text:a xlink:type="simple" xlink:href="#anchor42112">пунктом 12 части 1 статьи 42</text:a> настоящего Федерального закона;</text:p>
      <text:p text:style-name="s1"><text:bookmark text:name="anchor7523"/>3) выявления недостоверной информации, содержащейся в информации и документах, предусмотренных <text:a xlink:type="simple" xlink:href="#anchor7515">пунктом 5 части 1</text:a> настоящей статьи.</text:p>
      <text:p text:style-name="s1"><text:bookmark text:name="anchor753"/>3. Протокол рассмотрения запросов о предоставлении документации о закупке должен содержать:</text:p>
      <text:p text:style-name="s1"><text:bookmark text:name="anchor7531"/>1) дату рассмотрения запросов о предоставлении документации о закупке;</text:p>
      <text:p text:style-name="s1"><text:bookmark text:name="anchor7532"/>2) информацию об участниках закупки, запросы о предоставлении документации о закупке которых рассмотрены;</text:p>
      <text:p text:style-name="s1"><text:bookmark text:name="anchor7533"/>3) информацию о решении о предоставлении участнику закупки документации о закупке либо об отказе участнику закупки в предоставлении документации о закупке с обоснованием этого решения;</text:p>
      <text:p text:style-name="s1"><text:bookmark text:name="anchor7534"/>4) информацию о решении каждого члена комиссии по осуществлению закупок, принимавшего участие в рассмотрении запросов о предоставлении документации о закупке, в отношении каждого запроса о предоставлении документации о закупке;</text:p>
      <text:p text:style-name="s1"><text:bookmark text:name="anchor7535"/>5) информацию о признании определения поставщика (подрядчика, исполнителя) несостоявшимся в случаях, предусмотренных <text:a xlink:type="simple" xlink:href="#anchor771">частью 1 статьи 77</text:a> настоящего Федерального закона.</text:p>
      <text:p text:style-name="s1"><text:bookmark text:name="anchor754"/>4. Участник закупки, который получил приглашение и которому предоставлена документация о закупке, вправе направить с использованием специализированной электронной площадки не более трех запросов о даче разъяснений положений документации о закупке. В течение одного часа с момента поступления такого запроса оператор специализированной электронной площадки направляет его заказчику. В течение двух рабочих дней с даты поступления заказчику запроса о даче разъяснений положений документации о закупке заказчик направляет оператору специализированной электронной площадки разъяснение положений документации о закупке при условии, что такой запрос поступил заказчику не позднее чем за три дня до даты окончания срока подачи заявок на участие в закупке. Разъяснения положений документации о закупке не должны изменять ее суть. В течение одного часа с момента поступления такого разъяснения оператор специализированной электронной площадки направляет его всем участникам закупки, которым в порядке, предусмотренном настоящей статьей, предоставлена документация о закупке, с указанием предмета запроса, но без указания участника закупки, от которого поступил такой запрос.</text:p>
      <text:p text:style-name="s1"><text:bookmark text:name="anchor755"/>5. Заказчик по собственной инициативе или в соответствии с запросом, предусмотренным <text:a xlink:type="simple" xlink:href="#anchor754">частью 4</text:a> настоящей статьи, вправе внести изменения в приглашение, документацию о закупке, которые размещаются в единой информационной системе в порядке, предусмотренном <text:a xlink:type="simple" xlink:href="#anchor7511">пунктом 1 части 1</text:a> настоящей статьи, не позднее чем за один рабочий день до даты окончания срока подачи заявок на участие в закупке. Изменение наименования объекта закупки и увеличение размера обеспечения заявок на участие в закупке не допускаются. Не позднее одного рабочего дня, следующего за днем внесения изменений в приглашение, в документацию о закупке, но не позднее дня, предшествующего дате окончания срока подачи заявок на участие в закупке, такие изменения направляются оператору специализированной электронной площадки в порядке, предусмотренном <text:a xlink:type="simple" xlink:href="#anchor7512">пунктом 2 части 1</text:a> настоящей статьи. Оператор специализированной электронной площадки в течение одного часа с момента поступления таких изменений направляет их всем участникам закупки, которым была предоставлена документация о закупке. При этом срок подачи заявок на участие в закупке должен быть продлен таким образом, чтобы со дня, следующего за днем направления таких изменений, до даты окончания срока подачи заявок на участие в закупке данный срок составлял не менее срока, установленного <text:a xlink:type="simple" xlink:href="#anchor756">частью 6</text:a> настоящей статьи для подачи заявок на участие в закупке.</text:p>
      <text:p text:style-name="s1"><text:bookmark text:name="anchor756"/>6. Подать заявку на участие в закупке вправе только участник закупки, которому в порядке, предусмотренном настоящей статьей, предоставлена документация о закупке. Такой участник закупки вправе подать заявку на участие в закупке в любое время с момента получения документации о закупке до предусмотренных документацией о закупке даты и времени окончания срока подачи заявок на участие в закупке, направив ее оператору специализированной площадки с использованием специализированной электронной площадки. При этом срок подачи заявок на участие в закупке не может составлять менее пяти рабочих дней, следующих за датой направления оператором специализированной площадки уведомления, предусмотренного <text:a xlink:type="simple" xlink:href="#anchor75171">подпунктом "а" пункта 7 части 1</text:a> настоящей статьи.</text:p>
      <text:p text:style-name="s1"><text:bookmark text:name="anchor757"/>7. При проведении закрытого электронного конкурса заявка на участие в закупке должна содержать информацию и документы, предусмотренные <text:a xlink:type="simple" xlink:href="#anchor431112">подпунктами "м" - "р" пункта 1</text:a>, <text:a xlink:type="simple" xlink:href="#anchor431002">пунктами 2 - 5 части 1 статьи 43</text:a> настоящего Федерального закона, информацию и документы в соответствии с <text:a xlink:type="simple" xlink:href="#anchor374">частью 4 статьи 37</text:a> настоящего Федерального закона.</text:p>
      <text:p text:style-name="s1"><text:bookmark text:name="anchor758"/>8. Не позднее одного часа со времени окончания срока подачи заявок на участие в закупке оператор специализированной электронной площадки в соответствии с <text:a xlink:type="simple" xlink:href="#anchor436009">пунктом 9 части 6 статьи 43</text:a> настоящего Федерального закона направляет заказчику заявки на участие в закупке.</text:p>
      <text:p text:style-name="s1"><text:bookmark text:name="anchor759"/>9. Не позднее пяти рабочих дней со дня, следующего за датой окончания срока подачи заявок на участие в закупке, но не позднее даты подведения итогов определения поставщика (подрядчика, исполнителя), установленной в документации о закупке:</text:p>
      <text:p text:style-name="s1"><text:bookmark text:name="anchor7591"/>1) члены комиссии по осуществлению закупок:</text:p>
      <text:p text:style-name="s1"><text:bookmark text:name="anchor75911"/>а) рассматривают поступившие заявки на участие в закупке и в отношении каждой такой заявки принимают решение о признании заявки на участие в закупке соответствующей документации о закупке или об отклонении заявки на участие в закупке;</text:p>
      <text:p text:style-name="s1"><text:bookmark text:name="anchor75912"/>б) осуществляют оценку заявок на участие в закупке, в отношении которых принято решение о признании соответствующими документации о закупке, по критериям оценки, установленным в соответствии со <text:a xlink:type="simple" xlink:href="#anchor32">статьей 32</text:a> настоящего Федерального закона;</text:p>
      <text:p text:style-name="s1"><text:bookmark text:name="anchor75913"/>в) на основании результатов оценки, предусмотренной <text:a xlink:type="simple" xlink:href="#anchor75912">подпунктом "б"</text:a> настоящего пункта, присваивают каждой заявке на участие в закупке, признанной соответствующей документации о закупке, порядковый номер в порядке уменьшения степени выгодности содержащихся в них условий исполнения контракта и с учетом положений нормативных правовых актов, принятых в соответствии со <text:a xlink:type="simple" xlink:href="#anchor14">статьей 14</text:a> настоящего Федерального закона. Заявке на участие в закупке победителя определения поставщика (подрядчика, исполнителя) присваивается первый номер. В случае, если в нескольких заявках на участие в закупке содержатся одинаковые условия исполнения контракта, меньший порядковый номер присваивается заявке на участие в закупке, которая поступила ранее других заявок на участие в закупке, содержащих такие же условия;</text:p>
      <text:p text:style-name="s1"><text:bookmark text:name="anchor7592"/>2) заказчик с использованием специализированной электронной площадки формирует протокол подведения итогов определения поставщика (подрядчика, исполнителя) и после подписания такого протокола усиленными <text:a xlink:type="simple" xlink:href="http://ivo.garant.ru/document/redirect/12184522/21">электронными подписями</text:a> членами комиссии по осуществлению закупок подписывает его усиленной электронной подписью лица, имеющего право действовать от имени заказчика, и:</text:p>
      <text:p text:style-name="s1"><text:bookmark text:name="anchor75921"/>а) направляет уведомление каждому участнику закупки, подавшему заявку на участие в закупке, содержащее информацию, предусмотренную <text:a xlink:type="simple" xlink:href="#anchor750112">пунктами 2 - 4 части 11</text:a> настоящей статьи, в отношении заявки на участие в закупке такого участника закупки;</text:p>
      <text:p text:style-name="s1"><text:bookmark text:name="anchor75922"/>б) размещает протокол подведения итогов определения поставщика (подрядчика, исполнителя) в единой информационной системе без размещения на официальном сайте.</text:p>
      <text:p text:style-name="s1"><text:bookmark text:name="anchor7510"/>10. Заявка на участие в закупке подлежит отклонению в случаях:</text:p>
      <text:p text:style-name="s1"><text:bookmark text:name="anchor75101"/>1) непредставления информации и документов, предусмотренных <text:a xlink:type="simple" xlink:href="#anchor757">частью 7</text:a> настоящей статьи (за исключением случаев, предусмотренных настоящим Федеральным законом), <text:a xlink:type="simple" xlink:href="#anchor436002">пунктами 2</text:a> и <text:a xlink:type="simple" xlink:href="#anchor436004">4 части 6 статьи 43</text:a> настоящего Федерального закона, несоответствия таких информации и документов требованиям, установленным в документации о закупке;</text:p>
      <text:p text:style-name="s1"><text:bookmark text:name="anchor75102"/>2) несоответствия участника закупки требованиям, установленным в документации о закупке в соответствии с <text:a xlink:type="simple" xlink:href="#anchor3110">частью 1 статьи 31</text:a> настоящего Федерального закона, требованиям, установленным в документации о закупке в соответствии с <text:a xlink:type="simple" xlink:href="#anchor310011">частями 1.1</text:a>, <text:a xlink:type="simple" xlink:href="#anchor3120">2</text:a> и <text:a xlink:type="simple" xlink:href="#anchor990272">2.1</text:a> (при наличии таких требований) статьи 31 настоящего Федерального закона;</text:p>
      <text:p text:style-name="s22header">Информация об изменениях:</text:p>
      <text:p text:style-name="s22"><text:bookmark text:name="anchor75103"/>Пункт 3 изменен с 1 января 2025 г. - <text:a xlink:type="simple" xlink:href="http://ivo.garant.ru/document/redirect/409494237/215">Федеральный закон</text:a> от 8 августа 2024 г. N 318-ФЗ</text:p>
      <text:p text:style-name="s22"><text:a xlink:type="simple" xlink:href="http://ivo.garant.ru/document/redirect/76831012/75103">См. предыдущую редакцию</text:a></text:p>
      <text:p text:style-name="s9header">ГАРАНТ:</text:p>
      <text:p text:style-name="s9">Положения пункта 3 (в редакции <text:a xlink:type="simple" xlink:href="http://ivo.garant.ru/document/redirect/409494237/215">Федерального закона</text:a> от 8 августа 2024 г. N 318-ФЗ) <text:a xlink:type="simple" xlink:href="http://ivo.garant.ru/document/redirect/409494237/55">применяются</text:a> к отношениям, связанным с осуществлением закупок товаров, работ, услуг, извещения об осуществлении которых размещены в ЕИС и приглашения принять участие в которых направлены либо контракты с единственными поставщиками при осуществлении которых заключены с 1 января 2025 г.</text:p>
      <text:p text:style-name="s1">3) предусмотренных <text:a xlink:type="simple" xlink:href="#anchor14411">подпунктом "а" пункта 1</text:a> (за исключением случая, предусмотренного пунктом 4 настоящей части), <text:a xlink:type="simple" xlink:href="#anchor14421">подпунктом "а" пункта 2 части 4</text:a>, <text:a xlink:type="simple" xlink:href="#anchor14511">подпунктом "а" пункта 1</text:a> (за исключением случая, предусмотренного <text:a xlink:type="simple" xlink:href="#anchor75104">пунктом 4</text:a> настоящей части), <text:a xlink:type="simple" xlink:href="#anchor1452">пунктом 2 части 5 статьи 14</text:a> настоящего Федерального закона;</text:p>
      <text:p text:style-name="s22header">Информация об изменениях:</text:p>
      <text:p text:style-name="s22"><text:bookmark text:name="anchor75104"/>Пункт 4 изменен с 1 января 2025 г. - <text:a xlink:type="simple" xlink:href="http://ivo.garant.ru/document/redirect/409494237/215">Федеральный закон</text:a> от 8 августа 2024 г. N 318-ФЗ</text:p>
      <text:p text:style-name="s22"><text:a xlink:type="simple" xlink:href="http://ivo.garant.ru/document/redirect/76831012/75104">См. предыдущую редакцию</text:a></text:p>
      <text:p text:style-name="s9header">ГАРАНТ:</text:p>
      <text:p text:style-name="s9">Положения пункта 4 (в редакции <text:a xlink:type="simple" xlink:href="http://ivo.garant.ru/document/redirect/409494237/215">Федерального закона</text:a> от 8 августа 2024 г. N 318-ФЗ) <text:a xlink:type="simple" xlink:href="http://ivo.garant.ru/document/redirect/409494237/55">применяются</text:a> к отношениям, связанным с осуществлением закупок товаров, работ, услуг, извещения об осуществлении которых размещены в ЕИС и приглашения принять участие в которых направлены либо контракты с единственными поставщиками при осуществлении которых заключены с 1 января 2025 г.</text:p>
      <text:p text:style-name="s1">4) непредставления информации и документов, предусмотренных <text:a xlink:type="simple" xlink:href="#anchor431005">пунктом 5 части 1 статьи 43</text:a> настоящего Федерального закона, если такие информация и документы определены в соответствии с <text:a xlink:type="simple" xlink:href="#anchor1422">пунктом 2 части 2 статьи 14</text:a> настоящего Федерального закона (в случае установления в соответствии с <text:a xlink:type="simple" xlink:href="#anchor14211">подпунктом "а" пункта 1 части 2 статьи 14</text:a> настоящего Федерального закона в документации о закупке запрета закупок товара, происходящего из иностранного государства);</text:p>
      <text:p text:style-name="s1"><text:bookmark text:name="anchor75105"/>5) выявления отнесения участника закупки к организациям, предусмотренным <text:a xlink:type="simple" xlink:href="http://ivo.garant.ru/document/redirect/71958400/24">пунктом 4 статьи 2</text:a> Федерального закона от 4 июня 2018 года N 127-ФЗ "О мерах воздействия (противодействия) на недружественные действия Соединенных Штатов Америки и иных иностранных государств", в случае осуществления закупки работ, услуг, включенных в перечень, определенный Правительством Российской Федерации в соответствии с указанным пунктом;</text:p>
      <text:p text:style-name="s1"><text:bookmark text:name="anchor75106"/>6) предусмотренных <text:a xlink:type="simple" xlink:href="#anchor456">частью 6 статьи 45</text:a> настоящего Федерального закона;</text:p>
      <text:p text:style-name="s1"><text:bookmark text:name="anchor75107"/>7) выявления недостоверной информации, содержащейся в заявке на участие в закупке.</text:p>
      <text:p text:style-name="s1"><text:bookmark text:name="anchor75011"/>11. Протокол подведения итогов определения поставщика (подрядчика, исполнителя) должен содержать:</text:p>
      <text:p text:style-name="s1"><text:bookmark text:name="anchor750111"/>1) дату подведения итогов определения поставщика (подрядчика, исполнителя), информацию, указанную в <text:a xlink:type="simple" xlink:href="#anchor431101">подпунктах "а"</text:a> и <text:a xlink:type="simple" xlink:href="#anchor431106">"е" пункта 1 части 1 статьи 43</text:a> настоящего Федерального закона, и номера реестровых записей в едином реестре участников закупок в отношении участников закупок, подавших заявки на участие в закупке, идентификационные номера таких заявок;</text:p>
      <text:p text:style-name="s1"><text:bookmark text:name="anchor750112"/>2) информацию о принятом решении о признании заявки на участие в закупке соответствующей документации о закупке или об отклонении заявки на участие в закупке с обоснованием такого решения и с указанием положений настоящего Федерального закона, документации о закупке, которым не соответствует такая заявка, положений заявки на участие в закупке, которые не соответствуют документации о закупке;</text:p>
      <text:p text:style-name="s1"><text:bookmark text:name="anchor750113"/>3) присвоенные заявкам на участие в закупке, признанным соответствующими документации о закупке, значения по критериям оценки, предусмотренным <text:a xlink:type="simple" xlink:href="#anchor321">частью 1 статьи 32</text:a> настоящего Федерального закона (в случае установления таких критериев в документации о закупке);</text:p>
      <text:p text:style-name="s1"><text:bookmark text:name="anchor750114"/>4) порядковые номера, присвоенные в соответствии с <text:a xlink:type="simple" xlink:href="#anchor75913">подпунктом "в" пункта 1 части 9</text:a> настоящей статьи;</text:p>
      <text:p text:style-name="s1"><text:bookmark text:name="anchor750115"/>5) информацию о заключении контракта по цене, увеличенной в соответствии со <text:a xlink:type="simple" xlink:href="#anchor28">статьями 28</text:a> и <text:a xlink:type="simple" xlink:href="#anchor29">29</text:a> настоящего Федерального закона;</text:p>
      <text:p text:style-name="s1"><text:bookmark text:name="anchor750116"/>6) информацию о решении каждого члена комиссии по осуществлению закупок, принимавшего участие в рассмотрении заявок на участие в закупке, в отношении каждой заявки на участие в закупке;</text:p>
      <text:p text:style-name="s1"><text:bookmark text:name="anchor750117"/>7) информацию о признании определения поставщика (подрядчика, исполнителя) несостоявшимся в случаях, предусмотренных <text:a xlink:type="simple" xlink:href="#anchor771">частью 1 статьи 77</text:a> настоящего Федерального закона.</text:p>
      <text:p text:style-name="s1"><text:bookmark text:name="anchor75012"/>12. Участник закупки, подавший заявку на участие в закупке, после получения уведомления, предусмотренного <text:a xlink:type="simple" xlink:href="#anchor75921">подпунктом "а" пункта 2 части 9</text:a> настоящей статьи, но не позднее даты заключения контракта вправе направить оператору специализированной электронной площадки с использованием специализированной электронной площадки запрос о даче разъяснений результатов рассмотрения и оценки заявки этого участника закупки. Не позднее одного часа с момента поступления такого запроса оператор специализированной электронной площадки направляет его заказчику. Не позднее двух рабочих дней, следующих за днем поступления заказчику запроса о даче разъяснений результатов рассмотрения и оценки заявки участника закупки, заказчик направляет соответствующие разъяснения оператору специализированной электронной площадки. Не позднее одного часа с момента поступления таких разъяснений оператор специализированной электронной площадки направляет его участнику закупки, направившему запрос о даче разъяснений результатов рассмотрения и оценки заявки на участие в закупке.</text:p>
      <text:p text:style-name="s1"><text:bookmark text:name="anchor75013"/>13. Заключение контракта по результатам проведения закрытого электронного конкурса осуществляется в порядке, установленном <text:a xlink:type="simple" xlink:href="#anchor51">статьей 51</text:a> настоящего Федерального закона. В случаях, предусмотренных статьей 51 настоящего Федерального закона для формирования, размещения информации и документов на электронной площадке, в том числе с использованием единой информационной системы, такие информация и документы формируются и размещаются на специализированной электронной площадке, в том числе с использованием единой информационной системы, если иное не предусмотрено настоящим Федеральным законом. При этом такие информация и документы не размещаются на официальном сайте.</text:p>
      <text:p text:style-name="s1"><text:bookmark text:name="anchor75014"/>14. Если закрытый электронный конкурс признан несостоявшимся в случаях, предусмотренных <text:a xlink:type="simple" xlink:href="#anchor771">частью 1 статьи 77</text:a> настоящего Федерального закона, такой конкурс проводится с учетом особенностей, установленных <text:a xlink:type="simple" xlink:href="#anchor772">частями 2</text:a> и <text:a xlink:type="simple" xlink:href="#anchor774">4 статьи 77</text:a> настоящего Федерального закона.</text:p>
      <text:p text:style-name="s1"/>
      <text:p text:style-name="s22header">Информация об изменениях:</text:p>
      <text:p text:style-name="s22"><text:bookmark text:name="anchor76"/>Статья 76 изменена с 1 января 2022 г. - <text:a xlink:type="simple" xlink:href="http://ivo.garant.ru/document/redirect/401423520/50305">Федеральный закон</text:a> от 2 июля 2021 г. N 360-ФЗ</text:p>
      <text:p text:style-name="s22"><text:a xlink:type="simple" xlink:href="http://ivo.garant.ru/document/redirect/77312405/76">См. предыдущую редакцию</text:a></text:p>
      <text:p text:style-name="s15"><text:span text:style-name="s10">Статья 76</text:span>. Проведение закрытого электронного аукциона</text:p>
      <text:p text:style-name="s9header">ГАРАНТ:</text:p>
      <text:p text:style-name="s9">См. <text:a xlink:type="simple" xlink:href="http://ivo.garant.ru/document/redirect/77182184/0">Энциклопедии</text:a> и другие <text:a xlink:type="simple" xlink:href="http://ivo.garant.ru/document/redirect/76904476/76">комментарии</text:a> к статье 76 настоящего Федерального закона</text:p>
      <text:p text:style-name="s1"><text:bookmark text:name="anchor761"/>1. Закрытый электронный аукцион проводится в порядке, установленном <text:a xlink:type="simple" xlink:href="#anchor751">частями 1 - 6 статьи 75</text:a> настоящего Федерального закона и настоящей статьей.</text:p>
      <text:p text:style-name="s1"><text:bookmark text:name="anchor762"/>2. Участник закупки, в отношении которого комиссией по осуществлению закупок принято решение о предоставлении документации о закупке, вправе в соответствии с настоящим Федеральным законом подать заявку на участие в закупке, которая должна содержать информацию и документы, предусмотренные <text:a xlink:type="simple" xlink:href="#anchor431112">подпунктами "м" - "п" пункта 1</text:a>, <text:a xlink:type="simple" xlink:href="#anchor431002">пунктами 2</text:a> и <text:a xlink:type="simple" xlink:href="#anchor431005">5 части 1 статьи 43</text:a> настоящего Федерального закона.</text:p>
      <text:p text:style-name="s1"><text:bookmark text:name="anchor763"/>3. Участники закупки, подавшие заявки на участие в закупке, вправе во время проведения процедуры подачи предложений о цене контракта либо о сумме цен единиц товара, работы, услуги (в случае, предусмотренном <text:a xlink:type="simple" xlink:href="#anchor2224">частью 24 статьи 22</text:a> настоящего Федерального закона) принять участие в такой процедуре путем подачи ценовых предложений, предусматривающих снижение начальной (максимальной) цены контракта либо начальной суммы цен единиц товара, работы, услуги (в случае, предусмотренном частью 24 статьи 22 настоящего Федерального закона). Такая процедура проводится через два часа с момента окончания срока подачи заявок на участие в закупке в порядке, установленном <text:a xlink:type="simple" xlink:href="#anchor493">частью 3 статьи 49</text:a> настоящего Федерального закона.</text:p>
      <text:p text:style-name="s1"><text:bookmark text:name="anchor764"/>4. Не позднее одного часа с момента завершения процедуры подачи ценовых предложений оператор специализированной электронной площадки:</text:p>
      <text:p text:style-name="s1"><text:bookmark text:name="anchor7641"/>1) присваивает каждой заявке на участие в закупке порядковый номер в порядке возрастания цены контракта, суммы цен единиц товара, работы, услуги (в случае, предусмотренном <text:a xlink:type="simple" xlink:href="#anchor2224">частью 24 статьи 22</text:a> настоящего Федерального закона), предложенных участником закупки, подавшим такую заявку (за исключением случая, предусмотренного пунктом 9 части 3 статьи 49 настоящего Федерального закона, при котором порядковые номера заявкам участников закупки, подавших ценовые предложения после подачи ценового предложения, предусмотренного <text:a xlink:type="simple" xlink:href="#anchor4939">абзацем первым пункта 9 части 3 статьи 49</text:a> настоящего Федерального закона, присваиваются в порядке убывания цены контракта, суммы цен единиц товара, работы, услуги (в случае, предусмотренном частью 24 статьи 22 настоящего Федерального закона). В случае, если несколькими участниками закупки поданы одинаковые ценовые предложения, меньший порядковый номер присваивается заявке на участие в закупке, поданной участником закупки, подавшим ценовое предложение ранее других таких участников закупки. При присвоении порядковых номеров заявкам на участие в закупке, поданным участниками закупки без ценовых предложений, меньший порядковый номер присваивается заявке на участие в закупке, которая поступила ранее других таких заявок на участие в закупке;</text:p>
      <text:p text:style-name="s1"><text:bookmark text:name="anchor7642"/>2) формирует протокол подачи ценовых предложений, содержащий:</text:p>
      <text:p text:style-name="s1"><text:bookmark text:name="anchor76421"/>а) дату, время начала и окончания проведения процедуры подачи ценовых предложений;</text:p>
      <text:p text:style-name="s1"><text:bookmark text:name="anchor76422"/>б) минимальное ценовое предложение либо максимальное ценовое предложение (в случае, предусмотренном <text:a xlink:type="simple" xlink:href="#anchor4939">пунктом 9 части 3 статьи 49</text:a> настоящего Федерального закона), поданное каждым участником закупки, с указанием идентификационного номера заявки такого участника, времени подачи таких предложений, даты и времени подачи заявок на участие в закупке, поданных участниками закупки без ценовых предложений;</text:p>
      <text:p text:style-name="s1"><text:bookmark text:name="anchor76423"/>в) порядковые номера, присвоенные заявкам в соответствии с <text:a xlink:type="simple" xlink:href="#anchor7641">пунктом 1</text:a> настоящей части;</text:p>
      <text:p text:style-name="s1"><text:bookmark text:name="anchor7643"/>3) направляет заказчику протокол, предусмотренный <text:a xlink:type="simple" xlink:href="#anchor7642">пунктом 2</text:a> настоящей части, поданные заявки на участие в закупке, а также предусмотренные <text:a xlink:type="simple" xlink:href="#anchor436002">пунктом 2 части 6 статьи 43</text:a> настоящего Федерального закона информацию и документы участников закупки, подавших такие заявки;</text:p>
      <text:p text:style-name="s1"><text:bookmark text:name="anchor7644"/>4) направляет уведомление каждому участнику закупки, подавшему заявку на участие в закупке, о минимальном ценовом предложении этого участника закупки, а также о минимальном ценовом предложении, поданном при проведении процедуры подачи ценовых предложений, без указания информации об участнике закупки, подавшем такое ценовое предложение.</text:p>
      <text:p text:style-name="s1"><text:bookmark text:name="anchor765"/>5. Не позднее пяти рабочих дней со дня, следующего за датой окончания срока подачи заявок на участие в закупке, но не позднее даты подведения итогов определения поставщика (подрядчика, исполнителя), установленной в документации о закупке:</text:p>
      <text:p text:style-name="s1"><text:bookmark text:name="anchor7651"/>1) члены комиссии по осуществлению закупок:</text:p>
      <text:p text:style-name="s1"><text:bookmark text:name="anchor76511"/>а) рассматривают поступившие заявки на участие в закупке, направленные оператором специализированной электронной площадки информацию и документы, предусмотренные <text:a xlink:type="simple" xlink:href="#anchor7643">пунктом 3 части 4</text:a> настоящей статьи, и принимают решение о признании заявки на участие в закупке соответствующей документации о закупке или об отклонении заявки на участие в закупке в случаях, предусмотренных <text:a xlink:type="simple" xlink:href="#anchor75102">пунктами 2 - 7 части 10 статьи 75</text:a> настоящего Федерального закона, а также в случае непредставления информации и документов, предусмотренных <text:a xlink:type="simple" xlink:href="#anchor762">частью 2</text:a> настоящей статьи, несоответствия таких информации и документов документации о закупке;</text:p>
      <text:p text:style-name="s1"><text:bookmark text:name="anchor76512"/>б) на основании информации, содержащейся в протоколе, предусмотренном <text:a xlink:type="simple" xlink:href="#anchor7642">пунктом 2 части 4</text:a> настоящей статьи, а также на основании результатов рассмотрения поступивших заявок на участие в закупке, информации и документов в соответствии с <text:a xlink:type="simple" xlink:href="#anchor76511">подпунктом "а"</text:a> настоящего пункта присваивают каждой заявке на участие в закупке, признанной соответствующей документации о закупке, порядковый номер в порядке возрастания минимального ценового предложения участника закупки, подавшего такую заявку (за исключением случая, предусмотренного пунктом 9 части 3 статьи 49 настоящего Федерального закона, при котором порядковые номера заявкам участников закупки, подавших ценовые предложения после подачи ценового предложения, предусмотренного <text:a xlink:type="simple" xlink:href="#anchor4939">абзацем первым пункта 9 части 3 статьи 49</text:a> настоящего Федерального закона, присваиваются в порядке убывания размера ценового предложения участника закупки), и с учетом положений нормативных правовых актов, принятых в соответствии со <text:a xlink:type="simple" xlink:href="#anchor14">статьей 14</text:a> настоящего Федерального закона. Заявке на участие в закупке победителя определения поставщика (подрядчика, исполнителя) присваивается первый номер;</text:p>
      <text:p text:style-name="s1"><text:bookmark text:name="anchor7652"/>2) заказчик с использованием специализированной электронной площадки формирует протокол подведения итогов определения поставщика (подрядчика, исполнителя), после подписания такого протокола усиленными <text:a xlink:type="simple" xlink:href="http://ivo.garant.ru/document/redirect/12184522/21">электронными подписями</text:a> членами комиссии по осуществлению закупок подписывает его усиленной электронной подписью лица, имеющего право действовать от имени заказчика, и:</text:p>
      <text:p text:style-name="s1"><text:bookmark text:name="anchor76521"/>а) направляет уведомление, содержащее информацию, предусмотренную <text:a xlink:type="simple" xlink:href="#anchor7662">пунктами 2</text:a> и <text:a xlink:type="simple" xlink:href="#anchor7663">3 части 6</text:a> настоящей статьи, в отношении заявки на участие в закупке участника закупки, каждому участнику закупки, подавшему заявку на участие в закупке;</text:p>
      <text:p text:style-name="s1"><text:bookmark text:name="anchor76522"/>б) размещает протокол подведения итогов определения поставщика (подрядчика, исполнителя) в единой информационной системе без размещения на официальном сайте.</text:p>
      <text:p text:style-name="s1"><text:bookmark text:name="anchor766"/>6. Протокол подведения итогов определения поставщика (подрядчика, исполнителя) должен содержать:</text:p>
      <text:p text:style-name="s1"><text:bookmark text:name="anchor7661"/>1) дату подведения итогов определения поставщика (подрядчика, исполнителя), информацию, указанную в <text:a xlink:type="simple" xlink:href="#anchor431101">подпунктах "а"</text:a> и <text:a xlink:type="simple" xlink:href="#anchor431106">"е" пункта 1 части 1 статьи 43</text:a> настоящего Федерального закона, и номера реестровых записей в едином реестре участников закупок в отношении участников закупок, подавших заявки на участие в закупке, идентификационные номера таких заявок;</text:p>
      <text:p text:style-name="s1"><text:bookmark text:name="anchor7662"/>2) информацию о принятом решении о признании заявки на участие в закупке соответствующей документации о закупке или об отклонении заявки на участие в закупке с обоснованием такого решения и указанием положений настоящего Федерального закона, документации о закупке, которым не соответствует такая заявка, положений заявки на участие в закупке, которые не соответствуют документации о закупке;</text:p>
      <text:p text:style-name="s1"><text:bookmark text:name="anchor7663"/>3) порядковые номера, присвоенные в соответствии с <text:a xlink:type="simple" xlink:href="#anchor76512">подпунктом "б" пункта 1 части 5</text:a> настоящей статьи;</text:p>
      <text:p text:style-name="s1"><text:bookmark text:name="anchor7664"/>4) информацию о заключении контракта по цене, увеличенной в соответствии со <text:a xlink:type="simple" xlink:href="#anchor28">статьями 28</text:a> и <text:a xlink:type="simple" xlink:href="#anchor29">29</text:a> настоящего Федерального закона;</text:p>
      <text:p text:style-name="s1"><text:bookmark text:name="anchor7665"/>5) информацию о решении каждого члена комиссии по осуществлению закупок, принимавшего участие в рассмотрении заявок на участие в закупке, в отношении каждой заявки на участие в закупке;</text:p>
      <text:p text:style-name="s1"><text:bookmark text:name="anchor7666"/>6) информацию о признании определения поставщика (подрядчика, исполнителя) несостоявшимся в случаях, предусмотренных <text:a xlink:type="simple" xlink:href="#anchor771">частью 1 статьи 77</text:a> настоящего Федерального закона.</text:p>
      <text:p text:style-name="s1"><text:bookmark text:name="anchor767"/>7. Участник закупки вправе направить заказчику запрос о даче разъяснений результатов рассмотрения заявки этого участника закупки в порядке, предусмотренном <text:a xlink:type="simple" xlink:href="#anchor75012">частью 12 статьи 75</text:a> настоящего Федерального закона.</text:p>
      <text:p text:style-name="s1"><text:bookmark text:name="anchor768"/>8. Заключение контракта по результатам проведения закрытого электронного аукциона осуществляется в порядке, установленном <text:a xlink:type="simple" xlink:href="#anchor75013">частью 13 статьи 75</text:a> настоящего Федерального закона.</text:p>
      <text:p text:style-name="s1"><text:bookmark text:name="anchor769"/>9. Если закрытый электронный аукцион признан несостоявшимся в случаях, предусмотренных <text:a xlink:type="simple" xlink:href="#anchor771">частью 1 статьи 77</text:a> настоящего Федерального закона, такой аукцион проводится с учетом особенностей, установленных <text:a xlink:type="simple" xlink:href="#anchor773">частями 3</text:a> и <text:a xlink:type="simple" xlink:href="#anchor774">4 статьи 77</text:a> настоящего Федерального закона.</text:p>
      <text:p text:style-name="s1"/>
      <text:p text:style-name="s22header">Информация об изменениях:</text:p>
      <text:p text:style-name="s22"><text:bookmark text:name="anchor77"/>Статья 77 изменена с 1 января 2022 г. - <text:a xlink:type="simple" xlink:href="http://ivo.garant.ru/document/redirect/401423520/50305">Федеральный закон</text:a> от 2 июля 2021 г. N 360-ФЗ</text:p>
      <text:p text:style-name="s22"><text:a xlink:type="simple" xlink:href="http://ivo.garant.ru/document/redirect/77312405/77">См. предыдущую редакцию</text:a></text:p>
      <text:p text:style-name="s15"><text:span text:style-name="s10">Статья 77</text:span>. Признание закрытого конкурентного способа несостоявшимся. Последствия такого признания</text:p>
      <text:p text:style-name="s9header">ГАРАНТ:</text:p>
      <text:p text:style-name="s9">См. <text:span text:style-name="s8">Энциклопедии</text:span> и другие <text:a xlink:type="simple" xlink:href="http://ivo.garant.ru/document/redirect/76904476/77">комментарии</text:a> к статье 77 настоящего Федерального закона</text:p>
      <text:p text:style-name="s1"><text:bookmark text:name="anchor771"/>1. Закрытый конкурентный способ признается несостоявшимся в случаях:</text:p>
      <text:p text:style-name="s1"><text:bookmark text:name="anchor7711"/>1) предусмотренных <text:a xlink:type="simple" xlink:href="#anchor5211">пунктами 1 - 6 части 1 статьи 52</text:a> настоящего Федерального закона. Положения указанных пунктов, касающиеся извещения об осуществлении закупки, применяются к документации о закупке;</text:p>
      <text:p text:style-name="s1"><text:bookmark text:name="anchor7712"/>2) если по окончании предусмотренного настоящим Федеральным законом срока для подачи запросов о предоставлении документации о закупке не подано ни одного такого запроса;</text:p>
      <text:p text:style-name="s1"><text:bookmark text:name="anchor7713"/>3) если комиссия по осуществлению закупок в соответствии с настоящим Федеральным законом приняла решение об отказе в предоставлении документации о закупке всем участникам закупки, направившим запросы о предоставлении документации о закупке.</text:p>
      <text:p text:style-name="s1"><text:bookmark text:name="anchor772"/>2. В случаях, предусмотренных <text:a xlink:type="simple" xlink:href="#anchor5211">пунктами 1</text:a> и <text:a xlink:type="simple" xlink:href="#anchor5212">2 части 1 статьи 52</text:a> настоящего Федерального закона, закрытый конкурс, закрытый электронный конкурс проводятся в порядке, установленном настоящим Федеральным законом, с учетом следующих особенностей:</text:p>
      <text:p text:style-name="s1"><text:bookmark text:name="anchor7721"/>1) оценка, предусмотренная <text:a xlink:type="simple" xlink:href="#anchor731012">подпунктом "б" пункта 1 части 10 статьи 73</text:a>, <text:a xlink:type="simple" xlink:href="#anchor75912">подпунктом "б" пункта 1 части 9 статьи 75</text:a> настоящего Федерального закона, не осуществляется;</text:p>
      <text:p text:style-name="s1"><text:bookmark text:name="anchor7722"/>2) контракт с участником закупки, подавшим заявку на участие в закупке, соответствующую требованиям, установленным в документации о закупке, заключается в соответствии с <text:a xlink:type="simple" xlink:href="#anchor93124">пунктом 24 части 1 статьи 93</text:a> настоящего Федерального закона в порядке, установленном настоящим Федеральным законом.</text:p>
      <text:p text:style-name="s1"><text:bookmark text:name="anchor773"/>3. Если закрытый аукцион, закрытый электронный аукцион признаны несостоявшимися в случаях, предусмотренных <text:a xlink:type="simple" xlink:href="#anchor5211">пунктами 1</text:a> и <text:a xlink:type="simple" xlink:href="#anchor5212">2 части 1 статьи 52</text:a> настоящего Федерального закона, контракт с участником закупки, подавшим заявку на участие в закупке, соответствующую требованиям, установленным в документации о закупке, заключается в соответствии с <text:a xlink:type="simple" xlink:href="#anchor93124">пунктом 24 части 1 статьи 93</text:a> настоящего Федерального закона в порядке, установленном настоящим Федеральным законом.</text:p>
      <text:p text:style-name="s9header">ГАРАНТ:</text:p>
      <text:p text:style-name="s9"><text:bookmark text:name="anchor774"/>О заключении контракта с участником закупки в случаях, предусмотренных частью 4, см. <text:a xlink:type="simple" xlink:href="http://ivo.garant.ru/document/redirect/401423520/84">часть 4 статьи 8</text:a> Федерального закона от 2 июля 2021 г. N 360-ФЗ</text:p>
      <text:p text:style-name="s1">4. Если закрытый конкурентный способ признан несостоявшимся в случаях, предусмотренных <text:a xlink:type="simple" xlink:href="#anchor5213">пунктами 3 - 6 части 1 статьи 52</text:a> настоящего Федерального закона, а также в случаях, предусмотренных <text:a xlink:type="simple" xlink:href="#anchor7712">пунктом 2</text:a> или <text:a xlink:type="simple" xlink:href="#anchor7713">3 части 1</text:a> настоящей статьи, заказчик вправе осуществить новую закупку в соответствии с настоящим Федеральным законом либо осуществить закупку у единственного поставщика (подрядчика, исполнителя) в соответствии с <text:a xlink:type="simple" xlink:href="#anchor93124">пунктом 24 части 1 статьи 93</text:a> настоящего Федерального закона.</text:p>
      <text:p text:style-name="s1"/>
      <text:p text:style-name="s15"><text:bookmark text:name="anchor78"/><text:span text:style-name="s10">Статья 78</text:span>. Утратила силу с 1 января 2022 г. - <text:a xlink:type="simple" xlink:href="http://ivo.garant.ru/document/redirect/401423520/50306">Федеральный закон</text:a> от 2 июля 2021 г. N 360-ФЗ</text:p>
      <text:p text:style-name="s22header">Информация об изменениях:</text:p>
      <text:p text:style-name="s22"><text:a xlink:type="simple" xlink:href="http://ivo.garant.ru/document/redirect/77312405/78">См. предыдущую редакцию</text:a></text:p>
      <text:p text:style-name="s22"/>
      <text:p text:style-name="s15"><text:bookmark text:name="anchor79"/><text:span text:style-name="s10">Статья 79</text:span>. Утратила силу с 1 января 2022 г. - <text:a xlink:type="simple" xlink:href="http://ivo.garant.ru/document/redirect/401423520/50306">Федеральный закон</text:a> от 2 июля 2021 г. N 360-ФЗ</text:p>
      <text:p text:style-name="s22header">Информация об изменениях:</text:p>
      <text:p text:style-name="s22"><text:a xlink:type="simple" xlink:href="http://ivo.garant.ru/document/redirect/77312405/79">См. предыдущую редакцию</text:a></text:p>
      <text:p text:style-name="s22"/>
      <text:p text:style-name="s1"><text:bookmark text:name="anchor80"/><text:span text:style-name="s10">Статья 80.</text:span> Утратила силу с 1 апреля 2020 г. - <text:a xlink:type="simple" xlink:href="http://ivo.garant.ru/document/redirect/73828134/113">Федеральный закон</text:a> от 1 апреля 2020 г. N 98-ФЗ</text:p>
      <text:p text:style-name="s22header">Информация об изменениях:</text:p>
      <text:p text:style-name="s22"><text:a xlink:type="simple" xlink:href="http://ivo.garant.ru/document/redirect/77676501/80">См. предыдущую редакцию</text:a></text:p>
      <text:p text:style-name="s22"/>
      <text:p text:style-name="s1"><text:bookmark text:name="anchor81"/><text:span text:style-name="s10">Статья 81.</text:span> Утратила силу с 1 апреля 2020 г. - <text:a xlink:type="simple" xlink:href="http://ivo.garant.ru/document/redirect/73828134/113">Федеральный закон</text:a> от 1 апреля 2020 г. N 98-ФЗ</text:p>
      <text:p text:style-name="s22header">Информация об изменениях:</text:p>
      <text:p text:style-name="s22"><text:a xlink:type="simple" xlink:href="http://ivo.garant.ru/document/redirect/77676501/81">См. предыдущую редакцию</text:a></text:p>
      <text:p text:style-name="s22"/>
      <text:p text:style-name="s1"><text:bookmark text:name="anchor82"/><text:span text:style-name="s10">Статья 82</text:span>. Утратила силу с 1 апреля 2020 г. - <text:a xlink:type="simple" xlink:href="http://ivo.garant.ru/document/redirect/73828134/113">Федеральный закон</text:a> от 1 апреля 2020 г. N 98-ФЗ</text:p>
      <text:p text:style-name="s22header">Информация об изменениях:</text:p>
      <text:p text:style-name="s22"><text:a xlink:type="simple" xlink:href="http://ivo.garant.ru/document/redirect/77676501/82">См. предыдущую редакцию</text:a></text:p>
      <text:p text:style-name="s22"/>
      <text:h text:outline-level="1" text:style-name="s3"><text:bookmark text:name="anchor3310"/>§ 3.1. Определение поставщика (подрядчика, исполнителя) путем проведения запроса котировок в электронной форме</text:h>
      <text:p text:style-name="s1"/>
      <text:p text:style-name="s1">Утратил силу с 1 января 2022 г. - <text:a xlink:type="simple" xlink:href="http://ivo.garant.ru/document/redirect/401423520/50307">Федеральный закон</text:a> от 2 июля 2021 г. N 360-ФЗ</text:p>
      <text:p text:style-name="s22header">Информация об изменениях:</text:p>
      <text:p text:style-name="s22"><text:a xlink:type="simple" xlink:href="http://ivo.garant.ru/document/redirect/77312405/3310">См. предыдущую редакцию</text:a></text:p>
      <text:p text:style-name="s22"/>
      <text:h text:outline-level="1" text:style-name="s3"><text:bookmark text:name="anchor340"/>§ 4. Определение поставщика (подрядчика, исполнителя) путем проведения запроса предложений</text:h>
      <text:p text:style-name="s1"/>
      <text:p text:style-name="s1">Утратил силу с 1 января 2022 г. - <text:a xlink:type="simple" xlink:href="http://ivo.garant.ru/document/redirect/401423520/50307">Федеральный закон</text:a> от 2 июля 2021 г. N 360-ФЗ</text:p>
      <text:p text:style-name="s22header">Информация об изменениях:</text:p>
      <text:p text:style-name="s22"><text:a xlink:type="simple" xlink:href="http://ivo.garant.ru/document/redirect/77312405/340">См. предыдущую редакцию</text:a></text:p>
      <text:p text:style-name="s22"/>
      <text:h text:outline-level="1" text:style-name="s3"><text:bookmark text:name="anchor34100"/>§ 4.1. Заключение контракта по результатам электронной процедуры</text:h>
      <text:p text:style-name="s1"/>
      <text:p text:style-name="s1">Утратил силу с 1 января 2022 г. - <text:a xlink:type="simple" xlink:href="http://ivo.garant.ru/document/redirect/401423520/50307">Федеральный закон</text:a> от 2 июля 2021 г. N 360-ФЗ</text:p>
      <text:p text:style-name="s22header">Информация об изменениях:</text:p>
      <text:p text:style-name="s22"><text:a xlink:type="simple" xlink:href="http://ivo.garant.ru/document/redirect/77312405/34100">См. предыдущую редакцию</text:a></text:p>
      <text:p text:style-name="s22"/>
      <text:h text:outline-level="1" text:style-name="s3"><text:bookmark text:name="anchor350"/>§ 5. Закрытые способы определения поставщиков (подрядчиков, исполнителей)</text:h>
      <text:p text:style-name="s1"/>
      <text:p text:style-name="s1">Утратил силу с 1 января 2022 г. - <text:a xlink:type="simple" xlink:href="http://ivo.garant.ru/document/redirect/401423520/50307">Федеральный закон</text:a> от 2 июля 2021 г. N 360-ФЗ</text:p>
      <text:p text:style-name="s22header">Информация об изменениях:</text:p>
      <text:p text:style-name="s22"><text:a xlink:type="simple" xlink:href="http://ivo.garant.ru/document/redirect/77312405/350">См. предыдущую редакцию</text:a></text:p>
      <text:h text:outline-level="1" text:style-name="s3"><text:bookmark text:name="anchor360"/>§ 6. Осуществление закупки у единственного поставщика (подрядчика, исполнителя)</text:h>
      <text:p text:style-name="s1"/>
      <text:p text:style-name="s15"><text:bookmark text:name="anchor93"/><text:span text:style-name="s10">Статья 93</text:span>. Осуществление закупки у единственного поставщика (подрядчика, исполнителя)</text:p>
      <text:p text:style-name="s9header">ГАРАНТ:</text:p>
      <text:p text:style-name="s9">См. <text:span text:style-name="s8">Энциклопедии</text:span>, <text:a xlink:type="simple" xlink:href="http://ivo.garant.ru/document/redirect/77532034/0">позиции высших судов</text:a> и другие комментарии к статье 93 настоящего Федерального закона</text:p>
      <text:p text:style-name="s1"><text:bookmark text:name="anchor931"/>1. Закупка у единственного поставщика (подрядчика, исполнителя) может осуществляться заказчиком в следующих случаях:</text:p>
      <text:p text:style-name="s22header">Информация об изменениях:</text:p>
      <text:p text:style-name="s22"><text:bookmark text:name="anchor9311"/><text:a xlink:type="simple" xlink:href="http://ivo.garant.ru/document/redirect/70669660/2021">Федеральным законом</text:a> от 4 июня 2014 г. N 140-ФЗ в пункт 1 части 1 статьи 93 внесены изменения</text:p>
      <text:p text:style-name="s22"><text:a xlink:type="simple" xlink:href="http://ivo.garant.ru/document/redirect/57745842/9311">См. текст пункта в предыдущей редакции</text:a></text:p>
      <text:p text:style-name="s1">1) осуществление закупки товара, работы или услуги, которые относятся к сфере деятельности субъектов естественных монополий в соответствии с <text:a xlink:type="simple" xlink:href="http://ivo.garant.ru/document/redirect/10104442/0">Федеральным законом</text:a> от 17 августа 1995 года N 147-ФЗ "О естественных монополиях", а также услуг центрального депозитария;</text:p>
      <text:p text:style-name="s22header">Информация об изменениях:</text:p>
      <text:p text:style-name="s22"><text:bookmark text:name="anchor9312"/>Пункт 2 изменен с 1 июля 2024 г. - <text:a xlink:type="simple" xlink:href="http://ivo.garant.ru/document/redirect/405604009/121">Федеральный закон</text:a> от 4 ноября 2022 г. N 420-ФЗ</text:p>
      <text:p text:style-name="s22"><text:a xlink:type="simple" xlink:href="http://ivo.garant.ru/document/redirect/76811094/9312">См. предыдущую редакцию</text:a></text:p>
      <text:p text:style-name="s1">2) осуществление закупки товаров, работ, услуг у единственного поставщика (подрядчика, исполнителя), определенного указом или распоряжением Президента Российской Федерации, либо в случаях, установленных поручениями Президента Российской Федерации, у поставщика (подрядчика, исполнителя), определенного постановлением или <text:span text:style-name="s8">распоряжением</text:span> Правительства Российской Федерации. В таких правовых актах указываются предмет контракта, предельный срок, на который заключается контракт, обязанность единственного поставщика (подрядчика, исполнителя) исполнить свои обязательства по контракту лично или возможность привлечь к исполнению контракта субподрядчиков, соисполнителей и требование к объему исполнения единственным поставщиком (подрядчиком, исполнителем) своих обязательств по контракту лично, а также могут быть определены обязанность заказчика установить требование обеспечения исполнения контракта, условие о заключении контракта без использования единой информационной системы. При осуществлении закупки для обеспечения деятельности Президента Российской Федерации в таких указе или распоряжении Президента Российской Федерации может быть установлено условие о неразмещении на официальном сайте предусмотренной настоящим Федеральным законом информации, формируемой и размещаемой при осуществлении этой закупки. <text:a xlink:type="simple" xlink:href="http://ivo.garant.ru/document/redirect/74634160/1000">Порядок</text:a> подготовки проектов таких правовых актов и поручений и перечень документов, прилагаемых при подготовке указанных проектов, включая обоснование цены контракта, предусмотренное <text:a xlink:type="simple" xlink:href="#anchor22">статьей 22</text:a> настоящего Федерального закона, определяются нормативным правовым актом Президента Российской Федерации. Положения настоящего пункта не распространяются на случаи закупок товаров, работ, услуг, осуществляемых для муниципальных нужд;</text:p>
      <text:p text:style-name="s1"><text:bookmark text:name="anchor9313"/>3) выполнение работы по мобилизационной подготовке в Российской Федерации;</text:p>
      <text:p text:style-name="s22header">Информация об изменениях:</text:p>
      <text:p text:style-name="s22"><text:bookmark text:name="anchor9314"/>Пункт 4 изменен с 9 мая 2023 г. - <text:a xlink:type="simple" xlink:href="http://ivo.garant.ru/document/redirect/406812035/1412">Федеральный закон</text:a> от 28 апреля 2023 г. N 154-ФЗ</text:p>
      <text:p text:style-name="s22"><text:a xlink:type="simple" xlink:href="http://ivo.garant.ru/document/redirect/76819422/9314">См. предыдущую редакцию</text:a></text:p>
      <text:p text:style-name="s1">4) осуществление закупки товара, работы или услуги на сумму, не превышающую шестисот тысяч рублей, либо закупки товара на сумму, предусмотренную <text:a xlink:type="simple" xlink:href="#anchor93012">частью 12</text:a> настоящей статьи, если такая закупка осуществляется в электронной форме. При этом годовой объем закупок, которые заказчик вправе осуществить на основании настоящего пункта, не должен превышать два миллиона рублей или не должен превышать десять процентов <text:a xlink:type="simple" xlink:href="#anchor3166">совокупного годового объема</text:a> закупок заказчика и не должен составлять более чем пятьдесят миллионов рублей. Указанные ограничения годового объема закупок, которые заказчик вправе осуществить на основании настоящего пункта, не применяются в отношении закупок, осуществляемых заказчиками для обеспечения муниципальных нужд сельских поселений. На заказчиков, осуществляющих деятельность на территории иностранного государства, при осуществлении закупок в соответствии с настоящим пунктом не распространяются ограничения в части установления цены контракта, не превышающей шестисот тысяч рублей. В отношении федерального органа исполнительной власти, осуществляющего закупки для обеспечения федеральных нужд государственных органов, образованных для обеспечения деятельности Президента Российской Федерации, Правительства Российской Федерации, расчет указанных ограничений годового объема закупок, которые заказчик вправе осуществить на основании настоящего пункта, производится раздельно для такого федерального органа исполнительной власти и каждого такого государственного органа. Осуществленные в соответствии с <text:a xlink:type="simple" xlink:href="#anchor93012">частью 12</text:a> настоящей статьи в электронной форме закупки товара не учитываются в составе годового объема закупок, которые заказчик вправе осуществить на основании настоящего пункта;</text:p>
      <text:p text:style-name="s22header">Информация об изменениях:</text:p>
      <text:p text:style-name="s22"><text:bookmark text:name="anchor9315"/>Пункт 5 изменен с 9 мая 2023 г. - <text:a xlink:type="simple" xlink:href="http://ivo.garant.ru/document/redirect/406812035/1413">Федеральный закон</text:a> от 28 апреля 2023 г. N 154-ФЗ</text:p>
      <text:p text:style-name="s22"><text:a xlink:type="simple" xlink:href="http://ivo.garant.ru/document/redirect/76819422/9315">См. предыдущую редакцию</text:a></text:p>
      <text:p text:style-name="s1">5) осуществление закупки товара, работы или услуги государственным или муниципальным учреждением культуры, уставными целями деятельности которого являются сохранение, использование и популяризация объектов культурного наследия, а также иным государственным или муниципальным учреждением (зоопарк, планетарий, парк культуры и отдыха, заповедник, ботанический сад, национальный парк, природный парк, ландшафтный парк, театр, учреждение, осуществляющее концертную деятельность, телерадиовещательное учреждение, цирк, музей, дом культуры, дворец культуры, дом (центр) народного творчества, дом (центр) ремесел, клуб, библиотека, архив), государственной или муниципальной образовательной организацией, государственной или муниципальной научной организацией, организацией для детей-сирот и детей, оставшихся без попечения родителей, в которую помещаются дети-сироты и дети, оставшиеся без попечения родителей, под надзор, физкультурно-спортивной организацией на сумму, не превышающую шестисот тысяч рублей, либо закупки товара на сумму, предусмотренную <text:a xlink:type="simple" xlink:href="#anchor93012">частью 12</text:a> настоящей статьи, если такая закупка осуществляется в электронной форме. При этом годовой объем закупок, которые заказчик вправе осуществить на основании настоящего пункта, не должен превышать пять миллионов рублей или не должен превышать пятьдесят процентов <text:a xlink:type="simple" xlink:href="#anchor3166">совокупного годового объема закупок</text:a> заказчика и не должен составлять более чем тридцать миллионов рублей. Осуществленные в соответствии с <text:a xlink:type="simple" xlink:href="#anchor93012">частью 12</text:a> настоящей статьи в электронной форме закупки товара не учитываются в составе годового объема закупок, которые заказчик вправе осуществить на основании настоящего пункта;</text:p>
      <text:p text:style-name="s1"><text:bookmark text:name="anchor931501"/>5.1) утратил силу с 19 августа 2024 г. - <text:a xlink:type="simple" xlink:href="http://ivo.garant.ru/document/redirect/409494237/2161">Федеральный закон</text:a> от 8 августа 2024 г. N 318-ФЗ</text:p>
      <text:p text:style-name="s22header">Информация об изменениях:</text:p>
      <text:p text:style-name="s22"><text:a xlink:type="simple" xlink:href="http://ivo.garant.ru/document/redirect/76839266/931501">См. предыдущую редакцию</text:a></text:p>
      <text:p text:style-name="s1"><text:bookmark text:name="anchor931502"/>5.2) утратил силу с 19 августа 2024 г. - <text:a xlink:type="simple" xlink:href="http://ivo.garant.ru/document/redirect/409494237/2161">Федеральный закон</text:a> от 8 августа 2024 г. N 318-ФЗ</text:p>
      <text:p text:style-name="s22header">Информация об изменениях:</text:p>
      <text:p text:style-name="s22"><text:a xlink:type="simple" xlink:href="http://ivo.garant.ru/document/redirect/76839266/931502">См. предыдущую редакцию</text:a></text:p>
      <text:p text:style-name="s22header">Информация об изменениях:</text:p>
      <text:p text:style-name="s22"><text:bookmark text:name="anchor9316"/>Пункт 6 изменен с 1 января 2025 г. - <text:a xlink:type="simple" xlink:href="http://ivo.garant.ru/document/redirect/408920597/2">Федеральный закон</text:a> от 22 апреля 2024 г. N 89-ФЗ</text:p>
      <text:p text:style-name="s22"><text:a xlink:type="simple" xlink:href="http://ivo.garant.ru/document/redirect/76831012/9316">См. предыдущую редакцию</text:a></text:p>
      <text:p text:style-name="s1">6) закупка работы или услуги, выполнение или оказание которых может осуществляться только органом исполнительной власти в соответствии с его полномочиями, либо Государственной корпорацией по космической деятельности "Роскосмос", либо государственным учреждением, государственным унитарным предприятием, либо акционерным обществом, сто процентов акций которого принадлежит Российской Федерации, соответствующие полномочия которых устанавливаются федеральными законами, нормативными правовыми актами Президента Российской Федерации, нормативными правовыми актами Правительства Российской Федерации;</text:p>
      <text:p text:style-name="s22header">Информация об изменениях:</text:p>
      <text:p text:style-name="s22"><text:bookmark text:name="anchor930161"/>Пункт 6.1 изменен с 19 августа 2024 г. - <text:a xlink:type="simple" xlink:href="http://ivo.garant.ru/document/redirect/409493579/9181">Федеральный закон</text:a> от 8 августа 2024 г. N 232-ФЗ</text:p>
      <text:p text:style-name="s22"><text:a xlink:type="simple" xlink:href="http://ivo.garant.ru/document/redirect/76839266/930161">См. предыдущую редакцию</text:a></text:p>
      <text:p text:style-name="s1">6.1) осуществление исполнительными органами субъекта Российской Федерации, государственными учреждениями субъекта Российской Федерации (муниципальными учреждениями муниципальных образований, входящих в состав субъекта Российской Федерации) закупки лекарственных средств, специализированных продуктов лечебного питания, медицинских изделий, расходных материалов, средств для дезинфекции, а также услуг по хранению и доставке соответствующих товаров, работ по ремонту и техническому обслуживанию медицинских изделий у государственного унитарного предприятия соответствующего субъекта Российской Федерации либо у акционерного общества, сто процентов акций которого принадлежит соответствующему субъекту Российской Федерации;</text:p>
      <text:p text:style-name="s1"><text:bookmark text:name="anchor9317"/>7) заключение контракта на поставку российских вооружения и военной техники, которые не имеют российских аналогов и производство которых осуществляется единственным производителем, с поставщиком таких вооружения и военной техники, включенным в реестр единственных поставщиков таких вооружения и военной техники. <text:a xlink:type="simple" xlink:href="http://ivo.garant.ru/document/redirect/70455028/1000">Порядок</text:a> ведения реестра единственных поставщиков таких вооружения и военной техники, порядок формирования их цены устанавливаются Правительством Российской Федерации. Государственный контракт на поставку таких вооружения и военной техники заключается по цене, определяемой в соответствии с указанным порядком ее формирования;</text:p>
      <text:p text:style-name="s22header">Информация об изменениях:</text:p>
      <text:p text:style-name="s22"><text:bookmark text:name="anchor9318"/>Пункт 8 изменен с 1 января 2023 г. - <text:a xlink:type="simple" xlink:href="http://ivo.garant.ru/document/redirect/405604009/123">Федеральный закон</text:a> от 4 ноября 2022 г. N 420-ФЗ</text:p>
      <text:p text:style-name="s22"><text:a xlink:type="simple" xlink:href="http://ivo.garant.ru/document/redirect/76817050/9318">См. предыдущую редакцию</text:a></text:p>
      <text:p text:style-name="s1">8) оказание услуг по водоснабжению, водоотведению, теплоснабжению, обращению с твердыми коммунальными отходами, отходами I и II классов опасности, газоснабжению (за исключением услуг по реализации сжиженного газа), по подключению (присоединению) к сетям инженерно-технического обеспечения, по хранению и ввозу (вывозу) наркотических средств и психотропных веществ;</text:p>
      <text:p text:style-name="s22header">Информация об изменениях:</text:p>
      <text:p text:style-name="s22"><text:bookmark text:name="anchor9319"/>Пункт 9 изменен с 1 января 2022 г. - <text:a xlink:type="simple" xlink:href="http://ivo.garant.ru/document/redirect/401423520/9606259">Федеральный закон</text:a> от 2 июля 2021 г. N 360-ФЗ</text:p>
      <text:p text:style-name="s22"><text:a xlink:type="simple" xlink:href="http://ivo.garant.ru/document/redirect/77312405/9319">См. предыдущую редакцию</text:a></text:p>
      <text:p text:style-name="s1">9) осуществления закупок товаров, работ, услуг при необходимости оказания медицинской помощи в неотложной или экстренной форме либо вследствие аварии, обстоятельств непреодолимой силы, для предупреждения (при введении режима повышенной готовности функционирования органов управления и сил единой государственной системы предупреждения и ликвидации чрезвычайных ситуаций) и (или) ликвидации чрезвычайной ситуации, для оказания гуманитарной помощи. При этом заказчик вправе осуществить закупку товара, работы, услуги в количестве, объеме, которые необходимы для оказания такой медицинской помощи либо вследствие таких аварии, обстоятельств непреодолимой силы, для предупреждения и (или) ликвидации чрезвычайной ситуации, для оказания гуманитарной помощи, если применение конкурентных способов, требующих затрат времени, нецелесообразно;</text:p>
      <text:p text:style-name="s22header">Информация об изменениях:</text:p>
      <text:p text:style-name="s22"><text:bookmark text:name="anchor93110"/>Пункт 10 изменен с 31 июля 2019 г.- <text:a xlink:type="simple" xlink:href="http://ivo.garant.ru/document/redirect/72235220/2613">Федеральный закон</text:a> от 1 мая 2019 г. N 70-ФЗ</text:p>
      <text:p text:style-name="s22"><text:a xlink:type="simple" xlink:href="http://ivo.garant.ru/document/redirect/77676499/93110">См. предыдущую редакцию</text:a></text:p>
      <text:p text:style-name="s1">10) поставка культурных ценностей (в том числе музейных предметов и музейных коллекций, редких и ценных изданий, рукописей, архивных документов (включая их копии), имеющих историческое, художественное или иное культурное значение), предназначенных для пополнения Музейного фонда Российской Федерации, Архивного фонда Российской Федерации, национального библиотечного фонда, кино-, фотофонда и аналогичных фондов;</text:p>
      <text:p text:style-name="s22header">Информация об изменениях:</text:p>
      <text:p text:style-name="s22"><text:bookmark text:name="anchor93111"/>Пункт 11 изменен с 30 декабря 2020 г. - <text:a xlink:type="simple" xlink:href="http://ivo.garant.ru/document/redirect/400158592/17">Федеральный закон</text:a> от 30 декабря 2020 г. N 539-ФЗ</text:p>
      <text:p text:style-name="s22"><text:a xlink:type="simple" xlink:href="http://ivo.garant.ru/document/redirect/77700190/93111">См. предыдущую редакцию</text:a></text:p>
      <text:p text:style-name="s1">11) производство товара, выполнение работы, оказание услуги осуществляются учреждением и (или) предприятием уголовно-исполнительной системы, в том числе для нужд исключительно организаций, предприятий, учреждений и органов уголовно-исполнительной системы, в соответствии с <text:a xlink:type="simple" xlink:href="http://ivo.garant.ru/document/redirect/70556906/1000">перечнем</text:a> товаров, работ, услуг, утвержденным Правительством Российской Федерации;</text:p>
      <text:p text:style-name="s1"><text:bookmark text:name="anchor93112"/>12) заключение учреждением, исполняющим наказания, контракта на поставку товара для государственных нужд при приобретении указанным учреждением сырья, материалов, комплектующих изделий для производства товара, выполнения работы, оказания услуги в целях трудоустройства осужденных на основании договоров, заключенных с юридическими лицами, при условии, что приобретение указанным учреждением таких сырья, материалов, комплектующих изделий осуществляется за счет средств, предусмотренных этими договорами;</text:p>
      <text:p text:style-name="s22header">Информация об изменениях:</text:p>
      <text:p text:style-name="s22"><text:bookmark text:name="anchor93113"/>Пункт 13 изменен с 31 июля 2019 г.- <text:a xlink:type="simple" xlink:href="http://ivo.garant.ru/document/redirect/72235220/2614">Федеральный закон</text:a> от 1 мая 2019 г. N 70-ФЗ</text:p>
      <text:p text:style-name="s22"><text:a xlink:type="simple" xlink:href="http://ivo.garant.ru/document/redirect/77676499/93113">См. предыдущую редакцию</text:a></text:p>
      <text:p text:style-name="s1">13) закупка произведений литературы и искусства определенных авторов (за исключением случаев приобретения фильмов в целях проката), прав на произведения литературы и искусства определенных авторов, исполнений конкретных исполнителей, прав на исполнения конкретных исполнителей, фонограмм конкретных изготовителей для нужд заказчиков, прав на фонограммы конкретных изготовителей для нужд заказчиков в случае, если единственному лицу принадлежат исключительные права или исключительные лицензии на такие произведения, исполнения, фонограммы;</text:p>
      <text:p text:style-name="s22header">Информация об изменениях:</text:p>
      <text:p text:style-name="s22"><text:bookmark text:name="anchor93114"/>Пункт 14 изменен с 30 апреля 2021 г. - <text:a xlink:type="simple" xlink:href="http://ivo.garant.ru/document/redirect/400720775/171">Федеральный закон</text:a> от 30 апреля 2021 г. N 117-ФЗ</text:p>
      <text:p text:style-name="s22"><text:a xlink:type="simple" xlink:href="http://ivo.garant.ru/document/redirect/77308158/93114">См. предыдущую редакцию</text:a></text:p>
      <text:p text:style-name="s1">14) закупка печатных изданий или электронных изданий (в том числе используемых в них программно-технических средств и средств защиты информации) определенных авторов у издателей таких изданий в случае, если указанным издателям принадлежат исключительные права или исключительные лицензии на использование таких изданий, а также оказание услуг по предоставлению доступа к таким электронным изданиям для обеспечения деятельности государственных и муниципальных образовательных организаций, государственных и муниципальных библиотек, государственных научных организаций;</text:p>
      <text:p text:style-name="s1"><text:bookmark text:name="anchor93115"/>15) заключение контракта на посещение зоопарка, театра, кинотеатра, концерта, цирка, музея, выставки или спортивного мероприятия;</text:p>
      <text:p text:style-name="s1"><text:bookmark text:name="anchor93116"/>16) заключение контракта на оказание услуг по участию в мероприятии, проводимом для нужд нескольких заказчиков, с поставщиком (подрядчиком, исполнителем), который определен заказчиком, являющимся организатором такого мероприятия, в порядке, установленном настоящим Федеральным законом;</text:p>
      <text:p text:style-name="s22header">Информация об изменениях:</text:p>
      <text:p text:style-name="s22"><text:bookmark text:name="anchor93117"/>Пункт 17 изменен с 30 апреля 2021 г. - <text:a xlink:type="simple" xlink:href="http://ivo.garant.ru/document/redirect/400720775/172">Федеральный закон</text:a> от 30 апреля 2021 г. N 117-ФЗ</text:p>
      <text:p text:style-name="s22"><text:a xlink:type="simple" xlink:href="http://ivo.garant.ru/document/redirect/77308158/93117">См. предыдущую редакцию</text:a></text:p>
      <text:p text:style-name="s1">17) заключение контракта театром, учреждением, осуществляющим концертную или театральную деятельность, в том числе концертным коллективом (танцевальным коллективом, хоровым коллективом, оркестром, ансамблем), телерадиовещательным учреждением, цирком, музеем, домом культуры, дворцом культуры, домом (центром) народного творчества, домом (центром) ремесел, клубом, образовательной организацией, зоопарком, планетарием, парком культуры и отдыха, заповедником, ботаническим садом, национальным парком, природным парком или ландшафтным парком с конкретным физическим лицом на создание произведения литературы или искусства, либо с конкретным физическим лицом или конкретным юридическим лицом, осуществляющими концертную или театральную деятельность, в том числе концертным коллективом (танцевальным коллективом, хоровым коллективом, оркестром, ансамблем), на исполнение, либо с физическим лицом или юридическим лицом на изготовление и поставки декораций (в том числе для обеспечения сценических, аудиовизуальных эффектов), сценической мебели, сценических костюмов (в том числе головных уборов и обуви) и необходимых для создания декораций (в том числе для обеспечения сценических, аудиовизуальных эффектов) и костюмов материалов, а также театрального (концертного) реквизита, музыкальных инструментов, бутафории, грима, постижерских изделий, театральных кукол, необходимых для создания и (или) исполнения произведений указанными организациями;</text:p>
      <text:p text:style-name="s1"><text:bookmark text:name="anchor93118"/>18) заключение контракта на оказание услуг по реализации входных билетов и абонементов на посещение театрально-зрелищных, культурно-просветительных и зрелищно-развлекательных мероприятий, экскурсионных билетов и экскурсионных путевок - бланков строгой отчетности;</text:p>
      <text:p text:style-name="s1"><text:bookmark text:name="anchor93119"/>19) заключение контракта на оказание услуг по осуществлению авторского контроля за разработкой проектной документации объекта капитального строительства, проведению авторского надзора за строительством, реконструкцией, капитальным ремонтом объекта капитального строительства соответствующими авторами, на проведение технического и авторского надзора за выполнением работ по сохранению объекта культурного наследия (памятников истории и культуры) народов Российской Федерации авторами проектов;</text:p>
      <text:p text:style-name="s22header">Информация об изменениях:</text:p>
      <text:p text:style-name="s22"><text:bookmark text:name="anchor93120"/><text:a xlink:type="simple" xlink:href="http://ivo.garant.ru/document/redirect/70669660/2025">Федеральным законом</text:a> от 4 июня 2014 г. N 140-ФЗ в пункт 20 части 1 статьи 93 внесены изменения</text:p>
      <text:p text:style-name="s22"><text:a xlink:type="simple" xlink:href="http://ivo.garant.ru/document/redirect/57745842/93120">См. текст пункта в предыдущей редакции</text:a></text:p>
      <text:p text:style-name="s1">20) заключение контрактов на оказание услуг, связанных с обеспечением визитов глав иностранных государств, глав правительств иностранных государств, руководителей международных организаций, парламентских делегаций, правительственных делегаций, делегаций иностранных государств (гостиничное, транспортное обслуживание, эксплуатация компьютерного оборудования, оргтехники, звукотехнического оборудования (в том числе для обеспечения синхронного перевода), обеспечение питания);</text:p>
      <text:p text:style-name="s22header">Информация об изменениях:</text:p>
      <text:p text:style-name="s22"><text:bookmark text:name="anchor93121"/><text:a xlink:type="simple" xlink:href="http://ivo.garant.ru/document/redirect/70669660/2026">Федеральным законом</text:a> от 4 июня 2014 г. N 140-ФЗ в пункт 21 части 1 статьи 93 внесены изменения</text:p>
      <text:p text:style-name="s22"><text:a xlink:type="simple" xlink:href="http://ivo.garant.ru/document/redirect/57745842/93121">См. текст пункта в предыдущей редакции</text:a></text:p>
      <text:p text:style-name="s1">21) заключение контрактов на поставки товара, выполнение работ, оказание услуг для обеспечения деятельности объектов государственной охраны, в том числе обеспечения выездных мероприятий, проводимых Президентом Российской Федерации, палатами Федерального Собрания Российской Федерации, Правительством Российской Федерации (бытовое, гостиничное, транспортное обслуживание, эксплуатация компьютерного оборудования, оргтехники, звукотехнического оборудования (в том числе для обеспечения синхронного перевода), обеспечение санитарно-эпидемиологического благополучия, предоставление питания (включая безопасное питание);</text:p>
      <text:p text:style-name="s1"><text:bookmark text:name="anchor93122"/>22) заключение контракта управления многоквартирным домом на основании решения общего собрания собственников помещений в многоквартирном доме или открытого конкурса, проводимого органом местного самоуправления в соответствии с <text:a xlink:type="simple" xlink:href="http://ivo.garant.ru/document/redirect/12138291/161183">жилищным законодательством</text:a>, управляющей компанией, если помещения в многоквартирном доме находятся в частной, государственной или муниципальной собственности;</text:p>
      <text:p text:style-name="s22header">Информация об изменениях:</text:p>
      <text:p text:style-name="s22"><text:bookmark text:name="anchor93123"/>Пункт 23 изменен с 1 января 2022 г. - <text:a xlink:type="simple" xlink:href="http://ivo.garant.ru/document/redirect/401423520/9606260">Федеральный закон</text:a> от 2 июля 2021 г. N 360-ФЗ</text:p>
      <text:p text:style-name="s22"><text:a xlink:type="simple" xlink:href="http://ivo.garant.ru/document/redirect/77312405/93123">См. предыдущую редакцию</text:a></text:p>
      <text:p text:style-name="s1">23) заключение контракта на выполнение работ, оказание услуг по техническому обслуживанию, эксплуатационному контролю зданий, сооружений, сохранению объектов культурного наследия (памятников истории и культуры) народов Российской Федерации, содержанию и ремонту общего имущества в здании, одного или нескольких нежилых помещений, принадлежащих заказчику на праве собственности, или закрепленных за ним на праве хозяйственного ведения либо на праве оперативного управления, или переданных заказчику на ином законном основании в соответствии с законодательством Российской Федерации, на оказание услуг по холодному и (или) горячему водоснабжению, водоотведению, электроснабжению, теплоснабжению, газоснабжению, услуг по охране, услуг по обращению с твердыми коммунальными отходами в случае, если данные работы, услуги оказываются другому лицу или другим лицам, пользующимся нежилыми помещениями, находящимися в здании, в котором расположены помещения, принадлежащие заказчику на праве собственности, или закрепленные за ним на праве хозяйственного ведения либо на праве оперативного управления, или переданные заказчику на ином законном основании в соответствии с законодательством Российской Федерации. При отсутствии возможности заключения контракта непосредственно с подрядчиком, исполнителем указанных в настоящем пункте работ, услуг заказчик вправе заключить контракт, предусматривающий оплату стоимости указанных в настоящем пункте работ, услуг пропорционально размеру площади помещений, принадлежащих ему на праве собственности, или закрепленных за ним на праве хозяйственного ведения либо на праве оперативного управления, или переданных ему на ином законном основании в соответствии с законодательством Российской Федерации, в общей площади здания, с лицом, заключившим в соответствии с законодательством Российской Федерации договор (контракт) на выполнение работ, оказание услуг, указанных в настоящем пункте;</text:p>
      <text:p text:style-name="s22header">Информация об изменениях:</text:p>
      <text:p text:style-name="s22"><text:bookmark text:name="anchor93124"/>Пункт 24 изменен с 1 января 2022 г. - <text:a xlink:type="simple" xlink:href="http://ivo.garant.ru/document/redirect/401423520/9606261">Федеральный закон</text:a> от 2 июля 2021 г. N 360-ФЗ</text:p>
      <text:p text:style-name="s22"><text:a xlink:type="simple" xlink:href="http://ivo.garant.ru/document/redirect/77312405/93124">См. предыдущую редакцию</text:a></text:p>
      <text:p text:style-name="s1">24) заключение контракта в соответствии с <text:a xlink:type="simple" xlink:href="#anchor7722">пунктом 2 части 2</text:a>, <text:a xlink:type="simple" xlink:href="#anchor773">частями 3</text:a> и <text:a xlink:type="simple" xlink:href="#anchor774">4 статьи 77</text:a> настоящего Федерального закона в случае признания определения поставщика (подрядчика, исполнителя) несостоявшимся в соответствии с настоящим Федеральным законом. При этом контракт заключается в соответствии с требованиями <text:a xlink:type="simple" xlink:href="#anchor935">части 5</text:a> настоящей статьи;</text:p>
      <text:p text:style-name="s22header">Информация об изменениях:</text:p>
      <text:p text:style-name="s22"><text:bookmark text:name="anchor93125"/>Пункт 25 изменен с 16 апреля 2022 г. - <text:a xlink:type="simple" xlink:href="http://ivo.garant.ru/document/redirect/404488108/21812">Федеральный закон</text:a> от 16 апреля 2022 г. N 104-ФЗ</text:p>
      <text:p text:style-name="s22"><text:a xlink:type="simple" xlink:href="http://ivo.garant.ru/document/redirect/76800887/93125">См. предыдущую редакцию</text:a></text:p>
      <text:p text:style-name="s1">25) заключение контракта в соответствии с <text:a xlink:type="simple" xlink:href="#anchor5226">пунктом 6 части 2</text:a>, <text:a xlink:type="simple" xlink:href="#anchor5236">пунктом 6 части 3</text:a>, <text:a xlink:type="simple" xlink:href="#anchor5242">пунктом 2 части 4</text:a>, <text:a xlink:type="simple" xlink:href="#anchor525">частями 5</text:a>, <text:a xlink:type="simple" xlink:href="#anchor526">6</text:a> и <text:a xlink:type="simple" xlink:href="#anchor528">8 статьи 52</text:a> настоящего Федерального закона в случае признания определения поставщика (подрядчика, исполнителя) несостоявшимся в соответствии с настоящим Федеральным законом. При этом контракт заключается в соответствии с требованиями <text:a xlink:type="simple" xlink:href="#anchor935">части 5</text:a> настоящей статьи;</text:p>
      <text:p text:style-name="s1"><text:bookmark text:name="anchor931251"/>25.1) утратил силу с 1 июля 2020 г. - <text:a xlink:type="simple" xlink:href="http://ivo.garant.ru/document/redirect/73355373/12318">Федеральный закон</text:a> от 27 декабря 2019 г. N 449-ФЗ (в редакции <text:a xlink:type="simple" xlink:href="http://ivo.garant.ru/document/redirect/73946375/321">Федерального закона</text:a> от 24 апреля 2020 г. N 124-ФЗ)</text:p>
      <text:p text:style-name="s22header">Информация об изменениях:</text:p>
      <text:p text:style-name="s22"><text:a xlink:type="simple" xlink:href="http://ivo.garant.ru/document/redirect/77691015/931251">См. предыдущую редакцию</text:a></text:p>
      <text:p text:style-name="s1"><text:bookmark text:name="anchor931252"/>25.2) утратил силу с 1 июля 2020 г. - <text:a xlink:type="simple" xlink:href="http://ivo.garant.ru/document/redirect/73355373/12318">Федеральный закон</text:a> от 27 декабря 2019 г. N 449-ФЗ (в редакции <text:a xlink:type="simple" xlink:href="http://ivo.garant.ru/document/redirect/73946375/321">Федерального закона</text:a> от 24 апреля 2020 г. N 124-ФЗ)</text:p>
      <text:p text:style-name="s22header">Информация об изменениях:</text:p>
      <text:p text:style-name="s22"><text:a xlink:type="simple" xlink:href="http://ivo.garant.ru/document/redirect/77691015/931252">См. предыдущую редакцию</text:a></text:p>
      <text:p text:style-name="s1"><text:bookmark text:name="anchor931253"/>25.3) утратил силу с 1 июля 2020 г. - <text:a xlink:type="simple" xlink:href="http://ivo.garant.ru/document/redirect/73355373/12318">Федеральный закон</text:a> от 27 декабря 2019 г. N 449-ФЗ (в редакции <text:a xlink:type="simple" xlink:href="http://ivo.garant.ru/document/redirect/73946375/321">Федерального закона</text:a> от 24 апреля 2020 г. N 124-ФЗ)</text:p>
      <text:p text:style-name="s22header">Информация об изменениях:</text:p>
      <text:p text:style-name="s22"><text:a xlink:type="simple" xlink:href="http://ivo.garant.ru/document/redirect/77691015/931253">См. предыдущую редакцию</text:a></text:p>
      <text:p text:style-name="s22header">Информация об изменениях:</text:p>
      <text:p text:style-name="s22"><text:bookmark text:name="anchor93126"/>Пункт 26 изменен с 1 января 2022 г. - <text:a xlink:type="simple" xlink:href="http://ivo.garant.ru/document/redirect/401423520/9606262">Федеральный закон</text:a> от 2 июля 2021 г. N 360-ФЗ</text:p>
      <text:p text:style-name="s22"><text:a xlink:type="simple" xlink:href="http://ivo.garant.ru/document/redirect/77312405/93126">См. предыдущую редакцию</text:a></text:p>
      <text:p text:style-name="s1">26) заключение контракта на оказание услуг, связанных с направлением работника в служебную командировку, с участием в проведении фестивалей, концертов, представлений и подобных культурных мероприятий (в том числе гастролей) на основании приглашений на посещение указанных мероприятий, а также связанных с участием в официальных физкультурных мероприятиях и спортивных мероприятиях. При этом к таким услугам относятся обеспечение проезда к месту служебной командировки, месту проведения указанных мероприятий и обратно, наем жилого помещения, транспортное обслуживание, обеспечение питания;</text:p>
      <text:p text:style-name="s1"><text:bookmark text:name="anchor93127"/>27) <text:a xlink:type="simple" xlink:href="http://ivo.garant.ru/document/redirect/70552632/463616">утратил силу</text:a> с 1 января 2014 г.;</text:p>
      <text:p text:style-name="s22header">Информация об изменениях:</text:p>
      <text:p text:style-name="s22">См. текст <text:a xlink:type="simple" xlink:href="http://ivo.garant.ru/document/redirect/58047689/93127">пункта 27 части 1 статьи 93</text:a></text:p>
      <text:p text:style-name="s22header">Информация об изменениях:</text:p>
      <text:p text:style-name="s22"><text:bookmark text:name="anchor93128"/>Пункт 28 изменен с 8 марта 2022 г. - <text:a xlink:type="simple" xlink:href="http://ivo.garant.ru/document/redirect/403620528/832">Федеральный закон</text:a> от 8 марта 2022 г. N 46-ФЗ</text:p>
      <text:p text:style-name="s22"><text:a xlink:type="simple" xlink:href="http://ivo.garant.ru/document/redirect/77324285/93128">См. предыдущую редакцию</text:a></text:p>
      <text:p text:style-name="s1">28) осуществление закупок лекарственных препаратов, которые предназначены для назначения пациенту при наличии медицинских показаний (индивидуальная непереносимость, по жизненным показаниям) по решению врачебной комиссии, которое отражается в медицинских документах пациента и журнале врачебной комиссии. Заказчик вправе заключить контракт на поставки лекарственных препаратов в соответствии с настоящим пунктом на сумму, не превышающую полтора миллиона рублей. При этом объем закупаемых лекарственных препаратов не должен превышать объем таких препаратов, необходимый для указанного пациента в течение срока, необходимого для осуществления закупки лекарственных препаратов в соответствии с положениями <text:a xlink:type="simple" xlink:href="#anchor241024">подпункта "г" пункта 2 части 10 статьи 24</text:a> настоящего Федерального закона. Кроме того, при осуществлении закупки лекарственных препаратов в соответствии с положениями настоящего пункта предметом одного контракта не могут являться лекарственные препараты, предназначенные для назначения двум и более пациентам. Указанное решение врачебной комиссии должно размещаться одновременно с контрактом, заключенным в соответствии с настоящим пунктом, в реестре контрактов, предусмотренном <text:a xlink:type="simple" xlink:href="#anchor103">статьей 103</text:a> настоящего Федерального закона. При этом должно быть обеспечено предусмотренное <text:a xlink:type="simple" xlink:href="http://ivo.garant.ru/document/redirect/12148567/6019">Федеральным законом</text:a> от 27 июля 2006 года N 152-ФЗ "О персональных данных" обезличивание персональных данных;</text:p>
      <text:p text:style-name="s1"><text:bookmark text:name="anchor931281"/>28.1) утратил силу с 19 августа 2024 г. - <text:a xlink:type="simple" xlink:href="http://ivo.garant.ru/document/redirect/409494237/2161">Федеральный закон</text:a> от 8 августа 2024 г. N 318-ФЗ</text:p>
      <text:p text:style-name="s22header">Информация об изменениях:</text:p>
      <text:p text:style-name="s22"><text:a xlink:type="simple" xlink:href="http://ivo.garant.ru/document/redirect/76839266/931281">См. предыдущую редакцию</text:a></text:p>
      <text:p text:style-name="s22header">Информация об изменениях:</text:p>
      <text:p text:style-name="s22"><text:bookmark text:name="anchor93129"/><text:a xlink:type="simple" xlink:href="http://ivo.garant.ru/document/redirect/70552632/463617">Федеральным законом</text:a> от 28 декабря 2013 г. N 396-ФЗ часть 1 статьи 93 дополнена пунктом 29, <text:a xlink:type="simple" xlink:href="http://ivo.garant.ru/document/redirect/70552632/48001">вступающим в силу</text:a> с 1 января 2014 г.</text:p>
      <text:p text:style-name="s1">29) заключение договора энергоснабжения или договора купли-продажи электрической энергии с гарантирующим поставщиком электрической энергии;</text:p>
      <text:p text:style-name="s22header">Информация об изменениях:</text:p>
      <text:p text:style-name="s22"><text:bookmark text:name="anchor93130"/>Пункт 30 изменен с 1 января 2022 г. - <text:a xlink:type="simple" xlink:href="http://ivo.garant.ru/document/redirect/401423520/9606264">Федеральный закон</text:a> от 2 июля 2021 г. N 360-ФЗ</text:p>
      <text:p text:style-name="s22"><text:a xlink:type="simple" xlink:href="http://ivo.garant.ru/document/redirect/77312405/93130">См. предыдущую редакцию</text:a></text:p>
      <text:p text:style-name="s1">30) осуществление закупки товаров, работ, услуг для подготовки и проведения выборов, референдума, осуществления деятельности избирательной комиссии, комиссии референдума, за исключением случаев, предусмотренных <text:a xlink:type="simple" xlink:href="#anchor12060">пунктами 6</text:a>, <text:a xlink:type="simple" xlink:href="#anchor1207">7</text:a> и <text:a xlink:type="simple" xlink:href="#anchor1209">9 части 2 статьи 1</text:a> настоящего Федерального закона. <text:a xlink:type="simple" xlink:href="http://ivo.garant.ru/document/redirect/403009984/1000">Перечень</text:a> товаров, работ, услуг, закупки которых могут осуществляться в соответствии с настоящим пунктом, утверждается Правительством Российской Федерации по предложению Центральной избирательной комиссии Российской Федерации;</text:p>
      <text:p text:style-name="s1"><text:bookmark text:name="anchor931301"/>30.1) утратил силу с 19 августа 2024 г. - <text:a xlink:type="simple" xlink:href="http://ivo.garant.ru/document/redirect/409494237/2161">Федеральный закон</text:a> от 8 августа 2024 г. N 318-ФЗ</text:p>
      <text:p text:style-name="s22header">Информация об изменениях:</text:p>
      <text:p text:style-name="s22"><text:a xlink:type="simple" xlink:href="http://ivo.garant.ru/document/redirect/76839266/931301">См. предыдущую редакцию</text:a></text:p>
      <text:p text:style-name="s22header">Информация об изменениях:</text:p>
      <text:p text:style-name="s22"><text:bookmark text:name="anchor93131"/>Пункт 31 изменен с 19 августа 2024 г. - <text:a xlink:type="simple" xlink:href="http://ivo.garant.ru/document/redirect/409493579/9182">Федеральный закон</text:a> от 8 августа 2024 г. N 232-ФЗ</text:p>
      <text:p text:style-name="s22"><text:a xlink:type="simple" xlink:href="http://ivo.garant.ru/document/redirect/76839266/93131">См. предыдущую редакцию</text:a></text:p>
      <text:p text:style-name="s1">31) заключение контракта, предметом которого является приобретение для обеспечения федеральных нужд, нужд субъекта Российской Федерации, муниципальных нужд нежилого здания, строения, сооружения, нежилого помещения, определенных в соответствии с решением о подготовке и реализации бюджетных инвестиций или о предоставлении субсидий на осуществление капитальных вложений в целях приобретения объектов недвижимого имущества в государственную или муниципальную собственность, принятым в порядке, установленном соответственно Правительством Российской Федерации, высшим исполнительным органом субъекта Российской Федерации, местной администрацией;</text:p>
      <text:p text:style-name="s22header">Информация об изменениях:</text:p>
      <text:p text:style-name="s22"><text:bookmark text:name="anchor93132"/>Пункт 32 изменен с 8 января 2020 г. - <text:a xlink:type="simple" xlink:href="http://ivo.garant.ru/document/redirect/73355373/12319">Федеральный закон</text:a> от 27 декабря 2019 г. N 449-ФЗ</text:p>
      <text:p text:style-name="s22"><text:a xlink:type="simple" xlink:href="http://ivo.garant.ru/document/redirect/77691014/93132">См. предыдущую редакцию</text:a></text:p>
      <text:p text:style-name="s1">32) аренда нежилого здания, строения, сооружения, нежилого помещения, земельного участка, а также аренда жилых помещений, находящихся на территории иностранного государства, заказчиками, осуществляющими деятельность на территории иностранного государства;</text:p>
      <text:p text:style-name="s22header">Информация об изменениях:</text:p>
      <text:p text:style-name="s22"><text:bookmark text:name="anchor93133"/><text:a xlink:type="simple" xlink:href="http://ivo.garant.ru/document/redirect/70552632/463617">Федеральным законом</text:a> от 28 декабря 2013 г. N 396-ФЗ часть 1 статьи 93 дополнена пунктом 33, <text:a xlink:type="simple" xlink:href="http://ivo.garant.ru/document/redirect/70552632/48001">вступающим в силу</text:a> с 1 января 2014 г.</text:p>
      <text:p text:style-name="s1">33) заключение контракта на оказание преподавательских услуг, а также услуг экскурсовода (гида) физическими лицами;</text:p>
      <text:p text:style-name="s22header">Информация об изменениях:</text:p>
      <text:p text:style-name="s22"><text:bookmark text:name="anchor93134"/><text:a xlink:type="simple" xlink:href="http://ivo.garant.ru/document/redirect/71435378/132">Федеральным законом</text:a> от 3 июля 2016 г. N 320-ФЗ пункт 34 части 1 статьи 93 изложен в новой редакции, <text:a xlink:type="simple" xlink:href="http://ivo.garant.ru/document/redirect/71435378/2">вступающей в силу</text:a> с 1 января 2017 г.</text:p>
      <text:p text:style-name="s22"><text:a xlink:type="simple" xlink:href="http://ivo.garant.ru/document/redirect/57410806/93134">См. текст пункта в предыдущей редакции</text:a></text:p>
      <text:p text:style-name="s1">34) заключение федеральным органом исполнительной власти контракта с иностранной организацией на лечение гражданина Российской Федерации за пределами территории Российской Федерации в соответствии с <text:a xlink:type="simple" xlink:href="http://ivo.garant.ru/document/redirect/70505776/1000">правилами</text:a>, установленными Правительством Российской Федерации;</text:p>
      <text:p text:style-name="s22header">Информация об изменениях:</text:p>
      <text:p text:style-name="s22"><text:bookmark text:name="anchor93135"/>Пункт 35 изменен с 25 марта 2024 г. - <text:a xlink:type="simple" xlink:href="http://ivo.garant.ru/document/redirect/408274115/2411">Федеральный закон</text:a> от 25 декабря 2023 г. N 624-ФЗ</text:p>
      <text:p text:style-name="s22"><text:a xlink:type="simple" xlink:href="http://ivo.garant.ru/document/redirect/76831011/93135">См. предыдущую редакцию</text:a></text:p>
      <text:p text:style-name="s1">35) заключение организациями, осуществляющими образовательную деятельность и признанными в соответствии с законодательством об образовании федеральными или региональными инновационными площадками, контрактов на поставки оборудования (в том числе его техническую эксплуатацию), программы для электронной вычислительной машины, необходимых для внедрения научно-технических результатов и результатов интеллектуальной деятельности, с обладателем исключительных прав на такие оборудование и программу для электронной вычислительной машины за счет средств, выделенных на развитие инновационной инфраструктуры в системе образования;</text:p>
      <text:p text:style-name="s22header">Информация об изменениях:</text:p>
      <text:p text:style-name="s22"><text:bookmark text:name="anchor93136"/>Пункт 36 изменен с 1 января 2022 г. - <text:a xlink:type="simple" xlink:href="http://ivo.garant.ru/document/redirect/401423520/9606265">Федеральный закон</text:a> от 2 июля 2021 г. N 360-ФЗ</text:p>
      <text:p text:style-name="s22"><text:a xlink:type="simple" xlink:href="http://ivo.garant.ru/document/redirect/77312405/93136">См. предыдущую редакцию</text:a></text:p>
      <text:p text:style-name="s1">36) заключение бюджетным учреждением, государственным, муниципальным унитарными предприятиями контракта, предметом которого является выдача независимой гарантии;</text:p>
      <text:p text:style-name="s22header">Информация об изменениях:</text:p>
      <text:p text:style-name="s22"><text:bookmark text:name="anchor93137"/><text:a xlink:type="simple" xlink:href="http://ivo.garant.ru/document/redirect/70669660/20213">Федеральным законом</text:a> от 4 июня 2014 г. N 140-ФЗ часть 1 статьи 93 дополнена пунктом 37</text:p>
      <text:p text:style-name="s1">37) осуществление закупок изделий народных художественных промыслов признанного художественного достоинства, образцы которых зарегистрированы в порядке, установленном уполномоченным Правительством Российской Федерации федеральным органом исполнительной власти;</text:p>
      <text:p text:style-name="s22header">Информация об изменениях:</text:p>
      <text:p text:style-name="s22"><text:bookmark text:name="anchor93138"/>Пункт 38 изменен с 30 декабря 2020 г. - <text:a xlink:type="simple" xlink:href="http://ivo.garant.ru/document/redirect/400157502/123">Федеральный закон</text:a> от 30 декабря 2020 г. N 494-ФЗ</text:p>
      <text:p text:style-name="s22"><text:a xlink:type="simple" xlink:href="http://ivo.garant.ru/document/redirect/77700190/93138">См. предыдущую редакцию</text:a></text:p>
      <text:p text:style-name="s1">38) заключение органами исполнительной власти, органами местного самоуправления контрактов на приобретение жилых помещений, соответствующих <text:a xlink:type="simple" xlink:href="http://ivo.garant.ru/document/redirect/74173279/1000">условиям</text:a> отнесения к стандартному жилью, установленным уполномоченным федеральным органом исполнительной власти, с юридическим лицом, заключившим в соответствии с <text:a xlink:type="simple" xlink:href="http://ivo.garant.ru/document/redirect/12138258/68">Градостроительным кодексом</text:a> Российской Федерации договор о комплексном развитии территории, предусматривающий строительство стандартного жилья, по цене и в сроки, которые определены указанным договором, предусмотрено заключение государственных и (или) муниципальных контрактов;</text:p>
      <text:p text:style-name="s22header">Информация об изменениях:</text:p>
      <text:p text:style-name="s22"><text:bookmark text:name="anchor93139"/>Пункт 39 изменен с 14 февраля 2024 г. - <text:a xlink:type="simple" xlink:href="http://ivo.garant.ru/document/redirect/408538931/1102">Федеральный закон</text:a> от 14 февраля 2024 г. N 17-ФЗ</text:p>
      <text:p text:style-name="s22"><text:a xlink:type="simple" xlink:href="http://ivo.garant.ru/document/redirect/76828557/93139">См. предыдущую редакцию</text:a></text:p>
      <text:p text:style-name="s1">39) заключение органами исполнительной власти, органами местного самоуправления контрактов на приобретение жилых помещений, соответствующих <text:a xlink:type="simple" xlink:href="http://ivo.garant.ru/document/redirect/74173279/1000">условиям</text:a> отнесения к стандартному жилью, установленным уполномоченным федеральным органом исполнительной власти, с лицом, заключившим в порядке и на условиях, которые предусмотрены <text:a xlink:type="simple" xlink:href="http://ivo.garant.ru/document/redirect/12161615/6100">Федеральным законом</text:a> от 24 июля 2008 года N 161-ФЗ "О содействии развитию жилищного строительства, созданию объектов туристской инфраструктуры и иному развитию территорий", договор безвозмездного пользования земельным участком для строительства стандартного жилья, для комплексного освоения территории, для комплексного развития территории, в рамках которого предусматривается в том числе строительство стандартного жилья, договор аренды земельного участка для строительства стандартного жилья, для комплексного освоения территории, для комплексного развития территории, в рамках которого предусматривается в том числе строительство стандартного жилья, или договор аренды земельного участка для строительства в минимально требуемом объеме стандартного жилья, для комплексного освоения территории, для комплексного развития территории, в рамках которого предусматриваются в том числе строительство в минимально требуемом объеме стандартного жилья и иное жилищное строительство, по цене и в сроки, которые определены любым из этих договоров, при условии, что им предусмотрено заключение государственных и (или) муниципальных контрактов;</text:p>
      <text:p text:style-name="s22header">Информация об изменениях:</text:p>
      <text:p text:style-name="s22"><text:bookmark text:name="anchor93140"/><text:a xlink:type="simple" xlink:href="http://ivo.garant.ru/document/redirect/70809056/21">Федеральным законом</text:a> от 1 декабря 2014 г. N 416-ФЗ часть 1 статьи 93 дополнена пунктом 40</text:p>
      <text:p text:style-name="s1">40) осуществление закупок товаров, работ, услуг в целях обеспечения органов внешней разведки Российской Федерации средствами разведывательной деятельности. Перечень товаров, работ, услуг, закупки которых могут осуществляться в соответствии с настоящим пунктом, утверждается руководителем соответствующего органа внешней разведки Российской Федерации;</text:p>
      <text:p text:style-name="s22header">Информация об изменениях:</text:p>
      <text:p text:style-name="s22"><text:bookmark text:name="anchor93141"/><text:a xlink:type="simple" xlink:href="http://ivo.garant.ru/document/redirect/70809056/22">Федеральным законом</text:a> от 1 декабря 2014 г. N 416-ФЗ часть 1 статьи 93 дополнена пунктом 41</text:p>
      <text:p text:style-name="s1">41) осуществление закупок товаров, работ, услуг в целях обеспечения органов федеральной службы безопасности средствами контрразведывательной деятельности и борьбы с терроризмом. Перечень товаров, работ, услуг, закупки которых могут осуществляться в соответствии с настоящим пунктом, утверждается руководителем федерального органа исполнительной власти в области обеспечения безопасности;</text:p>
      <text:p text:style-name="s22header">Информация об изменениях:</text:p>
      <text:p text:style-name="s22"><text:bookmark text:name="anchor93142"/>Пункт 42 изменен с 1 июля 2026 г. - <text:a xlink:type="simple" xlink:href="http://ivo.garant.ru/document/redirect/411208037/191">Федеральный закон</text:a> от 26 декабря 2024 г. № 484-ФЗ</text:p>
      <text:p text:style-name="s22"><text:a xlink:type="simple" xlink:href="http://ivo.garant.ru/document/redirect/76848255/93142">См. будущую редакцию</text:a></text:p>
      <text:p text:style-name="s22">Пункт 42 изменен с 30 июля 2018 г. - <text:a xlink:type="simple" xlink:href="http://ivo.garant.ru/document/redirect/72000432/25">Федеральный закон</text:a> от 29 июля 2018 г. N 272-ФЗ</text:p>
      <text:p text:style-name="s22"><text:a xlink:type="simple" xlink:href="http://ivo.garant.ru/document/redirect/77669447/93142">См. предыдущую редакцию</text:a></text:p>
      <text:p text:style-name="s1">42) заключение федеральным органом исполнительной власти, осуществляющим функции по формированию официальной статистической информации о социальных, экономических, демографических, экологических и других общественных процессах в Российской Федерации, и его территориальными органами контрактов с физическими лицами на выполнение работ, связанных со сбором и с обработкой первичных статистических данных при проведении на территории Российской Федерации федерального статистического наблюдения в соответствии с <text:a xlink:type="simple" xlink:href="http://ivo.garant.ru/document/redirect/12157384/3">законодательством</text:a> Российской Федерации об официальном статистическом учете. При этом объем работ, выполняемых указанными лицами, и цена контракта, рассчитанная на основании условий выплаты вознаграждения лицам, привлекаемым на основе контрактов к выполнению работ, связанных со сбором и с обработкой первичных статистических данных при проведении на территории Российской Федерации федерального статистического наблюдения, устанавливаются федеральным органом исполнительной власти, осуществляющим функции по формированию официальной статистической информации о социальных, экономических, демографических, экологических и других общественных процессах в Российской Федерации. Информация о контрактах, заключенных в соответствии с настоящим пунктом, размещается на сайте федерального органа исполнительной власти, осуществляющего функции по формированию официальной статистической информации о социальных, экономических, демографических, экологических и других общественных процессах в Российской Федерации, и его территориальных органов в информационно-телекоммуникационной сети "Интернет" в <text:a xlink:type="simple" xlink:href="http://ivo.garant.ru/document/redirect/71162906/1000">порядке</text:a>, установленном федеральным органом исполнительной власти, осуществляющим функции по формированию официальной статистической информации о социальных, экономических, демографических, экологических и других общественных процессах в Российской Федерации, по согласованию с федеральным органом исполнительной власти по регулированию контрактной системы в сфере закупок;</text:p>
      <text:p text:style-name="s1"><text:bookmark text:name="anchor93143"/>43) утратил силу с 31 декабря 2017 г. - <text:a xlink:type="simple" xlink:href="http://ivo.garant.ru/document/redirect/71848812/82">Федеральный закон</text:a> от 31 декабря 2017 г. N 503-ФЗ</text:p>
      <text:p text:style-name="s22header">Информация об изменениях:</text:p>
      <text:p text:style-name="s22"><text:a xlink:type="simple" xlink:href="http://ivo.garant.ru/document/redirect/77661077/93143">См. предыдущую редакцию</text:a></text:p>
      <text:p text:style-name="s22header">Информация об изменениях:</text:p>
      <text:p text:style-name="s22"><text:bookmark text:name="anchor93144"/><text:a xlink:type="simple" xlink:href="http://ivo.garant.ru/document/redirect/71127776/1911">Федеральным законом</text:a> от 13 июля 2015 г. N 227-ФЗ часть 1 статьи 93 дополнена пунктом 44, <text:a xlink:type="simple" xlink:href="http://ivo.garant.ru/document/redirect/71127776/21">вступающим в силу</text:a> по истечении тридцати дней после дня <text:a xlink:type="simple" xlink:href="http://ivo.garant.ru/document/redirect/71127777/0">официального опубликования</text:a> названного Федерального закона</text:p>
      <text:p text:style-name="s1">44) закупка государственными и муниципальными библиотеками, организациями, осуществляющими образовательную деятельность, государственными и муниципальными научными организациями услуг по предоставлению права на доступ к информации, содержащейся в документальных, документографических, реферативных, полнотекстовых зарубежных базах данных и специализированных базах данных международных индексов научного цитирования у операторов указанных баз данных, включенных в <text:a xlink:type="simple" xlink:href="http://ivo.garant.ru/document/redirect/71459020/1000">перечень</text:a>, утверждаемый Правительством Российской Федерации;</text:p>
      <text:p text:style-name="s22header">Информация об изменениях:</text:p>
      <text:p text:style-name="s22"><text:bookmark text:name="anchor93145"/><text:a xlink:type="simple" xlink:href="http://ivo.garant.ru/document/redirect/71127776/1912">Федеральным законом</text:a> от 13 июля 2015 г. N 227-ФЗ часть 1 статьи 93 дополнена пунктом 45, <text:a xlink:type="simple" xlink:href="http://ivo.garant.ru/document/redirect/71127776/21">вступающим в силу</text:a> по истечении тридцати дней после дня <text:a xlink:type="simple" xlink:href="http://ivo.garant.ru/document/redirect/71127777/0">официального опубликования</text:a> названного Федерального закона</text:p>
      <text:p text:style-name="s1">45) закупка государственными и муниципальными библиотеками, организациями, осуществляющими образовательную деятельность, государственными и муниципальными научными организациями услуг по предоставлению права на доступ к информации, содержащейся в документальных, документографических, реферативных, полнотекстовых зарубежных базах данных и специализированных базах данных международных индексов научного цитирования у национальных библиотек и федеральных библиотек, имеющих научную специализацию. При этом цена такого контракта, заключаемого с единственным поставщиком (подрядчиком, исполнителем), определяется в соответствии с <text:a xlink:type="simple" xlink:href="http://ivo.garant.ru/document/redirect/71459016/1000">порядком</text:a>, установленным Правительством Российской Федерации;</text:p>
      <text:p text:style-name="s22header">Информация об изменениях:</text:p>
      <text:p text:style-name="s22"><text:bookmark text:name="anchor93146"/><text:a xlink:type="simple" xlink:href="http://ivo.garant.ru/document/redirect/71296052/2">Федеральным законом</text:a> от 30 декабря 2015 г. N 469-ФЗ часть 1 статьи 93 дополнена пунктом 46</text:p>
      <text:p text:style-name="s1">46) осуществление закупок товаров, работ, услуг за счет финансовых средств, выделенных на оперативно-разыскную деятельность. Перечень товаров, работ, услуг, закупки которых могут осуществляться в соответствии с настоящим пунктом, утверждается руководителем соответствующего федерального органа исполнительной власти, уполномоченного на осуществление оперативно-разыскной деятельности в соответствии с <text:a xlink:type="simple" xlink:href="http://ivo.garant.ru/document/redirect/10104229/13">Федеральным законом</text:a> от 12 августа 1995 года N 144-ФЗ "Об оперативно-розыскной деятельности";</text:p>
      <text:p text:style-name="s22header">Информация об изменениях:</text:p>
      <text:p text:style-name="s22"><text:bookmark text:name="anchor93147"/><text:a xlink:type="simple" xlink:href="http://ivo.garant.ru/document/redirect/71435348/171">Федеральным законом</text:a> от 3 июля 2016 г. N 365-ФЗ часть 1 статьи 93 дополнена пунктом 47, <text:a xlink:type="simple" xlink:href="http://ivo.garant.ru/document/redirect/71435348/4">вступающим в силу</text:a> с 1 сентября 2016 г.</text:p>
      <text:p text:style-name="s1">47) осуществление закупки товара, производство которого создано или модернизировано и (или) освоено на территории Российской Федерации в соответствии со специальным инвестиционным контрактом, по регулируемым ценам и с учетом особенностей, предусмотренных <text:a xlink:type="simple" xlink:href="#anchor11130">статьей 111.3</text:a> настоящего Федерального закона;</text:p>
      <text:p text:style-name="s22header">Информация об изменениях:</text:p>
      <text:p text:style-name="s22"><text:bookmark text:name="anchor93148"/>Пункт 48 изменен с 19 августа 2024 г. - <text:a xlink:type="simple" xlink:href="http://ivo.garant.ru/document/redirect/409493579/9183">Федеральный закон</text:a> от 8 августа 2024 г. N 232-ФЗ</text:p>
      <text:p text:style-name="s22"><text:a xlink:type="simple" xlink:href="http://ivo.garant.ru/document/redirect/76839266/93148">См. предыдущую редакцию</text:a></text:p>
      <text:p text:style-name="s1">48) осуществление закупки товара, производство которого создано, модернизировано, освоено в соответствии с контрактом со встречными инвестиционными обязательствами, и (или) услуги, оказываемой с использованием имущества (недвижимого имущества или недвижимого имущества и движимого имущества, технологически связанных между собой), которое создано, реконструировано в соответствии с контрактом со встречными инвестиционными обязательствами, по регулируемым ценам и с учетом особенностей, предусмотренных <text:a xlink:type="simple" xlink:href="#anchor11140">статьей 111.4</text:a> настоящего Федерального закона. Заключать контракт в соответствии с настоящим пунктом вправе только заказчики субъекта Российской Федерации, на основании акта высшего исполнительного органа которого осуществлена закупка, по результатам которой заключен контракт со встречными инвестиционными обязательствами, заказчики муниципальных образований, находящихся на территории данного субъекта Российской Федерации. При этом единственным поставщиком товара, единственным исполнителем услуги может быть только юридическое лицо, с которым заключен такой контракт со встречными инвестиционными обязательствами;</text:p>
      <text:p text:style-name="s22header">Информация об изменениях:</text:p>
      <text:p text:style-name="s22"><text:bookmark text:name="anchor93149"/>Пункт 49 изменен с 1 апреля 2021 г. - <text:a xlink:type="simple" xlink:href="http://ivo.garant.ru/document/redirect/75098901/3">Федеральный закон</text:a> от 22 декабря 2020 г. N 436-ФЗ</text:p>
      <text:p text:style-name="s22"><text:a xlink:type="simple" xlink:href="http://ivo.garant.ru/document/redirect/77695234/93149">См. предыдущую редакцию</text:a></text:p>
      <text:p text:style-name="s1">49) осуществление уполномоченным Правительством Российской Федерации федеральным органом исполнительной власти закупок работ по изготовлению акцизных марок для маркировки табачной продукции, ввозимой в Российскую Федерацию, по ценам (тарифам), установленным в соответствии с законодательством Российской Федерации;</text:p>
      <text:p text:style-name="s22header">Информация об изменениях:</text:p>
      <text:p text:style-name="s22"><text:bookmark text:name="anchor93150"/><text:a xlink:type="simple" xlink:href="http://ivo.garant.ru/document/redirect/71692228/11">Федеральным законом</text:a> от 7 июня 2017 г. N 106-ФЗ часть 1 статьи 93 дополнена пунктом 50</text:p>
      <text:p text:style-name="s1">50) осуществление закупки транспортных услуг и связанных с их обеспечением дополнительных услуг в случае необходимости выполнения воинских перевозок (железнодорожных, морских, речных, воздушных и автомобильных) при возникновении угрозы военной безопасности Российской Федерации и (или) для обеспечения участия Вооруженных Сил Российской Федерации, других войск в операциях по поддержанию или восстановлению международного мира и безопасности за пределами Российской Федерации в соответствии с общепризнанными принципами и нормами международного права и международными договорами Российской Федерации в <text:a xlink:type="simple" xlink:href="http://ivo.garant.ru/document/redirect/71921636/1000">порядке</text:a>, установленном Правительством Российской Федерации;</text:p>
      <text:p text:style-name="s22header">Информация об изменениях:</text:p>
      <text:p text:style-name="s22"><text:bookmark text:name="anchor93151"/>Часть 1 дополнена пунктом 51 с 26 июля 2017 г. - <text:a xlink:type="simple" xlink:href="http://ivo.garant.ru/document/redirect/71730218/3">Федеральный закон</text:a> от 26 июля 2017 г. N 198-ФЗ</text:p>
      <text:p text:style-name="s1">51) осуществление закупок юридических услуг в целях обеспечения защиты интересов Российской Федерации в иностранных и международных судах и арбитражах, а также в органах иностранных государств;</text:p>
      <text:p text:style-name="s22header">Информация об изменениях:</text:p>
      <text:p text:style-name="s22"><text:bookmark text:name="anchor93152"/>Часть 1 дополнена пунктом 52 с 26 июля 2017 г. - <text:a xlink:type="simple" xlink:href="http://ivo.garant.ru/document/redirect/71730218/4">Федеральный закон</text:a> от 26 июля 2017 г. N 198-ФЗ</text:p>
      <text:p text:style-name="s1">52) осуществление закупок товаров, работ, услуг органами государственной охраны в целях реализации мер по осуществлению государственной охраны. Перечень товаров, работ, услуг, закупки которых могут осуществляться в соответствии с настоящим пунктом, утверждается руководителем федерального органа исполнительной власти в области государственной охраны;</text:p>
      <text:p text:style-name="s22header">Информация об изменениях:</text:p>
      <text:p text:style-name="s22"><text:bookmark text:name="anchor93153"/>Часть 1 дополнена пунктом 53 с 29 декабря 2017 г. - <text:a xlink:type="simple" xlink:href="http://ivo.garant.ru/document/redirect/71848774/131">Федеральный закон</text:a> от 29 декабря 2017 г. N 475-ФЗ</text:p>
      <text:p text:style-name="s1">53) заключение органами государственной власти Российской Федерации, органами государственной власти субъектов Российской Федерации, органами местного самоуправления контрактов на оказание услуг по осуществлению рейтинговых действий юридическими лицами, признаваемыми в соответствии с законодательством Российской Федерации кредитными рейтинговыми агентствами, а также иностранными юридическими лицами, осуществляющими рейтинговые действия за пределами территории Российской Федерации;</text:p>
      <text:p text:style-name="s22header">Информация об изменениях:</text:p>
      <text:p text:style-name="s22"><text:bookmark text:name="anchor93154"/>Пункт 54 изменен с 1 июля 2019 г.- <text:a xlink:type="simple" xlink:href="http://ivo.garant.ru/document/redirect/72235286/6218">Федеральный закон</text:a> от 1 мая 2019 г. N 71-ФЗ</text:p>
      <text:p text:style-name="s22"><text:a xlink:type="simple" xlink:href="http://ivo.garant.ru/document/redirect/77673809/93154">См. предыдущую редакцию</text:a></text:p>
      <text:p text:style-name="s1">54) осуществление закупки работ по модернизации информационных систем для информационно-правового обеспечения деятельности палат Федерального Собрания Российской Федерации и услуг по сопровождению таких систем;</text:p>
      <text:p text:style-name="s22header">Информация об изменениях:</text:p>
      <text:p text:style-name="s22"><text:bookmark text:name="anchor93155"/>Часть 1 дополнена пунктом 55 с 27 декабря 2018 г. - <text:a xlink:type="simple" xlink:href="http://ivo.garant.ru/document/redirect/72139644/181">Федеральный закон</text:a> от 27 декабря 2018 г. N 502-ФЗ</text:p>
      <text:p text:style-name="s1">55) заключение контракта на оказание услуг по изготовлению бланков документов, удостоверяющих личность гражданина Российской Федерации на территории Российской Федерации и за пределами территории Российской Федерации, удостоверяющих личность иностранного гражданина или лица без гражданства, выдаваемых в Российской Федерации в случаях, установленных законодательством Российской Федерации, бланков свидетельств о государственной регистрации актов гражданского состояния, бланков временных документов, удостоверяющих личность гражданина Российской Федерации и дающих ему право на въезд (возвращение) в Российскую Федерацию, а также бланков документов для въезда в Российскую Федерацию и выезда из Российской Федерации иностранных граждан и лиц без гражданства;</text:p>
      <text:p text:style-name="s22header">Информация об изменениях:</text:p>
      <text:p text:style-name="s22"><text:bookmark text:name="anchor93156"/>Пункт 56 изменен с 4 ноября 2022 г. - <text:a xlink:type="simple" xlink:href="http://ivo.garant.ru/document/redirect/405604009/124">Федеральный закон</text:a> от 4 ноября 2022 г. N 420-ФЗ</text:p>
      <text:p text:style-name="s22"><text:a xlink:type="simple" xlink:href="http://ivo.garant.ru/document/redirect/76811092/93156">См. предыдущую редакцию</text:a></text:p>
      <text:p text:style-name="s1">56) осуществление федеральным органом исполнительной власти, осуществляющим функции по выработке и реализации государственной политики в области обороны, подведомственными ему государственными учреждениями и государственными унитарными предприятиями, иными федеральными органами исполнительной власти, <text:a xlink:type="simple" xlink:href="http://ivo.garant.ru/document/redirect/405756141/1000">перечень</text:a> которых утверждается Правительством Российской Федерации, подведомственными им государственными учреждениями и государственными унитарными предприятиями закупок товаров, работ, услуг в целях проведения специальной военной операции, а также в целях выполнения специальных задач по обеспечению обороны и безопасности государства, в том числе противодействия терроризму. Перечни товаров, работ, услуг, закупки которых могут осуществляться в соответствии с настоящим пунктом, утверждаются руководителями таких федеральных органов исполнительной власти;</text:p>
      <text:p text:style-name="s22header">Информация об изменениях:</text:p>
      <text:p text:style-name="s22"><text:bookmark text:name="anchor93157"/>Часть 1 дополнена пунктом 57 с 1 января 2022 г. - <text:a xlink:type="simple" xlink:href="http://ivo.garant.ru/document/redirect/401423520/9606267">Федеральный закон</text:a> от 2 июля 2021 г. N 360-ФЗ</text:p>
      <text:p text:style-name="s1">57) осуществление закупки здания, строения, сооружения, нежилого помещения, земельного участка по результатам торгов, проведение которых является обязательным в соответствии с земельным законодательством, <text:a xlink:type="simple" xlink:href="http://ivo.garant.ru/document/redirect/12156199/3">законодательством</text:a> Российской Федерации об исполнительном производстве, <text:a xlink:type="simple" xlink:href="http://ivo.garant.ru/document/redirect/185181/0">Федеральным законом</text:a> от 26 октября 2002 года N 127-ФЗ "О несостоятельности (банкротстве)";</text:p>
      <text:p text:style-name="s22header">Информация об изменениях:</text:p>
      <text:p text:style-name="s22"><text:bookmark text:name="anchor93158"/>Часть 1 дополнена пунктом 58 с 1 января 2022 г. - <text:a xlink:type="simple" xlink:href="http://ivo.garant.ru/document/redirect/401423520/9606267">Федеральный закон</text:a> от 2 июля 2021 г. N 360-ФЗ</text:p>
      <text:p text:style-name="s1">58) закупка материальных ценностей, выпускаемых из государственного материального резерва;</text:p>
      <text:p text:style-name="s22header">Информация об изменениях:</text:p>
      <text:p text:style-name="s22"><text:bookmark text:name="anchor93159"/>Пункт 59 изменен с 1 января 2024 г. - <text:a xlink:type="simple" xlink:href="http://ivo.garant.ru/document/redirect/408274115/2412">Федеральный закон</text:a> от 25 декабря 2023 г. N 624-ФЗ</text:p>
      <text:p text:style-name="s22"><text:a xlink:type="simple" xlink:href="http://ivo.garant.ru/document/redirect/76830780/93159">См. предыдущую редакцию</text:a></text:p>
      <text:p text:style-name="s1">59) осуществление закупок товаров, работ, услуг для обеспечения деятельности дипломатического представительства, консульского учреждения Российской Федерации, торгового представительства Российской Федерации, представительства Российской Федерации при международных (межгосударственных, межправительственных) организациях, представительства и (или) представителя федерального органа исполнительной власти, осуществляющих функции, связанные с деятельностью этого органа за пределами Российской Федерации;</text:p>
      <text:p text:style-name="s22header">Информация об изменениях:</text:p>
      <text:p text:style-name="s22"><text:bookmark text:name="anchor93160"/>Часть 1 дополнена пунктом 60 с 1 января 2022 г. - <text:a xlink:type="simple" xlink:href="http://ivo.garant.ru/document/redirect/401423520/9606267">Федеральный закон</text:a> от 2 июля 2021 г. N 360-ФЗ</text:p>
      <text:p text:style-name="s1">60) осуществление закупок спортивной экипировки, спортивного оборудования и инвентаря, спортивного снаряжения, необходимых для подготовки, участия олимпийской команды России, паралимпийской команды России, спортивных сборных команд Российской Федерации в международных спортивных соревнованиях на основании Единого календарного плана межрегиональных, всероссийских и международных физкультурных мероприятий и спортивных мероприятий;</text:p>
      <text:p text:style-name="s22header">Информация об изменениях:</text:p>
      <text:p text:style-name="s22"><text:bookmark text:name="anchor93161"/>Часть 1 дополнена пунктом 61 с 1 января 2023 г. - <text:a xlink:type="simple" xlink:href="http://ivo.garant.ru/document/redirect/404488108/2182">Федеральный закон</text:a> от 16 апреля 2022 г. N 104-ФЗ</text:p>
      <text:p text:style-name="s1">61) заключение контракта на оказание услуг по подготовке космонавтов, по организации и обеспечению запусков космических аппаратов и управлению ими в полете, по созданию (разработке, изготовлению и испытанию) космической техники;</text:p>
      <text:p text:style-name="s22header">Информация об изменениях:</text:p>
      <text:p text:style-name="s22"><text:bookmark text:name="anchor93162"/>Часть 1 дополнена пунктом 62 с 4 ноября 2022 г. - <text:a xlink:type="simple" xlink:href="http://ivo.garant.ru/document/redirect/405604009/125">Федеральный закон</text:a> от 4 ноября 2022 г. N 420-ФЗ</text:p>
      <text:p text:style-name="s1">62) заключение контракта на оказание услуг по хранению материальных ценностей государственного материального резерва;</text:p>
      <text:p text:style-name="s22header">Информация об изменениях:</text:p>
      <text:p text:style-name="s22"><text:bookmark text:name="anchor93163"/>Часть 1 дополнена пунктом 63 с 13 ноября 2023 г. - <text:a xlink:type="simple" xlink:href="http://ivo.garant.ru/document/redirect/407917521/2">Федеральный закон</text:a> от 2 ноября 2023 г. N 510-ФЗ</text:p>
      <text:p text:style-name="s1">63) аренда жилых помещений, в том числе находящихся на территории иностранного государства, федеральными органами исполнительной власти или федеральными государственными органами, в которых федеральным законом предусмотрена военная служба, либо уполномоченными ими органами или учреждениями для их предоставления военнослужащим и проживающим совместно с ними членам их семей в соответствии с законодательством Российской Федерации.</text:p>
      <text:p text:style-name="s22header">Информация об изменениях:</text:p>
      <text:p text:style-name="s22"><text:bookmark text:name="anchor932"/>Часть 2 изменена с 1 июля 2025 г. - <text:a xlink:type="simple" xlink:href="http://ivo.garant.ru/document/redirect/411208037/192">Федеральный закон</text:a> от 26 декабря 2024 г. № 484-ФЗ</text:p>
      <text:p text:style-name="s22"><text:a xlink:type="simple" xlink:href="http://ivo.garant.ru/document/redirect/76848253/932">См. предыдущую редакцию</text:a></text:p>
      <text:p text:style-name="s1">2. Не позднее одного рабочего дня, следующего за днем включения в реестр контрактов, заключенных заказчиками, информации о заключении контракта с единственным поставщиком (подрядчиком, исполнителем) в случаях, предусмотренных <text:a xlink:type="simple" xlink:href="#anchor9316">пунктами 6</text:a>, <text:a xlink:type="simple" xlink:href="#anchor930161">6.1</text:a>, <text:a xlink:type="simple" xlink:href="#anchor9319">9</text:a>, <text:a xlink:type="simple" xlink:href="#anchor93134">34</text:a> и <text:a xlink:type="simple" xlink:href="#anchor93150">50 части 1</text:a> настоящей статьи, заказчик направляет с использованием единой информационной системы уведомление о заключении контракта, содержащее обоснование наступления такого случая и указание положений настоящей статьи, явившихся основанием для заключения контракта, в федеральный орган исполнительной власти, уполномоченный на осуществление контроля в сфере закупок, или контрольный орган в сфере государственного оборонного заказа при осуществлении закупки для обеспечения федеральных нужд, в исполнительный орган субъекта Российской Федерации, уполномоченный на осуществление контроля в сфере закупок, при осуществлении закупки для обеспечения нужд субъекта Российской Федерации, в орган местного самоуправления, уполномоченный на осуществление контроля в сфере закупок, при осуществлении закупки для обеспечения муниципальных нужд. Если при осуществлении закупки у единственного поставщика (подрядчика, исполнителя) в случаях, предусмотренных пунктами 6, 6.1, 9, 34 и 50 части 1 настоящей статьи, контракт в соответствии с настоящим Федеральным законом подлежит включению в предусмотренный <text:a xlink:type="simple" xlink:href="#anchor1037">частью 7 статьи 103</text:a> настоящего Федерального закона отдельный реестр контрактов, заключенных заказчиками, заказчик направляет в соответствующий контрольный орган в сфере закупок не позднее одного рабочего дня, следующего за днем заключения контракта, уведомление о заключении контракта, содержащее обоснование наступления такого случая и указание положений настоящей статьи, явившихся основанием для заключения контракта, с приложением копии заключенного контракта.</text:p>
      <text:p text:style-name="s22header">Информация об изменениях:</text:p>
      <text:p text:style-name="s22"><text:bookmark text:name="anchor933"/>Часть 3 изменена с 31 июля 2019 г.- <text:a xlink:type="simple" xlink:href="http://ivo.garant.ru/document/redirect/72235286/623">Федеральный закон</text:a> от 1 мая 2019 г. N 71-ФЗ</text:p>
      <text:p text:style-name="s22"><text:a xlink:type="simple" xlink:href="http://ivo.garant.ru/document/redirect/77676499/933">См. предыдущую редакцию</text:a></text:p>
      <text:p text:style-name="s1">3. Извещение об осуществлении закупки у единственного поставщика (подрядчика, исполнителя) не требуется.</text:p>
      <text:p text:style-name="s22header">Информация об изменениях:</text:p>
      <text:p text:style-name="s22"><text:bookmark text:name="anchor934"/>Часть 4 изменена с 1 июля 2024 г. - <text:a xlink:type="simple" xlink:href="http://ivo.garant.ru/document/redirect/407483645/223">Федеральный закон</text:a> от 4 августа 2023 г. N 444-ФЗ</text:p>
      <text:p text:style-name="s22"><text:a xlink:type="simple" xlink:href="http://ivo.garant.ru/document/redirect/76811094/934">См. предыдущую редакцию</text:a></text:p>
      <text:p text:style-name="s1">4. При осуществлении закупки у единственного поставщика (подрядчика, исполнителя) заказчик определяет цену контракта, заключаемого с единственным поставщиком (подрядчиком, исполнителем), в соответствии с настоящим Федеральным законом. При этом в случаях, предусмотренных <text:a xlink:type="simple" xlink:href="#anchor9313">пунктами 3</text:a>, <text:a xlink:type="simple" xlink:href="#anchor9316">6</text:a>, <text:a xlink:type="simple" xlink:href="#anchor930161">6.1</text:a>, <text:a xlink:type="simple" xlink:href="#anchor93111">11</text:a>, <text:a xlink:type="simple" xlink:href="#anchor93112">12</text:a>, <text:a xlink:type="simple" xlink:href="#anchor93116">16</text:a>, <text:a xlink:type="simple" xlink:href="#anchor93118">18</text:a>, <text:a xlink:type="simple" xlink:href="#anchor93119">19</text:a>, <text:a xlink:type="simple" xlink:href="#anchor93122">22</text:a>, <text:a xlink:type="simple" xlink:href="#anchor93123">23</text:a>, <text:a xlink:type="simple" xlink:href="#anchor93130">30 - 35</text:a>, <text:a xlink:type="simple" xlink:href="#anchor93137">37 - 41</text:a>, <text:a xlink:type="simple" xlink:href="#anchor93146">46</text:a> и <text:a xlink:type="simple" xlink:href="#anchor93149">49 части 1</text:a> настоящей статьи, заказчик обосновывает такую цену в соответствии с настоящим Федеральным законом и включает в контракт обоснование цены контракта.</text:p>
      <text:p text:style-name="s22header">Информация об изменениях:</text:p>
      <text:p text:style-name="s22"><text:bookmark text:name="anchor935"/>Статья 93 дополнена частью 5 с 1 июля 2020 г. - <text:a xlink:type="simple" xlink:href="http://ivo.garant.ru/document/redirect/73355373/1233">Федеральный закон</text:a> от 27 декабря 2019 г. N 449-ФЗ (в редакции <text:a xlink:type="simple" xlink:href="http://ivo.garant.ru/document/redirect/73946375/321">Федерального закона</text:a> от 24 апреля 2020 г. N 124-ФЗ)</text:p>
      <text:p text:style-name="s1">5. Заключение контракта с единственным поставщиком (подрядчиком, исполнителем) в случае признания определения поставщика (подрядчика, исполнителя) несостоявшимся осуществляется в соответствии с <text:a xlink:type="simple" xlink:href="#anchor93124">пунктами 24</text:a> и <text:a xlink:type="simple" xlink:href="#anchor93125">25 части 1</text:a> настоящей статьи:</text:p>
      <text:p text:style-name="s1"><text:bookmark text:name="anchor9351"/>1) на условиях, предусмотренных извещением об осуществлении закупки (если настоящим Федеральным законом предусмотрено извещение об осуществлении закупки), документацией о закупке (если настоящим Федеральным законом предусмотрена документация о закупке);</text:p>
      <text:p text:style-name="s22header">Информация об изменениях:</text:p>
      <text:p text:style-name="s22"><text:bookmark text:name="anchor9352"/>Пункт 2 изменен с 1 января 2022 г. - <text:a xlink:type="simple" xlink:href="http://ivo.garant.ru/document/redirect/401423520/9606268">Федеральный закон</text:a> от 2 июля 2021 г. N 360-ФЗ</text:p>
      <text:p text:style-name="s22"><text:a xlink:type="simple" xlink:href="http://ivo.garant.ru/document/redirect/77312405/9352">См. предыдущую редакцию</text:a></text:p>
      <text:p text:style-name="s1">2) по цене, не превышающей начальную (максимальную) цену контракта, а также цену контракта, предложенную участником закупки (если в соответствии с настоящим Федеральным законом заявка участника закупки содержит предложение о цене контракта и (или) предусмотрена подача участником закупки такого предложения), либо по цене за единицу товара, работы, услуги, рассчитанной в соответствии с <text:a xlink:type="simple" xlink:href="#anchor51213">подпунктом "в" пункта 1 части 2 статьи 51</text:a> настоящего Федерального закона, и максимальному значению цены контракта (в случае, предусмотренном <text:a xlink:type="simple" xlink:href="#anchor2224">частью 24 статьи 22</text:a> настоящего Федерального закона);</text:p>
      <text:p text:style-name="s22header">Информация об изменениях:</text:p>
      <text:p text:style-name="s22"><text:bookmark text:name="anchor9353"/>Пункт 3 изменен с 1 января 2022 г. - <text:a xlink:type="simple" xlink:href="http://ivo.garant.ru/document/redirect/401423520/9606269">Федеральный закон</text:a> от 2 июля 2021 г. N 360-ФЗ</text:p>
      <text:p text:style-name="s22"><text:a xlink:type="simple" xlink:href="http://ivo.garant.ru/document/redirect/77312405/9353">См. предыдущую редакцию</text:a></text:p>
      <text:p text:style-name="s1">3) в порядке, установленном настоящим Федеральным законом для заключения контракта с победителем соответствующего способа определения поставщика (подрядчика, исполнителя), с учетом положений <text:a xlink:type="simple" xlink:href="#anchor939">части 9</text:a> настоящей статьи. При этом, если при проведении электронной процедуры, закрытой электронной процедуры закупка в соответствии с <text:a xlink:type="simple" xlink:href="#anchor528">частью 8 статьи 52</text:a>, <text:a xlink:type="simple" xlink:href="#anchor774">частью 4 статьи 77</text:a> настоящего Федерального закона осуществляется у единственного поставщика (подрядчика, исполнителя):</text:p>
      <text:p text:style-name="s22header">Информация об изменениях:</text:p>
      <text:p text:style-name="s22"><text:bookmark text:name="anchor93531"/>Подпункт "а" изменен с 1 января 2026 г. - <text:a xlink:type="simple" xlink:href="http://ivo.garant.ru/document/redirect/411208037/1931">Федеральный закон</text:a> от 26 декабря 2024 г. № 484-ФЗ</text:p>
      <text:p text:style-name="s22"><text:a xlink:type="simple" xlink:href="http://ivo.garant.ru/document/redirect/76848254/93531">См. предыдущую редакцию</text:a></text:p>
      <text:p text:style-name="s1">а) участник закупки в случаях, предусмотренных <text:a xlink:type="simple" xlink:href="#anchor51">статьей 51</text:a> настоящего Федерального закона для формирования, размещения информации и документов на электронной площадке, специализированной электронной площадке, формирует, подписывает усиленной <text:a xlink:type="simple" xlink:href="http://ivo.garant.ru/document/redirect/12184522/21">электронной подписью</text:a> лица, имеющего право действовать от имени участника закупки, и размещает такие информацию и документы в единой информационной системе (если иное не предусмотрено в соответствии с настоящим Федеральным законом);</text:p>
      <text:p text:style-name="s22header">Информация об изменениях:</text:p>
      <text:p text:style-name="s22"><text:bookmark text:name="anchor93532"/>Подпункт "б" изменен с 1 января 2026 г. - <text:a xlink:type="simple" xlink:href="http://ivo.garant.ru/document/redirect/411208037/1932">Федеральный закон</text:a> от 26 декабря 2024 г. № 484-ФЗ</text:p>
      <text:p text:style-name="s22"><text:a xlink:type="simple" xlink:href="http://ivo.garant.ru/document/redirect/76848254/93532">См. предыдущую редакцию</text:a></text:p>
      <text:p text:style-name="s1">б) положения <text:a xlink:type="simple" xlink:href="#anchor5122">пункта 2 части 2</text:a>, <text:a xlink:type="simple" xlink:href="#anchor51322">подпункта "б" пункта 2 части 3</text:a>, <text:a xlink:type="simple" xlink:href="#anchor516">частей 6</text:a> и <text:a xlink:type="simple" xlink:href="#anchor517">7 статьи 51</text:a> настоящего Федерального закона не применяются;</text:p>
      <text:p text:style-name="s22header">Информация об изменениях:</text:p>
      <text:p text:style-name="s22"><text:bookmark text:name="anchor93533"/>Пункт 3 дополнен подпунктом "в" с 1 января 2026 г. - <text:a xlink:type="simple" xlink:href="http://ivo.garant.ru/document/redirect/411208037/1933">Федеральный закон</text:a> от 26 декабря 2024 г. № 484-ФЗ</text:p>
      <text:p text:style-name="s1">в) количество протоколов разногласий, которые участник закупки вправе сформировать, подписать и разместить в соответствии с <text:a xlink:type="simple" xlink:href="#anchor5132">пунктом 2 части 3 статьи 51</text:a> настоящего Федерального закона, не ограничивается;</text:p>
      <text:p text:style-name="s22header">Информация об изменениях:</text:p>
      <text:p text:style-name="s22"><text:bookmark text:name="anchor93534"/>Пункт 3 дополнен подпунктом "г" с 1 января 2026 г. - <text:a xlink:type="simple" xlink:href="http://ivo.garant.ru/document/redirect/411208037/1933">Федеральный закон</text:a> от 26 декабря 2024 г. № 484-ФЗ</text:p>
      <text:p text:style-name="s1">г) в случае, предусмотренном <text:a xlink:type="simple" xlink:href="#anchor51321">подпунктом "а" пункта 2 части 3 статьи 51</text:a> настоящего Федерального закона, в протоколе разногласий вместо включенной в проект контракта информации, не соответствующей требованиям, установленным в извещении об осуществлении закупки, и положениям заявки на участие в закупке, указываются положения проекта контракта, в отношении которых возникли разногласия;</text:p>
      <text:p text:style-name="s22header">Информация об изменениях:</text:p>
      <text:p text:style-name="s22"><text:bookmark text:name="anchor93535"/>Пункт 3 дополнен подпунктом "д" с 1 января 2026 г. - <text:a xlink:type="simple" xlink:href="http://ivo.garant.ru/document/redirect/411208037/1933">Федеральный закон</text:a> от 26 декабря 2024 г. № 484-ФЗ</text:p>
      <text:p text:style-name="s1">д) участник закупки вправе сформировать, подписать усиленной <text:a xlink:type="simple" xlink:href="http://ivo.garant.ru/document/redirect/12184522/21">электронной подписью</text:a> лица, имеющего право действовать от имени участника закупки, и разместить в единой информационной системе отказ от заключения контракта;</text:p>
      <text:p text:style-name="s22header">Информация об изменениях:</text:p>
      <text:p text:style-name="s22"><text:bookmark text:name="anchor93536"/>Пункт 3 дополнен подпунктом "е" с 1 января 2026 г. - <text:a xlink:type="simple" xlink:href="http://ivo.garant.ru/document/redirect/411208037/1933">Федеральный закон</text:a> от 26 декабря 2024 г. № 484-ФЗ</text:p>
      <text:p text:style-name="s1">е) заказчик вправе сформировать, подписать усиленной электронной подписью лица, имеющего право действовать от имени заказчика, и разместить в единой информационной системе протокол об отказе от заключения контракта. Вместо информации об идентификационном номере заявки на участие в закупке, о факте, являющемся основанием для отказа от заключения контракта, реквизитов документов, подтверждающих этот факт, в таком протоколе указывается основание отказа заказчика от заключения контракта;</text:p>
      <text:p text:style-name="s22header">Информация об изменениях:</text:p>
      <text:p text:style-name="s22"><text:bookmark text:name="anchor9354"/>Пункт 4 изменен с 1 января 2022 г. - <text:a xlink:type="simple" xlink:href="http://ivo.garant.ru/document/redirect/401423520/9606270">Федеральный закон</text:a> от 2 июля 2021 г. N 360-ФЗ</text:p>
      <text:p text:style-name="s22"><text:a xlink:type="simple" xlink:href="http://ivo.garant.ru/document/redirect/77312405/9354">См. предыдущую редакцию</text:a></text:p>
      <text:p text:style-name="s1">4) по согласованию с контрольным органом в сфере закупок в случае признания несостоявшимися конкурса или аукциона, если начальная (максимальная) цена контракта превышает предельный размер (предельные размеры) начальной (максимальной) цены контракта, который <text:a xlink:type="simple" xlink:href="http://ivo.garant.ru/document/redirect/74333476/1">устанавливается</text:a> Правительством Российской Федерации.</text:p>
      <text:p text:style-name="s22header">Информация об изменениях:</text:p>
      <text:p text:style-name="s22"><text:bookmark text:name="anchor936"/>Статья 93 дополнена частью 6 с 1 июля 2020 г. - <text:a xlink:type="simple" xlink:href="http://ivo.garant.ru/document/redirect/73355373/1233">Федеральный закон</text:a> от 27 декабря 2019 г. N 449-ФЗ (в редакции <text:a xlink:type="simple" xlink:href="http://ivo.garant.ru/document/redirect/73946375/321">Федерального закона</text:a> от 24 апреля 2020 г. N 124-ФЗ)</text:p>
      <text:p text:style-name="s1">6. При необходимости согласования заключения контракта с единственным поставщиком (подрядчиком, исполнителем) с контрольным органом в сфере закупок в соответствии с <text:a xlink:type="simple" xlink:href="#anchor9354">пунктом 4 части 5</text:a> настоящей статьи заказчик либо уполномоченный орган или уполномоченное учреждение, наделенные полномочиями в соответствии со <text:a xlink:type="simple" xlink:href="#anchor26">статьей 26</text:a> настоящего Федерального закона, направляет в контрольный орган в сфере закупок обращение о согласовании заключения контракта с единственным поставщиком (подрядчиком, исполнителем) не позднее чем через пять рабочих дней с даты:</text:p>
      <text:p text:style-name="s1"><text:bookmark text:name="anchor9361"/>1) размещения в единой информационной системе протокола, содержащего информацию о признании определения поставщика (подрядчика, исполнителя) несостоявшимся (в случае, если такой протокол подлежит размещению в единой информационной системе в соответствии с настоящим Федеральным законом);</text:p>
      <text:p text:style-name="s1"><text:bookmark text:name="anchor9362"/>2) подписания протокола, содержащего информацию о признании определения поставщика (подрядчика, исполнителя) несостоявшимся (в случае, если такой протокол не подлежит размещению в единой информационной системе в соответствии с настоящим Федеральным законом).</text:p>
      <text:p text:style-name="s22header">Информация об изменениях:</text:p>
      <text:p text:style-name="s22"><text:bookmark text:name="anchor937"/>Статья 93 дополнена частью 7 с 1 июля 2020 г. - <text:a xlink:type="simple" xlink:href="http://ivo.garant.ru/document/redirect/73355373/1233">Федеральный закон</text:a> от 27 декабря 2019 г. N 449-ФЗ (в редакции <text:a xlink:type="simple" xlink:href="http://ivo.garant.ru/document/redirect/73946375/321">Федерального закона</text:a> от 24 апреля 2020 г. N 124-ФЗ)</text:p>
      <text:p text:style-name="s1">7. Обращение о согласовании заключения контракта с единственным поставщиком (подрядчиком, исполнителем) подлежит направлению:</text:p>
      <text:p text:style-name="s22header">Информация об изменениях:</text:p>
      <text:p text:style-name="s22"><text:bookmark text:name="anchor9371"/>Пункт 1 изменен с 1 января 2022 г. - <text:a xlink:type="simple" xlink:href="http://ivo.garant.ru/document/redirect/401423520/503104">Федеральный закон</text:a> от 2 июля 2021 г. N 360-ФЗ</text:p>
      <text:p text:style-name="s22"><text:a xlink:type="simple" xlink:href="http://ivo.garant.ru/document/redirect/77312405/9371">См. предыдущую редакцию</text:a></text:p>
      <text:p text:style-name="s1">1) при осуществлении закупок для обеспечения федеральных нужд, а также при применении закрытых конкурентных способов - в федеральный орган исполнительной власти, уполномоченный на осуществление контроля в сфере закупок, контрольный орган в сфере государственного оборонного заказа;</text:p>
      <text:p text:style-name="s22header">Информация об изменениях:</text:p>
      <text:p text:style-name="s22"><text:bookmark text:name="anchor9372"/>Пункт 2 изменен с 19 августа 2024 г. - <text:a xlink:type="simple" xlink:href="http://ivo.garant.ru/document/redirect/409493579/5931">Федеральный закон</text:a> от 8 августа 2024 г. N 232-ФЗ</text:p>
      <text:p text:style-name="s22"><text:a xlink:type="simple" xlink:href="http://ivo.garant.ru/document/redirect/76839266/9372">См. предыдущую редакцию</text:a></text:p>
      <text:p text:style-name="s1">2) при осуществлении закупок для обеспечения нужд субъекта Российской Федерации - в исполнительный орган субъекта Российской Федерации, уполномоченный на осуществление контроля в сфере закупок;</text:p>
      <text:p text:style-name="s22header">Информация об изменениях:</text:p>
      <text:p text:style-name="s22"><text:bookmark text:name="anchor9373"/>Пункт 3 изменен с 24 июня 2023 г. - <text:a xlink:type="simple" xlink:href="http://ivo.garant.ru/document/redirect/407030940/1432">Федеральный закон</text:a> от 13 июня 2023 г. N 228-ФЗ</text:p>
      <text:p text:style-name="s22"><text:a xlink:type="simple" xlink:href="http://ivo.garant.ru/document/redirect/76820589/9373">См. предыдущую редакцию</text:a></text:p>
      <text:p text:style-name="s1">3) при осуществлении закупок для обеспечения муниципальных нужд - в орган местного самоуправления муниципального района, орган местного самоуправления муниципального округа или орган местного самоуправления городского округа, уполномоченные на осуществление контроля в сфере закупок.</text:p>
      <text:p text:style-name="s22header">Информация об изменениях:</text:p>
      <text:p text:style-name="s22"><text:bookmark text:name="anchor938"/>Часть 8 изменена с 9 мая 2023 г. - <text:a xlink:type="simple" xlink:href="http://ivo.garant.ru/document/redirect/406812035/142">Федеральный закон</text:a> от 28 апреля 2023 г. N 154-ФЗ</text:p>
      <text:p text:style-name="s22"><text:a xlink:type="simple" xlink:href="http://ivo.garant.ru/document/redirect/76819422/938">См. предыдущую редакцию</text:a></text:p>
      <text:p text:style-name="s1">8. Контрольный орган в сфере закупок обязан рассмотреть обращение о согласовании заключения контракта с единственным поставщиком (подрядчиком, исполнителем) в течение восьми рабочих дней со дня, следующего за днем поступления обращения о согласовании заключения контракта с единственным поставщиком (подрядчиком, исполнителем). По результатам рассмотрения такого обращения и проведения внеплановой проверки контрольный орган в сфере закупок принимает решение о согласовании заключения контракта с единственным поставщиком (подрядчиком, исполнителем) либо об отказе в таком согласовании.</text:p>
      <text:p text:style-name="s22header">Информация об изменениях:</text:p>
      <text:p text:style-name="s22"><text:bookmark text:name="anchor939"/>Статья 93 дополнена частью 9 с 1 июля 2020 г. - <text:a xlink:type="simple" xlink:href="http://ivo.garant.ru/document/redirect/73355373/1233">Федеральный закон</text:a> от 27 декабря 2019 г. N 449-ФЗ (в редакции <text:a xlink:type="simple" xlink:href="http://ivo.garant.ru/document/redirect/73946375/321">Федерального закона</text:a> от 24 апреля 2020 г. N 124-ФЗ)</text:p>
      <text:p text:style-name="s1">9. При необходимости согласования с контрольным органом в сфере закупок заключения контракта с единственным поставщиком (подрядчиком, исполнителем) в соответствии с <text:a xlink:type="simple" xlink:href="#anchor9354">пунктом 4 части 5</text:a> настоящей статьи должны соблюдаться следующие требования:</text:p>
      <text:p text:style-name="s1"><text:bookmark text:name="anchor9391"/>1) срок для подписания заказчиком проекта контракта подлежит исчислению со дня, следующего за днем получения заказчиком, или уполномоченным органом, или уполномоченным учреждением, направившими обращение, предусмотренное <text:a xlink:type="simple" xlink:href="#anchor936">частью 6</text:a> настоящей статьи, решения о согласовании заключения контракта с единственным поставщиком (подрядчиком, исполнителем);</text:p>
      <text:p text:style-name="s1"><text:bookmark text:name="anchor9392"/>2) контракт не может быть заключен до даты исполнения выданного в соответствии с <text:a xlink:type="simple" xlink:href="#anchor99222">пунктом 2 части 22 статьи 99</text:a> настоящего Федерального закона предписания по результатам проведения внеплановой проверки в соответствии с <text:a xlink:type="simple" xlink:href="#anchor99154">пунктом 4 части 15 статьи 99</text:a> настоящего Федерального закона. В случае, если таким предписанием предусмотрена необходимость внесения изменений в проект контракта, заказчик в соответствии с указанным предписанием вносит изменения в проект контракта и направляет его участнику закупки, с которым заключается контракт, в порядке, установленном для заключения контракта с победителем соответствующего способа определения поставщика (подрядчика, исполнителя);</text:p>
      <text:p text:style-name="s1"><text:bookmark text:name="anchor9393"/>3) контракт заключается не ранее чем через десять дней со дня размещения в единой информационной системе или подписания соответствующего протокола, указанного в <text:a xlink:type="simple" xlink:href="#anchor936">части 6</text:a> настоящей статьи, и не позднее чем через двадцать дней с даты получения заказчиком, уполномоченным органом, уполномоченным учреждением решения о согласовании заключения контракта с единственным поставщиком (подрядчиком, исполнителем). Заключение контракта до получения такого решения не допускается.</text:p>
      <text:p text:style-name="s22header">Информация об изменениях:</text:p>
      <text:p text:style-name="s22"><text:bookmark text:name="anchor9310"/>Статья 93 дополнена частью 10 с 1 июля 2020 г. - <text:a xlink:type="simple" xlink:href="http://ivo.garant.ru/document/redirect/73355373/1233">Федеральный закон</text:a> от 27 декабря 2019 г. N 449-ФЗ (в редакции <text:a xlink:type="simple" xlink:href="http://ivo.garant.ru/document/redirect/73946375/321">Федерального закона</text:a> от 24 апреля 2020 г. N 124-ФЗ)</text:p>
      <text:p text:style-name="s1">10. В случае принятия контрольным органом в сфере закупок решения об отказе в согласовании заключения контракта с единственным поставщиком (подрядчиком, исполнителем) определение поставщика признается несостоявшимся. Заказчик вносит изменения в план-график закупок (при необходимости), осуществляет новую закупку в соответствии с настоящим Федеральным законом (при необходимости).</text:p>
      <text:p text:style-name="s22header">Информация об изменениях:</text:p>
      <text:p text:style-name="s22"><text:bookmark text:name="anchor93011"/>Статья 93 дополнена частью 11 с 1 июля 2020 г. - <text:a xlink:type="simple" xlink:href="http://ivo.garant.ru/document/redirect/73355373/1233">Федеральный закон</text:a> от 27 декабря 2019 г. N 449-ФЗ (в редакции <text:a xlink:type="simple" xlink:href="http://ivo.garant.ru/document/redirect/73946375/321">Федерального закона</text:a> от 24 апреля 2020 г. N 124-ФЗ)</text:p>
      <text:p text:style-name="s1">11. Правительством Российской Федерации устанавливаются <text:a xlink:type="simple" xlink:href="http://ivo.garant.ru/document/redirect/74333476/1000">правила</text:a> согласования контрольным органом в сфере закупок заключения контракта с единственным поставщиком (подрядчиком, исполнителем) в случае, предусмотренном <text:a xlink:type="simple" xlink:href="#anchor9354">пунктом 4 части 5</text:a> настоящей статьи, которые предусматривают, в частности:</text:p>
      <text:p text:style-name="s1"><text:bookmark text:name="anchor930111"/>1) порядок направления обращения о согласовании заключения контракта с единственным поставщиком (подрядчиком, исполнителем), требования к составу, содержанию, форме такого обращения;</text:p>
      <text:p text:style-name="s1"><text:bookmark text:name="anchor930112"/>2) порядок рассмотрения контрольным органом в сфере закупок обращения о согласовании заключения контракта с единственным поставщиком (подрядчиком, исполнителем), основания для принятия решения о согласовании заключения контракта с единственным поставщиком (подрядчиком, исполнителем) либо об отказе в таком согласовании;</text:p>
      <text:p text:style-name="s1"><text:bookmark text:name="anchor930113"/>3) порядок направления решения о согласовании заключения контракта с единственным поставщиком (подрядчиком, исполнителем) либо об отказе в таком согласовании.</text:p>
      <text:p text:style-name="s22header">Информация об изменениях:</text:p>
      <text:p text:style-name="s22"><text:bookmark text:name="anchor93012"/>Часть 12 изменена с 25 марта 2024 г. - <text:a xlink:type="simple" xlink:href="http://ivo.garant.ru/document/redirect/408274115/242">Федеральный закон</text:a> от 25 декабря 2023 г. N 624-ФЗ</text:p>
      <text:p text:style-name="s22"><text:a xlink:type="simple" xlink:href="http://ivo.garant.ru/document/redirect/76831011/93012">См. предыдущую редакцию</text:a></text:p>
      <text:p text:style-name="s1">12. В случаях, предусмотренных <text:a xlink:type="simple" xlink:href="#anchor9314">пунктами 4 - 5.2 части 1</text:a> настоящей статьи, в электронной форме с использованием электронной площадки может осуществляться на сумму, не превышающую пяти миллионов рублей, закупка, по результатам которой заключается контракт на поставку товара или контракт, предметом которого является предоставление права на использование программы для электронной вычислительной машины и (или) базы данных (включая обновления к ним и дополнительные функциональные возможности), в том числе путем предоставления удаленного доступа к ним через информационно-телекоммуникационные сети, в том числе через информационно-телекоммуникационную сеть "Интернет" (далее в настоящей части также - товар). Годовой объем закупок, осуществляемых в таком порядке, не должен превышать сто миллионов рублей. Закупка товара в соответствии с настоящей частью осуществляется в следующем порядке:</text:p>
      <text:p text:style-name="s1"><text:bookmark text:name="anchor930121"/>1) в целях участия в проводимых на электронной площадке закупках, предусмотренных настоящей частью, участники закупки вправе сформировать на электронной площадке, подписать усиленной электронной подписью и разместить на такой электронной площадке предварительное предложение о поставке товаров (далее - предварительное предложение), содержащее в отношении каждого товара, предлагаемого таким участником закупки к поставкам:</text:p>
      <text:p text:style-name="s1"><text:bookmark text:name="anchor931211"/>а) наименование товара и его характеристики с использованием каталога товаров, работ, услуг для обеспечения государственных и муниципальных нужд;</text:p>
      <text:p text:style-name="s1"><text:bookmark text:name="anchor931212"/>б) товарный знак (при наличии);</text:p>
      <text:p text:style-name="s1"><text:bookmark text:name="anchor931213"/>в) наименование страны происхождения товара;</text:p>
      <text:p text:style-name="s22header">Информация об изменениях:</text:p>
      <text:p text:style-name="s22"><text:bookmark text:name="anchor931214"/>Подпункт "г" изменен с 1 января 2025 г. - <text:a xlink:type="simple" xlink:href="http://ivo.garant.ru/document/redirect/409494237/21622">Федеральный закон</text:a> от 8 августа 2024 г. N 318-ФЗ</text:p>
      <text:p text:style-name="s22"><text:a xlink:type="simple" xlink:href="http://ivo.garant.ru/document/redirect/76831012/931214">См. предыдущую редакцию</text:a></text:p>
      <text:p text:style-name="s9header">ГАРАНТ:</text:p>
      <text:p text:style-name="s9">Положения подпункта "г" (в редакции <text:a xlink:type="simple" xlink:href="http://ivo.garant.ru/document/redirect/409494237/21622">Федерального закона</text:a> от 8 августа 2024 г. N 318-ФЗ) <text:a xlink:type="simple" xlink:href="http://ivo.garant.ru/document/redirect/409494237/55">применяются</text:a> к отношениям, связанным с осуществлением закупок товаров, работ, услуг, извещения об осуществлении которых размещены в ЕИС и приглашения принять участие в которых направлены либо контракты с единственными поставщиками при осуществлении которых заключены с 1 января 2025 г.</text:p>
      <text:p text:style-name="s1">г) информацию и документы, определенные в соответствии с <text:a xlink:type="simple" xlink:href="#anchor1422">пунктом 2 части 2 статьи 14</text:a> настоящего Федерального закона. В случае отсутствия этих информации и документов данный товар приравнивается к товару, происходящему из иностранного государства;</text:p>
      <text:p text:style-name="s22header">Информация об изменениях:</text:p>
      <text:p text:style-name="s22"><text:bookmark text:name="anchor931215"/>Подпункт "д" изменен с 1 января 2025 г. - <text:a xlink:type="simple" xlink:href="http://ivo.garant.ru/document/redirect/409494237/21623">Федеральный закон</text:a> от 8 августа 2024 г. N 318-ФЗ</text:p>
      <text:p text:style-name="s22"><text:a xlink:type="simple" xlink:href="http://ivo.garant.ru/document/redirect/76831012/931215">См. предыдущую редакцию</text:a></text:p>
      <text:p text:style-name="s1">д) единицу измерения товара по общероссийскому классификатору, используемому для количественной оценки технико-экономических и социальных показателей;</text:p>
      <text:p text:style-name="s22header">Информация об изменениях:</text:p>
      <text:p text:style-name="s22"><text:bookmark text:name="anchor931216"/>Подпункт "е" изменен с 1 января 2025 г. - <text:a xlink:type="simple" xlink:href="http://ivo.garant.ru/document/redirect/409494237/21624">Федеральный закон</text:a> от 8 августа 2024 г. N 318-ФЗ</text:p>
      <text:p text:style-name="s22"><text:a xlink:type="simple" xlink:href="http://ivo.garant.ru/document/redirect/76831012/931216">См. предыдущую редакцию</text:a></text:p>
      <text:p text:style-name="s1">е) цену (цены) единицы товара с учетом стоимости доставки, налогов, сборов и иных обязательных платежей, предусмотренных <text:a xlink:type="simple" xlink:href="#anchor931217">подпунктами "ж"</text:a> и <text:a xlink:type="simple" xlink:href="#anchor931218">"з"</text:a> настоящего пункта количества товара, предлагаемого участником закупки к поставкам, и субъекта (субъектов) Российской Федерации, муниципального (муниципальных) района (районов), муниципального (муниципальных) округа (округов) или городского (городских) округа (округов), в пределах территории (территорий) которого (которых) участник закупки предлагает товар к поставкам;</text:p>
      <text:p text:style-name="s22header">Информация об изменениях:</text:p>
      <text:p text:style-name="s22"><text:bookmark text:name="anchor931217"/>Подпункт "ж" изменен с 24 июня 2023 г. - <text:a xlink:type="simple" xlink:href="http://ivo.garant.ru/document/redirect/407030940/14332">Федеральный закон</text:a> от 13 июня 2023 г. N 228-ФЗ</text:p>
      <text:p text:style-name="s22"><text:a xlink:type="simple" xlink:href="http://ivo.garant.ru/document/redirect/76820589/931217">См. предыдущую редакцию</text:a></text:p>
      <text:p text:style-name="s1">ж) минимальное и (или) максимальное количество товара, предлагаемое участником закупки к поставкам. При этом такое количество товара может быть указано с учетом предусмотренных <text:a xlink:type="simple" xlink:href="#anchor931218">подпунктом "з"</text:a> настоящего пункта субъекта (субъектов) Российской Федерации, муниципального (муниципальных) района (районов), муниципального (муниципальных) округа (округов) или городского (городских) округа (округов), в пределах территории (территорий) которого (которых) участник закупки предлагает товар к поставкам;</text:p>
      <text:p text:style-name="s22header">Информация об изменениях:</text:p>
      <text:p text:style-name="s22"><text:bookmark text:name="anchor931218"/>Подпункт "з" изменен с 24 июня 2023 г. - <text:a xlink:type="simple" xlink:href="http://ivo.garant.ru/document/redirect/407030940/14333">Федеральный закон</text:a> от 13 июня 2023 г. N 228-ФЗ</text:p>
      <text:p text:style-name="s22"><text:a xlink:type="simple" xlink:href="http://ivo.garant.ru/document/redirect/76820589/931218">См. предыдущую редакцию</text:a></text:p>
      <text:p text:style-name="s1">з) наименование субъекта (субъектов) Российской Федерации, муниципального (муниципальных) района (районов), муниципального (муниципальных) округа (округов) или городского (городских) округа (округов) по общероссийскому (общероссийским) классификатору (классификаторам), используемому (используемым) для сопоставимости и автоматизированной обработки информации в разрезах административно-территориального деления, систематизации и однозначной идентификации на всей территории Российской Федерации муниципальных образований и населенных пунктов, входящих в их состав, в пределах территории (территорий) которого (которых) участник закупки предлагает товар к поставкам;</text:p>
      <text:p text:style-name="s1"><text:bookmark text:name="anchor931219"/>и) срок действия предварительного предложения, который не может составлять более одного месяца с даты его размещения на электронной площадке. Участник закупки вправе продлить срок действия предварительного предложения или отозвать его в любой момент до направления оператором электронной площадки заявки заказчику в соответствии с подпунктом "в" пункта 5 настоящей части;</text:p>
      <text:p text:style-name="s22header">Информация об изменениях:</text:p>
      <text:p text:style-name="s22"><text:bookmark text:name="anchor931220"/>Подпункт "к" изменен с 1 января 2022 г. - <text:a xlink:type="simple" xlink:href="http://ivo.garant.ru/document/redirect/401423520/9606271">Федеральный закон</text:a> от 2 июля 2021 г. N 360-ФЗ</text:p>
      <text:p text:style-name="s22"><text:a xlink:type="simple" xlink:href="http://ivo.garant.ru/document/redirect/77312405/931220">См. предыдущую редакцию</text:a></text:p>
      <text:p text:style-name="s1">к) информацию и документы, предусмотренные <text:a xlink:type="simple" xlink:href="#anchor431113">подпунктами "н" - "п" пункта 1 части 1 статьи 43</text:a> настоящего Федерального закона;</text:p>
      <text:p text:style-name="s22header">Информация об изменениях:</text:p>
      <text:p text:style-name="s22"><text:bookmark text:name="anchor931221"/>Подпункт "л" изменен с 24 июня 2023 г. - <text:a xlink:type="simple" xlink:href="http://ivo.garant.ru/document/redirect/407030940/14334">Федеральный закон</text:a> от 13 июня 2023 г. N 228-ФЗ</text:p>
      <text:p text:style-name="s22"><text:a xlink:type="simple" xlink:href="http://ivo.garant.ru/document/redirect/76820589/931221">См. предыдущую редакцию</text:a></text:p>
      <text:p text:style-name="s1">л) минимальный (минимальные) срок (сроки) и (или) максимальный (максимальные) срок (сроки) поставки товара с учетом предусмотренных <text:a xlink:type="simple" xlink:href="#anchor931217">подпунктами "ж"</text:a> и <text:a xlink:type="simple" xlink:href="#anchor931218">"з"</text:a> настоящего пункта количества товара, предлагаемого участником закупки к поставкам, и субъекта (субъектов) Российской Федерации, муниципального (муниципальных) района (районов), муниципального (муниципальных) округа (округов) или городского (городских) округа (округов), в пределах территории (территорий) которого (которых) участник закупки предлагает товар к поставкам. Предусмотренные настоящим подпунктом сроки поставки товара исчисляются календарными днями и указываются в предварительном предложении в календарных днях. При этом неуказание в соответствии с настоящим подпунктом минимального (минимальных) или максимального (максимальных) срока (сроков) означает согласие участника закупки со сроком поставки товара, предусмотренным в извещении об осуществлении закупки в соответствии с <text:a xlink:type="simple" xlink:href="#anchor931233">подпунктом "в" пункта 3</text:a> настоящей части;</text:p>
      <text:p text:style-name="s1"><text:bookmark text:name="anchor930122"/>2) размещение предварительного предложения в соответствии с <text:a xlink:type="simple" xlink:href="#anchor930121">пунктом 1</text:a> настоящей части означает согласие участника закупки на направление оператором электронной площадки заказчикам предложений о поставке товаров, соответствующих требованиям, установленным в извещениях об осуществлении закупок в соответствии с <text:a xlink:type="simple" xlink:href="#anchor931213">подпунктом "в" пункта 3</text:a> настоящей части. При этом ответственность за достоверность информации и документов, содержащихся в предварительном предложении, за соответствие указанных информации и документов требованиям, установленным законодательством Российской Федерации, несет участник закупки. Предусмотренное настоящим пунктом предварительное предложение о поставке товара признается заявкой на участие в закупке, поданной участником закупки, начиная с осуществления оператором электронной площадки действия, предусмотренного <text:a xlink:type="simple" xlink:href="#anchor9301251">подпунктом "а" пункта 5</text:a> настоящей части. Участник закупки в порядке, установленном <text:a xlink:type="simple" xlink:href="#anchor930121">пунктом 1</text:a> настоящей части для формирования и размещения предварительного предложения, вправе внести в предварительное предложение изменения. При этом такие изменения применяются к отношениям, связанным с участием в закупках, извещения об осуществлении которых размещены в единой информационной системе после размещения на электронной площадке таких изменений;</text:p>
      <text:p text:style-name="s1"><text:bookmark text:name="anchor930123"/>3) заказчик формирует с использованием единой информационной системы, подписывает усиленной электронной подписью и размещает в единой информационной системе извещение об осуществлении закупки, содержащее:</text:p>
      <text:p text:style-name="s1"><text:bookmark text:name="anchor931231"/>а) адрес электронной площадки в информационно-телекоммуникационной сети "Интернет";</text:p>
      <text:p text:style-name="s22header">Информация об изменениях:</text:p>
      <text:p text:style-name="s22"><text:bookmark text:name="anchor931232"/>Подпункт "б" изменен с 1 января 2024 г. - <text:a xlink:type="simple" xlink:href="http://ivo.garant.ru/document/redirect/405873973/23">Федеральный закон</text:a> от 5 декабря 2022 г. N 500-ФЗ</text:p>
      <text:p text:style-name="s22"><text:a xlink:type="simple" xlink:href="http://ivo.garant.ru/document/redirect/76830780/931232">См. предыдущую редакцию</text:a></text:p>
      <text:p text:style-name="s1">б) информацию, указанную в <text:a xlink:type="simple" xlink:href="#anchor42101">пунктах 1 - 3</text:a>, <text:a xlink:type="simple" xlink:href="#anchor42109">9</text:a>, <text:a xlink:type="simple" xlink:href="#anchor42110">10</text:a>, <text:a xlink:type="simple" xlink:href="#anchor42113">13</text:a>, <text:a xlink:type="simple" xlink:href="#anchor42115">15</text:a>, <text:a xlink:type="simple" xlink:href="#anchor42117">17</text:a>, <text:a xlink:type="simple" xlink:href="#anchor42118">18</text:a> и <text:a xlink:type="simple" xlink:href="#anchor42124">24 части 1 статьи 42</text:a> настоящего Федерального закона;</text:p>
      <text:p text:style-name="s1"><text:bookmark text:name="anchor931233"/>в) наименование товара и его характеристики с использованием каталога товаров, работ, услуг для обеспечения государственных и муниципальных нужд, начальную цену единицы товара с учетом стоимости доставки, налогов, сборов и иных обязательных платежей, количество закупаемого товара, единицу измерения товара по общероссийскому классификатору, используемому для количественной оценки технико-экономических и социальных показателей, срок и место поставки товара по общероссийскому (общероссийским) классификатору (классификаторам), используемому (используемым) для сопоставимости и автоматизированной обработки информации в разрезах административно-территориального деления, систематизации и однозначной идентификации на всей территории Российской Федерации муниципальных образований и населенных пунктов, входящих в их состав. Предусмотренный настоящим подпунктом срок поставки товара исчисляется календарными днями и указывается в извещении об осуществлении закупки в календарных днях;</text:p>
      <text:p text:style-name="s1"><text:bookmark text:name="anchor931234"/>г) информацию о возможности одностороннего отказа от исполнения контракта в соответствии с положениями <text:a xlink:type="simple" xlink:href="#anchor958">частей 8 - 23</text:a> и <text:a xlink:type="simple" xlink:href="#anchor9525">25 статьи 95</text:a> настоящего Федерального закона;</text:p>
      <text:p text:style-name="s22header">Информация об изменениях:</text:p>
      <text:p text:style-name="s22"><text:bookmark text:name="anchor931235"/>Подпункт "д" изменен с 1 января 2022 г. - <text:a xlink:type="simple" xlink:href="http://ivo.garant.ru/document/redirect/401423520/9606274">Федеральный закон</text:a> от 2 июля 2021 г. N 360-ФЗ</text:p>
      <text:p text:style-name="s22"><text:a xlink:type="simple" xlink:href="http://ivo.garant.ru/document/redirect/77312405/931235">См. предыдущую редакцию</text:a></text:p>
      <text:p text:style-name="s1">д) требования, предъявляемые к участникам закупки и предусмотренные <text:a xlink:type="simple" xlink:href="#anchor3110">частями 1</text:a> и <text:a xlink:type="simple" xlink:href="#anchor3120">2 статьи 31</text:a> настоящего Федерального закона (при наличии);</text:p>
      <text:p text:style-name="s1"><text:bookmark text:name="anchor931236"/>е) требование, устанавливаемое в соответствии с <text:a xlink:type="simple" xlink:href="#anchor310011">частью 1.1 статьи 31</text:a> настоящего Федерального закона (при наличии);</text:p>
      <text:p text:style-name="s22header">Информация об изменениях:</text:p>
      <text:p text:style-name="s22"><text:bookmark text:name="anchor930124"/>Пункт 4 изменен с 16 апреля 2022 г. - <text:a xlink:type="simple" xlink:href="http://ivo.garant.ru/document/redirect/404488108/21802">Федеральный закон</text:a> от 16 апреля 2022 г. N 104-ФЗ</text:p>
      <text:p text:style-name="s22"><text:a xlink:type="simple" xlink:href="http://ivo.garant.ru/document/redirect/76800887/930124">См. предыдущую редакцию</text:a></text:p>
      <text:p text:style-name="s1">4) извещение об осуществлении закупки, предусмотренное <text:a xlink:type="simple" xlink:href="#anchor930123">пунктом 3</text:a> настоящей части, должно содержать проект контракта, а также обоснование цены контракта у единственного поставщика. Внесение изменений в такое извещение не допускается;</text:p>
      <text:p text:style-name="s1"><text:bookmark text:name="anchor930125"/>5) в течение одного часа с момента размещения в единой информационной системе извещения об осуществлении закупки оператор электронной площадки с учетом положений <text:a xlink:type="simple" xlink:href="#anchor930128">пункта 8</text:a> настоящей части с использованием электронной площадки:</text:p>
      <text:p text:style-name="s1"><text:bookmark text:name="anchor9301251"/>а) определяет из числа всех предварительных предложений, размещенных в соответствии с <text:a xlink:type="simple" xlink:href="#anchor930121">пунктом 1</text:a> настоящей части, не более пяти заявок на участие в закупке (предварительных предложений), соответствующих требованиям, установленным в извещении об осуществлении закупки в соответствии с <text:a xlink:type="simple" xlink:href="#anchor931233">подпунктами "в"</text:a> и <text:a xlink:type="simple" xlink:href="#anchor931236">"е" пункта 3</text:a> настоящей части, и содержащих наименьшие цены за единицу товара, являющегося объектом закупки. При этом при определении таких заявок не учитываются заявки участников закупки, у которых отсутствует не заблокированное в соответствии с <text:a xlink:type="simple" xlink:href="#anchor9301254">подпунктом "г"</text:a> настоящего пункта количество товара в размере количества закупаемого товара, предусмотренного в извещении об осуществлении закупки в соответствии с <text:a xlink:type="simple" xlink:href="#anchor931233">подпунктом "в" пункта 3</text:a> настоящей части;</text:p>
      <text:p text:style-name="s22header">Информация об изменениях:</text:p>
      <text:p text:style-name="s22"><text:bookmark text:name="anchor9301252"/>Подпункт "б" изменен с 1 января 2023 г. - <text:a xlink:type="simple" xlink:href="http://ivo.garant.ru/document/redirect/404902805/2723">Федеральный закон</text:a> от 28 июня 2022 г. N 231-ФЗ</text:p>
      <text:p text:style-name="s22"><text:a xlink:type="simple" xlink:href="http://ivo.garant.ru/document/redirect/76817050/9301252">См. предыдущую редакцию</text:a></text:p>
      <text:p text:style-name="s1">б) присваивает каждой заявке на участие в закупке, предусмотренной подпунктом "а" настоящего пункта, идентификационный номер, порядковый номер в порядке возрастания цены за единицу товара, предусмотренной <text:a xlink:type="simple" xlink:href="#anchor931216">подпунктом "е" пункта 1</text:a> настоящей части. Первый порядковый номер присваивается заявке на участие в закупке, содержащей наименьшую цену за единицу товара. В случае, если несколько заявок на участие в закупке содержат одинаковую цену за единицу товара, меньший порядковый номер присваивается заявке на участие в закупке, поданной участником закупки, разместившим в соответствии с <text:a xlink:type="simple" xlink:href="#anchor930121">пунктом 1</text:a> настоящей части предварительное предложение в отношении такого товара ранее других участников закупки. В случае, если в соответствии с <text:a xlink:type="simple" xlink:href="#anchor9301251">подпунктом "а"</text:a> настоящего пункта определена одна заявка на участие в закупке, такой заявке присваивается первый порядковый номер;</text:p>
      <text:p text:style-name="s22header">Информация об изменениях:</text:p>
      <text:p text:style-name="s22"><text:bookmark text:name="anchor9301253"/>Подпункт "в" изменен с 1 января 2022 г. - <text:a xlink:type="simple" xlink:href="http://ivo.garant.ru/document/redirect/401423520/9606277">Федеральный закон</text:a> от 2 июля 2021 г. N 360-ФЗ</text:p>
      <text:p text:style-name="s22"><text:a xlink:type="simple" xlink:href="http://ivo.garant.ru/document/redirect/77312405/9301253">См. предыдущую редакцию</text:a></text:p>
      <text:p text:style-name="s1">в) направляет заказчику заявки на участие в закупке (с указанием присвоенных в соответствии с <text:a xlink:type="simple" xlink:href="#anchor9301252">подпунктом "б"</text:a> настоящего пункта порядковых номеров), предусмотренные <text:a xlink:type="simple" xlink:href="#anchor9301251">подпунктом "а"</text:a> настоящего пункта и содержащие информацию и документы, предусмотренные <text:a xlink:type="simple" xlink:href="#anchor931211">подпунктами "а" - "е"</text:a> и <text:a xlink:type="simple" xlink:href="#anchor931220">"к" пункта 1</text:a> настоящей части, <text:a xlink:type="simple" xlink:href="#anchor436002">пунктом 2 части 6 статьи 43</text:a> настоящего Федерального закона;</text:p>
      <text:p text:style-name="s1"><text:bookmark text:name="anchor9301254"/>г) в случае указания участником закупки в предварительном предложении в соответствии с <text:a xlink:type="simple" xlink:href="#anchor931217">подпунктом "ж" пункта 1</text:a> настоящей части максимального количества товара блокирует количество товара, указанное в соответствии с таким подпунктом в предварительном предложении каждого участника закупки, заявка которого направлена в соответствии с <text:a xlink:type="simple" xlink:href="#anchor9301253">подпунктом "в"</text:a> настоящего пункта, в размере предусмотренного в извещении об осуществлении закупки в соответствии с <text:a xlink:type="simple" xlink:href="#anchor931233">подпунктом "в" пункта 3</text:a> настоящей части количества закупаемого товара;</text:p>
      <text:p text:style-name="s1"><text:bookmark text:name="anchor930126"/>6) не позднее одного рабочего дня со дня, следующего за днем получения информации и документов, предусмотренных <text:a xlink:type="simple" xlink:href="#anchor9301253">подпунктом "в" пункта 5</text:a> настоящей части, заказчик:</text:p>
      <text:p text:style-name="s22header">Информация об изменениях:</text:p>
      <text:p text:style-name="s22"><text:bookmark text:name="anchor9301261"/>Подпункт "а" изменен с 1 января 2022 г. - <text:a xlink:type="simple" xlink:href="http://ivo.garant.ru/document/redirect/401423520/9606279">Федеральный закон</text:a> от 2 июля 2021 г. N 360-ФЗ</text:p>
      <text:p text:style-name="s22"><text:a xlink:type="simple" xlink:href="http://ivo.garant.ru/document/redirect/77312405/9301261">См. предыдущую редакцию</text:a></text:p>
      <text:p text:style-name="s1">а) принимает в отношении каждой заявки решение о соответствии заявки на участие в закупке требованиям, установленным в извещении об осуществлении закупки, или решение об отклонении заявки на участие в закупке в случае непредставления информации и документов, предусмотренных <text:a xlink:type="simple" xlink:href="#anchor9301253">подпунктом "в" пункта 5</text:a> настоящей части, несоответствия таких информации и документов требованиям, установленным в извещении об осуществлении закупки, либо в случаях, предусмотренных <text:a xlink:type="simple" xlink:href="#anchor48123">пунктами 3 - 6</text:a>, <text:a xlink:type="simple" xlink:href="#anchor48128">8 части 12 статьи 48</text:a> настоящего Федерального закона;</text:p>
      <text:p text:style-name="s22header">Информация об изменениях:</text:p>
      <text:p text:style-name="s22"><text:bookmark text:name="anchor9301262"/>Подпункт "б" изменен с 1 января 2023 г. - <text:a xlink:type="simple" xlink:href="http://ivo.garant.ru/document/redirect/404902805/2724">Федеральный закон</text:a> от 28 июня 2022 г. N 231-ФЗ</text:p>
      <text:p text:style-name="s22"><text:a xlink:type="simple" xlink:href="http://ivo.garant.ru/document/redirect/76817050/9301262">См. предыдущую редакцию</text:a></text:p>
      <text:p text:style-name="s1">б) на основании решений, предусмотренных <text:a xlink:type="simple" xlink:href="#anchor9301261">подпунктом "а"</text:a> настоящего пункта, присваивает каждой заявке на участие в закупке, которая не отклонена, порядковый номер в порядке возрастания цены за единицу товара, предусмотренной <text:a xlink:type="simple" xlink:href="#anchor931216">подпунктом "е" пункта 1</text:a> настоящей части, с учетом положений нормативных правовых актов, принятых в соответствии со <text:a xlink:type="simple" xlink:href="#anchor14">статьей 14</text:a> настоящего Федерального закона. Первый порядковый номер присваивается заявке на участие в закупке, содержащей наименьшую цену за единицу товара, или являющейся единственной заявкой, которая не отклонена в соответствии с <text:a xlink:type="simple" xlink:href="#anchor9301251">подпунктом "а"</text:a> настоящего пункта;</text:p>
      <text:p text:style-name="s22header">Информация об изменениях:</text:p>
      <text:p text:style-name="s22"><text:bookmark text:name="anchor9301263"/>Подпункт "в" изменен с 1 января 2022 г. - <text:a xlink:type="simple" xlink:href="http://ivo.garant.ru/document/redirect/401423520/9606280">Федеральный закон</text:a> от 2 июля 2021 г. N 360-ФЗ</text:p>
      <text:p text:style-name="s22"><text:a xlink:type="simple" xlink:href="http://ivo.garant.ru/document/redirect/77312405/9301263">См. предыдущую редакцию</text:a></text:p>
      <text:p text:style-name="s1">в) формирует с использованием электронной площадки протокол подведения итогов определения поставщика, подписывает его усиленной электронной подписью лица, имеющего право действовать от имени заказчика, и направляет оператору электронной площадки, который в течение одного часа с момента получения такого протокола размещает его в единой информационной системе и на электронной площадке, а также размещает в единой информационной системе (без размещения на официальном сайте) информацию, указанную в <text:a xlink:type="simple" xlink:href="#anchor431101">подпунктах "а"</text:a> и <text:a xlink:type="simple" xlink:href="#anchor431106">"е" пункта 1 части 1 статьи 43</text:a> настоящего Федерального закона, идентификационные номера заявок и номера реестровых записей участников закупки, заявки которых направлены заказчику в соответствии с <text:a xlink:type="simple" xlink:href="#anchor9301253">подпунктом "в" пункта 5</text:a> настоящей части. Такой протокол должен содержать дату подведения итогов, идентификационные номера заявок и информацию о решениях, предусмотренных <text:a xlink:type="simple" xlink:href="#anchor9301261">подпунктом "а"</text:a> настоящего пункта, обоснование решения об отклонении заявки на участие в закупке (в случае принятия такого решения), содержащее указание на положения заявки на участие в закупке, а также положения настоящего Федерального закона, извещения об осуществлении закупки, которым не соответствует такая заявка, а также информацию, предусмотренную <text:a xlink:type="simple" xlink:href="#anchor9301262">подпунктом "б"</text:a> настоящего пункта;</text:p>
      <text:p text:style-name="s22header">Информация об изменениях:</text:p>
      <text:p text:style-name="s22"><text:bookmark text:name="anchor930127"/>Пункт 7 изменен с 1 января 2022 г. - <text:a xlink:type="simple" xlink:href="http://ivo.garant.ru/document/redirect/401423520/9606281">Федеральный закон</text:a> от 2 июля 2021 г. N 360-ФЗ</text:p>
      <text:p text:style-name="s22"><text:a xlink:type="simple" xlink:href="http://ivo.garant.ru/document/redirect/77312405/930127">См. предыдущую редакцию</text:a></text:p>
      <text:p text:style-name="s1">7) заключение контракта осуществляется с участником закупки, заявке которого присвоен первый номер, в порядке, установленном <text:a xlink:type="simple" xlink:href="#anchor51">статьей 51</text:a> настоящего Федерального закона, с учетом особенностей, предусмотренных <text:a xlink:type="simple" xlink:href="#anchor506">частью 6 статьи 50</text:a> настоящего Федерального закона;</text:p>
      <text:p text:style-name="s22header">Информация об изменениях:</text:p>
      <text:p text:style-name="s22"><text:bookmark text:name="anchor930128"/>Пункт 8 изменен с 1 января 2023 г. - <text:a xlink:type="simple" xlink:href="http://ivo.garant.ru/document/redirect/404902805/2725">Федеральный закон</text:a> от 28 июня 2022 г. N 231-ФЗ</text:p>
      <text:p text:style-name="s22"><text:a xlink:type="simple" xlink:href="http://ivo.garant.ru/document/redirect/76817050/930128">См. предыдущую редакцию</text:a></text:p>
      <text:p text:style-name="s1">8) в случае отсутствия заявок на участие в закупке, соответствующих требованиям, установленным в извещении об осуществлении закупки в соответствии с <text:a xlink:type="simple" xlink:href="#anchor931233">подпунктами "в"</text:a> и <text:a xlink:type="simple" xlink:href="#anchor931236">"е" пункта 3</text:a> настоящей части, оператор электронной площадки в срок, предусмотренный <text:a xlink:type="simple" xlink:href="#anchor930125">пунктом 5</text:a> настоящей части, направляет заказчику уведомление об отсутствии заявок на участие в закупке, а также размещает такое уведомление в единой информационной системе;</text:p>
      <text:p text:style-name="s1"><text:bookmark text:name="anchor930129"/>9) в случае указания в соответствии с <text:a xlink:type="simple" xlink:href="#anchor931217">подпунктом "ж" пункта 1</text:a> настоящей части участником закупки, заявка которого направлена заказчику в соответствии с <text:a xlink:type="simple" xlink:href="#anchor9301253">подпунктом "в" пункта 5</text:a> настоящей части, в предварительном предложении максимального количества товара оператор электронной площадки не позднее одного часа с момента:</text:p>
      <text:p text:style-name="s1"><text:bookmark text:name="anchor9301291"/>а) размещения в соответствии с <text:a xlink:type="simple" xlink:href="#anchor9301263">подпунктом "в" пункта 6</text:a> настоящей части протокола подведения итогов определения поставщика прекращает блокирование количества товара, осуществленное в соответствии с <text:a xlink:type="simple" xlink:href="#anchor9301254">подпунктом "г" пункта 5</text:a> настоящей части, участников закупки, за исключением участника закупки, с которым в соответствии с настоящим Федеральным законом заключается контракт;</text:p>
      <text:p text:style-name="s1"><text:bookmark text:name="anchor9301292"/>б) заключения в соответствии с настоящим Федеральным законом контракта автоматически уменьшает указанное в предварительном предложении участника закупки, с которым заключен контракт, количество товара, предусмотренное <text:a xlink:type="simple" xlink:href="#anchor931217">подпунктом "ж" пункта 1</text:a> настоящей части, на количество закупаемого товара, предусмотренного в извещении об осуществлении закупки в соответствии с <text:a xlink:type="simple" xlink:href="#anchor931233">подпунктом "в" пункта 3</text:a> настоящей части;</text:p>
      <text:p text:style-name="s22header">Информация об изменениях:</text:p>
      <text:p text:style-name="s22"><text:bookmark text:name="anchor9301293"/>Пункт 9 дополнен подпунктом "в" с 1 января 2022 г. - <text:a xlink:type="simple" xlink:href="http://ivo.garant.ru/document/redirect/401423520/9606282">Федеральный закон</text:a> от 2 июля 2021 г. N 360-ФЗ</text:p>
      <text:p text:style-name="s1">в) размещения в соответствии с <text:a xlink:type="simple" xlink:href="#anchor51621">подпунктом "а" пункта 2 части 6 статьи 51</text:a> настоящего Федерального закона протокола об уклонении участника закупки от заключения контракта или в соответствии с <text:a xlink:type="simple" xlink:href="#anchor31110">частью 11 статьи 31</text:a> настоящего Федерального закона протокола об отказе от заключения контракта прекращает блокирование количества товара, осуществленное в соответствии с <text:a xlink:type="simple" xlink:href="#anchor9301254">подпунктом "г" пункта 5</text:a> настоящей части, такого участника закупки.</text:p>
      <text:p text:style-name="s22header">Информация об изменениях:</text:p>
      <text:p text:style-name="s22"><text:bookmark text:name="anchor93013"/>Статья 93 дополнена частью 13 с 1 апреля 2021 г. - <text:a xlink:type="simple" xlink:href="http://ivo.garant.ru/document/redirect/73355373/93012">Федеральный закон</text:a> от 27 декабря 2019 г. N 449-ФЗ (в редакции <text:a xlink:type="simple" xlink:href="http://ivo.garant.ru/document/redirect/74449846/21">Федерального закона</text:a> от 31 июля 2020 г. N 249-ФЗ)</text:p>
      <text:p text:style-name="s9header">ГАРАНТ:</text:p>
      <text:p text:style-name="s9">Положения части 13 <text:a xlink:type="simple" xlink:href="http://ivo.garant.ru/document/redirect/73355373/24">применяются</text:a> с 1 января 2023 г.</text:p>
      <text:p text:style-name="s1">13. При осуществлении закупок, предусмотренных <text:a xlink:type="simple" xlink:href="#anchor93012">частью 12</text:a> настоящей статьи, обеспечивается доступность информации обо всех предварительных предложениях, размещенных участниками закупок на всех электронных площадках, посредством информационного взаимодействия с единой информационной системой. Требования к такому информационному взаимодействию устанавливаются Правительством Российской Федерации.</text:p>
      <text:p text:style-name="s22header">Информация об изменениях:</text:p>
      <text:p text:style-name="s22"><text:bookmark text:name="anchor93014"/>Статья 93 дополнена частью 14 с 1 января 2025 г. - <text:a xlink:type="simple" xlink:href="http://ivo.garant.ru/document/redirect/401423520/503106">Федеральный закон</text:a> от 2 июля 2021 г. N 360-ФЗ (в редакции Федеральных законов <text:a xlink:type="simple" xlink:href="http://ivo.garant.ru/document/redirect/405604009/21">от 4 ноября 2022 г. N 420-ФЗ</text:a>, <text:a xlink:type="simple" xlink:href="http://ivo.garant.ru/document/redirect/407483645/3">от 4 августа 2023 г. N 444-ФЗ</text:a>, <text:a xlink:type="simple" xlink:href="http://ivo.garant.ru/document/redirect/408274115/32">от 25 декабря 2023 г. N 624-ФЗ</text:a>, <text:a xlink:type="simple" xlink:href="http://ivo.garant.ru/document/redirect/411208037/21">от 26 декабря 2024 г. № 484-ФЗ</text:a>)</text:p>
      <text:p text:style-name="s9header">ГАРАНТ:</text:p>
      <text:p text:style-name="s9">С 1 января до 31 марта 2025 г. включительно заказчики <text:a xlink:type="simple" xlink:href="http://ivo.garant.ru/document/redirect/401423520/814">вправе применять</text:a> положения части 14, за исключением осуществления закупок в случаях, предусмотренных <text:a xlink:type="simple" xlink:href="#anchor9314">пунктами 4</text:a>, <text:a xlink:type="simple" xlink:href="#anchor9315">5</text:a>, <text:a xlink:type="simple" xlink:href="#anchor93123">23</text:a>, <text:a xlink:type="simple" xlink:href="#anchor93142">42</text:a>, <text:a xlink:type="simple" xlink:href="#anchor93144">44</text:a> и <text:a xlink:type="simple" xlink:href="#anchor93146">46 части 1 статьи 93</text:a>.</text:p>
      <text:p text:style-name="s9">Положения части 14 в части, касающейся возможности заключения контракта с единственным поставщиком (подрядчиком, исполнителем) в случаях, предусмотренных <text:a xlink:type="simple" xlink:href="#anchor9314">пунктами 4</text:a>, <text:a xlink:type="simple" xlink:href="#anchor9315">5</text:a>, <text:a xlink:type="simple" xlink:href="#anchor93123">23</text:a>, <text:a xlink:type="simple" xlink:href="#anchor93142">42</text:a>, <text:a xlink:type="simple" xlink:href="#anchor93144">44</text:a> и <text:a xlink:type="simple" xlink:href="#anchor93146">46 части 1 статьи 93</text:a>, <text:a xlink:type="simple" xlink:href="http://ivo.garant.ru/document/redirect/401423520/815">применяются</text:a> с 1 июля 2026 г.</text:p>
      <text:p text:style-name="s1">14. В случаях, предусмотренных <text:a xlink:type="simple" xlink:href="#anchor931">частью 1</text:a> настоящей статьи, допускается заключение контракта с использованием единой информационной системы в порядке, установленном <text:a xlink:type="simple" xlink:href="#anchor9353">пунктом 3 части 5</text:a> настоящей статьи. В случаях, предусмотренных <text:a xlink:type="simple" xlink:href="#anchor9312">пунктами 2</text:a> (за исключением случая, если в предусмотренных пунктом 2 части 1 настоящей статьи указе или распоряжении Президента Российской Федерации, постановлении или распоряжении Правительства Российской Федерации установлено условие о заключении контракта без использования единой информационной системы), <text:a xlink:type="simple" xlink:href="#anchor9316">6</text:a>, <text:a xlink:type="simple" xlink:href="#anchor930161">6.1</text:a>, <text:a xlink:type="simple" xlink:href="#anchor93111">11</text:a>, <text:a xlink:type="simple" xlink:href="#anchor93112">12</text:a>, <text:a xlink:type="simple" xlink:href="#anchor93154">54</text:a> и <text:a xlink:type="simple" xlink:href="#anchor93155">55 части 1</text:a> настоящей статьи, заключение контракта осуществляется в порядке, установленном пунктом 3 части 5 настоящей статьи. При заключении в соответствии с настоящей частью контракта в случаях, предусмотренных <text:a xlink:type="simple" xlink:href="#anchor9311">пунктами 1</text:a>, <text:a xlink:type="simple" xlink:href="#anchor9318">8</text:a>, <text:a xlink:type="simple" xlink:href="#anchor93122">22</text:a> и <text:a xlink:type="simple" xlink:href="#anchor93129">29 части 1</text:a> настоящей статьи, заказчик вправе осуществлять предусмотренное <text:a xlink:type="simple" xlink:href="#anchor5121">пунктом 1 части 2 статьи 51</text:a> настоящего Федерального закона формирование содержащихся в проекте контракта информации и документов без использования единой информационной системы, за исключением формирования цены контракта и идентификационного кода закупки. При включении информации и документов о контракте, заключенном в порядке, установленном пунктом 3 части 5 настоящей статьи, в реестр контрактов, заключенных заказчиками, и при исполнении такого контракта применяются положения настоящего Федерального закона, касающиеся контракта, заключенного по результатам проведения электронной процедуры.</text:p>
      <text:p text:style-name="s22header">Информация об изменениях:</text:p>
      <text:p text:style-name="s22"><text:bookmark text:name="anchor93015"/>Статья 93 дополнена частью 15 с 1 января 2026 г. - <text:a xlink:type="simple" xlink:href="http://ivo.garant.ru/document/redirect/411208037/194">Федеральный закон</text:a> от 26 декабря 2024 г. № 484-ФЗ</text:p>
      <text:p text:style-name="s1">15. В пределах ограничений годового объема закупок и цены контракта, установленных <text:a xlink:type="simple" xlink:href="#anchor9314">пунктами 4</text:a>, <text:a xlink:type="simple" xlink:href="#anchor9315">5</text:a> и <text:a xlink:type="simple" xlink:href="#anchor93128">28 части 1</text:a>, <text:a xlink:type="simple" xlink:href="#anchor93012">частью 12</text:a> настоящей статьи, может быть заключено несколько контрактов в отношении однородных либо идентичных товаров, работ и (или) услуг.</text:p>
      <text:p text:style-name="s1"/>
      <text:h text:outline-level="1" text:style-name="s3"><text:bookmark text:name="anchor370"/>§ 7. Исполнение, изменение, расторжение контракта</text:h>
      <text:p text:style-name="s1"/>
      <text:p text:style-name="s15"><text:bookmark text:name="anchor94"/><text:span text:style-name="s10">Статья 94</text:span>. Особенности исполнения контракта</text:p>
      <text:p text:style-name="s9header">ГАРАНТ:</text:p>
      <text:p text:style-name="s9">См. <text:span text:style-name="s8">Энциклопедии</text:span>, <text:a xlink:type="simple" xlink:href="http://ivo.garant.ru/document/redirect/77530257/0">позиции высших судов</text:a> и другие комментарии к статье 94 настоящего Федерального закона</text:p>
      <text:p text:style-name="s1"><text:bookmark text:name="anchor941"/>1. Исполнение контракта включает в себя следующий комплекс мер, реализуемых после заключения контракта и направленных на достижение целей осуществления закупки путем взаимодействия заказчика с поставщиком (подрядчиком, исполнителем) в соответствии с гражданским законодательством и настоящим Федеральным законом, в том числе:</text:p>
      <text:p text:style-name="s22header">Информация об изменениях:</text:p>
      <text:p text:style-name="s22"><text:bookmark text:name="anchor9411"/>Пункт 1 изменен с 1 января 2022 г. - <text:a xlink:type="simple" xlink:href="http://ivo.garant.ru/document/redirect/401423520/9606283">Федеральный закон</text:a> от 2 июля 2021 г. N 360-ФЗ</text:p>
      <text:p text:style-name="s22"><text:a xlink:type="simple" xlink:href="http://ivo.garant.ru/document/redirect/77312405/9411">См. предыдущую редакцию</text:a></text:p>
      <text:p text:style-name="s1">1) приемку поставленного товара, выполненной работы (ее результатов), оказанной услуги, отдельных этапов исполнения контракта, предусмотренных контрактом, включая проведение в соответствии с настоящим Федеральным законом экспертизы поставленного товара, результатов выполненной работы, оказанной услуги, отдельных этапов исполнения контракта;</text:p>
      <text:p text:style-name="s22header">Информация об изменениях:</text:p>
      <text:p text:style-name="s22"><text:bookmark text:name="anchor9412"/>Пункт 2 изменен с 1 января 2022 г. - <text:a xlink:type="simple" xlink:href="http://ivo.garant.ru/document/redirect/401423520/9606284">Федеральный закон</text:a> от 2 июля 2021 г. N 360-ФЗ</text:p>
      <text:p text:style-name="s22"><text:a xlink:type="simple" xlink:href="http://ivo.garant.ru/document/redirect/77312405/9412">См. предыдущую редакцию</text:a></text:p>
      <text:p text:style-name="s1">2) оплату заказчиком поставщику (подрядчику, исполнителю) поставленного товара, выполненной работы (ее результатов), оказанной услуги, а также отдельных этапов исполнения контракта;</text:p>
      <text:p text:style-name="s22header">Информация об изменениях:</text:p>
      <text:p text:style-name="s22"><text:bookmark text:name="anchor9413"/>Пункт 3 изменен с 1 января 2022 г. - <text:a xlink:type="simple" xlink:href="http://ivo.garant.ru/document/redirect/401423520/9606285">Федеральный закон</text:a> от 2 июля 2021 г. N 360-ФЗ</text:p>
      <text:p text:style-name="s22"><text:a xlink:type="simple" xlink:href="http://ivo.garant.ru/document/redirect/77312405/9413">См. предыдущую редакцию</text:a></text:p>
      <text:p text:style-name="s1">3) взаимодействие заказчика с поставщиком (подрядчиком, исполнителем) при исполнении, изменении, расторжении контракта в соответствии со <text:a xlink:type="simple" xlink:href="#anchor95">статьей 95</text:a> настоящего Федерального закона, применении мер ответственности и совершении иных действий в случае нарушения поставщиком (подрядчиком, исполнителем) или заказчиком условий контракта.</text:p>
      <text:p text:style-name="s22header">Информация об изменениях:</text:p>
      <text:p text:style-name="s22"><text:bookmark text:name="anchor942"/>Часть 2 изменена с 1 января 2022 г. - <text:a xlink:type="simple" xlink:href="http://ivo.garant.ru/document/redirect/401423520/50322">Федеральный закон</text:a> от 2 июля 2021 г. N 360-ФЗ</text:p>
      <text:p text:style-name="s22"><text:a xlink:type="simple" xlink:href="http://ivo.garant.ru/document/redirect/77312405/942">См. предыдущую редакцию</text:a></text:p>
      <text:p text:style-name="s1">2. Поставщик (подрядчик, исполнитель) в соответствии с условиями контракта обязан своевременно предоставлять достоверную информацию о ходе исполнения своих обязательств, в том числе о сложностях, возникающих при исполнении контракта, а также к установленному контрактом сроку обязан предоставить заказчику результаты поставки товара, выполнения работы или оказания услуги, предусмотренные контрактом, результаты отдельного этапа исполнения контракта, при этом заказчик обязан обеспечить приемку поставленного товара, выполненной работы или оказанной услуги в соответствии с настоящей статьей.</text:p>
      <text:p text:style-name="s1"><text:bookmark text:name="anchor943"/>3. Для проверки предоставленных поставщиком (подрядчиком, исполнителем) результатов, предусмотренных контрактом, в части их соответствия условиям контракта заказчик обязан провести экспертизу. Экспертиза результатов, предусмотренных контрактом, может проводиться заказчиком своими силами или к ее проведению могут привлекаться эксперты, экспертные организации на основании контрактов, заключенных в соответствии с настоящим Федеральным законом.</text:p>
      <text:p text:style-name="s1"><text:bookmark text:name="anchor944"/>4. Утратила силу с 31 июля 2019 г. - <text:a xlink:type="simple" xlink:href="http://ivo.garant.ru/document/redirect/72235286/631">Федеральный закон</text:a> от 1 мая 2019 г. N 71-ФЗ</text:p>
      <text:p text:style-name="s22header">Информация об изменениях:</text:p>
      <text:p text:style-name="s22"><text:a xlink:type="simple" xlink:href="http://ivo.garant.ru/document/redirect/77676499/944">См. предыдущую редакцию</text:a></text:p>
      <text:p text:style-name="s22header">Информация об изменениях:</text:p>
      <text:p text:style-name="s22"><text:bookmark text:name="anchor94411"/>Часть 4.1 изменена с 31 июля 2019 г.- <text:a xlink:type="simple" xlink:href="http://ivo.garant.ru/document/redirect/72235286/632">Федеральный закон</text:a> от 1 мая 2019 г. N 71-ФЗ</text:p>
      <text:p text:style-name="s22"><text:a xlink:type="simple" xlink:href="http://ivo.garant.ru/document/redirect/77676499/94411">См. предыдущую редакцию</text:a></text:p>
      <text:p text:style-name="s1">4.1. Правительство Российской Федерации вправе определить случаи обязательного проведения экспертами, экспертными организациями экспертизы предусмотренных контрактом поставленных товаров, выполненных работ, оказанных услуг.</text:p>
      <text:p text:style-name="s22header">Информация об изменениях:</text:p>
      <text:p text:style-name="s22"><text:bookmark text:name="anchor945"/>Часть 5 изменена с 7 января 2019 г. - <text:a xlink:type="simple" xlink:href="http://ivo.garant.ru/document/redirect/72139422/2">Федеральный закон</text:a> от 27 декабря 2018 г. N 512-ФЗ</text:p>
      <text:p text:style-name="s22"><text:a xlink:type="simple" xlink:href="http://ivo.garant.ru/document/redirect/77675579/945">См. предыдущую редакцию</text:a></text:p>
      <text:p text:style-name="s1">5. Для проведения экспертизы поставленного товара, выполненной работы или оказанной услуги эксперты, экспертные организации имеют право запрашивать у заказчика и поставщика (подрядчика, исполнителя) дополнительные материалы, относящиеся к условиям исполнения контракта и отдельным этапам исполнения контракта. В случае, если по результатам такой экспертизы установлены нарушения требований контракта, не препятствующие приемке поставленного товара, выполненной работы или оказанной услуги, в заключении могут содержаться предложения об устранении данных нарушений, в том числе с указанием срока их устранения.</text:p>
      <text:p text:style-name="s22header">Информация об изменениях:</text:p>
      <text:p text:style-name="s22"><text:bookmark text:name="anchor946"/>Часть 6 изменена с 19 августа 2024 г. - <text:a xlink:type="simple" xlink:href="http://ivo.garant.ru/document/redirect/409494237/217">Федеральный закон</text:a> от 8 августа 2024 г. N 318-ФЗ</text:p>
      <text:p text:style-name="s22"><text:a xlink:type="simple" xlink:href="http://ivo.garant.ru/document/redirect/76839266/946">См. предыдущую редакцию</text:a></text:p>
      <text:p text:style-name="s1">6. По решению заказчика для приемки поставленного товара, выполненной работы или оказанной услуги, результатов отдельного этапа исполнения контракта может создаваться <text:span text:style-name="s8">приемочная комиссия</text:span>, которая состоит не менее чем из пяти человек. Приемочная комиссия правомочна осуществлять свои функции, если в заседании приемочной комиссии участвует не менее чем пятьдесят процентов общего числа ее членов. Полномочия члена приемочной комиссии не могут быть переданы другому лицу.</text:p>
      <text:p text:style-name="s22header">Информация об изменениях:</text:p>
      <text:p text:style-name="s22"><text:bookmark text:name="anchor947"/>Часть 7 изменена с 1 января 2022 г. - <text:a xlink:type="simple" xlink:href="http://ivo.garant.ru/document/redirect/401423520/50323">Федеральный закон</text:a> от 2 июля 2021 г. N 360-ФЗ</text:p>
      <text:p text:style-name="s22"><text:a xlink:type="simple" xlink:href="http://ivo.garant.ru/document/redirect/77312405/947">См. предыдущую редакцию</text:a></text:p>
      <text:p text:style-name="s1">7. Приемка результатов отдельного этапа исполнения контракта, а также поставленного товара, выполненной работы или оказанной услуги осуществляется в порядке и в сроки, которые установлены контрактом, и оформляется документом о приемке, который подписывается заказчиком (в случае создания приемочной комиссии подписывается всеми членами приемочной комиссии и утверждается заказчиком), либо поставщику (подрядчику, исполнителю) в те же сроки заказчиком направляется в письменной форме мотивированный отказ от подписания такого документа. В случае привлечения заказчиком для проведения указанной экспертизы экспертов, экспертных организаций при принятии решения о приемке или об отказе в приемке результатов отдельного этапа исполнения контракта либо поставленного товара, выполненной работы или оказанной услуги заказчик, приемочная комиссия должны учитывать отраженные в заключении по результатам указанной экспертизы предложения экспертов, экспертных организаций, привлеченных для ее проведения.</text:p>
      <text:p text:style-name="s22header">Информация об изменениях:</text:p>
      <text:p text:style-name="s22"><text:bookmark text:name="anchor9471"/>Статья 94 дополнена частью 7.1 с 1 июля 2019 г.- <text:a xlink:type="simple" xlink:href="http://ivo.garant.ru/document/redirect/72235286/633">Федеральный закон</text:a> от 1 мая 2019 г. N 71-ФЗ</text:p>
      <text:p text:style-name="s1">7.1. В случае установления заказчиком требования об обеспечении гарантийных обязательств оформление документа о приемке (за исключением отдельного этапа исполнения контракта) поставленного товара, выполненной работы (ее результатов), оказанной услуги осуществляется после предоставления поставщиком (подрядчиком, исполнителем) такого обеспечения в соответствии с настоящим Федеральным законом в порядке и в сроки, которые установлены контрактом.</text:p>
      <text:p text:style-name="s22header">Информация об изменениях:</text:p>
      <text:p text:style-name="s22"><text:bookmark text:name="anchor9472"/>Статья 94 дополнена частью 7.2 с 1 января 2022 г. - <text:a xlink:type="simple" xlink:href="http://ivo.garant.ru/document/redirect/401423520/50323">Федеральный закон</text:a> от 2 июля 2021 г. N 360-ФЗ</text:p>
      <text:p text:style-name="s1">7.2. При исполнении контракта жизненного цикла оформление документа о приемке поставленного товара или выполненной работы (в том числе при необходимости проектирования объекта капитального строительства, создания товара, который должен быть создан в результате выполнения работы) осуществляется после предоставления поставщиком (подрядчиком) в соответствии с настоящим Федеральным законом в порядке и в сроки, которые установлены контрактом, обеспечения исполнения контракта в части последующего обслуживания, при необходимости эксплуатации в течение срока службы, ремонта и (или) утилизации поставленного товара или созданного в результате выполнения работы объекта капитального строительства или товара.</text:p>
      <text:p text:style-name="s1"><text:bookmark text:name="anchor948"/>8. Заказчик вправе не отказывать в приемке результатов отдельного этапа исполнения контракта либо поставленного товара, выполненной работы или оказанной услуги в случае выявления несоответствия этих результатов либо этих товара, работы, услуги условиям контракта, если выявленное несоответствие не препятствует приемке этих результатов либо этих товара, работы, услуги и устранено поставщиком (подрядчиком, исполнителем).</text:p>
      <text:p text:style-name="s1"><text:bookmark text:name="anchor949"/>9. Утратила силу с 12 мая 2019 г. - <text:a xlink:type="simple" xlink:href="http://ivo.garant.ru/document/redirect/72235286/634">Федеральный закон</text:a> от 1 мая 2019 г. N 71-ФЗ</text:p>
      <text:p text:style-name="s22header">Информация об изменениях:</text:p>
      <text:p text:style-name="s22"><text:a xlink:type="simple" xlink:href="http://ivo.garant.ru/document/redirect/77676502/949">См. предыдущую редакцию</text:a></text:p>
      <text:p text:style-name="s1"><text:bookmark text:name="anchor9410"/>10. Утратила силу с 12 мая 2019 г. - <text:a xlink:type="simple" xlink:href="http://ivo.garant.ru/document/redirect/72235286/634">Федеральный закон</text:a> от 1 мая 2019 г. N 71-ФЗ</text:p>
      <text:p text:style-name="s22header">Информация об изменениях:</text:p>
      <text:p text:style-name="s22"><text:a xlink:type="simple" xlink:href="http://ivo.garant.ru/document/redirect/77676502/9410">См. предыдущую редакцию</text:a></text:p>
      <text:p text:style-name="s1"><text:bookmark text:name="anchor94110"/>11. Утратила силу с 12 мая 2019 г. - <text:a xlink:type="simple" xlink:href="http://ivo.garant.ru/document/redirect/72235286/634">Федеральный закон</text:a> от 1 мая 2019 г. N 71-ФЗ</text:p>
      <text:p text:style-name="s22header">Информация об изменениях:</text:p>
      <text:p text:style-name="s22"><text:a xlink:type="simple" xlink:href="http://ivo.garant.ru/document/redirect/77676502/94110">См. предыдущую редакцию</text:a></text:p>
      <text:p text:style-name="s1"><text:bookmark text:name="anchor94120"/>12. Утратила силу с 12 мая 2019 г. - <text:a xlink:type="simple" xlink:href="http://ivo.garant.ru/document/redirect/72235286/634">Федеральный закон</text:a> от 1 мая 2019 г. N 71-ФЗ</text:p>
      <text:p text:style-name="s22header">Информация об изменениях:</text:p>
      <text:p text:style-name="s22"><text:a xlink:type="simple" xlink:href="http://ivo.garant.ru/document/redirect/77676502/94120">См. предыдущую редакцию</text:a></text:p>
      <text:p text:style-name="s22header">Информация об изменениях:</text:p>
      <text:p text:style-name="s22"><text:bookmark text:name="anchor94013"/>Часть 13 изменена с 9 июля 2022 г. - <text:a xlink:type="simple" xlink:href="http://ivo.garant.ru/document/redirect/404902805/281">Федеральный закон</text:a> от 28 июня 2022 г. N 231-ФЗ</text:p>
      <text:p text:style-name="s22"><text:a xlink:type="simple" xlink:href="http://ivo.garant.ru/document/redirect/76803627/94013">См. предыдущую редакцию</text:a></text:p>
      <text:p text:style-name="s1">13. При исполнении контракта, заключенного по результатам проведения электронных процедур, закрытых электронных процедур (за исключением закрытых электронных процедур, проводимых федеральными органами исполнительной власти, осуществляющими функции по выработке и реализации государственной политики в области обороны, в области государственной охраны, государственного управления в области обеспечения безопасности Российской Федерации, в сфере деятельности войск национальной гвардии Российской Федерации, подведомственными им государственными учреждениями, государственными унитарными предприятиями, в случае, предусмотренном <text:a xlink:type="simple" xlink:href="#anchor240115">пунктом 5 части 11 статьи 24</text:a> настоящего Федерального закона):</text:p>
      <text:p text:style-name="s1"><text:bookmark text:name="anchor940131"/>1) поставщик (подрядчик, исполнитель) в срок, установленный в контракте в соответствии с <text:a xlink:type="simple" xlink:href="#anchor51211">подпунктом "а" пункта 1 части 2 статьи 51</text:a> настоящего Федерального закона, формирует с использованием единой информационной системы, подписывает усиленной <text:a xlink:type="simple" xlink:href="http://ivo.garant.ru/document/redirect/12184522/21">электронной подписью</text:a> лица, имеющего право действовать от имени поставщика (подрядчика, исполнителя), и размещает в единой информационной системе <text:a xlink:type="simple" xlink:href="http://ivo.garant.ru/document/redirect/403147771/1000">документ</text:a> о приемке, который должен содержать:</text:p>
      <text:p text:style-name="s1"><text:bookmark text:name="anchor9401311"/>а) включенные в контракт в соответствии с <text:a xlink:type="simple" xlink:href="#anchor5121">пунктом 1 части 2 статьи 51</text:a> настоящего Федерального закона идентификационный код закупки, наименование, место нахождения заказчика, наименование объекта закупки, место поставки товара, выполнения работы, оказания услуги, информацию о поставщике (подрядчике, исполнителе), предусмотренную <text:a xlink:type="simple" xlink:href="#anchor431101">подпунктами "а"</text:a>, <text:a xlink:type="simple" xlink:href="#anchor431104">"г"</text:a> и <text:a xlink:type="simple" xlink:href="#anchor431106">"е" части 1 статьи 43</text:a> настоящего Федерального закона, единицу измерения поставленного товара (при осуществлении закупки товара, в том числе поставляемого заказчику при выполнении закупаемых работ, оказании закупаемых услуг), выполненной работы, оказанной услуги;</text:p>
      <text:p text:style-name="s1"><text:bookmark text:name="anchor9401312"/>б) наименование поставленного товара, выполненной работы, оказанной услуги;</text:p>
      <text:p text:style-name="s1"><text:bookmark text:name="anchor9401313"/>в) наименование страны происхождения поставленного товара (при осуществлении закупки товара, в том числе поставляемого заказчику при выполнении закупаемых работ, оказании закупаемых услуг);</text:p>
      <text:p text:style-name="s1"><text:bookmark text:name="anchor9401314"/>г) информацию о количестве поставленного товара (при осуществлении закупки товара, в том числе поставляемого заказчику при выполнении закупаемых работ, оказании закупаемых услуг);</text:p>
      <text:p text:style-name="s1"><text:bookmark text:name="anchor9401315"/>д) информацию об объеме выполненной работы, оказанной услуги;</text:p>
      <text:p text:style-name="s1"><text:bookmark text:name="anchor9401316"/>е) стоимость исполненных поставщиком (подрядчиком, исполнителем) обязательств, предусмотренных контрактом, с указанием цены за единицу поставленного товара (при осуществлении закупки товара, в том числе поставляемого заказчику при выполнении закупаемых работ, оказании закупаемых услуг), выполненной работы, оказанной услуги;</text:p>
      <text:p text:style-name="s1"><text:bookmark text:name="anchor9401317"/>ж) иную информацию с учетом требований, установленных в соответствии с <text:a xlink:type="simple" xlink:href="#anchor503">частью 3 статьи 5</text:a> настоящего Федерального закона;</text:p>
      <text:p text:style-name="s1"><text:bookmark text:name="anchor940132"/>2) к <text:a xlink:type="simple" xlink:href="http://ivo.garant.ru/document/redirect/403147771/1000">документу</text:a> о приемке, предусмотренному <text:a xlink:type="simple" xlink:href="#anchor940131">пунктом 1</text:a> настоящей части, могут прилагаться документы, которые считаются его неотъемлемой частью. При этом в случае, если информация, содержащаяся в прилагаемых документах, не соответствует информации, содержащейся в документе о приемке, приоритет имеет предусмотренная пунктом 1 настоящей части информация, содержащаяся в документе о приемке;</text:p>
      <text:p text:style-name="s1"><text:bookmark text:name="anchor940133"/>3) <text:a xlink:type="simple" xlink:href="http://ivo.garant.ru/document/redirect/403147771/1000">документ</text:a> о приемке, подписанный поставщиком (подрядчиком, исполнителем), не позднее одного часа с момента его размещения в единой информационной системе в соответствии с <text:a xlink:type="simple" xlink:href="#anchor940131">пунктом 1</text:a> настоящей части автоматически с использованием единой информационной системы направляется заказчику. Датой поступления заказчику документа о приемке, подписанного поставщиком (подрядчиком, исполнителем), считается дата размещения в соответствии с настоящим пунктом такого документа в единой информационной системе в соответствии с часовой зоной, в которой расположен заказчик;</text:p>
      <text:p text:style-name="s1"><text:bookmark text:name="anchor940134"/>4) в срок, установленный контрактом, но не позднее двадцати рабочих дней, следующих за днем поступления <text:a xlink:type="simple" xlink:href="http://ivo.garant.ru/document/redirect/403147771/1000">документа</text:a> о приемке в соответствии с <text:a xlink:type="simple" xlink:href="#anchor940133">пунктом 3</text:a> настоящей части, заказчик (за исключением случая создания приемочной комиссии в соответствии с <text:a xlink:type="simple" xlink:href="#anchor946">частью 6</text:a> настоящей статьи) осуществляет одно из следующих действий:</text:p>
      <text:p text:style-name="s1"><text:bookmark text:name="anchor9401341"/>а) подписывает усиленной <text:a xlink:type="simple" xlink:href="http://ivo.garant.ru/document/redirect/12184522/21">электронной подписью</text:a> лица, имеющего право действовать от имени заказчика, и размещает в единой информационной системе документ о приемке;</text:p>
      <text:p text:style-name="s1"><text:bookmark text:name="anchor9401342"/>б) формирует с использованием единой информационной системы, подписывает усиленной электронной подписью лица, имеющего право действовать от имени заказчика, и размещает в единой информационной системе мотивированный отказ от подписания документа о приемке с указанием причин такого отказа;</text:p>
      <text:p text:style-name="s1"><text:bookmark text:name="anchor940135"/>5) в случае создания в соответствии с <text:a xlink:type="simple" xlink:href="#anchor946">частью 6</text:a> настоящей статьи приемочной комиссии не позднее двадцати рабочих дней, следующих за днем поступления заказчику <text:a xlink:type="simple" xlink:href="http://ivo.garant.ru/document/redirect/403147771/1000">документа</text:a> о приемке в соответствии с <text:a xlink:type="simple" xlink:href="#anchor940133">пунктом 3</text:a> настоящей части:</text:p>
      <text:p text:style-name="s1"><text:bookmark text:name="anchor9401351"/>а) члены приемочной комиссии подписывают усиленными <text:a xlink:type="simple" xlink:href="http://ivo.garant.ru/document/redirect/12184522/21">электронными подписями</text:a> поступивший документ о приемке или формируют с использованием единой информационной системы, подписывают усиленными электронными подписями мотивированный отказ от подписания документа о приемке с указанием причин такого отказа. При этом, если приемочная комиссия включает членов, не являющихся работниками заказчика, допускается осуществлять подписание документа о приемке, составление мотивированного отказа от подписания документа о приемке, подписание такого отказа без использования усиленных электронных подписей и единой информационной системы;</text:p>
      <text:p text:style-name="s1"><text:bookmark text:name="anchor9401352"/>б) после подписания членами приемочной комиссии в соответствии с <text:a xlink:type="simple" xlink:href="#anchor9401351">подпунктом "а"</text:a> настоящего пункта документа о приемке или мотивированного отказа от подписания документа о приемке заказчик подписывает документ о приемке или мотивированный отказ от подписания документа о приемке усиленной <text:a xlink:type="simple" xlink:href="http://ivo.garant.ru/document/redirect/12184522/21">электронной подписью</text:a> лица, имеющего право действовать от имени заказчика, и размещает их в единой информационной системе. Если члены приемочной комиссии в соответствии с подпунктом "а" настоящего пункта не использовали усиленные электронные подписи и единую информационную систему, заказчик прилагает подписанные ими документы в форме электронных образов бумажных документов;</text:p>
      <text:p text:style-name="s1"><text:bookmark text:name="anchor940136"/>6) <text:a xlink:type="simple" xlink:href="http://ivo.garant.ru/document/redirect/403147771/1000">документ</text:a> о приемке, мотивированный отказ от подписания документа о приемке не позднее одного часа с момента размещения в единой информационной системе в соответствии с <text:a xlink:type="simple" xlink:href="#anchor9401341">подпунктами "а"</text:a> и <text:a xlink:type="simple" xlink:href="#anchor9401342">"б" пункта 4</text:a> или <text:a xlink:type="simple" xlink:href="#anchor9401352">подпунктом "б" пункта 5</text:a> настоящей части направляются автоматически с использованием единой информационной системы поставщику (подрядчику, исполнителю). Датой поступления поставщику (подрядчику, исполнителю) документа о приемке, мотивированного отказа от подписания документа о приемке считается дата размещения в соответствии с настоящим пунктом таких документа о приемке, мотивированного отказа в единой информационной системе в соответствии с часовой зоной, в которой расположен поставщик (подрядчик, исполнитель);</text:p>
      <text:p text:style-name="s1"><text:bookmark text:name="anchor940137"/>7) в случае получения в соответствии с <text:a xlink:type="simple" xlink:href="#anchor940136">пунктом 6</text:a> настоящей части мотивированного отказа от подписания <text:a xlink:type="simple" xlink:href="http://ivo.garant.ru/document/redirect/403147771/1000">документа</text:a> о приемке поставщик (подрядчик, исполнитель) вправе устранить причины, указанные в таком мотивированном отказе, и направить заказчику документ о приемке в порядке, предусмотренном настоящей частью;</text:p>
      <text:p text:style-name="s1"><text:bookmark text:name="anchor940138"/>8) датой приемки поставленного товара, выполненной работы, оказанной услуги считается дата размещения в единой информационной системе <text:a xlink:type="simple" xlink:href="http://ivo.garant.ru/document/redirect/403147771/1000">документа</text:a> о приемке, подписанного заказчиком.</text:p>
      <text:p text:style-name="s22header">Информация об изменениях:</text:p>
      <text:p text:style-name="s22"><text:bookmark text:name="anchor94014"/>Статья 94 дополнена частью 14 с 1 января 2022 г. - <text:a xlink:type="simple" xlink:href="http://ivo.garant.ru/document/redirect/401423520/50325">Федеральный закон</text:a> от 2 июля 2021 г. N 360-ФЗ</text:p>
      <text:p text:style-name="s9header">ГАРАНТ:</text:p>
      <text:p text:style-name="s9">С 1 января до 1 апреля 2022 г. информация и документы, предусмотренные частью 14 (в редакции <text:a xlink:type="simple" xlink:href="http://ivo.garant.ru/document/redirect/401423520/50325">Федерального закона</text:a> от 2 июля 2021 г. N 360-ФЗ), <text:a xlink:type="simple" xlink:href="http://ivo.garant.ru/document/redirect/401423520/892">не размещаются</text:a> на официальном сайте единой информационной системы в сфере закупок</text:p>
      <text:p text:style-name="s1">14. Внесение исправлений в <text:a xlink:type="simple" xlink:href="http://ivo.garant.ru/document/redirect/403147771/1000">документ</text:a> о приемке, оформленный в соответствии с <text:a xlink:type="simple" xlink:href="#anchor94013">частью 13</text:a> настоящей статьи, осуществляется путем формирования, подписания усиленными <text:a xlink:type="simple" xlink:href="http://ivo.garant.ru/document/redirect/12184522/21">электронными подписями</text:a> лиц, имеющих право действовать от имени поставщика (подрядчика, исполнителя), заказчика, и размещения в единой информационной системе исправленного документа о приемке.</text:p>
      <text:p text:style-name="s22header">Информация об изменениях:</text:p>
      <text:p text:style-name="s22"><text:bookmark text:name="anchor94015"/>Статья 94 дополнена частью 15 с 1 апреля 2022 г. - <text:a xlink:type="simple" xlink:href="http://ivo.garant.ru/document/redirect/401423520/50325">Федеральный закон</text:a> от 2 июля 2021 г. N 360-ФЗ</text:p>
      <text:p text:style-name="s1">15. В случаях, предусмотренных <text:a xlink:type="simple" xlink:href="#anchor1035">частью 5 статьи 103</text:a> настоящего Федерального закона, документы, указанные в <text:a xlink:type="simple" xlink:href="#anchor94013">частях 13</text:a> и <text:a xlink:type="simple" xlink:href="#anchor94014">14</text:a> настоящей статьи, не размещаются на официальном сайте.</text:p>
      <text:p text:style-name="s22header">Информация об изменениях:</text:p>
      <text:p text:style-name="s22"><text:bookmark text:name="anchor94016"/>Часть 16 изменена с 9 июля 2022 г. - <text:a xlink:type="simple" xlink:href="http://ivo.garant.ru/document/redirect/404902805/282">Федеральный закон</text:a> от 28 июня 2022 г. N 231-ФЗ</text:p>
      <text:p text:style-name="s22"><text:a xlink:type="simple" xlink:href="http://ivo.garant.ru/document/redirect/76803627/94016">См. предыдущую редакцию</text:a></text:p>
      <text:p text:style-name="s1">16. В случае обмена документами при применении мер ответственности и совершении иных действий в связи с нарушением поставщиком (подрядчиком, исполнителем) или заказчиком условий контракта в отношении контракта, заключенного по результатам электронных процедур, закрытых электронных процедур (за исключением закрытых электронных процедур, проводимых федеральными органами исполнительной власти, осуществляющими функции по выработке и реализации государственной политики в области обороны, в области государственной охраны, государственного управления в области обеспечения безопасности Российской Федерации, в сфере деятельности войск национальной гвардии Российской Федерации, подведомственными им государственными учреждениями, государственными унитарными предприятиями, в случае, предусмотренном <text:a xlink:type="simple" xlink:href="#anchor240115">пунктом 5 части 11 статьи 24</text:a> настоящего Федерального закона), такой обмен осуществляется с использованием единой информационной системы путем направления электронных уведомлений. Такие уведомления формируются с использованием единой информационной системы, подписываются усиленной электронной подписью лица, имеющего право действовать от имени заказчика, поставщика (подрядчика, исполнителя), и размещаются в единой информационной системе без размещения на официальном сайте.</text:p>
      <text:p text:style-name="s1"/>
      <text:p text:style-name="s15"><text:bookmark text:name="anchor95"/><text:span text:style-name="s10">Статья 95</text:span>. Изменение, расторжение контракта</text:p>
      <text:p text:style-name="s9header">ГАРАНТ:</text:p>
      <text:p text:style-name="s9">См. <text:span text:style-name="s8">Энциклопедии</text:span>, <text:a xlink:type="simple" xlink:href="http://ivo.garant.ru/document/redirect/77532035/0">позиции высших судов</text:a> и другие комментарии к статье 95 настоящего Федерального закона</text:p>
      <text:p text:style-name="s9">См. <text:a xlink:type="simple" xlink:href="http://ivo.garant.ru/document/redirect/5522558/0">схему</text:a> "Исполнение, изменение и расторжение контракта"</text:p>
      <text:p text:style-name="s1"><text:bookmark text:name="anchor951"/>1. Изменение существенных условий контракта при его исполнении не допускается, за исключением их изменения по соглашению сторон в следующих случаях:</text:p>
      <text:p text:style-name="s1"><text:bookmark text:name="anchor9511"/>1) утратил силу с 1 января 2022 г. - <text:a xlink:type="simple" xlink:href="http://ivo.garant.ru/document/redirect/401423520/9606286">Федеральный закон</text:a> от 2 июля 2021 г. N 360-ФЗ</text:p>
      <text:p text:style-name="s22header">Информация об изменениях:</text:p>
      <text:p text:style-name="s22"><text:a xlink:type="simple" xlink:href="http://ivo.garant.ru/document/redirect/77312405/9511">См. предыдущую редакцию</text:a></text:p>
      <text:p text:style-name="s22header">Информация об изменениях:</text:p>
      <text:p text:style-name="s22"><text:bookmark text:name="anchor951011"/>Часть 1 дополнена пунктом 1.1 с 1 января 2022 г. - <text:a xlink:type="simple" xlink:href="http://ivo.garant.ru/document/redirect/401423520/9606287">Федеральный закон</text:a> от 2 июля 2021 г. N 360-ФЗ</text:p>
      <text:p text:style-name="s1">1.1) при снижении цены контракта без изменения предусмотренных контрактом количества товара, объема работы или услуги, качества поставляемого товара, выполняемой работы, оказываемой услуги и иных условий контракта;</text:p>
      <text:p text:style-name="s22header">Информация об изменениях:</text:p>
      <text:p text:style-name="s22"><text:bookmark text:name="anchor951012"/>Пункт 1.2 изменен с 1 января 2026 г. - <text:a xlink:type="simple" xlink:href="http://ivo.garant.ru/document/redirect/412424166/11">Федеральный закон</text:a> от 31 июля 2025 г. № 333-ФЗ</text:p>
      <text:p text:style-name="s22"><text:a xlink:type="simple" xlink:href="http://ivo.garant.ru/document/redirect/76848254/951012">См. предыдущую редакцию</text:a></text:p>
      <text:p text:style-name="s1">1.2) если по предложению заказчика увеличиваются предусмотренные контрактом (за исключением контракта, предметом которого является выполнение работ по строительству, реконструкции, капитальному ремонту, сносу объекта капитального строительства, благоустройству территории, геологическому изучению недр, проведению работ по сохранению объектов культурного наследия (памятников истории и культуры) народов Российской Федерации) количество товара, объем работы или услуги не более чем на десять процентов или уменьшаются предусмотренные контрактом количество поставляемого товара, объем выполняемой работы или оказываемой услуги не более чем на десять процентов. При этом по соглашению сторон допускается изменение с учетом положений бюджетного законодательства Российской Федерации цены контракта пропорционально дополнительному количеству товара, дополнительному объему работы или услуги исходя из установленной в контракте цены единицы товара, работы или услуги, но не более чем на десять процентов цены контракта. При уменьшении предусмотренных контрактом количества товара, объема работы или услуги стороны контракта обязаны уменьшить цену контракта исходя из цены единицы товара, работы или услуги. Цена единицы дополнительно поставляемого товара или цена единицы товара при уменьшении предусмотренного контрактом количества поставляемого товара должна определяться как частное от деления первоначальной цены контракта на предусмотренное в контракте количество такого товара;</text:p>
      <text:p text:style-name="s22header">Информация об изменениях:</text:p>
      <text:p text:style-name="s22"><text:bookmark text:name="anchor951013"/>Пункт 1.3 изменен с 1 января 2026 г. - <text:a xlink:type="simple" xlink:href="http://ivo.garant.ru/document/redirect/412424166/12">Федеральный закон</text:a> от 31 июля 2025 г. № 333-ФЗ</text:p>
      <text:p text:style-name="s22"><text:a xlink:type="simple" xlink:href="http://ivo.garant.ru/document/redirect/76848254/951013">См. предыдущую редакцию</text:a></text:p>
      <text:p text:style-name="s1">1.3) при изменении объема и (или) видов выполняемых работ по контракту, предметом которого является выполнение работ по строительству, реконструкции, капитальному ремонту, сносу объекта капитального строительства, благоустройству территории, геологическому изучению недр, проведению работ по сохранению объектов культурного наследия (памятников истории и культуры) народов Российской Федерации, а также по контрактам, предусмотренным <text:a xlink:type="simple" xlink:href="#anchor3416">частями 16</text:a> и <text:a xlink:type="simple" xlink:href="#anchor34161">16.1 статьи 34</text:a> настоящего Федерального закона. При этом допускается изменение с учетом положений <text:a xlink:type="simple" xlink:href="http://ivo.garant.ru/document/redirect/12112604/2">бюджетного законодательства</text:a> Российской Федерации цены контракта не более чем на десять процентов цены контракта;</text:p>
      <text:p text:style-name="s22header">Информация об изменениях:</text:p>
      <text:p text:style-name="s22"><text:bookmark text:name="anchor951014"/>Часть 1 дополнена пунктом 1.4 с 25 июля 2022 г. - <text:a xlink:type="simple" xlink:href="http://ivo.garant.ru/document/redirect/404992525/3">Федеральный закон</text:a> от 14 июля 2022 г. N 272-ФЗ</text:p>
      <text:p text:style-name="s1">1.4) если Правительством Российской Федерации принято решение о введении специальных мер в сфере экономики, предусмотренное <text:a xlink:type="simple" xlink:href="http://ivo.garant.ru/document/redirect/135907/2611">пунктом 1 статьи 26.1</text:a> Федерального закона от 31 мая 1996 года N 61-ФЗ "Об обороне", и предметом контракта является поставка товара, выполнение работы, оказание услуги по государственному оборонному заказу. По предложению заказчиков, являющихся федеральными органами исполнительной власти, осуществляющими функции по выработке и реализации государственной политики в области обороны, в области гражданской обороны, защиты населения и территорий от чрезвычайных ситуаций природного и техногенного характера, в области государственной охраны, государственного управления в области обеспечения безопасности Российской Федерации, в сфере деятельности войск национальной гвардии Российской Федерации, допускается увеличение предусмотренных таким контрактом количества поставляемого товара, объема выполняемой работы или оказываемой услуги либо уменьшение предусмотренных таким контрактом количества поставляемого товара, объема выполняемой работы или оказываемой услуги. При этом допускается изменение цены контракта с учетом положений <text:a xlink:type="simple" xlink:href="http://ivo.garant.ru/document/redirect/12112604/3">бюджетного законодательства</text:a> Российской Федерации и в пределах основных показателей государственного оборонного заказа пропорционально дополнительному количеству товара, дополнительному объему работы или услуги исходя из установленной в контракте цены единицы товара, работы или услуги. При уменьшении предусмотренных контрактом количества поставляемого товара, объема выполняемой работы или оказываемой услуги стороны контракта обязаны уменьшить цену контракта исходя из цены единицы товара, работы или услуги. Цена единицы дополнительно поставляемого товара или цена единицы товара при уменьшении предусмотренного контрактом количества поставляемого товара должна определяться как частное от деления первоначальной цены контракта на предусмотренное в контракте количество такого товара;</text:p>
      <text:p text:style-name="s1"><text:bookmark text:name="anchor9512"/>2) если цена заключенного для обеспечения федеральных нужд на срок не менее чем три года контракта составляет либо превышает размер цены, <text:a xlink:type="simple" xlink:href="http://ivo.garant.ru/document/redirect/70543340/0">установленный</text:a> Правительством Российской Федерации, и исполнение указанного контракта по независящим от сторон контракта обстоятельствам без изменения его условий невозможно, данные условия могут быть изменены на основании <text:span text:style-name="s8">решения</text:span> Правительства Российской Федерации;</text:p>
      <text:p text:style-name="s22header">Информация об изменениях:</text:p>
      <text:p text:style-name="s22"><text:bookmark text:name="anchor9513"/>Пункт 3 изменен с 19 августа 2024 г. - <text:a xlink:type="simple" xlink:href="http://ivo.garant.ru/document/redirect/409493579/5932">Федеральный закон</text:a> от 8 августа 2024 г. N 232-ФЗ</text:p>
      <text:p text:style-name="s22"><text:a xlink:type="simple" xlink:href="http://ivo.garant.ru/document/redirect/76839266/9513">См. предыдущую редакцию</text:a></text:p>
      <text:p text:style-name="s1">3) если цена заключенного для обеспечения нужд субъекта Российской Федерации на срок не менее чем три года контракта составляет или превышает размер цены, <text:a xlink:type="simple" xlink:href="http://ivo.garant.ru/document/redirect/70543340/0">установленный</text:a> Правительством Российской Федерации, и исполнение указанного контракта по независящим от сторон контракта обстоятельствам без изменения его условий невозможно, данные условия могут быть изменены на основании решения высшего исполнительного органа субъекта Российской Федерации;</text:p>
      <text:p text:style-name="s1"><text:bookmark text:name="anchor9514"/>4) если цена заключенного для обеспечения муниципальных нужд на срок не менее одного года контракта составляет или превышает размер цены, <text:a xlink:type="simple" xlink:href="http://ivo.garant.ru/document/redirect/70543340/0">установленный</text:a> Правительством Российской Федерации, и исполнение указанного контракта по независящим от сторон контракта обстоятельствам без изменения его условий невозможно, указанные условия могут быть изменены на основании решения местной администрации;</text:p>
      <text:p text:style-name="s22header">Информация об изменениях:</text:p>
      <text:p text:style-name="s22"><text:bookmark text:name="anchor9515"/><text:a xlink:type="simple" xlink:href="http://ivo.garant.ru/document/redirect/70552632/463811">Федеральным законом</text:a> от 28 декабря 2013 г. N 396-ФЗ в пункт 5 части 1 статьи 95 внесены изменения, <text:a xlink:type="simple" xlink:href="http://ivo.garant.ru/document/redirect/70552632/48001">вступающие в силу</text:a> с 1 января 2014 г.</text:p>
      <text:p text:style-name="s22"><text:a xlink:type="simple" xlink:href="http://ivo.garant.ru/document/redirect/58047689/9515">См. текст пункта в предыдущей редакции</text:a></text:p>
      <text:p text:style-name="s1">5) изменение в соответствии с законодательством Российской Федерации регулируемых цен (тарифов) на товары, работы, услуги;</text:p>
      <text:p text:style-name="s1"><text:bookmark text:name="anchor9516"/>6) в случаях, предусмотренных <text:a xlink:type="simple" xlink:href="http://ivo.garant.ru/document/redirect/12112604/1616">пунктом 6 статьи 161</text:a> Бюджетного кодекса Российской Федерации, при уменьшении ранее доведенных до государственного или муниципального заказчика как получателя бюджетных средств лимитов бюджетных обязательств. При этом государственный или муниципальный заказчик в ходе исполнения контракта обеспечивает согласование новых условий контракта, в том числе цены и (или) сроков исполнения контракта и (или) количества товара, объема работы или услуги, предусмотренных контрактом;</text:p>
      <text:p text:style-name="s22header">Информация об изменениях:</text:p>
      <text:p text:style-name="s22"><text:bookmark text:name="anchor871388"/>Пункт 7 изменен с 1 января 2022 г. - <text:a xlink:type="simple" xlink:href="http://ivo.garant.ru/document/redirect/401423520/9606288">Федеральный закон</text:a> от 2 июля 2021 г. N 360-ФЗ</text:p>
      <text:p text:style-name="s22"><text:a xlink:type="simple" xlink:href="http://ivo.garant.ru/document/redirect/77312405/871388">См. предыдущую редакцию</text:a></text:p>
      <text:p text:style-name="s1">7) в случае заключения контракта с иностранной организацией на лечение гражданина Российской Федерации за пределами территории Российской Федерации цена контракта может быть изменена при увеличении или уменьшении по медицинским показаниям перечня услуг, связанных с лечением гражданина Российской Федерации;</text:p>
      <text:p text:style-name="s22header">Информация об изменениях:</text:p>
      <text:p text:style-name="s22"><text:bookmark text:name="anchor95018"/>Пункт 8 изменен с 19 августа 2024 г. - <text:a xlink:type="simple" xlink:href="http://ivo.garant.ru/document/redirect/409493579/5933">Федеральный закон</text:a> от 8 августа 2024 г. N 232-ФЗ</text:p>
      <text:p text:style-name="s22"><text:a xlink:type="simple" xlink:href="http://ivo.garant.ru/document/redirect/76839266/95018">См. предыдущую редакцию</text:a></text:p>
      <text:p text:style-name="s1">8) если при исполнении заключенного на срок не менее одного года контракта, предусмотренного <text:a xlink:type="simple" xlink:href="#anchor3416">частью 16</text:a> (при условии, что контракт жизненного цикла предусматривает проектирование, строительство, реконструкцию, капитальный ремонт объекта капитального строительства) и <text:a xlink:type="simple" xlink:href="#anchor34161">частью 16.1 статьи 34</text:a> настоящего Федерального закона, контракта, предметом которого является выполнение работ по строительству, реконструкции, капитальному ремонту, сносу объекта капитального строительства, геологическому изучению недр, проведению работ по сохранению объектов культурного наследия, цена которого составляет или превышает <text:a xlink:type="simple" xlink:href="http://ivo.garant.ru/document/redirect/70543340/11">предельный размер (предельные размеры) цены</text:a>, установленный Правительством Российской Федерации, возникли независящие от сторон контракта обстоятельства, влекущие невозможность его исполнения, в том числе необходимость внесения изменений в проектную документацию. Предусмотренное настоящим пунктом изменение осуществляется при наличии в письменной форме обоснования такого изменения на основании решения Правительства Российской Федерации, высшего исполнительного органа субъекта Российской Федерации, местной администрации при осуществлении закупки для федеральных нужд, нужд субъекта Российской Федерации, муниципальных нужд соответственно и при условии, что такое изменение не приведет к увеличению срока исполнения контракта и (или) цены контракта более чем на тридцать процентов. При этом в указанный срок не включается срок получения в соответствии с <text:a xlink:type="simple" xlink:href="http://ivo.garant.ru/document/redirect/12138258/3">законодательством</text:a> Российской Федерации положительного заключения экспертизы проектной документации в случае необходимости внесения в нее изменений;</text:p>
      <text:p text:style-name="s22header">Информация об изменениях:</text:p>
      <text:p text:style-name="s22"><text:bookmark text:name="anchor95019"/>Пункт 9 изменен с 1 января 2023 г. - <text:a xlink:type="simple" xlink:href="http://ivo.garant.ru/document/redirect/405604009/1314">Федеральный закон</text:a> от 4 ноября 2022 г. N 420-ФЗ</text:p>
      <text:p text:style-name="s22"><text:a xlink:type="simple" xlink:href="http://ivo.garant.ru/document/redirect/76817050/95019">См. предыдущую редакцию</text:a></text:p>
      <text:p text:style-name="s1">9) если контракт, предусмотренный <text:a xlink:type="simple" xlink:href="#anchor3416">частью 16</text:a> (при условии, что контракт жизненного цикла предусматривает проектирование, строительство, реконструкцию, капитальный ремонт объекта капитального строительства) и <text:a xlink:type="simple" xlink:href="#anchor34161">частью 16.1 статьи 34</text:a> настоящего Федерального закона, контракт, предметом которого является выполнение работ по строительству, реконструкции, капитальному ремонту, сносу объекта капитального строительства, геологическому изучению недр, проведению работ по сохранению объектов культурного наследия, по независящим от сторон контракта обстоятельствам, влекущим невозможность его исполнения, в том числе необходимость внесения изменений в проектную документацию, либо по вине подрядчика не исполнен в установленный в контракте срок, допускается однократное изменение срока исполнения контракта на срок, не превышающий срока исполнения контракта, предусмотренного при его заключении. При этом в случае, если обеспечение исполнения контракта осуществлено путем внесения денежных средств, по соглашению сторон определяется новый срок возврата заказчиком подрядчику денежных средств, внесенных в качестве обеспечения исполнения контракта. В случае неисполнения контракта в срок по вине подрядчика предусмотренное настоящим пунктом изменение срока осуществляется при условии отсутствия неисполненных подрядчиком требований об уплате неустоек (штрафов, пеней), предъявленных заказчиком в соответствии с настоящим Федеральным законом, предоставления подрядчиком в соответствии с настоящим Федеральным законом обеспечения исполнения контракта;</text:p>
      <text:p text:style-name="s22header">Информация об изменениях:</text:p>
      <text:p text:style-name="s22"><text:bookmark text:name="anchor95020"/>Пункт 10 изменен с 1 января 2026 г. - <text:a xlink:type="simple" xlink:href="http://ivo.garant.ru/document/redirect/412424166/13">Федеральный закон</text:a> от 31 июля 2025 г. № 333-ФЗ</text:p>
      <text:p text:style-name="s22"><text:a xlink:type="simple" xlink:href="http://ivo.garant.ru/document/redirect/76848254/95020">См. предыдущую редакцию</text:a></text:p>
      <text:p text:style-name="s1">10) в случае заключения контракта с единственным поставщиком (подрядчиком, исполнителем) в соответствии с <text:a xlink:type="simple" xlink:href="#anchor9311">пунктами 1</text:a>, <text:a xlink:type="simple" xlink:href="#anchor9313">3</text:a>, <text:a xlink:type="simple" xlink:href="#anchor9316">6</text:a>, <text:a xlink:type="simple" xlink:href="#anchor9318">8</text:a>, <text:a xlink:type="simple" xlink:href="#anchor93121">21</text:a>, <text:a xlink:type="simple" xlink:href="#anchor93122">22</text:a>, <text:a xlink:type="simple" xlink:href="#anchor93123">23</text:a>, <text:a xlink:type="simple" xlink:href="#anchor93129">29</text:a>, <text:a xlink:type="simple" xlink:href="#anchor93132">32</text:a>, <text:a xlink:type="simple" xlink:href="#anchor93134">34</text:a>, <text:a xlink:type="simple" xlink:href="#anchor93140">40</text:a>, <text:a xlink:type="simple" xlink:href="#anchor93141">41</text:a>, <text:a xlink:type="simple" xlink:href="#anchor93146">46</text:a>, <text:a xlink:type="simple" xlink:href="#anchor93151">51</text:a>, <text:a xlink:type="simple" xlink:href="#anchor93152">52</text:a>, <text:a xlink:type="simple" xlink:href="#anchor93156">56</text:a>, <text:a xlink:type="simple" xlink:href="#anchor93159">59</text:a> и <text:a xlink:type="simple" xlink:href="#anchor93162">62 части 1 статьи 93 </text:a>настоящего Федерального закона;</text:p>
      <text:p text:style-name="s22header">Информация об изменениях:</text:p>
      <text:p text:style-name="s22"><text:bookmark text:name="anchor950111"/>Пункт 11 изменен с 19 августа 2024 г. - <text:a xlink:type="simple" xlink:href="http://ivo.garant.ru/document/redirect/409493579/5934">Федеральный закон</text:a> от 8 августа 2024 г. N 232-ФЗ</text:p>
      <text:p text:style-name="s22"><text:a xlink:type="simple" xlink:href="http://ivo.garant.ru/document/redirect/76839266/950111">См. предыдущую редакцию</text:a></text:p>
      <text:p text:style-name="s1">11) если при исполнении контракта, предусмотренного <text:a xlink:type="simple" xlink:href="#anchor3416">частью 16</text:a> (при условии, что контракт жизненного цикла предусматривает проектирование, строительство, реконструкцию, капитальный ремонт объекта капитального строительства) и <text:a xlink:type="simple" xlink:href="#anchor34161">частью 16.1 статьи 34</text:a> настоящего Федерального закона, сметная стоимость строительства, реконструкции, капитального ремонта, определенная по результатам проверки на предмет достоверности ее определения в ходе проведения государственной экспертизы проектной документации, превышает цену такого контракта. Предусмотренное настоящим пунктом изменение существенных условий осуществляется с учетом такой сметной стоимости строительства, реконструкции, капитального ремонта объекта капитального строительства на основании решения Правительства Российской Федерации, высшего исполнительного органа субъекта Российской Федерации, местной администрации при осуществлении закупки для федеральных нужд, нужд субъекта Российской Федерации, муниципальных нужд соответственно и при условии, что такое изменение существенных условий не приведет к увеличению цены контракта более чем на тридцать процентов;</text:p>
      <text:p text:style-name="s22header">Информация об изменениях:</text:p>
      <text:p text:style-name="s22"><text:bookmark text:name="anchor950112"/>Часть 1 дополнена пунктом 12 с 1 января 2022 г. - <text:a xlink:type="simple" xlink:href="http://ivo.garant.ru/document/redirect/401423520/9606291">Федеральный закон</text:a> от 2 июля 2021 г. N 360-ФЗ</text:p>
      <text:p text:style-name="s1">12) если при исполнении контракта изменяется срок исполнения отдельного этапа (отдельных этапов) исполнения контракта в рамках срока исполнения контракта, предусмотренного при его заключении;</text:p>
      <text:p text:style-name="s22header">Информация об изменениях:</text:p>
      <text:p text:style-name="s22"><text:bookmark text:name="anchor950113"/>Пункт 13 изменен с 19 августа 2024 г. - <text:a xlink:type="simple" xlink:href="http://ivo.garant.ru/document/redirect/409493579/5935">Федеральный закон</text:a> от 8 августа 2024 г. N 232-ФЗ</text:p>
      <text:p text:style-name="s22"><text:a xlink:type="simple" xlink:href="http://ivo.garant.ru/document/redirect/76839266/950113">См. предыдущую редакцию</text:a></text:p>
      <text:p text:style-name="s1">13) если при исполнении заключенного на срок не менее одного года контракта, предметом которого является выполнение научно-исследовательских, опытно-конструкторских или технологических работ, цена которого составляет или превышает предельный размер (предельные размеры) цены, установленный Правительством Российской Федерации, возникли независящие от сторон контракта обстоятельства, влекущие невозможность его исполнения. Предусмотренное настоящим пунктом изменение осуществляется при наличии в письменной форме обоснования такого изменения на основании решения Правительства Российской Федерации, высшего исполнительного органа субъекта Российской Федерации, местной администрации при осуществлении закупки для федеральных нужд, нужд субъекта Российской Федерации, муниципальных нужд соответственно и при условии, что такое изменение не приведет к увеличению срока исполнения контракта и (или) цены контракта более чем на тридцать процентов;</text:p>
      <text:p text:style-name="s22header">Информация об изменениях:</text:p>
      <text:p text:style-name="s22"><text:bookmark text:name="anchor950114"/>Часть 1 дополнена пунктом 14 с 1 января 2026 г. - <text:a xlink:type="simple" xlink:href="http://ivo.garant.ru/document/redirect/412424166/14">Федеральный закон</text:a> от 31 июля 2025 г. № 333-ФЗ</text:p>
      <text:p text:style-name="s1">14) если возникла необходимость изменения срока исполнения контракта на выполнение работ по строительному контролю вследствие и в пределах увеличения (уменьшения) срока исполнения контракта на выполнение работ по строительству, реконструкции, капитальному ремонту объекта капитального строительства, в процессе которых осуществляется строительный контроль, без изменения иных существенных условий контракта на выполнение работ по строительному контролю.</text:p>
      <text:p text:style-name="s1"><text:bookmark text:name="anchor95101"/>1.1. <text:a xlink:type="simple" xlink:href="http://ivo.garant.ru/document/redirect/71294658/33">Не действует</text:a> с 1 января 2017 г.</text:p>
      <text:p text:style-name="s22header">Информация об изменениях:</text:p>
      <text:p text:style-name="s22">См. текст <text:a xlink:type="simple" xlink:href="http://ivo.garant.ru/document/redirect/57410806/95101">части 1.1 статьи 95</text:a></text:p>
      <text:p text:style-name="s22header">Информация об изменениях:</text:p>
      <text:p text:style-name="s22"><text:bookmark text:name="anchor95102"/>Статья 95 дополнена частью 1.2 с 1 января 2022 г. - <text:a xlink:type="simple" xlink:href="http://ivo.garant.ru/document/redirect/401423520/50332">Федеральный закон</text:a> от 2 июля 2021 г. N 360-ФЗ</text:p>
      <text:p text:style-name="s1">1.2. В случае, если при исполнении контракта, предусмотренного <text:a xlink:type="simple" xlink:href="#anchor3416">частью 16</text:a> (при условии, что контракт жизненного цикла предусматривает проектирование, строительство, реконструкцию, капитальный ремонт объекта капитального строительства) и <text:a xlink:type="simple" xlink:href="#anchor34161">частью 16.1 статьи 34</text:a> настоящего Федерального закона, цена такого контракта превышает сметную стоимость строительства, реконструкции, капитального ремонта объекта капитального строительства, определенную по результатам проверки на предмет достоверности ее определения в ходе проведения государственной экспертизы проектной документации, цена такого контракта должна быть уменьшена с учетом указанной сметной стоимости строительства, реконструкции, капитального ремонта объекта капитального строительства.</text:p>
      <text:p text:style-name="s22header">Информация об изменениях:</text:p>
      <text:p text:style-name="s22"><text:bookmark text:name="anchor95103"/>Статья 95 дополнена частью 1.3 с 1 января 2022 г. - <text:a xlink:type="simple" xlink:href="http://ivo.garant.ru/document/redirect/401423520/50332">Федеральный закон</text:a> от 2 июля 2021 г. N 360-ФЗ</text:p>
      <text:p text:style-name="s1">1.3. Предусмотренные <text:a xlink:type="simple" xlink:href="#anchor951">частью 1</text:a> настоящей статьи изменения осуществляются при условии предоставления поставщиком (подрядчиком, исполнителем) в соответствии с настоящим Федеральным законом обеспечения исполнения контракта, если такие изменения влекут возникновение новых обязательств поставщика (подрядчика, исполнителя), не обеспеченных ранее предоставленным обеспечением исполнения контракта, и если при определении поставщика (подрядчика, исполнителя) требование обеспечения исполнения контракта установлено в соответствии со <text:a xlink:type="simple" xlink:href="#anchor96">статьей 96</text:a> настоящего Федерального закона. При этом:</text:p>
      <text:p text:style-name="s1"><text:bookmark text:name="anchor951031"/>1) размер обеспечения может быть уменьшен в порядке и случаях, предусмотренных <text:a xlink:type="simple" xlink:href="#anchor967">частями 7 - 7.3 статьи 96</text:a> настоящего Федерального закона;</text:p>
      <text:p text:style-name="s1"><text:bookmark text:name="anchor951032"/>2) обеспечение исполнения контракта может быть предоставлено путем внесения соответствующих изменений в условия ранее предоставленной заказчику независимой гарантии;</text:p>
      <text:p text:style-name="s1"><text:bookmark text:name="anchor951033"/>3) если обеспечение исполнения контракта осуществляется путем предоставления новой независимой гарантии, возврат заказчиком ранее предоставленной ему независимой гарантии предоставившему ее гаранту не осуществляется, взыскание по ней не производится, заказчик признается отказавшимся от своих прав по ранее предоставленной независимой гарантии, обязательство гаранта перед заказчиком по ранее предоставленной независимой гарантии прекращается с момента выдачи новой независимой гарантии;</text:p>
      <text:p text:style-name="s1"><text:bookmark text:name="anchor951034"/>4) если при увеличении в соответствии с настоящей статьей цены контракта обеспечение исполнения контракта осуществляется путем внесения денежных средств, поставщик (подрядчик, исполнитель) вносит на счет, на котором в соответствии с законодательством Российской Федерации учитываются операции со средствами, поступающими заказчику, денежные средства в размере, пропорциональном стоимости новых обязательств поставщика (подрядчика, исполнителя).</text:p>
      <text:p text:style-name="s22header">Информация об изменениях:</text:p>
      <text:p text:style-name="s22"><text:bookmark text:name="anchor95104"/>Часть 1.4 изменена с 1 января 2023 г. - <text:a xlink:type="simple" xlink:href="http://ivo.garant.ru/document/redirect/405604009/132">Федеральный закон</text:a> от 4 ноября 2022 г. N 420-ФЗ</text:p>
      <text:p text:style-name="s22"><text:a xlink:type="simple" xlink:href="http://ivo.garant.ru/document/redirect/76817050/95104">См. предыдущую редакцию</text:a></text:p>
      <text:p text:style-name="s1">1.4. В случае уменьшения в соответствии с настоящей статьей цены контракта заказчик возвращает поставщику (подрядчику, исполнителю) внесенные в качестве обеспечения исполнения контракта денежные средства в размере, пропорциональном размеру такого уменьшения цены контракта.</text:p>
      <text:p text:style-name="s22header">Информация об изменениях:</text:p>
      <text:p text:style-name="s22"><text:bookmark text:name="anchor95105"/>Статья 95 дополнена частью 1.5 с 1 января 2022 г. - <text:a xlink:type="simple" xlink:href="http://ivo.garant.ru/document/redirect/401423520/50332">Федеральный закон</text:a> от 2 июля 2021 г. N 360-ФЗ</text:p>
      <text:p text:style-name="s1">1.5. В случае изменения срока исполнения контракта в соответствии с <text:a xlink:type="simple" xlink:href="#anchor3427">частью 27 статьи 34</text:a> настоящего Федерального закона по соглашению сторон устанавливается новый срок возврата заказчиком поставщику (подрядчику, исполнителю) денежных средств, внесенных в качестве обеспечения исполнения контракта.</text:p>
      <text:p text:style-name="s22header">Информация об изменениях:</text:p>
      <text:p text:style-name="s22"><text:bookmark text:name="anchor95106"/>Статья 95 дополнена частью 1.6 с 1 января 2022 г. - <text:a xlink:type="simple" xlink:href="http://ivo.garant.ru/document/redirect/401423520/50332">Федеральный закон</text:a> от 2 июля 2021 г. N 360-ФЗ</text:p>
      <text:p text:style-name="s1">1.6. Государственным или муниципальным заказчиком как получателем бюджетных средств предусмотренные <text:a xlink:type="simple" xlink:href="#anchor951">частью 1</text:a> настоящей статьи изменения могут быть осуществлены в пределах доведенных в соответствии с <text:a xlink:type="simple" xlink:href="http://ivo.garant.ru/document/redirect/12112604/2">бюджетным законодательством</text:a> Российской Федерации лимитов бюджетных обязательств на срок исполнения контракта.</text:p>
      <text:p text:style-name="s22header">Информация об изменениях:</text:p>
      <text:p text:style-name="s22"><text:bookmark text:name="anchor95107"/>Статья 95 дополнена частью 1.7 с 1 апреля 2025 г. - <text:a xlink:type="simple" xlink:href="http://ivo.garant.ru/document/redirect/401423520/50332">Федеральный закон</text:a> от 2 июля 2021 г. N 360-ФЗ (в редакции <text:a xlink:type="simple" xlink:href="http://ivo.garant.ru/document/redirect/409494237/322">Федерального закона</text:a> от 8 августа 2024 г. N 318-ФЗ)</text:p>
      <text:p text:style-name="s9header">ГАРАНТ:</text:p>
      <text:p text:style-name="s9">В отношении контракта, заключенного до 1 апреля 2025 г., положения части 1.7 <text:a xlink:type="simple" xlink:href="http://ivo.garant.ru/document/redirect/401423520/813">применяются</text:a> в случае, если такой контракт заключен с использованием ЕИС в сфере закупок и при его исполнении не заключено соглашение об изменении условий такого контракта без использования ЕИС в сфере закупок</text:p>
      <text:p text:style-name="s1">1.7. Соглашение об изменении условий контракта, заключенного по результатам электронных процедур, закрытых электронных процедур, заключается с использованием единой информационной системы. В случаях, предусмотренных <text:a xlink:type="simple" xlink:href="#anchor1035">частью 5 статьи 103</text:a> настоящего Федерального закона, такое соглашение не размещается на официальном сайте.</text:p>
      <text:p text:style-name="s1"><text:bookmark text:name="anchor952"/>2. В установленных <text:a xlink:type="simple" xlink:href="#anchor9516">пунктом 6 части 1</text:a> настоящей статьи случаях сокращение количества товара, объема работы или услуги при уменьшении цены контракта осуществляется в соответствии с <text:a xlink:type="simple" xlink:href="http://ivo.garant.ru/document/redirect/70520986/1000">методикой</text:a>, утвержденной Правительством Российской Федерации.</text:p>
      <text:p text:style-name="s1"><text:bookmark text:name="anchor953"/>3. В установленных <text:a xlink:type="simple" xlink:href="#anchor9516">пунктом 6 части 1</text:a> настоящей статьи случаях принятие государственным или муниципальным заказчиком решения об изменении контракта в связи с уменьшением лимитов бюджетных обязательств осуществляется исходя из соразмерности изменения цены контракта и количества товара, объема работы или услуги.</text:p>
      <text:p text:style-name="s22header">Информация об изменениях:</text:p>
      <text:p text:style-name="s22"><text:bookmark text:name="anchor954"/>Часть 4 изменена с 1 января 2022 г. - <text:a xlink:type="simple" xlink:href="http://ivo.garant.ru/document/redirect/401423520/50333">Федеральный закон</text:a> от 2 июля 2021 г. N 360-ФЗ</text:p>
      <text:p text:style-name="s22"><text:a xlink:type="simple" xlink:href="http://ivo.garant.ru/document/redirect/77312405/954">См. предыдущую редакцию</text:a></text:p>
      <text:p text:style-name="s1">4. В случае наступления обстоятельств, которые предусмотрены <text:a xlink:type="simple" xlink:href="#anchor9516">пунктом 6 части 1</text:a> настоящей статьи и обусловливают невозможность исполнения государственным или муниципальным заказчиком бюджетных обязательств, вытекающих из контракта, заказчик исходит из необходимости исполнения в первоочередном порядке обязательств, вытекающих из контракта на поставку товаров, необходимых для нормального жизнеобеспечения граждан, и (или) по которому поставщиком (подрядчиком, исполнителем) обязательства исполнены.</text:p>
      <text:p text:style-name="s1"><text:bookmark text:name="anchor955"/>5. При исполнении контракта не допускается перемена поставщика (подрядчика, исполнителя), за исключением случая, если новый поставщик (подрядчик, исполнитель) является правопреемником поставщика (подрядчика, исполнителя) по такому контракту вследствие реорганизации юридического лица в форме преобразования, слияния или присоединения.</text:p>
      <text:p text:style-name="s1"><text:bookmark text:name="anchor956"/>6. В случае перемены заказчика права и обязанности заказчика, предусмотренные контрактом, переходят к новому заказчику.</text:p>
      <text:p text:style-name="s22header">Информация об изменениях:</text:p>
      <text:p text:style-name="s22"><text:bookmark text:name="anchor957"/>Часть 7 изменена с 1 января 2025 г. - <text:a xlink:type="simple" xlink:href="http://ivo.garant.ru/document/redirect/409494237/2181">Федеральный закон</text:a> от 8 августа 2024 г. N 318-ФЗ</text:p>
      <text:p text:style-name="s22"><text:a xlink:type="simple" xlink:href="http://ivo.garant.ru/document/redirect/76831012/957">См. предыдущую редакцию</text:a></text:p>
      <text:p text:style-name="s9header">ГАРАНТ:</text:p>
      <text:p text:style-name="s9">Положения части 7 (в редакции <text:a xlink:type="simple" xlink:href="http://ivo.garant.ru/document/redirect/409494237/2181">Федерального закона</text:a> от 8 августа 2024 г. N 318-ФЗ) <text:a xlink:type="simple" xlink:href="http://ivo.garant.ru/document/redirect/409494237/55">применяются</text:a> к отношениям, связанным с осуществлением закупок товаров, работ, услуг, извещения об осуществлении которых размещены в ЕИС и приглашения принять участие в которых направлены либо контракты с единственными поставщиками при осуществлении которых заключены с 1 января 2025 г.</text:p>
      <text:p text:style-name="s1">7. При исполнении контракта (за исключением случаев, предусмотренных <text:a xlink:type="simple" xlink:href="#anchor14413">подпунктом "в" пункта 1</text:a>, <text:a xlink:type="simple" xlink:href="#anchor14422">подпунктом "б" пункта 2</text:a>, <text:a xlink:type="simple" xlink:href="#anchor14433">подпунктом "в" пункта 3 части 4 статьи 14</text:a> настоящего Федерального закона) по согласованию заказчика с поставщиком (подрядчиком, исполнителем) допускается поставка товара, выполнение работы или оказание услуги, качество, технические и функциональные характеристики (потребительские свойства) которых являются улучшенными по сравнению с качеством и соответствующими техническими и функциональными характеристиками, указанными в контракте. В этом случае соответствующие изменения должны быть внесены заказчиком в реестр контрактов, заключенных заказчиком.</text:p>
      <text:p text:style-name="s1"><text:bookmark text:name="anchor958"/>8. Расторжение контракта допускается по соглашению сторон, по решению суда, в случае одностороннего отказа стороны контракта от исполнения контракта в соответствии с <text:a xlink:type="simple" xlink:href="http://ivo.garant.ru/document/redirect/10164072/450">гражданским законодательством</text:a>.</text:p>
      <text:p text:style-name="s22header">Информация об изменениях:</text:p>
      <text:p text:style-name="s22"><text:bookmark text:name="anchor9581"/>Статья 95 дополнена частью 8.1 с 1 апреля 2025 г. - <text:a xlink:type="simple" xlink:href="http://ivo.garant.ru/document/redirect/401423520/50334">Федеральный закон</text:a> от 2 июля 2021 г. N 360-ФЗ (в редакции <text:a xlink:type="simple" xlink:href="http://ivo.garant.ru/document/redirect/409494237/322">Федерального закона</text:a> от 8 августа 2024 г. N 318-ФЗ)</text:p>
      <text:p text:style-name="s9header">ГАРАНТ:</text:p>
      <text:p text:style-name="s9">В отношении контракта, заключенного до 1 апреля 2025 г., положения части 8.1 <text:a xlink:type="simple" xlink:href="http://ivo.garant.ru/document/redirect/401423520/813">применяются</text:a> в случае, если такой контракт заключен с использованием ЕИС в сфере закупок и при его исполнении не заключено соглашение об изменении условий такого контракта без использования ЕИС в сфере закупок</text:p>
      <text:p text:style-name="s1">8.1. Соглашение о расторжении контракта, заключенного по результатам электронных процедур, закрытых электронных процедур, заключается с использованием единой информационной системы. В случаях, предусмотренных частью 5 статьи 103 настоящего Федерального закона, такое соглашение не размещается на официальном сайте.</text:p>
      <text:p text:style-name="s22header">Информация об изменениях:</text:p>
      <text:p text:style-name="s22"><text:bookmark text:name="anchor959"/><text:a xlink:type="simple" xlink:href="http://ivo.garant.ru/document/redirect/70552632/463802">Федеральным законом</text:a> от 28 декабря 2013 г. N 396-ФЗ в часть 9 статьи 95 внесены изменения, <text:a xlink:type="simple" xlink:href="http://ivo.garant.ru/document/redirect/70552632/48001">вступающие в силу</text:a> с 1 января 2014 г.</text:p>
      <text:p text:style-name="s22"><text:a xlink:type="simple" xlink:href="http://ivo.garant.ru/document/redirect/58047689/959">См. текст части в предыдущей редакции</text:a></text:p>
      <text:p text:style-name="s9header">ГАРАНТ:</text:p>
      <text:p text:style-name="s9">В случае <text:a xlink:type="simple" xlink:href="http://ivo.garant.ru/document/redirect/401423520/863">принятия</text:a> с 1 января до 1 июля 2022 г. заказчиком предусмотренного частью 9 решения об одностороннем отказе от исполнения контракта, заключенного по результатам проведения открытого конкурса в электронной форме, открытого аукциона в электронной форме, запроса котировок в электронной форме, закупки товара у единственного поставщика на сумму, предусмотренную <text:a xlink:type="simple" xlink:href="#anchor93012">частью 12 статьи 93</text:a> (в редакции <text:a xlink:type="simple" xlink:href="http://ivo.garant.ru/document/redirect/401423520/503105">Федерального закона</text:a> от 2 июля 2021 г. N 360-ФЗ) (далее также - электронные процедуры), закрытого конкурса в электронной форме, закрытого аукциона в электронной форме (далее также - закрытые электронные процедуры), заказчик:</text:p>
      <text:p text:style-name="s9"><text:bookmark text:name="anchor8631"/>а) <text:a xlink:type="simple" xlink:href="http://ivo.garant.ru/document/redirect/401423520/8631">направляет</text:a> такое решение поставщику (подрядчику, исполнителю) в порядке, установленном <text:a xlink:type="simple" xlink:href="#anchor95122">частью 12.2 статьи 95</text:a> (в редакции <text:a xlink:type="simple" xlink:href="http://ivo.garant.ru/document/redirect/401423520/50336">Федерального закона</text:a> от 2 июля 2021 г. N 360-ФЗ);</text:p>
      <text:p text:style-name="s9"><text:bookmark text:name="anchor8632"/>б) не позднее дня направления решения (в соответствии с <text:a xlink:type="simple" xlink:href="#anchor8631">подпунктом "а"</text:a>) <text:a xlink:type="simple" xlink:href="http://ivo.garant.ru/document/redirect/401423520/8632">размещает</text:a> такое решение в единой информационной системе в сфере закупок по правилам, действовавшим до дня вступления в силу настоящего Федерального закона;</text:p>
      <text:p text:style-name="s9"><text:bookmark text:name="anchor8633"/>в) в случае неполучения заказчиком подтверждения о вручении поставщику (подрядчику, исполнителю) заказного письма, направленного в соответствии с <text:a xlink:type="simple" xlink:href="#anchor8631">подпунктом "а"</text:a> настоящего пункта, либо информации об отсутствии поставщика (подрядчика, исполнителя) по адресу, указанному в контракте, датой надлежащего уведомления поставщика (подрядчика, исполнителя) об одностороннем отказе от исполнения контракта <text:a xlink:type="simple" xlink:href="http://ivo.garant.ru/document/redirect/401423520/8633">считается</text:a> день по истечении пятнадцати дней, считая с даты размещения в единой информационной системе в сфере закупок решения в соответствии с <text:a xlink:type="simple" xlink:href="#anchor8632">подпунктом "б"</text:a> настоящего пункта</text:p>
      <text:p text:style-name="s1">9. Заказчик вправе принять решение об одностороннем отказе от исполнения контракта по основаниям, предусмотренным <text:span text:style-name="s8">Гражданским кодексом</text:span> Российской Федерации для одностороннего отказа от исполнения отдельных видов обязательств, при условии, если это было предусмотрено контрактом.</text:p>
      <text:p text:style-name="s1"><text:bookmark text:name="anchor9510"/>10. Заказчик вправе провести экспертизу поставленного товара, выполненной работы, оказанной услуги с привлечением экспертов, экспертных организаций до принятия решения об одностороннем отказе от исполнения контракта в соответствии с <text:a xlink:type="simple" xlink:href="#anchor958">частью 8</text:a> настоящей статьи.</text:p>
      <text:p text:style-name="s1"><text:bookmark text:name="anchor95110"/>11. Если заказчиком проведена экспертиза поставленного товара, выполненной работы или оказанной услуги с привлечением экспертов, экспертных организаций, решение об одностороннем отказе от исполнения контракта может быть принято заказчиком только при условии, что по результатам экспертизы поставленного товара, выполненной работы или оказанной услуги в заключении эксперта, экспертной организации будут подтверждены нарушения условий контракта, послужившие основанием для одностороннего отказа заказчика от исполнения контракта.</text:p>
      <text:p text:style-name="s1"><text:bookmark text:name="anchor95120"/>12. Утратила силу с 1 января 2022 г. - <text:a xlink:type="simple" xlink:href="http://ivo.garant.ru/document/redirect/401423520/50335">Федеральный закон</text:a> от 2 июля 2021 г. N 360-ФЗ</text:p>
      <text:p text:style-name="s22header">Информация об изменениях:</text:p>
      <text:p text:style-name="s22"><text:a xlink:type="simple" xlink:href="http://ivo.garant.ru/document/redirect/77312405/95120">См. предыдущую редакцию</text:a></text:p>
      <text:p text:style-name="s22header">Информация об изменениях:</text:p>
      <text:p text:style-name="s22"><text:bookmark text:name="anchor95121"/>Статья 95 дополнена частью 12.1 с 1 января 2022 г. - <text:a xlink:type="simple" xlink:href="http://ivo.garant.ru/document/redirect/401423520/50336">Федеральный закон</text:a> от 2 июля 2021 г. N 360-ФЗ</text:p>
      <text:p text:style-name="s9header">ГАРАНТ:</text:p>
      <text:p text:style-name="s9">Положения части 12.1 (в редакции <text:a xlink:type="simple" xlink:href="http://ivo.garant.ru/document/redirect/401423520/50336">Федерального закона</text:a> от 2 июля 2021 г. N 360-ФЗ) <text:a xlink:type="simple" xlink:href="http://ivo.garant.ru/document/redirect/401423520/861">не применялись</text:a> с 1 января до 1 июля 2022 г.</text:p>
      <text:p text:style-name="s1">12.1. В случае принятия заказчиком предусмотренного <text:a xlink:type="simple" xlink:href="#anchor959">частью 9</text:a> настоящей статьи решения об одностороннем отказе от исполнения контракта, заключенного по результатам проведения электронных процедур, закрытых электронных процедур:</text:p>
      <text:p text:style-name="s1"><text:bookmark text:name="anchor951211"/>1) заказчик с использованием единой информационной системы формирует решение об одностороннем отказе от исполнения контракта, подписывает его усиленной <text:a xlink:type="simple" xlink:href="http://ivo.garant.ru/document/redirect/12184522/21">электронной подписью</text:a> лица, имеющего право действовать от имени заказчика, и размещает такое решение в единой информационной системе. В случаях, предусмотренных <text:a xlink:type="simple" xlink:href="#anchor1035">частью 5 статьи 103</text:a> настоящего Федерального закона, такое решение не размещается на официальном сайте;</text:p>
      <text:p text:style-name="s1"><text:bookmark text:name="anchor951212"/>2) решение об одностороннем отказе от исполнения контракта не позднее одного часа с момента его размещения в единой информационной системе в соответствии с <text:a xlink:type="simple" xlink:href="#anchor951211">пунктом 1</text:a> настоящей части автоматически с использованием единой информационной системы направляется поставщику (подрядчику, исполнителю). Датой поступления поставщику (подрядчику, исполнителю) решения об одностороннем отказе от исполнения контракта считается дата размещения в соответствии с настоящим пунктом такого решения в единой информационной системе в соответствии с часовой зоной, в которой расположен поставщик (подрядчик, исполнитель);</text:p>
      <text:p text:style-name="s1"><text:bookmark text:name="anchor951213"/>3) поступление решения об одностороннем отказе от исполнения контракта в соответствии с <text:a xlink:type="simple" xlink:href="#anchor951212">пунктом 2</text:a> настоящей части считается надлежащим уведомлением поставщика (подрядчика, исполнителя) об одностороннем отказе от исполнения контракта.</text:p>
      <text:p text:style-name="s22header">Информация об изменениях:</text:p>
      <text:p text:style-name="s22"><text:bookmark text:name="anchor95122"/>Часть 12.2 изменена с 25 марта 2024 г. - <text:a xlink:type="simple" xlink:href="http://ivo.garant.ru/document/redirect/408274115/251">Федеральный закон</text:a> от 25 декабря 2023 г. N 624-ФЗ</text:p>
      <text:p text:style-name="s22"><text:a xlink:type="simple" xlink:href="http://ivo.garant.ru/document/redirect/76831011/95122">См. предыдущую редакцию</text:a></text:p>
      <text:p text:style-name="s1">12.2. В случае принятия заказчиком предусмотренного <text:a xlink:type="simple" xlink:href="#anchor959">частью 9</text:a> настоящей статьи решения об одностороннем отказе от исполнения контракта, заключенного по результатам проведения закрытого конкурса, закрытого аукциона, при осуществлении закупок, предусмотренных <text:a xlink:type="simple" xlink:href="#anchor93">статьей 93</text:a> (за исключением закупки, осуществляемой в соответствии с <text:a xlink:type="simple" xlink:href="#anchor93012">частью 12 статьи 93</text:a> настоящего Федерального закона), <text:a xlink:type="simple" xlink:href="#anchor111">статьей 111</text:a> (в случае определения в соответствии с <text:a xlink:type="simple" xlink:href="#anchor1111">частью 1 статьи 111</text:a> настоящего Федерального закона особенностей, предусматривающих неразмещение информации и документов в единой информационной системе, на официальном сайте при определении поставщика (подрядчика, исполнителя) и <text:a xlink:type="simple" xlink:href="#anchor1110">статьей 111.1</text:a> настоящего Федерального закона, такое решение передается лицу, имеющему право действовать от имени поставщика (подрядчика, исполнителя), лично под расписку или направляется поставщику (подрядчику, исполнителю) с соблюдением требований <text:a xlink:type="simple" xlink:href="http://ivo.garant.ru/document/redirect/10102673/3">законодательства</text:a> Российской Федерации о государственной тайне по адресу поставщика (подрядчика, исполнителя), указанному в контракте. Выполнение заказчиком требований настоящей части считается надлежащим уведомлением поставщика (подрядчика, исполнителя) об одностороннем отказе от исполнения контракта. Датой такого надлежащего уведомления считается:</text:p>
      <text:p text:style-name="s1"><text:bookmark text:name="anchor951221"/>1) дата, указанная лицом, имеющим право действовать от имени поставщика (подрядчика, исполнителя), в расписке о получении решения об одностороннем отказе от исполнения контракта (в случае передачи такого решения лицу, имеющему право действовать от имени поставщика (подрядчика, исполнителя), лично под расписку);</text:p>
      <text:p text:style-name="s1"><text:bookmark text:name="anchor951222"/>2) дата получения заказчиком подтверждения о вручении поставщику (подрядчику, исполнителю) заказного письма, предусмотренного настоящей частью, либо дата получения заказчиком информации об отсутствии поставщика (подрядчика, исполнителя) по адресу, указанному в контракте, информации о возврате такого письма по истечении срока хранения (в случае направления решения об одностороннем отказе от исполнения контракта заказным письмом).</text:p>
      <text:p text:style-name="s1"><text:bookmark text:name="anchor95130"/>13. Решение заказчика об одностороннем отказе от исполнения контракта вступает в силу и контракт считается расторгнутым через десять дней с даты надлежащего уведомления заказчиком поставщика (подрядчика, исполнителя) об одностороннем отказе от исполнения контракта.</text:p>
      <text:p text:style-name="s1"><text:bookmark text:name="anchor95140"/>14. Заказчик обязан отменить не вступившее в силу решение об одностороннем отказе от исполнения контракта, если в течение десятидневного срока с даты надлежащего уведомления поставщика (подрядчика, исполнителя) о принятом решении об одностороннем отказе от исполнения контракта устранено нарушение условий контракта, послужившее основанием для принятия указанного решения, а также заказчику компенсированы затраты на проведение экспертизы в соответствии с <text:a xlink:type="simple" xlink:href="#anchor9510">частью 10</text:a> настоящей статьи. Данное правило не применяется в случае повторного нарушения поставщиком (подрядчиком, исполнителем) условий контракта, которые в соответствии с <text:span text:style-name="s8">гражданским законодательством</text:span> являются основанием для одностороннего отказа заказчика от исполнения контракта.</text:p>
      <text:p text:style-name="s22header">Информация об изменениях:</text:p>
      <text:p text:style-name="s22"><text:bookmark text:name="anchor95141"/>Статья 95 дополнена частью 14.1 с 1 января 2022 г. - <text:a xlink:type="simple" xlink:href="http://ivo.garant.ru/document/redirect/401423520/50337">Федеральный закон</text:a> от 2 июля 2021 г. N 360-ФЗ</text:p>
      <text:p text:style-name="s9header">ГАРАНТ:</text:p>
      <text:p text:style-name="s9">Положения части 14.1 (в редакции <text:a xlink:type="simple" xlink:href="http://ivo.garant.ru/document/redirect/401423520/50337">Федерального закона</text:a> от 2 июля 2021 г. N 360-ФЗ) <text:a xlink:type="simple" xlink:href="http://ivo.garant.ru/document/redirect/401423520/861">не применялись</text:a> с 1 января до 1 июля 2022 г.</text:p>
      <text:p text:style-name="s1">14.1. В случае отмены заказчиком в соответствии с настоящим Федеральным законом не вступившего в силу решения об одностороннем отказе от исполнения контракта, размещенного в единой информационной системе в соответствии с <text:a xlink:type="simple" xlink:href="#anchor95121">частью 12.1</text:a> настоящей статьи, заказчик не позднее одного дня, следующего за днем такой отмены, формирует с использованием единой информационной системы извещение об отмене решения об одностороннем отказе от исполнения контракта, подписывает его усиленной <text:a xlink:type="simple" xlink:href="http://ivo.garant.ru/document/redirect/12184522/21">электронной подписью</text:a> лица, имеющего право действовать от имени заказчика, и размещает такое извещение в единой информационной системе. В случаях, предусмотренных <text:a xlink:type="simple" xlink:href="#anchor1035">частью 5 статьи 103</text:a> настоящего Федерального закона, такое извещение не размещается на официальном сайте.</text:p>
      <text:p text:style-name="s22header">Информация об изменениях:</text:p>
      <text:p text:style-name="s22"><text:bookmark text:name="anchor95142"/>Часть 14.2 изменена с 25 марта 2024 г. - <text:a xlink:type="simple" xlink:href="http://ivo.garant.ru/document/redirect/408274115/252">Федеральный закон</text:a> от 25 декабря 2023 г. N 624-ФЗ</text:p>
      <text:p text:style-name="s22"><text:a xlink:type="simple" xlink:href="http://ivo.garant.ru/document/redirect/76831011/95142">См. предыдущую редакцию</text:a></text:p>
      <text:p text:style-name="s1">14.2. В случае отмены заказчиком в соответствии с настоящим Федеральным законом не вступившего в силу решения об одностороннем отказе от исполнения контракта, заключенного по результатам проведения закрытого конкурса, закрытого аукциона, при осуществлении закупок, предусмотренных статьей 93 (за исключением закупки, осуществляемой в соответствии с <text:a xlink:type="simple" xlink:href="#anchor93012">частью 12 статьи 93</text:a> настоящего Федерального закона), статьей 111 (в случае определения в соответствии с <text:a xlink:type="simple" xlink:href="#anchor1111">частью 1 статьи 111</text:a> настоящего Федерального закона особенностей, предусматривающих неразмещение информации и документов в единой информационной системе, на официальном сайте при определении поставщика (подрядчика, исполнителя) и <text:a xlink:type="simple" xlink:href="#anchor1110">статьей 111.1</text:a> настоящего Федерального закона, заказчик не позднее трех рабочих дней, следующих за днем такой отмены, передает лицу, имеющему право действовать от имени поставщика (подрядчика, исполнителя), лично под расписку или направляет поставщику (подрядчику, исполнителю) с соблюдением требований <text:a xlink:type="simple" xlink:href="http://ivo.garant.ru/document/redirect/10102673/3">законодательства</text:a> Российской Федерации о государственной тайне по адресу поставщика (подрядчика, исполнителя), указанному в контракте, уведомление об отмене решения об одностороннем отказе от исполнения контракта.</text:p>
      <text:p text:style-name="s22header">Информация об изменениях:</text:p>
      <text:p text:style-name="s22"><text:bookmark text:name="anchor95150"/><text:a xlink:type="simple" xlink:href="http://ivo.garant.ru/document/redirect/71435348/19">Федеральным законом</text:a> от 3 июля 2016 г. N 365-ФЗ часть 15 статьи 95 изложена в новой редакции, <text:a xlink:type="simple" xlink:href="http://ivo.garant.ru/document/redirect/71435348/4">вступающей в силу</text:a> с 1 сентября 2016 г.</text:p>
      <text:p text:style-name="s22"><text:a xlink:type="simple" xlink:href="http://ivo.garant.ru/document/redirect/57409685/95150">См. текст части в предыдущей редакции</text:a></text:p>
      <text:p text:style-name="s1">15. Заказчик обязан принять решение об одностороннем отказе от исполнения контракта в случаях:</text:p>
      <text:p text:style-name="s22header">Информация об изменениях:</text:p>
      <text:p text:style-name="s22"><text:bookmark text:name="anchor95151"/>Пункт 1 изменен с 1 января 2022 г. - <text:a xlink:type="simple" xlink:href="http://ivo.garant.ru/document/redirect/401423520/50338">Федеральный закон</text:a> от 2 июля 2021 г. N 360-ФЗ</text:p>
      <text:p text:style-name="s22"><text:a xlink:type="simple" xlink:href="http://ivo.garant.ru/document/redirect/77312405/95151">См. предыдущую редакцию</text:a></text:p>
      <text:p text:style-name="s1">1) если в ходе исполнения контракта установлено, что:</text:p>
      <text:p text:style-name="s1"><text:bookmark text:name="anchor951511"/>а) поставщик (подрядчик, исполнитель) и (или) поставляемый товар перестали соответствовать установленным извещением об осуществлении закупки и (или) документацией о закупке (если настоящим Федеральным законом предусмотрена документация о закупке) требованиям к участникам закупки (за исключением требования, предусмотренного <text:a xlink:type="simple" xlink:href="#anchor310011">частью 1.1</text:a> (при наличии такого требования) статьи 31 настоящего Федерального закона) и (или) поставляемому товару;</text:p>
      <text:p text:style-name="s1"><text:bookmark text:name="anchor951512"/>б) при определении поставщика (подрядчика, исполнителя) поставщик (подрядчик, исполнитель) представил недостоверную информацию о своем соответствии и (или) соответствии поставляемого товара требованиям, указанным в <text:a xlink:type="simple" xlink:href="#anchor951511">подпункте "а"</text:a> настоящего пункта, что позволило ему стать победителем определения поставщика (подрядчика, исполнителя);</text:p>
      <text:p text:style-name="s22header">Информация об изменениях:</text:p>
      <text:p text:style-name="s22"><text:bookmark text:name="anchor951513"/>Пункт 1 дополнен подпунктом "в" с 1 января 2025 г. - <text:a xlink:type="simple" xlink:href="http://ivo.garant.ru/document/redirect/409494237/2182">Федеральный закон</text:a> от 8 августа 2024 г. N 318-ФЗ</text:p>
      <text:p text:style-name="s9header">ГАРАНТ:</text:p>
      <text:p text:style-name="s9">Положения подпункта "в" (в редакции <text:a xlink:type="simple" xlink:href="http://ivo.garant.ru/document/redirect/409494237/2182">Федерального закона</text:a> от 8 августа 2024 г. N 318-ФЗ) <text:a xlink:type="simple" xlink:href="http://ivo.garant.ru/document/redirect/409494237/55">применяются</text:a> к отношениям, связанным с осуществлением закупок товаров, работ, услуг, извещения об осуществлении которых размещены в ЕИС и приглашения принять участие в которых направлены либо контракты с единственными поставщиками при осуществлении которых заключены с 1 января 2025 г.</text:p>
      <text:p text:style-name="s1">в) если вследствие реорганизации юридического лица, являющегося подрядчиком (исполнителем), его права и обязанности по такому контракту перешли к вновь возникшему юридическому лицу, зарегистрированному на территории иностранного государства, в отношении которого в соответствии с <text:a xlink:type="simple" xlink:href="#anchor14211">подпунктами "а"</text:a> и <text:a xlink:type="simple" xlink:href="#anchor14212">"б" пункта 1 части 2 статьи 14</text:a> настоящего Федерального закона установлены запрет закупок работ, услуг, соответственно выполняемых, оказываемых иностранными лицами, либо ограничение закупок работ, услуг, соответственно выполняемых, оказываемых иностранными лицами, и подрядчик (исполнитель) являлся российским лицом, либо в соответствии с <text:a xlink:type="simple" xlink:href="#anchor14213">подпунктом "в" пункта 1 части 2 статьи 14</text:a> настоящего Федерального закона установлено преимущество в отношении работ, услуг, соответственно выполняемых, оказываемых российскими лицами, и подрядчик (исполнитель) являлся российским лицом;</text:p>
      <text:p text:style-name="s1"><text:bookmark text:name="anchor95152"/>2) если в ходе исполнения заключенного в соответствии с <text:a xlink:type="simple" xlink:href="#anchor93147">пунктом 47 части 1 статьи 93</text:a> настоящего Федерального закона контракта на поставку товара, производство которого создано или модернизировано и (или) освоено на территории Российской Федерации в соответствии со специальным инвестиционным контрактом, такой специальный инвестиционный контракт расторгнут. При этом расторжение контракта, заключенного в соответствии с пунктом 47 части 1 статьи 93 настоящего Федерального закона, осуществляется в следующем порядке:</text:p>
      <text:p text:style-name="s1"><text:bookmark text:name="anchor951521"/>а) сторона специального инвестиционного контракта, которая заключила такой контракт от имени Российской Федерации (Российской Федерации наряду с субъектом Российской Федерации и (или) муниципальным образованием), направляет в течение десяти рабочих дней со дня его расторжения уведомление об указанном расторжении заказчикам, заключившим в соответствии с <text:a xlink:type="simple" xlink:href="#anchor93147">пунктом 47 части 1 статьи 93</text:a> настоящего Федерального закона контракты на поставку товара, обязательства по которым не исполнены на дату направления такого уведомления. Уведомление о расторжении специального инвестиционного контракта направляется заказчикам по почте заказными письмами с уведомлением о вручении по адресам заказчиков, указанным в контрактах. Перечень соответствующих заказчиков определяется на основании информации, содержащейся в реестре контрактов, заключенных заказчиками;</text:p>
      <text:p text:style-name="s1"><text:bookmark text:name="anchor951522"/>б) заказчики не позднее трех рабочих дней с даты получения указанного в <text:a xlink:type="simple" xlink:href="#anchor951521">подпункте "а"</text:a> настоящего пункта уведомления обязаны принять решение об одностороннем отказе от исполнения контракта, заключенного в соответствии с <text:a xlink:type="simple" xlink:href="#anchor93147">пунктом 47 части 1 статьи 93</text:a> настоящего Федерального закона;</text:p>
      <text:p text:style-name="s1"><text:bookmark text:name="anchor951523"/>в) расторжение контракта после принятия решения, указанного в <text:a xlink:type="simple" xlink:href="#anchor951522">подпункте "б"</text:a> настоящего пункта, осуществляется в соответствии с общим порядком, предусмотренным настоящей статьей;</text:p>
      <text:p text:style-name="s22header">Информация об изменениях:</text:p>
      <text:p text:style-name="s22"><text:bookmark text:name="anchor95153"/>Пункт 3 изменен с 9 июля 2022 г. - <text:a xlink:type="simple" xlink:href="http://ivo.garant.ru/document/redirect/404902805/29">Федеральный закон</text:a> от 28 июня 2022 г. N 231-ФЗ</text:p>
      <text:p text:style-name="s22"><text:a xlink:type="simple" xlink:href="http://ivo.garant.ru/document/redirect/76803627/95153">См. предыдущую редакцию</text:a></text:p>
      <text:p text:style-name="s1">3) если в ходе исполнения контракта, заключенного в соответствии с <text:a xlink:type="simple" xlink:href="#anchor93148">пунктом 48 части 1 статьи 93</text:a> настоящего Федерального закона, расторгнут контракт со встречными инвестиционными обязательствами, заключенный в соответствии со <text:a xlink:type="simple" xlink:href="#anchor11140">статьей 111.4</text:a> настоящего Федерального закона. При этом расторжение контракта, заключенного в соответствии с пунктом 48 части 1 статьи 93 настоящего Федерального закона, осуществляется в следующем порядке:</text:p>
      <text:p text:style-name="s22header">Информация об изменениях:</text:p>
      <text:p text:style-name="s22"><text:bookmark text:name="anchor951531"/>Подпункт "а" изменен с 9 июля 2022 г. - <text:a xlink:type="simple" xlink:href="http://ivo.garant.ru/document/redirect/404902805/292">Федеральный закон</text:a> от 28 июня 2022 г. N 231-ФЗ</text:p>
      <text:p text:style-name="s22"><text:a xlink:type="simple" xlink:href="http://ivo.garant.ru/document/redirect/76803627/951531">См. предыдущую редакцию</text:a></text:p>
      <text:p text:style-name="s1">а) сторона контракта со встречными инвестиционными обязательствами, которая заключила такой контракт от имени субъекта Российской Федерации согласно <text:a xlink:type="simple" xlink:href="#anchor11140">статье 111.4</text:a> настоящего Федерального закона, направляет в течение десяти рабочих дней со дня его расторжения уведомления об указанном расторжении заказчикам, заключившим в соответствии с <text:a xlink:type="simple" xlink:href="#anchor93148">пунктом 48 части 1 статьи 93</text:a> настоящего Федерального закона контракты, обязательства по которым не исполнены на дату направления таких уведомлений. Уведомление о расторжении контракта со встречными инвестиционными обязательствами, заключенного согласно статье 111.4 настоящего Федерального закона, направляется заказчикам по почте заказными письмами с уведомлением о вручении по адресам заказчиков, указанным в контрактах. Перечень соответствующих заказчиков определяется на основании информации, содержащейся в реестре контрактов, заключенных заказчиками;</text:p>
      <text:p text:style-name="s1"><text:bookmark text:name="anchor951532"/>б) заказчики в течение трех рабочих дней с даты получения указанного в <text:a xlink:type="simple" xlink:href="#anchor951531">подпункте "а"</text:a> настоящего пункта уведомления обязаны принять решение об одностороннем отказе от исполнения контракта, заключенного в соответствии с <text:a xlink:type="simple" xlink:href="#anchor93148">пунктом 48 части 1 статьи 93</text:a> настоящего Федерального закона;</text:p>
      <text:p text:style-name="s1"><text:bookmark text:name="anchor951533"/>в) расторжение контракта после принятия решения, указанного в <text:a xlink:type="simple" xlink:href="#anchor951532">подпункте "б"</text:a> настоящего пункта, осуществляется в соответствии с общим порядком, предусмотренным настоящей статьей.</text:p>
      <text:p text:style-name="s22header">Информация об изменениях:</text:p>
      <text:p text:style-name="s22"><text:bookmark text:name="anchor95160"/>Часть 16 изменена с 16 апреля 2022 г. - <text:a xlink:type="simple" xlink:href="http://ivo.garant.ru/document/redirect/404488108/21901">Федеральный закон</text:a> от 16 апреля 2022 г. N 104-ФЗ</text:p>
      <text:p text:style-name="s22"><text:a xlink:type="simple" xlink:href="http://ivo.garant.ru/document/redirect/76800887/95160">См. предыдущую редакцию</text:a></text:p>
      <text:p text:style-name="s1">16. Заказчик не позднее двух рабочих дней, следующих за днем вступления в силу решения заказчика об одностороннем отказе от исполнения контракта в связи с неисполнением или ненадлежащим исполнением поставщиком (подрядчиком, исполнителем) обязательств, предусмотренных контрактом, направляет в соответствии с порядком, предусмотренным <text:a xlink:type="simple" xlink:href="#anchor104101">пунктом 1 части 10 статьи 104</text:a> настоящего Федерального закона, обращение о включении информации о поставщике (подрядчике, исполнителе) в реестр недобросовестных поставщиков (подрядчиков, исполнителей).</text:p>
      <text:p text:style-name="s22header">Информация об изменениях:</text:p>
      <text:p text:style-name="s22"><text:bookmark text:name="anchor9517"/>Часть 17 изменена с 1 января 2022 г. - <text:a xlink:type="simple" xlink:href="http://ivo.garant.ru/document/redirect/401423520/503310">Федеральный закон</text:a> от 2 июля 2021 г. N 360-ФЗ</text:p>
      <text:p text:style-name="s22"><text:a xlink:type="simple" xlink:href="http://ivo.garant.ru/document/redirect/77312405/9517">См. предыдущую редакцию</text:a></text:p>
      <text:p text:style-name="s1">17. В случае расторжения контракта в связи с односторонним отказом заказчика от исполнения контракта заказчик вправе осуществить в соответствии с <text:a xlink:type="simple" xlink:href="#anchor241022">подпунктом "б" пункта 2 части 10 статьи 24</text:a> настоящего Федерального закона закупку товара, работы, услуги, поставка, выполнение, оказание которых являлись предметом расторгнутого контракта.</text:p>
      <text:p text:style-name="s22header">Информация об изменениях:</text:p>
      <text:p text:style-name="s22"><text:bookmark text:name="anchor95171"/>Часть 17.1 изменена с 9 мая 2023 г. - <text:a xlink:type="simple" xlink:href="http://ivo.garant.ru/document/redirect/406812035/5">Федеральный закон</text:a> от 28 апреля 2023 г. N 154-ФЗ</text:p>
      <text:p text:style-name="s22"><text:a xlink:type="simple" xlink:href="http://ivo.garant.ru/document/redirect/76819422/95171">См. предыдущую редакцию</text:a></text:p>
      <text:p text:style-name="s1">17.1. В случае расторжения контракта по основаниям, предусмотренным <text:a xlink:type="simple" xlink:href="#anchor958">частью 8</text:a> настоящей статьи, заказчик вправе заключить контракт с участником закупки, с которым в соответствии с настоящим Федеральным законом заключается контракт при уклонении от заключения контракта победителя определения поставщика (подрядчика, исполнителя) и при условии согласия такого участника закупки заключить контракт. Указанный контракт заключается с соблюдением условий, предусмотренных <text:a xlink:type="simple" xlink:href="#anchor341">частью 1 статьи 34</text:a> настоящего Федерального закона с учетом положений <text:a xlink:type="simple" xlink:href="#anchor9518">части 18</text:a> настоящей статьи, и после предоставления в соответствии с настоящим Федеральным законом участником закупки обеспечения исполнения контракта, если требование обеспечения исполнения контракта предусмотрено извещением об осуществлении закупки и (или) документацией о закупке. При этом при расторжении контракта (за исключением контракта, указанного в <text:a xlink:type="simple" xlink:href="#anchor379">части 9 статьи 37</text:a> настоящего Федерального закона) в связи с односторонним отказом заказчика от исполнения контракта заключение контракта в соответствии с настоящей частью допускается в случае, если в связи с таким расторжением в соответствии с <text:a xlink:type="simple" xlink:href="#anchor1047">частью 7 статьи 104</text:a> настоящего Федерального закона принято решение о включении информации о поставщике (подрядчике, исполнителе), с которым расторгнут контракт, в реестр недобросовестных поставщиков (подрядчиков, исполнителей) либо если по основаниям, установленным Правительством Российской Федерации в соответствии с <text:a xlink:type="simple" xlink:href="#anchor104102">пунктом 2 части 10 статьи 104</text:a> настоящего Федерального закона, принято решение об отказе во включении информации о поставщике (подрядчике, исполнителе), с которым расторгнут контракт, в реестр недобросовестных поставщиков (подрядчиков, исполнителей) в связи с установлением в данном решении факта, что надлежащее исполнение таким поставщиком (подрядчиком, исполнителем) условий контракта оказалось невозможным вследствие обстоятельств непреодолимой силы.</text:p>
      <text:p text:style-name="s22header">Информация об изменениях:</text:p>
      <text:p text:style-name="s22"><text:bookmark text:name="anchor95172"/>Статья 95 дополнена частью 17.2 с 1 января 2022 г. - <text:a xlink:type="simple" xlink:href="http://ivo.garant.ru/document/redirect/401423520/503312">Федеральный закон</text:a> от 2 июля 2021 г. N 360-ФЗ</text:p>
      <text:p text:style-name="s1">17.2. Контракт в случае, предусмотренном <text:a xlink:type="simple" xlink:href="#anchor95171">частью 17.1</text:a> настоящей статьи, заключается в той же форме и в том же порядке, что и расторгнутый контракт. При этом:</text:p>
      <text:p text:style-name="s9header">ГАРАНТ:</text:p>
      <text:p text:style-name="s9"><text:bookmark text:name="anchor951721"/>Положения пункта 1 (в редакции <text:a xlink:type="simple" xlink:href="http://ivo.garant.ru/document/redirect/401423520/503312">Федерального закона</text:a> от 2 июля 2021 г. N 360-ФЗ) <text:a xlink:type="simple" xlink:href="http://ivo.garant.ru/document/redirect/401423520/861">не применялись</text:a> с 1 января до 1 июля 2022 г.</text:p>
      <text:p text:style-name="s1">1) в случае расторжения контракта, заключенного по результатам проведения электронной процедуры, закрытой электронной процедуры:</text:p>
      <text:p text:style-name="s1"><text:bookmark text:name="anchor9517211"/>а) контракт заключается в порядке, предусмотренном <text:a xlink:type="simple" xlink:href="#anchor5121">пунктами 1</text:a> и <text:a xlink:type="simple" xlink:href="#anchor5122">2 части 2</text:a>, <text:a xlink:type="simple" xlink:href="#anchor513">частями 3 - 5 статьи 51</text:a> настоящего Федерального закона;</text:p>
      <text:p text:style-name="s1"><text:bookmark text:name="anchor9517212"/>б) в случае, если участник закупки разместил на электронной площадке отказ от заключения контракта в соответствии с <text:a xlink:type="simple" xlink:href="#anchor5133">пунктом 3 части 3 статьи 51</text:a> настоящего Федерального закона либо если таким участником закупки в срок, установленный частью 3 статьи 51 настоящего Федерального закона, не выполнены требования пункта 3 части 3 статьи 51 настоящего Федерального закона, заказчик вправе заключить в порядке, установленном <text:a xlink:type="simple" xlink:href="#anchor5121">пунктами 1</text:a> и <text:a xlink:type="simple" xlink:href="#anchor5122">2 части 2</text:a>, <text:a xlink:type="simple" xlink:href="#anchor513">частями 3 - 5 статьи 51</text:a> настоящего Федерального закона, контракт с участником закупки, заявке на участие в закупке которого в соответствии с настоящим Федеральным законом присвоен следующий порядковый номер и который не отозвал такую заявку в соответствии с настоящим Федеральным законом;</text:p>
      <text:p text:style-name="s22header">Информация об изменениях:</text:p>
      <text:p text:style-name="s22"><text:bookmark text:name="anchor951722"/>Пункт 2 изменен с 25 марта 2024 г. - <text:a xlink:type="simple" xlink:href="http://ivo.garant.ru/document/redirect/408274115/253">Федеральный закон</text:a> от 25 декабря 2023 г. N 624-ФЗ</text:p>
      <text:p text:style-name="s22"><text:a xlink:type="simple" xlink:href="http://ivo.garant.ru/document/redirect/76831011/951722">См. предыдущую редакцию</text:a></text:p>
      <text:p text:style-name="s1">2) в случае расторжения контракта, заключенного по результатам проведения закрытого конкурса, закрытого аукциона, при осуществлении закупок, предусмотренных статьей 93 (за исключением закупки, осуществляемой в соответствии с <text:a xlink:type="simple" xlink:href="#anchor93012">частью 12 статьи 93</text:a> настоящего Федерального закона), статьей 111 (в случае определения в соответствии с <text:a xlink:type="simple" xlink:href="#anchor1111">частью 1 статьи 111</text:a> настоящего Федерального закона особенностей, предусматривающих неразмещение информации и документов в единой информационной системе, на официальном сайте при определении поставщика (подрядчика, исполнителя) и <text:a xlink:type="simple" xlink:href="#anchor1110">статьей 111.1</text:a> настоящего Федерального закона, контракт заключается в порядке, предусмотренном <text:a xlink:type="simple" xlink:href="#anchor73014">частью 14 статьи 73</text:a> настоящего Федерального закона.</text:p>
      <text:p text:style-name="s22header">Информация об изменениях:</text:p>
      <text:p text:style-name="s22"><text:bookmark text:name="anchor9518"/>Часть 18 изменена с 1 января 2022 г. - <text:a xlink:type="simple" xlink:href="http://ivo.garant.ru/document/redirect/401423520/503313">Федеральный закон</text:a> от 2 июля 2021 г. N 360-ФЗ</text:p>
      <text:p text:style-name="s22"><text:a xlink:type="simple" xlink:href="http://ivo.garant.ru/document/redirect/77312405/9518">См. предыдущую редакцию</text:a></text:p>
      <text:p text:style-name="s1">18. Если до расторжения контракта поставщик (подрядчик, исполнитель) частично исполнил обязательства, предусмотренные контрактом, при заключении нового контракта количество поставляемого товара, объем выполняемой работы или оказываемой услуги должны быть уменьшены с учетом количества поставленного товара, объема выполненной работы или оказанной услуги по расторгнутому контракту. При этом цена контракта, заключаемого в соответствии с <text:a xlink:type="simple" xlink:href="#anchor9517">частями 17</text:a> и <text:a xlink:type="simple" xlink:href="#anchor95171">17.1</text:a> настоящей статьи, должна быть уменьшена пропорционально количеству поставленного товара, объему выполненной работы или оказанной услуги.</text:p>
      <text:p text:style-name="s22header">Информация об изменениях:</text:p>
      <text:p text:style-name="s22"><text:bookmark text:name="anchor9519"/><text:a xlink:type="simple" xlink:href="http://ivo.garant.ru/document/redirect/70552632/463803">Федеральным законом</text:a> от 28 декабря 2013 г. N 396-ФЗ в часть 19 статьи 95 внесены изменения, <text:a xlink:type="simple" xlink:href="http://ivo.garant.ru/document/redirect/70552632/48001">вступающие в силу</text:a> с 1 января 2014 г.</text:p>
      <text:p text:style-name="s22"><text:a xlink:type="simple" xlink:href="http://ivo.garant.ru/document/redirect/58047689/9519">См. текст части в предыдущей редакции</text:a></text:p>
      <text:p text:style-name="s9header">ГАРАНТ:</text:p>
      <text:p text:style-name="s9">В случае принятия с 1 января до 1 июля 2022 г. поставщиком (подрядчиком, исполнителем) предусмотренного частью 19 решения об одностороннем отказе от исполнения контракта, заключенного по результатам проведения электронных процедур, закрытых электронных процедур, поставщик (подрядчик, исполнитель) <text:a xlink:type="simple" xlink:href="http://ivo.garant.ru/document/redirect/401423520/864">направляет</text:a> такое решение заказчику в порядке, установленном <text:a xlink:type="simple" xlink:href="#anchor95202">частью 20.2 статьи 95</text:a> (в редакции <text:a xlink:type="simple" xlink:href="http://ivo.garant.ru/document/redirect/401423520/503315">Федерального закона</text:a> от 2 июля 2021 г. N 360-ФЗ)</text:p>
      <text:p text:style-name="s1">19. Поставщик (подрядчик, исполнитель) вправе принять решение об одностороннем отказе от исполнения контракта по основаниям, предусмотренным <text:a xlink:type="simple" xlink:href="http://ivo.garant.ru/document/redirect/10164072/45011">Гражданским кодексом</text:a> Российской Федерации для одностороннего отказа от исполнения отдельных видов обязательств, если в контракте было предусмотрено право заказчика принять решение об одностороннем отказе от исполнения контракта.</text:p>
      <text:p text:style-name="s1"><text:bookmark text:name="anchor9520"/>20. Утратила силу с 1 января 2022 г. - <text:a xlink:type="simple" xlink:href="http://ivo.garant.ru/document/redirect/401423520/503314">Федеральный закон</text:a> от 2 июля 2021 г. N 360-ФЗ</text:p>
      <text:p text:style-name="s22header">Информация об изменениях:</text:p>
      <text:p text:style-name="s22"><text:a xlink:type="simple" xlink:href="http://ivo.garant.ru/document/redirect/77312405/9520">См. предыдущую редакцию</text:a></text:p>
      <text:p text:style-name="s22header">Информация об изменениях:</text:p>
      <text:p text:style-name="s22"><text:bookmark text:name="anchor95201"/>Статья 95 дополнена частью 20.1 с 1 января 2022 г. - <text:a xlink:type="simple" xlink:href="http://ivo.garant.ru/document/redirect/401423520/503315">Федеральный закон</text:a> от 2 июля 2021 г. N 360-ФЗ</text:p>
      <text:p text:style-name="s9header">ГАРАНТ:</text:p>
      <text:p text:style-name="s9">Положения части 20.1 (в редакции <text:a xlink:type="simple" xlink:href="http://ivo.garant.ru/document/redirect/401423520/503315">Федерального закона</text:a> от 2 июля 2021 г. N 360-ФЗ) <text:a xlink:type="simple" xlink:href="http://ivo.garant.ru/document/redirect/401423520/861">не применялись</text:a> с 1 января до 1 июля 2022 г.</text:p>
      <text:p text:style-name="s1">20.1. В случае принятия поставщиком (подрядчиком, исполнителем) предусмотренного <text:a xlink:type="simple" xlink:href="#anchor9519">частью 19</text:a> настоящей статьи решения об одностороннем отказе от исполнения контракта, заключенного по результатам проведения электронных процедур, закрытых электронных процедур, такое решение направляется заказчику в следующем порядке:</text:p>
      <text:p text:style-name="s1"><text:bookmark text:name="anchor952011"/>1) поставщик (подрядчик, исполнитель) с использованием единой информационной системы формирует решение об одностороннем отказе от исполнения контракта, подписывает его усиленной <text:a xlink:type="simple" xlink:href="http://ivo.garant.ru/document/redirect/12184522/21">электронной подписью</text:a> лица, имеющего право действовать от имени поставщика (подрядчика, исполнителя), и размещает такое решение в единой информационной системе. В случаях, предусмотренных <text:a xlink:type="simple" xlink:href="#anchor1035">частью 5 статьи 103</text:a> настоящего Федерального закона, такое решение не размещается на официальном сайте;</text:p>
      <text:p text:style-name="s1"><text:bookmark text:name="anchor952012"/>2) решение об одностороннем отказе от исполнения контракта не позднее одного часа с момента его размещения в единой информационной системе в соответствии с <text:a xlink:type="simple" xlink:href="#anchor952011">пунктом 1</text:a> настоящей части автоматически с использованием единой информационной системы направляется заказчику. Датой поступления заказчику решения об одностороннем отказе от исполнения контракта считается дата размещения в соответствии с настоящим пунктом такого решения в единой информационной системе в соответствии с часовой зоной, в которой расположен заказчик;</text:p>
      <text:p text:style-name="s1"><text:bookmark text:name="anchor952013"/>3) поступление решения об одностороннем отказе от исполнения контракта в соответствии с <text:a xlink:type="simple" xlink:href="#anchor952012">пунктом 2</text:a> настоящей части считается надлежащим уведомлением заказчика об одностороннем отказе от исполнения контракта.</text:p>
      <text:p text:style-name="s22header">Информация об изменениях:</text:p>
      <text:p text:style-name="s22"><text:bookmark text:name="anchor95202"/>Часть 20.2 изменена с 25 марта 2024 г. - <text:a xlink:type="simple" xlink:href="http://ivo.garant.ru/document/redirect/408274115/254">Федеральный закон</text:a> от 25 декабря 2023 г. N 624-ФЗ</text:p>
      <text:p text:style-name="s22"><text:a xlink:type="simple" xlink:href="http://ivo.garant.ru/document/redirect/76831011/95202">См. предыдущую редакцию</text:a></text:p>
      <text:p text:style-name="s1">20.2. В случае принятия поставщиком (подрядчиком, исполнителем) предусмотренного <text:a xlink:type="simple" xlink:href="#anchor9519">частью 19</text:a> настоящей статьи решения об одностороннем отказе от исполнения контракта, заключенного по результатам проведения закрытого конкурса, закрытого аукциона, при осуществлении закупок, предусмотренных статьей 93 (за исключением закупки, осуществляемой в соответствии с <text:a xlink:type="simple" xlink:href="#anchor93012">частью 12 статьи 93</text:a> настоящего Федерального закона), статьей 111 (в случае определения в соответствии с <text:a xlink:type="simple" xlink:href="#anchor1111">частью 1 статьи 111</text:a> настоящего Федерального закона особенностей, предусматривающих неразмещение информации и документов в единой информационной системе, на официальном сайте при определении поставщика (подрядчика, исполнителя) и <text:a xlink:type="simple" xlink:href="#anchor1110">статьей 111.1</text:a> настоящего Федерального закона, такое решение передается лицу, имеющему право действовать от имени заказчика, лично под расписку или направляется заказчику по почте заказным письмом с уведомлением о вручении по адресу заказчика, указанному в контракте. Выполнение поставщиком (подрядчиком, исполнителем) требований настоящей части считается надлежащим уведомлением заказчика об одностороннем отказе от исполнения контракта. Датой такого надлежащего уведомления считается:</text:p>
      <text:p text:style-name="s1"><text:bookmark text:name="anchor952021"/>1) дата, указанная лицом, имеющим право действовать от имени заказчика, в расписке о получении решения об одностороннем отказе от исполнения контракта (в случае передачи такого решения лицу, имеющему право действовать от имени заказчика, лично под расписку);</text:p>
      <text:p text:style-name="s1"><text:bookmark text:name="anchor952022"/>2) дата получения поставщиком (подрядчиком, исполнителем) подтверждения о вручении заказчику заказного письма, предусмотренного настоящей частью, либо дата получения поставщиком (подрядчиком, исполнителем) информации об отсутствии заказчика по адресу, указанному в контракте, информации о возврате такого письма по истечении срока хранения (в случае направления решения об одностороннем отказе от исполнения контракта заказным письмом).</text:p>
      <text:p text:style-name="s1"><text:bookmark text:name="anchor9521"/>21. Решение поставщика (подрядчика, исполнителя) об одностороннем отказе от исполнения контракта вступает в силу и контракт считается расторгнутым через десять дней с даты надлежащего уведомления поставщиком (подрядчиком, исполнителем) заказчика об одностороннем отказе от исполнения контракта.</text:p>
      <text:p text:style-name="s1"><text:bookmark text:name="anchor9522"/>22. Поставщик (подрядчик, исполнитель) обязан отменить не вступившее в силу решение об одностороннем отказе от исполнения контракта, если в течение десятидневного срока с даты надлежащего уведомления заказчика о принятом решении об одностороннем отказе от исполнения контракта устранены нарушения условий контракта, послужившие основанием для принятия указанного решения.</text:p>
      <text:p text:style-name="s22header">Информация об изменениях:</text:p>
      <text:p text:style-name="s22"><text:bookmark text:name="anchor95221"/>Статья 95 дополнена частью 22.1 с 1 января 2022 г. - <text:a xlink:type="simple" xlink:href="http://ivo.garant.ru/document/redirect/401423520/503316">Федеральный закон</text:a> от 2 июля 2021 г. N 360-ФЗ</text:p>
      <text:p text:style-name="s9header">ГАРАНТ:</text:p>
      <text:p text:style-name="s9">Положения части 22.1 (в редакции <text:a xlink:type="simple" xlink:href="http://ivo.garant.ru/document/redirect/401423520/503316">Федерального закона</text:a> от 2 июля 2021 г. N 360-ФЗ) <text:a xlink:type="simple" xlink:href="http://ivo.garant.ru/document/redirect/401423520/861">не применялись</text:a> с 1 января до 1 июля 2022 г.</text:p>
      <text:p text:style-name="s1">22.1. В случае отмены поставщиком (подрядчиком, исполнителем) в соответствии с настоящим Федеральным законом не вступившего в силу решения об одностороннем отказе от исполнения контракта, размещенного в единой информационной системе в соответствии с <text:a xlink:type="simple" xlink:href="#anchor95201">частью 20.1</text:a> настоящей статьи, поставщик (подрядчик, исполнитель) не позднее одного дня, следующего за днем такой отмены, формирует с использованием единой информационной системы извещение об отмене решения об одностороннем отказе от исполнения контракта, подписывает его усиленной <text:a xlink:type="simple" xlink:href="http://ivo.garant.ru/document/redirect/12184522/21">электронной подписью</text:a> лица, имеющего право действовать от имени поставщика (подрядчика, исполнителя), и размещает такое извещение в единой информационной системе. В случаях, предусмотренных <text:a xlink:type="simple" xlink:href="#anchor1035">частью 5 статьи 103</text:a> настоящего Федерального закона, такое извещение не размещается на официальном сайте.</text:p>
      <text:p text:style-name="s22header">Информация об изменениях:</text:p>
      <text:p text:style-name="s22"><text:bookmark text:name="anchor95222"/>Статья 95 дополнена частью 22.2 с 1 июля 2022 г. - <text:a xlink:type="simple" xlink:href="http://ivo.garant.ru/document/redirect/404488108/21902">Федеральный закон</text:a> от 16 апреля 2022 г. N 104-ФЗ</text:p>
      <text:p text:style-name="s1">22.2. Заказчик не позднее двух рабочих дней, следующих за днем вступления в силу решения поставщика об одностороннем отказе от исполнения контракта, направляет в соответствии с порядком, предусмотренным <text:a xlink:type="simple" xlink:href="#anchor104101">пунктом 1 части 10 статьи 104</text:a> настоящего Федерального закона, обращение о включении информации о поставщике (подрядчике, исполнителе) в реестр недобросовестных поставщиков (подрядчиков, исполнителей).</text:p>
      <text:p text:style-name="s1"><text:bookmark text:name="anchor9523"/>23. При расторжении контракта в связи с односторонним отказом стороны контракта от исполнения контракта другая сторона контракта вправе потребовать возмещения только фактически понесенного ущерба, непосредственно обусловленного обстоятельствами, являющимися основанием для принятия решения об одностороннем отказе от исполнения контракта.</text:p>
      <text:p text:style-name="s1"><text:bookmark text:name="anchor9524"/>24. Утратила силу с 1 июля 2019 г. - <text:a xlink:type="simple" xlink:href="http://ivo.garant.ru/document/redirect/72235286/643">Федеральный закон</text:a> от 1 мая 2019 г. N 71-ФЗ</text:p>
      <text:p text:style-name="s22header">Информация об изменениях:</text:p>
      <text:p text:style-name="s22"><text:a xlink:type="simple" xlink:href="http://ivo.garant.ru/document/redirect/77673809/9524">См. предыдущую редакцию</text:a></text:p>
      <text:p text:style-name="s1"><text:bookmark text:name="anchor9525"/>25. Особенности порядка принятия сторонами контракта решения об одностороннем отказе от исполнения контракта при осуществлении закупки товара, работы, услуги по государственному оборонному заказу могут быть установлены <text:a xlink:type="simple" xlink:href="http://ivo.garant.ru/document/redirect/70291366/0">Федеральным законом</text:a> от 29 декабря 2012 года N 275-ФЗ "О государственном оборонном заказе".</text:p>
      <text:p text:style-name="s1"><text:bookmark text:name="anchor9526"/>26. Утратила силу с 1 июля 2018 г. - <text:a xlink:type="simple" xlink:href="http://ivo.garant.ru/document/redirect/71848834/17502">Федеральный закон</text:a> от 31 декабря 2017 г. N 504-ФЗ</text:p>
      <text:p text:style-name="s22header">Информация об изменениях:</text:p>
      <text:p text:style-name="s22"><text:a xlink:type="simple" xlink:href="http://ivo.garant.ru/document/redirect/57431179/9526">См. предыдущую редакцию</text:a></text:p>
      <text:p text:style-name="s22"/>
      <text:p text:style-name="s15"><text:bookmark text:name="anchor96"/><text:span text:style-name="s10">Статья 96</text:span>. Обеспечение исполнения контракта</text:p>
      <text:p text:style-name="s9header">ГАРАНТ:</text:p>
      <text:p text:style-name="s9">См. <text:span text:style-name="s8">Энциклопедии</text:span>, <text:a xlink:type="simple" xlink:href="http://ivo.garant.ru/document/redirect/77532189/0">позиции высших судов</text:a> и другие комментарии к статье 96 настоящего Федерального закона</text:p>
      <text:p text:style-name="s22header">Информация об изменениях:</text:p>
      <text:p text:style-name="s22"><text:bookmark text:name="anchor961"/>Часть 1 изменена с 1 января 2022 г. - <text:a xlink:type="simple" xlink:href="http://ivo.garant.ru/document/redirect/401423520/50341">Федеральный закон</text:a> от 2 июля 2021 г. N 360-ФЗ</text:p>
      <text:p text:style-name="s22"><text:a xlink:type="simple" xlink:href="http://ivo.garant.ru/document/redirect/77312405/961">См. предыдущую редакцию</text:a></text:p>
      <text:p text:style-name="s1">1. Заказчиком, за исключением случаев, предусмотренных <text:a xlink:type="simple" xlink:href="#anchor962">частью 2</text:a> настоящей статьи, в извещении об осуществлении закупки, документации о закупке, проекте контракта, приглашении должно быть установлено требование обеспечения исполнения контракта.</text:p>
      <text:p text:style-name="s22header">Информация об изменениях:</text:p>
      <text:p text:style-name="s22"><text:bookmark text:name="anchor96011"/>Статья 96 дополнена частью 1.1 с 1 января 2022 г. - <text:a xlink:type="simple" xlink:href="http://ivo.garant.ru/document/redirect/401423520/50342">Федеральный закон</text:a> от 2 июля 2021 г. N 360-ФЗ</text:p>
      <text:p text:style-name="s1">1.1. При осуществлении закупки, предусматривающей заключение контракта жизненного цикла, заказчик устанавливает в извещении об осуществлении закупки, в документации о закупке (в случае, если настоящим Федеральным законом предусмотрена документация о закупке), в проекте контракта, в приглашении требование обеспечения исполнения контракта раздельно в части:</text:p>
      <text:p text:style-name="s1"><text:bookmark text:name="anchor960111"/>1) поставки товара или выполнения работы (в том числе при необходимости проектирования объекта капитального строительства, создания товара, который должен быть создан в результате выполнения работы);</text:p>
      <text:p text:style-name="s1"><text:bookmark text:name="anchor960112"/>2) последующего обслуживания, при необходимости эксплуатации в течение срока службы, ремонта и (или) утилизации поставленного товара или созданного в результате выполнения работы объекта капитального строительства или товара.</text:p>
      <text:p text:style-name="s22header">Информация об изменениях:</text:p>
      <text:p text:style-name="s22"><text:bookmark text:name="anchor962"/>Часть 2 изменена с 13 ноября 2023 г. - <text:a xlink:type="simple" xlink:href="http://ivo.garant.ru/document/redirect/407917521/3">Федеральный закон</text:a> от 2 ноября 2023 г. N 510-ФЗ</text:p>
      <text:p text:style-name="s22"><text:a xlink:type="simple" xlink:href="http://ivo.garant.ru/document/redirect/76826978/962">См. предыдущую редакцию</text:a></text:p>
      <text:p text:style-name="s1">2. Заказчик вправе установить в извещении об осуществлении закупки, проекте контракта требование обеспечения исполнения контракта при осуществлении закупок путем проведения электронного запроса котировок (за исключением случая, предусмотренного <text:a xlink:type="simple" xlink:href="#anchor241022">подпунктом "б" пункта 2 части 10 статьи 24</text:a> настоящего Федерального закона), а также закупок, предусмотренных <text:a xlink:type="simple" xlink:href="#anchor9311">пунктами 1</text:a>, <text:a xlink:type="simple" xlink:href="#anchor9312">2</text:a> (если правовыми актами, предусмотренными указанным пунктом, не предусмотрена обязанность заказчика установить требование обеспечения исполнения контракта), <text:a xlink:type="simple" xlink:href="#anchor9313">3 - 11</text:a>, <text:a xlink:type="simple" xlink:href="#anchor93113">13 - 15</text:a>, <text:a xlink:type="simple" xlink:href="#anchor93117">17</text:a>, <text:a xlink:type="simple" xlink:href="#anchor93120">20 - 23</text:a>, <text:a xlink:type="simple" xlink:href="#anchor93126">26</text:a>, <text:a xlink:type="simple" xlink:href="#anchor93128">28 - 34</text:a>, <text:a xlink:type="simple" xlink:href="#anchor93140">40 - 42</text:a>, <text:a xlink:type="simple" xlink:href="#anchor93144">44</text:a>, <text:a xlink:type="simple" xlink:href="#anchor93145">45</text:a>, <text:a xlink:type="simple" xlink:href="#anchor93146">46</text:a>, <text:a xlink:type="simple" xlink:href="#anchor93147">47 - 48</text:a> (если контрактами, заключаемыми в соответствии с пунктами 47 - 48, не предусмотрена выплата аванса), <text:a xlink:type="simple" xlink:href="#anchor93151">51 - 53</text:a>, <text:a xlink:type="simple" xlink:href="#anchor93155">55 - 59</text:a>, <text:a xlink:type="simple" xlink:href="#anchor93161">61 - 63 части 1 статьи 93</text:a> настоящего Федерального закона.</text:p>
      <text:p text:style-name="s1"><text:bookmark text:name="anchor9621"/>2.1. <text:a xlink:type="simple" xlink:href="http://ivo.garant.ru/document/redirect/71294658/33">Не действует</text:a> с 1 января 2017 г.</text:p>
      <text:p text:style-name="s22header">Информация об изменениях:</text:p>
      <text:p text:style-name="s22">См. текст <text:a xlink:type="simple" xlink:href="http://ivo.garant.ru/document/redirect/57410806/9621">части 2.1 статьи 96</text:a></text:p>
      <text:p text:style-name="s22header">Информация об изменениях:</text:p>
      <text:p text:style-name="s22"><text:bookmark text:name="anchor9622"/>Часть 2.2 изменена с 1 января 2022 г. - <text:a xlink:type="simple" xlink:href="http://ivo.garant.ru/document/redirect/401423520/50344">Федеральный закон</text:a> от 2 июля 2021 г. N 360-ФЗ</text:p>
      <text:p text:style-name="s22"><text:a xlink:type="simple" xlink:href="http://ivo.garant.ru/document/redirect/77312405/9622">См. предыдущую редакцию</text:a></text:p>
      <text:p text:style-name="s1">2.2. Заказчик вправе установить в извещении об осуществлении закупки, документации о закупке, проекте контракта, приглашении требование обеспечения гарантийных обязательств в случае установления требований к таким обязательствам в соответствии с <text:a xlink:type="simple" xlink:href="#anchor334">частью 4 статьи 33</text:a> настоящего Федерального закона. Размер обеспечения гарантийных обязательств не может превышать десять процентов от начальной (максимальной) цены контракта, от цены контракта, заключаемого с единственным поставщиком (подрядчиком, исполнителем).</text:p>
      <text:p text:style-name="s22header">Информация об изменениях:</text:p>
      <text:p text:style-name="s22"><text:bookmark text:name="anchor963"/>Часть 3 изменена с 1 января 2022 г. - <text:a xlink:type="simple" xlink:href="http://ivo.garant.ru/document/redirect/401423520/50345">Федеральный закон</text:a> от 2 июля 2021 г. N 360-ФЗ</text:p>
      <text:p text:style-name="s22"><text:a xlink:type="simple" xlink:href="http://ivo.garant.ru/document/redirect/77312405/963">См. предыдущую редакцию</text:a></text:p>
      <text:p text:style-name="s1">3. Исполнение контракта, гарантийные обязательства могут обеспечиваться предоставлением независимой гарантии, соответствующей требованиям <text:a xlink:type="simple" xlink:href="#anchor45">статьи 45</text:a> настоящего Федерального закона, или внесением денежных средств на указанный заказчиком счет, на котором в соответствии с законодательством Российской Федерации учитываются операции со средствами, поступающими заказчику. Способ обеспечения исполнения контракта, гарантийных обязательств, срок действия независимой гарантии определяются в соответствии с требованиями настоящего Федерального закона участником закупки, с которым заключается контракт, самостоятельно. При этом срок действия независимой гарантии должен превышать предусмотренный контрактом срок исполнения обязательств, которые должны быть обеспечены такой независимой гарантией, не менее чем на один месяц, в том числе в случае его изменения в соответствии со <text:a xlink:type="simple" xlink:href="#anchor95">статьей 95</text:a> настоящего Федерального закона.</text:p>
      <text:p text:style-name="s22header">Информация об изменениях:</text:p>
      <text:p text:style-name="s22"><text:bookmark text:name="anchor964"/>Часть 4 изменена с 1 января 2022 г. - <text:a xlink:type="simple" xlink:href="http://ivo.garant.ru/document/redirect/401423520/50346">Федеральный закон</text:a> от 2 июля 2021 г. N 360-ФЗ</text:p>
      <text:p text:style-name="s22"><text:a xlink:type="simple" xlink:href="http://ivo.garant.ru/document/redirect/77312405/964">См. предыдущую редакцию</text:a></text:p>
      <text:p text:style-name="s1">4. Контракт заключается после предоставления участником закупки, с которым заключается контракт, обеспечения исполнения контракта в соответствии с настоящим Федеральным законом. При этом в случае заключения контракта жизненного цикла контракт заключается после предоставления таким участником закупки обеспечения исполнения контракта в части, предусмотренной <text:a xlink:type="simple" xlink:href="#anchor960111">пунктом 1 части 1.1</text:a> настоящей статьи.</text:p>
      <text:p text:style-name="s1"><text:bookmark text:name="anchor965"/>5. В случае непредоставления участником закупки, с которым заключается контракт, обеспечения исполнения контракта в срок, установленный для заключения контракта, такой участник считается уклонившимся от заключения контракта.</text:p>
      <text:p text:style-name="s22header">Информация об изменениях:</text:p>
      <text:p text:style-name="s22"><text:bookmark text:name="anchor966"/>Часть 6 изменена с 1 января 2022 г. - <text:a xlink:type="simple" xlink:href="http://ivo.garant.ru/document/redirect/401423520/50347">Федеральный закон</text:a> от 2 июля 2021 г. N 360-ФЗ</text:p>
      <text:p text:style-name="s22"><text:a xlink:type="simple" xlink:href="http://ivo.garant.ru/document/redirect/77312405/966">См. предыдущую редакцию</text:a></text:p>
      <text:p text:style-name="s1">6. В случае установления заказчиком в соответствии с настоящей статьей требования обеспечения исполнения контракта размер такого обеспечения устанавливается в соответствии с настоящим Федеральным законом в извещении об осуществлении закупки, документации о закупке, проекте контракта, приглашении в размере от одной второй процента до тридцати процентов начальной (максимальной) цены контракта, за исключением случаев, предусмотренных <text:a xlink:type="simple" xlink:href="#anchor96061">частями 6.1 - 6.2-1</text:a> настоящей статьи. При этом, если:</text:p>
      <text:p text:style-name="s1"><text:bookmark text:name="anchor9661"/>1) контрактом предусмотрена выплата аванса, размер обеспечения исполнения контракта устанавливается не менее чем в размере аванса, за исключением случая, предусмотренного <text:a xlink:type="simple" xlink:href="#anchor9663">пунктом 3</text:a> настоящей части;</text:p>
      <text:p text:style-name="s1"><text:bookmark text:name="anchor9662"/>2) аванс превышает тридцать процентов начальной (максимальной) цены контракта, размер обеспечения исполнения контракта устанавливается в размере аванса;</text:p>
      <text:p text:style-name="s1"><text:bookmark text:name="anchor9663"/>3) в соответствии с законодательством Российской Федерации расчеты по контракту в части выплаты аванса подлежат казначейскому сопровождению, размер обеспечения исполнения контракта устанавливается заказчиком от начальной (максимальной) цены контракта (от цены контракта в случае, предусмотренном <text:a xlink:type="simple" xlink:href="#anchor96062">частью 6.2</text:a> настоящей статьи при заключении контракта по результатам определения поставщиков (подрядчиков, исполнителей) в соответствии с <text:a xlink:type="simple" xlink:href="#anchor30101">пунктом 1 части 1 статьи 30</text:a> настоящего Федерального закона), уменьшенной на размер такого аванса.</text:p>
      <text:p text:style-name="s22header">Информация об изменениях:</text:p>
      <text:p text:style-name="s22"><text:bookmark text:name="anchor96061"/>Статья 96 дополнена частью 6.1 с 1 июля 2020 г. - <text:a xlink:type="simple" xlink:href="http://ivo.garant.ru/document/redirect/73946375/264">Федеральный закон</text:a> от 24 апреля 2020 г. N 124-ФЗ</text:p>
      <text:p text:style-name="s9header">ГАРАНТ:</text:p>
      <text:p text:style-name="s9">Положения части 6.1 (в редакции <text:a xlink:type="simple" xlink:href="http://ivo.garant.ru/document/redirect/73946375/264">Федерального закона</text:a> от 24 апреля 2020 г. N 124-ФЗ) по соглашению сторон контракта <text:a xlink:type="simple" xlink:href="http://ivo.garant.ru/document/redirect/73946375/54">могут распространяться</text:a> на отношения, связанные с исполнением контракта, заключенного до 24 апреля 2020 г., либо контракта, заключенного по результатам определения поставщика (подрядчика, исполнителя), извещения об осуществлении закупок по которым размещены в единой информационной системе в сфере закупок либо приглашения принять участие в закупках по которым направлены до 24 апреля 2020 г.</text:p>
      <text:p text:style-name="s1">6.1. Если в соответствии с законодательством Российской Федерации расчеты по контракту подлежат казначейскому сопровождению, заказчик вправе не устанавливать требование обеспечения исполнения контракта. При этом в случае установления заказчиком требования обеспечения исполнения контракта размер такого обеспечения устанавливается в размере до десяти процентов от начальной (максимальной) цены контракта (от цены контракта в случае, предусмотренном <text:a xlink:type="simple" xlink:href="#anchor96062">частью 6.2</text:a> настоящей статьи при заключении контракта по результатам определения поставщика (подрядчика, исполнителя) в соответствии с <text:a xlink:type="simple" xlink:href="#anchor30101">пунктом 1 части 1 статьи 30</text:a> настоящего Федерального закона).</text:p>
      <text:p text:style-name="s22header">Информация об изменениях:</text:p>
      <text:p text:style-name="s22"><text:bookmark text:name="anchor96062"/>Статья 96 дополнена частью 6.2 с 1 июля 2020 г. - <text:a xlink:type="simple" xlink:href="http://ivo.garant.ru/document/redirect/73946375/264">Федеральный закон</text:a> от 24 апреля 2020 г. N 124-ФЗ</text:p>
      <text:p text:style-name="s9header">ГАРАНТ:</text:p>
      <text:p text:style-name="s9">Положения части 6.2 (в редакции <text:a xlink:type="simple" xlink:href="http://ivo.garant.ru/document/redirect/73946375/264">Федерального закона</text:a> от 24 апреля 2020 г. N 124-ФЗ) по соглашению сторон контракта <text:a xlink:type="simple" xlink:href="http://ivo.garant.ru/document/redirect/73946375/54">могут распространяться</text:a> на отношения, связанные с исполнением контракта, заключенного до 24 апреля 2020 г., либо контракта, заключенного по результатам определения поставщика (подрядчика, исполнителя), извещения об осуществлении закупок по которым размещены в единой информационной системе в сфере закупок либо приглашения принять участие в закупках по которым направлены до 24 апреля 2020 г.</text:p>
      <text:p text:style-name="s1">6.2. Если контракт заключается по результатам определения поставщика (подрядчика, исполнителя) в соответствии с <text:a xlink:type="simple" xlink:href="#anchor30101">пунктом 1 части 1 статьи 30</text:a> настоящего Федерального закона и заказчиком установлено требование обеспечения исполнения контракта, размер такого обеспечения устанавливается в соответствии с <text:a xlink:type="simple" xlink:href="#anchor966">частями 6</text:a> и <text:a xlink:type="simple" xlink:href="#anchor96061">6.1</text:a> настоящей статьи от цены контракта, по которой в соответствии с настоящим Федеральным законом заключается контракт.</text:p>
      <text:p text:style-name="s22header">Информация об изменениях:</text:p>
      <text:p text:style-name="s22"><text:bookmark text:name="anchor960621"/>Статья 96 дополнена частью 6.2-1 с 1 января 2022 г. - <text:a xlink:type="simple" xlink:href="http://ivo.garant.ru/document/redirect/401423520/50348">Федеральный закон</text:a> от 2 июля 2021 г. N 360-ФЗ</text:p>
      <text:p text:style-name="s1">6.2-1. В случае заключения контракта жизненного цикла при установлении заказчиком требования обеспечения исполнения контракта:</text:p>
      <text:p text:style-name="s1"><text:bookmark text:name="anchor9606211"/>1) размер обеспечения исполнения контракта в части, предусмотренной <text:a xlink:type="simple" xlink:href="#anchor960111">пунктом 1 части 1.1</text:a> настоящей статьи, устанавливается в соответствии с <text:a xlink:type="simple" xlink:href="#anchor966">частями 6</text:a> и <text:a xlink:type="simple" xlink:href="#anchor96061">6.1</text:a> настоящей статьи в извещении об осуществлении закупки, в документации о закупке (в случае, если настоящим Федеральным законом предусмотрена документация о закупке), по результатам которой заключается контракт жизненного цикла, в проекте контракта, в приглашении от стоимости товара или работы (в том числе при необходимости стоимости работ по подготовке проектной документации, стоимости работ по созданию товара);</text:p>
      <text:p text:style-name="s1"><text:bookmark text:name="anchor9606212"/>2) размер обеспечения исполнения контракта в части, предусмотренной <text:a xlink:type="simple" xlink:href="#anchor960112">пунктом 2 части 1.1</text:a> настоящей статьи, устанавливается в соответствии с <text:a xlink:type="simple" xlink:href="#anchor966">частями 6</text:a> и <text:a xlink:type="simple" xlink:href="#anchor96061">6.1</text:a> настоящей статьи в извещении об осуществлении закупки, в документации о закупке (в случае, если настоящим Федеральным законом предусмотрена документация о закупке), по результатам которой заключается контракт жизненного цикла, в проекте контракта, в приглашении в размере до десяти процентов от стоимости последующих обслуживания, при необходимости эксплуатации в течение срока службы, ремонта и (или) утилизации поставленного товара или созданного в результате выполнения работы объекта капитального строительства или товара.</text:p>
      <text:p text:style-name="s22header">Информация об изменениях:</text:p>
      <text:p text:style-name="s22"><text:bookmark text:name="anchor96063"/>Статья 96 дополнена частью 6.3 с 1 июля 2020 г. - <text:a xlink:type="simple" xlink:href="http://ivo.garant.ru/document/redirect/73946375/264">Федеральный закон</text:a> от 24 апреля 2020 г. N 124-ФЗ</text:p>
      <text:p text:style-name="s9header">ГАРАНТ:</text:p>
      <text:p text:style-name="s9">Положения части 6.3 (в редакции <text:a xlink:type="simple" xlink:href="http://ivo.garant.ru/document/redirect/73946375/264">Федерального закона</text:a> от 24 апреля 2020 г. N 124-ФЗ) по соглашению сторон контракта <text:a xlink:type="simple" xlink:href="http://ivo.garant.ru/document/redirect/73946375/54">могут распространяться</text:a> на отношения, связанные с исполнением контракта, заключенного до 24 апреля 2020 г., либо контракта, заключенного по результатам определения поставщика (подрядчика, исполнителя), извещения об осуществлении закупок по которым размещены в единой информационной системе в сфере закупок либо приглашения принять участие в закупках по которым направлены до 24 апреля 2020 г.</text:p>
      <text:p text:style-name="s1">6.3. В случае, если предложенные в заявке участника закупки цена, сумма цен единиц товара, работы, услуги снижены на двадцать пять и более процентов по отношению к начальной (максимальной) цене контракта, начальной сумме цен единиц товара, работы, услуги, участник закупки, с которым заключается контракт, предоставляет обеспечение исполнения контракта с учетом положений <text:a xlink:type="simple" xlink:href="#anchor37">статьи 37</text:a> настоящего Федерального закона.</text:p>
      <text:p text:style-name="s22header">Информация об изменениях:</text:p>
      <text:p text:style-name="s22"><text:bookmark text:name="anchor967"/>Часть 7 изменена с 1 июля 2019 г. - Федеральные законы <text:a xlink:type="simple" xlink:href="http://ivo.garant.ru/document/redirect/72139644/1101">от 27 декабря 2018 г. N 502-ФЗ</text:a> и <text:a xlink:type="simple" xlink:href="http://ivo.garant.ru/document/redirect/72235286/654">от 1 мая 2019 г. N 71-ФЗ</text:a></text:p>
      <text:p text:style-name="s22"><text:a xlink:type="simple" xlink:href="http://ivo.garant.ru/document/redirect/77673809/967">См. предыдущую редакцию</text:a></text:p>
      <text:p text:style-name="s9header">ГАРАНТ:</text:p>
      <text:p text:style-name="s9">Положения части 7 (в редакции <text:a xlink:type="simple" xlink:href="http://ivo.garant.ru/document/redirect/72139644/1101">Федерального закона</text:a> от 27 декабря 2018 г. N 502-ФЗ):</text:p>
      <text:p text:style-name="s9">- <text:a xlink:type="simple" xlink:href="http://ivo.garant.ru/document/redirect/72139644/23">применяются</text:a> к отношениям, связанным с осуществлением закупок товаров, работ, услуг для обеспечения государственных или муниципальных нужд, извещения об осуществлении которых размещены в единой информационной системе в сфере закупок либо приглашения принять участие в которых направлены после 1 июля 2019 г.;</text:p>
      <text:p text:style-name="s9">- по соглашению сторон контракта <text:a xlink:type="simple" xlink:href="http://ivo.garant.ru/document/redirect/72139644/24">могут распространяться</text:a> на отношения, связанные с исполнением контракта, заключенного до 1 июля 2019 г., либо контракта, заключенного по результатам определения поставщика (подрядчика, исполнителя), извещения об осуществлении закупок по которым размещены в единой информационной системе в сфере закупок либо приглашения принять участие в закупках по которым направлены до 1 июля 2019 г.</text:p>
      <text:p text:style-name="s1">7. В ходе исполнения контракта поставщик (подрядчик, исполнитель) вправе изменить способ обеспечения исполнения контракта и (или) предоставить заказчику взамен ранее предоставленного обеспечения исполнения контракта новое обеспечение исполнения контракта, размер которого может быть уменьшен в порядке и случаях, которые предусмотрены <text:a xlink:type="simple" xlink:href="#anchor9672">частями 7.2</text:a> и <text:a xlink:type="simple" xlink:href="#anchor9673">7.3</text:a> настоящей статьи. Поставщик (подрядчик, исполнитель) вправе изменить способ обеспечения гарантийных обязательств и (или) предоставить заказчику взамен ранее предоставленного обеспечения гарантийных обязательств новое обеспечение гарантийных обязательств.</text:p>
      <text:p text:style-name="s22header">Информация об изменениях:</text:p>
      <text:p text:style-name="s22"><text:bookmark text:name="anchor9671"/>Статья 96 дополнена частью 7.1 с 1 июля 2019 г. - <text:a xlink:type="simple" xlink:href="http://ivo.garant.ru/document/redirect/72139644/1102">Федеральный закон</text:a> от 27 декабря 2018 г. N 502-ФЗ</text:p>
      <text:p text:style-name="s9header">ГАРАНТ:</text:p>
      <text:p text:style-name="s9">Положения части 7.1 (в редакции <text:a xlink:type="simple" xlink:href="http://ivo.garant.ru/document/redirect/72139644/1102">Федерального закона</text:a> от 27 декабря 2018 г. N 502-ФЗ):</text:p>
      <text:p text:style-name="s9">- <text:a xlink:type="simple" xlink:href="http://ivo.garant.ru/document/redirect/72139644/23">применяются</text:a> к отношениям, связанным с осуществлением закупок товаров, работ, услуг для обеспечения государственных или муниципальных нужд, извещения об осуществлении которых размещены в единой информационной системе в сфере закупок либо приглашения принять участие в которых направлены после 1 июля 2019 г.;</text:p>
      <text:p text:style-name="s9">- по соглашению сторон контракта <text:a xlink:type="simple" xlink:href="http://ivo.garant.ru/document/redirect/72139644/24">могут распространяться</text:a> на отношения, связанные с исполнением контракта, заключенного до 1 июля 2019 г., либо контракта, заключенного по результатам определения поставщика (подрядчика, исполнителя), извещения об осуществлении закупок по которым размещены в единой информационной системе в сфере закупок либо приглашения принять участие в закупках по которым направлены до 1 июля 2019 г.</text:p>
      <text:p text:style-name="s1">7.1. В случае, если контрактом предусмотрены отдельные этапы его исполнения и установлено требование обеспечения исполнения контракта, в ходе исполнения данного контракта размер этого обеспечения подлежит уменьшению в порядке и случаях, которые предусмотрены <text:a xlink:type="simple" xlink:href="#anchor9672">частями 7.2</text:a> и <text:a xlink:type="simple" xlink:href="#anchor9673">7.3</text:a> настоящей статьи.</text:p>
      <text:p text:style-name="s22header">Информация об изменениях:</text:p>
      <text:p text:style-name="s22"><text:bookmark text:name="anchor9672"/>Часть 7.2 изменена с 1 января 2022 г. - <text:a xlink:type="simple" xlink:href="http://ivo.garant.ru/document/redirect/401423520/50349">Федеральный закон</text:a> от 2 июля 2021 г. N 360-ФЗ</text:p>
      <text:p text:style-name="s22"><text:a xlink:type="simple" xlink:href="http://ivo.garant.ru/document/redirect/77312405/9672">См. предыдущую редакцию</text:a></text:p>
      <text:p text:style-name="s9header">ГАРАНТ:</text:p>
      <text:p text:style-name="s9">Положения части 7.2 (в редакции <text:a xlink:type="simple" xlink:href="http://ivo.garant.ru/document/redirect/72139644/1103">Федерального закона</text:a> от 27 декабря 2018 г. N 502-ФЗ):</text:p>
      <text:p text:style-name="s9">- <text:a xlink:type="simple" xlink:href="http://ivo.garant.ru/document/redirect/72139644/23">применяются</text:a> к отношениям, связанным с осуществлением закупок товаров, работ, услуг для обеспечения государственных или муниципальных нужд, извещения об осуществлении которых размещены в единой информационной системе в сфере закупок либо приглашения принять участие в которых направлены после 1 июля 2019 г.;</text:p>
      <text:p text:style-name="s9">- по соглашению сторон контракта <text:a xlink:type="simple" xlink:href="http://ivo.garant.ru/document/redirect/72139644/24">могут распространяться</text:a> на отношения, связанные с исполнением контракта, заключенного до 1 июля 2019 г., либо контракта, заключенного по результатам определения поставщика (подрядчика, исполнителя), извещения об осуществлении закупок по которым размещены в единой информационной системе в сфере закупок либо приглашения принять участие в закупках по которым направлены до 1 июля 2019 г.</text:p>
      <text:p text:style-name="s1">7.2. Размер обеспечения исполнения контракта уменьшается посредством направления заказчиком информации об исполнении поставщиком (подрядчиком, исполнителем) обязательств по поставке товара, выполнению работы (ее результатов), оказанию услуги или об исполнении им отдельного этапа исполнения контракта и стоимости исполненных обязательств для включения в соответствующий реестр контрактов, предусмотренный <text:a xlink:type="simple" xlink:href="#anchor103">статьей 103</text:a> настоящего Федерального закона. Уменьшение размера обеспечения исполнения контракта производится пропорционально стоимости исполненных обязательств, приемка и оплата которых осуществлены в порядке и сроки, которые предусмотрены контрактом. В случае, если обеспечение исполнения контракта осуществляется путем предоставления независимой гарантии, требование заказчика об уплате денежных сумм по этой гарантии может быть предъявлено в размере не более размера обеспечения исполнения контракта, рассчитанного заказчиком на основании информации об исполнении контракта, размещенной в соответствующем реестре контрактов. В случае, если обеспечение исполнения контракта осуществляется путем внесения денежных средств на счет, указанный заказчиком, по заявлению поставщика (подрядчика, исполнителя) ему возвращаются заказчиком в установленный в соответствии с <text:a xlink:type="simple" xlink:href="#anchor3427">частью 27 статьи 34</text:a> настоящего Федерального закона контрактом срок денежные средства в сумме, на которую уменьшен размер обеспечения исполнения контракта, рассчитанный заказчиком на основании информации об исполнении контракта, размещенной в соответствующем реестре контрактов.</text:p>
      <text:p text:style-name="s22header">Информация об изменениях:</text:p>
      <text:p text:style-name="s22"><text:bookmark text:name="anchor9673"/>Часть 7.3 изменена с 1 июля 2020 г. - <text:a xlink:type="simple" xlink:href="http://ivo.garant.ru/document/redirect/73946375/265">Федеральный закон</text:a> от 24 апреля 2020 г. N 124-ФЗ</text:p>
      <text:p text:style-name="s22"><text:a xlink:type="simple" xlink:href="http://ivo.garant.ru/document/redirect/77691015/9673">См. предыдущую редакцию</text:a></text:p>
      <text:p text:style-name="s9header">ГАРАНТ:</text:p>
      <text:p text:style-name="s9">Положения части 7.3 (в редакции <text:a xlink:type="simple" xlink:href="http://ivo.garant.ru/document/redirect/73946375/265">Федерального закона</text:a> от 24 апреля 2020 г. N 124-ФЗ) по соглашению сторон контракта <text:a xlink:type="simple" xlink:href="http://ivo.garant.ru/document/redirect/73946375/54">могут распространяться</text:a> на отношения, связанные с исполнением контракта, заключенного до 24 апреля 2020 г., либо контракта, заключенного по результатам определения поставщика (подрядчика, исполнителя), извещения об осуществлении закупок по которым размещены в единой информационной системе в сфере закупок либо приглашения принять участие в закупках по которым направлены до 24 апреля 2020 г.</text:p>
      <text:p text:style-name="s1">7.3. Предусмотренное <text:a xlink:type="simple" xlink:href="#anchor967">частями 7</text:a> и <text:a xlink:type="simple" xlink:href="#anchor9671">7.1</text:a> настоящей статьи уменьшение размера обеспечения исполнения контракта осуществляется при условии отсутствия неисполненных поставщиком (подрядчиком, исполнителем) требований об уплате неустоек (штрафов, пеней), предъявленных заказчиком в соответствии с настоящим Федеральным законом, а также приемки заказчиком поставленного товара, выполненной работы (ее результатов), оказанной услуги, результатов отдельного этапа исполнения контракта в объеме выплаченного аванса (если контрактом предусмотрена выплата аванса) либо в объеме, превышающем выплаченный аванс (если в соответствии с законодательством Российской Федерации расчеты по контракту в части выплаты аванса подлежат казначейскому сопровождению). Такое уменьшение не допускается в случаях, определенных Правительством Российской Федерации в целях обеспечения обороноспособности и безопасности государства, защиты здоровья, прав и законных интересов граждан Российской Федерации.</text:p>
      <text:p text:style-name="s22header">Информация об изменениях:</text:p>
      <text:p text:style-name="s22"><text:bookmark text:name="anchor968"/>Часть 8 изменена с 1 апреля 2020 г. - <text:a xlink:type="simple" xlink:href="http://ivo.garant.ru/document/redirect/73828134/1151">Федеральный закон</text:a> от 1 апреля 2020 г. N 98-ФЗ</text:p>
      <text:p text:style-name="s22"><text:a xlink:type="simple" xlink:href="http://ivo.garant.ru/document/redirect/77676501/968">См. предыдущую редакцию</text:a></text:p>
      <text:p text:style-name="s1">8. Положения настоящего Федерального закона об обеспечении исполнения контракта, включая положения о предоставлении такого обеспечения с учетом положений <text:a xlink:type="simple" xlink:href="#anchor37">статьи 37</text:a> настоящего Федерального закона, об обеспечении гарантийных обязательств не применяются в случае:</text:p>
      <text:p text:style-name="s22header">Информация об изменениях:</text:p>
      <text:p text:style-name="s22"><text:bookmark text:name="anchor9681"/>Пункт 1 изменен с 1 июля 2018 г. - <text:a xlink:type="simple" xlink:href="http://ivo.garant.ru/document/redirect/71848834/17602">Федеральный закон</text:a> от 31 декабря 2017 г. N 504-ФЗ</text:p>
      <text:p text:style-name="s22"><text:a xlink:type="simple" xlink:href="http://ivo.garant.ru/document/redirect/57431179/9681">См. предыдущую редакцию</text:a></text:p>
      <text:p text:style-name="s1">1) заключения контракта с участником закупки, который является казенным учреждением;</text:p>
      <text:p text:style-name="s1"><text:bookmark text:name="anchor9682"/>2) осуществления закупки услуги по предоставлению кредита;</text:p>
      <text:p text:style-name="s22header">Информация об изменениях:</text:p>
      <text:p text:style-name="s22"><text:bookmark text:name="anchor9683"/>Пункт 3 изменен с 1 января 2022 г. - <text:a xlink:type="simple" xlink:href="http://ivo.garant.ru/document/redirect/401423520/503410">Федеральный закон</text:a> от 2 июля 2021 г. N 360-ФЗ</text:p>
      <text:p text:style-name="s22"><text:a xlink:type="simple" xlink:href="http://ivo.garant.ru/document/redirect/77312405/9683">См. предыдущую редакцию</text:a></text:p>
      <text:p text:style-name="s1">3) заключения бюджетным учреждением, государственным, муниципальным унитарными предприятиями контракта, предметом которого является выдача независимой гарантии.</text:p>
      <text:p text:style-name="s22header">Информация об изменениях:</text:p>
      <text:p text:style-name="s22"><text:bookmark text:name="anchor96810"/>Часть 8.1 изменена с 1 января 2022 г. - <text:a xlink:type="simple" xlink:href="http://ivo.garant.ru/document/redirect/401423520/503411">Федеральный закон</text:a> от 2 июля 2021 г. N 360-ФЗ</text:p>
      <text:p text:style-name="s22"><text:a xlink:type="simple" xlink:href="http://ivo.garant.ru/document/redirect/77312405/96810">См. предыдущую редакцию</text:a></text:p>
      <text:p text:style-name="s1">8.1. Участник закупки, с которым заключается контракт по результатам определения поставщика (подрядчика, исполнителя) в соответствии с <text:a xlink:type="simple" xlink:href="#anchor30101">пунктом 1 части 1 статьи 30</text:a> настоящего Федерального закона, освобождается от предоставления обеспечения исполнения контракта, в том числе с учетом положений <text:a xlink:type="simple" xlink:href="#anchor37">статьи 37</text:a> настоящего Федерального закона, от обеспечения гарантийных обязательств в случае предоставления таким участником закупки информации, содержащейся в реестре контрактов, заключенных заказчиками, и подтверждающей исполнение таким участником (без учета правопреемства) в течение трех лет до даты подачи заявки на участие в закупке трех контрактов, исполненных без применения к такому участнику неустоек (штрафов, пеней). Такая информация представляется участником закупки до заключения контракта в случаях, установленных настоящим Федеральным законом для предоставления обеспечения исполнения контракта. При этом сумма цен таких контрактов должна составлять не менее начальной (максимальной) цены контракта, указанной в извещении об осуществлении закупки и документации о закупке.</text:p>
      <text:p text:style-name="s1"><text:bookmark text:name="anchor969"/>9. Утратила силу с 1 января 2022 г. - <text:a xlink:type="simple" xlink:href="http://ivo.garant.ru/document/redirect/401423520/503412">Федеральный закон</text:a> от 2 июля 2021 г. N 360-ФЗ</text:p>
      <text:p text:style-name="s22header">Информация об изменениях:</text:p>
      <text:p text:style-name="s22"><text:a xlink:type="simple" xlink:href="http://ivo.garant.ru/document/redirect/77312405/969">См. предыдущую редакцию</text:a></text:p>
      <text:p text:style-name="s1"><text:bookmark text:name="anchor9610"/>10. Особенности предусмотренного настоящей статьей обеспечения исполнения контракта в сфере государственного оборонного заказа могут быть установлены <text:a xlink:type="simple" xlink:href="http://ivo.garant.ru/document/redirect/70291366/0">Федеральным законом</text:a> от 29 декабря 2012 года N 275-ФЗ "О государственном оборонном заказе".</text:p>
      <text:p text:style-name="s1"><text:bookmark text:name="anchor9611"/>11. <text:a xlink:type="simple" xlink:href="http://ivo.garant.ru/document/redirect/71294658/33">Не действует</text:a> с 1 января 2017 г.</text:p>
      <text:p text:style-name="s22header">Информация об изменениях:</text:p>
      <text:p text:style-name="s22">См. текст <text:a xlink:type="simple" xlink:href="http://ivo.garant.ru/document/redirect/57410806/9611">части 11 статьи 96</text:a></text:p>
      <text:p text:style-name="s22"/>
      <text:h text:outline-level="1" text:style-name="s3"><text:bookmark text:name="anchor400"/>Глава 4. Мониторинг закупок и аудит в сфере закупок</text:h>
      <text:p text:style-name="s1"/>
      <text:p text:style-name="s15"><text:bookmark text:name="anchor97"/><text:span text:style-name="s10">Статья 97</text:span>. Мониторинг закупок</text:p>
      <text:p text:style-name="s22header">Информация об изменениях:</text:p>
      <text:p text:style-name="s22"><text:bookmark text:name="anchor971"/>Часть 1 изменена с 1 октября 2019 г.- <text:a xlink:type="simple" xlink:href="http://ivo.garant.ru/document/redirect/72235286/661">Федеральный закон</text:a> от 1 мая 2019 г. N 71-ФЗ</text:p>
      <text:p text:style-name="s22"><text:a xlink:type="simple" xlink:href="http://ivo.garant.ru/document/redirect/77676500/971">См. предыдущую редакцию</text:a></text:p>
      <text:p text:style-name="s9header">ГАРАНТ:</text:p>
      <text:p text:style-name="s9">Часть 1 статьи 97 настоящего Федерального закона <text:a xlink:type="simple" xlink:href="#anchor11403">вступает в силу</text:a> с 1 января 2017 г.</text:p>
      <text:p text:style-name="s1">1. Мониторинг закупок представляет собой систему наблюдений в сфере закупок, осуществляемых на постоянной основе посредством сбора, обобщения, систематизации и оценки информации об осуществлении закупок, в том числе реализации планов-графиков.</text:p>
      <text:p text:style-name="s1"><text:bookmark text:name="anchor972"/>2. Утратила силу с 1 октября 2019 г. - <text:a xlink:type="simple" xlink:href="http://ivo.garant.ru/document/redirect/72235286/662">Федеральный закон</text:a> от 1 мая 2019 г. N 71-ФЗ</text:p>
      <text:p text:style-name="s22header">Информация об изменениях:</text:p>
      <text:p text:style-name="s22"><text:a xlink:type="simple" xlink:href="http://ivo.garant.ru/document/redirect/77676500/972">См. предыдущую редакцию</text:a></text:p>
      <text:p text:style-name="s1"><text:bookmark text:name="anchor973"/>3. Мониторинг закупок осуществляется с использованием единой информационной системы и на основе содержащейся в ней информации.</text:p>
      <text:p text:style-name="s22header">Информация об изменениях:</text:p>
      <text:p text:style-name="s22"><text:bookmark text:name="anchor974"/><text:a xlink:type="simple" xlink:href="http://ivo.garant.ru/document/redirect/70669660/213">Федеральным законом</text:a> от 4 июня 2014 г. N 140-ФЗ часть 4 статьи 97 изложена в новой редакции</text:p>
      <text:p text:style-name="s22"><text:a xlink:type="simple" xlink:href="http://ivo.garant.ru/document/redirect/57745842/974">См. текст части в предыдущей редакции</text:a></text:p>
      <text:p text:style-name="s1">4. Мониторинг закупок для обеспечения государственных и муниципальных нужд обеспечивается федеральным органом исполнительной власти по регулированию контрактной системы в сфере закупок в <text:a xlink:type="simple" xlink:href="http://ivo.garant.ru/document/redirect/400860204/1000">порядке</text:a>, установленном Правительством Российской Федерации.</text:p>
      <text:p text:style-name="s1"><text:bookmark text:name="anchor975"/>5. Результаты мониторинга закупок по итогам каждого года оформляются в виде сводного аналитического отчета, который представляется федеральным органом исполнительной власти по регулированию контрактной системы в сфере закупок в Правительство Российской Федерации. <text:a xlink:type="simple" xlink:href="http://ivo.garant.ru/document/redirect/400860204/1400">Требования</text:a> к содержанию и порядку подготовки сводного аналитического отчета, а также сроки подготовки указанного отчета определяются Правительством Российской Федерации.</text:p>
      <text:p text:style-name="s22header">Информация об изменениях:</text:p>
      <text:p text:style-name="s22"><text:bookmark text:name="anchor976"/>Часть 6 изменена с 1 октября 2019 г.- <text:a xlink:type="simple" xlink:href="http://ivo.garant.ru/document/redirect/72235286/663">Федеральный закон</text:a> от 1 мая 2019 г. N 71-ФЗ</text:p>
      <text:p text:style-name="s22"><text:a xlink:type="simple" xlink:href="http://ivo.garant.ru/document/redirect/77676500/976">См. предыдущую редакцию</text:a></text:p>
      <text:p text:style-name="s1">6. В сводном аналитическом отчете дается оценка эффективности осуществления закупок товара, работы, услуги для обеспечения государственных и муниципальных нужд, а также определяются меры по совершенствованию законодательства Российской Федерации и иных нормативных правовых актов о контрактной системе в сфере закупок.</text:p>
      <text:p text:style-name="s1"><text:bookmark text:name="anchor977"/>7. Сводный аналитический отчет подлежит размещению в единой информационной системе.</text:p>
      <text:p text:style-name="s22header">Информация об изменениях:</text:p>
      <text:p text:style-name="s22"><text:bookmark text:name="anchor978"/>Часть 8 изменена с 19 августа 2024 г. - <text:a xlink:type="simple" xlink:href="http://ivo.garant.ru/document/redirect/409493579/5913">Федеральный закон</text:a> от 8 августа 2024 г. N 232-ФЗ</text:p>
      <text:p text:style-name="s22"><text:a xlink:type="simple" xlink:href="http://ivo.garant.ru/document/redirect/76839266/978">См. предыдущую редакцию</text:a></text:p>
      <text:p text:style-name="s1">8. В соответствии с актами высших исполнительных органов субъектов Российской Федерации, местных администраций исполнительными органами субъектов Российской Федерации по регулированию контрактной системы в сфере закупок, органами местного самоуправления может осуществляться мониторинг закупок для обеспечения соответственно нужд субъектов Российской Федерации и муниципальных нужд.</text:p>
      <text:p text:style-name="s1"><text:bookmark text:name="anchor979"/>9. Порядок использования единой информационной системы для целей мониторинга закупок устанавливается с учетом порядка функционирования единой информационной системы, установленного в соответствии с <text:a xlink:type="simple" xlink:href="#anchor4002">частью 2 статьи 4</text:a> настоящего Федерального закона.</text:p>
      <text:p text:style-name="s1"><text:bookmark text:name="anchor9710"/>10. <text:a xlink:type="simple" xlink:href="http://ivo.garant.ru/document/redirect/70669660/215">Утратила силу</text:a>.</text:p>
      <text:p text:style-name="s22header">Информация об изменениях:</text:p>
      <text:p text:style-name="s22">См. текст <text:a xlink:type="simple" xlink:href="http://ivo.garant.ru/document/redirect/57745842/9710">части 10 статьи 97</text:a></text:p>
      <text:p text:style-name="s22"/>
      <text:p text:style-name="s15"><text:bookmark text:name="anchor98"/><text:span text:style-name="s10">Статья 98</text:span>. Аудит в сфере закупок</text:p>
      <text:p text:style-name="s9header">ГАРАНТ:</text:p>
      <text:p text:style-name="s9">См. <text:a xlink:type="simple" xlink:href="http://ivo.garant.ru/document/redirect/57593366/0">Энциклопедии,</text:a> <text:a xlink:type="simple" xlink:href="http://ivo.garant.ru/document/redirect/77532531/0">позиции высших судов</text:a> и другие комментарии к статье 98 настоящего Федерального закона</text:p>
      <text:p text:style-name="s22header">Информация об изменениях:</text:p>
      <text:p text:style-name="s22"><text:bookmark text:name="anchor981"/>Часть 1 изменена с 19 августа 2024 г. - <text:a xlink:type="simple" xlink:href="http://ivo.garant.ru/document/redirect/409493579/5914">Федеральный закон</text:a> от 8 августа 2024 г. N 232-ФЗ</text:p>
      <text:p text:style-name="s22"><text:a xlink:type="simple" xlink:href="http://ivo.garant.ru/document/redirect/76839266/981">См. предыдущую редакцию</text:a></text:p>
      <text:p text:style-name="s1">1. Аудит в сфере закупок осуществляется Счетной палатой Российской Федерации, контрольно-счетными органами субъектов Российской Федерации, образованными законодательными органами субъектов Российской Федерации, и контрольно-счетными органами муниципальных образований (в случае, если такие органы образованы в муниципальных образованиях), образованными представительными органами муниципальных образований.</text:p>
      <text:p text:style-name="s9header">ГАРАНТ:</text:p>
      <text:p text:style-name="s9">См. <text:a xlink:type="simple" xlink:href="http://ivo.garant.ru/document/redirect/70890552/0">Методические рекомендации</text:a> по проведению аудита в сфере закупок, утвержденные Коллегией Счетной палаты РФ (протокол от 21 марта 2014 г. N 15К (961)</text:p>
      <text:p text:style-name="s22header">Информация об изменениях:</text:p>
      <text:p text:style-name="s22"><text:bookmark text:name="anchor982"/>Часть 2 изменена с 1 октября 2019 г. - <text:a xlink:type="simple" xlink:href="http://ivo.garant.ru/document/redirect/72280928/17">Федеральный закон</text:a> от 27 июня 2019 г. N 152-ФЗ</text:p>
      <text:p text:style-name="s22"><text:a xlink:type="simple" xlink:href="http://ivo.garant.ru/document/redirect/77676500/982">См. предыдущую редакцию</text:a></text:p>
      <text:p text:style-name="s1">2. Органы, указанные в <text:a xlink:type="simple" xlink:href="#anchor981">части 1</text:a> настоящей статьи (далее - органы аудита в сфере закупок), в пределах своих полномочий осуществляют анализ и оценку результатов закупок, достижения целей осуществления закупок.</text:p>
      <text:p text:style-name="s1"><text:bookmark text:name="anchor983"/>3. Для достижения целей, указанных в <text:a xlink:type="simple" xlink:href="#anchor982">части 2</text:a> настоящей статьи, органы аудита в сфере закупок осуществляют экспертно-аналитическую, информационную и иную деятельность посредством проверки, анализа и оценки информации о законности, целесообразности, об обоснованности, о своевременности, об эффективности и о результативности расходов на закупки по планируемым к заключению, заключенным и исполненным контрактам.</text:p>
      <text:p text:style-name="s1"><text:bookmark text:name="anchor984"/>4. Органы аудита в сфере закупок обобщают результаты осуществления деятельности, указанной в <text:a xlink:type="simple" xlink:href="#anchor983">части 3</text:a> настоящей статьи, в том числе устанавливают причины выявленных отклонений, нарушений и недостатков, подготавливают предложения, направленные на их устранение и на совершенствование контрактной системы в сфере закупок, систематизируют информацию о реализации указанных предложений и размещают в единой информационной системе обобщенную информацию о таких результатах.</text:p>
      <text:p text:style-name="s1"/>
      <text:h text:outline-level="1" text:style-name="s3"><text:bookmark text:name="anchor500"/>Глава 5. Контроль в сфере закупок</text:h>
      <text:p text:style-name="s1"/>
      <text:p text:style-name="s15"><text:bookmark text:name="anchor99"/><text:span text:style-name="s10">Статья 99</text:span>. Контроль в сфере закупок</text:p>
      <text:p text:style-name="s9header">ГАРАНТ:</text:p>
      <text:p text:style-name="s9">См. <text:a xlink:type="simple" xlink:href="http://ivo.garant.ru/document/redirect/57592116/0">Энциклопедии</text:a>, <text:a xlink:type="simple" xlink:href="http://ivo.garant.ru/document/redirect/77530258/0">позиции высших судов</text:a> и другие комментарии к статье 99 настоящего Федерального закона</text:p>
      <text:p text:style-name="s9">См. <text:a xlink:type="simple" xlink:href="http://ivo.garant.ru/document/redirect/73786669/0">Перечень</text:a> нормативных правовых актов, содержащих обязательные требования, соблюдение которых оценивается при проведении мероприятий по государственному контролю в соответствии со статьей 99 настоящего Федерального закона, приведенный в информации Федерального казначейства</text:p>
      <text:p text:style-name="s1"><text:bookmark text:name="anchor991"/>1. В соответствии с настоящим Федеральным законом и иными нормативными правовыми актами, правовыми актами, определяющими функции и полномочия государственных органов и муниципальных органов, контроль в сфере закупок осуществляют следующие органы контроля в пределах их полномочий:</text:p>
      <text:p text:style-name="s22header">Информация об изменениях:</text:p>
      <text:p text:style-name="s22"><text:bookmark text:name="anchor9911"/>Пункт 1 изменен с 19 августа 2024 г. - <text:a xlink:type="simple" xlink:href="http://ivo.garant.ru/document/redirect/409493579/5936">Федеральный закон</text:a> от 8 августа 2024 г. N 232-ФЗ</text:p>
      <text:p text:style-name="s22"><text:a xlink:type="simple" xlink:href="http://ivo.garant.ru/document/redirect/76839266/9911">См. предыдущую редакцию</text:a></text:p>
      <text:p text:style-name="s1">1) федеральный орган исполнительной власти, уполномоченный на осуществление контроля в сфере закупок, контрольный орган в сфере государственного оборонного заказа, исполнительные органы субъекта Российской Федерации, органы местного самоуправления муниципального района, органы местного самоуправления муниципального округа, органы местного самоуправления городского округа, уполномоченные на осуществление контроля в сфере закупок;</text:p>
      <text:p text:style-name="s22header">Информация об изменениях:</text:p>
      <text:p text:style-name="s22"><text:bookmark text:name="anchor9912"/>Пункт 2 изменен с 24 февраля 2021 г. - <text:a xlink:type="simple" xlink:href="http://ivo.garant.ru/document/redirect/400360063/220101">Федеральный закон</text:a> от 24 февраля 2021 г. N 20-ФЗ</text:p>
      <text:p text:style-name="s22">Изменения <text:a xlink:type="simple" xlink:href="http://ivo.garant.ru/document/redirect/400360063/2803">распространяются</text:a> на правоотношения, возникшие с 1 января 2021 г.</text:p>
      <text:p text:style-name="s22"><text:a xlink:type="simple" xlink:href="http://ivo.garant.ru/document/redirect/77708579/9912">См. предыдущую редакцию</text:a></text:p>
      <text:p text:style-name="s1">2) федеральный орган исполнительной власти, осуществляющий правоприменительные функции по казначейскому обслуживанию исполнения бюджетов бюджетной системы Российской Федерации, федеральный орган исполнительной власти, определенный Правительством Российской Федерации в соответствии с <text:a xlink:type="simple" xlink:href="#anchor406">частью 6 статьи 4</text:a> настоящего Федерального закона, финансовые органы субъектов Российской Федерации и муниципальных образований, органы управления государственными внебюджетными фондами;</text:p>
      <text:p text:style-name="s1"><text:bookmark text:name="anchor9913"/>3) органы внутреннего государственного (муниципального) финансового контроля, определенные в соответствии с <text:a xlink:type="simple" xlink:href="http://ivo.garant.ru/document/redirect/12112604/0">Бюджетным кодексом</text:a> Российской Федерации.</text:p>
      <text:p text:style-name="s22header">Информация об изменениях:</text:p>
      <text:p text:style-name="s22"><text:bookmark text:name="anchor99011"/>Часть 1.1 изменена с 24 июня 2023 г. - <text:a xlink:type="simple" xlink:href="http://ivo.garant.ru/document/redirect/407030940/1442">Федеральный закон</text:a> от 13 июня 2023 г. N 228-ФЗ</text:p>
      <text:p text:style-name="s22"><text:a xlink:type="simple" xlink:href="http://ivo.garant.ru/document/redirect/76820589/99011">См. предыдущую редакцию</text:a></text:p>
      <text:p text:style-name="s1">1.1. Не допускается возлагать на органы контроля, указанные в <text:a xlink:type="simple" xlink:href="#anchor991">части 1</text:a> настоящей статьи, полномочия, предусмотренные статьей 26 настоящего Федерального закона, за исключением органов контроля, осуществляющих такие полномочия в соответствии с <text:a xlink:type="simple" xlink:href="#anchor262">частями 2</text:a>, <text:a xlink:type="simple" xlink:href="#anchor265">5</text:a> указанной статьи, а также органов местного самоуправления муниципального района, муниципального округа или городского округа, уполномоченных на осуществление контроля в сфере закупок.</text:p>
      <text:p text:style-name="s22header">Информация об изменениях:</text:p>
      <text:p text:style-name="s22"><text:bookmark text:name="anchor99012"/>Часть 1.2 изменена с 24 июня 2023 г. - <text:a xlink:type="simple" xlink:href="http://ivo.garant.ru/document/redirect/407030940/1443">Федеральный закон</text:a> от 13 июня 2023 г. N 228-ФЗ</text:p>
      <text:p text:style-name="s22"><text:a xlink:type="simple" xlink:href="http://ivo.garant.ru/document/redirect/76820589/99012">См. предыдущую редакцию</text:a></text:p>
      <text:p text:style-name="s1">1.2. В случае возложения на органы контроля, указанные в <text:a xlink:type="simple" xlink:href="#anchor991">части 1</text:a> настоящей статьи, полномочий в соответствии с <text:a xlink:type="simple" xlink:href="#anchor262">частями 2</text:a>, <text:a xlink:type="simple" xlink:href="#anchor265">5 статьи 26</text:a> настоящего Федерального закона либо возложения на орган местного самоуправления муниципального района, орган местного самоуправления муниципального округа или орган местного самоуправления городского округа, уполномоченные на осуществление контроля в сфере закупок, полномочий, предусмотренных статьей 26 настоящего Федерального закона, не допускается возложение на одно должностное лицо такого органа обязанностей по осуществлению полномочий на планирование закупок, определение поставщиков (подрядчиков, исполнителей), заключение государственных и муниципальных контрактов, их исполнение, в том числе на приемку поставленных товаров, выполненных работ (их результатов), оказанных услуг, обеспечение их оплаты, и обязанностей по осуществлению контроля в отношении таких закупок.</text:p>
      <text:p text:style-name="s22header">Информация об изменениях:</text:p>
      <text:p text:style-name="s22"><text:bookmark text:name="anchor992"/>Часть 2 изменена с 1 января 2022 г. - <text:a xlink:type="simple" xlink:href="http://ivo.garant.ru/document/redirect/401423520/50351">Федеральный закон</text:a> от 2 июля 2021 г. N 360-ФЗ</text:p>
      <text:p text:style-name="s22"><text:a xlink:type="simple" xlink:href="http://ivo.garant.ru/document/redirect/77312405/992">См. предыдущую редакцию</text:a></text:p>
      <text:p text:style-name="s1">2. Контроль в сфере закупок органами контроля, указанными в <text:a xlink:type="simple" xlink:href="#anchor9911">пункте 1 части 1</text:a> настоящей статьи, осуществляется в отношении заказчиков, контрактных служб, контрактных управляющих, комиссий по осуществлению закупок и их членов, уполномоченных органов, уполномоченных учреждений, специализированных организаций, операторов электронных площадок, операторов специализированных электронных площадок, банков, государственной корпорации "ВЭБ.РФ", региональных гарантийных организаций при осуществлении такими банками, корпорацией, гарантийными организациями действий, предусмотренных настоящим Федеральным законом (далее - субъекты контроля), в соответствии с <text:a xlink:type="simple" xlink:href="http://ivo.garant.ru/document/redirect/74731940/1000">порядком</text:a>, установленным Правительством Российской Федерации. Такой порядок предусматривает, в частности:</text:p>
      <text:p text:style-name="s1"><text:bookmark text:name="anchor99201"/>1) порядок организации, предмет, форму, сроки, периодичность проведения проверок, порядок оформления результатов таких проверок. При этом при организации и осуществлении проверок учитывается отнесение субъекта контроля к определенной категории риска с учетом оценки вероятности несоблюдения соответствующих требований, установленных законодательством Российской Федерации и иными нормативными правовыми актами о контрактной системе в сфере закупок;</text:p>
      <text:p text:style-name="s1"><text:bookmark text:name="anchor99202"/>2) критерии отнесения субъекта контроля к определенной категории риска;</text:p>
      <text:p text:style-name="s1"><text:bookmark text:name="anchor99203"/>3) порядок, сроки направления и исполнения предписаний контрольных органов в сфере закупок;</text:p>
      <text:p text:style-name="s1"><text:bookmark text:name="anchor99204"/>4) перечень должностных лиц, уполномоченных на проведение проверок, их права, обязанности и ответственность;</text:p>
      <text:p text:style-name="s1"><text:bookmark text:name="anchor99205"/>5) порядок действий контрольных органов в сфере закупок, их должностных лиц при неисполнении субъектами контроля предписаний таких органов контроля, а также при получении информации о совершении субъектами контроля действий (бездействия), содержащих признаки административного правонарушения или уголовного преступления;</text:p>
      <text:p text:style-name="s1"><text:bookmark text:name="anchor99206"/>6) порядок использования единой информационной системы, а также ведения документооборота в единой информационной системе при осуществлении контроля.</text:p>
      <text:p text:style-name="s1"><text:bookmark text:name="anchor993"/>3. Контроль в сфере закупок, за исключением контроля, предусмотренного <text:a xlink:type="simple" xlink:href="#anchor995">частями 5</text:a>, <text:a xlink:type="simple" xlink:href="#anchor998">8</text:a> и <text:a xlink:type="simple" xlink:href="#anchor9910">10</text:a> настоящей статьи, с учетом <text:a xlink:type="simple" xlink:href="#anchor994">части 4</text:a> настоящей статьи осуществляется:</text:p>
      <text:p text:style-name="s1"><text:bookmark text:name="anchor9931"/>1) федеральным органом исполнительной власти, уполномоченным на осуществление контроля в сфере закупок, путем проведения:</text:p>
      <text:p text:style-name="s22header">Информация об изменениях:</text:p>
      <text:p text:style-name="s22"><text:bookmark text:name="anchor99311"/>Подпункт "а" изменен с 1 января 2022 г. - <text:a xlink:type="simple" xlink:href="http://ivo.garant.ru/document/redirect/401423520/9606292">Федеральный закон</text:a> от 2 июля 2021 г. N 360-ФЗ</text:p>
      <text:p text:style-name="s22"><text:a xlink:type="simple" xlink:href="http://ivo.garant.ru/document/redirect/77312405/99311">См. предыдущую редакцию</text:a></text:p>
      <text:p text:style-name="s1">а) плановых проверок в отношении субъектов контроля (за исключением банков, государственной корпорации "ВЭБ.РФ", региональных гарантийных организаций) при осуществлении закупок для обеспечения федеральных нужд, в отношении операторов электронных площадок, операторов специализированных электронных площадок;</text:p>
      <text:p text:style-name="s1"><text:bookmark text:name="anchor99312"/>б) внеплановых проверок в отношении субъектов контроля;</text:p>
      <text:p text:style-name="s22header">Информация об изменениях:</text:p>
      <text:p text:style-name="s22"><text:bookmark text:name="anchor9932"/>Пункт 2 изменен с 19 августа 2024 г. - <text:a xlink:type="simple" xlink:href="http://ivo.garant.ru/document/redirect/409493579/5937">Федеральный закон</text:a> от 8 августа 2024 г. N 232-ФЗ</text:p>
      <text:p text:style-name="s22"><text:a xlink:type="simple" xlink:href="http://ivo.garant.ru/document/redirect/76839266/9932">См. предыдущую редакцию</text:a></text:p>
      <text:p text:style-name="s1">2) исполнительным органом субъекта Российской Федерации, уполномоченным на осуществление контроля в сфере закупок, путем проведения:</text:p>
      <text:p text:style-name="s22header">Информация об изменениях:</text:p>
      <text:p text:style-name="s22"><text:bookmark text:name="anchor99321"/>Подпункт "а" изменен с 1 января 2022 г. - <text:a xlink:type="simple" xlink:href="http://ivo.garant.ru/document/redirect/401423520/9606294">Федеральный закон</text:a> от 2 июля 2021 г. N 360-ФЗ</text:p>
      <text:p text:style-name="s22"><text:a xlink:type="simple" xlink:href="http://ivo.garant.ru/document/redirect/77312405/99321">См. предыдущую редакцию</text:a></text:p>
      <text:p text:style-name="s1">а) плановых проверок в отношении субъектов контроля (за исключением банков, государственной корпорации "ВЭБ.РФ", региональных гарантийных организаций) при осуществлении закупок для обеспечения нужд субъекта Российской Федерации;</text:p>
      <text:p text:style-name="s22header">Информация об изменениях:</text:p>
      <text:p text:style-name="s22"><text:bookmark text:name="anchor99322"/>Подпункт "б" изменен с 1 января 2022 г. - <text:a xlink:type="simple" xlink:href="http://ivo.garant.ru/document/redirect/401423520/9606295">Федеральный закон</text:a> от 2 июля 2021 г. N 360-ФЗ</text:p>
      <text:p text:style-name="s22"><text:a xlink:type="simple" xlink:href="http://ivo.garant.ru/document/redirect/77312405/99322">См. предыдущую редакцию</text:a></text:p>
      <text:p text:style-name="s1">б) внеплановых проверок в отношении субъектов контроля при осуществлении закупок для обеспечения нужд субъекта Российской Федерации и муниципальных нужд муниципальных образований, находящихся на территории субъекта Российской Федерации;</text:p>
      <text:p text:style-name="s22header">Информация об изменениях:</text:p>
      <text:p text:style-name="s22"><text:bookmark text:name="anchor99323"/>Пункт 3 изменен с 24 июня 2023 г. - <text:a xlink:type="simple" xlink:href="http://ivo.garant.ru/document/redirect/407030940/1444">Федеральный закон</text:a> от 13 июня 2023 г. N 228-ФЗ</text:p>
      <text:p text:style-name="s22"><text:a xlink:type="simple" xlink:href="http://ivo.garant.ru/document/redirect/76820589/99323">См. предыдущую редакцию</text:a></text:p>
      <text:p text:style-name="s1">3) органом местного самоуправления муниципального района, муниципального округа или городского округа, уполномоченным на осуществление контроля в сфере закупок, путем проведения плановых (за исключением плановых проверок в отношении банков, государственной корпорации "ВЭБ.РФ", региональных гарантийных организаций) и внеплановых проверок в отношении субъектов контроля при осуществлении закупок для обеспечения муниципальных нужд.</text:p>
      <text:p text:style-name="s22header">Информация об изменениях:</text:p>
      <text:p text:style-name="s22"><text:bookmark text:name="anchor99031"/>Часть 3.1 изменена с 19 августа 2024 г. - <text:a xlink:type="simple" xlink:href="http://ivo.garant.ru/document/redirect/409493579/5938">Федеральный закон</text:a> от 8 августа 2024 г. N 232-ФЗ</text:p>
      <text:p text:style-name="s22"><text:a xlink:type="simple" xlink:href="http://ivo.garant.ru/document/redirect/76839266/99031">См. предыдущую редакцию</text:a></text:p>
      <text:p text:style-name="s1">3.1. На основании соглашений между субъектами Российской Федерации и находящимися на их территориях муниципальными образованиями исполнительные органы субъекта Российской Федерации, уполномоченные на осуществление контроля в сфере закупок, вправе осуществлять полномочия органов местного самоуправления муниципального района, органов местного самоуправления муниципального округа, органов местного самоуправления городского округа, уполномоченных на осуществление контроля в сфере закупок.</text:p>
      <text:p text:style-name="s22header">Информация об изменениях:</text:p>
      <text:p text:style-name="s22"><text:bookmark text:name="anchor994"/>Часть 4 изменена с 1 июля 2019 г. - <text:a xlink:type="simple" xlink:href="http://ivo.garant.ru/document/redirect/72210322/124">Федеральный закон</text:a> от 1 апреля 2019 г. N 50-ФЗ</text:p>
      <text:p text:style-name="s22"><text:a xlink:type="simple" xlink:href="http://ivo.garant.ru/document/redirect/77673809/994">См. предыдущую редакцию</text:a></text:p>
      <text:p text:style-name="s1">4. Контроль в отношении операторов электронных площадок, операторов специализированных электронных площадок осуществляется федеральным органом исполнительной власти, уполномоченным на осуществление контроля в сфере закупок, контрольным органом в сфере государственного оборонного заказа.</text:p>
      <text:p text:style-name="s22header">Информация об изменениях:</text:p>
      <text:p text:style-name="s22"><text:bookmark text:name="anchor995"/>Часть 5 изменена с 24 февраля 2021 г. - <text:a xlink:type="simple" xlink:href="http://ivo.garant.ru/document/redirect/400360063/220102">Федеральный закон</text:a> от 24 февраля 2021 г. N 20-ФЗ</text:p>
      <text:p text:style-name="s22">Изменения <text:a xlink:type="simple" xlink:href="http://ivo.garant.ru/document/redirect/400360063/2803">распространяются</text:a> на правоотношения, возникшие с 1 января 2021 г.</text:p>
      <text:p text:style-name="s22"><text:a xlink:type="simple" xlink:href="http://ivo.garant.ru/document/redirect/77708579/995">См. предыдущую редакцию</text:a></text:p>
      <text:p text:style-name="s1">5. Федеральный орган исполнительной власти, осуществляющий правоприменительные функции по казначейскому обслуживанию исполнения бюджетов бюджетной системы Российской Федерации, финансовые органы субъектов Российской Федерации и муниципальных образований, органы управления государственными внебюджетными фондами осуществляют контроль за:</text:p>
      <text:p text:style-name="s1"><text:bookmark text:name="anchor9951"/>1) непревышением объема финансового обеспечения, включенного в планы-графики, над объемом финансового обеспечения для осуществления закупок, утвержденным и доведенным до заказчика;</text:p>
      <text:p text:style-name="s1"><text:bookmark text:name="anchor9952"/>2) соответствием информации об идентификационных кодах закупок и непревышением объема финансового обеспечения для осуществления данных закупок, содержащихся в предусмотренных настоящим Федеральным законом информации и документах, не подлежащих в соответствии с настоящим Федеральным законом формированию и размещению в единой информационной системе в сфере закупок.</text:p>
      <text:p text:style-name="s22header">Информация об изменениях:</text:p>
      <text:p text:style-name="s22"><text:bookmark text:name="anchor99510"/>Статья 99 дополнена частью 5.1 с 1 апреля 2020 г.- <text:a xlink:type="simple" xlink:href="http://ivo.garant.ru/document/redirect/72235286/673">Федеральный закон</text:a> от 1 мая 2019 г. N 71-ФЗ</text:p>
      <text:p text:style-name="s1">5.1. Федеральный орган исполнительной власти, определенный Правительством Российской Федерации в соответствии с <text:a xlink:type="simple" xlink:href="#anchor406">частью 6 статьи 4</text:a> настоящего Федерального закона, осуществляет с использованием единой информационной системы в сфере закупок контроль за соответствием информации об идентификационных кодах закупок и непревышением объема финансового обеспечения для осуществления данных закупок, содержащихся в:</text:p>
      <text:p text:style-name="s1"><text:bookmark text:name="anchor99511"/>1) извещениях об осуществлении закупок, информации, содержащейся в планах-графиках;</text:p>
      <text:p text:style-name="s1"><text:bookmark text:name="anchor99512"/>2) протоколах определения поставщиков (подрядчиков, исполнителей), информации, содержащейся в извещениях об осуществлении закупок;</text:p>
      <text:p text:style-name="s1"><text:bookmark text:name="anchor99513"/>3) условиях проектов контрактов, направляемых в соответствии с настоящим Федеральным законом с использованием единой информационной системы участникам закупок, с которыми заключаются контракты, информации, содержащейся в протоколах определения поставщиков (подрядчиков, исполнителей).</text:p>
      <text:p text:style-name="s22header">Информация об изменениях:</text:p>
      <text:p text:style-name="s22"><text:bookmark text:name="anchor996"/>Часть 6 изменена с 1 января 2022 г. - <text:a xlink:type="simple" xlink:href="http://ivo.garant.ru/document/redirect/401423520/50353">Федеральный закон</text:a> от 2 июля 2021 г. N 360-ФЗ</text:p>
      <text:p text:style-name="s22"><text:a xlink:type="simple" xlink:href="http://ivo.garant.ru/document/redirect/77312405/996">См. предыдущую редакцию</text:a></text:p>
      <text:p text:style-name="s1">6. <text:a xlink:type="simple" xlink:href="http://ivo.garant.ru/document/redirect/74503725/1000">Порядок</text:a> осуществления контроля, предусмотренного <text:a xlink:type="simple" xlink:href="#anchor995">частями 5</text:a> и <text:a xlink:type="simple" xlink:href="#anchor99510">5.1</text:a> настоящей статьи, в том числе порядок действий органов контроля при выявлении несоответствия контролируемой информации, устанавливается Правительством Российской Федерации. В таком порядке Правительством Российской Федерации в дополнение к указанной в частях 5 и 5.1 настоящей статьи информации могут определяться иные информация и документы, подлежащие контролю.</text:p>
      <text:p text:style-name="s22header">Информация об изменениях:</text:p>
      <text:p text:style-name="s22"><text:bookmark text:name="anchor997"/>Часть 7 изменена с 1 января 2025 г. - <text:a xlink:type="simple" xlink:href="http://ivo.garant.ru/document/redirect/409494237/219">Федеральный закон</text:a> от 8 августа 2024 г. N 318-ФЗ</text:p>
      <text:p text:style-name="s22"><text:a xlink:type="simple" xlink:href="http://ivo.garant.ru/document/redirect/76831012/997">См. предыдущую редакцию</text:a></text:p>
      <text:p text:style-name="s1">7. Полномочия финансовых органов субъектов Российской Федерации, муниципальных образований, органов управления государственными внебюджетными фондами на осуществление контроля, предусмотренного <text:a xlink:type="simple" xlink:href="#anchor995">частью 5</text:a> настоящей статьи, осуществляются федеральным органом исполнительной власти, осуществляющим правоприменительные функции по казначейскому обслуживанию исполнения бюджетов бюджетной системы Российской Федерации, в случае осуществления таким федеральным органом исполнительной власти в соответствии со <text:a xlink:type="simple" xlink:href="http://ivo.garant.ru/document/redirect/12112604/2202">статьей 220.2</text:a> Бюджетного кодекса Российской Федерации отдельных функций соответствующих финансовых органов субъектов Российской Федерации, муниципальных образований, органов управления государственными внебюджетными фондами. Полномочия иных финансовых органов субъектов Российской Федерации, муниципальных образований, органов управления государственными внебюджетными фондами на осуществление контроля, предусмотренного частью 5 настоящей статьи, могут быть переданы федеральному органу исполнительной власти, осуществляющему правоприменительные функции по казначейскому обслуживанию исполнения бюджетов бюджетной системы Российской Федерации, на основании соглашений с высшими исполнительными органами государственной власти субъектов Российской Федерации, местными администрациями, органами управления государственными внебюджетными фондами.</text:p>
      <text:p text:style-name="s22header">Информация об изменениях:</text:p>
      <text:p text:style-name="s22"><text:bookmark text:name="anchor998"/><text:a xlink:type="simple" xlink:href="http://ivo.garant.ru/document/redirect/70552632/464001">Федеральным законом</text:a> от 28 декабря 2013 г. N 396-ФЗ в часть 8 статьи 99 внесены изменения, <text:a xlink:type="simple" xlink:href="http://ivo.garant.ru/document/redirect/70552632/48001">вступающие в силу</text:a> с 1 января 2014 г.</text:p>
      <text:p text:style-name="s22"><text:a xlink:type="simple" xlink:href="http://ivo.garant.ru/document/redirect/58047689/998">См. текст части в предыдущей редакции</text:a></text:p>
      <text:p text:style-name="s1">8. Органы внутреннего государственного (муниципального) финансового контроля осуществляют контроль (за исключением контроля, предусмотренного <text:a xlink:type="simple" xlink:href="#anchor9910">частью 10</text:a> настоящей статьи) в отношении:</text:p>
      <text:p text:style-name="s1"><text:bookmark text:name="anchor9981"/>1) утратил силу с 1 октября 2019 г. - <text:a xlink:type="simple" xlink:href="http://ivo.garant.ru/document/redirect/72235286/99">Федеральный закон</text:a> от 1 мая 2019 г. N 71-ФЗ</text:p>
      <text:p text:style-name="s22header">Информация об изменениях:</text:p>
      <text:p text:style-name="s22"><text:a xlink:type="simple" xlink:href="http://ivo.garant.ru/document/redirect/77676500/9981">См. предыдущую редакцию</text:a></text:p>
      <text:p text:style-name="s22header">Информация об изменениях:</text:p>
      <text:p text:style-name="s22"><text:bookmark text:name="anchor9982"/>Пункт 2 изменен с 1 января 2020 г. - <text:a xlink:type="simple" xlink:href="http://ivo.garant.ru/document/redirect/73355373/12411">Федеральный закон</text:a> от 27 декабря 2019 г. N 449-ФЗ</text:p>
      <text:p text:style-name="s22"><text:a xlink:type="simple" xlink:href="http://ivo.garant.ru/document/redirect/57431178/9982">См. предыдущую редакцию</text:a></text:p>
      <text:p text:style-name="s1">2) соблюдения правил нормирования в сфере закупок, установленных в соответствии со <text:a xlink:type="simple" xlink:href="#anchor19">статьей 19</text:a> настоящего Федерального закона;</text:p>
      <text:p text:style-name="s22header">Информация об изменениях:</text:p>
      <text:p text:style-name="s22"><text:bookmark text:name="anchor9983"/>Пункт 3 изменен с 1 июля 2019 г.- Федеральные законы <text:a xlink:type="simple" xlink:href="http://ivo.garant.ru/document/redirect/72210322/125">от 1 апреля 2019 г. N 50-ФЗ</text:a> и <text:a xlink:type="simple" xlink:href="http://ivo.garant.ru/document/redirect/72235286/67502">от 1 мая 2019 г. N 71-ФЗ</text:a></text:p>
      <text:p text:style-name="s22"><text:a xlink:type="simple" xlink:href="http://ivo.garant.ru/document/redirect/77673809/9983">См. предыдущую редакцию</text:a></text:p>
      <text:p text:style-name="s1">3) определения и обоснования начальной (максимальной) цены контракта, цены контракта, заключаемого с единственным поставщиком (подрядчиком, исполнителем), начальной цены единицы товара, работы, услуги, начальной суммы цен единиц товара, работы, услуги;</text:p>
      <text:p text:style-name="s1"><text:bookmark text:name="anchor9984"/>4) утратил силу с 1 января 2020 г. - <text:a xlink:type="simple" xlink:href="http://ivo.garant.ru/document/redirect/73355373/12412">Федеральный закон</text:a> от 27 декабря 2019 г. N 449-ФЗ</text:p>
      <text:p text:style-name="s22header">Информация об изменениях:</text:p>
      <text:p text:style-name="s22"><text:a xlink:type="simple" xlink:href="http://ivo.garant.ru/document/redirect/57431178/9984">См. предыдущую редакцию</text:a></text:p>
      <text:p text:style-name="s22header">Информация об изменениях:</text:p>
      <text:p text:style-name="s22"><text:bookmark text:name="anchor9985"/>Пункт 5 изменен с 1 января 2020 г. - <text:a xlink:type="simple" xlink:href="http://ivo.garant.ru/document/redirect/73355373/121413">Федеральный закон</text:a> от 27 декабря 2019 г. N 449-ФЗ</text:p>
      <text:p text:style-name="s22"><text:a xlink:type="simple" xlink:href="http://ivo.garant.ru/document/redirect/57431178/9985">См. предыдущую редакцию</text:a></text:p>
      <text:p text:style-name="s1">5) соблюдения предусмотренных настоящим Федеральным законом требований к исполнению, изменению контракта, а также соблюдения условий контракта, в том числе в части соответствия поставленного товара, выполненной работы (ее результата) или оказанной услуги условиям контракта;</text:p>
      <text:p text:style-name="s1"><text:bookmark text:name="anchor9986"/>6) утратил силу с 1 января 2020 г. - <text:a xlink:type="simple" xlink:href="http://ivo.garant.ru/document/redirect/73355373/121414">Федеральный закон</text:a> от 27 декабря 2019 г. N 449-ФЗ</text:p>
      <text:p text:style-name="s22header">Информация об изменениях:</text:p>
      <text:p text:style-name="s22"><text:a xlink:type="simple" xlink:href="http://ivo.garant.ru/document/redirect/57431178/9986">См. предыдущую редакцию</text:a></text:p>
      <text:p text:style-name="s1"><text:bookmark text:name="anchor9987"/>7) соответствия использования поставленного товара, выполненной работы (ее результата) или оказанной услуги целям осуществления закупки.</text:p>
      <text:p text:style-name="s22header">Информация об изменениях:</text:p>
      <text:p text:style-name="s22"><text:bookmark text:name="anchor999"/>Часть 9 изменена с 1 января 2020 г. - <text:a xlink:type="simple" xlink:href="http://ivo.garant.ru/document/redirect/73355373/1242">Федеральный закон</text:a> от 27 декабря 2019 г. N 449-ФЗ</text:p>
      <text:p text:style-name="s22"><text:a xlink:type="simple" xlink:href="http://ivo.garant.ru/document/redirect/57431178/999">См. предыдущую редакцию</text:a></text:p>
      <text:p text:style-name="s1">9. Контроль в сфере закупок в соответствии с <text:a xlink:type="simple" xlink:href="#anchor998">частью 8</text:a> настоящей статьи осуществляется в соответствии с порядком, предусмотренным <text:a xlink:type="simple" xlink:href="http://ivo.garant.ru/document/redirect/12112604/2">бюджетным законодательством</text:a> Российской Федерации и иными нормативными правовыми актами, регулирующими бюджетные правоотношения, в целях установления законности составления и исполнения бюджетов бюджетной системы Российской Федерации в отношении расходов, связанных с осуществлением закупок, достоверности учета таких расходов и отчетности в соответствии с настоящим Федеральным законом, <text:a xlink:type="simple" xlink:href="http://ivo.garant.ru/document/redirect/12112604/0">Бюджетным кодексом</text:a> Российской Федерации и принимаемыми в соответствии с ними нормативными правовыми актами Российской Федерации:</text:p>
      <text:p text:style-name="s22header">Информация об изменениях:</text:p>
      <text:p text:style-name="s22"><text:bookmark text:name="anchor9991"/>Пункт 1 изменен с 1 января 2020 г. - <text:a xlink:type="simple" xlink:href="http://ivo.garant.ru/document/redirect/73355373/12422">Федеральный закон</text:a> от 27 декабря 2019 г. N 449-ФЗ</text:p>
      <text:p text:style-name="s22"><text:a xlink:type="simple" xlink:href="http://ivo.garant.ru/document/redirect/57431178/9991">См. предыдущую редакцию</text:a></text:p>
      <text:p text:style-name="s1">1) федеральным органом исполнительной власти, осуществляющим функции по контролю и надзору в финансово-бюджетной сфере, в отношении закупок для обеспечения федеральных нужд, а также закупок для обеспечения нужд субъектов Российской Федерации, муниципальных нужд, финансовое обеспечение которых частично или полностью осуществляется за счет субсидий, субвенций, иных межбюджетных трансфертов, имеющих целевое назначение, из федерального бюджета;</text:p>
      <text:p text:style-name="s22header">Информация об изменениях:</text:p>
      <text:p text:style-name="s22"><text:bookmark text:name="anchor9992"/>Пункт 2 изменен с 1 января 2026 г. - <text:a xlink:type="simple" xlink:href="http://ivo.garant.ru/document/redirect/411208037/111">Федеральный закон</text:a> от 26 декабря 2024 г. № 484-ФЗ</text:p>
      <text:p text:style-name="s22"><text:a xlink:type="simple" xlink:href="http://ivo.garant.ru/document/redirect/76848254/9992">См. предыдущую редакцию</text:a></text:p>
      <text:p text:style-name="s1">2) органом государственного финансового контроля, являющимся исполнительным органом субъекта Российской Федерации (должностным лицом), в отношении закупок для обеспечения нужд субъекта Российской Федерации, а также закупок для обеспечения муниципальных нужд, финансовое обеспечение которых частично или полностью осуществляется за счет субсидий, субвенций, иных межбюджетных трансфертов, имеющих целевое назначение, из бюджета субъекта Российской Федерации;</text:p>
      <text:p text:style-name="s22header">Информация об изменениях:</text:p>
      <text:p text:style-name="s22"><text:bookmark text:name="anchor9993"/><text:a xlink:type="simple" xlink:href="http://ivo.garant.ru/document/redirect/70552632/464023">Федеральным законом</text:a> от 28 декабря 2013 г. N 396-ФЗ в пункт 3 части 9 статьи 99 внесены изменения, <text:a xlink:type="simple" xlink:href="http://ivo.garant.ru/document/redirect/70552632/48001">вступающие в силу</text:a> с 1 января 2014 г.</text:p>
      <text:p text:style-name="s22"><text:a xlink:type="simple" xlink:href="http://ivo.garant.ru/document/redirect/58047689/9993">См. текст пункта в предыдущей редакции</text:a></text:p>
      <text:p text:style-name="s1">3) органом муниципального финансового контроля, являющимся органом (должностными лицами) местной администрации, в отношении закупок для обеспечения муниципальных нужд.</text:p>
      <text:p text:style-name="s22header">Информация об изменениях:</text:p>
      <text:p text:style-name="s22"><text:bookmark text:name="anchor9910"/>Часть 10 изменена с 1 апреля 2020 г.- <text:a xlink:type="simple" xlink:href="http://ivo.garant.ru/document/redirect/72235286/6752">Федеральный закон</text:a> от 1 мая 2019 г. N 71-ФЗ</text:p>
      <text:p text:style-name="s22"><text:a xlink:type="simple" xlink:href="http://ivo.garant.ru/document/redirect/77676501/9910">См. предыдущую редакцию</text:a></text:p>
      <text:p text:style-name="s1">10. Контрольный орган в сфере государственного оборонного заказа осуществляет контроль в сфере закупок, за исключением контроля, предусмотренного <text:a xlink:type="simple" xlink:href="#anchor995">частями 5</text:a> и <text:a xlink:type="simple" xlink:href="#anchor99510">5.1</text:a> настоящей статьи, путем проведения плановых и внеплановых проверок в отношении субъектов контроля, указанных в <text:a xlink:type="simple" xlink:href="#anchor992">части 2</text:a> настоящей статьи, в сфере осуществления закупок в рамках государственного оборонного заказа, а также в сфере осуществления закупок товаров, работ, услуг для обеспечения федеральных нужд, которые не относятся к государственному оборонному заказу и сведения о которых составляют <text:a xlink:type="simple" xlink:href="http://ivo.garant.ru/document/redirect/57413333/1">государственную тайну</text:a>, и осуществляет в установленной сфере контроль в соответствии с настоящим Федеральным законом в отношении:</text:p>
      <text:p text:style-name="s1"><text:bookmark text:name="anchor99101"/>1) соблюдения требований к обоснованию и обоснованности закупок;</text:p>
      <text:p text:style-name="s1"><text:bookmark text:name="anchor99102"/>2) нормирования в сфере закупок, предусмотренного <text:a xlink:type="simple" xlink:href="#anchor19">статьей 19</text:a> настоящего Федерального закона;</text:p>
      <text:p text:style-name="s22header">Информация об изменениях:</text:p>
      <text:p text:style-name="s22"><text:bookmark text:name="anchor99103"/>Пункт 3 изменен с 1 июля 2019 г.- <text:a xlink:type="simple" xlink:href="http://ivo.garant.ru/document/redirect/72235286/6762">Федеральный закон</text:a> от 1 мая 2019 г. N 71-ФЗ</text:p>
      <text:p text:style-name="s22"><text:a xlink:type="simple" xlink:href="http://ivo.garant.ru/document/redirect/77673809/99103">См. предыдущую редакцию</text:a></text:p>
      <text:p text:style-name="s1">3) определения и обоснования начальной (максимальной) цены контракта, цены контракта, заключаемого с единственным поставщиком (подрядчиком, исполнителем), начальной цены единицы товара, работы, услуги, начальной суммы цен единиц товара, работы, услуги;</text:p>
      <text:p text:style-name="s1"><text:bookmark text:name="anchor99104"/>4) применения заказчиком мер ответственности и совершения иных действий в случае нарушения поставщиком (подрядчиком, исполнителем) условий контракта;</text:p>
      <text:p text:style-name="s1"><text:bookmark text:name="anchor99105"/>5) соответствия поставленного товара, выполненной работы (ее результата) или оказанной услуги;</text:p>
      <text:p text:style-name="s1"><text:bookmark text:name="anchor99106"/>6) своевременности, полноты и достоверности отражения в документах учета поставленного товара, выполненной работы (ее результата) или оказанной услуги;</text:p>
      <text:p text:style-name="s1"><text:bookmark text:name="anchor99107"/>7) соответствия использования поставленного товара, выполненной работы (ее результата) или оказанной услуги целям осуществления закупки.</text:p>
      <text:p text:style-name="s1"><text:bookmark text:name="anchor99110"/>11. Утратила силу с 1 января 2020 г. - <text:a xlink:type="simple" xlink:href="http://ivo.garant.ru/document/redirect/73355373/1243">Федеральный закон</text:a> от 27 декабря 2019 г. N 449-ФЗ</text:p>
      <text:p text:style-name="s22header">Информация об изменениях:</text:p>
      <text:p text:style-name="s22"><text:a xlink:type="simple" xlink:href="http://ivo.garant.ru/document/redirect/57431178/99110">См. предыдущую редакцию</text:a></text:p>
      <text:p text:style-name="s1"><text:bookmark text:name="anchor990111"/>11.1. Утратила силу с 1 января 2020 г. - <text:a xlink:type="simple" xlink:href="http://ivo.garant.ru/document/redirect/73355373/1243">Федеральный закон</text:a> от 27 декабря 2019 г. N 449-ФЗ</text:p>
      <text:p text:style-name="s22header">Информация об изменениях:</text:p>
      <text:p text:style-name="s22"><text:a xlink:type="simple" xlink:href="http://ivo.garant.ru/document/redirect/57431178/990111">См. предыдущую редакцию</text:a></text:p>
      <text:p text:style-name="s22header">Информация об изменениях:</text:p>
      <text:p text:style-name="s22"><text:bookmark text:name="anchor990112"/>Часть 11.2 изменена с 19 августа 2024 г. - <text:a xlink:type="simple" xlink:href="http://ivo.garant.ru/document/redirect/409493579/5940">Федеральный закон</text:a> от 8 августа 2024 г. N 232-ФЗ</text:p>
      <text:p text:style-name="s22"><text:a xlink:type="simple" xlink:href="http://ivo.garant.ru/document/redirect/76839266/990112">См. предыдущую редакцию</text:a></text:p>
      <text:p text:style-name="s9header">ГАРАНТ:</text:p>
      <text:p text:style-name="s9">См. <text:a xlink:type="simple" xlink:href="http://ivo.garant.ru/document/redirect/73786669/200">Перечень</text:a> нормативных правовых актов, содержащих обязательные требования, соблюдение которых оценивается при проведении мероприятий по государственному контролю в соответствии с частью 11.2 статьи 99 настоящего Федерального закона, приведенный в информации Федерального казначейства</text:p>
      <text:p text:style-name="s1">11.2. Федеральный орган исполнительной власти, осуществляющий функции по контролю и надзору в финансово-бюджетной сфере, проводит проверки осуществления органами государственного (муниципального) финансового контроля, являющимися исполнительными органами (должностными лицами исполнительных органов) субъектов Российской Федерации (органами, должностными лицами местных администраций), контроля за соблюдением настоящего Федерального закона в соответствии с <text:a xlink:type="simple" xlink:href="http://ivo.garant.ru/document/redirect/403178721/1003">порядком</text:a>, установленным федеральным органом исполнительной власти, осуществляющим функции по выработке государственной политики и нормативно-правовому регулированию в сфере бюджетной, налоговой, страховой, валютной, банковской деятельности.</text:p>
      <text:p text:style-name="s1"><text:bookmark text:name="anchor99120"/>12. При проведении плановых и внеплановых проверок не подлежат контролю результаты оценки заявок участников закупок в соответствии с критериями, установленными <text:a xlink:type="simple" xlink:href="#anchor3213">пунктами 3</text:a> и <text:a xlink:type="simple" xlink:href="#anchor3214">4 части 1 статьи 32</text:a> настоящего Федерального закона. Такие результаты могут быть обжалованы участниками закупок в судебном порядке.</text:p>
      <text:p text:style-name="s22header">Информация об изменениях:</text:p>
      <text:p text:style-name="s22"><text:bookmark text:name="anchor99130"/>Часть 13 изменена с 1 июля 2018 г. - <text:a xlink:type="simple" xlink:href="http://ivo.garant.ru/document/redirect/71848834/17705">Федеральный закон</text:a> от 31 декабря 2017 г. N 504-ФЗ</text:p>
      <text:p text:style-name="s22"><text:a xlink:type="simple" xlink:href="http://ivo.garant.ru/document/redirect/57431179/99130">См. предыдущую редакцию</text:a></text:p>
      <text:p text:style-name="s1">13. В отношении каждого заказчика, контрактной службы заказчика, контрактного управляющего, постоянно действующей комиссии по осуществлению закупок и ее членов, уполномоченного органа, уполномоченного учреждения, оператора электронной площадки, оператора специализированной электронной площадки плановые проверки проводятся контрольным органом в сфере закупок не чаще чем один раз в шесть месяцев.</text:p>
      <text:p text:style-name="s1"><text:bookmark text:name="anchor9914"/>14. Плановые проверки проводятся в отношении каждой специализированной организации, комиссии по осуществлению закупки, за исключением указанной в <text:a xlink:type="simple" xlink:href="#anchor99130">части 13</text:a> настоящей статьи комиссии, контрольным органом в сфере закупок не чаще чем один раз за период проведения каждого определения поставщика (подрядчика, исполнителя).</text:p>
      <text:p text:style-name="s1"><text:bookmark text:name="anchor9915"/>15. Контрольный орган в сфере закупок проводит внеплановую проверку по следующим основаниям:</text:p>
      <text:p text:style-name="s22header">Информация об изменениях:</text:p>
      <text:p text:style-name="s22"><text:bookmark text:name="anchor99151"/>Пункт 1 изменен с 1 января 2022 г. - <text:a xlink:type="simple" xlink:href="http://ivo.garant.ru/document/redirect/401423520/50354">Федеральный закон</text:a> от 2 июля 2021 г. N 360-ФЗ</text:p>
      <text:p text:style-name="s22"><text:a xlink:type="simple" xlink:href="http://ivo.garant.ru/document/redirect/77312405/99151">См. предыдущую редакцию</text:a></text:p>
      <text:p text:style-name="s1">1) получение обращения участника закупки с жалобой на действия (бездействие) субъектов контроля. Рассмотрение такой жалобы осуществляется в порядке, установленном <text:a xlink:type="simple" xlink:href="#anchor600">главой 6</text:a> настоящего Федерального закона, за исключением случая обжалования действий (бездействия), предусмотренного <text:a xlink:type="simple" xlink:href="#anchor991501">частью 15.1</text:a> настоящей статьи. В случае, если внеплановая проверка проводится на основании жалобы участника закупки, по результатам проведения указанной проверки и рассмотрения такой жалобы принимается единое решение;</text:p>
      <text:p text:style-name="s22header">Информация об изменениях:</text:p>
      <text:p text:style-name="s22"><text:bookmark text:name="anchor99152"/>Пункт 2 изменен с 1 июля 2019 г. - <text:a xlink:type="simple" xlink:href="http://ivo.garant.ru/document/redirect/72210322/1262">Федеральный закон</text:a> от 1 апреля 2019 г. N 50-ФЗ</text:p>
      <text:p text:style-name="s22"><text:a xlink:type="simple" xlink:href="http://ivo.garant.ru/document/redirect/77673809/99152">См. предыдущую редакцию</text:a></text:p>
      <text:p text:style-name="s1">2) получение информации о признаках нарушения законодательства Российской Федерации и иных нормативных правовых актов о контрактной системе в сфере закупок, в том числе:</text:p>
      <text:p text:style-name="s1"><text:bookmark text:name="anchor991521"/>а) заявления, сообщения физического лица, юридического лица либо осуществляющих общественный контроль общественного объединения или объединения юридических лиц, в которых указывается на наличие признаков нарушения законодательства Российской Федерации и иных нормативных правовых актов о контрактной системе в сфере закупок;</text:p>
      <text:p text:style-name="s1"><text:bookmark text:name="anchor991522"/>б) обнаружение контрольным органом в сфере закупок признаков нарушения законодательства Российской Федерации и иных нормативных правовых актов о контрактной системе в сфере закупок;</text:p>
      <text:p text:style-name="s1"><text:bookmark text:name="anchor991523"/>в) сообщение средства массовой информации, в котором указывается на наличие признаков нарушения законодательства Российской Федерации и иных нормативных правовых актов о контрактной системе в сфере закупок;</text:p>
      <text:p text:style-name="s22header">Информация об изменениях:</text:p>
      <text:p text:style-name="s22"><text:bookmark text:name="anchor99153"/>Пункт 3 изменен с 1 июля 2019 г. - <text:a xlink:type="simple" xlink:href="http://ivo.garant.ru/document/redirect/72210322/1263">Федеральный закон</text:a> от 1 апреля 2019 г. N 50-ФЗ</text:p>
      <text:p text:style-name="s22"><text:a xlink:type="simple" xlink:href="http://ivo.garant.ru/document/redirect/77673809/99153">См. предыдущую редакцию</text:a></text:p>
      <text:p text:style-name="s1">3) истечение срока исполнения ранее выданного в соответствии с <text:a xlink:type="simple" xlink:href="#anchor99222">пунктом 2 части 22</text:a> настоящей статьи предписания;</text:p>
      <text:p text:style-name="s22header">Информация об изменениях:</text:p>
      <text:p text:style-name="s22"><text:bookmark text:name="anchor99154"/>Часть 15 дополнена пунктом 4 с 1 июля 2020 г. - <text:a xlink:type="simple" xlink:href="http://ivo.garant.ru/document/redirect/73355373/1245">Федеральный закон</text:a> от 27 декабря 2019 г. N 449-ФЗ (в редакции <text:a xlink:type="simple" xlink:href="http://ivo.garant.ru/document/redirect/73946375/321">Федерального закона</text:a> от 24 апреля 2020 г. N 124-ФЗ)</text:p>
      <text:p text:style-name="s1">4) получение обращения о согласовании заключения контракта с единственным поставщиком (подрядчиком, исполнителем);</text:p>
      <text:p text:style-name="s22header">Информация об изменениях:</text:p>
      <text:p text:style-name="s22"><text:bookmark text:name="anchor99155"/>Часть 15 дополнена пунктом 5 с 1 июля 2021 г. - <text:a xlink:type="simple" xlink:href="http://ivo.garant.ru/document/redirect/400158592/18">Федеральный закон</text:a> от 30 декабря 2020 г. N 539-ФЗ</text:p>
      <text:p text:style-name="s1">5) получение обращения о включении информации об участнике закупки или о поставщике (подрядчике, исполнителе) в реестр недобросовестных поставщиков (подрядчиков, исполнителей).</text:p>
      <text:p text:style-name="s22header">Информация об изменениях:</text:p>
      <text:p text:style-name="s22"><text:bookmark text:name="anchor991501"/>Часть 15.1 изменена с 1 июля 2019 г. - <text:a xlink:type="simple" xlink:href="http://ivo.garant.ru/document/redirect/72210322/127">Федеральный закон</text:a> от 1 апреля 2019 г. N 50-ФЗ</text:p>
      <text:p text:style-name="s22"><text:a xlink:type="simple" xlink:href="http://ivo.garant.ru/document/redirect/77673809/991501">См. предыдущую редакцию</text:a></text:p>
      <text:p text:style-name="s1"><text:a xlink:type="simple" xlink:href="http://ivo.garant.ru/document/redirect/73031598/1">15.1.</text:a> Обращение с жалобой на действия (бездействие) лиц, указанных в <text:a xlink:type="simple" xlink:href="#anchor99151">пункте 1 части 15</text:a> настоящей статьи, и информация, указывающая на наличие признаков нарушения законодательства Российской Федерации и иных нормативных правовых актов о контрактной системе в сфере закупок положениями документации о закупке, извещения о запросе котировок, поступившие от физического лица, которое не соответствует требованиям <text:a xlink:type="simple" xlink:href="#anchor3111">пункта 1 части 1 статьи 31</text:a> настоящего Федерального закона в отношении объекта этой закупки и права и законные интересы которого не нарушены такими действиями (бездействием), положениями этих документации, извещения, рассматриваются контрольным органом в сфере закупок в соответствии с <text:a xlink:type="simple" xlink:href="http://ivo.garant.ru/document/redirect/12146661/0">Федеральным законом</text:a> от 2 мая 2006 года N 59-ФЗ "О порядке рассмотрения обращений граждан Российской Федерации".</text:p>
      <text:p text:style-name="s1"><text:bookmark text:name="anchor9916"/>16. Внеплановая проверка по основанию, предусмотренному <text:a xlink:type="simple" xlink:href="#anchor99153">пунктом 3 части 15</text:a> настоящей статьи, проводится контрольным органом в сфере закупок, выдавшим предписание в соответствии с <text:a xlink:type="simple" xlink:href="#anchor99222">пунктом 2 части 22</text:a> настоящей статьи, исполнение которого контролируется.</text:p>
      <text:p text:style-name="s22header">Информация об изменениях:</text:p>
      <text:p text:style-name="s22"><text:bookmark text:name="anchor9917"/>Часть 17 изменена с 19 августа 2024 г. - <text:a xlink:type="simple" xlink:href="http://ivo.garant.ru/document/redirect/409493579/5941">Федеральный закон</text:a> от 8 августа 2024 г. N 232-ФЗ</text:p>
      <text:p text:style-name="s22"><text:a xlink:type="simple" xlink:href="http://ivo.garant.ru/document/redirect/76839266/9917">См. предыдущую редакцию</text:a></text:p>
      <text:p text:style-name="s1">17. Решения уполномоченных на осуществление контроля в сфере закупок органа местного самоуправления муниципального района, органа местного самоуправления муниципального округа или органа местного самоуправления городского округа, которые приняты по результатам проведения плановой и (или) внеплановой проверки, не могут противоречить решениям уполномоченных на осуществление контроля в сфере закупок федерального органа исполнительной власти, исполнительного органа субъекта Российской Федерации, которые приняты по результатам проведения внеплановых проверок одной и той же закупки.</text:p>
      <text:p text:style-name="s22header">Информация об изменениях:</text:p>
      <text:p text:style-name="s22"><text:bookmark text:name="anchor9918"/>Часть 18 изменена с 19 августа 2024 г. - <text:a xlink:type="simple" xlink:href="http://ivo.garant.ru/document/redirect/409493579/5942">Федеральный закон</text:a> от 8 августа 2024 г. N 232-ФЗ</text:p>
      <text:p text:style-name="s22"><text:a xlink:type="simple" xlink:href="http://ivo.garant.ru/document/redirect/76839266/9918">См. предыдущую редакцию</text:a></text:p>
      <text:p text:style-name="s1">18. Решение уполномоченного на осуществление контроля в сфере закупок исполнительного органа субъекта Российской Федерации, которое принято по результатам проведения плановой и (или) внеплановой проверки, не может противоречить решению уполномоченного на осуществление контроля в сфере закупок федерального органа исполнительной власти, которое принято по результатам проведения внеплановых проверок одной и той же закупки.</text:p>
      <text:p text:style-name="s22header">Информация об изменениях:</text:p>
      <text:p text:style-name="s22"><text:bookmark text:name="anchor9919"/>Часть 19 изменена с 19 августа 2024 г. - <text:a xlink:type="simple" xlink:href="http://ivo.garant.ru/document/redirect/409493579/5943">Федеральный закон</text:a> от 8 августа 2024 г. N 232-ФЗ</text:p>
      <text:p text:style-name="s22"><text:a xlink:type="simple" xlink:href="http://ivo.garant.ru/document/redirect/76839266/9919">См. предыдущую редакцию</text:a></text:p>
      <text:p text:style-name="s1">19. При принятии решения по результатам проведения внеплановой проверки федеральным органом исполнительной власти, уполномоченным на осуществление контроля в сфере закупок, подлежат рассмотрению и оценке доводы, содержащиеся в решениях, ранее принятых исполнительным органом субъекта Российской Федерации, органом местного самоуправления муниципального района, органом местного самоуправления муниципального округа или органом местного самоуправления городского округа, уполномоченными на осуществление контроля в сфере закупок, по результатам плановых и (или) внеплановых проверок, предметом которых является одна и та же планируемая или осуществляемая закупка. В случае, если федеральным органом исполнительной власти, исполнительным органом субъекта Российской Федерации, органом местного самоуправления муниципального района, органом местного самоуправления муниципального округа или органом местного самоуправления городского округа, уполномоченными на осуществление контроля в сфере закупок, по результатам плановых и (или) внеплановых проверок, проведенных в соответствии с <text:a xlink:type="simple" xlink:href="#anchor993">частью 3</text:a> настоящей статьи, выданы связанные с одной и той же закупкой решения в отношении одних и тех же действий (бездействия) субъектов контроля, выполняется решение, принятое федеральным органом исполнительной власти, уполномоченным на осуществление контроля в сфере закупок.</text:p>
      <text:p text:style-name="s22header">Информация об изменениях:</text:p>
      <text:p text:style-name="s22"><text:bookmark text:name="anchor9920"/>Часть 20 изменена с 19 августа 2024 г. - <text:a xlink:type="simple" xlink:href="http://ivo.garant.ru/document/redirect/409493579/5944">Федеральный закон</text:a> от 8 августа 2024 г. N 232-ФЗ</text:p>
      <text:p text:style-name="s22"><text:a xlink:type="simple" xlink:href="http://ivo.garant.ru/document/redirect/76839266/9920">См. предыдущую редакцию</text:a></text:p>
      <text:p text:style-name="s1">20. При принятии решения по результатам проведения внеплановой проверки исполнительным органом субъекта Российской Федерации, уполномоченным на осуществление контроля в сфере закупок, подлежат рассмотрению и оценке доводы, содержащиеся в решениях, ранее принятых органом местного самоуправления муниципального района, органом местного самоуправления муниципального округа или органом местного самоуправления городского округа, уполномоченными на осуществление контроля в сфере закупок, по результатам плановых и (или) внеплановых проверок, предметом которых является одна и та же планируемая или осуществляемая закупка. В случае, если исполнительным органом субъекта Российской Федерации, органом местного самоуправления муниципального района, органом местного самоуправления муниципального округа или органом местного самоуправления городского округа, уполномоченными на осуществление контроля в сфере закупок, по результатам плановых и (или) внеплановых проверок, проведенных в соответствии с <text:a xlink:type="simple" xlink:href="#anchor993">частью 3</text:a> настоящей статьи, выданы связанные с одной и той же закупкой решения в отношении одних и тех же действий (бездействия) субъектов контроля, выполняется решение, принятое исполнительным органом субъекта Российской Федерации, уполномоченным на осуществление контроля в сфере закупок.</text:p>
      <text:p text:style-name="s22header">Информация об изменениях:</text:p>
      <text:p text:style-name="s22"><text:bookmark text:name="anchor9921"/>Часть 21 изменена с 1 января 2020 г. - <text:a xlink:type="simple" xlink:href="http://ivo.garant.ru/document/redirect/73355373/1246">Федеральный закон</text:a> от 27 декабря 2019 г. N 449-ФЗ</text:p>
      <text:p text:style-name="s22"><text:a xlink:type="simple" xlink:href="http://ivo.garant.ru/document/redirect/57431178/9921">См. предыдущую редакцию</text:a></text:p>
      <text:p text:style-name="s1">21. Информация о проведении контрольными органами в сфере закупок и органами внутреннего государственного (муниципального) финансового контроля плановых и внеплановых проверок, об их результатах и выданных предписаниях, представлениях размещается в единой информационной системе и (или) реестре жалоб, плановых и внеплановых проверок, принятых по ним решений и выданных предписаний, представлений. <text:a xlink:type="simple" xlink:href="http://ivo.garant.ru/document/redirect/403480268/4000">Порядок</text:a> ведения данного реестра, включающий в себя, в частности, перечень размещаемых документов и информации, сроки размещения таких документов и информации в данном реестре утверждаются Правительством Российской Федерации.</text:p>
      <text:p text:style-name="s22header">Информация об изменениях:</text:p>
      <text:p text:style-name="s22"><text:bookmark text:name="anchor9922"/>Часть 22 изменена с 1 января 2022 г. - <text:a xlink:type="simple" xlink:href="http://ivo.garant.ru/document/redirect/401423520/50355">Федеральный закон</text:a> от 2 июля 2021 г. N 360-ФЗ</text:p>
      <text:p text:style-name="s22"><text:a xlink:type="simple" xlink:href="http://ivo.garant.ru/document/redirect/77312405/9922">См. предыдущую редакцию</text:a></text:p>
      <text:p text:style-name="s1">22. При выявлении в результате проведения контрольным органом в сфере закупок плановых и внеплановых проверок, а также в результате рассмотрения жалобы на действия (бездействие) субъектов контроля нарушений законодательства Российской Федерации и иных нормативных правовых актов о контрактной системе в сфере закупок контрольный орган в сфере закупок вправе:</text:p>
      <text:p text:style-name="s1"><text:bookmark text:name="anchor99221"/>1) составлять протоколы об административных правонарушениях, связанных с нарушениями законодательства Российской Федерации и иных нормативных правовых актов о контрактной системе в сфере закупок, рассматривать дела о таких административных правонарушениях и принимать меры по их предотвращению в соответствии с <text:a xlink:type="simple" xlink:href="http://ivo.garant.ru/document/redirect/12125267/11">законодательством</text:a> об административных правонарушениях;</text:p>
      <text:p text:style-name="s1"><text:bookmark text:name="anchor99222"/>2) выдавать обязательные для исполнения предписания об устранении таких нарушений в соответствии с законодательством Российской Федерации, в том числе об аннулировании определения поставщиков (подрядчиков, исполнителей);</text:p>
      <text:p text:style-name="s1"><text:bookmark text:name="anchor99223"/>3) обращаться в суд, арбитражный суд с исками о признании осуществленных закупок недействительными в соответствии с <text:a xlink:type="simple" xlink:href="http://ivo.garant.ru/document/redirect/10164072/10092">Гражданским кодексом</text:a> Российской Федерации.</text:p>
      <text:p text:style-name="s22header">Информация об изменениях:</text:p>
      <text:p text:style-name="s22"><text:bookmark text:name="anchor9923"/>Часть 23 изменена с 1 января 2020 г. - <text:a xlink:type="simple" xlink:href="http://ivo.garant.ru/document/redirect/73355373/1247">Федеральный закон</text:a> от 27 декабря 2019 г. N 449-ФЗ</text:p>
      <text:p text:style-name="s22"><text:a xlink:type="simple" xlink:href="http://ivo.garant.ru/document/redirect/57431178/9923">См. предыдущую редакцию</text:a></text:p>
      <text:p text:style-name="s1">23. Предписание об устранении нарушения законодательства Российской Федерации или иных нормативных правовых актов о контрактной системе в сфере закупок, выданное в соответствии с <text:a xlink:type="simple" xlink:href="#anchor99222">пунктом 2 части 22</text:a> настоящей статьи, должно содержать указание на конкретные действия, которые должно совершить лицо, получившее такое предписание, для устранения указанного нарушения. Контракт не может быть заключен до даты исполнения предписания, представления, предусмотренных настоящей статьей.</text:p>
      <text:p text:style-name="s22header">Информация об изменениях:</text:p>
      <text:p text:style-name="s22"><text:bookmark text:name="anchor9924"/>Часть 24 изменена с 1 января 2022 г. - <text:a xlink:type="simple" xlink:href="http://ivo.garant.ru/document/redirect/401423520/50356">Федеральный закон</text:a> от 2 июля 2021 г. N 360-ФЗ</text:p>
      <text:p text:style-name="s22"><text:a xlink:type="simple" xlink:href="http://ivo.garant.ru/document/redirect/77312405/9924">См. предыдущую редакцию</text:a></text:p>
      <text:p text:style-name="s1">24. В течение трех рабочих дней с даты выдачи предписания, представления соответствующий орган контроля обязан разместить такие предписание, представление в единой информационной системе.</text:p>
      <text:p text:style-name="s22header">Информация об изменениях:</text:p>
      <text:p text:style-name="s22"><text:bookmark text:name="anchor9925"/>Часть 25 изменена с 1 января 2020 г. - <text:a xlink:type="simple" xlink:href="http://ivo.garant.ru/document/redirect/73355373/1249">Федеральный закон</text:a> от 27 декабря 2019 г. N 449-ФЗ</text:p>
      <text:p text:style-name="s22"><text:a xlink:type="simple" xlink:href="http://ivo.garant.ru/document/redirect/57431178/9925">См. предыдущую редакцию</text:a></text:p>
      <text:p text:style-name="s1">25. В случае поступления информации о неисполнении выданного в соответствии с <text:a xlink:type="simple" xlink:href="#anchor99222">пунктом 2 части 22</text:a> настоящей статьи предписания соответствующий орган контроля вправе применить к не исполнившему такого предписания лицу меры <text:a xlink:type="simple" xlink:href="http://ivo.garant.ru/document/redirect/12125267/1957">ответственности</text:a> в соответствии с законодательством Российской Федерации.</text:p>
      <text:p text:style-name="s22header">Информация об изменениях:</text:p>
      <text:p text:style-name="s22"><text:bookmark text:name="anchor9926"/>Часть 26 изменена с 1 января 2022 г. - <text:a xlink:type="simple" xlink:href="http://ivo.garant.ru/document/redirect/401423520/50357">Федеральный закон</text:a> от 2 июля 2021 г. N 360-ФЗ</text:p>
      <text:p text:style-name="s22"><text:a xlink:type="simple" xlink:href="http://ivo.garant.ru/document/redirect/77312405/9926">См. предыдущую редакцию</text:a></text:p>
      <text:p text:style-name="s1">26. При проведении плановых и внеплановых проверок должностные лица контрольного органа в сфере закупок в соответствии с их полномочиями вправе запрашивать и получать на основании мотивированного запроса в письменной форме документы и информацию, необходимые для проведения проверки, а также по предъявлении служебных удостоверений и приказа (распоряжения) руководителя (заместителей руководителя) указанного органа о проведении таких проверок имеют право беспрепятственного доступа в помещения и на территории, которые занимают заказчики, специализированные организации, операторы электронных площадок, операторы специализированных электронных площадок, для получения документов и информации о закупках, необходимых контрольному органу в сфере закупок. Представление документов и информации, предусмотренных настоящей частью, не требуется в случае их размещения в соответствии с настоящим Федеральным законом на официальном сайте. При этом, если документы и информация, размещенные на официальном сайте, не соответствуют документам и информации, составленным при осуществлении закупки, приоритет имеют документы и информация, размещенные на официальном сайте.</text:p>
      <text:p text:style-name="s1"><text:bookmark text:name="anchor9927"/>27. Утратила силу с 1 января 2020 г. - <text:a xlink:type="simple" xlink:href="http://ivo.garant.ru/document/redirect/73355373/1250">Федеральный закон</text:a> от 27 декабря 2019 г. N 449-ФЗ</text:p>
      <text:p text:style-name="s22header">Информация об изменениях:</text:p>
      <text:p text:style-name="s22"><text:a xlink:type="simple" xlink:href="http://ivo.garant.ru/document/redirect/57431178/9927">См. предыдущую редакцию</text:a></text:p>
      <text:p text:style-name="s22header">Информация об изменениях:</text:p>
      <text:p text:style-name="s22"><text:bookmark text:name="anchor990271"/>Часть 27.1 изменена с 19 августа 2024 г. - <text:a xlink:type="simple" xlink:href="http://ivo.garant.ru/document/redirect/409493579/5945">Федеральный закон</text:a> от 8 августа 2024 г. N 232-ФЗ</text:p>
      <text:p text:style-name="s22"><text:a xlink:type="simple" xlink:href="http://ivo.garant.ru/document/redirect/76839266/990271">См. предыдущую редакцию</text:a></text:p>
      <text:p text:style-name="s1">27.1. Должностные лица федерального органа исполнительной власти, осуществляющего функции по контролю и надзору в финансово-бюджетной сфере, при проведении проверок, предусмотренных <text:a xlink:type="simple" xlink:href="#anchor990112">частью 11.2</text:a> настоящей статьи, имеют право на проведение проверок субъектов контроля в части закупок, в отношении которых органами государственного (муниципального) финансового контроля, являющимися исполнительными органами (должностными лицами исполнительных органов) субъектов Российской Федерации (органами, должностными лицами местных администраций), осуществлены мероприятия по контролю в соответствии с <text:a xlink:type="simple" xlink:href="#anchor998">частью 8</text:a> настоящей статьи.</text:p>
      <text:p text:style-name="s1"><text:bookmark text:name="anchor9928"/>28. Субъекты контроля обязаны представлять в контрольный орган в сфере закупок и органы внутреннего государственного (муниципального) финансового контроля по требованию таких органов документы, объяснения в письменной форме, информацию о закупках (в том числе сведения о закупках, составляющие <text:a xlink:type="simple" xlink:href="http://ivo.garant.ru/document/redirect/57413333/1">государственную тайну</text:a>), а также давать в устной форме объяснения.</text:p>
      <text:p text:style-name="s22header">Информация об изменениях:</text:p>
      <text:p text:style-name="s22"><text:bookmark text:name="anchor9929"/><text:a xlink:type="simple" xlink:href="http://ivo.garant.ru/document/redirect/70552632/46413">Федеральным законом</text:a> от 28 декабря 2013 г. N 396-ФЗ в часть 29 статьи 99 внесены изменения, <text:a xlink:type="simple" xlink:href="http://ivo.garant.ru/document/redirect/70552632/48001">вступающие в силу</text:a> с 1 января 2014 г.</text:p>
      <text:p text:style-name="s22"><text:a xlink:type="simple" xlink:href="http://ivo.garant.ru/document/redirect/58047689/9929">См. текст части в предыдущей редакции</text:a></text:p>
      <text:p text:style-name="s1">29. При выявлении в результате проведения органами контроля в сфере закупок плановых и внеплановых проверок факта совершения действия (бездействия), содержащего признаки состава преступления, указанные органы контроля обязаны передать в правоохранительные органы информацию о таком факте и (или) документы, подтверждающие такой факт, в течение трех рабочих дней с даты выявления такого факта.</text:p>
      <text:p text:style-name="s22header">Информация об изменениях:</text:p>
      <text:p text:style-name="s22"><text:bookmark text:name="anchor9930"/>Часть 30 изменена с 1 июля 2019 г. - <text:a xlink:type="simple" xlink:href="http://ivo.garant.ru/document/redirect/72210322/1210">Федеральный закон</text:a> от 1 апреля 2019 г. N 50-ФЗ</text:p>
      <text:p text:style-name="s22"><text:a xlink:type="simple" xlink:href="http://ivo.garant.ru/document/redirect/77673809/9930">См. предыдущую редакцию</text:a></text:p>
      <text:p text:style-name="s1">30. Полученные органами контроля при осуществлении своих полномочий сведения, составляющие <text:a xlink:type="simple" xlink:href="http://ivo.garant.ru/document/redirect/57413333/1">государственную тайну</text:a>, и иная <text:a xlink:type="simple" xlink:href="http://ivo.garant.ru/document/redirect/57413333/0">информация</text:a>, доступ к которой ограничен в соответствии с федеральными законами, не подлежат разглашению, за исключением случаев, предусмотренных федеральными законами.</text:p>
      <text:p text:style-name="s1"><text:bookmark text:name="anchor99310"/>31. Особенности осуществления предусмотренного <text:a xlink:type="simple" xlink:href="#anchor9910">частью 10</text:a> настоящей статьи контроля в сфере государственного оборонного заказа могут быть установлены <text:a xlink:type="simple" xlink:href="http://ivo.garant.ru/document/redirect/70291366/0">Федеральным законом</text:a> от 29 декабря 2012 года N 275-ФЗ "О государственном оборонном заказе".</text:p>
      <text:p text:style-name="s22header">Информация об изменениях:</text:p>
      <text:p text:style-name="s22"><text:bookmark text:name="anchor99320"/>Статья 99 дополнена частью 32 с 1 июля 2019 г. - <text:a xlink:type="simple" xlink:href="http://ivo.garant.ru/document/redirect/72210322/1211">Федеральный закон</text:a> от 1 апреля 2019 г. N 50-ФЗ</text:p>
      <text:p text:style-name="s1">32. Оценка эффективности деятельности органов контроля, указанных в <text:a xlink:type="simple" xlink:href="#anchor991">части 1</text:a> настоящей статьи, осуществляется в <text:a xlink:type="simple" xlink:href="http://ivo.garant.ru/document/redirect/400860204/1000">порядке</text:a>, установленном Правительством Российской Федерации. Такой порядок предусматривает, в частности:</text:p>
      <text:p text:style-name="s1"><text:bookmark text:name="anchor993201"/>1) показатели контрольно-надзорной деятельности;</text:p>
      <text:p text:style-name="s1"><text:bookmark text:name="anchor993202"/>2) механизм сбора информации о деятельности указанных органов контроля;</text:p>
      <text:p text:style-name="s1"><text:bookmark text:name="anchor993203"/>3) порядок анализа показателей контрольно-надзорной деятельности и применения результатов указанного анализа.</text:p>
      <text:p text:style-name="s1"/>
      <text:p text:style-name="s22header">Информация об изменениях:</text:p>
      <text:p text:style-name="s22"><text:bookmark text:name="anchor100"/>Статья 100 изменена с 19 августа 2024 г. - <text:a xlink:type="simple" xlink:href="http://ivo.garant.ru/document/redirect/409493579/5916">Федеральный закон</text:a> от 8 августа 2024 г. N 232-ФЗ</text:p>
      <text:p text:style-name="s22"><text:a xlink:type="simple" xlink:href="http://ivo.garant.ru/document/redirect/76839266/100">См. предыдущую редакцию</text:a></text:p>
      <text:p text:style-name="s15"><text:span text:style-name="s10">Статья 100</text:span>. Ведомственный контроль в сфере закупок</text:p>
      <text:p text:style-name="s1">Государственные органы, Государственная корпорация по атомной энергии "Росатом", Государственная корпорация по космической деятельности "Роскосмос", органы управления государственными внебюджетными фондами, муниципальные органы осуществляют <text:span text:style-name="s8">ведомственный контроль</text:span> за соблюдением законодательства Российской Федерации и иных нормативных правовых актов о контрактной системе в сфере закупок в отношении подведомственных им заказчиков в <text:a xlink:type="simple" xlink:href="http://ivo.garant.ru/document/redirect/70585834/1000">порядке</text:a>, установленном соответственно Правительством Российской Федерации, высшим исполнительным органом субъекта Российской Федерации, местной администрацией.</text:p>
      <text:p text:style-name="s1"/>
      <text:p text:style-name="s15"><text:bookmark text:name="anchor101"/><text:span text:style-name="s10">Статья 101</text:span>. Контроль в сфере закупок, осуществляемый заказчиком</text:p>
      <text:p text:style-name="s1"><text:bookmark text:name="anchor871221"/>1. Заказчик обязан осуществлять контроль за исполнением поставщиком (подрядчиком, исполнителем) условий контракта в соответствии с законодательством Российской Федерации.</text:p>
      <text:p text:style-name="s1"><text:bookmark text:name="anchor871222"/>2. Заказчик обязан осуществлять контроль за предусмотренным <text:a xlink:type="simple" xlink:href="#anchor3050">частью 5 статьи 30</text:a> настоящего Федерального закона привлечением поставщиком (подрядчиком, исполнителем) к исполнению контракта субподрядчиков, соисполнителей из числа субъектов малого предпринимательства и социально ориентированных некоммерческих организаций.</text:p>
      <text:p text:style-name="s1"/>
      <text:p text:style-name="s15"><text:bookmark text:name="anchor102"/><text:span text:style-name="s10">Статья 102</text:span>. Общественный контроль за соблюдением требований законодательства Российской Федерации и иных нормативных правовых актов о контрактной системе в сфере закупок</text:p>
      <text:p text:style-name="s1"><text:bookmark text:name="anchor1021"/>1. Граждане и общественные объединения и объединения юридических лиц вправе осуществлять общественный контроль за соблюдением законодательства Российской Федерации и иных нормативных правовых актов о контрактной системе в сфере закупок (далее - общественный контроль) в соответствии с настоящим Федеральным законом. Органы государственной власти и органы местного самоуправления обязаны обеспечивать возможность осуществления такого контроля.</text:p>
      <text:p text:style-name="s1"><text:bookmark text:name="anchor1022"/>2. Общественный контроль осуществляется в целях реализации принципов контрактной системы в сфере закупок, содействия развитию и совершенствованию контрактной системы в сфере закупок, предупреждения, выявления нарушений требований законодательства Российской Федерации и иных нормативных правовых актов о контрактной системе в сфере закупок и информирования заказчиков, контрольных органов в сфере закупок о выявленных нарушениях.</text:p>
      <text:p text:style-name="s1"><text:bookmark text:name="anchor1023"/>3. Общественные объединения и объединения юридических лиц, осуществляющие общественный контроль, вправе:</text:p>
      <text:p text:style-name="s1"><text:bookmark text:name="anchor10231"/>1) подготавливать предложения по совершенствованию законодательства Российской Федерации о контрактной системе в сфере закупок;</text:p>
      <text:p text:style-name="s1"><text:bookmark text:name="anchor10232"/>2) направлять заказчикам запросы о предоставлении информации об осуществлении закупок и о ходе исполнения контрактов;</text:p>
      <text:p text:style-name="s1"><text:bookmark text:name="anchor10233"/>3) осуществлять независимый мониторинг закупок и оценку эффективности закупок, в том числе оценку осуществления закупок и результатов исполнения контрактов в части их соответствия требованиям настоящего Федерального закона;</text:p>
      <text:p text:style-name="s1"><text:bookmark text:name="anchor10234"/>4) обращаться от своего имени в государственные органы и муниципальные органы с заявлением о проведении мероприятий по контролю в соответствии с настоящим Федеральным законом;</text:p>
      <text:p text:style-name="s1"><text:bookmark text:name="anchor10235"/>5) обращаться от своего имени в правоохранительные органы в случаях выявления в действиях (бездействии) заказчика, уполномоченного органа, уполномоченного учреждения, специализированной организации, комиссий по осуществлению закупок и их членов, должностных лиц контрактной службы, контрактных управляющих признаков состава преступления;</text:p>
      <text:p text:style-name="s1"><text:bookmark text:name="anchor10236"/>6) обращаться в суд в защиту нарушенных или оспариваемых прав и законных интересов группы лиц в соответствии с законодательством Российской Федерации.</text:p>
      <text:p text:style-name="s1"><text:bookmark text:name="anchor1024"/>4. Запросы о предоставлении информации об осуществлении закупок и о ходе исполнения контрактов, иные обращения, представленные общественными объединениями и объединениями юридических лиц, рассматриваются заказчиками в соответствии с законодательством Российской Федерации о порядке рассмотрения обращений граждан.</text:p>
      <text:p text:style-name="s1"><text:bookmark text:name="anchor1025"/>5. Члены общественных объединений и объединений юридических лиц обязаны обеспечивать конфиденциальность информации, доступ к которой ограничен в соответствии с <text:a xlink:type="simple" xlink:href="http://ivo.garant.ru/document/redirect/12148555/9">федеральными законами</text:a> и которая стала им известна в ходе осуществления общественного контроля.</text:p>
      <text:p text:style-name="s1"/>
      <text:p text:style-name="s15"><text:bookmark text:name="anchor103"/><text:span text:style-name="s10">Статья 103</text:span>. Реестр контрактов, заключенных заказчиками</text:p>
      <text:p text:style-name="s9header">ГАРАНТ:</text:p>
      <text:p text:style-name="s9">См. <text:span text:style-name="s8">Энциклопедии</text:span>, <text:a xlink:type="simple" xlink:href="http://ivo.garant.ru/document/redirect/77530260/0">позиции высших судов</text:a> и другие комментарии к статье 103 настоящего Федерального закона</text:p>
      <text:p text:style-name="s22header">Информация об изменениях:</text:p>
      <text:p text:style-name="s22"><text:bookmark text:name="anchor1031"/>Часть 1 изменена с 1 июля 2026 г. - <text:a xlink:type="simple" xlink:href="http://ivo.garant.ru/document/redirect/411208037/1121">Федеральный закон</text:a> от 26 декабря 2024 г. № 484-ФЗ</text:p>
      <text:p text:style-name="s22"><text:a xlink:type="simple" xlink:href="http://ivo.garant.ru/document/redirect/76848255/1031">См. будущую редакцию</text:a></text:p>
      <text:p text:style-name="s22">Часть 1 изменена с 1 января 2022 г. - <text:a xlink:type="simple" xlink:href="http://ivo.garant.ru/document/redirect/401423520/50361">Федеральный закон</text:a> от 2 июля 2021 г. N 360-ФЗ</text:p>
      <text:p text:style-name="s22"><text:a xlink:type="simple" xlink:href="http://ivo.garant.ru/document/redirect/77312405/1031">См. предыдущую редакцию</text:a></text:p>
      <text:p text:style-name="s1">1. Федеральный орган исполнительной власти, осуществляющий правоприменительные функции по казначейскому обслуживанию исполнения бюджетов бюджетной системы Российской Федерации, ведет реестр контрактов, заключенных заказчиками (далее - реестр контрактов). В реестр контрактов не включается информация о контрактах, заключенных в соответствии с <text:a xlink:type="simple" xlink:href="#anchor9314">пунктами 4</text:a> и <text:a xlink:type="simple" xlink:href="#anchor9315">5</text:a> (за исключением контрактов, заключенных в соответствии с <text:a xlink:type="simple" xlink:href="#anchor93012">частью 12 статьи 93</text:a> настоящего Федерального закона), <text:a xlink:type="simple" xlink:href="#anchor93123">пунктами 23</text:a>, <text:a xlink:type="simple" xlink:href="#anchor93142">42</text:a>, <text:a xlink:type="simple" xlink:href="#anchor93144">44</text:a> и <text:a xlink:type="simple" xlink:href="#anchor93146">пунктом 46</text:a> (в части контрактов, заключаемых с физическими лицами) части 1 статьи 93 настоящего Федерального закона.</text:p>
      <text:p text:style-name="s22header">Информация об изменениях:</text:p>
      <text:p text:style-name="s22"><text:bookmark text:name="anchor1032"/>Часть 2 изменена с 1 января 2022 г. - <text:a xlink:type="simple" xlink:href="http://ivo.garant.ru/document/redirect/401423520/50362">Федеральный закон</text:a> от 2 июля 2021 г. N 360-ФЗ</text:p>
      <text:p text:style-name="s22"><text:a xlink:type="simple" xlink:href="http://ivo.garant.ru/document/redirect/77312405/1032">См. предыдущую редакцию</text:a></text:p>
      <text:p text:style-name="s1">2. В реестр контрактов включаются следующие информация и документы:</text:p>
      <text:p text:style-name="s1"><text:bookmark text:name="anchor10321"/>1) наименование заказчика;</text:p>
      <text:p text:style-name="s1"><text:bookmark text:name="anchor10322"/>2) источник финансирования;</text:p>
      <text:p text:style-name="s1"><text:bookmark text:name="anchor10323"/>3) способ определения поставщика (подрядчика, исполнителя);</text:p>
      <text:p text:style-name="s1"><text:bookmark text:name="anchor10240"/>4) дата подведения результатов определения поставщика (подрядчика, исполнителя) и реквизиты документа, подтверждающего основание заключения контракта;</text:p>
      <text:p text:style-name="s1"><text:bookmark text:name="anchor10325"/>5) дата заключения контракта;</text:p>
      <text:p text:style-name="s22header">Информация об изменениях:</text:p>
      <text:p text:style-name="s22"><text:bookmark text:name="anchor10326"/>Пункт 6 изменен с 1 июля 2019 г. - <text:a xlink:type="simple" xlink:href="http://ivo.garant.ru/document/redirect/72139644/10">Федеральный закон</text:a> от 27 декабря 2018 г. N 502-ФЗ</text:p>
      <text:p text:style-name="s22"><text:a xlink:type="simple" xlink:href="http://ivo.garant.ru/document/redirect/77673809/10326">См. предыдущую редакцию</text:a></text:p>
      <text:p text:style-name="s1">6) объект закупки, цена контракта (отдельного этапа исполнения контракта) и срок исполнения контракта (отдельного этапа исполнения контракта), цена единицы товара, работы или услуги, наименование страны происхождения или информация о производителе товара в отношении исполненного контракта;</text:p>
      <text:p text:style-name="s22header">Информация об изменениях:</text:p>
      <text:p text:style-name="s22"><text:bookmark text:name="anchor10327"/>Пункт 7 изменен с 1 января 2025 г. - <text:a xlink:type="simple" xlink:href="http://ivo.garant.ru/document/redirect/411208037/11221">Федеральный закон</text:a> от 26 декабря 2024 г. № 484-ФЗ</text:p>
      <text:p text:style-name="s22"><text:a xlink:type="simple" xlink:href="http://ivo.garant.ru/document/redirect/76831012/10327">См. предыдущую редакцию</text:a></text:p>
      <text:p text:style-name="s1">7) наименование, место нахождения (для юридического лица), фамилия, имя, отчество (при наличии), место жительства (для физического лица), почтовый адрес поставщика (подрядчика, исполнителя), идентификационный номер налогоплательщика поставщика (подрядчика, исполнителя) или для иностранного лица в соответствии с законодательством соответствующего иностранного государства аналог идентификационного номера налогоплательщика поставщика (подрядчика, исполнителя);</text:p>
      <text:p text:style-name="s1"><text:bookmark text:name="anchor10328"/>8) информация об изменении контракта с указанием условий контракта, которые были изменены;</text:p>
      <text:p text:style-name="s22header">Информация об изменениях:</text:p>
      <text:p text:style-name="s22"><text:bookmark text:name="anchor10329"/>Пункт 9 изменен с 1 января 2025 г. - <text:a xlink:type="simple" xlink:href="http://ivo.garant.ru/document/redirect/411208037/11222">Федеральный закон</text:a> от 26 декабря 2024 г. № 484-ФЗ</text:p>
      <text:p text:style-name="s22"><text:a xlink:type="simple" xlink:href="http://ivo.garant.ru/document/redirect/76831012/10329">См. предыдущую редакцию</text:a></text:p>
      <text:p text:style-name="s1">9) контракт (с прилагаемыми документами (при их наличии), заключенный в соответствии с настоящим Федеральным законом по результатам проведения электронных процедур, закрытых электронных процедур, копия заключенного контракта, подписанная <text:a xlink:type="simple" xlink:href="http://ivo.garant.ru/document/redirect/12184522/51">усиленной электронной подписью</text:a> заказчика;</text:p>
      <text:p text:style-name="s22header">Информация об изменениях:</text:p>
      <text:p text:style-name="s22"><text:bookmark text:name="anchor103210"/>Пункт 10 изменен с 1 января 2022 г. - <text:a xlink:type="simple" xlink:href="http://ivo.garant.ru/document/redirect/401423520/9606299">Федеральный закон</text:a> от 2 июля 2021 г. N 360-ФЗ</text:p>
      <text:p text:style-name="s22"><text:a xlink:type="simple" xlink:href="http://ivo.garant.ru/document/redirect/77312405/103210">См. предыдущую редакцию</text:a></text:p>
      <text:p text:style-name="s1">10) информация об исполнении контракта (отдельного этапа исполнения контракта), в том числе информация о стоимости исполненных обязательств (об оплате заказчиком поставленного товара, выполненной работы (ее результатов), оказанной услуги, а также отдельных этапов исполнения контракта), о начислении неустоек (штрафов, пеней) в связи с ненадлежащим исполнением обязательств, предусмотренных контрактом, стороной контракта, заключение по результатам экспертизы поставленного товара, выполненной работы или оказанной услуги (отдельного этапа исполнения контракта) (в случае привлечения заказчиком для проведения экспертизы отдельного этапа исполнения контракта, поставленного товара, выполненной работы или оказанной услуги экспертов, экспертных организаций);</text:p>
      <text:p text:style-name="s1"><text:bookmark text:name="anchor103211"/>11) информация о расторжении контракта с указанием оснований его расторжения;</text:p>
      <text:p text:style-name="s9header">ГАРАНТ:</text:p>
      <text:p text:style-name="s9"><text:bookmark text:name="anchor103212"/>Пункт 12 части 2 статьи 103 настоящего Федерального закона <text:a xlink:type="simple" xlink:href="#anchor11403">вступает в силу</text:a> с 1 января 2017 г.</text:p>
      <text:p text:style-name="s1">12) идентификационный код закупки;</text:p>
      <text:p text:style-name="s22header">Информация об изменениях:</text:p>
      <text:p text:style-name="s22"><text:bookmark text:name="anchor103213"/>Пункт 13 изменен с 1 января 2022 г. - <text:a xlink:type="simple" xlink:href="http://ivo.garant.ru/document/redirect/401423520/9606300">Федеральный закон</text:a> от 2 июля 2021 г. N 360-ФЗ</text:p>
      <text:p text:style-name="s22"><text:a xlink:type="simple" xlink:href="http://ivo.garant.ru/document/redirect/77312405/103213">См. предыдущую редакцию</text:a></text:p>
      <text:p text:style-name="s1">13) информация о приемке поставленного товара, выполненной работы (ее результатов), оказанной услуги, отдельных этапов исполнения контракта с приложением документа о приемке;</text:p>
      <text:p text:style-name="s22header">Информация об изменениях:</text:p>
      <text:p text:style-name="s22"><text:bookmark text:name="anchor103214"/>Пункт 14 изменен с 9 мая 2023 г. - <text:a xlink:type="simple" xlink:href="http://ivo.garant.ru/document/redirect/406812035/6">Федеральный закон</text:a> от 28 апреля 2023 г. N 154-ФЗ</text:p>
      <text:p text:style-name="s22"><text:a xlink:type="simple" xlink:href="http://ivo.garant.ru/document/redirect/76819422/103214">См. предыдущую редакцию</text:a></text:p>
      <text:p text:style-name="s1">14) решение врачебной комиссии, предусмотренное <text:a xlink:type="simple" xlink:href="#anchor241024">подпунктом "г" пункта 2 части 10 статьи 24</text:a>, <text:a xlink:type="simple" xlink:href="#anchor33114">подпунктом "г" пункта 1 части 1 статьи 33</text:a> и <text:a xlink:type="simple" xlink:href="#anchor93128">пунктом 28 части 1 статьи 93</text:a> настоящего Федерального закона, с обеспечением предусмотренного законодательством Российской Федерации в области персональных данных обезличивания персональных данных;</text:p>
      <text:p text:style-name="s22header">Информация об изменениях:</text:p>
      <text:p text:style-name="s22"><text:bookmark text:name="anchor103215"/><text:a xlink:type="simple" xlink:href="http://ivo.garant.ru/document/redirect/70552632/464103">Федеральным законом</text:a> от 28 декабря 2013 г. N 396-ФЗ часть 2 статьи 103 дополнена пунктом 15, <text:a xlink:type="simple" xlink:href="http://ivo.garant.ru/document/redirect/70552632/48001">вступающим в силу</text:a> с 1 января 2014 г.</text:p>
      <text:p text:style-name="s1">15) иные информация и документы, определенные <text:span text:style-name="s8">порядком</text:span> ведения реестра контрактов.</text:p>
      <text:p text:style-name="s22header">Информация об изменениях:</text:p>
      <text:p text:style-name="s22"><text:bookmark text:name="anchor1033"/>Часть 3 изменена с 4 ноября 2022 г. - <text:a xlink:type="simple" xlink:href="http://ivo.garant.ru/document/redirect/405604009/151">Федеральный закон</text:a> от 4 ноября 2022 г. N 420-ФЗ</text:p>
      <text:p text:style-name="s22"><text:a xlink:type="simple" xlink:href="http://ivo.garant.ru/document/redirect/76811092/1033">См. предыдущую редакцию</text:a></text:p>
      <text:p text:style-name="s9header">ГАРАНТ:</text:p>
      <text:p text:style-name="s9">В отношении закупок, извещения об осуществлении которых размещены в единой информационной системе в сфере закупок, приглашения принять участие в которых направлены с 1 января 2022 г. до 1 апреля 2024 г., положения части 3 (в редакции <text:a xlink:type="simple" xlink:href="http://ivo.garant.ru/document/redirect/401423520/50363">Федерального закона</text:a> от 2 июля 2021 г. N 360-ФЗ), касающиеся направления контракта с использованием единой информационной системы в сфере закупок, <text:a xlink:type="simple" xlink:href="http://ivo.garant.ru/document/redirect/401423520/811">не применяются</text:a></text:p>
      <text:p text:style-name="s1">3. В течение пяти рабочих дней с даты заключения контракта заказчик направляет указанную в <text:a xlink:type="simple" xlink:href="#anchor10321">пунктах 1 - 7</text:a>, <text:a xlink:type="simple" xlink:href="#anchor10329">9</text:a>, <text:a xlink:type="simple" xlink:href="#anchor103212">12</text:a> и <text:a xlink:type="simple" xlink:href="#anchor103214">14 части 2</text:a> настоящей статьи информацию в федеральный орган исполнительной власти, осуществляющий правоприменительные функции по казначейскому обслуживанию исполнения бюджетов бюджетной системы Российской Федерации. В случае, если в соответствии с настоящим Федеральным законом были внесены изменения в условия контракта, заказчики направляют в указанный орган информацию, которая предусмотрена <text:a xlink:type="simple" xlink:href="#anchor1032">частью 2</text:a> настоящей статьи и в отношении которой были внесены изменения в условия контракта, в течение пяти рабочих дней с даты внесения таких изменений. В порядке, установленном в соответствии с <text:a xlink:type="simple" xlink:href="#anchor1036">частью 6</text:a> настоящей статьи, в указанный орган направляется информация, указанная в <text:a xlink:type="simple" xlink:href="#anchor103210">пунктах 10</text:a> и <text:a xlink:type="simple" xlink:href="#anchor103211">11 части 2</text:a> настоящей статьи, не позднее пяти рабочих дней со дня, следующего за днем соответственно исполнения контракта (отдельного этапа исполнения контракта), расторжения контракта, а информация, предусмотренная <text:a xlink:type="simple" xlink:href="#anchor103213">пунктом 13 части 2</text:a> настоящей статьи, не позднее одного рабочего дня со дня, следующего за днем подписания документа о приемке. При этом, если в соответствии с настоящим Федеральным законом контракт, документ о приемке, соглашение об изменении контракта, соглашение о расторжении контракта, решение об одностороннем отказе от исполнения контракта подписаны с использованием единой информационной системы, такие документы, а также информация, содержащаяся в них и подлежащая включению в реестр контрактов, направляется с использованием единой информационной системы для включения в реестр контрактов в порядке, установленном в соответствии с частью 6 настоящей статьи, не позднее трех рабочих дней со дня, следующего за днем подписания таких контракта, соглашений, вступления в силу решения, в день подписания документа о приемке.</text:p>
      <text:p text:style-name="s22header">Информация об изменениях:</text:p>
      <text:p text:style-name="s22"><text:bookmark text:name="anchor1034"/>Часть 4 изменена с 1 января 2025 г. - <text:a xlink:type="simple" xlink:href="http://ivo.garant.ru/document/redirect/411208037/1123">Федеральный закон</text:a> от 26 декабря 2024 г. № 484-ФЗ</text:p>
      <text:p text:style-name="s22"><text:a xlink:type="simple" xlink:href="http://ivo.garant.ru/document/redirect/76831012/1034">См. предыдущую редакцию</text:a></text:p>
      <text:p text:style-name="s1">4. Федеральный орган исполнительной власти, осуществляющий правоприменительные функции по казначейскому обслуживанию исполнения бюджетов бюджетной системы Российской Федерации, проверяет наличие предусмотренных частью 2 настоящей статьи информации и документов и их соответствие требованиям, установленным порядком ведения реестра контрактов, и включает в реестр контрактов информацию и документы, которые предусмотрены <text:a xlink:type="simple" xlink:href="#anchor10321">пунктами 1 - 14 части 2</text:a> настоящей статьи, не позднее трех рабочих дней, следующих за днем их получения, за исключением информации и документа о приемке, которые предусмотрены <text:a xlink:type="simple" xlink:href="#anchor103213">пунктом 13 части 2</text:a> настоящей статьи (если документ о приемке подписан без использования единой информационной системы при исполнении контракта, не содержащего сведений, которые составляют государственную тайну) и которые включаются в реестр контрактов не позднее двух рабочих дней, следующих за днем их получения. Информация, содержащаяся в указанных в <text:a xlink:type="simple" xlink:href="#anchor1033">части 3</text:a> настоящей статьи контракте, документе о приемке, соглашении об изменении контракта, соглашении о расторжении контракта, решении об одностороннем отказе от исполнения контракта, подписанных с использованием единой информационной системы, включается в реестр контрактов в порядке, установленном в соответствии с <text:a xlink:type="simple" xlink:href="#anchor1036">частью 6</text:a> настоящей статьи, автоматически с использованием единой информационной системы. В случае несоответствия таких информации и документов требованиям, установленным настоящей частью и порядком ведения реестра контрактов, такие информация и документы не подлежат включению в реестр контрактов.</text:p>
      <text:p text:style-name="s22header">Информация об изменениях:</text:p>
      <text:p text:style-name="s22"><text:bookmark text:name="anchor1035"/>Часть 5 изменена с 1 января 2022 г. - <text:a xlink:type="simple" xlink:href="http://ivo.garant.ru/document/redirect/401423520/50365">Федеральный закон</text:a> от 2 июля 2021 г. N 360-ФЗ</text:p>
      <text:p text:style-name="s22"><text:a xlink:type="simple" xlink:href="http://ivo.garant.ru/document/redirect/77312405/1035">См. предыдущую редакцию</text:a></text:p>
      <text:p text:style-name="s1">5. Информация и документы, содержащиеся в реестре контрактов, размещаются на официальном сайте, за исключением осуществления закупок:</text:p>
      <text:p text:style-name="s9header">ГАРАНТ:</text:p>
      <text:p text:style-name="s9">О дополнительных случаях не размещения в ЕИС информации и документов, содержащихся в реестре контрактов, см. <text:a xlink:type="simple" xlink:href="http://ivo.garant.ru/document/redirect/410578750/12">постановление</text:a> Правительства России от 19 октября 2024 г. N 1404</text:p>
      <text:p text:style-name="s22header">Информация об изменениях:</text:p>
      <text:p text:style-name="s22"><text:bookmark text:name="anchor10351"/>Пункт 1 изменен с 1 января 2025 г. - Федеральные законы <text:a xlink:type="simple" xlink:href="http://ivo.garant.ru/document/redirect/409097132/141">от 29 мая 2024 г. N 124-ФЗ</text:a>, <text:a xlink:type="simple" xlink:href="http://ivo.garant.ru/document/redirect/411208037/1124">от 26 декабря 2024 г. № 484-ФЗ</text:a></text:p>
      <text:p text:style-name="s22"><text:a xlink:type="simple" xlink:href="http://ivo.garant.ru/document/redirect/76831012/10351">См. предыдущую редакцию</text:a></text:p>
      <text:p text:style-name="s9header">ГАРАНТ:</text:p>
      <text:p text:style-name="s9">Положения пункта 1 (в редакции <text:a xlink:type="simple" xlink:href="http://ivo.garant.ru/document/redirect/411208037/1124">Федерального закона</text:a> от 26 декабря 2024 г. № 484-ФЗ) в части контрактов, заключенных в соответствии с <text:a xlink:type="simple" xlink:href="#anchor93142">пунктом 42 части 1 статьи 93</text:a>, <text:a xlink:type="simple" xlink:href="http://ivo.garant.ru/document/redirect/411208037/36">применяются</text:a> с 1 июля 2026 г.</text:p>
      <text:p text:style-name="s1">1) в случаях, предусмотренных <text:a xlink:type="simple" xlink:href="#anchor240112">пунктами 2</text:a>, <text:a xlink:type="simple" xlink:href="#anchor240113">3</text:a>, <text:a xlink:type="simple" xlink:href="#anchor240114">4</text:a>, <text:a xlink:type="simple" xlink:href="#anchor2401153">подпунктами "в" - "д" пункта 5</text:a>, <text:a xlink:type="simple" xlink:href="#anchor240116">пунктами 6</text:a> и <text:a xlink:type="simple" xlink:href="#anchor240117">7 части 11</text:a>, <text:a xlink:type="simple" xlink:href="#anchor24012">частью 12 статьи 24</text:a>, <text:a xlink:type="simple" xlink:href="#anchor9313">пунктами 3</text:a>, <text:a xlink:type="simple" xlink:href="#anchor9317">7</text:a>, <text:a xlink:type="simple" xlink:href="#anchor93110">10</text:a>, <text:a xlink:type="simple" xlink:href="#anchor93113">13</text:a>, <text:a xlink:type="simple" xlink:href="#anchor93117">17</text:a>, <text:a xlink:type="simple" xlink:href="#anchor93120">20</text:a>, <text:a xlink:type="simple" xlink:href="#anchor93121">21</text:a>, <text:a xlink:type="simple" xlink:href="#anchor93124">24</text:a>, <text:a xlink:type="simple" xlink:href="#anchor93126">26</text:a>, <text:a xlink:type="simple" xlink:href="#anchor93130">30</text:a>, <text:a xlink:type="simple" xlink:href="#anchor93140">40</text:a>, <text:a xlink:type="simple" xlink:href="#anchor93141">41</text:a>, <text:a xlink:type="simple" xlink:href="#anchor93142">42</text:a>, <text:a xlink:type="simple" xlink:href="#anchor93145">45</text:a>, <text:a xlink:type="simple" xlink:href="#anchor93150">50 - 52</text:a>, <text:a xlink:type="simple" xlink:href="#anchor93156">56</text:a>, <text:a xlink:type="simple" xlink:href="#anchor93159">59</text:a>, <text:a xlink:type="simple" xlink:href="#anchor93161">61 - 63 части 1 статьи 93</text:a> настоящего Федерального закона;</text:p>
      <text:p text:style-name="s22header">Информация об изменениях:</text:p>
      <text:p text:style-name="s22"><text:bookmark text:name="anchor10352"/>Пункт 2 изменен с 1 января 2025 г. - <text:a xlink:type="simple" xlink:href="http://ivo.garant.ru/document/redirect/409097132/142">Федеральный закон</text:a> от 29 мая 2024 г. N 124-ФЗ</text:p>
      <text:p text:style-name="s22"><text:a xlink:type="simple" xlink:href="http://ivo.garant.ru/document/redirect/76831012/10352">См. предыдущую редакцию</text:a></text:p>
      <text:p text:style-name="s1">2) заказчиками, предусмотренными <text:a xlink:type="simple" xlink:href="#anchor2401151">подпунктами "а"</text:a> и <text:a xlink:type="simple" xlink:href="#anchor2401152">"б" пункта 5 части 11 статьи 24</text:a> настоящего Федерального закона;</text:p>
      <text:p text:style-name="s1"><text:bookmark text:name="anchor10353"/>3) в отношении которых в соответствии с <text:a xlink:type="simple" xlink:href="#anchor1111">частью 1 статьи 111</text:a> настоящего Федерального закона определены особенности, предусматривающие неразмещение информации и документов на официальном сайте.</text:p>
      <text:p text:style-name="s22header">Информация об изменениях:</text:p>
      <text:p text:style-name="s22"><text:bookmark text:name="anchor1036"/>Часть 6 изменена с 1 июля 2026 г. - <text:a xlink:type="simple" xlink:href="http://ivo.garant.ru/document/redirect/411208037/1125">Федеральный закон</text:a> от 26 декабря 2024 г. № 484-ФЗ</text:p>
      <text:p text:style-name="s22"><text:a xlink:type="simple" xlink:href="http://ivo.garant.ru/document/redirect/76848255/1036">См. будущую редакцию</text:a></text:p>
      <text:p text:style-name="s1">6. <text:a xlink:type="simple" xlink:href="http://ivo.garant.ru/document/redirect/403480268/5000">Порядок</text:a> ведения реестра контрактов устанавливается Правительством Российской Федерации.</text:p>
      <text:p text:style-name="s22header">Информация об изменениях:</text:p>
      <text:p text:style-name="s22"><text:bookmark text:name="anchor1037"/>Часть 7 изменена с 1 января 2022 г. - <text:a xlink:type="simple" xlink:href="http://ivo.garant.ru/document/redirect/401423520/50366">Федеральный закон</text:a> от 2 июля 2021 г. N 360-ФЗ</text:p>
      <text:p text:style-name="s22"><text:a xlink:type="simple" xlink:href="http://ivo.garant.ru/document/redirect/77312405/1037">См. предыдущую редакцию</text:a></text:p>
      <text:p text:style-name="s1">7. Информация о контрактах, содержащих сведения, составляющие государственную тайну, включается в отдельный реестр контрактов, <text:a xlink:type="simple" xlink:href="http://ivo.garant.ru/document/redirect/70520982/2000">порядок</text:a> ведения которого устанавливается Правительством Российской Федерации. Указанная информация не подлежит опубликованию в средствах массовой информации и размещению в информационно-телекоммуникационной сети "Интернет".</text:p>
      <text:p text:style-name="s22header">Информация об изменениях:</text:p>
      <text:p text:style-name="s22"><text:bookmark text:name="anchor1038"/>Часть 8 изменена с 1 января 2025 г. - <text:a xlink:type="simple" xlink:href="http://ivo.garant.ru/document/redirect/411208037/1126">Федеральный закон</text:a> от 26 декабря 2024 г. № 484-ФЗ</text:p>
      <text:p text:style-name="s22"><text:a xlink:type="simple" xlink:href="http://ivo.garant.ru/document/redirect/76831012/1038">См. предыдущую редакцию</text:a></text:p>
      <text:p text:style-name="s9header">ГАРАНТ:</text:p>
      <text:p text:style-name="s9">Положения части 8 (в редакции <text:a xlink:type="simple" xlink:href="http://ivo.garant.ru/document/redirect/411208037/1126">Федерального закона</text:a> от 26 декабря 2024 г. № 484-ФЗ) <text:a xlink:type="simple" xlink:href="http://ivo.garant.ru/document/redirect/411208037/37">не применяются</text:a> к контрактам, заключенным по 30 июня 2026 г. включительно в соответствии с <text:a xlink:type="simple" xlink:href="#anchor9314">пунктами 4</text:a> и <text:a xlink:type="simple" xlink:href="#anchor9315">5</text:a> (за исключением контрактов, заключенных в соответствии с <text:a xlink:type="simple" xlink:href="#anchor93012">частью 12 статьи 93</text:a>), <text:a xlink:type="simple" xlink:href="#anchor93123">пунктами 23</text:a>, <text:a xlink:type="simple" xlink:href="#anchor93142">42</text:a>, <text:a xlink:type="simple" xlink:href="#anchor93144">44</text:a> и <text:a xlink:type="simple" xlink:href="#anchor93146">пунктом 46</text:a> (в части контрактов, заключаемых с физическими лицами) части 1 статьи 93</text:p>
      <text:p text:style-name="s1">8. Не подлежит оплате контракт, если контракт (с прилагаемыми документами при их наличии), заключенный в соответствии с настоящим Федеральным законом, или копия заключенного контракта, соглашение об изменении контракта (при наличии) не включены в реестр контрактов либо если информация о контракте, содержащем сведения, составляющие государственную тайну (за исключением такого контракта, заключенного в соответствии с <text:a xlink:type="simple" xlink:href="#anchor9314">пунктами 4</text:a> и <text:a xlink:type="simple" xlink:href="#anchor9315">5 части 1 статьи 93</text:a> настоящего Федерального закона), об изменении такого контракта не включена в отдельный реестр контрактов, предусмотренный <text:a xlink:type="simple" xlink:href="#anchor1037">частью 7</text:a> настоящей статьи.</text:p>
      <text:p text:style-name="s22header">Информация об изменениях:</text:p>
      <text:p text:style-name="s22"><text:bookmark text:name="anchor1039"/>Статья 103 дополнена частью 9 с 1 января 2022 г. - <text:a xlink:type="simple" xlink:href="http://ivo.garant.ru/document/redirect/401423520/50368">Федеральный закон</text:a> от 2 июля 2021 г. N 360-ФЗ</text:p>
      <text:p text:style-name="s1">9. Данные, содержащиеся в информации и документах, предусмотренных <text:a xlink:type="simple" xlink:href="#anchor103210">пунктами 10</text:a> и <text:a xlink:type="simple" xlink:href="#anchor103213">13 части 2</text:a> настоящей статьи, подлежат регистрации в регистрах бухгалтерского учета после включения таких информации и документов в реестр контрактов в соответствии с настоящей статьей.</text:p>
      <text:p text:style-name="s1"/>
      <text:p text:style-name="s15"><text:bookmark text:name="anchor104"/><text:span text:style-name="s10">Статья 104</text:span>. Реестр недобросовестных поставщиков (подрядчиков, исполнителей)</text:p>
      <text:p text:style-name="s9header">ГАРАНТ:</text:p>
      <text:p text:style-name="s9">См. <text:span text:style-name="s8">Энциклопедии</text:span>, <text:a xlink:type="simple" xlink:href="http://ivo.garant.ru/document/redirect/77530608/0">позиции высших судов</text:a> и другие комментарии к статье 104 настоящего Федерального закона</text:p>
      <text:p text:style-name="s22header">Информация об изменениях:</text:p>
      <text:p text:style-name="s22"><text:bookmark text:name="anchor1041"/>Часть 1 изменена с 1 января 2022 г. - <text:a xlink:type="simple" xlink:href="http://ivo.garant.ru/document/redirect/401423520/50371">Федеральный закон</text:a> от 2 июля 2021 г. N 360-ФЗ</text:p>
      <text:p text:style-name="s22"><text:a xlink:type="simple" xlink:href="http://ivo.garant.ru/document/redirect/77312405/1041">См. предыдущую редакцию</text:a></text:p>
      <text:p text:style-name="s1">1. Ведение реестра недобросовестных поставщиков (подрядчиков, исполнителей) (далее также - реестр недобросовестных поставщиков) осуществляется в единой информационной системе путем размещения в ней <text:a xlink:type="simple" xlink:href="http://ivo.garant.ru/document/redirect/70442112/2">федеральным органом</text:a> исполнительной власти, уполномоченным на осуществление контроля в сфере закупок, информации, предусмотренной настоящей статьей.</text:p>
      <text:p text:style-name="s22header">Информация об изменениях:</text:p>
      <text:p text:style-name="s22"><text:bookmark text:name="anchor1042"/>Часть 2 изменена с 1 июля 2022 г. - <text:a xlink:type="simple" xlink:href="http://ivo.garant.ru/document/redirect/404488108/22101">Федеральный закон</text:a> от 16 апреля 2022 г. N 104-ФЗ</text:p>
      <text:p text:style-name="s22"><text:a xlink:type="simple" xlink:href="http://ivo.garant.ru/document/redirect/77312407/1042">См. предыдущую редакцию</text:a></text:p>
      <text:p text:style-name="s1">2. В реестр недобросовестных поставщиков включается информация об участниках закупок, уклонившихся от заключения контрактов, а также о поставщиках (подрядчиках, исполнителях), не исполнивших или ненадлежащим образом исполнивших обязательства, предусмотренные контрактами.</text:p>
      <text:p text:style-name="s22header">Информация об изменениях:</text:p>
      <text:p text:style-name="s22"><text:bookmark text:name="anchor1043"/>Часть 3 изменена с 1 июля 2021 г. - <text:a xlink:type="simple" xlink:href="http://ivo.garant.ru/document/redirect/400158592/192">Федеральный закон</text:a> от 30 декабря 2020 г. N 539-ФЗ</text:p>
      <text:p text:style-name="s22"><text:a xlink:type="simple" xlink:href="http://ivo.garant.ru/document/redirect/77691337/1043">См. предыдущую редакцию</text:a></text:p>
      <text:p text:style-name="s1">3. В реестр недобросовестных поставщиков включается следующая информация об участниках закупок, поставщиках (подрядчиках, исполнителях), указанных в <text:a xlink:type="simple" xlink:href="#anchor1042">части 2</text:a> настоящей статьи:</text:p>
      <text:p text:style-name="s22header">Информация об изменениях:</text:p>
      <text:p text:style-name="s22"><text:bookmark text:name="anchor10431"/>Пункт 1 изменен с 1 января 2022 г. - <text:a xlink:type="simple" xlink:href="http://ivo.garant.ru/document/redirect/401423520/9606301">Федеральный закон</text:a> от 2 июля 2021 г. N 360-ФЗ</text:p>
      <text:p text:style-name="s22"><text:a xlink:type="simple" xlink:href="http://ivo.garant.ru/document/redirect/77312405/10431">См. предыдущую редакцию</text:a></text:p>
      <text:p text:style-name="s1">1) полное и сокращенное (при наличии) наименования юридического лица, в том числе иностранного юридического лица (если участником закупки, поставщиком (подрядчиком, исполнителем) является юридическое лицо), аккредитованного филиала или представительства иностранного юридического лица (если от имени иностранного юридического лица выступает аккредитованный филиал или представительство), фамилия, имя, отчество (при наличии) (если участником закупки, поставщиком (подрядчиком, исполнителем) является физическое лицо, в том числе зарегистрированное в качестве индивидуального предпринимателя), идентификационный номер налогоплательщика или для иностранного лица в соответствии с законодательством соответствующего иностранного государства аналог идентификационного номера налогоплательщика;</text:p>
      <text:p text:style-name="s22header">Информация об изменениях:</text:p>
      <text:p text:style-name="s22"><text:bookmark text:name="anchor10432"/>Пункт 2 изменен с 1 июля 2021 г. - <text:a xlink:type="simple" xlink:href="http://ivo.garant.ru/document/redirect/400158592/1923">Федеральный закон</text:a> от 30 декабря 2020 г. N 539-ФЗ</text:p>
      <text:p text:style-name="s22"><text:a xlink:type="simple" xlink:href="http://ivo.garant.ru/document/redirect/77691337/10432">См. предыдущую редакцию</text:a></text:p>
      <text:p text:style-name="s1">2) фамилии, имена, отчества (при наличии), идентификационные номера налогоплательщика (аналог идентификационного номера налогоплательщика в соответствии с законодательством соответствующего иностранного государства для иностранного лица) членов коллегиального исполнительного органа, лица, исполняющего функции единоличного исполнительного органа. Если полномочия единоличного исполнительного органа переданы в соответствии с законодательством Российской Федерации другому лицу (управляющему, управляющей организации), в реестр недобросовестных поставщиков также включаются фамилия, имя, отчество (при наличии) управляющего, наименование управляющей организации и идентификационный номер налогоплательщика (аналог идентификационного номера налогоплательщика в соответствии с законодательством соответствующего иностранного государства для иностранного лица);</text:p>
      <text:p text:style-name="s22header">Информация об изменениях:</text:p>
      <text:p text:style-name="s22"><text:bookmark text:name="anchor10433"/>Пункт 3 изменен с 1 июля 2021 г. - <text:a xlink:type="simple" xlink:href="http://ivo.garant.ru/document/redirect/400158592/1923">Федеральный закон</text:a> от 30 декабря 2020 г. N 539-ФЗ</text:p>
      <text:p text:style-name="s22"><text:a xlink:type="simple" xlink:href="http://ivo.garant.ru/document/redirect/77691337/10433">См. предыдущую редакцию</text:a></text:p>
      <text:p text:style-name="s1">3) наименования, фамилии, имена, отчества (при наличии), идентификационные номера налогоплательщика (аналог идентификационного номера налогоплательщика в соответствии с законодательством соответствующего иностранного государства для иностранного лица), за исключением наименования и идентификационного номера налогоплательщика публично-правового образования:</text:p>
      <text:p text:style-name="s1"><text:bookmark text:name="anchor104331"/>а) участников (членов) корпоративного юридического лица, способных оказывать влияние на деятельность этого юридического лица - участника закупки, поставщика (подрядчика, исполнителя), указанных в <text:a xlink:type="simple" xlink:href="#anchor1042">части 2</text:a> настоящей статьи. Под такими участниками (членами) для целей настоящего Федерального закона понимаются лица, которые самостоятельно или совместно со своим аффилированным лицом (лицами) владеют более чем двадцатью пятью процентами акций (долей, паев) корпоративного юридического лица. Лицо признается аффилированным в соответствии с требованиями антимонопольного законодательства Российской Федерации;</text:p>
      <text:p text:style-name="s1"><text:bookmark text:name="anchor104332"/>б) учредителей унитарного юридического лица;</text:p>
      <text:p text:style-name="s22header">Информация об изменениях:</text:p>
      <text:p text:style-name="s22"><text:bookmark text:name="anchor10434"/>Пункт 4 изменен с 1 января 2022 г. - <text:a xlink:type="simple" xlink:href="http://ivo.garant.ru/document/redirect/401423520/9606302">Федеральный закон</text:a> от 2 июля 2021 г. N 360-ФЗ</text:p>
      <text:p text:style-name="s22"><text:a xlink:type="simple" xlink:href="http://ivo.garant.ru/document/redirect/77312405/10434">См. предыдущую редакцию</text:a></text:p>
      <text:p text:style-name="s9header">ГАРАНТ:</text:p>
      <text:p text:style-name="s9">Положения пункта 4 (в редакции <text:a xlink:type="simple" xlink:href="http://ivo.garant.ru/document/redirect/401423520/9606302">Федерального закона</text:a> от 2 июля 2021 г. N 360-ФЗ) <text:a xlink:type="simple" xlink:href="http://ivo.garant.ru/document/redirect/401423520/891">не применялись</text:a> с 1 января до 1 апреля 2022 г.</text:p>
      <text:p text:style-name="s1">4) номер реестровой записи в едином реестре участников закупок (при проведении электронных процедур, закрытых электронных процедур);</text:p>
      <text:p text:style-name="s22header">Информация об изменениях:</text:p>
      <text:p text:style-name="s22"><text:bookmark text:name="anchor10435"/>Пункт 5 изменен с 1 января 2022 г. - <text:a xlink:type="simple" xlink:href="http://ivo.garant.ru/document/redirect/401423520/9606303">Федеральный закон</text:a> от 2 июля 2021 г. N 360-ФЗ</text:p>
      <text:p text:style-name="s22"><text:a xlink:type="simple" xlink:href="http://ivo.garant.ru/document/redirect/77312405/10435">См. предыдущую редакцию</text:a></text:p>
      <text:p text:style-name="s1">5) идентификационный код закупки. Информация, предусмотренная настоящим пунктом, не размещается на официальном сайте;</text:p>
      <text:p text:style-name="s1"><text:bookmark text:name="anchor10436"/>6) утратил силу с 1 января 2022 г. - <text:a xlink:type="simple" xlink:href="http://ivo.garant.ru/document/redirect/401423520/9606304">Федеральный закон</text:a> от 2 июля 2021 г. N 360-ФЗ</text:p>
      <text:p text:style-name="s22header">Информация об изменениях:</text:p>
      <text:p text:style-name="s22"><text:a xlink:type="simple" xlink:href="http://ivo.garant.ru/document/redirect/77312405/10436">См. предыдущую редакцию</text:a></text:p>
      <text:p text:style-name="s1"><text:bookmark text:name="anchor10437"/>7) дата внесения указанной информации в реестр недобросовестных поставщиков.</text:p>
      <text:p text:style-name="s22header">Информация об изменениях:</text:p>
      <text:p text:style-name="s22"><text:bookmark text:name="anchor1044"/>Часть 4 изменена с 1 июля 2022 г. - <text:a xlink:type="simple" xlink:href="http://ivo.garant.ru/document/redirect/404488108/22102">Федеральный закон</text:a> от 16 апреля 2022 г. N 104-ФЗ</text:p>
      <text:p text:style-name="s22"><text:a xlink:type="simple" xlink:href="http://ivo.garant.ru/document/redirect/77312407/1044">См. предыдущую редакцию</text:a></text:p>
      <text:p text:style-name="s1">4. Заказчик либо уполномоченный орган или уполномоченное учреждение, наделенные полномочиями в соответствии со <text:a xlink:type="simple" xlink:href="#anchor26">статьей 26</text:a> настоящего Федерального закона, направляет в федеральный орган исполнительной власти, уполномоченный на осуществление контроля в сфере закупок, <text:a xlink:type="simple" xlink:href="http://ivo.garant.ru/document/redirect/401422596/10000">обращение</text:a> о включении информации об участнике закупки или о поставщике (подрядчике, исполнителе) в реестр недобросовестных поставщиков в срок, предусмотренный <text:a xlink:type="simple" xlink:href="#anchor51622">подпунктом "б" пункта 2 части 6 статьи 51</text:a>, <text:a xlink:type="simple" xlink:href="#anchor7301443">подпунктом "в" пункта 4 части 14 статьи 73</text:a>, <text:a xlink:type="simple" xlink:href="#anchor95160">частями 16</text:a> и <text:a xlink:type="simple" xlink:href="#anchor95222">22.2 статьи 95</text:a> настоящего Федерального закона, или не позднее двух рабочих дней, следующих за днем поступления заказчику решения суда о расторжении контракта в связи с существенным нарушением поставщиком (подрядчиком, исполнителем) условий контракта.</text:p>
      <text:p text:style-name="s1"><text:bookmark text:name="anchor1045"/>5. Утратила силу с 1 июля 2021 г. - <text:a xlink:type="simple" xlink:href="http://ivo.garant.ru/document/redirect/400158592/194">Федеральный закон</text:a> от 30 декабря 2020 г. N 539-ФЗ</text:p>
      <text:p text:style-name="s22header">Информация об изменениях:</text:p>
      <text:p text:style-name="s22"><text:a xlink:type="simple" xlink:href="http://ivo.garant.ru/document/redirect/77691337/1045">См. предыдущую редакцию</text:a></text:p>
      <text:p text:style-name="s1"><text:bookmark text:name="anchor1046"/>6. Утратила силу с 1 июля 2021 г. - <text:a xlink:type="simple" xlink:href="http://ivo.garant.ru/document/redirect/400158592/194">Федеральный закон</text:a> от 30 декабря 2020 г. N 539-ФЗ</text:p>
      <text:p text:style-name="s22header">Информация об изменениях:</text:p>
      <text:p text:style-name="s22"><text:a xlink:type="simple" xlink:href="http://ivo.garant.ru/document/redirect/77691337/1046">См. предыдущую редакцию</text:a></text:p>
      <text:p text:style-name="s22header">Информация об изменениях:</text:p>
      <text:p text:style-name="s22"><text:bookmark text:name="anchor1047"/>Часть 7 изменена с 1 июля 2022 г. - <text:a xlink:type="simple" xlink:href="http://ivo.garant.ru/document/redirect/404488108/22103">Федеральный закон</text:a> от 16 апреля 2022 г. N 104-ФЗ</text:p>
      <text:p text:style-name="s22"><text:a xlink:type="simple" xlink:href="http://ivo.garant.ru/document/redirect/77312407/1047">См. предыдущую редакцию</text:a></text:p>
      <text:p text:style-name="s1">7. В течение пяти рабочих дней с даты поступления обращения, указанного в <text:a xlink:type="simple" xlink:href="#anchor1044">части 4</text:a> настоящей статьи, федеральный орган исполнительной власти, уполномоченный на осуществление контроля в сфере закупок, осуществляет проверку содержащихся в таком обращении фактов, свидетельствующих об уклонении участника закупки от заключения контракта, о расторжении контракта по решению суда в связи с существенным нарушением поставщиком (подрядчиком, исполнителем) условий контракта, об одностороннем отказе заказчика от исполнения контракта в связи с существенными нарушениями поставщиком (подрядчиком, исполнителем) условий контракта или об отсутствии оснований для одностороннего отказа поставщика (подрядчика, исполнителя) от исполнения контракта. По результатам такой проверки принимается решение о включении в реестр недобросовестных поставщиков соответствующей информации или решение об отказе в ее включении в реестр недобросовестных поставщиков. В случае принятия решения о включении в реестр недобросовестных поставщиков информации о лицах, указанных в <text:a xlink:type="simple" xlink:href="#anchor1042">части 2</text:a> настоящей статьи, такая информация включается в этот реестр не позднее трех рабочих дней с даты принятия данного решения.</text:p>
      <text:p text:style-name="s1"><text:bookmark text:name="anchor1048"/>8. Информация, содержащаяся в реестре недобросовестных поставщиков, размещается в единой информационной системе и должна быть доступна для ознакомления без взимания платы.</text:p>
      <text:p text:style-name="s22header">Информация об изменениях:</text:p>
      <text:p text:style-name="s22"><text:bookmark text:name="anchor1049"/>Часть 9 изменена с 1 июля 2021 г. - <text:a xlink:type="simple" xlink:href="http://ivo.garant.ru/document/redirect/400158592/196">Федеральный закон</text:a> от 30 декабря 2020 г. N 539-ФЗ</text:p>
      <text:p text:style-name="s22"><text:a xlink:type="simple" xlink:href="http://ivo.garant.ru/document/redirect/77691337/1049">См. предыдущую редакцию</text:a></text:p>
      <text:p text:style-name="s1">9. Информация, предусмотренная <text:a xlink:type="simple" xlink:href="#anchor1043">частью 3</text:a> настоящей статьи, исключается из реестра недобросовестных поставщиков по истечении двух лет с даты, когда федеральный орган исполнительной власти, уполномоченный на осуществление контроля в сфере закупок, должен разместить такую информацию в указанном реестре в соответствии с требованиями <text:a xlink:type="simple" xlink:href="#anchor1047">части 7</text:a> настоящей статьи, либо до истечения этого срока в случае получения федеральным органом исполнительной власти, уполномоченным на осуществление контроля в сфере закупок:</text:p>
      <text:p text:style-name="s1"><text:bookmark text:name="anchor10491"/>1) решения суда о:</text:p>
      <text:p text:style-name="s1"><text:bookmark text:name="anchor104911"/>а) признании недействительным решения федерального органа исполнительной власти, уполномоченного на осуществление контроля в сфере закупок, о включении информации об участнике закупки, поставщике (подрядчике, исполнителе) в реестр недобросовестных поставщиков;</text:p>
      <text:p text:style-name="s1"><text:bookmark text:name="anchor104912"/>б) признании одностороннего отказа заказчика от исполнения контракта незаконным или недействительным;</text:p>
      <text:p text:style-name="s1"><text:bookmark text:name="anchor10492"/>2) информации, подтверждающей невозможность влияния лиц, указанных в <text:a xlink:type="simple" xlink:href="#anchor10432">пунктах 2</text:a> и <text:a xlink:type="simple" xlink:href="#anchor10433">3 части 3</text:a> настоящей статьи, на деятельность участника закупки, поставщика (подрядчика, исполнителя), по состоянию на день признания участника закупки уклонившимся от заключения контракта или на день расторжения контракта.</text:p>
      <text:p text:style-name="s22header">Информация об изменениях:</text:p>
      <text:p text:style-name="s22"><text:bookmark text:name="anchor10410"/>Часть 10 изменена с 1 июля 2021 г. - <text:a xlink:type="simple" xlink:href="http://ivo.garant.ru/document/redirect/400158592/196">Федеральный закон</text:a> от 30 декабря 2020 г. N 539-ФЗ</text:p>
      <text:p text:style-name="s22"><text:a xlink:type="simple" xlink:href="http://ivo.garant.ru/document/redirect/77691337/10410">См. предыдущую редакцию</text:a></text:p>
      <text:p text:style-name="s1">10. Правительством Российской Федерации устанавливается <text:a xlink:type="simple" xlink:href="http://ivo.garant.ru/document/redirect/401422596/1000">порядок</text:a> ведения реестра недобросовестных поставщиков, который предусматривает, в частности:</text:p>
      <text:p text:style-name="s1"><text:bookmark text:name="anchor104101"/>1) <text:a xlink:type="simple" xlink:href="http://ivo.garant.ru/document/redirect/401422596/200">порядок</text:a> направления обращения о включении информации об участнике закупки или о поставщике (подрядчике, исполнителе) в реестр недобросовестных поставщиков, требования к составу, содержанию, форме такого обращения;</text:p>
      <text:p text:style-name="s22header">Информация об изменениях:</text:p>
      <text:p text:style-name="s22"><text:bookmark text:name="anchor104102"/>Пункт 2 изменен с 9 мая 2023 г. - <text:a xlink:type="simple" xlink:href="http://ivo.garant.ru/document/redirect/406812035/7">Федеральный закон</text:a> от 28 апреля 2023 г. N 154-ФЗ</text:p>
      <text:p text:style-name="s22"><text:a xlink:type="simple" xlink:href="http://ivo.garant.ru/document/redirect/76819422/104102">См. предыдущую редакцию</text:a></text:p>
      <text:p text:style-name="s1">2) <text:a xlink:type="simple" xlink:href="http://ivo.garant.ru/document/redirect/401422596/300">порядок</text:a> рассмотрения федеральным органом исполнительной власти, уполномоченным на осуществление контроля в сфере закупок, обращения о включении информации об участнике закупки или о поставщике (подрядчике, исполнителе) в реестр недобросовестных поставщиков, основания для принятия решения о включении информации об участнике закупки, о поставщике (подрядчике, исполнителе) в реестр недобросовестных поставщиков либо об отказе в таком включении. Указанные основания должны в том числе предусматривать отказ во включении информации о поставщике (подрядчике, исполнителе) в реестр недобросовестных поставщиков, если надлежащее исполнение поставщиком (подрядчиком, исполнителем) условий контракта оказалось невозможным вследствие обстоятельств непреодолимой силы;</text:p>
      <text:p text:style-name="s1"><text:bookmark text:name="anchor104103"/>3) <text:a xlink:type="simple" xlink:href="http://ivo.garant.ru/document/redirect/401422596/400">порядок</text:a> направления решения о включении информации об участнике закупки, о поставщике (подрядчике, исполнителе) в реестр недобросовестных поставщиков либо решения об отказе в таком включении;</text:p>
      <text:p text:style-name="s1"><text:bookmark text:name="anchor104104"/>4) <text:a xlink:type="simple" xlink:href="http://ivo.garant.ru/document/redirect/401422596/500">порядок</text:a> исключения информации, предусмотренной <text:a xlink:type="simple" xlink:href="#anchor1043">частью 3</text:a> настоящей статьи, из реестра недобросовестных поставщиков.</text:p>
      <text:p text:style-name="s22header">Информация об изменениях:</text:p>
      <text:p text:style-name="s22"><text:bookmark text:name="anchor10411"/>Часть 11 изменена с 1 июля 2022 г. - <text:a xlink:type="simple" xlink:href="http://ivo.garant.ru/document/redirect/404488108/22104">Федеральный закон</text:a> от 16 апреля 2022 г. N 104-ФЗ</text:p>
      <text:p text:style-name="s22"><text:a xlink:type="simple" xlink:href="http://ivo.garant.ru/document/redirect/77312407/10411">См. предыдущую редакцию</text:a></text:p>
      <text:p text:style-name="s1">11. Включение в реестр недобросовестных поставщиков информации об участнике закупки, о поставщике (подрядчике, исполнителе), содержащаяся в реестре недобросовестных поставщиков информация, неисполнение действий, предусмотренных <text:a xlink:type="simple" xlink:href="#anchor1049">частью 9</text:a> настоящей статьи, могут быть обжалованы заинтересованным лицом в судебном порядке.</text:p>
      <text:p text:style-name="s1"/>
      <text:p text:style-name="s22header">Информация об изменениях:</text:p>
      <text:p text:style-name="s22"><text:bookmark text:name="anchor600"/>Наименование изменено с 1 января 2022 г. - <text:a xlink:type="simple" xlink:href="http://ivo.garant.ru/document/redirect/401423520/5038">Федеральный закон</text:a> от 2 июля 2021 г. N 360-ФЗ</text:p>
      <text:p text:style-name="s22"><text:a xlink:type="simple" xlink:href="http://ivo.garant.ru/document/redirect/77312405/600">См. предыдущую редакцию</text:a></text:p>
      <text:h text:outline-level="1" text:style-name="s3">Глава 6. Обжалование действий (бездействия) субъектов контроля</text:h>
      <text:p text:style-name="s1"/>
      <text:p text:style-name="s22header">Информация об изменениях:</text:p>
      <text:p text:style-name="s22"><text:bookmark text:name="anchor105"/>Статья 105 изменена с 1 января 2022 г. - <text:a xlink:type="simple" xlink:href="http://ivo.garant.ru/document/redirect/401423520/5039">Федеральный закон</text:a> от 2 июля 2021 г. N 360-ФЗ</text:p>
      <text:p text:style-name="s22"><text:a xlink:type="simple" xlink:href="http://ivo.garant.ru/document/redirect/77312405/105">См. предыдущую редакцию</text:a></text:p>
      <text:p text:style-name="s15"><text:span text:style-name="s10">Статья 105.</text:span> Порядок подачи жалобы на действия (бездействие) субъектов контроля</text:p>
      <text:p text:style-name="s9header">ГАРАНТ:</text:p>
      <text:p text:style-name="s9">См. <text:span text:style-name="s8">Энциклопедии</text:span>, <text:a xlink:type="simple" xlink:href="http://ivo.garant.ru/document/redirect/77531830/0">позиции высших судов</text:a> и другие комментарии к статье 105 настоящего Федерального закона</text:p>
      <text:p text:style-name="s9">См. <text:a xlink:type="simple" xlink:href="http://ivo.garant.ru/document/redirect/5522560/0">схему</text:a> "Обеспечение защиты прав и законных интересов участников закупки"</text:p>
      <text:p text:style-name="s22header">Информация об изменениях:</text:p>
      <text:p text:style-name="s22"><text:bookmark text:name="anchor1051"/>Часть 1 изменена с 25 марта 2024 г. - <text:a xlink:type="simple" xlink:href="http://ivo.garant.ru/document/redirect/408274115/263">Федеральный закон</text:a> от 25 декабря 2023 г. N 624-ФЗ</text:p>
      <text:p text:style-name="s22"><text:a xlink:type="simple" xlink:href="http://ivo.garant.ru/document/redirect/76831011/1051">См. предыдущую редакцию</text:a></text:p>
      <text:p text:style-name="s1">1. При проведении конкурентных способов, при осуществлении закупки, осуществляемой в соответствии с <text:a xlink:type="simple" xlink:href="#anchor93012">частью 12 статьи 93</text:a> настоящего Федерального закона, участник закупки в соответствии с законодательством Российской Федерации имеет право обжаловать в судебном порядке или в порядке, установленном настоящей главой, в контрольный орган в сфере закупок действия (бездействие) субъекта (субъектов) контроля, если такие действия (бездействие) нарушают права и законные интересы участника закупки. При этом обжалование действий (бездействия) субъекта (субъектов) контроля в порядке, установленном настоящей главой, не является препятствием для обжалования таких действий (бездействия) в судебном порядке.</text:p>
      <text:p text:style-name="s1"><text:bookmark text:name="anchor1052"/>2. Подача участником закупки жалобы на действия (бездействие) субъекта (субъектов) контроля (далее также - жалоба) в контрольный орган в сфере закупок допускается в период определения поставщика (подрядчика, исполнителя), но не позднее пяти дней со дня, следующего за днем размещения в единой информационной системе протокола подведения итогов определения поставщика (подрядчика, исполнителя), подписания такого протокола (при проведении закрытого конкурса, закрытого аукциона), с учетом следующих особенностей:</text:p>
      <text:p text:style-name="s1"><text:bookmark text:name="anchor10521"/>1) жалоба на положения извещения об осуществлении закупки, документации о закупке (в случае, если настоящим Федеральным законом предусмотрена документация о закупке) может быть подана до окончания срока подачи заявок на участие в закупке. При этом участник закупки вправе подать только одну жалобу на положения извещения об осуществлении закупки, документации о закупке (в случае, если настоящим Федеральным законом предусмотрена документация о закупке). В случае внесения в соответствии с настоящим Федеральным законом изменений в извещение об осуществлении закупки, документацию о закупке участник закупки вправе подать только одну жалобу на положения таких извещения, документации после внесения в них таких изменений;</text:p>
      <text:p text:style-name="s1"><text:bookmark text:name="anchor10522"/>2) жалоба на действия (бездействие) субъекта (субъектов) контроля, совершенные после даты и времени окончания срока подачи заявок на участие в закупке, может быть подана исключительно участником закупки, подавшим заявку на участие в закупке;</text:p>
      <text:p text:style-name="s22header">Информация об изменениях:</text:p>
      <text:p text:style-name="s22"><text:bookmark text:name="anchor10523"/>Пункт 3 изменен с 16 апреля 2022 г. - <text:a xlink:type="simple" xlink:href="http://ivo.garant.ru/document/redirect/404488108/222012">Федеральный закон</text:a> от 16 апреля 2022 г. N 104-ФЗ</text:p>
      <text:p text:style-name="s22"><text:a xlink:type="simple" xlink:href="http://ivo.garant.ru/document/redirect/76800887/10523">См. предыдущую редакцию</text:a></text:p>
      <text:p text:style-name="s1">3) жалоба на действия (бездействие) оператора электронной площадки, оператора специализированной электронной площадки, совершенные при аккредитации участника закупки на электронной площадке, специализированной электронной площадке, при направлении оператору электронной площадки, оператору специализированной электронной площадки заявки на участие в закупке, при размещении на электронной площадке предварительного предложения, может быть подана не позднее пяти дней со дня совершения обжалуемых действий (бездействия);</text:p>
      <text:p text:style-name="s22header">Информация об изменениях:</text:p>
      <text:p text:style-name="s22"><text:bookmark text:name="anchor10524"/>Пункт 4 изменен с 16 апреля 2022 г. - <text:a xlink:type="simple" xlink:href="http://ivo.garant.ru/document/redirect/404488108/222013">Федеральный закон</text:a> от 16 апреля 2022 г. N 104-ФЗ</text:p>
      <text:p text:style-name="s22"><text:a xlink:type="simple" xlink:href="http://ivo.garant.ru/document/redirect/76800887/10524">См. предыдущую редакцию</text:a></text:p>
      <text:p text:style-name="s1">4) жалоба на действия (бездействие) субъекта (субъектов) контроля, совершенные при заключении контракта после размещения в единой информационной системе протокола подведения итогов определения поставщика (подрядчика, исполнителя), подписания такого протокола (при проведении закрытого конкурса, закрытого аукциона), может быть подана участником закупки, с которым заключается контракт, или участником закупки, признанным уклонившимся от заключения контракта, не позднее даты заключения контракта;</text:p>
      <text:p text:style-name="s1"><text:bookmark text:name="anchor10525"/>5) подача одной жалобы на действия (бездействие) субъекта (субъектов) контроля, совершенные при осуществлении нескольких закупок, не допускается.</text:p>
      <text:p text:style-name="s1"><text:bookmark text:name="anchor1053"/>3. Жалоба в соответствии с настоящей статьей подается:</text:p>
      <text:p text:style-name="s1"><text:bookmark text:name="anchor10531"/>1) в федеральный орган исполнительной власти, уполномоченный на осуществление контроля в сфере закупок, - при осуществлении закупок для обеспечения федеральных нужд, нужд субъектов Российской Федерации, муниципальных нужд, а также при обжаловании действий (бездействия) оператора электронной площадки, оператора специализированной электронной площадки;</text:p>
      <text:p text:style-name="s1"><text:bookmark text:name="anchor10532"/>2) в контрольный орган в сфере государственного оборонного заказа - при осуществлении закупок для обеспечения федеральных нужд в рамках государственного оборонного заказа;</text:p>
      <text:p text:style-name="s22header">Информация об изменениях:</text:p>
      <text:p text:style-name="s22"><text:bookmark text:name="anchor10533"/>Пункт 3 изменен с 19 августа 2024 г. - <text:a xlink:type="simple" xlink:href="http://ivo.garant.ru/document/redirect/409493579/5917">Федеральный закон</text:a> от 8 августа 2024 г. N 232-ФЗ</text:p>
      <text:p text:style-name="s22"><text:a xlink:type="simple" xlink:href="http://ivo.garant.ru/document/redirect/76839266/10533">См. предыдущую редакцию</text:a></text:p>
      <text:p text:style-name="s1">3) в исполнительный орган субъекта Российской Федерации, уполномоченный на осуществление контроля в сфере закупок, - при осуществлении закупок для обеспечения нужд субъектов Российской Федерации и муниципальных нужд муниципальных образований, находящихся на территории субъекта Российской Федерации;</text:p>
      <text:p text:style-name="s1"><text:bookmark text:name="anchor10534"/>4) в орган местного самоуправления, уполномоченный на осуществление контроля в сфере закупок, - при осуществлении закупок для обеспечения муниципальных нужд.</text:p>
      <text:p text:style-name="s22header">Информация об изменениях:</text:p>
      <text:p text:style-name="s22"><text:bookmark text:name="anchor1054"/>Часть 4 изменена с 1 января 2024 г. - <text:a xlink:type="simple" xlink:href="http://ivo.garant.ru/document/redirect/404488108/22202">Федеральный закон</text:a> от 16 апреля 2022 г. N 104-ФЗ (в редакции <text:a xlink:type="simple" xlink:href="http://ivo.garant.ru/document/redirect/404902805/322">Федерального закона</text:a> от 28 июня 2022 г. N 231-ФЗ)</text:p>
      <text:p text:style-name="s22"><text:a xlink:type="simple" xlink:href="http://ivo.garant.ru/document/redirect/76830780/1054">См. предыдущую редакцию</text:a></text:p>
      <text:p text:style-name="s1">4. При проведении электронных процедур, закрытых электронных процедур жалоба может быть подана в контрольные органы в сфере закупок, предусмотренные <text:a xlink:type="simple" xlink:href="#anchor1053">частью 3</text:a> настоящей статьи, исключительно с использованием единой информационной системы путем формирования и размещения в этой системе следующей информации:</text:p>
      <text:p text:style-name="s1"><text:bookmark text:name="anchor10541"/>1) наименование контрольного органа в сфере закупок, предусмотренного <text:a xlink:type="simple" xlink:href="#anchor1053">частью 3</text:a> настоящей статьи, в который подается жалоба на действия (бездействие) субъекта (субъектов) контроля;</text:p>
      <text:p text:style-name="s1"><text:bookmark text:name="anchor10542"/>2) наименование участника закупки в соответствии с информацией, включенной в единый реестр участников закупок;</text:p>
      <text:p text:style-name="s1"><text:bookmark text:name="anchor10543"/>3) идентификационный код закупки, за исключением случаев, при которых в соответствии с настоящим Федеральным законом указание такого кода не предусмотрено, а также случаев подачи жалобы на действия (бездействие) оператора электронной площадки, оператора специализированной электронной площадки, совершенные при аккредитации участника закупки на электронной площадке, специализированной электронной площадке, при размещении на электронной площадке предварительного предложения. Указание нескольких идентификационных кодов закупки (за исключением кодов закупок, предусмотренных <text:a xlink:type="simple" xlink:href="#anchor25">статьями 25</text:a> и <text:a xlink:type="simple" xlink:href="#anchor26">26</text:a> настоящего Федерального закона) не допускается;</text:p>
      <text:p text:style-name="s1"><text:bookmark text:name="anchor10544"/>4) наименование субъекта (субъектов) контроля, действия которого (которых) обжалуются;</text:p>
      <text:p text:style-name="s1"><text:bookmark text:name="anchor10545"/>5) указание на обжалуемые действия (бездействие) субъекта (субъектов) контроля, доводы жалобы;</text:p>
      <text:p text:style-name="s1"><text:bookmark text:name="anchor10546"/>6) номер реестровой записи в реестре контрактов, заключенных заказчиками, или в реестре договоров, заключенных заказчиками, предусмотренных <text:a xlink:type="simple" xlink:href="http://ivo.garant.ru/document/redirect/12188083/0">Федеральным законом</text:a> от 18 июля 2011 года N 223-ФЗ "О закупках товаров, работ, услуг отдельными видами юридических лиц", - в отношении контракта или договора, предусмотренных <text:a xlink:type="simple" xlink:href="#anchor990272">частью 2.1 статьи 31</text:a> настоящего Федерального закона, стоимость и срок исполненных обязательств по которым соответствуют требованиям указанной части (в случае установления требований в соответствии с частью 2.1 статьи 31 настоящего Федерального закона) и информация об исполнении которых в соответствии с настоящим Федеральным законом размещена в единой информационной системе.</text:p>
      <text:p text:style-name="s1"><text:bookmark text:name="anchor1055"/>5. Информация, предусмотренная <text:a xlink:type="simple" xlink:href="#anchor1054">частью 4</text:a> настоящей статьи, автоматически размещается с использованием единой информационной системы в реестре, предусмотренном <text:a xlink:type="simple" xlink:href="#anchor9921">частью 21 статьи 99</text:a> настоящего Федерального закона, за исключением случаев:</text:p>
      <text:p text:style-name="s1"><text:bookmark text:name="anchor10551"/>1) если участник закупки не зарегистрирован в единой информационной системе;</text:p>
      <text:p text:style-name="s1"><text:bookmark text:name="anchor10552"/>2) подачи жалобы с нарушением требований <text:a xlink:type="simple" xlink:href="#anchor1052">абзаца первого</text:a>, <text:a xlink:type="simple" xlink:href="#anchor10521">пунктов 1</text:a> и <text:a xlink:type="simple" xlink:href="#anchor10524">4 части 2</text:a>, <text:a xlink:type="simple" xlink:href="#anchor1054">части 4</text:a> настоящей статьи;</text:p>
      <text:p text:style-name="s1"><text:bookmark text:name="anchor10553"/>3) наличия в предусмотренном настоящим Федеральным законом реестре недобросовестных поставщиков (подрядчиков, исполнителей) информации о подающем жалобу участнике закупки, в том числе информации об участниках, о членах коллегиального исполнительного органа, лице, исполняющем функции единоличного исполнительного органа участника закупки - юридического лица, при условии установления заказчиком требования, предусмотренного <text:a xlink:type="simple" xlink:href="#anchor310011">частью 1.1 статьи 31</text:a> настоящего Федерального закона.</text:p>
      <text:p text:style-name="s1"><text:bookmark text:name="anchor1056"/>6. Участник закупки вправе отозвать с использованием единой информационной системы поданную им жалобу до даты ее рассмотрения по существу контрольным органом в сфере закупок путем формирования и размещения в реестре, предусмотренном <text:a xlink:type="simple" xlink:href="#anchor9921">частью 21 статьи 99</text:a> настоящего Федерального закона, информации об отзыве жалобы, которая размещается в таком реестре автоматически. В этом случае жалоба контрольным органом в сфере закупок по существу не рассматривается. При этом такой участник закупки не вправе повторно подать жалобу на те же действия (бездействие) субъекта (субъектов) контроля, совершенные при осуществлении закупки, в отношении которой поданная жалоба отозвана.</text:p>
      <text:p text:style-name="s1"><text:bookmark text:name="anchor1057"/>7. Информация, предусмотренная <text:a xlink:type="simple" xlink:href="#anchor1054">частью 4</text:a> настоящей статьи, информация об отзыве жалобы, предусмотренная <text:a xlink:type="simple" xlink:href="#anchor1056">частью 6</text:a> настоящей статьи, должны быть подписаны усиленной <text:a xlink:type="simple" xlink:href="http://ivo.garant.ru/document/redirect/12184522/21">электронной подписью</text:a> лица, имеющего право действовать от имени участника закупки. Такая информация считается направленной, а жалоба считается отозванной с момента размещения соответствующей информации в соответствии с настоящей статьей в реестре, предусмотренном <text:a xlink:type="simple" xlink:href="#anchor9921">частью 21 статьи 99</text:a> настоящего Федерального закона.</text:p>
      <text:p text:style-name="s1"><text:bookmark text:name="anchor1058"/>8. Не позднее двух рабочих дней со дня, следующего за днем размещения в соответствии с <text:a xlink:type="simple" xlink:href="#anchor1055">частью 5</text:a> настоящей статьи информации, предусмотренной <text:a xlink:type="simple" xlink:href="#anchor1054">частью 4</text:a> настоящей статьи, в реестре, предусмотренном <text:a xlink:type="simple" xlink:href="#anchor9921">частью 21 статьи 99</text:a> настоящего Федерального закона, контрольный орган в сфере закупок размещает (за исключением случая, предусмотренного <text:a xlink:type="simple" xlink:href="#anchor1056">частью 6</text:a> настоящей статьи) в таком реестре информацию:</text:p>
      <text:p text:style-name="s1"><text:bookmark text:name="anchor10581"/>1) о принятии жалобы к рассмотрению по существу с указанием даты, времени и места ее рассмотрения, о возможности использования систем видео-конференц-связи в соответствии с <text:a xlink:type="simple" xlink:href="#anchor1062">частью 2 статьи 106</text:a> настоящего Федерального закона;</text:p>
      <text:p text:style-name="s1"><text:bookmark text:name="anchor10582"/>2) об отказе (с обоснованием такого отказа) в принятии жалобы к рассмотрению по существу в случаях, если:</text:p>
      <text:p text:style-name="s1"><text:bookmark text:name="anchor105821"/>а) жалоба подана с нарушением требований настоящей статьи;</text:p>
      <text:p text:style-name="s1"><text:bookmark text:name="anchor105822"/>б) по жалобе на те же действия (бездействие) субъекта (субъектов) контроля принято решение суда или контрольного органа в сфере закупок.</text:p>
      <text:p text:style-name="s1"><text:bookmark text:name="anchor1059"/>9. Не позднее трех часов с момента размещения в реестре, предусмотренном <text:a xlink:type="simple" xlink:href="#anchor9921">частью 21 статьи 99</text:a> настоящего Федерального закона, информации, предусмотренной <text:a xlink:type="simple" xlink:href="#anchor1058">частью 8</text:a> настоящей статьи, участнику закупки, подавшему жалобу, субъекту (субъектам) контроля, действия (бездействие) которого (которых) обжалуются, с использованием единой информационной системы направляются:</text:p>
      <text:p text:style-name="s1"><text:bookmark text:name="anchor10591"/>1) уведомление о размещении в таком реестре информации о принятии жалобы к рассмотрению по существу с указанием даты, времени и места ее рассмотрения, о возможности использования систем видео-конференц-связи в соответствии с <text:a xlink:type="simple" xlink:href="#anchor1062">частью 2 статьи 106</text:a> настоящего Федерального закона (в случае размещения информации в соответствии с <text:a xlink:type="simple" xlink:href="#anchor10581">пунктом 1 части 8</text:a> настоящей статьи). В случае обжалования действий (бездействия) контрактной службы, контрактного управляющего, комиссии по осуществлению закупок, членов этой комиссии такое уведомление направляется заказчику, уполномоченному органу или уполномоченному учреждению, наделенным полномочиями в соответствии со <text:a xlink:type="simple" xlink:href="#anchor26">статьей 26</text:a> настоящего Федерального закона. Уведомление, предусмотренное настоящим пунктом, считается надлежащим уведомлением участника закупки, подавшего жалобу, субъекта (субъектов) контроля, действия (бездействие) которого (которых) обжалуются, о дате, времени и месте рассмотрения жалобы по существу;</text:p>
      <text:p text:style-name="s1"><text:bookmark text:name="anchor10592"/>2) уведомление об отказе в принятии жалобы к рассмотрению по существу с указанием случая, предусмотренного <text:a xlink:type="simple" xlink:href="#anchor10582">пунктом 2 части 8</text:a> настоящей статьи (в случае размещения информации в соответствии с пунктом 2 части 8 настоящей статьи). В случае обжалования действий (бездействия) контрактной службы, контрактного управляющего, комиссии по осуществлению закупок, членов этой комиссии такое уведомление направляется заказчику, уполномоченному органу или уполномоченному учреждению, наделенным полномочиями в соответствии со <text:a xlink:type="simple" xlink:href="#anchor26">статьей 26</text:a> настоящего Федерального закона.</text:p>
      <text:p text:style-name="s22header">Информация об изменениях:</text:p>
      <text:p text:style-name="s22"><text:bookmark text:name="anchor10510"/>Часть 10 изменена с 1 января 2024 г. - <text:a xlink:type="simple" xlink:href="http://ivo.garant.ru/document/redirect/404488108/22203">Федеральный закон</text:a> от 16 апреля 2022 г. N 104-ФЗ (в редакции <text:a xlink:type="simple" xlink:href="http://ivo.garant.ru/document/redirect/404902805/322">Федерального закона</text:a> от 28 июня 2022 г. N 231-ФЗ)</text:p>
      <text:p text:style-name="s22"><text:a xlink:type="simple" xlink:href="http://ivo.garant.ru/document/redirect/76830780/10510">См. предыдущую редакцию</text:a></text:p>
      <text:p text:style-name="s1">10. При проведении закрытого конкурса, закрытого аукциона, при осуществлении закупок, предусмотренных статьей 111 (в случае определения в соответствии с <text:a xlink:type="simple" xlink:href="#anchor1111">частью 1 статьи 111</text:a> настоящего Федерального закона особенностей, предусматривающих неразмещение информации и документов в единой информационной системе, на официальном сайте при определении поставщика (подрядчика, исполнителя) и <text:a xlink:type="simple" xlink:href="#anchor1110">статьей 111.1</text:a> настоящего Федерального закона:</text:p>
      <text:p text:style-name="s1"><text:bookmark text:name="anchor105101"/>1) жалоба подается в письменной форме в контрольный орган в сфере закупок без использования единой информационной системы в сфере закупок. Подача жалобы с использованием факсимильной связи, электронной почты не допускается. При проведении закрытого конкурса, закрытого аукциона регистрация участника закупки, подающего жалобу, в единой информационной системе не требуется;</text:p>
      <text:p text:style-name="s22header">Информация об изменениях:</text:p>
      <text:p text:style-name="s22"><text:bookmark text:name="anchor105102"/>Пункт 2 изменен с 1 января 2024 г. - <text:a xlink:type="simple" xlink:href="http://ivo.garant.ru/document/redirect/408274115/2621">Федеральный закон</text:a> от 25 декабря 2023 г. N 624-ФЗ</text:p>
      <text:p text:style-name="s22"><text:a xlink:type="simple" xlink:href="http://ivo.garant.ru/document/redirect/76830780/105102">См. предыдущую редакцию</text:a></text:p>
      <text:p text:style-name="s1">2) жалоба должна содержать информацию, предусмотренную <text:a xlink:type="simple" xlink:href="#anchor1054">частью 4</text:a> настоящей статьи, информацию о подающем жалобу участнике закупки, предусмотренную <text:a xlink:type="simple" xlink:href="#anchor431104">подпунктами "г"</text:a> и <text:a xlink:type="simple" xlink:href="#anchor431106">"е" пункта 1 части 1 статьи 43</text:a> настоящего Федерального закона, почтовый адрес субъекта (почтовые адреса субъектов) контроля, действия которого (которых) обжалуются, и должна быть подписана лицом, имеющим право действовать от имени участника закупки. К жалобе должны быть приложены приглашение (в случае подачи жалобы при проведении закрытого конкурса, закрытого аукциона), а также доверенность или иной подтверждающий полномочия на подписание жалобы документ (в случае подачи жалобы представителем участника закупки);</text:p>
      <text:p text:style-name="s1"><text:bookmark text:name="anchor105103"/>3) не позднее двух рабочих дней со дня, следующего за днем поступления жалобы, контрольный орган в сфере закупок направляет участнику закупки, подавшему жалобу, информацию о принятии жалобы к рассмотрению по существу с указанием даты, времени и места ее рассмотрения либо об отказе в принятии жалобы к рассмотрению по существу в случаях, предусмотренных <text:a xlink:type="simple" xlink:href="#anchor1055">частью 5</text:a>, <text:a xlink:type="simple" xlink:href="#anchor10582">пунктом 2 части 8</text:a> настоящей статьи. Информация о принятии жалобы к рассмотрению по существу с указанием даты, времени и места ее рассмотрения и приложением копии жалобы также направляется в указанный срок субъекту (субъектам) контроля, действия которого (которых) обжалуются;</text:p>
      <text:p text:style-name="s22header">Информация об изменениях:</text:p>
      <text:p text:style-name="s22"><text:bookmark text:name="anchor105104"/>Часть 10 дополнена пунктом 4 с 1 января 2024 г. - <text:a xlink:type="simple" xlink:href="http://ivo.garant.ru/document/redirect/408274115/2622">Федеральный закон</text:a> от 25 декабря 2023 г. N 624-ФЗ</text:p>
      <text:p text:style-name="s1">4) участник закупки вправе отозвать поданную им жалобу до даты ее рассмотрения по существу контрольным органом в сфере закупок путем направления в указанный орган в письменной форме без использования единой информационной системы заявления об отзыве жалобы. Направление заявления об отзыве жалобы с использованием факсимильной связи, электронной почты не допускается. Заявление об отзыве жалобы должно быть подписано лицом, имеющим право действовать от имени участника закупки. К заявлению об отзыве жалобы должны быть приложены доверенность или иной подтверждающий полномочия на подписание заявления об отзыве жалобы документ (в случае подачи заявления об отзыве жалобы представителем участника закупки). В случае поступления заявления об отзыве жалобы в контрольный орган в сфере закупок до рассмотрения жалобы по существу такая жалоба контрольным органом в сфере закупок по существу не рассматривается. Участник закупки не вправе повторно подать жалобу на те же действия (бездействие) субъекта (субъектов) контроля, совершенные при осуществлении закупки, в отношении которой поданная жалоба отозвана.</text:p>
      <text:p text:style-name="s1"/>
      <text:p text:style-name="s15"><text:bookmark text:name="anchor106"/><text:span text:style-name="s10">Статья 106</text:span>. Рассмотрение жалобы по существу</text:p>
      <text:p text:style-name="s9header">ГАРАНТ:</text:p>
      <text:p text:style-name="s9">См. <text:span text:style-name="s8">Энциклопедии</text:span>, <text:a xlink:type="simple" xlink:href="http://ivo.garant.ru/document/redirect/77530877/0">позиции высших судов</text:a> и другие комментарии к статье 106 настоящего Федерального закона</text:p>
      <text:p text:style-name="s22header">Информация об изменениях:</text:p>
      <text:p text:style-name="s22"><text:bookmark text:name="anchor1061"/>Часть 1 изменена с 1 января 2022 г. - <text:a xlink:type="simple" xlink:href="http://ivo.garant.ru/document/redirect/401423520/50401">Федеральный закон</text:a> от 2 июля 2021 г. N 360-ФЗ</text:p>
      <text:p text:style-name="s22"><text:a xlink:type="simple" xlink:href="http://ivo.garant.ru/document/redirect/77312405/1061">См. предыдущую редакцию</text:a></text:p>
      <text:p text:style-name="s1">1. Лица, права и законные интересы которых непосредственно затрагиваются в результате рассмотрения жалобы, вправе направить в контрольный орган в сфере закупок возражения на жалобу, участвовать в ее рассмотрении лично или через своих представителей. При этом возражение на жалобу направляется в контрольный орган в сфере закупок не позднее рабочего дня, предшествующего дню рассмотрения жалобы по существу.</text:p>
      <text:p text:style-name="s22header">Информация об изменениях:</text:p>
      <text:p text:style-name="s22"><text:bookmark text:name="anchor1062"/>Часть 2 изменена с 1 января 2022 г. - <text:a xlink:type="simple" xlink:href="http://ivo.garant.ru/document/redirect/401423520/50401">Федеральный закон</text:a> от 2 июля 2021 г. N 360-ФЗ</text:p>
      <text:p text:style-name="s22"><text:a xlink:type="simple" xlink:href="http://ivo.garant.ru/document/redirect/77312405/1062">См. предыдущую редакцию</text:a></text:p>
      <text:p text:style-name="s1">2. Лица, имеющие право действовать от имени участника закупки, подавшего жалобу, от имени субъекта (субъектов) контроля, действия (бездействие) которого (которых) обжалуются, вправе участвовать в рассмотрении жалобы по существу, в том числе с использованием систем видео-конференц-связи при наличии в контрольном органе в сфере закупок технической возможности осуществления видео-конференц-связи.</text:p>
      <text:p text:style-name="s22header">Информация об изменениях:</text:p>
      <text:p text:style-name="s22"><text:bookmark text:name="anchor1063"/>Часть 3 изменена с 1 января 2022 г. - <text:a xlink:type="simple" xlink:href="http://ivo.garant.ru/document/redirect/401423520/50402">Федеральный закон</text:a> от 2 июля 2021 г. N 360-ФЗ</text:p>
      <text:p text:style-name="s22"><text:a xlink:type="simple" xlink:href="http://ivo.garant.ru/document/redirect/77312405/1063">См. предыдущую редакцию</text:a></text:p>
      <text:p text:style-name="s1">3. Контрольный орган в сфере закупок обязан рассмотреть жалобу по существу и возражение на жалобу в течение пяти рабочих дней с даты поступления жалобы и уведомить лицо, подавшее жалобу, лиц, направивших возражения на жалобу, о результатах такого рассмотрения. При этом контрольный орган в сфере закупок вправе направлять запросы о предоставлении информации и документов, необходимых для рассмотрения жалобы, в том числе запросить у субъектов контроля указанные информацию и документы.</text:p>
      <text:p text:style-name="s22header">Информация об изменениях:</text:p>
      <text:p text:style-name="s22"><text:bookmark text:name="anchor1064"/>Часть 4 изменена с 1 января 2022 г. - <text:a xlink:type="simple" xlink:href="http://ivo.garant.ru/document/redirect/401423520/50403">Федеральный закон</text:a> от 2 июля 2021 г. N 360-ФЗ</text:p>
      <text:p text:style-name="s22"><text:a xlink:type="simple" xlink:href="http://ivo.garant.ru/document/redirect/77312405/1064">См. предыдущую редакцию</text:a></text:p>
      <text:p text:style-name="s1">4. Не допускается запрашивать у лица, подавшего жалобу, информацию и документы, которые находятся в распоряжении государственных органов (в том числе органов государственной власти), органов местного самоуправления либо органов, подведомственных государственным органам (в том числе органам государственной власти) или органам местного самоуправления. В таком случае контрольный орган в сфере закупок запрашивает такую информацию и документы самостоятельно. Рассмотрение жалобы по существу должно осуществляться на коллегиальной основе. Участник закупки, подавший жалобу, вправе представить для рассмотрения жалобы по существу информацию и документы, подтверждающие обоснованность доводов жалобы. В день рассмотрения жалобы по существу участник закупки, подавший жалобу, вправе ее отозвать непосредственно при рассмотрении.</text:p>
      <text:p text:style-name="s22header">Информация об изменениях:</text:p>
      <text:p text:style-name="s22"><text:bookmark text:name="anchor1065"/>Часть 5 изменена с 1 января 2022 г. - <text:a xlink:type="simple" xlink:href="http://ivo.garant.ru/document/redirect/401423520/50404">Федеральный закон</text:a> от 2 июля 2021 г. N 360-ФЗ</text:p>
      <text:p text:style-name="s22"><text:a xlink:type="simple" xlink:href="http://ivo.garant.ru/document/redirect/77312405/1065">См. предыдущую редакцию</text:a></text:p>
      <text:p text:style-name="s1">5. Субъекты контроля, действия (бездействие) которых обжалуются, обязаны представить на рассмотрение жалобы по существу документацию о закупке (в случае, если настоящим Федеральным законом предусмотрена документация о закупке), заявки на участие в определении поставщика (подрядчика, исполнителя), протоколы, предусмотренные настоящим Федеральным законом, аудио-, видеозаписи и иную информацию и документы, составленные в ходе определения поставщика (подрядчика, исполнителя) или аккредитации участника закупки на электронной площадке, специализированной электронной площадке.</text:p>
      <text:p text:style-name="s22header">Информация об изменениях:</text:p>
      <text:p text:style-name="s22"><text:bookmark text:name="anchor10651"/>Статья 106 дополнена частью 5.1 с 12 мая 2019 г. - <text:a xlink:type="simple" xlink:href="http://ivo.garant.ru/document/redirect/72235286/71">Федеральный закон</text:a> от 1 мая 2019 г. N 71-ФЗ</text:p>
      <text:p text:style-name="s1">5.1. Представление информации и документов, предусмотренных <text:a xlink:type="simple" xlink:href="#anchor1065">частью 5</text:a> настоящей статьи, не требуется в случае их размещения в соответствии с настоящим Федеральным законом на официальном сайте. При этом, если информация и документы, предусмотренные частью 5 настоящей статьи и размещенные на официальном сайте, не соответствуют информации и документам, составленным в ходе определения поставщика (подрядчика, исполнителя) или аккредитации участника закупки на электронной площадке, специализированной электронной площадке, приоритет имеют информация и документы, размещенные на официальном сайте.</text:p>
      <text:p text:style-name="s22header">Информация об изменениях:</text:p>
      <text:p text:style-name="s22"><text:bookmark text:name="anchor1066"/>Часть 6 изменена с 1 января 2022 г. - <text:a xlink:type="simple" xlink:href="http://ivo.garant.ru/document/redirect/401423520/50405">Федеральный закон</text:a> от 2 июля 2021 г. N 360-ФЗ</text:p>
      <text:p text:style-name="s22"><text:a xlink:type="simple" xlink:href="http://ivo.garant.ru/document/redirect/77312405/1066">См. предыдущую редакцию</text:a></text:p>
      <text:p text:style-name="s1">6. Рассмотрение жалобы не осуществляется в отношении результатов оценки заявок на участие в конкурсе в соответствии с указанными в <text:a xlink:type="simple" xlink:href="#anchor3213">пунктах 3</text:a> и <text:a xlink:type="simple" xlink:href="#anchor3214">4 части 1 статьи 32</text:a> настоящего Федерального закона критериями оценки этих заявок, окончательных предложений.</text:p>
      <text:p text:style-name="s22header">Информация об изменениях:</text:p>
      <text:p text:style-name="s22"><text:bookmark text:name="anchor1067"/>Часть 7 изменена с 1 октября 2024 г. - <text:a xlink:type="simple" xlink:href="http://ivo.garant.ru/document/redirect/409494237/220">Федеральный закон</text:a> от 8 августа 2024 г. N 318-ФЗ</text:p>
      <text:p text:style-name="s22"><text:a xlink:type="simple" xlink:href="http://ivo.garant.ru/document/redirect/76839267/1067">См. предыдущую редакцию</text:a></text:p>
      <text:p text:style-name="s1">7. Контрольный орган в сфере закупок вправе <text:a xlink:type="simple" xlink:href="http://ivo.garant.ru/document/redirect/73081124/1000">приостановить</text:a> определение поставщика (подрядчика, исполнителя) в части заключения контракта заказчиком до рассмотрения жалобы по существу, направив заказчику, оператору специализированной электронной площадки (в случаях, установленных Правительством Российской Федерации, в соответствии с <text:a xlink:type="simple" xlink:href="#anchor240133">пунктом 3 части 13 статьи 24</text:a> настоящего Федерального закона), в уполномоченный орган, уполномоченное учреждение, специализированную организацию требование о приостановлении определения поставщика (подрядчика, исполнителя) в части заключения контракта заказчиком до рассмотрения жалобы по существу, которое является для них обязательным. При проведении электронных процедур, закрытых электронных процедур (за исключением случаев, установленных Правительством Российской Федерации в соответствии с <text:a xlink:type="simple" xlink:href="#anchor240133">пунктом 3 части 13 статьи 24</text:a> настоящего Федерального закона) такое приостановление (в случае принятия решения о приостановлении определения поставщика (подрядчика, исполнителя) осуществляется контрольным органом в сфере закупок с использованием единой информационной системы в сфере закупок при размещении информации в соответствии с <text:a xlink:type="simple" xlink:href="#anchor10581">пунктом 1 части 8 статьи 105</text:a> настоящего Федерального закона. В случае принятия решения о приостановлении определения поставщика (подрядчика, исполнителя) контракт не может быть заключен до рассмотрения жалобы по существу. При этом срок, установленный для заключения контракта, подлежит продлению на срок рассмотрения жалобы по существу.</text:p>
      <text:p text:style-name="s22header">Информация об изменениях:</text:p>
      <text:p text:style-name="s22"><text:bookmark text:name="anchor1068"/>Часть 8 изменена с 1 января 2022 г. - <text:a xlink:type="simple" xlink:href="http://ivo.garant.ru/document/redirect/401423520/50406">Федеральный закон</text:a> от 2 июля 2021 г. N 360-ФЗ</text:p>
      <text:p text:style-name="s22"><text:a xlink:type="simple" xlink:href="http://ivo.garant.ru/document/redirect/77312405/1068">См. предыдущую редакцию</text:a></text:p>
      <text:p text:style-name="s1">8. По результатам рассмотрения жалобы по существу контрольный орган в сфере закупок принимает решение о признании жалобы обоснованной или необоснованной, о совершении (при необходимости) действий, предусмотренных <text:a xlink:type="simple" xlink:href="#anchor99221">пунктами 1</text:a> и <text:a xlink:type="simple" xlink:href="#anchor99223">3 части 22 статьи 99</text:a> настоящего Федерального закона, и выдает (при необходимости) предписание об устранении допущенных нарушений, предусмотренное <text:a xlink:type="simple" xlink:href="#anchor99222">пунктом 2 части 22 статьи 99</text:a> настоящего Федерального закона. Не позднее трех рабочих дней с даты принятия решения, выдачи предписания контрольный орган в сфере закупок:</text:p>
      <text:p text:style-name="s1"><text:bookmark text:name="anchor10681"/>1) размещает (за исключением случаев проведения закрытых конкурентных способов, осуществления закупок, предусмотренных статьей 111 (в случае определения в соответствии с <text:a xlink:type="simple" xlink:href="#anchor1111">частью 1 статьи 111</text:a> настоящего Федерального закона особенностей, предусматривающих неразмещение информации и документов в единой информационной системе, на официальном сайте при определении поставщика (подрядчика, исполнителя) и <text:a xlink:type="simple" xlink:href="#anchor1110">статьей 111.1</text:a> настоящего Федерального закона) решение, принятое по результатам рассмотрения жалобы по существу, предписание об устранении допущенных нарушений (в случае его выдачи) в реестре, предусмотренном <text:a xlink:type="simple" xlink:href="#anchor9921">частью 21 статьи 99</text:a> настоящего Федерального закона, а также направляет копию таких решения, предписания лицам, направившим в соответствии с настоящей статьей возражение на жалобу;</text:p>
      <text:p text:style-name="s1"><text:bookmark text:name="anchor10682"/>2) направляет (при проведении закрытых конкурентных способов, при осуществлении закупок, предусмотренных статьей 111 (в случае определения в соответствии с <text:a xlink:type="simple" xlink:href="#anchor1111">частью 1 статьи 111</text:a> настоящего Федерального закона особенностей, предусматривающих неразмещение информации и документов в единой информационной системе, на официальном сайте при определении поставщика (подрядчика, исполнителя) и <text:a xlink:type="simple" xlink:href="#anchor1110">статьей 111.1</text:a> настоящего Федерального закона) копию решения, принятого по результатам рассмотрения жалобы по существу, предписания об устранении допущенных нарушений (в случае его выдачи) участнику закупки, подавшему жалобу, субъекту (субъектам) контроля, действия (бездействие) которого (которых) обжалуются, лицам, направившим в соответствии с настоящей статьей возражение на жалобу.</text:p>
      <text:p text:style-name="s22header">Информация об изменениях:</text:p>
      <text:p text:style-name="s22"><text:bookmark text:name="anchor106081"/>Часть 8.1 изменена с 1 января 2026 г. - <text:a xlink:type="simple" xlink:href="http://ivo.garant.ru/document/redirect/411208037/113">Федеральный закон</text:a> от 26 декабря 2024 г. № 484-ФЗ</text:p>
      <text:p text:style-name="s22"><text:a xlink:type="simple" xlink:href="http://ivo.garant.ru/document/redirect/76848254/106081">См. предыдущую редакцию</text:a></text:p>
      <text:p text:style-name="s1">8.1. Не позднее трех часов с момента размещения в реестре, предусмотренном <text:a xlink:type="simple" xlink:href="#anchor9921">частью 21 статьи 99</text:a> настоящего Федерального закона, информации, предусмотренной <text:a xlink:type="simple" xlink:href="#anchor10681">пунктом 1 части 8</text:a> настоящей статьи, участнику закупки, подавшему жалобу, субъекту (субъектам) контроля, действия (бездействие) которого (которых) обжалуются, оператору электронной площадки (в случае проведения электронной процедуры при условии, что такой оператор не является субъектом контроля, действия (бездействие) которого обжалуются), оператору специализированной электронной площадки (в случае проведения закрытой электронной процедуры при условии, что такой оператор не является субъектом контроля, действия (бездействие) которого обжалуются) направляется с использованием единой информационной системы уведомление о размещении в таком реестре решения, принятого по результатам рассмотрения жалобы по существу, предписания об устранении допущенных нарушений (в случае его выдачи). В случае обжалования действий (бездействия) контрактной службы, контрактного управляющего, комиссии по осуществлению закупок, членов этой комиссии такое уведомление направляется заказчику, уполномоченному органу или уполномоченному учреждению, наделенным полномочиями в соответствии со <text:a xlink:type="simple" xlink:href="#anchor26">статьей 26</text:a> настоящего Федерального закона. Уведомление, предусмотренное настоящей частью, считается надлежащим уведомлением участника закупки, подавшего жалобу, субъекта (субъектов) контроля, действия (бездействие) которого (которых) обжалуются, о результатах рассмотрения жалобы по существу.</text:p>
      <text:p text:style-name="s1"><text:bookmark text:name="anchor1069"/>9. Решение, принятое по результатам рассмотрения жалобы по существу, может быть обжаловано в судебном порядке в течение трех месяцев с даты его принятия.</text:p>
      <text:p text:style-name="s22header">Информация об изменениях:</text:p>
      <text:p text:style-name="s22"><text:bookmark text:name="anchor10610"/>Часть 10 изменена с 19 августа 2024 г. - <text:a xlink:type="simple" xlink:href="http://ivo.garant.ru/document/redirect/409493579/5918">Федеральный закон</text:a> от 8 августа 2024 г. N 232-ФЗ</text:p>
      <text:p text:style-name="s22"><text:a xlink:type="simple" xlink:href="http://ivo.garant.ru/document/redirect/76839266/10610">См. предыдущую редакцию</text:a></text:p>
      <text:p text:style-name="s1">10. В случае, если федеральным органом исполнительной власти, исполнительным органом субъекта Российской Федерации, органом местного самоуправления муниципального района, органом местного самоуправления муниципального округа или органом местного самоуправления городского округа, уполномоченными на осуществление контроля в сфере закупок, рассматривались жалобы на одни и те же действия (бездействие) субъектов контроля, выполняется решение, принятое федеральным органом исполнительной власти, уполномоченным на осуществление контроля в сфере закупок. В случае, если исполнительным органом субъекта Российской Федерации, органом местного самоуправления муниципального района, органом местного самоуправления муниципального округа или органом местного самоуправления городского округа, уполномоченными на осуществление контроля в сфере закупок, рассматривались жалобы на одни и те же действия (бездействие) субъектов контроля, выполняется решение, принятое исполнительным органом субъекта Российской Федерации, уполномоченным на осуществление контроля в сфере закупок.</text:p>
      <text:p text:style-name="s1"/>
      <text:p text:style-name="s15"><text:bookmark text:name="anchor107"/><text:span text:style-name="s10">Статья 107</text:span>. Ответственность за нарушение законодательства Российской Федерации и иных нормативных правовых актов о контрактной системе в сфере закупок</text:p>
      <text:p text:style-name="s9header">ГАРАНТ:</text:p>
      <text:p text:style-name="s9">См. <text:span text:style-name="s8">Энциклопедии</text:span>, <text:span text:style-name="s8">позиции высших судов</text:span> и другие комментарии к статье 107 настоящего Федерального закона</text:p>
      <text:p text:style-name="s1"><text:bookmark text:name="anchor1071"/>1. Лица, виновные в нарушении законодательства Российской Федерации и иных нормативных правовых актов о контрактной системе в сфере закупок, несут <text:a xlink:type="simple" xlink:href="http://ivo.garant.ru/document/redirect/12125268/192">дисциплинарную</text:a>, <text:span text:style-name="s8">гражданско-правовую</text:span>, <text:span text:style-name="s8">административную</text:span>, <text:span text:style-name="s8">уголовную ответственность</text:span> в соответствии с законодательством Российской Федерации.</text:p>
      <text:p text:style-name="s22header">Информация об изменениях:</text:p>
      <text:p text:style-name="s22"><text:bookmark text:name="anchor1072"/>Часть 2 изменена с 1 июля 2018 г. - <text:a xlink:type="simple" xlink:href="http://ivo.garant.ru/document/redirect/71848834/183">Федеральный закон</text:a> от 31 декабря 2017 г. N 504-ФЗ</text:p>
      <text:p text:style-name="s22"><text:a xlink:type="simple" xlink:href="http://ivo.garant.ru/document/redirect/57431179/1072">См. предыдущую редакцию</text:a></text:p>
      <text:p text:style-name="s1">2. Операторы электронных площадок, операторы специализированных электронных площадок и их должностные лица за нарушение законодательства Российской Федерации и иных нормативных правовых актов о контрактной системе в сфере закупок несут дисциплинарную, гражданско-правовую, административную, уголовную ответственность в соответствии с законодательством Российской Федерации, а также обязаны возместить убытки, причиненные лицам в результате неправомерных действий (бездействия), в том числе по разглашению информации, полученной в ходе проведения электронных процедур.</text:p>
      <text:p text:style-name="s9header">ГАРАНТ:</text:p>
      <text:p text:style-name="s9">Об ответственности заказчика, поставщика (исполнителя, подрядчика), а также оператора электронной площадки за нарушения положений настоящего Федерального закона см. <text:a xlink:type="simple" xlink:href="http://ivo.garant.ru/document/redirect/57727788/0">справку</text:a></text:p>
      <text:p text:style-name="s9">См. <text:a xlink:type="simple" xlink:href="http://ivo.garant.ru/document/redirect/71231476/0">аналитический обзор</text:a> типичных нарушений законодательства РФ о контрактной системе в сфере закупок для государственных и муниципальных нужд, принятых мерах реагирования и результатах работы по восстановлению интересов государства и общества (приложение к письму Генеральной Прокуратуры РФ от 26 июня 2015 г. N 73/1-666-2015)</text:p>
      <text:p text:style-name="s9"/>
      <text:h text:outline-level="1" text:style-name="s3"><text:bookmark text:name="anchor700"/>Глава 7. Особенности осуществления отдельных видов закупок</text:h>
      <text:p text:style-name="s1"/>
      <text:p text:style-name="s15"><text:bookmark text:name="anchor108"/><text:span text:style-name="s10">Статья 108</text:span>. Особенности заключения энергосервисных контрактов</text:p>
      <text:p text:style-name="s9header">ГАРАНТ:</text:p>
      <text:p text:style-name="s9">См. <text:a xlink:type="simple" xlink:href="http://ivo.garant.ru/document/redirect/57593577/0">Энциклопедии</text:a>, <text:a xlink:type="simple" xlink:href="http://ivo.garant.ru/document/redirect/77532950/0">позиции высших судов</text:a> и другие комментарии к статье 108 настоящего Федерального закона</text:p>
      <text:p text:style-name="s22header">Информация об изменениях:</text:p>
      <text:p text:style-name="s22"><text:bookmark text:name="anchor1081"/><text:a xlink:type="simple" xlink:href="http://ivo.garant.ru/document/redirect/71640124/1">Федеральным законом</text:a> от 28 марта 2017 г. N 36-ФЗ в часть 1 статьи 108 внесены изменения</text:p>
      <text:p text:style-name="s22"><text:a xlink:type="simple" xlink:href="http://ivo.garant.ru/document/redirect/57422951/1081">См. текст части в предыдущей редакции</text:a></text:p>
      <text:p text:style-name="s1">1. В целях обеспечения энергоэффективности при закупке товаров, работ, услуг, относящихся к сфере деятельности субъектов естественных монополий, услуг по водоснабжению, водоотведению, теплоснабжению, газоснабжению (за исключением услуг по реализации сжиженного газа, неиспользуемого в качестве моторного топлива), по подключению (присоединению) к сетям инженерно-технического обеспечения по регулируемым в соответствии с законодательством Российской Федерации ценам (тарифам), а также поставок электрической энергии, мазута, угля, поставок топлива, используемого в целях выработки энергии, заказчики вправе заключать энергосервисные контракты, предметом которых является совершение исполнителем действий, направленных на энергосбережение и повышение энергетической эффективности использования указанных энергетических ресурсов (далее - энергосервисный контракт).</text:p>
      <text:p text:style-name="s1"><text:bookmark text:name="anchor1082"/>2. Энергосервисный контракт заключается отдельно от контрактов на поставки товаров, выполнение работ, оказание услуг, относящихся к сфере деятельности субъектов естественных монополий, на оказание услуг по водоснабжению, водоотведению, теплоснабжению, газоснабжению, по подключению (присоединению) к сетям инженерно-технического обеспечения по регулируемым в соответствии с законодательством Российской Федерации ценам (тарифам), на поставки электрической энергии, мазута, угля, на поставки топлива, используемого в целях выработки энергии (далее в целях настоящей статьи - поставки энергетических ресурсов). Заключение энергосервисного контракта осуществляется в порядке, установленном настоящим Федеральным законом, с учетом положений, предусмотренных настоящей статьей.</text:p>
      <text:p text:style-name="s22header">Информация об изменениях:</text:p>
      <text:p text:style-name="s22"><text:bookmark text:name="anchor1083"/>Часть 3 изменена с 1 января 2022 г. - <text:a xlink:type="simple" xlink:href="http://ivo.garant.ru/document/redirect/401423520/50411">Федеральный закон</text:a> от 2 июля 2021 г. N 360-ФЗ</text:p>
      <text:p text:style-name="s22"><text:a xlink:type="simple" xlink:href="http://ivo.garant.ru/document/redirect/77312405/1083">См. предыдущую редакцию</text:a></text:p>
      <text:p text:style-name="s1">3. Начальная (максимальная) цена энергосервисного контракта (цена лота) <text:a xlink:type="simple" xlink:href="http://ivo.garant.ru/document/redirect/12178093/2000">определяется</text:a> с учетом фактических расходов заказчика на поставки энергетических ресурсов за прошлый год и не может превышать указанные расходы с учетом особенностей, установленных Правительством Российской Федерации в соответствии с <text:a xlink:type="simple" xlink:href="#anchor10819">частью 19</text:a> настоящей статьи. В извещении об осуществлении закупки, документации о закупке (в случае, если настоящим Федеральным законом предусмотрена документация о закупке) указывается начальная (максимальная) цена энергосервисного контракта (цена лота), в том числе расходы на поставки энергетических ресурсов, в отношении каждого вида товаров, работ, услуг с указанием количества таких товаров, работ, услуг и стоимости единицы каждого товара, каждой работы, каждой услуги, а также одно из следующих условий:</text:p>
      <text:p text:style-name="s1"><text:bookmark text:name="anchor10831"/>1) фиксированный размер экономии в денежном выражении соответствующих расходов заказчика на поставки энергетических ресурсов, максимальный процент указанной экономии, который может быть уплачен исполнителю в соответствии с энергосервисным контрактом;</text:p>
      <text:p text:style-name="s1"><text:bookmark text:name="anchor10832"/>2) подлежащий уплате исполнителю в соответствии с энергосервисным контрактом фиксированный процент экономии в денежном выражении соответствующих расходов заказчика на поставки энергетических ресурсов, минимальный размер указанной экономии в денежном выражении;</text:p>
      <text:p text:style-name="s1"><text:bookmark text:name="anchor10833"/>3) минимальный размер экономии в денежном выражении соответствующих расходов заказчика на поставки энергетических ресурсов, максимальный процент указанной экономии, который может быть уплачен исполнителю в соответствии с энергосервисным контрактом.</text:p>
      <text:p text:style-name="s1"><text:bookmark text:name="anchor1084"/>4. При заключении энергосервисного контракта проект такого контракта, направляемый заказчиком поставщику, должен быть основан на объеме потребления энергетических ресурсов, согласованном в установленном законодательством Российской Федерации порядке.</text:p>
      <text:p text:style-name="s22header">Информация об изменениях:</text:p>
      <text:p text:style-name="s22"><text:bookmark text:name="anchor1085"/>Часть 5 изменена с 1 января 2022 г. - <text:a xlink:type="simple" xlink:href="http://ivo.garant.ru/document/redirect/401423520/50412">Федеральный закон</text:a> от 2 июля 2021 г. N 360-ФЗ</text:p>
      <text:p text:style-name="s22"><text:a xlink:type="simple" xlink:href="http://ivo.garant.ru/document/redirect/77312405/1085">См. предыдущую редакцию</text:a></text:p>
      <text:p text:style-name="s1">5. Заказчик, уполномоченный орган, уполномоченное учреждение в извещении об осуществлении закупки, документации о закупке (в случае, если настоящим Федеральным законом предусмотрена документация о закупке) вправе указать предельный размер возможных расходов заказчика в связи с исполнением энергосервисного контракта.</text:p>
      <text:p text:style-name="s22header">Информация об изменениях:</text:p>
      <text:p text:style-name="s22"><text:bookmark text:name="anchor1086"/>Часть 6 изменена с 1 января 2022 г. - <text:a xlink:type="simple" xlink:href="http://ivo.garant.ru/document/redirect/401423520/50413">Федеральный закон</text:a> от 2 июля 2021 г. N 360-ФЗ</text:p>
      <text:p text:style-name="s22"><text:a xlink:type="simple" xlink:href="http://ivo.garant.ru/document/redirect/77312405/1086">См. предыдущую редакцию</text:a></text:p>
      <text:p text:style-name="s1">6. При заключении энергосервисного контракта путем проведения конкурса или запроса котировок заказчик, уполномоченный орган, уполномоченное учреждение указывают также в извещении об осуществлении закупки, документации о закупке (в случае, если настоящим Федеральным законом предусмотрена документация о закупке) на необходимость включения в заявку на участие в конкурсе или заявку на участие в запросе котировок одного из следующих предложений:</text:p>
      <text:p text:style-name="s1"><text:bookmark text:name="anchor10861"/>1) предложение о цене контракта или в случае, предусмотренном <text:a xlink:type="simple" xlink:href="#anchor10831">пунктом 1 части 3</text:a> настоящей статьи, о проценте экономии;</text:p>
      <text:p text:style-name="s1"><text:bookmark text:name="anchor10862"/>2) предложение о сумме, определяемой как разница между соответствующими расходами заказчика на поставки энергетических ресурсов (начальной (максимальной) ценой контракта) и предложенной участником закупки экономией в денежном выражении указанных расходов заказчика, в случае, предусмотренном <text:a xlink:type="simple" xlink:href="#anchor10832">пунктом 2 части 3</text:a> настоящей статьи;</text:p>
      <text:p text:style-name="s1"><text:bookmark text:name="anchor10863"/>3) предложение о сумме, определяемой как разница между соответствующими расходами заказчика на поставки энергетических ресурсов (начальной (максимальной) ценой контракта) и экономией в денежном выражении указанных расходов заказчика, предложенной участником закупки и уменьшенной на стоимостную величину, соответствующую предложенному участником закупки проценту такой экономии, в случае, предусмотренном <text:a xlink:type="simple" xlink:href="#anchor10833">пунктом 3 части 3</text:a> настоящей статьи.</text:p>
      <text:p text:style-name="s22header">Информация об изменениях:</text:p>
      <text:p text:style-name="s22"><text:bookmark text:name="anchor1087"/>Часть 7 изменена с 1 января 2022 г. - <text:a xlink:type="simple" xlink:href="http://ivo.garant.ru/document/redirect/401423520/50414">Федеральный закон</text:a> от 2 июля 2021 г. N 360-ФЗ</text:p>
      <text:p text:style-name="s22"><text:a xlink:type="simple" xlink:href="http://ivo.garant.ru/document/redirect/77312405/1087">См. предыдущую редакцию</text:a></text:p>
      <text:p text:style-name="s1">7. При заключении энергосервисного контракта путем проведения конкурса или запроса котировок заявка на участие в конкурсе или заявка на участие в запросе котировок должна содержать предложения, предусмотренные <text:a xlink:type="simple" xlink:href="#anchor10861">пунктами 1 - 3 части 6 </text:a>настоящей статьи, в зависимости от условий, предусмотренных извещением об осуществлении закупки, документацией о закупке (в случае, если настоящим Федеральным законом предусмотрена документация о закупке).</text:p>
      <text:p text:style-name="s1"><text:bookmark text:name="anchor1088"/>8. В случаях, предусмотренных <text:a xlink:type="simple" xlink:href="#anchor10862">пунктами 2</text:a> и <text:a xlink:type="simple" xlink:href="#anchor10863">3 части 6</text:a> настоящей статьи, победителем запроса котировок признается лицо, сделавшее предложение о наиболее низкой сумме.</text:p>
      <text:p text:style-name="s22header">Информация об изменениях:</text:p>
      <text:p text:style-name="s22"><text:bookmark text:name="anchor1089"/>Часть 9 изменена с 1 января 2022 г. - <text:a xlink:type="simple" xlink:href="http://ivo.garant.ru/document/redirect/401423520/50415">Федеральный закон</text:a> от 2 июля 2021 г. N 360-ФЗ</text:p>
      <text:p text:style-name="s22"><text:a xlink:type="simple" xlink:href="http://ivo.garant.ru/document/redirect/77312405/1089">См. предыдущую редакцию</text:a></text:p>
      <text:p text:style-name="s1">9. В случаях, предусмотренных <text:a xlink:type="simple" xlink:href="#anchor10862">пунктами 2</text:a> и <text:a xlink:type="simple" xlink:href="#anchor10863">3 части 6</text:a> настоящей статьи, для определения лучших условий исполнения энергосервисного контракта, предложенных в заявках на участие в конкурсе, комиссия по осуществлению закупок вместо такого критерия оценки заявки на участие в конкурсе, как цена контракта, оценивает и сопоставляет такой критерий, как предложение о сумме, в целях выявления лучших условий исполнения этого контракта, соответствующих расходов заказчика на поставки энергетических ресурсов, которые заказчик осуществит в результате заключения, исполнения энергосервисного контракта, а также расходов, которые заказчик понесет по энергосервисному контракту. При этом рассмотрение и оценка заявок на участие в конкурсе в соответствии с таким критерием, как предложение о сумме, осуществляются в порядке, установленном Правительством Российской Федерации в соответствии с <text:a xlink:type="simple" xlink:href="#anchor328">частью 8 статьи 32</text:a> настоящего Федерального закона в отношении такого критерия, как цена контракта, с учетом особенностей, установленных настоящей статьей.</text:p>
      <text:p text:style-name="s22header">Информация об изменениях:</text:p>
      <text:p text:style-name="s22"><text:bookmark text:name="anchor10810"/>Часть 10 изменена с 1 января 2022 г. - <text:a xlink:type="simple" xlink:href="http://ivo.garant.ru/document/redirect/401423520/50416">Федеральный закон</text:a> от 2 июля 2021 г. N 360-ФЗ</text:p>
      <text:p text:style-name="s22"><text:a xlink:type="simple" xlink:href="http://ivo.garant.ru/document/redirect/77312405/10810">См. предыдущую редакцию</text:a></text:p>
      <text:p text:style-name="s1">10. При заключении энергосервисного контракта путем аукциона такой аукцион проводится путем снижения одного из следующих показателей:</text:p>
      <text:p text:style-name="s1"><text:bookmark text:name="anchor108101"/>1) цена энергосервисного контракта или в случае, предусмотренном <text:a xlink:type="simple" xlink:href="#anchor10831">пунктом 1 части 3</text:a> настоящей статьи, процент экономии;</text:p>
      <text:p text:style-name="s1"><text:bookmark text:name="anchor108102"/>2) предложение о сумме, определяемой как разница между соответствующими расходами заказчика на поставки энергетических ресурсов (начальной (максимальной) ценой контракта) и предложенной участником такого аукциона экономией в денежном выражении указанных расходов, в случае, предусмотренном <text:a xlink:type="simple" xlink:href="#anchor10832">пунктом 2 части 3</text:a> настоящей статьи;</text:p>
      <text:p text:style-name="s1"><text:bookmark text:name="anchor108103"/>3) предложение о сумме, определяемой как разница между соответствующими расходами заказчика на поставки энергетических ресурсов (начальной (максимальной) ценой контракта) и экономией в денежном выражении указанных расходов, предложенной участником такого аукциона и уменьшенной на стоимостную величину, соответствующую предложенному участником такого аукциона проценту этой экономии, в случае, предусмотренном <text:a xlink:type="simple" xlink:href="#anchor10833">пунктом 3 части 3 </text:a>настоящей статьи.</text:p>
      <text:p text:style-name="s22header">Информация об изменениях:</text:p>
      <text:p text:style-name="s22"><text:bookmark text:name="anchor10811"/>Часть 11 изменена с 1 января 2022 г. - <text:a xlink:type="simple" xlink:href="http://ivo.garant.ru/document/redirect/401423520/50417">Федеральный закон</text:a> от 2 июля 2021 г. N 360-ФЗ</text:p>
      <text:p text:style-name="s22"><text:a xlink:type="simple" xlink:href="http://ivo.garant.ru/document/redirect/77312405/10811">См. предыдущую редакцию</text:a></text:p>
      <text:p text:style-name="s1">11. В случаях, предусмотренных <text:a xlink:type="simple" xlink:href="#anchor108102">пунктами 2</text:a> и <text:a xlink:type="simple" xlink:href="#anchor108103">3 части 10</text:a> настоящей статьи, победителем аукциона признается лицо, сделавшее предложение о наиболее низкой сумме.</text:p>
      <text:p text:style-name="s22header">Информация об изменениях:</text:p>
      <text:p text:style-name="s22"><text:bookmark text:name="anchor10812"/>Часть 12 изменена с 1 января 2022 г. - <text:a xlink:type="simple" xlink:href="http://ivo.garant.ru/document/redirect/401423520/50418">Федеральный закон</text:a> от 2 июля 2021 г. N 360-ФЗ</text:p>
      <text:p text:style-name="s22"><text:a xlink:type="simple" xlink:href="http://ivo.garant.ru/document/redirect/77312405/10812">См. предыдущую редакцию</text:a></text:p>
      <text:p text:style-name="s1">12. В случае, предусмотренном <text:a xlink:type="simple" xlink:href="#anchor108103">пунктом 3 части 10</text:a> настоящей статьи, при заключении энергосервисного контракта победитель аукциона или участник данного аукциона, с которым заключается энергосервисный контракт при уклонении от заключения контракта этого победителя, определяет размер экономии в денежном выражении соответствующих расходов заказчика на поставки энергетических ресурсов и процент такой экономии с учетом предусмотренных документацией о закупке (если настоящим Федеральным законом предусмотрена документация о закупке) минимального процента такой экономии и максимального процента такой экономии, а также предложения о сумме этого победителя или этого участника.</text:p>
      <text:p text:style-name="s1"><text:bookmark text:name="anchor10813"/>13. Энергосервисный контракт заключается по цене, которая определяется в виде:</text:p>
      <text:p text:style-name="s1"><text:bookmark text:name="anchor108131"/>1) фиксированного процента экономии в денежном выражении соответствующих расходов заказчика на поставки энергетических ресурсов, предложенного участником закупки, с которым заключается такой контракт, в случае, указанном в <text:a xlink:type="simple" xlink:href="#anchor10831">пункте 1 части 3</text:a> настоящей статьи;</text:p>
      <text:p text:style-name="s1"><text:bookmark text:name="anchor108132"/>2) фиксированного процента экономии в денежном выражении соответствующих расходов заказчика на поставки энергетических ресурсов, предложенного участником закупки, с которым заключается такой контракт, в случае, указанном в <text:a xlink:type="simple" xlink:href="#anchor10832">пункте 2 части 3</text:a> настоящей статьи;</text:p>
      <text:p text:style-name="s1"><text:bookmark text:name="anchor108133"/>3) процента экономии в денежном выражении соответствующих расходов заказчика на поставки энергетических ресурсов, предложенного участником закупки, с которым заключается такой контракт, в случае, указанном в <text:a xlink:type="simple" xlink:href="#anchor10833">пункте 3 части 3</text:a> настоящей статьи.</text:p>
      <text:p text:style-name="s22header">Информация об изменениях:</text:p>
      <text:p text:style-name="s22"><text:bookmark text:name="anchor10814"/>Часть 14 изменена с 1 января 2022 г. - <text:a xlink:type="simple" xlink:href="http://ivo.garant.ru/document/redirect/401423520/50419">Федеральный закон</text:a> от 2 июля 2021 г. N 360-ФЗ</text:p>
      <text:p text:style-name="s22"><text:a xlink:type="simple" xlink:href="http://ivo.garant.ru/document/redirect/77312405/10814">См. предыдущую редакцию</text:a></text:p>
      <text:p text:style-name="s1">14. При заключении энергосервисного контракта в нем указывается экономия в натуральном выражении соответствующих расходов заказчика на поставки энергетических ресурсов по каждому виду таких ресурсов, рассчитываемая из фиксированного размера экономии в денежном выражении (в случае, предусмотренном <text:a xlink:type="simple" xlink:href="#anchor10831">пунктом 1 части 3</text:a> настоящей статьи) или предложенной участником закупки (в случаях, предусмотренных <text:a xlink:type="simple" xlink:href="#anchor10832">пунктами 2</text:a> и <text:a xlink:type="simple" xlink:href="#anchor10833">3 части 3</text:a> настоящей статьи) экономии в денежном выражении указанных расходов, а также стоимости единицы каждого товара, каждой работы или каждой услуги, указанных в извещении об осуществлении закупки, документации о закупке (в случае, если настоящим Федеральным законом предусмотрена документация о закупке).</text:p>
      <text:p text:style-name="s1"><text:bookmark text:name="anchor10815"/>15. При заключении энергосервисного контракта в этом контракте также указывается в случае, предусмотренном <text:a xlink:type="simple" xlink:href="#anchor10831">пунктами 1</text:a> и <text:a xlink:type="simple" xlink:href="#anchor10833">3 части 3</text:a> настоящей статьи, предложенный участником закупки процент экономии соответствующих расходов заказчика на поставки энергетических ресурсов или в случае, предусмотренном <text:a xlink:type="simple" xlink:href="#anchor10832">пунктом 2 части 3</text:a> настоящей статьи, фиксированный процент такой экономии. Процент такой экономии, указанный в энергосервисном контракте, не может изменяться в ходе исполнения этого контракта.</text:p>
      <text:p text:style-name="s22header">Информация об изменениях:</text:p>
      <text:p text:style-name="s22"><text:bookmark text:name="anchor10816"/>Часть 16 изменена с 1 января 2022 г. - <text:a xlink:type="simple" xlink:href="http://ivo.garant.ru/document/redirect/401423520/504110">Федеральный закон</text:a> от 2 июля 2021 г. N 360-ФЗ</text:p>
      <text:p text:style-name="s22"><text:a xlink:type="simple" xlink:href="http://ivo.garant.ru/document/redirect/77312405/10816">См. предыдущую редакцию</text:a></text:p>
      <text:p text:style-name="s1">16. Размер обеспечения исполнения энергосервисного контракта определяется заказчиком от одной второй процента до тридцати процентов одной из следующих величин:</text:p>
      <text:p text:style-name="s1"><text:bookmark text:name="anchor108161"/>1) максимальный процент фиксированного размера экономии в денежном выражении соответствующих расходов заказчика на поставки энергетических ресурсов, который может быть уплачен исполнителю по энергосервисному контракту, в случае, указанном в <text:a xlink:type="simple" xlink:href="#anchor10831">пункте 1 части 3</text:a> настоящей статьи;</text:p>
      <text:p text:style-name="s1"><text:bookmark text:name="anchor108162"/>2) фиксированный процент минимального размера экономии в денежном выражении расходов заказчика на поставки соответствующих энергетических ресурсов, подлежащий уплате исполнителю по энергосервисному контракту, в случае, указанном в <text:a xlink:type="simple" xlink:href="#anchor10832">пункте 2 части 3</text:a> настоящей статьи;</text:p>
      <text:p text:style-name="s22header">Информация об изменениях:</text:p>
      <text:p text:style-name="s22"><text:bookmark text:name="anchor108163"/><text:a xlink:type="simple" xlink:href="http://ivo.garant.ru/document/redirect/70833158/115">Федеральным законом</text:a> от 31 декабря 2014 г. N 498-ФЗ в пункт 3 части 16 статьи 108 внесены изменения</text:p>
      <text:p text:style-name="s22"><text:a xlink:type="simple" xlink:href="http://ivo.garant.ru/document/redirect/57501138/108163">См. текст пункта в предыдущей редакции</text:a></text:p>
      <text:p text:style-name="s1">3) максимальный процент минимального размера экономии в денежном выражении соответствующих расходов заказчика на поставки энергетических ресурсов, который может быть уплачен исполнителю по энергосервисному контракту, в случае, указанном в <text:a xlink:type="simple" xlink:href="#anchor10833">пункте 3 части 3</text:a> настоящей статьи.</text:p>
      <text:p text:style-name="s1"><text:bookmark text:name="anchor10817"/>17. Обязательством исполнителя, предусмотренным энергосервисным контрактом, является обеспечение предусмотренной контрактом экономии в натуральном выражении соответствующих расходов заказчика на поставки энергетических ресурсов без учета экономии в стоимостном выражении. При этом принимаются во внимание требования к условиям исполнения энергосервисного контракта, установленные в соответствии с <text:a xlink:type="simple" xlink:href="#anchor10819">частью 19</text:a> настоящей статьи.</text:p>
      <text:p text:style-name="s1"><text:bookmark text:name="anchor10818"/>18. Оплата энергосервисного контракта осуществляется исходя из размера предусмотренных этим контрактом экономии в натуральном выражении соответствующих расходов заказчика на поставки энергетических ресурсов, а также процента такой экономии, определенной в стоимостном выражении по ценам (тарифам) на соответствующие энергетические ресурсы, фактически сложившимся за период исполнения этого контракта.</text:p>
      <text:p text:style-name="s1"><text:bookmark text:name="anchor10819"/>19. Правительством Российской Федерации устанавливаются <text:a xlink:type="simple" xlink:href="http://ivo.garant.ru/document/redirect/12178093/1000">требования</text:a> к условиям энергосервисного контракта, в том числе требования к условиям исполнения такого контракта, включая условия об оплате такого контракта (в части порядка определения фактически сложившихся цен (тарифов) на энергетические ресурсы в целях оплаты такого контракта), особенности определения начальной (максимальной) цены энергосервисного контракта (цены лота) (в том числе период, за который учитываются расходы заказчика на поставки энергетических ресурсов).</text:p>
      <text:p text:style-name="s1"/>
      <text:p text:style-name="s15"><text:bookmark text:name="anchor109"/><text:span text:style-name="s10">Статья 109. </text:span>Утратила силу с 1 января 2022 г. - <text:a xlink:type="simple" xlink:href="http://ivo.garant.ru/document/redirect/401423520/542">Федеральный закон</text:a> от 2 июля 2021 г. N 360-ФЗ</text:p>
      <text:p text:style-name="s22header">Информация об изменениях:</text:p>
      <text:p text:style-name="s22"><text:a xlink:type="simple" xlink:href="http://ivo.garant.ru/document/redirect/77312405/109">См. предыдущую редакцию</text:a></text:p>
      <text:p text:style-name="s22"/>
      <text:p text:style-name="s15"><text:bookmark text:name="anchor110"/><text:span text:style-name="s10">Статья 110</text:span>. Особенности заключения государственных контрактов при осуществлении закупок товаров, работ, услуг, включаемых в государственный оборонный заказ, и закупок материальных ценностей, поставляемых в государственный материальный резерв</text:p>
      <text:p text:style-name="s1"><text:bookmark text:name="anchor11010"/>1. Правительство Российской Федерации вправе утвердить перечень товаров, работ, услуг, которые включаются в государственный оборонный заказ и при осуществлении закупок которых поставщики (подрядчики, исполнители) независимо от их организационно-правовых форм и форм собственности не вправе отказаться от заключения контракта. При этом цена такого контракта на поставку товара, выполнение работы или оказание услуги должна быть определена в соответствии со <text:a xlink:type="simple" xlink:href="#anchor22">статьей 22</text:a> настоящего Федерального закона.</text:p>
      <text:p text:style-name="s1"><text:bookmark text:name="anchor11020"/>2. Поставщики, занимающие доминирующее положение на товарном рынке, а также организации, в объеме производства которых государственный оборонный заказ превышает семьдесят процентов, не вправе отказаться от заключения государственного контракта на поставки материальных ценностей в государственный материальный резерв.</text:p>
      <text:p text:style-name="s1"/>
      <text:p text:style-name="s22header">Информация об изменениях:</text:p>
      <text:p text:style-name="s22"><text:bookmark text:name="anchor110100"/><text:a xlink:type="simple" xlink:href="http://ivo.garant.ru/document/redirect/71435332/21">Федеральным законом</text:a> от 3 июля 2016 г. N 314-ФЗ настоящий Федеральный закон дополнен статьей 110.1</text:p>
      <text:p text:style-name="s9header">ГАРАНТ:</text:p>
      <text:p text:style-name="s9">Положения статьи 110.1 настоящего Федерального закона (в редакции <text:a xlink:type="simple" xlink:href="http://ivo.garant.ru/document/redirect/71435332/21">Федерального закона</text:a> от 3 июля 2016 г. N 314-ФЗ) <text:a xlink:type="simple" xlink:href="http://ivo.garant.ru/document/redirect/71435332/3">не распространяются</text:a> на правоотношения, связанные с осуществлением закупок товаров, работ, услуг для обеспечения государственных и муниципальных нужд, извещения об осуществлении которых размещены в единой информационной системе в сфере закупок или до ввода ее в эксплуатацию - на <text:a xlink:type="simple" xlink:href="http://www.torgi.gov.ru">официальном сайте</text:a> Российской Федерации в информационно-телекоммуникационной сети "Интернет" для размещения информации о размещении заказов на поставки товаров, выполнение работ, оказание услуг либо приглашения принять участие в которых направлены до дня вступления в силу названного Федерального закона, а также на контракты, заключенные до дня <text:a xlink:type="simple" xlink:href="http://ivo.garant.ru/document/redirect/71435332/4">вступления в силу</text:a> названного Федерального закона</text:p>
      <text:p text:style-name="s15"><text:span text:style-name="s10">Статья 110.1.</text:span> Особенности заключения контракта, предметом которого являются создание произведения архитектуры, градостроительства или садово-паркового искусства и (или) разработка на его основе проектной документации объектов капитального строительства</text:p>
      <text:p text:style-name="s1"><text:bookmark text:name="anchor110101"/>1. Контракт, предметом которого являются создание произведения архитектуры, градостроительства или садово-паркового искусства и (или) разработка на его основе проектной документации объектов капитального строительства, должен содержать условия, согласно которым:</text:p>
      <text:p text:style-name="s1"><text:bookmark text:name="anchor110111"/>1) Российской Федерации, субъекту Российской Федерации, муниципальному образованию, от имени которых заключен контракт, принадлежит исключительное право использовать произведение архитектуры, градостроительства или садово-паркового искусства, созданное в ходе выполнения такого контракта, путем разработки проектной документации объекта капитального строительства на основе указанного произведения, а также путем реализации произведения архитектуры, градостроительства или садово-паркового искусства;</text:p>
      <text:p text:style-name="s1"><text:bookmark text:name="anchor110112"/>2) заказчик имеет право на многократное использование проектной документации объекта капитального строительства, разработанной на основе произведения архитектуры, градостроительства или садово-паркового искусства, без согласия автора произведения архитектуры, градостроительства или садово-паркового искусства.</text:p>
      <text:p text:style-name="s22header">Информация об изменениях:</text:p>
      <text:p text:style-name="s22"><text:bookmark text:name="anchor110102"/>Часть 2 изменена с 1 января 2022 г. - <text:a xlink:type="simple" xlink:href="http://ivo.garant.ru/document/redirect/401423520/5043">Федеральный закон</text:a> от 2 июля 2021 г. N 360-ФЗ</text:p>
      <text:p text:style-name="s22"><text:a xlink:type="simple" xlink:href="http://ivo.garant.ru/document/redirect/77312405/110102">См. предыдущую редакцию</text:a></text:p>
      <text:p text:style-name="s1">2. Автор произведения архитектуры, градостроительства или садово-паркового искусства не вправе требовать от заказчика проектной документации, указанной в <text:a xlink:type="simple" xlink:href="#anchor110112">пункте 2 части 1</text:a> настоящей статьи, предоставление ему права заключать контракт на разработку такой проектной документации без использования конкурентных способов.</text:p>
      <text:p text:style-name="s1"/>
      <text:p text:style-name="s22header">Информация об изменениях:</text:p>
      <text:p text:style-name="s22"><text:bookmark text:name="anchor110200"/>Наименование изменено с 8 января 2020 г. - <text:a xlink:type="simple" xlink:href="http://ivo.garant.ru/document/redirect/73355373/1281">Федеральный закон</text:a> от 27 декабря 2019 г. N 449-ФЗ</text:p>
      <text:p text:style-name="s22"><text:a xlink:type="simple" xlink:href="http://ivo.garant.ru/document/redirect/77691014/110200">См. предыдущую редакцию</text:a></text:p>
      <text:p text:style-name="s15"><text:span text:style-name="s10">Статья 110.2.</text:span> Особенности заключения и исполнения контракта, предметом которого является подготовка проектной документации и (или) выполнение инженерных изысканий, и контрактов, предметом которых являются строительство, реконструкция объектов капитального строительства</text:p>
      <text:p text:style-name="s9header">ГАРАНТ:</text:p>
      <text:p text:style-name="s9">См. <text:a xlink:type="simple" xlink:href="http://ivo.garant.ru/document/redirect/57593370/0">Энциклопедии,</text:a> <text:a xlink:type="simple" xlink:href="http://ivo.garant.ru/document/redirect/77532530/0">позиции высших судов</text:a> и другие комментарии к статье 110.2 настоящего Федерального закона</text:p>
      <text:p text:style-name="s22header">Информация об изменениях:</text:p>
      <text:p text:style-name="s22"><text:bookmark text:name="anchor110201"/>Часть 1 изменена с 8 января 2020 г. - <text:a xlink:type="simple" xlink:href="http://ivo.garant.ru/document/redirect/73355373/1282">Федеральный закон</text:a> от 27 декабря 2019 г. N 449-ФЗ</text:p>
      <text:p text:style-name="s22"><text:a xlink:type="simple" xlink:href="http://ivo.garant.ru/document/redirect/77691014/110201">См. предыдущую редакцию</text:a></text:p>
      <text:p text:style-name="s1">1. Контракт, предметом которого являются подготовка проектной документации и (или) выполнение инженерных изысканий, должен содержать условие, согласно которому с даты приемки результатов выполнения работ по указанному контракту исключительные права на результаты таких работ принадлежат Российской Федерации, субъекту Российской Федерации, муниципальному образованию, от имени которых выступает государственный или муниципальный заказчик.</text:p>
      <text:p text:style-name="s22header">Информация об изменениях:</text:p>
      <text:p text:style-name="s22"><text:bookmark text:name="anchor110202"/>Часть 2 изменена с 8 января 2020 г. - <text:a xlink:type="simple" xlink:href="http://ivo.garant.ru/document/redirect/73355373/1283">Федеральный закон</text:a> от 27 декабря 2019 г. N 449-ФЗ</text:p>
      <text:p text:style-name="s22"><text:a xlink:type="simple" xlink:href="http://ivo.garant.ru/document/redirect/77691014/110202">См. предыдущую редакцию</text:a></text:p>
      <text:p text:style-name="s1">2. Правительство Российской Федерации вправе установить <text:a xlink:type="simple" xlink:href="http://ivo.garant.ru/document/redirect/71675760/1000">виды и объем работ</text:a> по строительству, реконструкции объектов капитального строительства, которые подрядчик обязан выполнить самостоятельно без привлечения других лиц, за исключением дочерних обществ такого подрядчика, к исполнению своих обязательств по контракту.</text:p>
      <text:p text:style-name="s22header">Информация об изменениях:</text:p>
      <text:p text:style-name="s22"><text:bookmark text:name="anchor110203"/>Часть 3 изменена с 8 января 2020 г. - <text:a xlink:type="simple" xlink:href="http://ivo.garant.ru/document/redirect/73355373/1284">Федеральный закон</text:a> от 27 декабря 2019 г. N 449-ФЗ</text:p>
      <text:p text:style-name="s22"><text:a xlink:type="simple" xlink:href="http://ivo.garant.ru/document/redirect/77691014/110203">См. предыдущую редакцию</text:a></text:p>
      <text:p text:style-name="s1">3. Результатом выполненной работы по контракту, предметом которого являются подготовка проектной документации и (или) выполнение инженерных изысканий в соответствии с законодательством Российской Федерации о градостроительной деятельности, являются проектная документация и (или) документ, содержащий результаты инженерных изысканий. В случае, если в соответствии с <text:a xlink:type="simple" xlink:href="http://ivo.garant.ru/document/redirect/12138258/4901">Градостроительным кодексом</text:a> Российской Федерации проведение экспертизы проектной документации и (или) результатов инженерных изысканий является обязательным, проектная документация и (или) документ, содержащий результаты инженерных изысканий, признаются результатом выполненных проектных и (или) изыскательских работ по такому контракту при наличии положительного заключения экспертизы проектной документации и (или) результатов инженерных изысканий.</text:p>
      <text:p text:style-name="s22header">Информация об изменениях:</text:p>
      <text:p text:style-name="s22"><text:bookmark text:name="anchor110204"/>Часть 4 изменена с 1 июля 2021 г. - <text:a xlink:type="simple" xlink:href="http://ivo.garant.ru/document/redirect/400889843/901906">Федеральный закон</text:a> от 11 июня 2021 г. N 170-ФЗ</text:p>
      <text:p text:style-name="s22"><text:a xlink:type="simple" xlink:href="http://ivo.garant.ru/document/redirect/77691337/110204">См. предыдущую редакцию</text:a></text:p>
      <text:p text:style-name="s1">4. Результатом выполненной работы по контракту, предметом которого являются строительство, реконструкция объекта капитального строительства, является построенный и (или) реконструированный объект капитального строительства, в отношении которого получено заключение органа государственного строительного надзора о соответствии построенного и (или) реконструированного объекта капитального строительства требованиям проектной документации и заключение федерального государственного экологического надзора в случаях, предусмотренных <text:a xlink:type="simple" xlink:href="http://ivo.garant.ru/document/redirect/12138258/5405">частью 5 статьи 54</text:a> Градостроительного кодекса Российской Федерации.</text:p>
      <text:p text:style-name="s1"><text:bookmark text:name="anchor110205"/>5. Контракт, предметом которого являются строительство и (или) реконструкция объектов капитального строительства, должен содержать условие о поэтапной оплате выполненных подрядчиком работ исходя из объема таких работ и цены контракта.</text:p>
      <text:p text:style-name="s22header">Информация об изменениях:</text:p>
      <text:p text:style-name="s22"><text:bookmark text:name="anchor110206"/>Часть 6 изменена с 27 июня 2019 г. - <text:a xlink:type="simple" xlink:href="http://ivo.garant.ru/document/redirect/72280940/900201">Федеральный закон</text:a> от 27 июня 2019 г. N 151-ФЗ</text:p>
      <text:p text:style-name="s22"><text:a xlink:type="simple" xlink:href="http://ivo.garant.ru/document/redirect/77682761/110206">См. предыдущую редакцию</text:a></text:p>
      <text:p text:style-name="s1">6. Объем, содержание работ по контрактам, предметом которых являются строительство, реконструкция объектов капитального строительства, определяются проектной документацией объектов капитального строительства, а также иной технической документацией, предусмотренной такими контрактами. При этом выполнение работ по таким контрактам осуществляется в соответствии с графиком выполнения строительно-монтажных работ, являющимся обязательным приложением к таким контрактам.</text:p>
      <text:p text:style-name="s22header">Информация об изменениях:</text:p>
      <text:p text:style-name="s22"><text:bookmark text:name="anchor1102061"/>Статья 110.2 дополнена частью 6.1 с 27 июня 2019 г. - <text:a xlink:type="simple" xlink:href="http://ivo.garant.ru/document/redirect/72280940/900202">Федеральный закон</text:a> от 27 июня 2019 г. N 151-ФЗ</text:p>
      <text:p text:style-name="s1">6.1. Оплата выполненных работ осуществляется в пределах цены контрактов, предметом которых являются строительство, реконструкция объектов капитального строительства, в соответствии с их сметой в сроки и в размерах, которые установлены таким контрактом или графиком оплаты выполненных по контракту работ (при наличии) с учетом графика выполнения строительно-монтажных работ и фактически выполненных подрядчиком работ. При этом составление сметы такого контракта осуществляется в пределах цены контракта без использования предусмотренных проектной документацией в соответствии с <text:a xlink:type="simple" xlink:href="http://ivo.garant.ru/document/redirect/12138258/210">Градостроительным кодексом</text:a> Российской Федерации сметных нормативов, сведения о которых включены в федеральный реестр сметных нормативов, и сметных цен строительных ресурсов.</text:p>
      <text:p text:style-name="s22header">Информация об изменениях:</text:p>
      <text:p text:style-name="s22"><text:bookmark text:name="anchor110207"/>Часть 7 изменена с 27 июня 2019 г. - <text:a xlink:type="simple" xlink:href="http://ivo.garant.ru/document/redirect/72280940/900203">Федеральный закон</text:a> от 27 июня 2019 г. N 151-ФЗ</text:p>
      <text:p text:style-name="s22"><text:a xlink:type="simple" xlink:href="http://ivo.garant.ru/document/redirect/77682761/110207">См. предыдущую редакцию</text:a></text:p>
      <text:p text:style-name="s1">7. <text:span text:style-name="s8">Методики</text:span> составления сметы контракта, графика оплаты выполненных по контракту работ, графика выполнения строительно-монтажных работ утверждаются уполномоченным Правительством Российской Федерации федеральным органом исполнительной власти.</text:p>
      <text:p text:style-name="s22header">Информация об изменениях:</text:p>
      <text:p text:style-name="s22"><text:bookmark text:name="anchor11208"/>Часть 8 изменена с 1 июля 2021 г. - <text:a xlink:type="simple" xlink:href="http://ivo.garant.ru/document/redirect/400889843/901907">Федеральный закон</text:a> от 11 июня 2021 г. N 170-ФЗ</text:p>
      <text:p text:style-name="s22"><text:a xlink:type="simple" xlink:href="http://ivo.garant.ru/document/redirect/77691337/11208">См. предыдущую редакцию</text:a></text:p>
      <text:p text:style-name="s1">8. Заказчик в течение десяти рабочих дней с даты приемки объекта капитального строительства и представления подрядчиком имеющихся у него документов, необходимых в соответствии с <text:a xlink:type="simple" xlink:href="http://ivo.garant.ru/document/redirect/12138258/5205">Градостроительным кодексом</text:a> Российской Федерации для получения заключения органа государственного строительного надзора о соответствии построенного и (или) реконструированного объекта капитального строительства требованиям проектной документации и заключения федерального государственного экологического надзора в случаях, предусмотренных <text:a xlink:type="simple" xlink:href="http://ivo.garant.ru/document/redirect/12138258/5405">частью 5 статьи 54</text:a> Градостроительного кодекса Российской Федерации, направляет представленные документы в органы, уполномоченные в соответствии с законодательством Российской Федерации на выдачу указанных заключений. Заказчик в течение десяти рабочих дней с даты получения соответствующего заключения (заключений) и представления подрядчиком имеющихся у него документов, необходимых в соответствии с Градостроительным кодексом Российской Федерации для получения разрешения на ввод объекта в эксплуатацию, направляет документы в органы, уполномоченные в соответствии с Градостроительным кодексом Российской Федерации на выдачу разрешения на ввод объекта в эксплуатацию.</text:p>
      <text:p text:style-name="s1"/>
      <text:p text:style-name="s15"><text:bookmark text:name="anchor111"/><text:span text:style-name="s10">Статья 111</text:span>. Особенности осуществления закупок в соответствии с решением Правительства Российской Федерации</text:p>
      <text:p text:style-name="s1"><text:bookmark text:name="anchor1111"/>1. Правительство Российской Федерации вправе определить <text:a xlink:type="simple" xlink:href="http://ivo.garant.ru/document/redirect/412417688/0">особенности</text:a> осуществления конкретной закупки, в том числе установить способ определения поставщика (подрядчика, исполнителя), не предусмотренный <text:a xlink:type="simple" xlink:href="#anchor24">статьей 24</text:a> настоящего Федерального закона, а также в целях создания для Российской Федерации дополнительных технологических и экономических преимуществ (в том числе встречных обязательств) вправе определить дополнительные условия исполнения контракта, не связанные с его предметом.</text:p>
      <text:p text:style-name="s1"><text:bookmark text:name="anchor1112"/>2. Порядок осуществления закупок, установленный настоящим Федеральным законом, применяется к закупке, в отношении которой Правительством Российской Федерации в соответствии с <text:a xlink:type="simple" xlink:href="#anchor1111">частью 1</text:a> настоящей статьи установлены особенности ее осуществления и (или) дополнительные условия исполнения контракта, с учетом таких особенностей и (или) таких условий.</text:p>
      <text:p text:style-name="s1"/>
      <text:p text:style-name="s22header">Информация об изменениях:</text:p>
      <text:p text:style-name="s22"><text:bookmark text:name="anchor1110"/>Статья 111.1 изменена с 6 августа 2017 г. - <text:a xlink:type="simple" xlink:href="http://ivo.garant.ru/document/redirect/71730194/0">Федеральный закон</text:a> от 26 июля 2017 г. N 211-ФЗ</text:p>
      <text:p text:style-name="s22"><text:a xlink:type="simple" xlink:href="http://ivo.garant.ru/document/redirect/57413406/1110">См. предыдущую редакцию</text:a></text:p>
      <text:p text:style-name="s15"><text:span text:style-name="s10">Статья 111.1.</text:span> Особенности планирования и осуществления закупок на территории иностранного государства для обеспечения деятельности заказчиков, осуществляющих деятельность на территории иностранного государства</text:p>
      <text:p text:style-name="s9header">ГАРАНТ:</text:p>
      <text:p text:style-name="s9">См. <text:a xlink:type="simple" xlink:href="http://ivo.garant.ru/document/redirect/58079877/0">Энциклопедии</text:a> и другие комментарии к статье 111.1 настоящего Федерального закона</text:p>
      <text:p text:style-name="s22header">Информация об изменениях:</text:p>
      <text:p text:style-name="s22"><text:bookmark text:name="anchor11101"/>Часть 1 изменена с 1 января 2022 г. - <text:a xlink:type="simple" xlink:href="http://ivo.garant.ru/document/redirect/401423520/50441">Федеральный закон</text:a> от 2 июля 2021 г. N 360-ФЗ</text:p>
      <text:p text:style-name="s22"><text:a xlink:type="simple" xlink:href="http://ivo.garant.ru/document/redirect/77312405/11101">См. предыдущую редакцию</text:a></text:p>
      <text:p text:style-name="s1">1. Заказчики, осуществляющие деятельность на территории иностранного государства, осуществляют закупки на территории иностранного государства в порядке, установленном настоящим Федеральным законом для проведения закрытого конкурса, закрытого аукциона, с учетом следующих особенностей:</text:p>
      <text:p text:style-name="s1"><text:bookmark text:name="anchor11111"/>1) информация и документы, предусмотренные настоящим Федеральным законом, в единой информационной системе не размещаются;</text:p>
      <text:p text:style-name="s1"><text:bookmark text:name="anchor11112"/>2) согласования, предусмотренные <text:a xlink:type="simple" xlink:href="#anchor722">частью 2 статьи 72</text:a> и <text:a xlink:type="simple" xlink:href="#anchor9354">пунктом 4 части 5 статьи 93</text:a> настоящего Федерального закона, и контроль, предусмотренный <text:a xlink:type="simple" xlink:href="#anchor995">частями 5</text:a> и <text:a xlink:type="simple" xlink:href="#anchor99510">5.1 статьи 99</text:a> настоящего Федерального закона, не осуществляются;</text:p>
      <text:p text:style-name="s1"><text:bookmark text:name="anchor11113"/>3) приглашение направляется не менее чем трем участникам закупок. Такое приглашение должно содержать информацию, предусмотренную <text:a xlink:type="simple" xlink:href="#anchor732">частью 2 статьи 73</text:a> настоящего Федерального закона, информацию о возможности подачи заявки на участие в закупке с использованием любых средств связи и доставки, в том числе в письменной форме в запечатанном конверте, не позволяющем просматривать содержание такой заявки до окончания срока подачи заявок на участие в закупке, а также информацию о применении особенностей, предусмотренных настоящей частью;</text:p>
      <text:p text:style-name="s1"><text:bookmark text:name="anchor11114"/>4) заявка на участие в закупке не может быть отклонена в случаях ее несоответствия требованиям <text:a xlink:type="simple" xlink:href="#anchor437">части 7 статьи 43</text:a> настоящего Федерального закона или непредставления декларации, предусмотренной <text:a xlink:type="simple" xlink:href="#anchor431114">подпунктом "о" пункта 1 части 1 статьи 43</text:a> настоящего Федерального закона;</text:p>
      <text:p text:style-name="s1"><text:bookmark text:name="anchor11115"/>5) контракт по результатам закрытого конкурса, закрытого аукциона заключается не позднее чем через двадцать дней со дня, следующего за днем подписания протокола подведения итогов определения поставщика (подрядчика, исполнителя), в письменной форме, предусмотренной законодательством иностранного государства, на территории которого заказчик осуществляет закупку, а при отсутствии такого законодательства - в соответствии с традициями делового оборота такой страны;</text:p>
      <text:p text:style-name="s1"><text:bookmark text:name="anchor11116"/>6) заказчик вправе:</text:p>
      <text:p text:style-name="s22header">Информация об изменениях:</text:p>
      <text:p text:style-name="s22"><text:bookmark text:name="anchor111161"/>Подпункт "а" изменен с 1 января 2025 г. - <text:a xlink:type="simple" xlink:href="http://ivo.garant.ru/document/redirect/409494237/221">Федеральный закон</text:a> от 8 августа 2024 г. N 318-ФЗ</text:p>
      <text:p text:style-name="s22"><text:a xlink:type="simple" xlink:href="http://ivo.garant.ru/document/redirect/76831012/111161">См. предыдущую редакцию</text:a></text:p>
      <text:p text:style-name="s1">а) не руководствоваться положениями <text:a xlink:type="simple" xlink:href="#anchor14">статей 14</text:a>, <text:a xlink:type="simple" xlink:href="#anchor23">23</text:a>, <text:a xlink:type="simple" xlink:href="#anchor28">28 - 30</text:a>, <text:a xlink:type="simple" xlink:href="#anchor34">34 - 37</text:a>, <text:a xlink:type="simple" xlink:href="#anchor41">41</text:a>, <text:a xlink:type="simple" xlink:href="#anchor44">44</text:a>, <text:a xlink:type="simple" xlink:href="#anchor45">45</text:a>, <text:a xlink:type="simple" xlink:href="#anchor103">103</text:a> и <text:a xlink:type="simple" xlink:href="#anchor104">104</text:a> настоящего Федерального закона;</text:p>
      <text:p text:style-name="s1"><text:bookmark text:name="anchor111162"/>б) установить требование к участникам закупки о соответствии требованиям, установленным в соответствии с законодательством Российской Федерации и (или) законодательством иностранного государства, на территории которого заказчик осуществляет закупку, к лицам, осуществляющим поставку товара, выполнение работы, оказание услуги, являющихся объектом закупки;</text:p>
      <text:p text:style-name="s1"><text:bookmark text:name="anchor111163"/>в) включить в проект контракта условия с учетом требований законодательства иностранного государства, на территории которого заказчик осуществляет закупку;</text:p>
      <text:p text:style-name="s1"><text:bookmark text:name="anchor111164"/>г) установить требование обеспечения исполнения контракта в случаях, предусмотренных настоящим Федеральным законом или законодательством иностранного государства, на территории которого осуществляется закупка, либо в определенных законодательством иностранного государства случаях не устанавливать такое требование;</text:p>
      <text:p text:style-name="s1"><text:bookmark text:name="anchor111165"/>д) не разрабатывать и не утверждать документацию о закупке. В этом случае информация и документы, предусмотренные <text:a xlink:type="simple" xlink:href="#anchor72111">подпунктами "а" - "д" пункта 1 части 1 статьи 72</text:a> настоящего Федерального закона, включаются с учетом особенностей, предусмотренных настоящей частью, в состав приглашения;</text:p>
      <text:p text:style-name="s1"><text:bookmark text:name="anchor111166"/>е) не проводить процедуру подачи предложений о цене контракта либо о сумме цен единиц товара, работы, услуги (в случае, предусмотренном <text:a xlink:type="simple" xlink:href="#anchor2224">частью 24 статьи 22</text:a> настоящего Федерального закона) при проведении закрытого аукциона;</text:p>
      <text:p text:style-name="s1"><text:bookmark text:name="anchor11117"/>7) в случае непроведения заказчиком в соответствии с <text:a xlink:type="simple" xlink:href="#anchor111166">подпунктом "е" пункта 6</text:a> настоящей части процедуры подачи предложений о цене контракта либо о сумме цен единиц товара, работы, услуги (в случае, предусмотренном <text:a xlink:type="simple" xlink:href="#anchor2224">частью 24 статьи 22</text:a> настоящего Федерального закона):</text:p>
      <text:p text:style-name="s1"><text:bookmark text:name="anchor111171"/>а) заявка на участие в закупке должна содержать информацию, предусмотренную <text:a xlink:type="simple" xlink:href="#anchor431003">пунктом 3</text:a> или <text:a xlink:type="simple" xlink:href="#anchor431004">пунктом 4 части 1 статьи 43</text:a> настоящего Федерального закона;</text:p>
      <text:p text:style-name="s1"><text:bookmark text:name="anchor111172"/>б) протокол рассмотрения заявок на участие в закупке не формируется, действия, предусмотренные <text:a xlink:type="simple" xlink:href="#anchor7422">пунктом 2 части 2 статьи 74</text:a> настоящего Федерального закона, не осуществляются;</text:p>
      <text:p text:style-name="s1"><text:bookmark text:name="anchor111173"/>в) не позднее даты подведения итогов определения поставщика (подрядчика, исполнителя), установленной в приглашении, осуществляются действия, предусмотренные <text:a xlink:type="simple" xlink:href="#anchor7421">пунктом 1 части 2</text:a>, <text:a xlink:type="simple" xlink:href="#anchor745">частью 5 статьи 74</text:a> настоящего Федерального закона;</text:p>
      <text:p text:style-name="s1"><text:bookmark text:name="anchor111174"/>г) протокол подведения итогов определения поставщика (подрядчика, исполнителя) должен содержать информацию, предусмотренную <text:a xlink:type="simple" xlink:href="#anchor7431">пунктами 1</text:a> и <text:a xlink:type="simple" xlink:href="#anchor7432">2 части 3</text:a>, <text:a xlink:type="simple" xlink:href="#anchor7463">пунктами 3 - 6 части 6 статьи 74</text:a> настоящего Федерального закона.</text:p>
      <text:p text:style-name="s1"><text:bookmark text:name="anchor11102"/>2. Правительство Российской Федерации вправе определить:</text:p>
      <text:p text:style-name="s22header">Информация об изменениях:</text:p>
      <text:p text:style-name="s22"><text:bookmark text:name="anchor11121"/>Пункт 1 изменен с 1 января 2022 г. - <text:a xlink:type="simple" xlink:href="http://ivo.garant.ru/document/redirect/401423520/50442">Федеральный закон</text:a> от 2 июля 2021 г. N 360-ФЗ</text:p>
      <text:p text:style-name="s22"><text:a xlink:type="simple" xlink:href="http://ivo.garant.ru/document/redirect/77312405/11121">См. предыдущую редакцию</text:a></text:p>
      <text:p text:style-name="s1">1) <text:a xlink:type="simple" xlink:href="http://ivo.garant.ru/document/redirect/72826254/1026">особенности</text:a> планирования закупок заказчиками, осуществляющими деятельность на территории иностранного государства;</text:p>
      <text:p text:style-name="s1"><text:bookmark text:name="anchor11122"/>2) конкретных заказчиков, осуществляющих свою деятельность на территориях иностранных государств, в отношении которых могут быть установлены отдельные особенности планирования и осуществления закупок.</text:p>
      <text:p text:style-name="s1"><text:bookmark text:name="anchor11103"/>3. Утратила силу с 1 января 2022 г. - <text:a xlink:type="simple" xlink:href="http://ivo.garant.ru/document/redirect/401423520/50443">Федеральный закон</text:a> от 2 июля 2021 г. N 360-ФЗ</text:p>
      <text:p text:style-name="s22header">Информация об изменениях:</text:p>
      <text:p text:style-name="s22"><text:a xlink:type="simple" xlink:href="http://ivo.garant.ru/document/redirect/77312405/11103">См. предыдущую редакцию</text:a></text:p>
      <text:p text:style-name="s22"/>
      <text:p text:style-name="s22header">Информация об изменениях:</text:p>
      <text:p text:style-name="s22"><text:bookmark text:name="anchor11120"/><text:a xlink:type="simple" xlink:href="http://ivo.garant.ru/document/redirect/71127774/1">Федеральным законом</text:a> 13 июля 2015 г. N 226-ФЗ глава 7 дополнена статьей 111.2</text:p>
      <text:p text:style-name="s9header">ГАРАНТ:</text:p>
      <text:p text:style-name="s9">Статья 111.2 настоящего Федерального закона <text:a xlink:type="simple" xlink:href="http://ivo.garant.ru/document/redirect/71127774/22">распространяется</text:a> также на контракты, заключенные до дня <text:a xlink:type="simple" xlink:href="http://ivo.garant.ru/document/redirect/71127774/21">вступления в силу</text:a> Федерального законом 13 июля 2015 г. N 226-ФЗ</text:p>
      <text:p text:style-name="s15"><text:span text:style-name="s10">Статья 111.2.</text:span> Особенности исполнения контракта на оказание услуги по предоставлению кредита</text:p>
      <text:p text:style-name="s9header">ГАРАНТ:</text:p>
      <text:p text:style-name="s9">См. <text:a xlink:type="simple" xlink:href="http://ivo.garant.ru/document/redirect/58079688/0">Энциклопедии</text:a> и другие комментарии к статье 111.2 настоящего Федерального закона</text:p>
      <text:p text:style-name="s1">Если иное не предусмотрено контрактом на оказание услуги по предоставлению кредита, право требования к заказчику по такому контракту может быть передано исполнителем в залог Центральному банку Российской Федерации в обеспечение исполнения обязательств исполнителя по кредитам Центрального банка Российской Федерации, а в случае обращения взыскания в <text:a xlink:type="simple" xlink:href="http://ivo.garant.ru/document/redirect/10164072/35880">установленном порядке</text:a> на заложенное право требования к заказчику - перейти к Центральному банку Российской Федерации.</text:p>
      <text:p text:style-name="s22header">Информация об изменениях:</text:p>
      <text:p text:style-name="s22"><text:bookmark text:name="anchor11130"/><text:a xlink:type="simple" xlink:href="http://ivo.garant.ru/document/redirect/71435348/111">Федеральным законом</text:a> от 3 июля 2016 г. N 365-ФЗ глава 7 дополнена статьей 111.3, <text:a xlink:type="simple" xlink:href="http://ivo.garant.ru/document/redirect/71435348/4">вступающей в силу</text:a> с 1 сентября 2016 г.</text:p>
      <text:p text:style-name="s15"><text:span text:style-name="s10">Статья 111.3.</text:span> Особенности осуществления закупки товара, производство которого создается или модернизируется и (или) осваивается на территории Российской Федерации в соответствии со специальным инвестиционным контрактом</text:p>
      <text:p text:style-name="s22header">Информация об изменениях:</text:p>
      <text:p text:style-name="s22"><text:bookmark text:name="anchor11131"/>Часть 1 изменена с 9 июля 2022 г. - <text:a xlink:type="simple" xlink:href="http://ivo.garant.ru/document/redirect/404902805/2101">Федеральный закон</text:a> от 28 июня 2022 г. N 231-ФЗ</text:p>
      <text:p text:style-name="s22"><text:a xlink:type="simple" xlink:href="http://ivo.garant.ru/document/redirect/76803627/11131">См. предыдущую редакцию</text:a></text:p>
      <text:p text:style-name="s1">1. Правительство Российской Федерации вправе определить актом, принятым с учетом требований <text:a xlink:type="simple" xlink:href="#anchor11132">части 2</text:a> настоящей статьи, сторону - инвестора специального инвестиционного контракта или привлеченное такой стороной-инвестором иное лицо, осуществляющие создание или модернизацию и (или) освоение производства товара на территории Российской Федерации в соответствии со специальным инвестиционным контрактом, заключенным на основании <text:a xlink:type="simple" xlink:href="http://ivo.garant.ru/document/redirect/70833138/0">Федерального закона</text:a> от 31 декабря 2014 года N 488-ФЗ "О промышленной политике в Российской Федерации" (далее в целях настоящей статьи - производитель товара), единственным поставщиком указанного товара, информация о котором включается в реестр единственных поставщиков товара, производство которого создается, модернизируется, осваивается, единственных исполнителей услуги, оказываемой с использованием имущества (недвижимого имущества или недвижимого имущества и движимого имущества, технологически связанных между собой), которое создается, реконструируется, при одновременном исполнении следующих условий:</text:p>
      <text:p text:style-name="s1"><text:bookmark text:name="anchor111311"/>1) специальный инвестиционный контракт заключен Российской Федерацией (Российской Федерацией наряду с субъектом Российской Федерации и (или) муниципальным образованием);</text:p>
      <text:p text:style-name="s22header">Информация об изменениях:</text:p>
      <text:p text:style-name="s22"><text:bookmark text:name="anchor111312"/>Пункт 2 изменен с 8 июля 2019 г. - <text:a xlink:type="simple" xlink:href="http://ivo.garant.ru/document/redirect/72280928/181">Федеральный закон</text:a> от 27 июня 2019 г. N 152-ФЗ</text:p>
      <text:p text:style-name="s22"><text:a xlink:type="simple" xlink:href="http://ivo.garant.ru/document/redirect/77682250/111312">См. предыдущую редакцию</text:a></text:p>
      <text:p text:style-name="s1">2) объем инвестиций, предусмотренных специальным инвестиционным контрактом, в создание или модернизацию и (или) освоение производства товара на территории Российской Федерации превышает три миллиарда рублей, а в случае заключения специального инвестиционного контракта с производителем товара, включенным в сводный реестр организаций оборонно-промышленного комплекса, формируемый в соответствии с <text:a xlink:type="simple" xlink:href="http://ivo.garant.ru/document/redirect/70833138/212">частью 2 статьи 21</text:a> Федерального закона от 31 декабря 2014 года N 488-ФЗ "О промышленной политике в Российской Федерации", - семьсот пятьдесят миллионов рублей;</text:p>
      <text:p text:style-name="s1"><text:bookmark text:name="anchor111313"/>3) производство товара на территории Российской Федерации будет осуществляться российским юридическим лицом;</text:p>
      <text:p text:style-name="s1"><text:bookmark text:name="anchor111314"/>4) страной происхождения товара, производство которого создается или модернизируется и (или) осваивается на территории Российской Федерации в соответствии со специальным инвестиционным контрактом, является Российская Федерация;</text:p>
      <text:p text:style-name="s1"><text:bookmark text:name="anchor111315"/>5) специальный инвестиционный контракт содержит отлагательные условия, которые применяются в случае принятия указанного в настоящей части акта Правительства Российской Федерации и предусматривают:</text:p>
      <text:p text:style-name="s22header">Информация об изменениях:</text:p>
      <text:p text:style-name="s22"><text:bookmark text:name="anchor1113151"/>Подпункт "а" изменен с 8 июля 2019 г. - <text:a xlink:type="simple" xlink:href="http://ivo.garant.ru/document/redirect/72280928/182">Федеральный закон</text:a> от 27 июня 2019 г. N 152-ФЗ</text:p>
      <text:p text:style-name="s22"><text:a xlink:type="simple" xlink:href="http://ivo.garant.ru/document/redirect/77682250/1113151">См. предыдущую редакцию</text:a></text:p>
      <text:p text:style-name="s1">а) право производителя товара заключать в соответствии с пунктом 47 части 1 статьи 93 настоящего Федерального закона контракты на поставку товара. При этом совокупное количество товара каждого наименования, поставку которого производитель товара осуществляет в соответствии с указанным пунктом в течение календарного года, не должно превышать тридцать процентов количества товара такого наименования, произведенного им в течение данного календарного года. Установленное настоящим подпунктом ограничение не распространяется на случаи заключения специального инвестиционного контракта с производителем товара, включенным в реестр организаций, указанный в <text:a xlink:type="simple" xlink:href="#anchor111312">пункте 2 части 1</text:a> настоящей статьи;</text:p>
      <text:p text:style-name="s1"><text:bookmark text:name="anchor1113152"/>б) ответственность производителя товара за превышение указанного в <text:a xlink:type="simple" xlink:href="#anchor1113151">подпункте "а"</text:a> настоящего пункта совокупного количества товара в виде штрафа, размер которого составляет пятьдесят процентов стоимости такого превышения;</text:p>
      <text:p text:style-name="s1"><text:bookmark text:name="anchor1113153"/>в) обязанность производителя товара формировать и размещать в единой информационной системе отчет о соблюдении требований подпункта "а" настоящего пункта по форме, с учетом требований и в сроки, установленные Правительством Российской Федерации на основании <text:a xlink:type="simple" xlink:href="#anchor111335">пункта 5 части 3</text:a> настоящей статьи.</text:p>
      <text:p text:style-name="s1"><text:bookmark text:name="anchor11132"/>2. В предусмотренном <text:a xlink:type="simple" xlink:href="#anchor11131">частью 1</text:a> настоящей статьи акте Правительства Российской Федерации указываются в том числе:</text:p>
      <text:p text:style-name="s1"><text:bookmark text:name="anchor111321"/>1) федеральный орган исполнительной власти, заключивший специальный инвестиционный контракт от имени Российской Федерации (Российской Федерации наряду с субъектом Российской Федерации и (или) муниципальным образованием);</text:p>
      <text:p text:style-name="s22header">Информация об изменениях:</text:p>
      <text:p text:style-name="s22"><text:bookmark text:name="anchor111322"/>Пункт 2 изменен с 9 июля 2022 г. - <text:a xlink:type="simple" xlink:href="http://ivo.garant.ru/document/redirect/404902805/2102">Федеральный закон</text:a> от 28 июня 2022 г. N 231-ФЗ</text:p>
      <text:p text:style-name="s22"><text:a xlink:type="simple" xlink:href="http://ivo.garant.ru/document/redirect/76803627/111322">См. предыдущую редакцию</text:a></text:p>
      <text:p text:style-name="s1">2) производитель товара, определяемый единственным поставщиком, информация о котором включается в реестр единственных поставщиков товара, производство которого создается, модернизируется, осваивается, единственных исполнителей услуги, оказываемой с использованием имущества (недвижимого имущества или недвижимого имущества и движимого имущества, технологически связанных между собой), которое создается, реконструируется;</text:p>
      <text:p text:style-name="s1"><text:bookmark text:name="anchor111323"/>3) наименование товара, производство которого создается или модернизируется и (или) осваивается на территории Российской Федерации в соответствии со специальным инвестиционным контрактом и заключение контракта на поставку которого может осуществляться в соответствии с <text:a xlink:type="simple" xlink:href="#anchor93147">пунктом 47 части 1 статьи 93</text:a> настоящего Федерального закона;</text:p>
      <text:p text:style-name="s1"><text:bookmark text:name="anchor111324"/>4) федеральный орган исполнительной власти, устанавливающий для целей осуществления закупок в соответствии с <text:a xlink:type="simple" xlink:href="#anchor93147">пунктом 47 части 1 статьи 93</text:a> настоящего Федерального закона:</text:p>
      <text:p text:style-name="s1"><text:bookmark text:name="anchor1113241"/>а) порядок определения предельной цены единицы товара, производство которого создается или модернизируется и (или) осваивается на территории Российской Федерации в соответствии со специальным инвестиционным контрактом, с учетом общих требований, предусмотренных <text:a xlink:type="simple" xlink:href="#anchor111334">пунктом 4 части 3</text:a> настоящей статьи;</text:p>
      <text:p text:style-name="s1"><text:bookmark text:name="anchor1113242"/>б) порядок определения цены контракта, заключаемого с производителем товара.</text:p>
      <text:p text:style-name="s1"><text:bookmark text:name="anchor11133"/>3. Правительство Российской Федерации:</text:p>
      <text:p text:style-name="s22header">Информация об изменениях:</text:p>
      <text:p text:style-name="s22"><text:bookmark text:name="anchor111331"/>Пункт 1 изменен с 9 июля 2022 г. - <text:a xlink:type="simple" xlink:href="http://ivo.garant.ru/document/redirect/404902805/21032">Федеральный закон</text:a> от 28 июня 2022 г. N 231-ФЗ</text:p>
      <text:p text:style-name="s22"><text:a xlink:type="simple" xlink:href="http://ivo.garant.ru/document/redirect/76803627/111331">См. предыдущую редакцию</text:a></text:p>
      <text:p text:style-name="s1">1) устанавливает <text:a xlink:type="simple" xlink:href="http://ivo.garant.ru/document/redirect/71620504/1000">порядок</text:a> ведения реестра единственных поставщиков товара, производство которого создается, модернизируется, осваивается, единственных исполнителей услуги, оказываемой с использованием имущества (недвижимого имущества или недвижимого имущества и движимого имущества, технологически связанных между собой), которое создается, реконструируется;</text:p>
      <text:p text:style-name="s22header">Информация об изменениях:</text:p>
      <text:p text:style-name="s22"><text:bookmark text:name="anchor111332"/>Пункт 2 изменен с 9 июля 2022 г. - <text:a xlink:type="simple" xlink:href="http://ivo.garant.ru/document/redirect/404902805/21033">Федеральный закон</text:a> от 28 июня 2022 г. N 231-ФЗ</text:p>
      <text:p text:style-name="s22"><text:a xlink:type="simple" xlink:href="http://ivo.garant.ru/document/redirect/76803627/111332">См. предыдущую редакцию</text:a></text:p>
      <text:p text:style-name="s1">2) определяет <text:a xlink:type="simple" xlink:href="http://ivo.garant.ru/document/redirect/71620504/1004">федеральный орган исполнительной власти</text:a>, уполномоченный на ведение реестра единственных поставщиков товара, производство которого создается, модернизируется, осваивается, единственных исполнителей услуги, оказываемой с использованием имущества (недвижимого имущества или недвижимого имущества и движимого имущества, технологически связанных между собой), которое создается, реконструируется;</text:p>
      <text:p text:style-name="s1"><text:bookmark text:name="anchor111333"/>3) устанавливает <text:a xlink:type="simple" xlink:href="http://ivo.garant.ru/document/redirect/71580898/1000">порядок</text:a> подготовки акта Правительства Российской Федерации, предусмотренного <text:a xlink:type="simple" xlink:href="#anchor11131">частью 1</text:a> настоящей статьи;</text:p>
      <text:p text:style-name="s1"><text:bookmark text:name="anchor111334"/>4) устанавливает <text:a xlink:type="simple" xlink:href="http://ivo.garant.ru/document/redirect/71604558/1000">общие требования</text:a> к указанному в <text:a xlink:type="simple" xlink:href="#anchor1113241">подпункте "а" пункта 4 части 2</text:a> настоящей статьи порядку определения предельной цены единицы товара, производство которого создается или модернизируется и (или) осваивается на территории Российской Федерации в соответствии со специальным инвестиционным контрактом;</text:p>
      <text:p text:style-name="s1"><text:bookmark text:name="anchor111335"/>5) устанавливает <text:a xlink:type="simple" xlink:href="http://ivo.garant.ru/document/redirect/71600348/2000">форму</text:a>, <text:a xlink:type="simple" xlink:href="http://ivo.garant.ru/document/redirect/71600348/1000">требования</text:a> к содержанию отчета о соблюдении требований <text:a xlink:type="simple" xlink:href="#anchor1113151">подпункта "а" пункта 5 части 1</text:a> настоящей статьи, а также <text:a xlink:type="simple" xlink:href="http://ivo.garant.ru/document/redirect/71600348/2">сроки</text:a> размещения такого отчета в единой информационной системе.</text:p>
      <text:p text:style-name="s1"><text:bookmark text:name="anchor11134"/>4. Федеральный орган исполнительной власти, заключивший специальный инвестиционный контракт от имени Российской Федерации, принимает в порядке и сроки, предусмотренные специальным инвестиционным контрактом, следующие решения:</text:p>
      <text:p text:style-name="s1"><text:bookmark text:name="anchor111341"/>1) о дате начала срока, в течение которого заказчики вправе заключать контракты с производителем товара на основании <text:a xlink:type="simple" xlink:href="#anchor93147">пункта 47 части 1 статьи 93</text:a> настоящего Федерального закона на поставку товара, производство которого создано или модернизировано и (или) освоено на территории Российской Федерации в соответствии со специальным инвестиционным контрактом, при условии соблюдения требования, указанного в <text:a xlink:type="simple" xlink:href="#anchor111314">пункте 4 части 1</text:a> настоящей статьи;</text:p>
      <text:p text:style-name="s1"><text:bookmark text:name="anchor111342"/>2) о продлении на один год срока осуществления закупок товара в соответствии с <text:a xlink:type="simple" xlink:href="#anchor93147">пунктом 47 части 1 статьи 93</text:a> настоящего Федерального закона после окончания срока действия соответствующего специального инвестиционного контракта, если в течение не менее чем одного календарного года производитель товара осуществил экспорт товара, производство которого создано или модернизировано и (или) освоено на территории Российской Федерации в соответствии со специальным инвестиционным контрактом, в объеме не менее десяти процентов количества такого произведенного товара в течение указанного календарного года.</text:p>
      <text:p text:style-name="s22header">Информация об изменениях:</text:p>
      <text:p text:style-name="s22"><text:bookmark text:name="anchor11135"/>Часть 5 изменена с 9 июля 2022 г. - <text:a xlink:type="simple" xlink:href="http://ivo.garant.ru/document/redirect/404902805/2104">Федеральный закон</text:a> от 28 июня 2022 г. N 231-ФЗ</text:p>
      <text:p text:style-name="s22"><text:a xlink:type="simple" xlink:href="http://ivo.garant.ru/document/redirect/76803627/11135">См. предыдущую редакцию</text:a></text:p>
      <text:p text:style-name="s1">5. В соответствии с <text:a xlink:type="simple" xlink:href="http://ivo.garant.ru/document/redirect/71620504/1000">порядком</text:a>, предусмотренным <text:a xlink:type="simple" xlink:href="#anchor111331">пунктом 1 части 3</text:a> настоящей статьи, федеральный орган исполнительной власти, заключивший специальный инвестиционный контракт от имени Российской Федерации, обеспечивает включение в реестр единственных поставщиков товара, производство которого создается, модернизируется, осваивается, единственных исполнителей услуги, оказываемой с использованием имущества (недвижимого имущества или недвижимого имущества и движимого имущества, технологически связанных между собой), которое создается, реконструируется, в том числе следующих информации и документов:</text:p>
      <text:p text:style-name="s1"><text:bookmark text:name="anchor111351"/>1) наименование, фирменное наименование (при наличии), место нахождения, почтовый адрес и номер контактного телефона единственного поставщика, являющегося производителем товара, а также наименование федерального органа исполнительной власти, заключившего специальный инвестиционный контракт от имени Российской Федерации;</text:p>
      <text:p text:style-name="s1"><text:bookmark text:name="anchor111352"/>2) наименование товара, производство которого создается или модернизируется и (или) осваивается на территории Российской Федерации в соответствии со специальным инвестиционным контрактом;</text:p>
      <text:p text:style-name="s1"><text:bookmark text:name="anchor111353"/>3) срок действия специального инвестиционного контракта;</text:p>
      <text:p text:style-name="s1"><text:bookmark text:name="anchor111354"/>4) планируемый период, в течение которого заказчик вправе заключать на основании <text:a xlink:type="simple" xlink:href="#anchor93147">пункта 47 части 1 статьи 93</text:a> настоящего Федерального закона контракт на поставку товара, определенный согласно соответствующему специальному инвестиционному контракту с учетом планируемого срока выполнения требований <text:a xlink:type="simple" xlink:href="#anchor111314">пункта 4 части 1</text:a> настоящей статьи;</text:p>
      <text:p text:style-name="s1"><text:bookmark text:name="anchor111355"/>5) объем инвестиций, предусмотренных специальным инвестиционным контрактом, в создание или модернизацию и (или) освоение на территории Российской Федерации производства товара;</text:p>
      <text:p text:style-name="s1"><text:bookmark text:name="anchor111356"/>6) наименование федерального органа исполнительной власти, определенного в соответствии с <text:a xlink:type="simple" xlink:href="#anchor111324">пунктом 4 части 2</text:a> настоящей статьи;</text:p>
      <text:p text:style-name="s1"><text:bookmark text:name="anchor111357"/>7) фактический период, в течение которого заказчик вправе заключать в соответствии с <text:a xlink:type="simple" xlink:href="#anchor93147">пунктом 47 части 1 статьи 93</text:a> настоящего Федерального закона контракт на поставку товара. Такой период начинается с даты, которая определяется в соответствии с <text:a xlink:type="simple" xlink:href="#anchor111341">пунктом 1 части 4</text:a> настоящей статьи, и завершается датой окончания срока действия соответствующего специального инвестиционного контракта либо датой, определенной согласно <text:a xlink:type="simple" xlink:href="#anchor111342">пункту 2 части 4</text:a> настоящей статьи;</text:p>
      <text:p text:style-name="s1"><text:bookmark text:name="anchor111358"/>8) реквизиты указанного в <text:a xlink:type="simple" xlink:href="#anchor11131">части 1</text:a> настоящей статьи акта Правительства Российской Федерации;</text:p>
      <text:p text:style-name="s1"><text:bookmark text:name="anchor111359"/>9) информация об изменении условий специального инвестиционного контракта (в части информации об условиях такого контракта, которая включается в данный реестр);</text:p>
      <text:p text:style-name="s1"><text:bookmark text:name="anchor1113510"/>10) информация о расторжении специального инвестиционного контракта.</text:p>
      <text:p text:style-name="s1"><text:bookmark text:name="anchor11136"/>6. Контракт с единственным поставщиком в соответствии с <text:a xlink:type="simple" xlink:href="#anchor93147">пунктом 47 части 1 статьи 93</text:a> настоящего Федерального закона на поставку товара, производство которого создано или модернизировано и (или) освоено на территории Российской Федерации в соответствии со специальным инвестиционным контрактом, заключается с учетом следующих особенностей:</text:p>
      <text:p text:style-name="s1"><text:bookmark text:name="anchor111361"/>1) заключение такого контракта осуществляется в течение периода, указанного в <text:a xlink:type="simple" xlink:href="#anchor111357">пункте 7 части 5</text:a> настоящей статьи;</text:p>
      <text:p text:style-name="s1"><text:bookmark text:name="anchor111362"/>2) срок, на который заключается такой контракт с единственным поставщиком, являющимся производителем товара, не может выходить за пределы срока действия соответствующего специального инвестиционного контракта либо срока, установленного в соответствии с <text:a xlink:type="simple" xlink:href="#anchor111342">пунктом 2 части 4</text:a> настоящей статьи, с учетом положений <text:a xlink:type="simple" xlink:href="http://ivo.garant.ru/document/redirect/12112604/2">бюджетного законодательства</text:a> Российской Федерации и международных обязательств Российской Федерации;</text:p>
      <text:p text:style-name="s1"><text:bookmark text:name="anchor111363"/>3) цена единицы товара, поставка которого является предметом такого контракта, не может превышать предельную цену, определенную в порядке, установленном в соответствии с <text:a xlink:type="simple" xlink:href="#anchor1113241">подпунктом "а" пункта 4 части 2</text:a> настоящей статьи. При этом цена контракта определяется в порядке, установленном в соответствии с <text:a xlink:type="simple" xlink:href="#anchor1113242">подпунктом "б" пункта 4 части 2</text:a> настоящей статьи;</text:p>
      <text:p text:style-name="s1"><text:bookmark text:name="anchor111364"/>4) предметом такого контракта является поставка товара, который произведен в соответствии со специальным инвестиционным контрактом и указан в акте Правительства Российской Федерации, предусмотренном <text:a xlink:type="simple" xlink:href="#anchor11131">частью 1</text:a> настоящей статьи;</text:p>
      <text:p text:style-name="s1"><text:bookmark text:name="anchor111365"/>5) поставляемый товар, производство которого создано или модернизировано и (или) освоено на территории Российской Федерации при исполнении специального инвестиционного контракта, должен в соответствии с законодательством Российской Федерации признаваться товаром российского происхождения.</text:p>
      <text:p text:style-name="s1"><text:bookmark text:name="anchor11137"/>7. Правительство Российской Федерации вправе определить в соответствии с настоящей статьей нескольких производителей однородных либо идентичных товаров, с которыми заказчики вправе заключать контракты на основании <text:a xlink:type="simple" xlink:href="#anchor93147">пункта 47 части 1 статьи 93</text:a> настоящего Федерального закона.</text:p>
      <text:p text:style-name="s1"/>
      <text:p text:style-name="s22header">Информация об изменениях:</text:p>
      <text:p text:style-name="s22"><text:bookmark text:name="anchor11140"/>Статья 111.4 изменена с 9 июля 2022 г. - <text:a xlink:type="simple" xlink:href="http://ivo.garant.ru/document/redirect/404902805/2011">Федеральный закон</text:a> от 28 июня 2022 г. N 231-ФЗ</text:p>
      <text:p text:style-name="s22"><text:a xlink:type="simple" xlink:href="http://ivo.garant.ru/document/redirect/76803627/11140">См. предыдущую редакцию</text:a></text:p>
      <text:p text:style-name="s15"><text:span text:style-name="s10">Статья 111.4.</text:span> Особенности осуществления закупки, по результатам которой заключается контракт со встречными инвестиционными обязательствами</text:p>
      <text:p text:style-name="s1"><text:bookmark text:name="anchor11141"/>1. Заказчик вправе осуществить в соответствии с настоящим Федеральным законом закупку, по результатам которой заключается контракт со встречными инвестиционными обязательствами, с учетом следующих особенностей:</text:p>
      <text:p text:style-name="s22header">Информация об изменениях:</text:p>
      <text:p text:style-name="s22"><text:bookmark text:name="anchor111411"/>Пункт 1 изменен с 19 августа 2024 г. - <text:a xlink:type="simple" xlink:href="http://ivo.garant.ru/document/redirect/409493579/5946">Федеральный закон</text:a> от 8 августа 2024 г. N 232-ФЗ</text:p>
      <text:p text:style-name="s22"><text:a xlink:type="simple" xlink:href="http://ivo.garant.ru/document/redirect/76839266/111411">См. предыдущую редакцию</text:a></text:p>
      <text:p text:style-name="s1">1) закупка осуществляется на основании акта высшего исполнительного органа субъекта Российской Федерации;</text:p>
      <text:p text:style-name="s1"><text:bookmark text:name="anchor111412"/>2) закупка осуществляется путем проведения электронного конкурса в соответствии с настоящим Федеральным законом и с учетом особенностей, предусмотренных настоящей статьей;</text:p>
      <text:p text:style-name="s1"><text:bookmark text:name="anchor111413"/>3) участниками закупки могут быть только юридические лица;</text:p>
      <text:p text:style-name="s22header">Информация об изменениях:</text:p>
      <text:p text:style-name="s22"><text:bookmark text:name="anchor111414"/>Пункт 4 изменен с 1 июля 2024 г. - <text:a xlink:type="simple" xlink:href="http://ivo.garant.ru/document/redirect/409234614/31">Федеральный закон</text:a> от 22 июня 2024 г. N 144-ФЗ</text:p>
      <text:p text:style-name="s22"><text:a xlink:type="simple" xlink:href="http://ivo.garant.ru/document/redirect/76811094/111414">См. предыдущую редакцию</text:a></text:p>
      <text:p text:style-name="s1">4) товар, производство которого создано, модернизировано, освоено, должен соответствовать критериям подтверждения производства российской промышленной продукции, установленным в соответствии с <text:a xlink:type="simple" xlink:href="http://ivo.garant.ru/document/redirect/70833138/612">Федеральным законом</text:a> от 31 декабря 2014 года N 488-ФЗ "О промышленной политике в Российской Федерации".</text:p>
      <text:p text:style-name="s22header">Информация об изменениях:</text:p>
      <text:p text:style-name="s22"><text:bookmark text:name="anchor11142"/>Часть 2 изменена с 19 августа 2024 г. - <text:a xlink:type="simple" xlink:href="http://ivo.garant.ru/document/redirect/409493579/5947">Федеральный закон</text:a> от 8 августа 2024 г. N 232-ФЗ</text:p>
      <text:p text:style-name="s22"><text:a xlink:type="simple" xlink:href="http://ivo.garant.ru/document/redirect/76839266/11142">См. предыдущую редакцию</text:a></text:p>
      <text:p text:style-name="s1">2. Актом высшего исполнительного органа субъекта Российской Федерации, предусмотренным <text:a xlink:type="simple" xlink:href="#anchor111411">пунктом 1 части 1</text:a> настоящей статьи, определяются:</text:p>
      <text:p text:style-name="s22header">Информация об изменениях:</text:p>
      <text:p text:style-name="s22"><text:bookmark text:name="anchor111421"/>Пункт 1 изменен с 1 января 2026 г. - <text:a xlink:type="simple" xlink:href="http://ivo.garant.ru/document/redirect/411208037/11411">Федеральный закон</text:a> от 26 декабря 2024 г. № 484-ФЗ</text:p>
      <text:p text:style-name="s22"><text:a xlink:type="simple" xlink:href="http://ivo.garant.ru/document/redirect/76848254/111421">См. предыдущую редакцию</text:a></text:p>
      <text:p text:style-name="s1">1) заказчик или в случае проведения совместного электронного конкурса, предусмотренного <text:a xlink:type="simple" xlink:href="#anchor11149">частью 9</text:a> настоящей статьи, заказчики;</text:p>
      <text:p text:style-name="s1"><text:bookmark text:name="anchor111422"/>2) наименование товара, производство которого подлежит созданию, модернизации, освоению, и (или) наименование услуги, оказываемой с использованием имущества (недвижимого имущества или недвижимого имущества и движимого имущества, технологически связанных между собой), которое подлежит созданию, реконструкции, требования (при необходимости) к характеристикам таких товара и (или) услуги;</text:p>
      <text:p text:style-name="s1"><text:bookmark text:name="anchor111423"/>3) срок действия контракта со встречными инвестиционными обязательствами, который не может превышать десять лет;</text:p>
      <text:p text:style-name="s1"><text:bookmark text:name="anchor111424"/>4) максимальный срок, в течение которого осуществляются создание, модернизация, освоение производства товара и (или) создание, реконструкция имущества (недвижимого имущества или недвижимого имущества и движимого имущества, технологически связанных между собой), предназначенного для оказания услуги, и который не может превышать срок действия контракта со встречными инвестиционными обязательствами;</text:p>
      <text:p text:style-name="s22header">Информация об изменениях:</text:p>
      <text:p text:style-name="s22"><text:bookmark text:name="anchor111425"/>Пункт 5 изменен с 1 января 2026 г. - <text:a xlink:type="simple" xlink:href="http://ivo.garant.ru/document/redirect/411208037/11412">Федеральный закон</text:a> от 26 декабря 2024 г. № 484-ФЗ</text:p>
      <text:p text:style-name="s22"><text:a xlink:type="simple" xlink:href="http://ivo.garant.ru/document/redirect/76848254/111425">См. предыдущую редакцию</text:a></text:p>
      <text:p text:style-name="s1">5) минимальный объем инвестиций, подлежащих вложению участником закупки, с которым заключается контракт со встречными инвестиционными обязательствами, в создание, модернизацию, освоение производства товара и (или) создание, реконструкцию имущества (недвижимого имущества или недвижимого имущества и движимого имущества, технологически связанных между собой), предназначенного для оказания услуги, который не должен составлять менее ста миллионов рублей. В случае проведения совместного электронного конкурса, предусмотренного <text:a xlink:type="simple" xlink:href="#anchor11149">частью 9</text:a> настоящей статьи, для всех контрактов независимо от их количества устанавливается общий минимальный объем инвестиций, который не должен составлять менее ста миллионов рублей;</text:p>
      <text:p text:style-name="s1"><text:bookmark text:name="anchor111426"/>6) требование о создании, модернизации, об освоении производства товара и (или) о создании, реконструкции имущества (недвижимого имущества или недвижимого имущества и движимого имущества, технологически связанных между собой), предназначенного для оказания услуги, на территории субъекта Российской Федерации и (или) на территории иного субъекта Российской Федерации при наличии (за исключением предусмотренной <text:a xlink:type="simple" xlink:href="#anchor11144">частью 4</text:a> настоящей статьи закупки для обеспечения нужд двух и более субъектов Российской Федерации) заключенного между такими субъектами Российской Федерации соглашения о предоставлении территории для создания, модернизации, освоения производства товара и (или) создания, реконструкции имущества (недвижимого имущества или недвижимого имущества и движимого имущества, технологически связанных между собой), предназначенного для оказания услуги;</text:p>
      <text:p text:style-name="s1"><text:bookmark text:name="anchor111427"/>7) минимальное количество товара, возможность производства которого должна быть обеспечена создаваемым, модернизируемым, осваиваемым производством, и (или) минимальный объем услуги, возможность оказания которой должна быть обеспечена с использованием создаваемого, реконструируемого имущества (недвижимого имущества или недвижимого имущества и движимого имущества, технологически связанных между собой);</text:p>
      <text:p text:style-name="s1"><text:bookmark text:name="anchor111428"/>8) максимальное количество товара и (или) максимальный объем услуги, поставку и (или) оказание которых участник закупки, с которым заключается контракт со встречными инвестиционными обязательствами, вправе осуществить в течение одного календарного года при исполнении контрактов, заключенных в соответствии с <text:a xlink:type="simple" xlink:href="#anchor93148">пунктом 48 части 1 статьи 93</text:a> настоящего Федерального закона. Максимальное количество товара и (или) максимальный объем услуги не должны превышать тридцать процентов количества такого товара и (или) объема такой услуги, соответственно произведенного и (или) оказанной поставщиком (исполнителем) в течение календарного года. Максимальное количество товара и (или) максимальный объем услуги могут не определяться, если при осуществлении закупки для обеспечения нужд одного субъекта Российской Федерации минимальный объем инвестиций, определенный в соответствии с <text:a xlink:type="simple" xlink:href="#anchor111425">пунктом 5</text:a> настоящей части, превышает один миллиард рублей;</text:p>
      <text:p text:style-name="s1"><text:bookmark text:name="anchor111429"/>9) требования к предусмотренным <text:a xlink:type="simple" xlink:href="#anchor11142101">подпунктами "а"</text:a> и <text:a xlink:type="simple" xlink:href="#anchor11142102">"б" пункта 10</text:a> настоящей части порядку определения предельной цены единицы товара, производство которого создано, модернизировано, освоено, и (или) предельной цены единицы услуги, оказываемой с использованием имущества (недвижимого имущества или недвижимого имущества и движимого имущества, технологически связанных между собой), которое создано, реконструировано, порядку определения цены контракта, заключаемого с поставщиком (исполнителем), с которым заключен контракт со встречными инвестиционными обязательствами, для целей осуществления закупок в соответствии с <text:a xlink:type="simple" xlink:href="#anchor93148">пунктом 48 части 1 статьи 93</text:a> настоящего Федерального закона;</text:p>
      <text:p text:style-name="s22header">Информация об изменениях:</text:p>
      <text:p text:style-name="s22"><text:bookmark text:name="anchor1114210"/>Пункт 10 изменен с 19 августа 2024 г. - <text:a xlink:type="simple" xlink:href="http://ivo.garant.ru/document/redirect/409493579/9185">Федеральный закон</text:a> от 8 августа 2024 г. N 232-ФЗ</text:p>
      <text:p text:style-name="s22"><text:a xlink:type="simple" xlink:href="http://ivo.garant.ru/document/redirect/76839266/1114210">См. предыдущую редакцию</text:a></text:p>
      <text:p text:style-name="s1">10) исполнительный орган субъекта Российской Федерации, устанавливающий для целей осуществления закупок в соответствии с <text:a xlink:type="simple" xlink:href="#anchor93148">пунктом 48 части 1 статьи 93</text:a> настоящего Федерального закона:</text:p>
      <text:p text:style-name="s1"><text:bookmark text:name="anchor11142101"/>а) порядок определения предельной цены единицы товара, производство которого создано, модернизировано, освоено, и (или) предельной цены единицы услуги, оказываемой с использованием имущества (недвижимого имущества или недвижимого имущества и движимого имущества, технологически связанных между собой), которое создано, реконструировано, с учетом требований, предусмотренных в соответствии с <text:a xlink:type="simple" xlink:href="#anchor111429">пунктом 9</text:a> настоящей части;</text:p>
      <text:p text:style-name="s1"><text:bookmark text:name="anchor11142102"/>б) порядок определения цены контракта, заключаемого с поставщиком (исполнителем), с которым заключен контракт со встречными инвестиционными обязательствами, с учетом требований, предусмотренных в соответствии с <text:a xlink:type="simple" xlink:href="#anchor111429">пунктом 9</text:a> настоящей части.</text:p>
      <text:p text:style-name="s1"><text:bookmark text:name="anchor11143"/>3. Контракт со встречными инвестиционными обязательствами должен содержать условия:</text:p>
      <text:p text:style-name="s1"><text:bookmark text:name="anchor111431"/>1) определенные в соответствии с <text:a xlink:type="simple" xlink:href="#anchor111421">пунктами 1 - 8 части 2</text:a> настоящей статьи;</text:p>
      <text:p text:style-name="s22header">Информация об изменениях:</text:p>
      <text:p text:style-name="s22"><text:bookmark text:name="anchor111432"/>Пункт 2 изменен с 1 июля 2024 г. - <text:a xlink:type="simple" xlink:href="http://ivo.garant.ru/document/redirect/409234614/32">Федеральный закон</text:a> от 22 июня 2024 г. N 144-ФЗ</text:p>
      <text:p text:style-name="s22"><text:a xlink:type="simple" xlink:href="http://ivo.garant.ru/document/redirect/76811094/111432">См. предыдущую редакцию</text:a></text:p>
      <text:p text:style-name="s1">2) о соответствии товара, производство которого создано, модернизировано, освоено, критериям подтверждения производства российской промышленной продукции, установленным в соответствии с <text:a xlink:type="simple" xlink:href="http://ivo.garant.ru/document/redirect/70833138/612">Федеральным законом</text:a> от 31 декабря 2014 года N 488-ФЗ "О промышленной политике в Российской Федерации";</text:p>
      <text:p text:style-name="s1"><text:bookmark text:name="anchor111433"/>3) о поставке товара, производство которого создано, модернизировано, освоено, и (или) об оказании услуги с использованием имущества (недвижимого имущества или недвижимого имущества и движимого имущества, технологически связанных между собой), которое создано, реконструировано, при исполнении контракта, заключенного в соответствии с <text:a xlink:type="simple" xlink:href="#anchor93148">пунктом 48 части 1 статьи 93</text:a> настоящего Федерального закона, по цене, не превышающей предельной цены, определенной в порядке, установленном в соответствии с <text:a xlink:type="simple" xlink:href="#anchor11142101">подпунктом "а" пункта 10 части 2</text:a> настоящей статьи;</text:p>
      <text:p text:style-name="s1"><text:bookmark text:name="anchor111434"/>4) об ответственности поставщика (исполнителя) за превышение количества поставленного товара и (или) объема оказанной услуги, определенных в соответствии с <text:a xlink:type="simple" xlink:href="#anchor111428">пунктом 8 части 2</text:a> настоящей статьи, в виде штрафа, размер которого составляет пятьдесят процентов стоимости такого превышения (в случае определения максимального количества товара и (или) максимального объема услуги, поставку и (или) оказание которых поставщик (исполнитель) вправе осуществить в течение одного календарного года при исполнении контрактов, заключенных в соответствии с <text:a xlink:type="simple" xlink:href="#anchor93148">пунктом 48 части 1 статьи 93</text:a> настоящего Федерального закона);</text:p>
      <text:p text:style-name="s1"><text:bookmark text:name="anchor111435"/>5) об обязанности поставщика (исполнителя) формировать, подписывать усиленной <text:a xlink:type="simple" xlink:href="http://ivo.garant.ru/document/redirect/12184522/21">электронной подписью</text:a> лица, имеющего право действовать от имени этого поставщика (исполнителя), и размещать в реестре единственных поставщиков товара, производство которого создается, модернизируется, осваивается, единственных исполнителей услуги, оказываемой с использованием имущества (недвижимого имущества или недвижимого имущества и движимого имущества, технологически связанных между собой), которое создается, реконструируется, отчет о количестве произведенного товара и (или) об объеме оказанной услуги в течение одного календарного года, а также о количестве такого товара и (или) об объеме такой услуги, соответственно поставленного и (или) оказанной в течение одного календарного года при исполнении контрактов, заключенных этим поставщиком (исполнителем) в соответствии с <text:a xlink:type="simple" xlink:href="#anchor93148">пунктом 48 части 1 статьи 93</text:a> настоящего Федерального закона.</text:p>
      <text:p text:style-name="s1"><text:bookmark text:name="anchor11144"/>4. Закупка, предусмотренная настоящей статьей, может осуществляться для обеспечения нужд двух и более субъектов Российской Федерации путем проведения совместного электронного конкурса в соответствии с положениями <text:a xlink:type="simple" xlink:href="#anchor25">статьи 25</text:a> настоящего Федерального закона с учетом особенностей, предусмотренных настоящей статьей, и на основании:</text:p>
      <text:p text:style-name="s1"><text:bookmark text:name="anchor111441"/>1) соглашения между субъектами Российской Федерации, которым определяются:</text:p>
      <text:p text:style-name="s1"><text:bookmark text:name="anchor11144101"/>а) условия, указанные в <text:a xlink:type="simple" xlink:href="#anchor111421">пунктах 1 - 10 части 2</text:a> настоящей статьи. При этом должны учитываться следующие особенности:</text:p>
      <text:p text:style-name="s1">предусмотренный <text:a xlink:type="simple" xlink:href="#anchor111425">пунктом 5 части 2</text:a> настоящей статьи минимальный объем инвестиций не должен составлять менее четырехсот миллионов рублей;</text:p>
      <text:p text:style-name="s1">в отношении каждого являющегося стороной указанного соглашения субъекта Российской Федерации определяются максимальное количество товара и (или) максимальный объем услуги, поставку и (или) оказание которых поставщик (исполнитель) вправе осуществить в течение одного календарного года при исполнении контрактов, заключенных в соответствии с <text:a xlink:type="simple" xlink:href="#anchor93148">пунктом 48 части 1 статьи 93</text:a> настоящего Федерального закона. Количество товара и (или) объем услуги в совокупности для всех субъектов Российской Федерации, являющихся стороной указанного соглашения, не должны превышать тридцать процентов количества такого товара и (или) объема такой услуги, произведенного и (или) оказанной поставщиком (исполнителем) в течение календарного года. Если минимальный объем инвестиций, предусмотренный <text:a xlink:type="simple" xlink:href="#anchor111425">пунктом 5 части 2</text:a> настоящей статьи, превышает один миллиард рублей, может быть определен один субъект Российской Федерации, в отношении которого закупки, осуществляемые в соответствии с пунктом 48 части 1 статьи 93 настоящего Федерального закона его заказчиками, а также заказчиками муниципальных образований, находящихся на его территории, не учитываются в составе таких количества товара и (или) объема услуги, поставка и (или) оказание которых осуществляется при исполнении контрактов, заключенных в соответствии с пунктом 48 части 1 статьи 93 настоящего Федерального закона;</text:p>
      <text:p text:style-name="s1"><text:bookmark text:name="anchor11144102"/>б) права, обязанности и ответственность сторон соглашения, порядок рассмотрения споров;</text:p>
      <text:p text:style-name="s1"><text:bookmark text:name="anchor1114413"/>в) организатор совместного электронного конкурса;</text:p>
      <text:p text:style-name="s22header">Информация об изменениях:</text:p>
      <text:p text:style-name="s22"><text:bookmark text:name="anchor111442"/>Пункт 2 изменен с 19 августа 2024 г. - <text:a xlink:type="simple" xlink:href="http://ivo.garant.ru/document/redirect/409493579/5948">Федеральный закон</text:a> от 8 августа 2024 г. N 232-ФЗ</text:p>
      <text:p text:style-name="s22"><text:a xlink:type="simple" xlink:href="http://ivo.garant.ru/document/redirect/76839266/111442">См. предыдущую редакцию</text:a></text:p>
      <text:p text:style-name="s1">2) актов высших исполнительных органов каждого субъекта Российской Федерации, заключившего соглашение, предусмотренное <text:a xlink:type="simple" xlink:href="#anchor111441">пунктом 1</text:a> настоящей части, в которых в соответствии с условиями указанного соглашения определяются условия, предусмотренные <text:a xlink:type="simple" xlink:href="#anchor111421">пунктами 1 - 10 части 2</text:a> настоящей статьи.</text:p>
      <text:p text:style-name="s1"><text:bookmark text:name="anchor11145"/>5. Заказчик, заключивший контракт со встречными инвестиционными обязательствами, включает в реестр единственных поставщиков товара, производство которого создается, модернизируется, осваивается, единственных исполнителей услуги, оказываемой с использованием имущества (недвижимого имущества или недвижимого имущества и движимого имущества, технологически связанных между собой), которое создается, реконструируется, в том числе следующие информацию и документы:</text:p>
      <text:p text:style-name="s1"><text:bookmark text:name="anchor111451"/>1) наименование, место нахождения заказчика;</text:p>
      <text:p text:style-name="s1"><text:bookmark text:name="anchor111452"/>2) наименование, адрес поставщика (исполнителя) в пределах его места нахождения;</text:p>
      <text:p text:style-name="s1"><text:bookmark text:name="anchor111453"/>3) наименование товара, производство которого создается, модернизируется, осваивается, и (или) наименование услуги, оказываемой с использованием имущества (недвижимого имущества или недвижимого имущества и движимого имущества, технологически связанных между собой), которое создается, реконструируется;</text:p>
      <text:p text:style-name="s1"><text:bookmark text:name="anchor111454"/>4) срок действия контракта со встречными инвестиционными обязательствами;</text:p>
      <text:p text:style-name="s1"><text:bookmark text:name="anchor111455"/>5) объем инвестиций, подлежащих вложению поставщиком (исполнителем), с которым заключен контракт со встречными инвестиционными обязательствами, в создание, модернизацию, освоение производства товара и (или) создание, реконструкцию имущества (недвижимого имущества или недвижимого имущества и движимого имущества, технологически связанных между собой), предназначенного для оказания услуги;</text:p>
      <text:p text:style-name="s1"><text:bookmark text:name="anchor111456"/>6) планируемый период, в течение которого заказчик вправе заключить контракт в соответствии с <text:a xlink:type="simple" xlink:href="#anchor93148">пунктом 48 части 1 статьи 93</text:a> настоящего Федерального закона. Такой период начинается с даты окончания срока, определенного в соответствии с <text:a xlink:type="simple" xlink:href="#anchor111442">пунктом 4 части 2</text:a> настоящей статьи, и завершается датой окончания срока действия контракта со встречными инвестиционными обязательствами;</text:p>
      <text:p text:style-name="s1"><text:bookmark text:name="anchor111457"/>7) фактический период, в течение которого заказчик вправе заключить контракт в соответствии с <text:a xlink:type="simple" xlink:href="#anchor93148">пунктом 48 части 1 статьи 93</text:a> настоящего Федерального закона. Такой период начинается с даты выполнения поставщиком (исполнителем), с которым заключен контракт со встречными инвестиционными обязательствами, обязательств по созданию, модернизации, освоению производства товара и (или) созданию, реконструкции имущества (недвижимого имущества или недвижимого имущества и движимого имущества, технологически связанных между собой), предназначенного для оказания услуги, и завершается датой окончания срока действия контракта со встречными инвестиционными обязательствами;</text:p>
      <text:p text:style-name="s22header">Информация об изменениях:</text:p>
      <text:p text:style-name="s22"><text:bookmark text:name="anchor111458"/>Пункт 8 изменен с 19 августа 2024 г. - <text:a xlink:type="simple" xlink:href="http://ivo.garant.ru/document/redirect/409493579/5949">Федеральный закон</text:a> от 8 августа 2024 г. N 232-ФЗ</text:p>
      <text:p text:style-name="s22"><text:a xlink:type="simple" xlink:href="http://ivo.garant.ru/document/redirect/76839266/111458">См. предыдущую редакцию</text:a></text:p>
      <text:p text:style-name="s1">8) наименование исполнительного органа субъекта Российской Федерации, определенного в соответствии с <text:a xlink:type="simple" xlink:href="#anchor1114210">пунктом 10 части 2</text:a> настоящей статьи;</text:p>
      <text:p text:style-name="s1"><text:bookmark text:name="anchor111459"/>9) информацию об изменении условий контракта со встречными инвестиционными обязательствами (в части условий, подлежащих включению в такой реестр);</text:p>
      <text:p text:style-name="s1"><text:bookmark text:name="anchor1114510"/>10) информацию о расторжении контракта со встречными инвестиционными обязательствами.</text:p>
      <text:p text:style-name="s1"><text:bookmark text:name="anchor11146"/>6. Контракт в соответствии с <text:a xlink:type="simple" xlink:href="#anchor93148">пунктом 48 части 1 статьи 93</text:a> настоящего Федерального закона заключается с учетом следующих особенностей:</text:p>
      <text:p text:style-name="s1"><text:bookmark text:name="anchor111461"/>1) заключение такого контракта осуществляется в течение периода, предусмотренного <text:a xlink:type="simple" xlink:href="#anchor111457">пунктом 7 части 5</text:a> настоящей статьи;</text:p>
      <text:p text:style-name="s1"><text:bookmark text:name="anchor111462"/>2) срок, на который заключается такой контракт, не может выходить за пределы срока действия контракта со встречными инвестиционными обязательствами;</text:p>
      <text:p text:style-name="s1"><text:bookmark text:name="anchor111463"/>3) цена единицы товара и (или) услуги, поставка которого или оказание которой является предметом такого контракта, не может превышать предельную цену, определенную в порядке, установленном в соответствии с <text:a xlink:type="simple" xlink:href="#anchor11142101">подпунктом "а" пункта 10 части 2</text:a> настоящей статьи. Цена такого контракта определяется в порядке, установленном в соответствии с <text:a xlink:type="simple" xlink:href="#anchor11142102">подпунктом "б" пункта 10 части 2</text:a> настоящей статьи;</text:p>
      <text:p text:style-name="s1"><text:bookmark text:name="anchor111464"/>4) предметом такого контракта являются поставка товара, производство которого создано, модернизировано, освоено в соответствии с контрактом со встречными инвестиционными обязательствами, и (или) оказание услуги с использованием имущества (недвижимого имущества или недвижимого имущества и движимого имущества, технологически связанных между собой), которое создано, реконструировано в соответствии с контрактом со встречными инвестиционными обязательствами.</text:p>
      <text:p text:style-name="s1"><text:bookmark text:name="anchor11147"/>7. Правительство Российской Федерации вправе установить:</text:p>
      <text:p text:style-name="s1"><text:bookmark text:name="anchor111471"/>1) особенности обеспечения исполнения контракта со встречными инвестиционными обязательствами;</text:p>
      <text:p text:style-name="s22header">Информация об изменениях:</text:p>
      <text:p text:style-name="s22"><text:bookmark text:name="anchor111472"/>Пункт 2 изменен с 19 августа 2024 г. - <text:a xlink:type="simple" xlink:href="http://ivo.garant.ru/document/redirect/409493579/5950">Федеральный закон</text:a> от 8 августа 2024 г. N 232-ФЗ</text:p>
      <text:p text:style-name="s22"><text:a xlink:type="simple" xlink:href="http://ivo.garant.ru/document/redirect/76839266/111472">См. предыдущую редакцию</text:a></text:p>
      <text:p text:style-name="s1">2) <text:span text:style-name="s8">требования</text:span> к устанавливаемому исполнительным органом субъекта Российской Федерации для целей осуществления закупок в соответствии с <text:a xlink:type="simple" xlink:href="#anchor93148">пунктом 48 части 1 статьи 93</text:a> настоящего Федерального закона порядку определения:</text:p>
      <text:p text:style-name="s1"><text:bookmark text:name="anchor1114721"/>а) предельной цены единицы товара, производство которого создано, модернизировано, освоено, и (или) предельной цены единицы услуги, оказываемой с использованием имущества (недвижимого имущества или недвижимого имущества и движимого имущества, технологически связанных между собой), которое создано, реконструировано;</text:p>
      <text:p text:style-name="s1"><text:bookmark text:name="anchor1114722"/>б) цены контракта, заключаемого с поставщиком (исполнителем), с которым заключен контракт со встречными инвестиционными обязательствами.</text:p>
      <text:p text:style-name="s1"><text:bookmark text:name="anchor11148"/>8. В соответствии с настоящей статьей может быть заключено несколько контрактов со встречными инвестиционными обязательствами в отношении однородных либо идентичных товаров и (или) услуг, закупку которых заказчики вправе осуществлять на основании <text:a xlink:type="simple" xlink:href="#anchor93148">пункта 48 части 1 статьи 93</text:a> настоящего Федерального закона.</text:p>
      <text:p text:style-name="s22header">Информация об изменениях:</text:p>
      <text:p text:style-name="s22"><text:bookmark text:name="anchor11149"/>Статья 111.4 дополнена частью 9 с 1 января 2026 г. - <text:a xlink:type="simple" xlink:href="http://ivo.garant.ru/document/redirect/411208037/1142">Федеральный закон</text:a> от 26 декабря 2024 г. № 484-ФЗ</text:p>
      <text:p text:style-name="s1">9. Закупка, предусмотренная настоящей статьей, может осуществляться для обеспечения нужд двух и более заказчиков одного субъекта Российской Федерации и (или) заказчиков муниципальных образований, находящихся на территории данного субъекта Российской Федерации, путем проведения совместного электронного конкурса в соответствии с положениями <text:a xlink:type="simple" xlink:href="#anchor25">статьи 25</text:a> настоящего Федерального закона, настоящей статьи (за исключением <text:a xlink:type="simple" xlink:href="#anchor11144">части 4</text:a> настоящей статьи) и с учетом следующих особенностей:</text:p>
      <text:p text:style-name="s1"><text:bookmark text:name="anchor111491"/>1) в соглашение о проведении совместного конкурса, предусмотренное <text:a xlink:type="simple" xlink:href="#anchor251">частью 1 статьи 25</text:a> настоящего Федерального закона, включается информация о заказчике, уполномоченном на приемку результатов исполненных поставщиком (исполнителем) встречных инвестиционных обязательств;</text:p>
      <text:p text:style-name="s1"><text:bookmark text:name="anchor111492"/>2) во все контракты со встречными инвестиционными обязательствами, заключаемые по результатам совместного электронного конкурса, включаются одинаковые условия, определенные в соответствии с <text:a xlink:type="simple" xlink:href="#anchor111422">пунктами 2 - 8 части 2</text:a> настоящей статьи;</text:p>
      <text:p text:style-name="s1"><text:bookmark text:name="anchor111493"/>3) в контракт со встречными инвестиционными обязательствами, заключаемый заказчиком, указанным в <text:a xlink:type="simple" xlink:href="#anchor111491">пункте 1</text:a> настоящей части, включаются условия о порядке и сроках осуществления им приемки результатов исполненных поставщиком (исполнителем) встречных инвестиционных обязательств. В контракты со встречными инвестиционными обязательствами, заключаемые другими заказчиками, включается условие о предоставлении поставщиком (исполнителем) результатов исполнения им встречных инвестиционных обязательств заказчику, указанному в пункте 1 настоящей части;</text:p>
      <text:p text:style-name="s1"><text:bookmark text:name="anchor111494"/>4) информация и документы в реестр единственных поставщиков товара, производство которого создается, модернизируется, осваивается, единственных исполнителей услуги, оказываемой с использованием имущества (недвижимого имущества или недвижимого имущества и движимого имущества, технологически связанных между собой), которое создается, реконструируется, включаются в соответствии с <text:a xlink:type="simple" xlink:href="#anchor11145">частью 5</text:a> настоящей статьи заказчиком, указанным в <text:a xlink:type="simple" xlink:href="#anchor111491">пункте 1</text:a> настоящей части, в части, касающейся заключенного им контракта со встречными инвестиционными обязательствами. Включение информации и документов в указанный реестр другими заказчиками не осуществляется.</text:p>
      <text:p text:style-name="s1"/>
      <text:h text:outline-level="1" text:style-name="s3"><text:bookmark text:name="anchor800"/>Глава 8. Заключительные положения</text:h>
      <text:p text:style-name="s1"/>
      <text:p text:style-name="s15"><text:bookmark text:name="anchor112"/><text:span text:style-name="s10">Статья 112</text:span>. Заключительные положения</text:p>
      <text:p text:style-name="s9header">ГАРАНТ:</text:p>
      <text:p text:style-name="s9">См. <text:a xlink:type="simple" xlink:href="http://ivo.garant.ru/document/redirect/57590605/0">Энциклопедии</text:a>, <text:a xlink:type="simple" xlink:href="http://ivo.garant.ru/document/redirect/77529867/0">позиции высших судов</text:a> и другие комментарии к статье 112 настоящего Федерального закона</text:p>
      <text:p text:style-name="s1"><text:bookmark text:name="anchor1121"/>1. Настоящий Федеральный закон применяется к отношениям, связанным с осуществлением закупок товаров, работ, услуг для обеспечения государственных или муниципальных нужд, извещения об осуществлении которых размещены в единой информационной системе или на <text:a xlink:type="simple" xlink:href="https://zakupki.gov.ru">официальном сайте</text:a> Российской Федерации в информационно-телекоммуникационной сети "Интернет" для размещения информации о размещении заказов на поставки товаров, выполнение работ, оказание услуг либо приглашения принять участие в которых направлены после дня <text:a xlink:type="simple" xlink:href="#anchor11401">вступления в силу</text:a> настоящего Федерального закона. К отношениям, возникшим до дня вступления в силу настоящего Федерального закона, он применяется в части прав и обязанностей, которые возникнут после дня его вступления в силу, если иное не предусмотрено настоящей статьей. Государственные и муниципальные контракты, гражданско-правовые договоры бюджетных учреждений на поставки товаров, выполнение работ, оказание услуг для нужд заказчиков, заключенные до дня вступления в силу настоящего Федерального закона, сохраняют свою силу.</text:p>
      <text:p text:style-name="s1"><text:bookmark text:name="anchor1122"/>2. Утратила силу с 12 мая 2019 г. - <text:a xlink:type="simple" xlink:href="http://ivo.garant.ru/document/redirect/72235286/721">Федеральный закон</text:a> от 1 мая 2019 г. N 71-ФЗ</text:p>
      <text:p text:style-name="s22header">Информация об изменениях:</text:p>
      <text:p text:style-name="s22"><text:a xlink:type="simple" xlink:href="http://ivo.garant.ru/document/redirect/77676502/1122">См. предыдущую редакцию</text:a></text:p>
      <text:p text:style-name="s1"><text:bookmark text:name="anchor1123"/>3. Утратила силу с 12 мая 2019 г. - <text:a xlink:type="simple" xlink:href="http://ivo.garant.ru/document/redirect/72235286/721">Федеральный закон</text:a> от 1 мая 2019 г. N 71-ФЗ</text:p>
      <text:p text:style-name="s22header">Информация об изменениях:</text:p>
      <text:p text:style-name="s22"><text:a xlink:type="simple" xlink:href="http://ivo.garant.ru/document/redirect/77676502/1123">См. предыдущую редакцию</text:a></text:p>
      <text:p text:style-name="s1"><text:bookmark text:name="anchor1124"/>4.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4">См. предыдущую редакцию</text:a></text:p>
      <text:p text:style-name="s1"><text:bookmark text:name="anchor1125"/>5.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5">См. предыдущую редакцию</text:a></text:p>
      <text:p text:style-name="s1"><text:bookmark text:name="anchor112351"/>5.1.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351">См. предыдущую редакцию</text:a></text:p>
      <text:p text:style-name="s1"><text:bookmark text:name="anchor112352"/>5.2. Утратила силу с 1 июля 2018 г. - <text:a xlink:type="simple" xlink:href="http://ivo.garant.ru/document/redirect/71848834/18401">Федеральный закон</text:a> от 31 декабря 2017 г. N 504-ФЗ</text:p>
      <text:p text:style-name="s22header">Информация об изменениях:</text:p>
      <text:p text:style-name="s22"><text:a xlink:type="simple" xlink:href="http://ivo.garant.ru/document/redirect/57431179/112352">См. предыдущую редакцию</text:a></text:p>
      <text:p text:style-name="s1"><text:bookmark text:name="anchor112353"/>5.3.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353">См. предыдущую редакцию</text:a></text:p>
      <text:p text:style-name="s1"><text:bookmark text:name="anchor112354"/>5.4.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354">См. предыдущую редакцию</text:a></text:p>
      <text:p text:style-name="s22header">Информация об изменениях:</text:p>
      <text:p text:style-name="s22"><text:bookmark text:name="anchor112355"/>Статья 112 дополнена частью 5.5 с 1 июля 2018 г. - <text:a xlink:type="simple" xlink:href="http://ivo.garant.ru/document/redirect/71848834/18403">Федеральный закон</text:a> от 31 декабря 2017 г. N 504-ФЗ</text:p>
      <text:p text:style-name="s1">5.5. С 1 июля 2018 года участники закупок применяют квалифицированные сертификаты ключей проверки электронных подписей для целей настоящего Федерального закона.</text:p>
      <text:p text:style-name="s1"><text:bookmark text:name="anchor1126"/>6.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6">См. предыдущую редакцию</text:a></text:p>
      <text:p text:style-name="s1"><text:bookmark text:name="anchor1127"/>7.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7">См. предыдущую редакцию</text:a></text:p>
      <text:p text:style-name="s1"><text:bookmark text:name="anchor1128"/>8.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8">См. предыдущую редакцию</text:a></text:p>
      <text:p text:style-name="s1"><text:bookmark text:name="anchor1129"/>9.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9">См. предыдущую редакцию</text:a></text:p>
      <text:p text:style-name="s1"><text:bookmark text:name="anchor11210"/>10. Утратила силу с 1 июля 2018 г. - <text:a xlink:type="simple" xlink:href="http://ivo.garant.ru/document/redirect/71848834/18404">Федеральный закон</text:a> от 31 декабря 2017 г. N 504-ФЗ</text:p>
      <text:p text:style-name="s22header">Информация об изменениях:</text:p>
      <text:p text:style-name="s22"><text:a xlink:type="simple" xlink:href="http://ivo.garant.ru/document/redirect/57431179/11210">См. предыдущую редакцию</text:a></text:p>
      <text:p text:style-name="s1"><text:bookmark text:name="anchor112101"/>10.1.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101">См. предыдущую редакцию</text:a></text:p>
      <text:p text:style-name="s22header">Информация об изменениях:</text:p>
      <text:p text:style-name="s22"><text:bookmark text:name="anchor11211"/><text:a xlink:type="simple" xlink:href="http://ivo.garant.ru/document/redirect/71127786/2272">Федеральным законом</text:a> от 13 июля 2015 г. N 216-ФЗ часть 11 статьи 112 изложена в новой редакции</text:p>
      <text:p text:style-name="s22"><text:a xlink:type="simple" xlink:href="http://ivo.garant.ru/document/redirect/57509114/11211">См. текст части в предыдущей редакции</text:a></text:p>
      <text:p text:style-name="s1">11. Государственная корпорация по атомной энергии "Росатом", Государственная корпорация по космической деятельности "Роскосмос" вправе создавать информационную систему в сфере закупок, интегрированную с единой информационной системой в соответствии с требованиями <text:a xlink:type="simple" xlink:href="#anchor410">части 10 статьи 4</text:a> настоящего Федерального закона. Порядок функционирования и использования такой информационной системы устанавливается соответственно актом Государственной корпорации по атомной энергии "Росатом" или актом Государственной корпорации по космической деятельности "Роскосмос".</text:p>
      <text:p text:style-name="s1"><text:bookmark text:name="anchor11212"/>12.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12">См. предыдущую редакцию</text:a></text:p>
      <text:p text:style-name="s1"><text:bookmark text:name="anchor11213"/>13.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13">См. предыдущую редакцию</text:a></text:p>
      <text:p text:style-name="s1"><text:bookmark text:name="anchor11214"/>14.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14">См. предыдущую редакцию</text:a></text:p>
      <text:p text:style-name="s1"><text:bookmark text:name="anchor11215"/>15.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15">См. предыдущую редакцию</text:a></text:p>
      <text:p text:style-name="s1"><text:bookmark text:name="anchor11216"/>16.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16">См. предыдущую редакцию</text:a></text:p>
      <text:p text:style-name="s1"><text:bookmark text:name="anchor11217"/>17.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17">См. предыдущую редакцию</text:a></text:p>
      <text:p text:style-name="s1"><text:bookmark text:name="anchor11218"/>18.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18">См. предыдущую редакцию</text:a></text:p>
      <text:p text:style-name="s1"><text:bookmark text:name="anchor11219"/>19.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19">См. предыдущую редакцию</text:a></text:p>
      <text:p text:style-name="s1"><text:bookmark text:name="anchor11220"/>20.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20">См. предыдущую редакцию</text:a></text:p>
      <text:p text:style-name="s1"><text:bookmark text:name="anchor11221"/>21.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21">См. предыдущую редакцию</text:a></text:p>
      <text:p text:style-name="s22header">Информация об изменениях:</text:p>
      <text:p text:style-name="s22"><text:bookmark text:name="anchor11222"/>Часть 22 изменена с 24 февраля 2021 г. - <text:a xlink:type="simple" xlink:href="http://ivo.garant.ru/document/redirect/400360063/220405">Федеральный закон</text:a> от 24 февраля 2021 г. N 20-ФЗ</text:p>
      <text:p text:style-name="s22">Изменения <text:a xlink:type="simple" xlink:href="http://ivo.garant.ru/document/redirect/400360063/2803">распространяются</text:a> на правоотношения, возникшие с 1 января 2021 г.</text:p>
      <text:p text:style-name="s22"><text:a xlink:type="simple" xlink:href="http://ivo.garant.ru/document/redirect/77708579/11222">См. предыдущую редакцию</text:a></text:p>
      <text:p text:style-name="s1">22. Реестр контрактов, предусмотренный <text:a xlink:type="simple" xlink:href="#anchor103">статьей 103</text:a> настоящего Федерального закона, ведется со дня вступления в силу настоящего Федерального закона федеральным органом исполнительной власти, осуществляющим правоприменительные функции по казначейскому обслуживанию исполнения бюджетов бюджетной системы Российской Федерации, на основе реестра контрактов, сформированного в порядке, действовавшем до дня <text:a xlink:type="simple" xlink:href="#anchor11401">вступления в силу</text:a> настоящего Федерального закона. При этом для подтверждения добросовестности участников закупок в соответствии с <text:a xlink:type="simple" xlink:href="#anchor373">частью 3 статьи 37</text:a> настоящего Федерального закона могут использоваться сведения, включенные в реестр контрактов до дня вступления в силу настоящего Федерального закона.</text:p>
      <text:p text:style-name="s1"><text:bookmark text:name="anchor11223"/>23.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23">См. предыдущую редакцию</text:a></text:p>
      <text:p text:style-name="s1"><text:bookmark text:name="anchor11224"/>24.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24">См. предыдущую редакцию</text:a></text:p>
      <text:p text:style-name="s1"><text:bookmark text:name="anchor11225"/>25.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25">См. предыдущую редакцию</text:a></text:p>
      <text:p text:style-name="s1"><text:bookmark text:name="anchor11226"/>26. <text:a xlink:type="simple" xlink:href="http://ivo.garant.ru/document/redirect/71435340/291">Утратила силу</text:a> с 1 января 2017 г.</text:p>
      <text:p text:style-name="s22header">Информация об изменениях:</text:p>
      <text:p text:style-name="s22">См. текст <text:a xlink:type="simple" xlink:href="http://ivo.garant.ru/document/redirect/57410806/11226">части 26 статьи 112</text:a></text:p>
      <text:p text:style-name="s22"/>
      <text:p text:style-name="s22header">Информация об изменениях:</text:p>
      <text:p text:style-name="s22"><text:bookmark text:name="anchor11227"/><text:a xlink:type="simple" xlink:href="http://ivo.garant.ru/document/redirect/70552632/464507">Федеральным законом</text:a> от 28 декабря 2013 г. N 396-ФЗ статья 112 дополнена частью 27, <text:a xlink:type="simple" xlink:href="http://ivo.garant.ru/document/redirect/70552632/48001">вступающей в силу</text:a> с 1 января 2014 г.</text:p>
      <text:p text:style-name="s1">27. Правовые акты Президента Российской Федерации, Правительства Российской Федерации об определении единственного поставщика (подрядчика, исполнителя) на поставку товара, выполнение работы, оказание услуги для обеспечения государственных или муниципальных нужд, принятые до дня <text:a xlink:type="simple" xlink:href="#anchor11401">вступления в силу</text:a> настоящего Федерального закона, действуют в отношении указанных в таких правовых актах мероприятий до их исполнения, если иное не установлено Президентом Российской Федерации, Правительством Российской Федерации.</text:p>
      <text:p text:style-name="s1"><text:bookmark text:name="anchor11228"/>28.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28">См. предыдущую редакцию</text:a></text:p>
      <text:p text:style-name="s1"><text:bookmark text:name="anchor11229"/>29.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29">См. предыдущую редакцию</text:a></text:p>
      <text:p text:style-name="s1"><text:bookmark text:name="anchor11230"/>30.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30">См. предыдущую редакцию</text:a></text:p>
      <text:p text:style-name="s1"><text:bookmark text:name="anchor112311"/>31.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311">См. предыдущую редакцию</text:a></text:p>
      <text:p text:style-name="s22header">Информация об изменениях:</text:p>
      <text:p text:style-name="s22"><text:bookmark text:name="anchor112312"/><text:a xlink:type="simple" xlink:href="http://ivo.garant.ru/document/redirect/71368648/11">Федеральным законом</text:a> 5 апреля 2016 г. N 96-ФЗ в часть 32 статьи 112 внесены изменения</text:p>
      <text:p text:style-name="s22"><text:a xlink:type="simple" xlink:href="http://ivo.garant.ru/document/redirect/57410471/112312">См. текст части в предыдущей редакции</text:a></text:p>
      <text:p text:style-name="s1">32. С 1 января 2017 года положения настоящего Федерального закона применяются к отношениям, связанным с осуществлением закупок товаров, работ, услуг для обеспечения государственных нужд Республики Крым и города федерального значения Севастополя, а также к отношениям, связанным с обеспечением мониторинга, аудита и контроля в сфере указанных закупок.</text:p>
      <text:p text:style-name="s1"><text:bookmark text:name="anchor112313"/>33. Утратила силу с 4 апреля 2020 г. - <text:a xlink:type="simple" xlink:href="http://ivo.garant.ru/document/redirect/73842430/11">Федеральный закон</text:a> от 4 апреля 2020 г. N 107-ФЗ</text:p>
      <text:p text:style-name="s22header">Информация об изменениях:</text:p>
      <text:p text:style-name="s22"><text:a xlink:type="simple" xlink:href="http://ivo.garant.ru/document/redirect/77693162/112313">См. предыдущую редакцию</text:a></text:p>
      <text:p text:style-name="s22header">Информация об изменениях:</text:p>
      <text:p text:style-name="s22"><text:bookmark text:name="anchor112314"/><text:a xlink:type="simple" xlink:href="http://ivo.garant.ru/document/redirect/71368648/13">Федеральным законом</text:a> 5 апреля 2016 г. N 96-ФЗ в часть 34 статьи 112 внесены изменения</text:p>
      <text:p text:style-name="s22"><text:a xlink:type="simple" xlink:href="http://ivo.garant.ru/document/redirect/57410471/112314">См. текст части в предыдущей редакции</text:a></text:p>
      <text:p text:style-name="s1">34. С 1 января 2017 года положения настоящего Федерального закона применяются к отношениям, связанным с осуществлением закупок товаров, работ, услуг для обеспечения муниципальных нужд муниципальных образований Республики Крым и города федерального значения Севастополя, а также к отношениям, связанным с обеспечением мониторинга, аудита и контроля в сфере указанных закупок.</text:p>
      <text:p text:style-name="s1"><text:bookmark text:name="anchor112315"/>35. Утратила силу с 4 апреля 2020 г. - <text:a xlink:type="simple" xlink:href="http://ivo.garant.ru/document/redirect/73842430/11">Федеральный закон</text:a> от 4 апреля 2020 г. N 107-ФЗ</text:p>
      <text:p text:style-name="s22header">Информация об изменениях:</text:p>
      <text:p text:style-name="s22"><text:a xlink:type="simple" xlink:href="http://ivo.garant.ru/document/redirect/77693162/112315">См. предыдущую редакцию</text:a></text:p>
      <text:p text:style-name="s1"><text:bookmark text:name="anchor112316"/>36. Утратила силу с 4 апреля 2020 г. - <text:a xlink:type="simple" xlink:href="http://ivo.garant.ru/document/redirect/73842430/11">Федеральный закон</text:a> от 4 апреля 2020 г. N 107-ФЗ</text:p>
      <text:p text:style-name="s22header">Информация об изменениях:</text:p>
      <text:p text:style-name="s22"><text:a xlink:type="simple" xlink:href="http://ivo.garant.ru/document/redirect/77693162/112316">См. предыдущую редакцию</text:a></text:p>
      <text:p text:style-name="s1"><text:bookmark text:name="anchor112317"/>37. Утратила силу с 29 декабря 2017 г. - <text:a xlink:type="simple" xlink:href="http://ivo.garant.ru/document/redirect/71848774/15">Федеральный закон</text:a> от 29 декабря 2017 г. N 475-ФЗ</text:p>
      <text:p text:style-name="s22header">Информация об изменениях:</text:p>
      <text:p text:style-name="s22"><text:a xlink:type="simple" xlink:href="http://ivo.garant.ru/document/redirect/57431174/112317">См. предыдущую редакцию</text:a></text:p>
      <text:p text:style-name="s1"><text:bookmark text:name="anchor112318"/>38. Утратила силу с 29 декабря 2017 г. - <text:a xlink:type="simple" xlink:href="http://ivo.garant.ru/document/redirect/71848774/15">Федеральный закон</text:a> от 29 декабря 2017 г. N 475-ФЗ</text:p>
      <text:p text:style-name="s22header">Информация об изменениях:</text:p>
      <text:p text:style-name="s22"><text:a xlink:type="simple" xlink:href="http://ivo.garant.ru/document/redirect/57431174/112318">См. предыдущую редакцию</text:a></text:p>
      <text:p text:style-name="s1"><text:bookmark text:name="anchor112319"/>39. Утратила силу с 4 апреля 2020 г. - <text:a xlink:type="simple" xlink:href="http://ivo.garant.ru/document/redirect/73842430/11">Федеральный закон</text:a> от 4 апреля 2020 г. N 107-ФЗ</text:p>
      <text:p text:style-name="s22header">Информация об изменениях:</text:p>
      <text:p text:style-name="s22"><text:a xlink:type="simple" xlink:href="http://ivo.garant.ru/document/redirect/77693162/112319">См. предыдущую редакцию</text:a></text:p>
      <text:p text:style-name="s1"><text:bookmark text:name="anchor11240"/>40.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40">См. предыдущую редакцию</text:a></text:p>
      <text:p text:style-name="s1"><text:bookmark text:name="anchor11241"/>41.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41">См. предыдущую редакцию</text:a></text:p>
      <text:p text:style-name="s1"><text:bookmark text:name="anchor11242"/>42.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42">См. предыдущую редакцию</text:a></text:p>
      <text:p text:style-name="s22header">Информация об изменениях:</text:p>
      <text:p text:style-name="s22"><text:bookmark text:name="anchor112421"/>Часть 42.1 изменена с 30 декабря 2021 г. - <text:a xlink:type="simple" xlink:href="http://ivo.garant.ru/document/redirect/403333081/1001">Федеральный закон</text:a> от 30 декабря 2021 г. N 476-ФЗ</text:p>
      <text:p text:style-name="s22"><text:a xlink:type="simple" xlink:href="http://ivo.garant.ru/document/redirect/77320784/112421">См. предыдущую редакцию</text:a></text:p>
      <text:p text:style-name="s1">42.1. Начисленные поставщику (подрядчику, исполнителю), но не списанные заказчиком суммы неустоек (штрафов, пеней) в связи с неисполнением или ненадлежащим исполнением в 2015, 2016, 2020 и 2021 годах обязательств, предусмотренных контрактом, подлежат списанию в случаях и <text:a xlink:type="simple" xlink:href="http://ivo.garant.ru/document/redirect/71981672/1000">порядке</text:a>, которые установлены Правительством Российской Федерации.</text:p>
      <text:p text:style-name="s1"><text:bookmark text:name="anchor112422"/>42.2.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422">См. предыдущую редакцию</text:a></text:p>
      <text:p text:style-name="s1"><text:bookmark text:name="anchor11243"/>43.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43">См. предыдущую редакцию</text:a></text:p>
      <text:p text:style-name="s1"><text:bookmark text:name="anchor11244"/>44.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44">См. предыдущую редакцию</text:a></text:p>
      <text:p text:style-name="s1"><text:bookmark text:name="anchor11245"/>45.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45">См. предыдущую редакцию</text:a></text:p>
      <text:p text:style-name="s1"><text:bookmark text:name="anchor11246"/>46.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46">См. предыдущую редакцию</text:a></text:p>
      <text:p text:style-name="s1"><text:bookmark text:name="anchor11247"/>47.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47">См. предыдущую редакцию</text:a></text:p>
      <text:p text:style-name="s1"><text:bookmark text:name="anchor11248"/>48.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48">См. предыдущую редакцию</text:a></text:p>
      <text:p text:style-name="s1"><text:bookmark text:name="anchor11249"/>49.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49">См. предыдущую редакцию</text:a></text:p>
      <text:p text:style-name="s1"><text:bookmark text:name="anchor11250"/>50.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50">См. предыдущую редакцию</text:a></text:p>
      <text:p text:style-name="s1"><text:bookmark text:name="anchor11251"/>51.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51">См. предыдущую редакцию</text:a></text:p>
      <text:p text:style-name="s1"><text:bookmark text:name="anchor11252"/>52. Утратила силу с 1 января 2022 г. - <text:a xlink:type="simple" xlink:href="http://ivo.garant.ru/document/redirect/401423520/50461">Федеральный закон</text:a> от 2 июля 2021 г. N 360-ФЗ</text:p>
      <text:p text:style-name="s22header">Информация об изменениях:</text:p>
      <text:p text:style-name="s22"><text:a xlink:type="simple" xlink:href="http://ivo.garant.ru/document/redirect/77312405/11252">См. предыдущую редакцию</text:a></text:p>
      <text:p text:style-name="s22header">Информация об изменениях:</text:p>
      <text:p text:style-name="s22"><text:bookmark text:name="anchor11253"/>Часть 53 изменена с 1 января 2022 г. - <text:a xlink:type="simple" xlink:href="http://ivo.garant.ru/document/redirect/401423520/50462">Федеральный закон</text:a> от 2 июля 2021 г. N 360-ФЗ</text:p>
      <text:p text:style-name="s22"><text:a xlink:type="simple" xlink:href="http://ivo.garant.ru/document/redirect/77312405/11253">См. предыдущую редакцию</text:a></text:p>
      <text:p text:style-name="s1">53. Государственная информационная система, указанная в <text:a xlink:type="simple" xlink:href="#anchor4013">части 13 статьи 4</text:a> настоящего Федерального закона, фиксирует в соответствии с <text:a xlink:type="simple" xlink:href="#anchor4013">частями 13</text:a> и <text:a xlink:type="simple" xlink:href="#anchor4014">14 статьи 4</text:a> настоящего Федерального закона действия, бездействие участников контрактной системы в сфере закупок поэтапно в соответствии с порядками, установленными Правительством Российской Федерации в соответствии с <text:a xlink:type="simple" xlink:href="#anchor4142">пунктами 2</text:a> и <text:a xlink:type="simple" xlink:href="#anchor4143">3 части 14 статьи 4</text:a> настоящего Федерального закона.</text:p>
      <text:p text:style-name="s1"><text:bookmark text:name="anchor11254"/>54. Утратила силу с 1 января 2022 г. - <text:a xlink:type="simple" xlink:href="http://ivo.garant.ru/document/redirect/401423520/50463">Федеральный закон</text:a> от 2 июля 2021 г. N 360-ФЗ</text:p>
      <text:p text:style-name="s22header">Информация об изменениях:</text:p>
      <text:p text:style-name="s22"><text:a xlink:type="simple" xlink:href="http://ivo.garant.ru/document/redirect/77312405/11254">См. предыдущую редакцию</text:a></text:p>
      <text:p text:style-name="s1"><text:bookmark text:name="anchor11255"/>55. Утратила силу с 16 апреля 2022 г. - <text:a xlink:type="simple" xlink:href="http://ivo.garant.ru/document/redirect/404488108/22301">Федеральный закон</text:a> от 16 апреля 2022 г. N 104-ФЗ</text:p>
      <text:p text:style-name="s22header">Информация об изменениях:</text:p>
      <text:p text:style-name="s22"><text:a xlink:type="simple" xlink:href="http://ivo.garant.ru/document/redirect/76800887/11255">См. предыдущую редакцию</text:a></text:p>
      <text:p text:style-name="s22header">Информация об изменениях:</text:p>
      <text:p text:style-name="s22"><text:bookmark text:name="anchor11256"/>Часть 56 изменена с 28 декабря 2025 г. - <text:a xlink:type="simple" xlink:href="http://ivo.garant.ru/document/redirect/413371648/41">Федеральный закон</text:a> от 28 декабря 2025 г. № 507-ФЗ</text:p>
      <text:p text:style-name="s22"><text:a xlink:type="simple" xlink:href="http://ivo.garant.ru/document/redirect/483418605/11256">См. предыдущую редакцию</text:a></text:p>
      <text:p text:style-name="s1">56. До 1 января 2027 года предметом контракта может быть одновременно подготовка проектной документации и (или) выполнение инженерных изысканий, выполнение работ по строительству, реконструкции и (или) капитальному ремонту объекта капитального строительства.</text:p>
      <text:p text:style-name="s22header">Информация об изменениях:</text:p>
      <text:p text:style-name="s22"><text:bookmark text:name="anchor11257"/>Часть 57 изменена с 1 апреля 2020 г. - <text:a xlink:type="simple" xlink:href="http://ivo.garant.ru/document/redirect/73828134/1163">Федеральный закон</text:a> от 1 апреля 2020 г. N 98-ФЗ</text:p>
      <text:p text:style-name="s22"><text:a xlink:type="simple" xlink:href="http://ivo.garant.ru/document/redirect/77676501/11257">См. предыдущую редакцию</text:a></text:p>
      <text:p text:style-name="s1">57. В случае, если проектной документацией объекта капитального строительства предусмотрено оборудование, необходимое для обеспечения эксплуатации такого объекта, предметом указанного в <text:a xlink:type="simple" xlink:href="#anchor11256">части 56</text:a> настоящей статьи контракта наряду с подготовкой проектной документации и (или) выполнением инженерных изысканий, выполнением работ по строительству, реконструкции и (или) капитальному ремонту объекта капитального строительства может являться поставка данного оборудования.</text:p>
      <text:p text:style-name="s22header">Информация об изменениях:</text:p>
      <text:p text:style-name="s22"><text:bookmark text:name="anchor11258"/>Часть 58 изменена с 1 января 2022 г. - <text:a xlink:type="simple" xlink:href="http://ivo.garant.ru/document/redirect/401423520/50464">Федеральный закон</text:a> от 2 июля 2021 г. N 360-ФЗ</text:p>
      <text:p text:style-name="s22"><text:a xlink:type="simple" xlink:href="http://ivo.garant.ru/document/redirect/77312405/11258">См. предыдущую редакцию</text:a></text:p>
      <text:p text:style-name="s1">58. В целях заключения контракта, указанного в <text:a xlink:type="simple" xlink:href="#anchor11256">части 56</text:a> настоящей статьи, заказчик вправе осуществить закупку путем проведения электронного аукциона или электронного конкурса.</text:p>
      <text:p text:style-name="s22header">Информация об изменениях:</text:p>
      <text:p text:style-name="s22"><text:bookmark text:name="anchor11259"/>Статья 112 дополнена частью 59 с 8 января 2020 г. - <text:a xlink:type="simple" xlink:href="http://ivo.garant.ru/document/redirect/73355373/129">Федеральный закон</text:a> от 27 декабря 2019 г. N 449-ФЗ</text:p>
      <text:p text:style-name="s1">59. Порядок определения начальной (максимальной) цены контракта, указанного в <text:a xlink:type="simple" xlink:href="#anchor11256">части 56</text:a> настоящей статьи, цены такого контракта, заключаемого с единственным поставщиком (подрядчиком, исполнителем), методика составления сметы такого контракта, порядок изменения цены такого контракта в случаях, предусмотренных <text:a xlink:type="simple" xlink:href="#anchor1126211">подпунктом "а" пункта 1</text:a> и <text:a xlink:type="simple" xlink:href="#anchor112622">пунктом 2 части 62</text:a> настоящей статьи, утверждаются федеральным органом исполнительной власти, осуществляющим функции по выработке и реализации государственной политики и нормативно-правовому регулированию в сфере строительства, архитектуры, градостроительства. При этом в целях определения и обоснования начальной (максимальной) цены такого контракта, цены такого контракта, заключаемого с единственным поставщиком (подрядчиком, исполнителем), не применяется проектно-сметный метод.</text:p>
      <text:p text:style-name="s22header">Информация об изменениях:</text:p>
      <text:p text:style-name="s22"><text:bookmark text:name="anchor11260"/>Статья 112 дополнена частью 60 с 8 января 2020 г. - <text:a xlink:type="simple" xlink:href="http://ivo.garant.ru/document/redirect/73355373/129">Федеральный закон</text:a> от 27 декабря 2019 г. N 449-ФЗ</text:p>
      <text:p text:style-name="s1">60. При исполнении контракта, указанного в <text:a xlink:type="simple" xlink:href="#anchor11256">части 56</text:a> настоящей статьи, с учетом особенностей, предусмотренных <text:a xlink:type="simple" xlink:href="#anchor11261">частями 61 - 63</text:a> настоящей статьи:</text:p>
      <text:p text:style-name="s1"><text:bookmark text:name="anchor112601"/>1) к условиям такого контракта, предусматривающим подготовку проектной документации и (или) выполнение инженерных изысканий, применяются положения настоящего Федерального закона о контракте, предметом которого является подготовка проектной документации и (или) выполнение инженерных изысканий;</text:p>
      <text:p text:style-name="s1"><text:bookmark text:name="anchor112602"/>2) к условиям такого контракта, предусматривающим выполнение работ по строительству, реконструкции объекта капитального строительства, применяются положения настоящего Федерального закона о контракте, предметом которого являются строительство, реконструкция, капитальный ремонт объектов капитального строительства.</text:p>
      <text:p text:style-name="s22header">Информация об изменениях:</text:p>
      <text:p text:style-name="s22"><text:bookmark text:name="anchor11261"/>Статья 112 дополнена частью 61 с 8 января 2020 г. - <text:a xlink:type="simple" xlink:href="http://ivo.garant.ru/document/redirect/73355373/129">Федеральный закон</text:a> от 27 декабря 2019 г. N 449-ФЗ</text:p>
      <text:p text:style-name="s1">61. Контракт, указанный в <text:a xlink:type="simple" xlink:href="#anchor11256">части 56</text:a> настоящей статьи, должен содержать раздельно:</text:p>
      <text:p text:style-name="s1"><text:bookmark text:name="anchor112611"/>1) стоимость работ по подготовке проектной документации и (или) выполнению инженерных изысканий;</text:p>
      <text:p text:style-name="s1"><text:bookmark text:name="anchor112612"/>2) стоимость работ по строительству, реконструкции и (или) капитальному ремонту объекта капитального строительства;</text:p>
      <text:p text:style-name="s22header">Информация об изменениях:</text:p>
      <text:p text:style-name="s22"><text:bookmark text:name="anchor112613"/>Пункт 3 изменен с 1 апреля 2020 г. - <text:a xlink:type="simple" xlink:href="http://ivo.garant.ru/document/redirect/73828134/1164">Федеральный закон</text:a> от 1 апреля 2020 г. N 98-ФЗ</text:p>
      <text:p text:style-name="s22"><text:a xlink:type="simple" xlink:href="http://ivo.garant.ru/document/redirect/77676501/112613">См. предыдущую редакцию</text:a></text:p>
      <text:p text:style-name="s1">3) стоимость поставки предусмотренного проектной документацией объекта капитального строительства оборудования, необходимого для обеспечения эксплуатации такого объекта капитального строительства, в случае, если поставка данного оборудования предусмотрена контрактом.</text:p>
      <text:p text:style-name="s22header">Информация об изменениях:</text:p>
      <text:p text:style-name="s22"><text:bookmark text:name="anchor1126101"/>Статья 112 дополнена частью 61.1 с 9 мая 2023 г. - <text:a xlink:type="simple" xlink:href="http://ivo.garant.ru/document/redirect/406812035/182">Федеральный закон</text:a> от 28 апреля 2023 г. N 154-ФЗ</text:p>
      <text:p text:style-name="s1">61.1. В контракт, указанный в <text:a xlink:type="simple" xlink:href="#anchor11256">части 56</text:a> настоящей статьи, могут быть включены следующие условия:</text:p>
      <text:p text:style-name="s1"><text:bookmark text:name="anchor1126111"/>1) о размере аванса в отношении этапов исполнения контракта, предусматривающих выполнение работ по подготовке проектной документации и (или) выполнению инженерных изысканий, равном нулю;</text:p>
      <text:p text:style-name="s1"><text:bookmark text:name="anchor1126112"/>2) о размере аванса в отношении этапов исполнения контракта, предусматривающих выполнение работ по подготовке проектной документации и (или) выполнению инженерных изысканий, поставку предусмотренного проектной документацией объекта капитального строительства оборудования, необходимого для обеспечения эксплуатации объекта капитального строительства (в случае, если поставка данного оборудования предусмотрена контрактом), в размере меньшем, чем в отношении этапов исполнения контракта, предусматривающих выполнение работ по строительству, реконструкции и (или) капитальному ремонту объекта капитального строительства.</text:p>
      <text:p text:style-name="s22header">Информация об изменениях:</text:p>
      <text:p text:style-name="s22"><text:bookmark text:name="anchor11262"/>Статья 112 дополнена частью 62 с 8 января 2020 г. - <text:a xlink:type="simple" xlink:href="http://ivo.garant.ru/document/redirect/73355373/129">Федеральный закон</text:a> от 27 декабря 2019 г. N 449-ФЗ</text:p>
      <text:p text:style-name="s1">62. Изменение существенных условий контракта, указанного в <text:a xlink:type="simple" xlink:href="#anchor11256">части 56</text:a> настоящей статьи, при его исполнении допускается:</text:p>
      <text:p text:style-name="s1"><text:bookmark text:name="anchor112621"/>1) по соглашению сторон:</text:p>
      <text:p text:style-name="s22header">Информация об изменениях:</text:p>
      <text:p text:style-name="s22"><text:bookmark text:name="anchor1126211"/>Подпункт "а" изменен с 19 августа 2024 г. - <text:a xlink:type="simple" xlink:href="http://ivo.garant.ru/document/redirect/409493579/5951">Федеральный закон</text:a> от 8 августа 2024 г. N 232-ФЗ</text:p>
      <text:p text:style-name="s22"><text:a xlink:type="simple" xlink:href="http://ivo.garant.ru/document/redirect/76839266/1126211">См. предыдущую редакцию</text:a></text:p>
      <text:p text:style-name="s1">а) если при исполнении контракта сметная стоимость строительства, реконструкции, капитального ремонта, определенная по результатам проверки на предмет достоверности ее определения в ходе проведения государственной экспертизы проектной документации, превышает цену такого контракта. Предусмотренное настоящим пунктом изменение существенных условий осуществляется с учетом такой сметной стоимости строительства, реконструкции, капитального ремонта объекта капитального строительства на основании решения Правительства Российской Федерации, высшего исполнительного органа субъекта Российской Федерации, местной администрации при осуществлении закупки для федеральных нужд, нужд субъекта Российской Федерации, муниципальных нужд соответственно и при условии, что такое изменение существенных условий не приведет к увеличению цены контракта более чем на тридцать процентов;</text:p>
      <text:p text:style-name="s22header">Информация об изменениях:</text:p>
      <text:p text:style-name="s22"><text:bookmark text:name="anchor1126212"/>Подпункт "б" изменен с 1 января 2022 г. - <text:a xlink:type="simple" xlink:href="http://ivo.garant.ru/document/redirect/401423520/50465">Федеральный закон</text:a> от 2 июля 2021 г. N 360-ФЗ</text:p>
      <text:p text:style-name="s22"><text:a xlink:type="simple" xlink:href="http://ivo.garant.ru/document/redirect/77312405/1126212">См. предыдущую редакцию</text:a></text:p>
      <text:p text:style-name="s1">б) при выполнении работ по строительству, реконструкции и (или) капитальному ремонту объекта капитального строительства в целях изменения цены контракта в случаях, предусмотренных <text:a xlink:type="simple" xlink:href="#anchor951013">пунктом 1.3</text:a> и <text:a xlink:type="simple" xlink:href="#anchor95018">пунктом 8 части 1 статьи 95</text:a> настоящего Федерального закона, в части изменения предусмотренной контрактом стоимости работ по строительству, реконструкции и (или) капитальному ремонту объекта капитального строительства. При этом изменение цены контракта в соответствии с пунктом 8 части 1 статьи 95 настоящего Федерального закона осуществляется при условии соблюдения требований, предусмотренных указанным пунктом;</text:p>
      <text:p text:style-name="s1"><text:bookmark text:name="anchor1126213"/>в) при выполнении работ по строительству, реконструкции и (или) капитальному ремонту объекта капитального строительства в целях увеличения сроков исполнения контракта в случаях, предусмотренных <text:a xlink:type="simple" xlink:href="#anchor95018">пунктами 8</text:a> и <text:a xlink:type="simple" xlink:href="#anchor95019">9 части 1 статьи 95</text:a> настоящего Федерального закона, в части увеличения предусмотренных контрактом сроков строительства, реконструкции и (или) капитального ремонта объекта капитального строительства. При этом указанное увеличение сроков осуществляется при условии соблюдения требований, предусмотренных пунктами 8 и 9 части 1 статьи 95 настоящего Федерального закона;</text:p>
      <text:p text:style-name="s1"><text:bookmark text:name="anchor112622"/>2) в случае, если при исполнении указанного контракта цена такого контракта превышает сметную стоимость строительства, реконструкции, капитального ремонта объекта капитального строительства, определенную по результатам проверки на предмет достоверности ее определения в ходе проведения государственной экспертизы проектной документации, цена такого контракта должна быть уменьшена с учетом указанной сметной стоимости строительства, реконструкции, капитального ремонта объекта капитального строительства.</text:p>
      <text:p text:style-name="s22header">Информация об изменениях:</text:p>
      <text:p text:style-name="s22"><text:bookmark text:name="anchor11263"/>Статья 112 дополнена частью 63 с 8 января 2020 г. - <text:a xlink:type="simple" xlink:href="http://ivo.garant.ru/document/redirect/73355373/129">Федеральный закон</text:a> от 27 декабря 2019 г. N 449-ФЗ</text:p>
      <text:p text:style-name="s1">63. Результатом выполненной работы по контракту, предметом которого являются одновременно подготовка проектной документации и (или) выполнение инженерных изысканий, выполнение работ по строительству, реконструкции объектов капитального строительства, является здание или сооружение, в отношении которых в соответствии с законодательством Российской Федерации о градостроительной деятельности получено разрешение на ввод их в эксплуатацию.</text:p>
      <text:p text:style-name="s22header">Информация об изменениях:</text:p>
      <text:p text:style-name="s22"><text:bookmark text:name="anchor112631"/>Часть 63.1 изменена с 28 декабря 2025 г. - <text:a xlink:type="simple" xlink:href="http://ivo.garant.ru/document/redirect/413371648/42">Федеральный закон</text:a> от 28 декабря 2025 г. № 507-ФЗ</text:p>
      <text:p text:style-name="s22"><text:a xlink:type="simple" xlink:href="http://ivo.garant.ru/document/redirect/483418605/112631">См. предыдущую редакцию</text:a></text:p>
      <text:p text:style-name="s1">63.1. До 1 января 2027 года в случае, если проектной документацией объекта капитального строительства предусмотрено оборудование, необходимое для обеспечения эксплуатации такого объекта, предметом контракта наряду с выполнением работ по строительству, реконструкции и (или) капитальному ремонту объекта капитального строительства может являться поставка данного оборудования. В контракте должны быть указаны раздельно:</text:p>
      <text:p text:style-name="s1"><text:bookmark text:name="anchor1126311"/>1) стоимость работ по строительству, реконструкции и (или) капитальному ремонту объекта капитального строительства;</text:p>
      <text:p text:style-name="s1"><text:bookmark text:name="anchor1126312"/>2) стоимость поставки предусмотренного проектной документацией объекта капитального строительства оборудования, необходимого для обеспечения эксплуатации такого объекта капитального строительства.</text:p>
      <text:p text:style-name="s1"><text:bookmark text:name="anchor11264"/>64. Утратила силу с 16 апреля 2022 г. - <text:a xlink:type="simple" xlink:href="http://ivo.garant.ru/document/redirect/404488108/22304">Федеральный закон</text:a> от 16 апреля 2022 г. N 104-ФЗ</text:p>
      <text:p text:style-name="s22header">Информация об изменениях:</text:p>
      <text:p text:style-name="s22"><text:a xlink:type="simple" xlink:href="http://ivo.garant.ru/document/redirect/76800887/11264">См. предыдущую редакцию</text:a></text:p>
      <text:p text:style-name="s22header">Информация об изменениях:</text:p>
      <text:p text:style-name="s22"><text:bookmark text:name="anchor112641"/>Часть 64.1 изменена с 25 декабря 2023 г. - <text:a xlink:type="simple" xlink:href="http://ivo.garant.ru/document/redirect/408274225/821">Федеральный закон</text:a> от 25 декабря 2023 г. N 625-ФЗ</text:p>
      <text:p text:style-name="s22"><text:a xlink:type="simple" xlink:href="http://ivo.garant.ru/document/redirect/76800889/112641">См. предыдущую редакцию</text:a></text:p>
      <text:p text:style-name="s1">64.1. До 31 декабря 2024 года заказчик вправе не устанавливать требование обеспечения исполнения контракта, обеспечения гарантийных обязательств в извещении об осуществлении закупки, приглашении, документации о закупке (в случае, если настоящим Федеральным законом предусмотрена документация о закупке), проекте контракта. Положения настоящей части не применяются, если контрактом предусмотрена выплата аванса и при этом расчеты в части аванса не подлежат казначейскому сопровождению.</text:p>
      <text:p text:style-name="s1"><text:bookmark text:name="anchor11265"/>65. Утратила силу с 16 апреля 2022 г. - <text:a xlink:type="simple" xlink:href="http://ivo.garant.ru/document/redirect/404488108/22306">Федеральный закон</text:a> от 16 апреля 2022 г. N 104-ФЗ</text:p>
      <text:p text:style-name="s22header">Информация об изменениях:</text:p>
      <text:p text:style-name="s22"><text:a xlink:type="simple" xlink:href="http://ivo.garant.ru/document/redirect/76800887/11265">См. предыдущую редакцию</text:a></text:p>
      <text:p text:style-name="s22header">Информация об изменениях:</text:p>
      <text:p text:style-name="s22"><text:bookmark text:name="anchor1126501"/>Часть 65.1 изменена с 28 декабря 2025 г. - <text:a xlink:type="simple" xlink:href="http://ivo.garant.ru/document/redirect/413371648/43">Федеральный закон</text:a> от 28 декабря 2025 г. № 507-ФЗ</text:p>
      <text:p text:style-name="s22"><text:a xlink:type="simple" xlink:href="http://ivo.garant.ru/document/redirect/483418605/1126501">См. предыдущую редакцию</text:a></text:p>
      <text:p text:style-name="s1">65.1. По соглашению сторон допускается изменение существенных условий контракта, заключенного до 1 января 2027 года, если при исполнении такого контракта возникли независящие от сторон контракта обстоятельства, влекущие невозможность его исполнения. Предусмотренное настоящей частью изменение осуществляется с соблюдением положений <text:a xlink:type="simple" xlink:href="#anchor95103">частей 1.3 - 1.6 статьи 95</text:a> настоящего Федерального закона на основании <text:span text:style-name="s8">решения</text:span> Правительства Российской Федерации, высшего исполнительного органа субъекта Российской Федерации, местной администрации при осуществлении закупки для федеральных нужд, нужд субъекта Российской Федерации, муниципальных нужд соответственно.</text:p>
      <text:p text:style-name="s22header">Информация об изменениях:</text:p>
      <text:p text:style-name="s22"><text:bookmark text:name="anchor1126502"/>Часть 65.2 изменена с 28 декабря 2025 г. - <text:a xlink:type="simple" xlink:href="http://ivo.garant.ru/document/redirect/413371648/44">Федеральный закон</text:a> от 28 декабря 2025 г. № 507-ФЗ</text:p>
      <text:p text:style-name="s22"><text:a xlink:type="simple" xlink:href="http://ivo.garant.ru/document/redirect/483418605/1126502">См. предыдущую редакцию</text:a></text:p>
      <text:p text:style-name="s1">65.2. До 31 декабря 2026 года по соглашению сторон допускается изменение существенных условий контракта, предметом которого является поставка лекарственных препаратов, медицинских изделий, расходных материалов, если по предложению заказчика увеличивается предусмотренное контрактом количество таких препаратов, изделий, материалов не более чем на тридцать процентов или уменьшается предусмотренное контрактом количество таких препаратов, изделий, материалов не более чем на тридцать процентов. При этом по соглашению сторон допускается изменение с учетом положений <text:a xlink:type="simple" xlink:href="http://ivo.garant.ru/document/redirect/12112604/3">бюджетного законодательства</text:a> Российской Федерации цены контракта пропорционально дополнительному количеству лекарственных препаратов, медицинских изделий, расходных материалов исходя из установленной в контракте цены единицы таких препаратов, изделий, материалов, но не более чем на тридцать процентов цены контракта. При уменьшении предусмотренных контрактом количества лекарственных препаратов, медицинских изделий, расходных материалов стороны контракта обязаны уменьшить цену контракта исходя из цены единицы таких препаратов, изделий, материалов. Цена единицы дополнительно поставляемых лекарственных препаратов, медицинских изделий, расходных материалов или цена единицы таких препаратов, изделий, материалов при уменьшении предусмотренного контрактом количества таких препаратов, изделий, материалов должна определяться как частное от деления первоначальной цены контракта на предусмотренное в контракте количество лекарственных препаратов, медицинских изделий, расходных материалов.</text:p>
      <text:p text:style-name="s22header">Информация об изменениях:</text:p>
      <text:p text:style-name="s22"><text:bookmark text:name="anchor112653"/>Часть 65.3 изменена с 25 декабря 2023 г. - <text:a xlink:type="simple" xlink:href="http://ivo.garant.ru/document/redirect/408274225/824">Федеральный закон</text:a> от 25 декабря 2023 г. N 625-ФЗ</text:p>
      <text:p text:style-name="s22"><text:a xlink:type="simple" xlink:href="http://ivo.garant.ru/document/redirect/76800889/112653">См. предыдущую редакцию</text:a></text:p>
      <text:p text:style-name="s1">65.3. До 31 декабря 2024 года по соглашению сторон допускается изменение существенных условий контракта, заключенного с единственным поставщиком (подрядчиком, исполнителем) в соответствии с <text:a xlink:type="simple" xlink:href="#anchor9313">пунктами 3</text:a>, <text:a xlink:type="simple" xlink:href="#anchor93140">40</text:a>, <text:a xlink:type="simple" xlink:href="#anchor93141">41</text:a>, <text:a xlink:type="simple" xlink:href="#anchor93146">46</text:a>, <text:a xlink:type="simple" xlink:href="#anchor93152">52</text:a>, <text:a xlink:type="simple" xlink:href="#anchor93156">56</text:a>, <text:a xlink:type="simple" xlink:href="#anchor93159">59</text:a> и <text:a xlink:type="simple" xlink:href="#anchor93162">62 части 1 статьи 93</text:a> настоящего Федерального закона.</text:p>
      <text:p text:style-name="s22header">Информация об изменениях:</text:p>
      <text:p text:style-name="s22"><text:bookmark text:name="anchor11266"/>Часть 66 изменена с 28 декабря 2025 г. - <text:a xlink:type="simple" xlink:href="http://ivo.garant.ru/document/redirect/413371648/45">Федеральный закон</text:a> от 28 декабря 2025 г. № 507-ФЗ</text:p>
      <text:p text:style-name="s22"><text:a xlink:type="simple" xlink:href="http://ivo.garant.ru/document/redirect/483418605/11266">См. предыдущую редакцию</text:a></text:p>
      <text:p text:style-name="s1">66. До 31 декабря 2026 года заказчики, уполномоченные органы, уполномоченные учреждения вправе осуществлять закупки оборудования и техники, работ по выполнению инженерных изысканий, архитектурно-строительному проектированию, строительству, реконструкции, капитальному и текущему ремонту, сносу объектов капитального строительства (включая автомобильные дороги), работ по содержанию автомобильных дорог и (или) искусственных дорожных сооружений, выполняемых хозяйственным обществом, сто процентов акций (долей в уставном капитале) которого принадлежит Республике Крым либо городу федерального значения Севастополю, а также государственным (бюджетным или автономным) учреждением или государственным унитарным предприятием, подведомственными соответственно исполнительному органу Республики Крым, проводящему государственную политику в транспортно-дорожном комплексе, исполнительному органу города федерального значения Севастополя, осуществляющему функции по реализации государственных полномочий в сфере транспортного обслуживания населения транспортом общего пользования, формирования и развития дорожно-транспортной инфраструктуры, работ по строительному контролю, выполняемых федеральным органом исполнительной власти, осуществляющим функции по выработке и реализации государственной политики и нормативно-правовому регулированию в сфере строительства, архитектуры, градостроительства, или подведомственным указанному органу государственным (бюджетным или автономным) учреждением, работ по сохранению объектов культурного наследия (памятников истории и культуры) народов Российской Федерации, работ по благоустройству территорий для обеспечения государственных нужд Республики Крым и города федерального значения Севастополя в порядке, установленном настоящим Федеральным законом, или осуществлять выбор способа определения поставщика (подрядчика, исполнителя), предусмотренного <text:a xlink:type="simple" xlink:href="#anchor24">статьей 24</text:a> настоящего Федерального закона, в порядке, который согласован с <text:a xlink:type="simple" xlink:href="http://ivo.garant.ru/document/redirect/411369069/1">уполномоченным</text:a> Правительством Российской Федерации федеральным органом исполнительной власти и установлен нормативными правовыми актами соответственно Республики Крым и города федерального значения Севастополя. При этом авансовые платежи, получаемые юридическими лицами по контрактам, заключаемым по результатам определения поставщика (подрядчика, исполнителя) в соответствии с порядком, установленным нормативными правовыми актами соответственно Республики Крым и города федерального значения Севастополя, подлежат казначейскому сопровождению в установленном порядке.</text:p>
      <text:p text:style-name="s22header">Информация об изменениях:</text:p>
      <text:p text:style-name="s22"><text:bookmark text:name="anchor11267"/>Часть 67 изменена с 28 декабря 2025 г. - <text:a xlink:type="simple" xlink:href="http://ivo.garant.ru/document/redirect/413371648/46">Федеральный закон</text:a> от 28 декабря 2025 г. № 507-ФЗ</text:p>
      <text:p text:style-name="s22"><text:a xlink:type="simple" xlink:href="http://ivo.garant.ru/document/redirect/483418605/11267">См. предыдущую редакцию</text:a></text:p>
      <text:p text:style-name="s1">67. До 31 декабря 2026 года заказчики, уполномоченные органы, уполномоченные учреждения вправе осуществлять закупки оборудования и техники, работ по выполнению инженерных изысканий, архитектурно-строительному проектированию, строительству, реконструкции, капитальному и текущему ремонту, сносу объектов капитального строительства (включая автомобильные дороги), работ по содержанию автомобильных дорог и (или) искусственных дорожных сооружений, выполняемых хозяйственным обществом, сто процентов акций (долей в уставном капитале) которого принадлежит Республике Крым либо городу федерального значения Севастополю, а также государственным (бюджетным или автономным) учреждением или государственным унитарным предприятием, подведомственными соответственно исполнительному органу Республики Крым, проводящему государственную политику в транспортно-дорожном комплексе, исполнительному органу города федерального значения Севастополя, осуществляющему функции по реализации государственных полномочий в сфере транспортного обслуживания населения транспортом общего пользования, формирования и развития дорожно-транспортной инфраструктуры, работ по строительному контролю, выполняемых федеральным органом исполнительной власти, осуществляющим функции по выработке и реализации государственной политики и нормативно-правовому регулированию в сфере строительства, архитектуры, градостроительства, или подведомственным указанному органу государственным (бюджетным или автономным) учреждением, работ по сохранению объектов культурного наследия (памятников истории и культуры) народов Российской Федерации, работ по благоустройству территорий для обеспечения муниципальных нужд муниципальных образований Республики Крым и города федерального значения Севастополя в порядке, установленном настоящим Федеральным законом, или осуществлять выбор способа определения поставщика (подрядчика, исполнителя), предусмотренного <text:a xlink:type="simple" xlink:href="#anchor24">статьей 24</text:a> настоящего Федерального закона, в порядке, который согласован с <text:a xlink:type="simple" xlink:href="http://ivo.garant.ru/document/redirect/411369069/1">уполномоченным</text:a> Правительством Российской Федерации федеральным органом исполнительной власти и установлен нормативными правовыми актами соответственно Республики Крым и города федерального значения Севастополя. При этом авансовые платежи, получаемые юридическими лицами по контрактам, заключаемым по результатам определения поставщика (подрядчика, исполнителя) в соответствии с порядком, установленным нормативными правовыми актами соответственно Республики Крым и города федерального значения Севастополя, подлежат казначейскому сопровождению в установленном порядке.</text:p>
      <text:p text:style-name="s1"><text:bookmark text:name="anchor11268"/>68. Утратила силу с 1 января 2022 г. - <text:a xlink:type="simple" xlink:href="http://ivo.garant.ru/document/redirect/401423520/50467">Федеральный закон</text:a> от 2 июля 2021 г. N 360-ФЗ</text:p>
      <text:p text:style-name="s22header">Информация об изменениях:</text:p>
      <text:p text:style-name="s22"><text:a xlink:type="simple" xlink:href="http://ivo.garant.ru/document/redirect/77312405/11268">См. предыдущую редакцию</text:a></text:p>
      <text:p text:style-name="s22header">Информация об изменениях:</text:p>
      <text:p text:style-name="s22"><text:bookmark text:name="anchor11269"/>Статья 112 дополнена частью 69 с 1 января 2022 г. - <text:a xlink:type="simple" xlink:href="http://ivo.garant.ru/document/redirect/401423520/50468">Федеральный закон</text:a> от 2 июля 2021 г. N 360-ФЗ</text:p>
      <text:p text:style-name="s1">69. Положения настоящего Федерального закона, касающиеся объектов культурного наследия (памятников истории и культуры) народов Российской Федерации, также применяются к выявленному объекту культурного наследия.</text:p>
      <text:p text:style-name="s22header">Информация об изменениях:</text:p>
      <text:p text:style-name="s22"><text:bookmark text:name="anchor11270"/>Часть 70 изменена с 1 января 2023 г. - <text:a xlink:type="simple" xlink:href="http://ivo.garant.ru/document/redirect/405961883/10">Федеральный закон</text:a> от 19 декабря 2022 г. N 519-ФЗ</text:p>
      <text:p text:style-name="s22"><text:a xlink:type="simple" xlink:href="http://ivo.garant.ru/document/redirect/76817050/11270">См. предыдущую редакцию</text:a></text:p>
      <text:p text:style-name="s1">70. В <text:a xlink:type="simple" xlink:href="http://ivo.garant.ru/document/redirect/402110814/2">случаях и порядке</text:a>, которые установлены Правительством Российской Федерации, в 2021 - 2023 годах положения <text:a xlink:type="simple" xlink:href="#anchor95018">пункта 8 части 1 статьи 95</text:a> настоящего Федерального закона также применяются к контрактам, которые заключены на срок менее одного года и предметом которых является выполнение работ по строительству, реконструкции, капитальному ремонту, сносу объекта капитального строительства, проведению работ по сохранению объектов культурного наследия.</text:p>
      <text:p text:style-name="s22header">Информация об изменениях:</text:p>
      <text:p text:style-name="s22"><text:bookmark text:name="anchor11271"/>Часть 71 изменена с 19 августа 2024 г. - <text:a xlink:type="simple" xlink:href="http://ivo.garant.ru/document/redirect/409493579/5955">Федеральный закон</text:a> от 8 августа 2024 г. N 232-ФЗ</text:p>
      <text:p text:style-name="s22"><text:a xlink:type="simple" xlink:href="http://ivo.garant.ru/document/redirect/76839266/11271">См. предыдущую редакцию</text:a></text:p>
      <text:p text:style-name="s1">71. Установить, что в 2022, 2023 и 2024 годах при определении заказчиками из числа федеральных органов исполнительной власти или исполнительных органов субъектов Российской Федерации, подведомственных им государственных учреждений или государственных унитарных предприятий, а также муниципальных медицинских организаций объема закупок, предусмотренного <text:a xlink:type="simple" xlink:href="#anchor3010">частью 1 статьи 30</text:a> настоящего Федерального закона, в расчет совокупного годового объема закупок не включаются закупки лекарственных препаратов для медицинского применения и медицинских изделий.</text:p>
      <text:p text:style-name="s22header">Информация об изменениях:</text:p>
      <text:p text:style-name="s22"><text:bookmark text:name="anchor11272"/>Часть 72 изменена с 28 декабря 2025 г. - <text:a xlink:type="simple" xlink:href="http://ivo.garant.ru/document/redirect/413371648/47">Федеральный закон</text:a> от 28 декабря 2025 г. № 507-ФЗ</text:p>
      <text:p text:style-name="s22"><text:a xlink:type="simple" xlink:href="http://ivo.garant.ru/document/redirect/483418605/11272">См. предыдущую редакцию</text:a></text:p>
      <text:p text:style-name="s1">72. Установить, что до 31 декабря 2026 года на предусмотренные <text:a xlink:type="simple" xlink:href="#anchor93156">пунктом 56 части 1 статьи 93</text:a> настоящего Федерального закона федеральные органы исполнительной власти, подведомственные им государственные учреждения и государственные унитарные предприятия, на федеральный орган исполнительной власти, осуществляющий закупки для обеспечения федеральных нужд государственных органов, образованных для обеспечения деятельности Президента Российской Федерации, Правительства Российской Федерации, при осуществлении закупок в соответствии с <text:a xlink:type="simple" xlink:href="#anchor9314">пунктом 4 части 1 статьи 93</text:a> настоящего Федерального закона не распространяются ограничения в части предельного размера годового объема таких закупок, составляющего пятьдесят миллионов рублей.</text:p>
      <text:p text:style-name="s22header">Информация об изменениях:</text:p>
      <text:p text:style-name="s22"><text:bookmark text:name="anchor11273"/>Часть 73 изменена с 28 декабря 2025 г. - <text:a xlink:type="simple" xlink:href="http://ivo.garant.ru/document/redirect/413371648/48">Федеральный закон</text:a> от 28 декабря 2025 г. № 507-ФЗ</text:p>
      <text:p text:style-name="s22"><text:a xlink:type="simple" xlink:href="http://ivo.garant.ru/document/redirect/483418605/11273">См. предыдущую редакцию</text:a></text:p>
      <text:p text:style-name="s1">73. Правительство Российской Федерации вправе устанавливать <text:a xlink:type="simple" xlink:href="http://ivo.garant.ru/document/redirect/406197979/2">особенности</text:a> планирования и осуществления в 2023 - 2026 годах закупок для обеспечения государственных нужд Донецкой Народной Республики, Луганской Народной Республики, Запорожской области, Херсонской области и муниципальных нужд муниципальных образований, находящихся на их территориях.</text:p>
      <text:p text:style-name="s22header">Информация об изменениях:</text:p>
      <text:p text:style-name="s22"><text:bookmark text:name="anchor11274"/>Статья 112 дополнена частью 74 с 9 мая 2023 г. - <text:a xlink:type="simple" xlink:href="http://ivo.garant.ru/document/redirect/406812035/184">Федеральный закон</text:a> от 28 апреля 2023 г. N 154-ФЗ</text:p>
      <text:p text:style-name="s1">74. До 31 декабря 2024 года настоящий Федеральный закон не применяется к отношениям, связанным с закупкой товаров, работ, услуг избирательными комиссиями, находящимися на территориях Донецкой Народной Республики, Луганской Народной Республики, Запорожской области и Херсонской области.</text:p>
      <text:p text:style-name="s22header">Информация об изменениях:</text:p>
      <text:p text:style-name="s22"><text:bookmark text:name="anchor11275"/>Часть 75 изменена с 1 января 2025 г. - <text:a xlink:type="simple" xlink:href="http://ivo.garant.ru/document/redirect/411209145/11036">Федеральный закон</text:a> от 26 декабря 2024 г. № 494-ФЗ</text:p>
      <text:p text:style-name="s22"><text:a xlink:type="simple" xlink:href="http://ivo.garant.ru/document/redirect/76831012/11275">См. предыдущую редакцию</text:a></text:p>
      <text:p text:style-name="s1">75. Установить, что до 31 декабря 2025 года не действуют установленные <text:a xlink:type="simple" xlink:href="#anchor24101">пунктом 1 части 10 статьи 24</text:a> настоящего Федерального закона ограничения размера годового объема закупок, осуществляемых путем проведения электронного запроса котировок.</text:p>
      <text:p text:style-name="s22header">Информация об изменениях:</text:p>
      <text:p text:style-name="s22"><text:bookmark text:name="anchor11276"/>Часть 76 изменена с 19 августа 2024 г. - <text:a xlink:type="simple" xlink:href="http://ivo.garant.ru/document/redirect/409493579/5956">Федеральный закон</text:a> от 8 августа 2024 г. N 232-ФЗ</text:p>
      <text:p text:style-name="s22"><text:a xlink:type="simple" xlink:href="http://ivo.garant.ru/document/redirect/76839266/11276">См. предыдущую редакцию</text:a></text:p>
      <text:p text:style-name="s1">76. Установить, что до 30 июня 2024 года включительно исполнительные органы субъекта Российской Федерации, государственные учреждения субъекта Российской Федерации (муниципальные учреждения муниципальных образований, входящих в состав субъекта Российской Федерации) вправе осуществлять закупки лекарственных средств, специализированных продуктов лечебного питания, медицинских изделий, расходных материалов, средств для дезинфекции, а также услуг по хранению и доставке соответствующих товаров, работ по ремонту и техническому обслуживанию медицинских изделий у государственного унитарного предприятия соответствующего субъекта Российской Федерации, если законодательными актами соответствующего субъекта Российской Федерации на такое предприятие возложены полномочия по поставке таких товаров, оказанию таких услуг, выполнению таких работ для нужд этих заказчиков. При осуществлении такой закупки заказчик в порядке и срок, которые предусмотрены <text:a xlink:type="simple" xlink:href="#anchor932">частью 2 статьи 93</text:a> настоящего Федерального закона, направляет в соответствующий контрольный орган в сфере закупок уведомление о такой закупке. Извещение об осуществлении такой закупки не требуется. При осуществлении такой закупки заказчик определяет и обосновывает цену контракта в соответствии с настоящим Федеральным законом и включает в контракт обоснование цены контракта.</text:p>
      <text:p text:style-name="s22header">Информация об изменениях:</text:p>
      <text:p text:style-name="s22"><text:bookmark text:name="anchor11277"/>Статья 112 дополнена частью 77 с 1 января 2024 г. - <text:a xlink:type="simple" xlink:href="http://ivo.garant.ru/document/redirect/408274115/27">Федеральный закон</text:a> от 25 декабря 2023 г. N 624-ФЗ</text:p>
      <text:p text:style-name="s1">77. До признания в соответствии с <text:a xlink:type="simple" xlink:href="http://ivo.garant.ru/document/redirect/12184522/7">Федеральным законом</text:a> от 6 апреля 2011 года N 63-ФЗ "Об электронной подписи" электронных подписей, созданных в соответствии с нормами права иностранного государства, международными стандартами, соответствующими признакам усиленной электронной подписи в случае отсутствия у участника закупки, являющегося иностранным лицом, зарегистрированным на территории такого иностранного государства, квалифицированного сертификата ключа проверки электронной подписи, полученного в аккредитованном удостоверяющем центре:</text:p>
      <text:p text:style-name="s9header">ГАРАНТ:</text:p>
      <text:p text:style-name="s9"><text:bookmark text:name="anchor112771"/>Положения пункта 1 в части, касающейся соглашения об изменении условий контракта и соглашения о расторжении контракта, <text:a xlink:type="simple" xlink:href="http://ivo.garant.ru/document/redirect/408274115/54">применяются</text:a> с 1 января 2025 г.</text:p>
      <text:p text:style-name="s1">1) при исполнении контракта, заключенного с таким участником закупки, применяются положения настоящего Федерального закона, касающиеся составления, подписания и направления документа о приемке, мотивированного отказа от подписания документа о приемке, документов при применении мер ответственности и совершении иных действий в связи с нарушением поставщиком (подрядчиком, исполнителем) или заказчиком условий контракта, <text:span text:style-name="s25">соглашения об изменении условий контракта, соглашения о расторжении контракта</text:span>, решения об одностороннем отказе от исполнения контракта, извещения об отмене такого решения без использования усиленных электронных подписей и единой информационной системы;</text:p>
      <text:p text:style-name="s1"><text:bookmark text:name="anchor112772"/>2) при подаче жалобы, отзыве жалобы, рассмотрении жалобы применяются положения <text:a xlink:type="simple" xlink:href="#anchor10510">части 10 статьи 105</text:a> (за исключением положения <text:a xlink:type="simple" xlink:href="#anchor105102">пункта 2</text:a> указанной части, касающегося приложения к жалобе приглашения) и <text:a xlink:type="simple" xlink:href="#anchor10682">пункта 2 части 8 статьи 106</text:a> настоящего Федерального закона.</text:p>
      <text:p text:style-name="s1"/>
      <text:p text:style-name="s15"><text:bookmark text:name="anchor113"/><text:span text:style-name="s10">Статья 113</text:span>. Признание утратившими силу отдельных законодательных актов (положений законодательных актов) Российской Федерации</text:p>
      <text:p text:style-name="s1">Признать утратившими силу:</text:p>
      <text:p text:style-name="s1"><text:bookmark text:name="anchor11301"/>1) <text:a xlink:type="simple" xlink:href="http://ivo.garant.ru/document/redirect/12141175/0">Федеральный закон</text:a> от 21 июля 2005 года N 94-ФЗ "О размещении заказов на поставки товаров, выполнение работ, оказание услуг для государственных и муниципальных нужд" (Собрание законодательства Российской Федерации, 2005, N 30, ст. 3105);</text:p>
      <text:p text:style-name="s1"><text:bookmark text:name="anchor11302"/>2) <text:a xlink:type="simple" xlink:href="http://ivo.garant.ru/document/redirect/12144082/0">Федеральный закон</text:a> от 31 декабря 2005 года N 207-ФЗ "О внесении изменений в Федеральный закон "О размещении заказов на поставки товаров, выполнение работ, оказание услуг для государственных и муниципальных нужд" (Собрание законодательства Российской Федерации, 2006, N 1, ст. 18);</text:p>
      <text:p text:style-name="s1"><text:bookmark text:name="anchor11303"/>3) <text:a xlink:type="simple" xlink:href="http://ivo.garant.ru/document/redirect/12148564/0">Федеральный закон</text:a> от 27 июля 2006 года N 142-ФЗ "О внесении изменений в Федеральный закон "О размещении заказов на поставки товаров, выполнение работ, оказание услуг для государственных и муниципальных нужд" (Собрание законодательства Российской Федерации, 2006, N 31, ст. 3441);</text:p>
      <text:p text:style-name="s1"><text:bookmark text:name="anchor11304"/>4) <text:a xlink:type="simple" xlink:href="http://ivo.garant.ru/document/redirect/12153069/1">статью 1</text:a> и <text:a xlink:type="simple" xlink:href="http://ivo.garant.ru/document/redirect/12153069/43">часть 3 статьи 4</text:a> Федерального закона от 20 апреля 2007 года N 53-ФЗ "О внесении изменений в Федеральный закон "О размещении заказов на поставки товаров, выполнение работ, оказание услуг для государственных и муниципальных нужд" и отдельные законодательные акты Российской Федерации" (Собрание законодательства Российской Федерации, 2007, N 17, ст. 1929; N 31, ст. 4015);</text:p>
      <text:p text:style-name="s1"><text:bookmark text:name="anchor11305"/>5) <text:a xlink:type="simple" xlink:href="http://ivo.garant.ru/document/redirect/12154839/1">статьи 1</text:a> и <text:a xlink:type="simple" xlink:href="http://ivo.garant.ru/document/redirect/12154839/5">5</text:a> Федерального закона от 24 июля 2007 года N 218-ФЗ "О внесении изменений в Федеральный закон "О размещении заказов на поставки товаров, выполнение работ, оказание услуг для государственных и муниципальных нужд" и отдельные законодательные акты Российской Федерации" (Собрание законодательства Российской Федерации, 2007, N 31, ст. 4015);</text:p>
      <text:p text:style-name="s1"><text:bookmark text:name="anchor11306"/>6) <text:a xlink:type="simple" xlink:href="http://ivo.garant.ru/document/redirect/12157004/58">статьи 58</text:a> и <text:a xlink:type="simple" xlink:href="http://ivo.garant.ru/document/redirect/12157004/59">59</text:a> Федерального закона от 8 ноября 2007 года N 257-ФЗ "Об автомобильных дорогах и о дорожной деятельности в Российской Федерации и о внесении изменений в отдельные законодательные акты Российской Федерации" (Собрание законодательства Российской Федерации, 2007, N 46, ст. 5553);</text:p>
      <text:p text:style-name="s1"><text:bookmark text:name="anchor11307"/>7) <text:a xlink:type="simple" xlink:href="http://ivo.garant.ru/document/redirect/12161591/115">статьи 115</text:a> и <text:a xlink:type="simple" xlink:href="http://ivo.garant.ru/document/redirect/12161591/126">126</text:a> Федерального закона от 23 июля 2008 года N 160-ФЗ "О внесении изменений в отдельные законодательные акты Российской Федерации в связи с совершенствованием осуществления полномочий Правительства Российской Федерации" (Собрание законодательства Российской Федерации, 2008, N 30, ст. 3616);</text:p>
      <text:p text:style-name="s1"><text:bookmark text:name="anchor11308"/>8) <text:a xlink:type="simple" xlink:href="http://ivo.garant.ru/document/redirect/12163637/4">статьи 4</text:a> и <text:a xlink:type="simple" xlink:href="http://ivo.garant.ru/document/redirect/12163637/5">5</text:a> Федерального закона от 1 декабря 2008 года N 225-ФЗ "О внесении изменений в Федеральный закон "О Фонде содействия реформированию жилищно-коммунального хозяйства" и отдельные законодательные акты Российской Федерации" (Собрание законодательства Российской Федерации, 2008, N 49, ст. 5723);</text:p>
      <text:p text:style-name="s1"><text:bookmark text:name="anchor11309"/>9) <text:a xlink:type="simple" xlink:href="http://ivo.garant.ru/document/redirect/12164265/1">статью 1</text:a> и <text:a xlink:type="simple" xlink:href="http://ivo.garant.ru/document/redirect/12164265/401">пункт 1 статьи 4</text:a> Федерального закона от 30 декабря 2008 года N 308-ФЗ "О внесении изменений в Федеральный закон "О размещении заказов на поставки товаров, выполнение работ, оказание услуг для государственных и муниципальных нужд" и отдельные законодательные акты Российской Федерации" (Собрание законодательства Российской Федерации, 2009, N 1, ст. 16);</text:p>
      <text:p text:style-name="s1"><text:bookmark text:name="anchor11310"/>10) <text:a xlink:type="simple" xlink:href="http://ivo.garant.ru/document/redirect/12166787/0">Федеральный закон</text:a> от 28 апреля 2009 года N 68-ФЗ "О внесении изменений в статью 55 Федерального закона "О размещении заказов на поставки товаров, выполнение работ, оказание услуг для государственных и муниципальных нужд" (Собрание законодательства Российской Федерации, 2009, N 18, ст. 2148);</text:p>
      <text:p text:style-name="s1"><text:bookmark text:name="anchor11311"/>11) <text:a xlink:type="simple" xlink:href="http://ivo.garant.ru/document/redirect/12166958/24">статьи 24</text:a>, <text:a xlink:type="simple" xlink:href="http://ivo.garant.ru/document/redirect/12166958/271">пункт 1 статьи 27</text:a> и <text:a xlink:type="simple" xlink:href="http://ivo.garant.ru/document/redirect/12166958/304">часть 4 статьи 30</text:a> Федерального закона от 8 мая 2009 года N 93-ФЗ "Об организации проведения встречи глав государств и правительств стран - участников форума "Азиатско-тихоокеанское экономическое сотрудничество" в 2012 году, о развитии города Владивостока как центра международного сотрудничества в Азиатско-Тихоокеанском регионе и о внесении изменений в отдельные законодательные акты Российской Федерации" (Собрание законодательства Российской Федерации, 2009, N 19, ст. 2283);</text:p>
      <text:p text:style-name="s1"><text:bookmark text:name="anchor11312"/>12) <text:a xlink:type="simple" xlink:href="http://ivo.garant.ru/document/redirect/12167927/2">статью 2</text:a> и <text:a xlink:type="simple" xlink:href="http://ivo.garant.ru/document/redirect/12167927/35">часть 5 статьи 3</text:a> Федерального закона от 1 июля 2009 года N 144-ФЗ "О внесении изменений в статью 20 Федерального закона "О Фонде содействия реформированию жилищно-коммунального хозяйства" и статью 65 Федерального закона "О размещении заказов на поставки товаров, выполнение работ, оказание услуг для государственных и муниципальных нужд" (Собрание законодательства Российской Федерации, 2009, N 27, ст. 3267);</text:p>
      <text:p text:style-name="s1"><text:bookmark text:name="anchor11313"/>13) <text:a xlink:type="simple" xlink:href="http://ivo.garant.ru/document/redirect/12168325/1">статью 1</text:a> Федерального закона от 17 июля 2009 года N 155-ФЗ "О внесении изменений в отдельные законодательные акты Российской Федерации" (Собрание законодательства Российской Федерации, 2009, N 29, ст. 3592);</text:p>
      <text:p text:style-name="s1"><text:bookmark text:name="anchor11314"/>14) <text:a xlink:type="simple" xlink:href="http://ivo.garant.ru/document/redirect/12168360/70">статью 7</text:a> Федерального закона от 17 июля 2009 года N 164-ФЗ "О внесении изменений в Федеральный закон "О защите конкуренции" и отдельные законодательные акты Российской Федерации" (Собрание законодательства Российской Федерации, 2009, N 29, ст. 3601);</text:p>
      <text:p text:style-name="s1"><text:bookmark text:name="anchor11315"/>15) <text:a xlink:type="simple" xlink:href="http://ivo.garant.ru/document/redirect/12171109/44">статью 44</text:a> Федерального закона от 23 ноября 2009 года N 261-ФЗ "Об энергосбережении и о повышении энергетической эффективности и о внесении изменений в отдельные законодательные акты Российской Федерации" (Собрание законодательства Российской Федерации, 2009, N 48, ст. 5711);</text:p>
      <text:p text:style-name="s1"><text:bookmark text:name="anchor11316"/>16) <text:a xlink:type="simple" xlink:href="http://ivo.garant.ru/document/redirect/12171172/3">статью 3</text:a> Федерального закона от 25 ноября 2009 года N 273-ФЗ "О внесении изменений в статью 3.2 Федерального закона "О введении в действие Градостроительного кодекса Российской Федерации" и отдельные законодательные акты Российской Федерации" (Собрание законодательства Российской Федерации, 2009, N 48, ст. 5723);</text:p>
      <text:p text:style-name="s1"><text:bookmark text:name="anchor11317"/>17) <text:a xlink:type="simple" xlink:href="http://ivo.garant.ru/document/redirect/12171673/4">статью 4</text:a> Федерального закона от 17 декабря 2009 года N 316-ФЗ "О внесении изменений в Федеральный закон "О Фонде содействия реформированию жилищно-коммунального хозяйства" и отдельные законодательные акты Российской Федерации" (Собрание законодательства Российской Федерации, 2009, N 51, ст. 6153);</text:p>
      <text:p text:style-name="s1"><text:bookmark text:name="anchor11318"/>18) <text:a xlink:type="simple" xlink:href="http://ivo.garant.ru/document/redirect/197033/10">статью 10</text:a> Федерального закона от 27 декабря 2009 года N 365-ФЗ "О внесении изменений в отдельные законодательные акты Российской Федерации в связи с совершенствованием деятельности органов государственной власти субъектов Российской Федерации и органов местного самоуправления" (Собрание законодательства Российской Федерации, 2009, N 52, ст. 6441);</text:p>
      <text:p text:style-name="s1"><text:bookmark text:name="anchor11319"/>19) <text:a xlink:type="simple" xlink:href="http://ivo.garant.ru/document/redirect/12175459/2">статью 2</text:a> Федерального закона от 5 мая 2010 года N 78-ФЗ "О внесении изменений в статью 7 Федерального закона "О внесении изменений в Федеральный закон "О Фонде содействия реформированию жилищно-коммунального хозяйства" и отдельные законодательные акты Российской Федерации" и статью 65 Федерального закона "О размещении заказов на поставки товаров, выполнение работ, оказание услуг для государственных и муниципальных нужд" (Собрание законодательства Российской Федерации, 2010, N 19, ст. 2286);</text:p>
      <text:p text:style-name="s1"><text:bookmark text:name="anchor11320"/>20) <text:a xlink:type="simple" xlink:href="http://ivo.garant.ru/document/redirect/12175589/21000">статью 21</text:a>, <text:a xlink:type="simple" xlink:href="http://ivo.garant.ru/document/redirect/58051799/25001">пункт 1 статьи 25</text:a> и <text:a xlink:type="simple" xlink:href="http://ivo.garant.ru/document/redirect/12175589/29000">статью 29</text:a> Федерального закона от 8 мая 2010 года N 83-ФЗ "О внесении изменений в отдельные законодательные акты Российской Федерации в связи с совершенствованием правового положения государственных (муниципальных) учреждений" (Собрание законодательства Российской Федерации, 2010, N 19, ст. 2291);</text:p>
      <text:p text:style-name="s1"><text:bookmark text:name="anchor11321"/>21) <text:a xlink:type="simple" xlink:href="http://ivo.garant.ru/document/redirect/12177615/5">статью 5</text:a> Федерального закона от 27 июля 2010 года N 240-ФЗ "О внесении изменений в Градостроительный кодекс Российской Федерации и отдельные законодательные акты Российской Федерации" (Собрание законодательства Российской Федерации, 2010, N 31, ст. 4209);</text:p>
      <text:p text:style-name="s1"><text:bookmark text:name="anchor11322"/>22) <text:a xlink:type="simple" xlink:href="http://ivo.garant.ru/document/redirect/12180037/0">Федеральный закон</text:a> от 3 ноября 2010 года N 290-ФЗ "О внесении изменений в Федеральный закон "О размещении заказов на поставки товаров, выполнение работ, оказание услуг для государственных и муниципальных нужд" (Собрание законодательства Российской Федерации, 2010, N 45, ст. 5755);</text:p>
      <text:p text:style-name="s1"><text:bookmark text:name="anchor11323"/>23) <text:a xlink:type="simple" xlink:href="http://ivo.garant.ru/document/redirect/12184481/5">статью 5</text:a> и <text:a xlink:type="simple" xlink:href="http://ivo.garant.ru/document/redirect/12184481/73">часть 3 статьи 7</text:a> Федерального закона от 5 апреля 2011 года N 56-ФЗ "О внесении изменений в Федеральный закон "Об организации проведения встречи глав государств и правительств стран - участников форума "Азиатско-тихоокеанское экономическое сотрудничество" в 2012 году, о развитии города Владивостока как центра международного сотрудничества в Азиатско-Тихоокеанском регионе и о внесении изменений в отдельные законодательные акты Российской Федерации" и отдельные законодательные акты Российской Федерации" (Собрание законодательства Российской Федерации, 2011, N 15, ст. 2029);</text:p>
      <text:p text:style-name="s1"><text:bookmark text:name="anchor11324"/>24) <text:a xlink:type="simple" xlink:href="http://ivo.garant.ru/document/redirect/12185069/0">Федеральный закон</text:a> от 21 апреля 2011 года N 79-ФЗ "О внесении изменений в Федеральный закон "О размещении заказов на поставки товаров, выполнение работ, оказание услуг для государственных и муниципальных нужд" (Собрание законодательства Российской Федерации, 2011, N 17, ст. 2320);</text:p>
      <text:p text:style-name="s1"><text:bookmark text:name="anchor11325"/>25) <text:a xlink:type="simple" xlink:href="http://ivo.garant.ru/document/redirect/12187348/46">статью 46</text:a> Федерального закона от 1 июля 2011 года N 169-ФЗ "О внесении изменений в отдельные законодательные акты Российской Федерации" (Собрание законодательства Российской Федерации, 2011, N 27, ст. 3880);</text:p>
      <text:p text:style-name="s1"><text:bookmark text:name="anchor11326"/>26) <text:a xlink:type="simple" xlink:href="http://ivo.garant.ru/document/redirect/12187858/33">статью 33</text:a> Федерального закона от 11 июля 2011 года N 200-ФЗ "О внесении изменений в отдельные законодательные акты Российской Федерации в связи с принятием Федерального закона "Об информации, информационных технологиях и о защите информации" (Собрание законодательства Российской Федерации, 2011, N 29, ст. 4291);</text:p>
      <text:p text:style-name="s1"><text:bookmark text:name="anchor11327"/>27) <text:a xlink:type="simple" xlink:href="http://ivo.garant.ru/document/redirect/12191963/7">статью 7</text:a> Федерального закона от 21 ноября 2011 года N 326-ФЗ "О внесении изменений в отдельные законодательные акты Российской Федерации в связи с принятием Федерального закона "О бесплатной юридической помощи в Российской Федерации" (Собрание законодательства Российской Федерации, 2011, N 48, ст. 6727);</text:p>
      <text:p text:style-name="s1"><text:bookmark text:name="anchor11328"/>28) <text:a xlink:type="simple" xlink:href="http://ivo.garant.ru/document/redirect/70103070/0">Федеральный закон</text:a> от 7 декабря 2011 года N 418-ФЗ "О внесении изменений в статьи 31.1 и 55 Федерального закона "О размещении заказов на поставки товаров, выполнение работ, оказание услуг для государственных и муниципальных нужд" (Собрание законодательства Российской Федерации, 2011, N 50, ст. 7360);</text:p>
      <text:p text:style-name="s1"><text:bookmark text:name="anchor11329"/>29) <text:a xlink:type="simple" xlink:href="http://ivo.garant.ru/document/redirect/70204244/0">Федеральный закон</text:a> от 20 июля 2012 года N 122-ФЗ "О внесении изменений в Федеральный закон "О размещении заказов на поставки товаров, выполнение работ, оказание услуг для государственных и муниципальных нужд" (Собрание законодательства Российской Федерации, 2012, N 30, ст. 4173);</text:p>
      <text:p text:style-name="s1"><text:bookmark text:name="anchor11330"/>30) <text:a xlink:type="simple" xlink:href="http://ivo.garant.ru/document/redirect/70242450/43">часть 3 статьи 4</text:a> Федерального закона от 16 октября 2012 года N 174-ФЗ "О Фонде перспективных исследований" (Собрание законодательства Российской Федерации, 2012, N 43, ст. 5787);</text:p>
      <text:p text:style-name="s1"><text:bookmark text:name="anchor11331"/>31) <text:a xlink:type="simple" xlink:href="http://ivo.garant.ru/document/redirect/70291404/7">статью 7</text:a> Федерального закона от 30 декабря 2012 года N 318-ФЗ "О внесении изменений в Градостроительный кодекс Российской Федерации и отдельные законодательные акты Российской Федерации" (Собрание законодательства Российской Федерации, 2012, N 53, ст. 7643).</text:p>
      <text:p text:style-name="s1"/>
      <text:p text:style-name="s15"><text:bookmark text:name="anchor114"/><text:span text:style-name="s10">Статья 114</text:span>. Порядок вступления в силу настоящего Федерального закона</text:p>
      <text:p text:style-name="s1"><text:bookmark text:name="anchor11401"/>1. Настоящий Федеральный закон вступает в силу с 1 января 2014 года, за исключением положений, для которых настоящей статьей установлены иные сроки вступления их в силу.</text:p>
      <text:p text:style-name="s22header">Информация об изменениях:</text:p>
      <text:p text:style-name="s22"><text:bookmark text:name="anchor11411"/><text:a xlink:type="simple" xlink:href="http://ivo.garant.ru/document/redirect/70552632/46461">Федеральным законом</text:a> от 28 декабря 2013 г. N 396-ФЗ статья 114 дополнена частью 1.1</text:p>
      <text:p text:style-name="s1">1.1. <text:a xlink:type="simple" xlink:href="#anchor4561">Пункт 1 части 6</text:a>, <text:a xlink:type="simple" xlink:href="#anchor458">части 8</text:a> и <text:a xlink:type="simple" xlink:href="#anchor4511">11 статьи 45</text:a> настоящего Федерального закона вступают в силу с 31 марта 2014 года.</text:p>
      <text:p text:style-name="s22header">Информация об изменениях:</text:p>
      <text:p text:style-name="s22"><text:bookmark text:name="anchor11412"/><text:a xlink:type="simple" xlink:href="http://ivo.garant.ru/document/redirect/70669660/145">Федеральным законом</text:a> от 4 июня 2014 г. N 140-ФЗ часть 1.2 статьи 114 изложена в новой редакции</text:p>
      <text:p text:style-name="s22"><text:a xlink:type="simple" xlink:href="http://ivo.garant.ru/document/redirect/57745842/11412">См. текст части в предыдущей редакции</text:a></text:p>
      <text:p text:style-name="s1">1.2. <text:a xlink:type="simple" xlink:href="#anchor3426">Часть 26 статьи 34</text:a>, <text:a xlink:type="simple" xlink:href="#anchor35">статья 35</text:a> настоящего Федерального закона вступают в силу с 1 июля 2014 года.</text:p>
      <text:p text:style-name="s22header">Информация об изменениях:</text:p>
      <text:p text:style-name="s22"><text:bookmark text:name="anchor11402"/><text:a xlink:type="simple" xlink:href="http://ivo.garant.ru/document/redirect/70833158/1171">Федеральным законом</text:a> от 31 декабря 2014 г. N 498-ФЗ в часть 2 статьи 114 внесены изменения</text:p>
      <text:p text:style-name="s22"><text:a xlink:type="simple" xlink:href="http://ivo.garant.ru/document/redirect/57501138/11402">См. текст части в предыдущей редакции</text:a></text:p>
      <text:p text:style-name="s1">2. <text:a xlink:type="simple" xlink:href="#anchor40316">Пункт 16 части 3 статьи 4</text:a>, <text:a xlink:type="simple" xlink:href="#anchor16">статьи 16</text:a>, <text:a xlink:type="simple" xlink:href="#anchor17">17</text:a>, <text:a xlink:type="simple" xlink:href="#anchor18">18</text:a>, <text:a xlink:type="simple" xlink:href="#anchor19">19</text:a>, части 1 - 10, 12 - 15 <text:a xlink:type="simple" xlink:href="#anchor21">статьи 21</text:a>, <text:a xlink:type="simple" xlink:href="#anchor231">части 1</text:a> и <text:a xlink:type="simple" xlink:href="#anchor232">2 статьи 23</text:a>, <text:a xlink:type="simple" xlink:href="http://ivo.garant.ru/document/redirect/77312405/252101">пункт 1.1 части 2 статьи 25</text:a>, <text:a xlink:type="simple" xlink:href="#anchor265">часть 5 статьи 26</text:a>, <text:a xlink:type="simple" xlink:href="#anchor3841">пункты 1</text:a> и <text:a xlink:type="simple" xlink:href="#anchor3842">2 части 4 статьи 38</text:a> настоящего Федерального закона вступают в силу с 1 января 2016 года.</text:p>
      <text:p text:style-name="s22header">Информация об изменениях:</text:p>
      <text:p text:style-name="s22"><text:bookmark text:name="anchor11403"/><text:a xlink:type="simple" xlink:href="http://ivo.garant.ru/document/redirect/70833158/1172">Федеральным законом</text:a> от 31 декабря 2014 г. N 498-ФЗ в часть 3 статьи 114 внесены изменения</text:p>
      <text:p text:style-name="s22"><text:a xlink:type="simple" xlink:href="http://ivo.garant.ru/document/redirect/57501138/11403">См. текст части в предыдущей редакции</text:a></text:p>
      <text:p text:style-name="s1">3. <text:a xlink:type="simple" xlink:href="#anchor402">Пункт 2 части 1</text:a>, <text:a xlink:type="simple" xlink:href="#anchor4031">пункты 1 - 3 части 3 статьи 4</text:a>, <text:a xlink:type="simple" xlink:href="#anchor20">статья 20</text:a>, часть 11 <text:a xlink:type="simple" xlink:href="#anchor21">статьи 21</text:a>, <text:a xlink:type="simple" xlink:href="#anchor234">часть 4 статьи 23</text:a>, <text:a xlink:type="simple" xlink:href="http://ivo.garant.ru/document/redirect/77312405/4203">пункт 3 статьи 42</text:a>, <text:a xlink:type="simple" xlink:href="#anchor971">часть 1 статьи 97</text:a>, <text:a xlink:type="simple" xlink:href="#anchor995">часть 5</text:a>, <text:a xlink:type="simple" xlink:href="#anchor9981">пункт 1 части 8 статьи 99</text:a>, <text:a xlink:type="simple" xlink:href="#anchor103212">пункт 12 части 2 статьи 103</text:a>, <text:a xlink:type="simple" xlink:href="#anchor10435">пункт 5 части 3 статьи 104</text:a> настоящего Федерального закона вступают в силу с 1 января 2017 года.</text:p>
      <text:p text:style-name="s1"><text:bookmark text:name="anchor11404"/>4. <text:a xlink:type="simple" xlink:href="http://ivo.garant.ru/document/redirect/70833158/1173">Утратила силу</text:a>.</text:p>
      <text:p text:style-name="s22header">Информация об изменениях:</text:p>
      <text:p text:style-name="s22">См. текст <text:a xlink:type="simple" xlink:href="http://ivo.garant.ru/document/redirect/57501138/11404">части 4 статьи 114</text:a></text:p>
      <text:p text:style-name="s22"/>
      <table:table table:name="10204" table:style-name="10204">
        <table:table-column table:style-name="6803"/>
        <table:table-column table:style-name="3401"/>
        <table:table-row>
          <table:table-cell>
            <text:p text:style-name="s16_fi0">Президент Российской Федерации</text:p>
          </table:table-cell>
          <table:table-cell>
            <text:p text:style-name="s1_right_fi0">В. Путин</text:p>
          </table:table-cell>
        </table:table-row>
      </table:table>
      <text:p text:style-name="s1"/>
      <text:p text:style-name="s16_fi0">Москва, Кремль</text:p>
      <text:p text:style-name="s16_fi0">5 апреля 2013 года</text:p>
      <text:p text:style-name="s16_fi0">N 44-ФЗ</text:p>
      <text:p text:style-name="s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ce style:name="Times New Roman" svg:font-family="Times New Roman"/>
  </office:font-face-decls>
  <office:styles>
    <style:default-style style:family="paragraph">
      <style:paragraph-properties style:tab-stop-distance="1.27cm"/>
    </style:default-style>
    <style:style style:family="paragraph" style:name="Normal">
      <style:paragraph-properties style:writing-mode="lr"/>
      <style:text-properties style:font-name="Times New Roman" fo:font-size="12pt" fo:language="ru" fo:country="RU"/>
    </style:style>
    <style:style style:family="paragraph" style:name="Standard">
      <style:paragraph-properties fo:text-align="justify" fo:text-indent="1.27cm" fo:widows="2" fo:orphans="2" fo:margin-left="0cm" fo:margin-right="0cm" fo:margin-top="0cm" fo:margin-bottom="0cm" style:writing-mode="lr"/>
      <style:text-properties style:font-name="Times New Roman" fo:font-size="12pt"/>
    </style:style>
    <style:style style:name="Preformatted" style:display-name="Preformatted" style:family="paragraph">
      <style:paragraph-properties fo:margin-left="0cm" fo:margin-right="0cm" fo:margin-top="0cm" fo:margin-bottom="0cm" fo:text-align="justify" style:justify-single-word="false" fo:orphans="2" fo:widows="2" fo:hyphenation-ladder-count="no-limit" fo:text-indent="0cm" style:auto-text-indent="false" style:writing-mode="lr-tb"/>
      <style:text-properties style:font-name="Courier New" fo:font-family="'Courier New'" style:font-family-generic="roman" style:font-pitch="fixed" fo:font-size="12pt" style:font-name-asian="Symbol" style:font-family-asian="Symbol" style:font-family-generic-asian="system" style:font-pitch-asian="variable" style:font-size-asian="12pt" style:font-name-complex="Wingdings" style:font-family-complex="Wingdings" style:font-family-generic-complex="system" style:font-pitch-complex="variable" style:font-size-complex="12pt" fo:hyphenate="true" fo:hyphenation-remain-char-count="2" fo:hyphenation-push-char-count="2"/>
    </style:style>
    <style:style style:family="paragraph" style:name="Heading" style:parent-style-name="Standard">
      <style:paragraph-properties fo:text-align="center" fo:margin-top="0.423cm" fo:margin-bottom="0.212cm" fo:keep-with-next="always"/>
      <style:text-properties style:font-name="Times New Roman" fo:font-weight="bold"/>
    </style:style>
    <style:style style:name="s1" style:family="paragraph" style:display-name="Нормальный" style:parent-style-name="Standard"/>
    <style:style style:name="s2" style:family="paragraph" style:display-name="Нормальный (OEM)" style:parent-style-name="Preformatted"/>
    <style:style style:name="s3" style:family="paragraph" style:display-name="Заголовок 1" style:parent-style-name="Heading"/>
    <style:style style:name="s4" style:family="paragraph" style:display-name="Заголовок 2" style:parent-style-name="Heading"/>
    <style:style style:name="s5" style:family="paragraph" style:display-name="Заголовок 3" style:parent-style-name="Heading"/>
    <style:style style:name="s6" style:family="paragraph" style:display-name="Заголовок 4" style:parent-style-name="Heading"/>
    <style:style style:name="s7" style:family="paragraph" style:display-name="Утратил силу" style:parent-style-name="Standard">
      <style:text-properties fo:color="#666600" style:text-line-through-style="solid" style:text-line-through-type="single"/>
    </style:style>
    <!-- Text (reference) -->
    <style:style style:name="Text (reference)" style:family="paragraph" style:parent-style-name="Standard">
      <style:paragraph-properties fo:text-align="justify" fo:text-indent="0cm" fo:margin-left="0cm" fo:margin-right="0cm" fo:margin-top="0.132cm" fo:margin-bottom="0cm"/>
      <style:text-properties fo:font-style="italic" fo:color="#353842" style:font-name="Times New Roman CYR" fo:font-size="12pt"/>
    </style:style>
    <style:style style:name="s9" style:family="paragraph" style:display-name="Комментарий" style:parent-style-name="Text (reference)">
      <style:paragraph-properties fo:text-align="justify" fo:background-color="#f0f0f0"/>
      <style:text-properties fo:background-color="#f0f0f0"/>
    </style:style>
    <style:style style:name="s15" style:family="paragraph" style:display-name="Заголовок статьи" style:parent-style-name="Standard">
      <style:paragraph-properties fo:text-align="justify" fo:text-indent="-1.573cm" fo:margin-left="2.843cm" fo:margin-right="0cm" fo:margin-top="0cm" fo:margin-bottom="0cm"/>
    </style:style>
    <style:style style:name="s16" style:family="paragraph" style:display-name="Прижатый влево" style:parent-style-name="Standard">
      <style:paragraph-properties fo:text-indent="0cm" fo:text-align="start" style:justify-single-word="false" fo:hyphenation-ladder-count="no-limit"/>
    </style:style>
    <style:style style:name="s22" style:family="paragraph" style:display-name="Информация о версии" style:parent-style-name="Text (reference)">
      <style:paragraph-properties fo:text-align="justify" fo:background-color="#f0f0f0"/>
      <style:text-properties fo:background-color="#f0f0f0"/>
    </style:style>
    <style:style style:name="s25" style:family="paragraph" style:display-name="Не вступил в силу" style:parent-style-name="Standard">
      <style:paragraph-properties fo:margin-left="0.245cm" fo:margin-right="0cm" fo:text-indent="-0.245cm"/>
    </style:style>
    <style:style style:name="s52" style:family="paragraph" style:display-name="Информация об изменениях" style:parent-style-name="Text (reference)">
      <style:paragraph-properties fo:background-color="#eaefed"/>
      <style:text-properties fo:font-size="10pt" fo:background-color="#eaefed"/>
    </style:style>
    <style:style style:name="s71" style:family="paragraph" style:display-name="Заголовок ЭР (левое окно)" style:parent-style-name="Heading"/>
    <style:style style:name="s91" style:family="paragraph" style:display-name="Сноска" style:parent-style-name="Standard">
      <style:text-properties fo:font-size="10pt"/>
    </style:style>
    <style:style style:name="s93" style:family="paragraph" style:display-name="Взамен" style:parent-style-name="Text (reference)">
      <style:paragraph-properties fo:auto-text-indent="false" fo:text-indent="0cm" fo:background-color="#FFF5AD" fo:margin-left="0.3in"/>
      <style:text-properties fo:background-color="#FFF5AD"/>
    </style:style>
    <style:style style:name="s94" style:family="paragraph" style:display-name="Сравнение" style:parent-style-name="Text (reference)">
      <style:paragraph-properties fo:auto-text-indent="false" fo:text-indent="0cm" fo:background-color="#f0f0f0" fo:margin-left="0.3in"/>
      <style:text-properties fo:background-color="#f0f0f0"/>
    </style:style>
  </office:styles>
  <office:automatic-styles>
    <!-- header and footer styles -->
    <style:style style:family="paragraph" style:name="header" style:parent-style-name="Standard">
      <style:paragraph-properties fo:text-align="left" fo:text-indent="0cm"/>
      <style:text-properties style:font-name="Times New Roman" fo:font-family="'Times New Roman'" fo:font-size="10"/>
    </style:style>
    <style:style style:family="paragraph" style:name="footer_left" style:parent-style-name="Standard">
      <style:paragraph-properties fo:text-align="left" fo:text-indent="0cm"/>
      <style:text-properties style:font-name="Times New Roman" fo:font-family="'Times New Roman'" fo:font-size="10"/>
    </style:style>
    <style:style style:family="paragraph" style:name="footer_center" style:parent-style-name="Standard">
      <style:paragraph-properties fo:text-align="center" fo:text-indent="0cm"/>
      <style:text-properties style:font-name="Times New Roman" fo:font-family="'Times New Roman'" fo:font-size="10"/>
    </style:style>
    <style:style style:family="paragraph" style:name="footer_right" style:parent-style-name="Standard">
      <style:paragraph-properties fo:text-align="right" fo:text-indent="0cm"/>
      <style:text-properties style:font-name="Times New Roman" fo:font-family="'Times New Roman'" fo:font-size="10"/>
    </style:style>
    <style:page-layout style:name="Standard">
      <style:page-layout-properties fo:page-width="210mm" fo:page-height="297mm" style:num-format="1" style:print-orientation="portrait" fo:margin-top="14mm" fo:margin-bottom="14mm" fo:margin-left="14mm" fo:margin-right="14mm"/>
      <style:header-style>
        <style:header-footer-properties fo:margin-bottom="5mm"/>
      </style:header-style>
      <style:footer-style/>
    </style:page-layout>
    <number:date-style style:name="date" number:automatic-order="true" number:format-source="fixed">
      <number:day number:style="long"/>
      <number:text>.</number:text>
      <number:month number:style="long"/>
      <number:text>.</number:text>
      <number:year number:style="long"/>
    </number:date-style>
  </office:automatic-styles>
  <office:master-styles>
    <style:master-page style:name="Standard" style:page-layout-name="Standard">
      <style:header>
        <text:p text:style-name="header">Федеральный закон от 5 апреля 2013 г. N 44-ФЗ "О контрактной системе в сфере закупок товаров, раб...</text:p>
      </style:header>
      <style:footer>
        <table:table>
          <table:table-column table:number-columns-repeated="3"/>
          <table:table-row>
            <table:table-cell>
              <text:p text:style-name="footer_left">
							<text:date style:data-style-name="date" text:fixed="true" text:date-value="2026-5-9"/>
						</text:p>
            </table:table-cell>
            <table:table-cell>
              <text:p text:style-name="footer_center">Система ГАРАНТ
						</text:p>
            </table:table-cell>
            <table:table-cell>
              <text:p text:style-name="footer_right">
							<text:page-number text:select-page="current"/>/<text:page-count style:num-format="1"/>
						</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initial-creator>НПП "Гарант-Сервис"</meta:initial-creator>
    <dc:description>Документ экспортирован из системы ГАРАНТ</dc:description>
    <meta:generator>Garant</meta:generator>
    <meta:user-defined meta:name="Company">НПП "Гарант-Сервис"</meta:user-defined>
  </office:meta>
</office:document-meta>
</file>